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29"/>
    <style:style style:name="ce2" style:family="table-cell" style:parent-style-name="Default" style:data-style-name="N8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b 1" table:style-name="ta1">
        <table:shapes>
          <draw:frame draw:z-index="0" draw:style-name="gr1" draw:text-style-name="P1" svg:width="6.2988in" svg:height="3.5429in" svg:x="5.3602in" svg:y="0.3823in">
            <draw:object draw:notify-on-update-of-ranges="'Lab 1'.B2:'Lab 1'.B10 'Lab 1'.C2:'Lab 1'.C10 'Lab 1'.B12:'Lab 1'.B20 'Lab 1'.C12:'Lab 1'.C20 'Lab 1'.B22:'Lab 1'.B30 'Lab 1'.C22:'Lab 1'.C30 'Lab 1'.B32:'Lab 1'.B40 'Lab 1'.C32:'Lab 1'.C40 'Lab 1'.B42:'Lab 1'.B50 'Lab 1'.C42:'Lab 1'.C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115in" svg:y="18.4921in">
            <draw:object draw:notify-on-update-of-ranges="'Lab 1'.D106:'Lab 1'.D184 'Lab 1'.B106:'Lab 1'.B184 'Lab 1'.D106:'Lab 1'.D184 'Lab 1'.C106:'Lab 1'.C18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7.1031in" svg:y="22.2366in">
            <draw:object draw:notify-on-update-of-ranges="'Lab 1'.D106:'Lab 1'.D184 'Lab 1'.E106:'Lab 1'.E18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7.0787in" svg:y="26.1217in">
            <draw:object draw:notify-on-update-of-ranges="'Lab 1'.D106:'Lab 1'.D184 'Lab 1'.F105:'Lab 1'.F105 'Lab 1'.F106:'Lab 1'.F184 'Lab 1'.D106:'Lab 1'.D184 'Lab 1'.G105:'Lab 1'.G105 'Lab 1'.G106:'Lab 1'.G18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2.6744in" svg:y="37.3417in">
            <draw:object draw:notify-on-update-of-ranges="'Lab 1'.D188:'Lab 1'.D209 'Lab 1'.E188:'Lab 1'.E209 'Lab 1'.D188:'Lab 1'.D209 'Lab 1'.F188:'Lab 1'.F20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9.787in" svg:y="37.3433in">
            <draw:object draw:notify-on-update-of-ranges="'Lab 1'.J188:'Lab 1'.J209 'Lab 1'.K188:'Lab 1'.K209 'Lab 1'.J188:'Lab 1'.J209 'Lab 1'.L188:'Lab 1'.L20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0.0394in" svg:y="58.8843in">
            <draw:object draw:notify-on-update-of-ranges="'Lab 1'.A233:'Lab 1'.A331 'Lab 1'.B232:'Lab 1'.B232 'Lab 1'.B233:'Lab 1'.B331 'Lab 1'.A233:'Lab 1'.A331 'Lab 1'.C232:'Lab 1'.C232 'Lab 1'.C233:'Lab 1'.C33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7.2657in" svg:height="4.5677in" svg:x="22.1965in" svg:y="0.1504in">
            <draw:object draw:notify-on-update-of-ranges="'Lab 1'.X4:'Lab 1'.X38 'Lab 1'.U4:'Lab 1'.U38 'Lab 1'.X4:'Lab 1'.X38 'Lab 1'.V4:'Lab 1'.V38 'Lab 1'.X4:'Lab 1'.X38 'Lab 1'.W4:'Lab 1'.W3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.2988in" svg:height="3.5429in" svg:x="22.2272in" svg:y="6.9551in">
            <draw:object draw:notify-on-update-of-ranges="'Lab 1'.X41:'Lab 1'.X75 'Lab 1'.U40:'Lab 1'.U40 'Lab 1'.U41:'Lab 1'.U75 'Lab 1'.X41:'Lab 1'.X75 'Lab 1'.V40:'Lab 1'.V40 'Lab 1'.V41:'Lab 1'.V75 'Lab 1'.X41:'Lab 1'.X75 'Lab 1'.W40:'Lab 1'.W40 'Lab 1'.W41:'Lab 1'.W7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7.9378in" svg:height="3.6039in" svg:x="46.2689in" svg:y="6.1252in">
            <draw:object draw:notify-on-update-of-ranges="'Lab 1'.AU36:'Lab 1'.AU65 'Lab 1'.AV35:'Lab 1'.AV35 'Lab 1'.AV36:'Lab 1'.AV65 'Lab 1'.AU36:'Lab 1'.AU65 'Lab 1'.AW35:'Lab 1'.AW35 'Lab 1'.AW36:'Lab 1'.AW65 'Lab 1'.AU36:'Lab 1'.AU65 'Lab 1'.AX35:'Lab 1'.AX35 'Lab 1'.AX36:'Lab 1'.AX6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7.9606in" svg:height="4.4776in" svg:x="46.2618in" svg:y="0.1366in">
            <draw:object draw:notify-on-update-of-ranges="'Lab 1'.AU4:'Lab 1'.AU33 'Lab 1'.AV3:'Lab 1'.AV3 'Lab 1'.AV4:'Lab 1'.AV33 'Lab 1'.AU4:'Lab 1'.AU33 'Lab 1'.AW3:'Lab 1'.AW3 'Lab 1'.AW4:'Lab 1'.AW33 'Lab 1'.AU4:'Lab 1'.AU33 'Lab 1'.AX3:'Lab 1'.AX3 'Lab 1'.AX4:'Lab 1'.AX3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9.5492in" svg:height="5.3587in" svg:x="75.5551in" svg:y="13.8795in">
            <draw:object draw:notify-on-update-of-ranges="'Lab 1'.X4:'Lab 1'.X38 'Lab 1'.U4:'Lab 1'.U38 'Lab 1'.BP4:'Lab 1'.BP132 'Lab 1'.BQ4:'Lab 1'.BQ132 'Lab 1'.BZ4:'Lab 1'.BZ132 'Lab 1'.CA4:'Lab 1'.CA132 'Lab 1'.CJ5:'Lab 1'.CJ132 'Lab 1'.CK5:'Lab 1'.CK132 'Lab 1'.CT5:'Lab 1'.CT38 'Lab 1'.CU5:'Lab 1'.CU38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6.2945in" svg:height="3.5453in" svg:x="104.9094in" svg:y="0.6378in">
            <draw:object draw:notify-on-update-of-ranges="'Lab 1'.DG4:'Lab 1'.DG35 'Lab 1'.DH3:'Lab 1'.DH3 'Lab 1'.DH4:'Lab 1'.DH35 'Lab 1'.DL3:'Lab 1'.DL3 'Lab 1'.DL4:'Lab 1'.DL35 'Lab 1'.DG4:'Lab 1'.DG35 'Lab 1'.DK3:'Lab 1'.DK3 'Lab 1'.DK4:'Lab 1'.DK35 'Lab 1'.DG4:'Lab 1'.DG35 'Lab 1'.DG4:'Lab 1'.DG35 'Lab 1'.DI3:'Lab 1'.DI3 'Lab 1'.DI4:'Lab 1'.DI35 'Lab 1'.DG4:'Lab 1'.DG35 'Lab 1'.DJ3:'Lab 1'.DJ3 'Lab 1'.DJ4:'Lab 1'.DJ35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13.2878in" svg:height="7.474in" svg:x="107.9035in" svg:y="8.4681in">
            <draw:object draw:notify-on-update-of-ranges="'Lab 1'.DB39:'Lab 1'.DB39 'Lab 1'.DB40:'Lab 1'.DB70 'Lab 1'.DC39:'Lab 1'.DC39 'Lab 1'.DC40:'Lab 1'.DC70 'Lab 1'.DB39:'Lab 1'.DB39 'Lab 1'.DB40:'Lab 1'.DB70 'Lab 1'.DD39:'Lab 1'.DD39 'Lab 1'.DD40:'Lab 1'.DD70 'Lab 1'.DB39:'Lab 1'.DB39 'Lab 1'.DB40:'Lab 1'.DB70 'Lab 1'.DE39:'Lab 1'.DE39 'Lab 1'.DE40:'Lab 1'.DE70 'Lab 1'.DB39:'Lab 1'.DB39 'Lab 1'.DB40:'Lab 1'.DB70 'Lab 1'.DF39:'Lab 1'.DF39 'Lab 1'.DF40:'Lab 1'.DF70 'Lab 1'.DB39:'Lab 1'.DB39 'Lab 1'.DB40:'Lab 1'.DB70 'Lab 1'.DG39:'Lab 1'.DG39 'Lab 1'.DG40:'Lab 1'.DG70 'Lab 1'.DB39:'Lab 1'.DB39 'Lab 1'.DB40:'Lab 1'.DB70 'Lab 1'.DH39:'Lab 1'.DH39 'Lab 1'.DH40:'Lab 1'.DH70 'Lab 1'.DB39:'Lab 1'.DB39 'Lab 1'.DB40:'Lab 1'.DB70 'Lab 1'.DI39:'Lab 1'.DI39 'Lab 1'.DI40:'Lab 1'.DI70 'Lab 1'.DB39:'Lab 1'.DB39 'Lab 1'.DB40:'Lab 1'.DB70 'Lab 1'.DJ39:'Lab 1'.DJ39 'Lab 1'.DJ40:'Lab 1'.DJ70 'Lab 1'.DB39:'Lab 1'.DB39 'Lab 1'.DB40:'Lab 1'.DB70 'Lab 1'.DK39:'Lab 1'.DK39 'Lab 1'.DK40:'Lab 1'.DK70 'Lab 1'.DB39:'Lab 1'.DB39 'Lab 1'.DB40:'Lab 1'.DB70 'Lab 1'.DL39:'Lab 1'.DL39 'Lab 1'.DL40:'Lab 1'.DL70 'Lab 1'.DB39:'Lab 1'.DB39 'Lab 1'.DB40:'Lab 1'.DB70 'Lab 1'.DM39:'Lab 1'.DM39 'Lab 1'.DM40:'Lab 1'.DM70 'Lab 1'.DB39:'Lab 1'.DB39 'Lab 1'.DB40:'Lab 1'.DB70 'Lab 1'.DN39:'Lab 1'.DN39 'Lab 1'.DN40:'Lab 1'.DN70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118" table:default-cell-style-name="Default"/>
        <table:table-row table:style-name="ro1">
          <table:table-cell office:value-type="string" calcext:value-type="string">
            <text:p>tasks</text:p>
          </table:table-cell>
          <table:table-cell office:value-type="string" calcext:value-type="string">
            <text:p><text:s text:c="2"/>memsize</text:p>
          </table:table-cell>
          <table:table-cell office:value-type="string" calcext:value-type="string">
            <text:p><text:s/>bandwidth</text:p>
          </table:table-cell>
          <table:table-cell office:value-type="string" calcext:value-type="string">
            <text:p><text:s text:c="3"/>BW/task</text:p>
          </table:table-cell>
          <table:table-cell table:formula="of:=3.671/2.297" office:value-type="float" office:value="1.5981715280801" calcext:value-type="float">
            <text:p>1.5981715280801</text:p>
          </table:table-cell>
          <table:table-cell table:number-columns-repeated="57"/>
          <table:table-cell office:value-type="string" calcext:value-type="string">
            <text:p>Blocking 8 BLOCKS</text:p>
          </table:table-cell>
          <table:table-cell table:number-columns-repeated="9"/>
          <table:table-cell office:value-type="string" calcext:value-type="string">
            <text:p>Blocking 16 BLOCKS</text:p>
          </table:table-cell>
          <table:table-cell table:number-columns-repeated="9"/>
          <table:table-cell office:value-type="string" calcext:value-type="string">
            <text:p>Blocking 32 BLOCKS</text:p>
          </table:table-cell>
          <table:table-cell table:number-columns-repeated="9"/>
          <table:table-cell office:value-type="string" calcext:value-type="string">
            <text:p>Blocking 64 BLOCKS</text:p>
          </table:table-cell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 table:style-name="ce1" office:value-type="float" office:value="34350000000" calcext:value-type="float">
            <text:p>3.435E+10</text:p>
          </table:table-cell>
          <table:table-cell table:number-columns-repeated="16"/>
          <table:table-cell office:value-type="string" calcext:value-type="string">
            <text:p>cycles per innermost loop iteration</text:p>
          </table:table-cell>
          <table:table-cell table:number-columns-repeated="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table:number-columns-repeated="2" table:style-name="ce1" office:value-type="float" office:value="35020000000" calcext:value-type="float">
            <text:p>3.502E+10</text:p>
          </table:table-cell>
          <table:table-cell table:number-columns-repeated="11"/>
          <table:table-cell office:value-type="string" calcext:value-type="string">
            <text:p>row_len</text:p>
          </table:table-cell>
          <table:table-cell office:value-type="string" calcext:value-type="string">
            <text:p><text:s/>ijk</text:p>
          </table:table-cell>
          <table:table-cell office:value-type="string" calcext:value-type="string">
            <text:p><text:s/>kij</text:p>
          </table:table-cell>
          <table:table-cell office:value-type="string" calcext:value-type="string">
            <text:p><text:s/>jki</text:p>
          </table:table-cell>
          <table:table-cell office:value-type="string" calcext:value-type="string">
            <text:p>inner loop iterations</text:p>
          </table:table-cell>
          <table:table-cell office:value-type="string" calcext:value-type="string">
            <text:p>ijk cycles per innermost loop iteration</text:p>
          </table:table-cell>
          <table:table-cell office:value-type="string" calcext:value-type="string">
            <text:p>kij cycles per innermost loop iteration</text:p>
          </table:table-cell>
          <table:table-cell office:value-type="string" calcext:value-type="string">
            <text:p>jki cycles per innermost loop iteration</text:p>
          </table:table-cell>
          <table:table-cell office:value-type="string" calcext:value-type="string">
            <text:p>Number of Elements</text:p>
          </table:table-cell>
          <table:table-cell table:number-columns-repeated="17"/>
          <table:table-cell office:value-type="string" calcext:value-type="string">
            <text:p>row_len</text:p>
          </table:table-cell>
          <table:table-cell office:value-type="string" calcext:value-type="string">
            <text:p><text:s/>ijk</text:p>
          </table:table-cell>
          <table:table-cell office:value-type="string" calcext:value-type="string">
            <text:p><text:s/>kij</text:p>
          </table:table-cell>
          <table:table-cell office:value-type="string" calcext:value-type="string">
            <text:p><text:s/>jki</text:p>
          </table:table-cell>
          <table:table-cell office:value-type="string" calcext:value-type="string">
            <text:p>Inner loop iterations</text:p>
          </table:table-cell>
          <table:table-cell office:value-type="string" calcext:value-type="string">
            <text:p>Number of Elements</text:p>
          </table:table-cell>
          <table:table-cell office:value-type="string" calcext:value-type="string">
            <text:p>ijk cycles per inner loop iteration</text:p>
          </table:table-cell>
          <table:table-cell office:value-type="string" calcext:value-type="string">
            <text:p>kij cycles per inner loop iteration</text:p>
          </table:table-cell>
          <table:table-cell office:value-type="string" calcext:value-type="string">
            <text:p>jki cycles per inner loop iteration</text:p>
          </table:table-cell>
          <table:table-cell table:number-columns-repeated="12"/>
          <table:table-cell office:value-type="string" calcext:value-type="string">
            <text:p>row_len</text:p>
          </table:table-cell>
          <table:table-cell office:value-type="string" calcext:value-type="string">
            <text:p><text:s/>bijk</text:p>
          </table:table-cell>
          <table:table-cell office:value-type="string" calcext:value-type="string">
            <text:p><text:s/>bkij</text:p>
          </table:table-cell>
          <table:table-cell office:value-type="string" calcext:value-type="string">
            <text:p><text:s/>bjki</text:p>
          </table:table-cell>
          <table:table-cell office:value-type="string" calcext:value-type="string">
            <text:p>Innermost loop iterations</text:p>
          </table:table-cell>
          <table:table-cell office:value-type="string" calcext:value-type="string">
            <text:p>Elements</text:p>
          </table:table-cell>
          <table:table-cell office:value-type="string" calcext:value-type="string">
            <text:p>bijk cycles / iteration</text:p>
          </table:table-cell>
          <table:table-cell office:value-type="string" calcext:value-type="string">
            <text:p>bkji cycles / iteration</text:p>
          </table:table-cell>
          <table:table-cell office:value-type="string" calcext:value-type="string">
            <text:p>bjki cycles / iteration</text:p>
          </table:table-cell>
          <table:table-cell/>
          <table:table-cell office:value-type="string" calcext:value-type="string">
            <text:p>row_len</text:p>
          </table:table-cell>
          <table:table-cell office:value-type="string" calcext:value-type="string">
            <text:p><text:s/>bijk</text:p>
          </table:table-cell>
          <table:table-cell office:value-type="string" calcext:value-type="string">
            <text:p><text:s/>bkij</text:p>
          </table:table-cell>
          <table:table-cell office:value-type="string" calcext:value-type="string">
            <text:p><text:s/>bjki</text:p>
          </table:table-cell>
          <table:table-cell office:value-type="string" calcext:value-type="string">
            <text:p>Innermost loop iterations</text:p>
          </table:table-cell>
          <table:table-cell office:value-type="string" calcext:value-type="string">
            <text:p>Elements</text:p>
          </table:table-cell>
          <table:table-cell office:value-type="string" calcext:value-type="string">
            <text:p>bijk cycles / iteration</text:p>
          </table:table-cell>
          <table:table-cell office:value-type="string" calcext:value-type="string">
            <text:p>bkji cycles / iteration</text:p>
          </table:table-cell>
          <table:table-cell office:value-type="string" calcext:value-type="string">
            <text:p>bjki cycles / iteration</text:p>
          </table:table-cell>
          <table:table-cell/>
          <table:table-cell office:value-type="string" calcext:value-type="string">
            <text:p>row_len</text:p>
          </table:table-cell>
          <table:table-cell office:value-type="string" calcext:value-type="string">
            <text:p><text:s/>bijk</text:p>
          </table:table-cell>
          <table:table-cell office:value-type="string" calcext:value-type="string">
            <text:p><text:s/>bkij</text:p>
          </table:table-cell>
          <table:table-cell office:value-type="string" calcext:value-type="string">
            <text:p><text:s/>bjki</text:p>
          </table:table-cell>
          <table:table-cell office:value-type="string" calcext:value-type="string">
            <text:p>Innermost loop iterations</text:p>
          </table:table-cell>
          <table:table-cell office:value-type="string" calcext:value-type="string">
            <text:p>Elements</text:p>
          </table:table-cell>
          <table:table-cell office:value-type="string" calcext:value-type="string">
            <text:p>bijk cycles / iteration</text:p>
          </table:table-cell>
          <table:table-cell office:value-type="string" calcext:value-type="string">
            <text:p>bkji cycles / iteration</text:p>
          </table:table-cell>
          <table:table-cell office:value-type="string" calcext:value-type="string">
            <text:p>bjki cycles / iteration</text:p>
          </table:table-cell>
          <table:table-cell/>
          <table:table-cell office:value-type="string" calcext:value-type="string">
            <text:p>row_len</text:p>
          </table:table-cell>
          <table:table-cell office:value-type="string" calcext:value-type="string">
            <text:p><text:s/>bijk</text:p>
          </table:table-cell>
          <table:table-cell office:value-type="string" calcext:value-type="string">
            <text:p><text:s/>bkij</text:p>
          </table:table-cell>
          <table:table-cell office:value-type="string" calcext:value-type="string">
            <text:p><text:s/>bjki</text:p>
          </table:table-cell>
          <table:table-cell office:value-type="string" calcext:value-type="string">
            <text:p>Innermost loop iterations</text:p>
          </table:table-cell>
          <table:table-cell office:value-type="string" calcext:value-type="string">
            <text:p>Elements</text:p>
          </table:table-cell>
          <table:table-cell office:value-type="string" calcext:value-type="string">
            <text:p>bijk cycles / iteration</text:p>
          </table:table-cell>
          <table:table-cell office:value-type="string" calcext:value-type="string">
            <text:p>bkji cycles / iteration</text:p>
          </table:table-cell>
          <table:table-cell office:value-type="string" calcext:value-type="string">
            <text:p>bjki cycles / iteration</text:p>
          </table:table-cell>
          <table:table-cell table:number-columns-repeated="2"/>
          <table:table-cell office:value-type="string" calcext:value-type="string">
            <text:p>row_len</text:p>
          </table:table-cell>
          <table:table-cell office:value-type="string" calcext:value-type="string">
            <text:p>Inner Loop Iterations</text:p>
          </table:table-cell>
          <table:table-cell office:value-type="string" calcext:value-type="string">
            <text:p>Bijk - 32</text:p>
          </table:table-cell>
          <table:table-cell office:value-type="string" calcext:value-type="string">
            <text:p><text:s/>ijk</text:p>
          </table:table-cell>
          <table:table-cell office:value-type="string" calcext:value-type="string">
            <text:p><text:s/>Bijk – 8 </text:p>
          </table:table-cell>
          <table:table-cell office:value-type="string" calcext:value-type="string">
            <text:p><text:s/>Bijk – 16</text:p>
          </table:table-cell>
          <table:table-cell office:value-type="string" calcext:value-type="string">
            <text:p>Bijk – 64</text:p>
          </table:table-cell>
          <table:table-cell office:value-type="string" calcext:value-type="string">
            <text:p>Elements</text:p>
          </table:table-cell>
          <table:table-cell office:value-type="string" calcext:value-type="string">
            <text:p>Bsize = 8</text:p>
          </table:table-cell>
          <table:table-cell office:value-type="string" calcext:value-type="string">
            <text:p>Bsize = 16</text:p>
          </table:table-cell>
          <table:table-cell office:value-type="string" calcext:value-type="string">
            <text:p>Bsize = 64</text:p>
          </table:table-cell>
          <table:table-cell office:value-type="string" calcext:value-type="string">
            <text:p>Bsize = 32</text:p>
          </table:table-cell>
          <table:table-cell office:value-type="string" calcext:value-type="string">
            <text:p>No Blocking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table:number-columns-repeated="2" table:style-name="ce1" office:value-type="float" office:value="22970000000" calcext:value-type="float">
            <text:p>2.297E+10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1948" calcext:value-type="float">
            <text:p>1948</text:p>
          </table:table-cell>
          <table:table-cell office:value-type="float" office:value="1504" calcext:value-type="float">
            <text:p>1504</text:p>
          </table:table-cell>
          <table:table-cell office:value-type="float" office:value="1268" calcext:value-type="float">
            <text:p>1268</text:p>
          </table:table-cell>
          <table:table-cell table:formula="of:=[.P4]^3" office:value-type="float" office:value="512" calcext:value-type="float">
            <text:p>512</text:p>
          </table:table-cell>
          <table:table-cell table:formula="of:=[.Q4]/[.T4]" office:value-type="float" office:value="3.8046875" calcext:value-type="float">
            <text:p>3.8046875</text:p>
          </table:table-cell>
          <table:table-cell table:formula="of:=[.R4]/[.T4]" office:value-type="float" office:value="2.9375" calcext:value-type="float">
            <text:p>2.9375</text:p>
          </table:table-cell>
          <table:table-cell table:formula="of:=[.S4]/[.T4]" office:value-type="float" office:value="2.4765625" calcext:value-type="float">
            <text:p>2.4765625</text:p>
          </table:table-cell>
          <table:table-cell table:formula="of:=[.P4]^2" office:value-type="float" office:value="64" calcext:value-type="float">
            <text:p>64</text:p>
          </table:table-cell>
          <table:table-cell table:number-columns-repeated="17"/>
          <table:table-cell office:value-type="float" office:value="1000" calcext:value-type="float">
            <text:p>1000</text:p>
          </table:table-cell>
          <table:table-cell office:value-type="float" office:value="1809941394" calcext:value-type="float">
            <text:p>1809941394</text:p>
          </table:table-cell>
          <table:table-cell office:value-type="float" office:value="882346044" calcext:value-type="float">
            <text:p>882346044</text:p>
          </table:table-cell>
          <table:table-cell office:value-type="float" office:value="1895361262" calcext:value-type="float">
            <text:p>1895361262</text:p>
          </table:table-cell>
          <table:table-cell table:formula="of:=[.AP4]^3" office:value-type="float" office:value="1000000000" calcext:value-type="float">
            <text:p>1000000000</text:p>
          </table:table-cell>
          <table:table-cell table:formula="of:=[.AP4]^2" office:value-type="float" office:value="1000000" calcext:value-type="float">
            <text:p>1000000</text:p>
          </table:table-cell>
          <table:table-cell table:formula="of:=[.AQ4]/[.AT4]" office:value-type="float" office:value="1.809941394" calcext:value-type="float">
            <text:p>1.809941394</text:p>
          </table:table-cell>
          <table:table-cell table:formula="of:=[.AR4]/[.AT4]" office:value-type="float" office:value="0.882346044" calcext:value-type="float">
            <text:p>0.882346044</text:p>
          </table:table-cell>
          <table:table-cell table:formula="of:=[.AS4]/[.AT4]" office:value-type="float" office:value="1.895361262" calcext:value-type="float">
            <text:p>1.895361262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office:value-type="float" office:value="5163" calcext:value-type="float">
            <text:p>5163</text:p>
          </table:table-cell>
          <table:table-cell office:value-type="float" office:value="4377" calcext:value-type="float">
            <text:p>4377</text:p>
          </table:table-cell>
          <table:table-cell office:value-type="float" office:value="3897" calcext:value-type="float">
            <text:p>3897</text:p>
          </table:table-cell>
          <table:table-cell table:formula="of:=[.BK4]^3" office:value-type="float" office:value="13824" calcext:value-type="float">
            <text:p>13824</text:p>
          </table:table-cell>
          <table:table-cell table:formula="of:=[.BK4]^2" office:value-type="float" office:value="576" calcext:value-type="float">
            <text:p>576</text:p>
          </table:table-cell>
          <table:table-cell table:formula="of:=[.BL4]/[.BO4]" office:value-type="float" office:value="0.373480902777778" calcext:value-type="float">
            <text:p>0.373480902777778</text:p>
          </table:table-cell>
          <table:table-cell table:formula="of:=[.BM4]/[.BO4]" office:value-type="float" office:value="0.316623263888889" calcext:value-type="float">
            <text:p>0.316623263888889</text:p>
          </table:table-cell>
          <table:table-cell table:formula="of:=[.BN4]/[.BO4]" office:value-type="float" office:value="0.281901041666667" calcext:value-type="float">
            <text:p>0.28190104166666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1385" calcext:value-type="float">
            <text:p>11385</text:p>
          </table:table-cell>
          <table:table-cell office:value-type="float" office:value="17316" calcext:value-type="float">
            <text:p>17316</text:p>
          </table:table-cell>
          <table:table-cell office:value-type="float" office:value="12030" calcext:value-type="float">
            <text:p>12030</text:p>
          </table:table-cell>
          <table:table-cell table:formula="of:=[.BU4]^3" office:value-type="float" office:value="32768" calcext:value-type="float">
            <text:p>32768</text:p>
          </table:table-cell>
          <table:table-cell table:formula="of:=[.BU4]^2" office:value-type="float" office:value="1024" calcext:value-type="float">
            <text:p>1024</text:p>
          </table:table-cell>
          <table:table-cell table:formula="of:=[.BV4]/[.BY4]" office:value-type="float" office:value="0.347442626953125" calcext:value-type="float">
            <text:p>0.347442626953125</text:p>
          </table:table-cell>
          <table:table-cell table:formula="of:=[.BW4]/[.BY4]" office:value-type="float" office:value="0.5284423828125" calcext:value-type="float">
            <text:p>0.5284423828125</text:p>
          </table:table-cell>
          <table:table-cell table:formula="of:=[.BX4]/[.BY4]" office:value-type="float" office:value="0.36712646484375" calcext:value-type="float">
            <text:p>0.3671264648437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4996" calcext:value-type="float">
            <text:p>54996</text:p>
          </table:table-cell>
          <table:table-cell office:value-type="float" office:value="53232" calcext:value-type="float">
            <text:p>53232</text:p>
          </table:table-cell>
          <table:table-cell office:value-type="float" office:value="53481" calcext:value-type="float">
            <text:p>53481</text:p>
          </table:table-cell>
          <table:table-cell table:formula="of:=[.CE4]^3" office:value-type="float" office:value="32768" calcext:value-type="float">
            <text:p>32768</text:p>
          </table:table-cell>
          <table:table-cell table:formula="of:=[.CE4]^2" office:value-type="float" office:value="1024" calcext:value-type="float">
            <text:p>1024</text:p>
          </table:table-cell>
          <table:table-cell table:formula="of:=[.CF4]/[.CI4]" office:value-type="float" office:value="1.6783447265625" calcext:value-type="float">
            <text:p>1.6783447265625</text:p>
          </table:table-cell>
          <table:table-cell table:formula="of:=[.CG4]/[.CI4]" office:value-type="float" office:value="1.62451171875" calcext:value-type="float">
            <text:p>1.62451171875</text:p>
          </table:table-cell>
          <table:table-cell table:formula="of:=[.CH4]/[.CI4]" office:value-type="float" office:value="1.63211059570313" calcext:value-type="float">
            <text:p>1.6321105957031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46918" calcext:value-type="float">
            <text:p>546918</text:p>
          </table:table-cell>
          <table:table-cell office:value-type="float" office:value="541938" calcext:value-type="float">
            <text:p>541938</text:p>
          </table:table-cell>
          <table:table-cell office:value-type="float" office:value="549006" calcext:value-type="float">
            <text:p>549006</text:p>
          </table:table-cell>
          <table:table-cell table:formula="of:=[.CO4]^3" office:value-type="float" office:value="262144" calcext:value-type="float">
            <text:p>262144</text:p>
          </table:table-cell>
          <table:table-cell table:formula="of:=[.CO4]^2" office:value-type="float" office:value="4096" calcext:value-type="float">
            <text:p>4096</text:p>
          </table:table-cell>
          <table:table-cell table:formula="of:=[.CP4]/[.CS4]" office:value-type="float" office:value="2.08632659912109" calcext:value-type="float">
            <text:p>2.08632659912109</text:p>
          </table:table-cell>
          <table:table-cell table:formula="of:=[.CQ4]/[.CS4]" office:value-type="float" office:value="2.06732940673828" calcext:value-type="float">
            <text:p>2.06732940673828</text:p>
          </table:table-cell>
          <table:table-cell table:formula="of:=[.CR4]/[.CS4]" office:value-type="float" office:value="2.09429168701172" calcext:value-type="float">
            <text:p>2.0942916870117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CZ4]^3" office:value-type="float" office:value="262144" calcext:value-type="float">
            <text:p>262144</text:p>
          </table:table-cell>
          <table:table-cell office:value-type="float" office:value="512799" calcext:value-type="float">
            <text:p>512799</text:p>
          </table:table-cell>
          <table:table-cell office:value-type="float" office:value="604020" calcext:value-type="float">
            <text:p>604020</text:p>
          </table:table-cell>
          <table:table-cell office:value-type="float" office:value="474864" calcext:value-type="float">
            <text:p>474864</text:p>
          </table:table-cell>
          <table:table-cell office:value-type="float" office:value="632790" calcext:value-type="float">
            <text:p>632790</text:p>
          </table:table-cell>
          <table:table-cell office:value-type="float" office:value="471141" calcext:value-type="float">
            <text:p>471141</text:p>
          </table:table-cell>
          <table:table-cell table:formula="of:=[.CZ4]^2" office:value-type="float" office:value="4096" calcext:value-type="float">
            <text:p>4096</text:p>
          </table:table-cell>
          <table:table-cell table:formula="of:=[.DD4]/[.DA4]" office:value-type="float" office:value="1.81146240234375" calcext:value-type="float">
            <text:p>1.81146240234375</text:p>
          </table:table-cell>
          <table:table-cell table:formula="of:=[.DE4]/[.DA4]" office:value-type="float" office:value="2.41390228271484" calcext:value-type="float">
            <text:p>2.41390228271484</text:p>
          </table:table-cell>
          <table:table-cell table:formula="of:=[.DF4]/[.DA4]" office:value-type="float" office:value="1.79726028442383" calcext:value-type="float">
            <text:p>1.79726028442383</text:p>
          </table:table-cell>
          <table:table-cell table:formula="of:=[.DB4]/[.DA4]" office:value-type="float" office:value="1.95617294311523" calcext:value-type="float">
            <text:p>1.95617294311523</text:p>
          </table:table-cell>
          <table:table-cell table:formula="of:=[.DC4]/[.DA4]" office:value-type="float" office:value="2.30415344238281" calcext:value-type="float">
            <text:p>2.3041534423828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table:number-columns-repeated="2" table:style-name="ce1" office:value-type="float" office:value="34330000000" calcext:value-type="float">
            <text:p>3.433E+10</text:p>
          </table:table-cell>
          <table:table-cell table:number-columns-repeated="11"/>
          <table:table-cell office:value-type="float" office:value="14" calcext:value-type="float">
            <text:p>14</text:p>
          </table:table-cell>
          <table:table-cell office:value-type="float" office:value="4344" calcext:value-type="float">
            <text:p>4344</text:p>
          </table:table-cell>
          <table:table-cell office:value-type="float" office:value="3038" calcext:value-type="float">
            <text:p>3038</text:p>
          </table:table-cell>
          <table:table-cell office:value-type="float" office:value="3148" calcext:value-type="float">
            <text:p>3148</text:p>
          </table:table-cell>
          <table:table-cell table:formula="of:=[.P5]^3" office:value-type="float" office:value="2744" calcext:value-type="float">
            <text:p>2744</text:p>
          </table:table-cell>
          <table:table-cell table:formula="of:=[.Q5]/[.T5]" office:value-type="float" office:value="1.58309037900875" calcext:value-type="float">
            <text:p>1.58309037900875</text:p>
          </table:table-cell>
          <table:table-cell table:formula="of:=[.R5]/[.T5]" office:value-type="float" office:value="1.10714285714286" calcext:value-type="float">
            <text:p>1.10714285714286</text:p>
          </table:table-cell>
          <table:table-cell table:formula="of:=[.S5]/[.T5]" office:value-type="float" office:value="1.14723032069971" calcext:value-type="float">
            <text:p>1.14723032069971</text:p>
          </table:table-cell>
          <table:table-cell table:formula="of:=[.P5]^2" office:value-type="float" office:value="196" calcext:value-type="float">
            <text:p>196</text:p>
          </table:table-cell>
          <table:table-cell table:number-columns-repeated="17"/>
          <table:table-cell office:value-type="float" office:value="1006" calcext:value-type="float">
            <text:p>1006</text:p>
          </table:table-cell>
          <table:table-cell office:value-type="float" office:value="1752653332" calcext:value-type="float">
            <text:p>1752653332</text:p>
          </table:table-cell>
          <table:table-cell office:value-type="float" office:value="899974506" calcext:value-type="float">
            <text:p>899974506</text:p>
          </table:table-cell>
          <table:table-cell office:value-type="float" office:value="2795167160" calcext:value-type="float">
            <text:p>2795167160</text:p>
          </table:table-cell>
          <table:table-cell table:formula="of:=[.AP5]^3" office:value-type="float" office:value="1018108216" calcext:value-type="float">
            <text:p>1018108216</text:p>
          </table:table-cell>
          <table:table-cell table:formula="of:=[.AP5]^2" office:value-type="float" office:value="1012036" calcext:value-type="float">
            <text:p>1012036</text:p>
          </table:table-cell>
          <table:table-cell table:formula="of:=[.AQ5]/[.AT5]" office:value-type="float" office:value="1.72148039320017" calcext:value-type="float">
            <text:p>1.72148039320017</text:p>
          </table:table-cell>
          <table:table-cell table:formula="of:=[.AR5]/[.AT5]" office:value-type="float" office:value="0.883967432790072" calcext:value-type="float">
            <text:p>0.883967432790072</text:p>
          </table:table-cell>
          <table:table-cell table:formula="of:=[.AS5]/[.AT5]" office:value-type="float" office:value="2.74545192355073" calcext:value-type="float">
            <text:p>2.74545192355073</text:p>
          </table:table-cell>
          <table:table-cell table:number-columns-repeated="12"/>
          <table:table-cell office:value-type="float" office:value="40" calcext:value-type="float">
            <text:p>40</text:p>
          </table:table-cell>
          <table:table-cell office:value-type="float" office:value="6681" calcext:value-type="float">
            <text:p>6681</text:p>
          </table:table-cell>
          <table:table-cell office:value-type="float" office:value="7443" calcext:value-type="float">
            <text:p>7443</text:p>
          </table:table-cell>
          <table:table-cell office:value-type="float" office:value="6144" calcext:value-type="float">
            <text:p>6144</text:p>
          </table:table-cell>
          <table:table-cell table:formula="of:=[.BK5]^3" office:value-type="float" office:value="64000" calcext:value-type="float">
            <text:p>64000</text:p>
          </table:table-cell>
          <table:table-cell table:formula="of:=[.BK5]^2" office:value-type="float" office:value="1600" calcext:value-type="float">
            <text:p>1600</text:p>
          </table:table-cell>
          <table:table-cell table:formula="of:=[.BL5]/[.BO5]" office:value-type="float" office:value="0.104390625" calcext:value-type="float">
            <text:p>0.104390625</text:p>
          </table:table-cell>
          <table:table-cell table:formula="of:=[.BM5]/[.BO5]" office:value-type="float" office:value="0.116296875" calcext:value-type="float">
            <text:p>0.116296875</text:p>
          </table:table-cell>
          <table:table-cell table:formula="of:=[.BN5]/[.BO5]" office:value-type="float" office:value="0.096" calcext:value-type="float">
            <text:p>0.09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7829" calcext:value-type="float">
            <text:p>17829</text:p>
          </table:table-cell>
          <table:table-cell office:value-type="float" office:value="27000" calcext:value-type="float">
            <text:p>27000</text:p>
          </table:table-cell>
          <table:table-cell office:value-type="float" office:value="18357" calcext:value-type="float">
            <text:p>18357</text:p>
          </table:table-cell>
          <table:table-cell table:formula="of:=[.BU5]^3" office:value-type="float" office:value="110592" calcext:value-type="float">
            <text:p>110592</text:p>
          </table:table-cell>
          <table:table-cell table:formula="of:=[.BU5]^2" office:value-type="float" office:value="2304" calcext:value-type="float">
            <text:p>2304</text:p>
          </table:table-cell>
          <table:table-cell table:formula="of:=[.BV5]/[.BY5]" office:value-type="float" office:value="0.161214192708333" calcext:value-type="float">
            <text:p>0.161214192708333</text:p>
          </table:table-cell>
          <table:table-cell table:formula="of:=[.BW5]/[.BY5]" office:value-type="float" office:value="0.244140625" calcext:value-type="float">
            <text:p>0.244140625</text:p>
          </table:table-cell>
          <table:table-cell table:formula="of:=[.BX5]/[.BY5]" office:value-type="float" office:value="0.165988498263889" calcext:value-type="float">
            <text:p>0.16598849826388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92687" calcext:value-type="float">
            <text:p>192687</text:p>
          </table:table-cell>
          <table:table-cell office:value-type="float" office:value="152457" calcext:value-type="float">
            <text:p>152457</text:p>
          </table:table-cell>
          <table:table-cell office:value-type="float" office:value="152706" calcext:value-type="float">
            <text:p>152706</text:p>
          </table:table-cell>
          <table:table-cell table:formula="of:=[.CE5]^3" office:value-type="float" office:value="262144" calcext:value-type="float">
            <text:p>262144</text:p>
          </table:table-cell>
          <table:table-cell table:formula="of:=[.CE5]^2" office:value-type="float" office:value="4096" calcext:value-type="float">
            <text:p>4096</text:p>
          </table:table-cell>
          <table:table-cell table:formula="of:=[.CF5]/[.CI5]" office:value-type="float" office:value="0.735042572021484" calcext:value-type="float">
            <text:p>0.735042572021484</text:p>
          </table:table-cell>
          <table:table-cell table:formula="of:=[.CG5]/[.CI5]" office:value-type="float" office:value="0.581577301025391" calcext:value-type="float">
            <text:p>0.581577301025391</text:p>
          </table:table-cell>
          <table:table-cell table:formula="of:=[.CH5]/[.CI5]" office:value-type="float" office:value="0.582527160644531" calcext:value-type="float">
            <text:p>0.58252716064453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232682" calcext:value-type="float">
            <text:p>1232682</text:p>
          </table:table-cell>
          <table:table-cell office:value-type="float" office:value="1125258" calcext:value-type="float">
            <text:p>1125258</text:p>
          </table:table-cell>
          <table:table-cell office:value-type="float" office:value="1124205" calcext:value-type="float">
            <text:p>1124205</text:p>
          </table:table-cell>
          <table:table-cell table:formula="of:=[.CO5]^3" office:value-type="float" office:value="2097152" calcext:value-type="float">
            <text:p>2097152</text:p>
          </table:table-cell>
          <table:table-cell table:formula="of:=[.CO5]^2" office:value-type="float" office:value="16384" calcext:value-type="float">
            <text:p>16384</text:p>
          </table:table-cell>
          <table:table-cell table:formula="of:=[.CP5]/[.CS5]" office:value-type="float" office:value="0.587788581848145" calcext:value-type="float">
            <text:p>0.587788581848145</text:p>
          </table:table-cell>
          <table:table-cell table:formula="of:=[.CQ5]/[.CS5]" office:value-type="float" office:value="0.536564826965332" calcext:value-type="float">
            <text:p>0.536564826965332</text:p>
          </table:table-cell>
          <table:table-cell table:formula="of:=[.CR5]/[.CS5]" office:value-type="float" office:value="0.536062717437744" calcext:value-type="float">
            <text:p>0.536062717437744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[.CZ5]^3" office:value-type="float" office:value="2097152" calcext:value-type="float">
            <text:p>2097152</text:p>
          </table:table-cell>
          <table:table-cell office:value-type="float" office:value="3448122" calcext:value-type="float">
            <text:p>3448122</text:p>
          </table:table-cell>
          <table:table-cell office:value-type="float" office:value="4731759" calcext:value-type="float">
            <text:p>4731759</text:p>
          </table:table-cell>
          <table:table-cell office:value-type="float" office:value="3662586" calcext:value-type="float">
            <text:p>3662586</text:p>
          </table:table-cell>
          <table:table-cell office:value-type="float" office:value="4369527" calcext:value-type="float">
            <text:p>4369527</text:p>
          </table:table-cell>
          <table:table-cell office:value-type="float" office:value="4182330" calcext:value-type="float">
            <text:p>4182330</text:p>
          </table:table-cell>
          <table:table-cell table:formula="of:=[.CZ5]^2" office:value-type="float" office:value="16384" calcext:value-type="float">
            <text:p>16384</text:p>
          </table:table-cell>
          <table:table-cell table:formula="of:=[.DD5]/[.DA5]" office:value-type="float" office:value="1.74645709991455" calcext:value-type="float">
            <text:p>1.74645709991455</text:p>
          </table:table-cell>
          <table:table-cell table:formula="of:=[.DE5]/[.DA5]" office:value-type="float" office:value="2.08355283737183" calcext:value-type="float">
            <text:p>2.08355283737183</text:p>
          </table:table-cell>
          <table:table-cell table:formula="of:=[.DF5]/[.DA5]" office:value-type="float" office:value="1.99429035186768" calcext:value-type="float">
            <text:p>1.99429035186768</text:p>
          </table:table-cell>
          <table:table-cell table:formula="of:=[.DB5]/[.DA5]" office:value-type="float" office:value="1.64419269561768" calcext:value-type="float">
            <text:p>1.64419269561768</text:p>
          </table:table-cell>
          <table:table-cell table:formula="of:=[.DC5]/[.DA5]" office:value-type="float" office:value="2.25627851486206" calcext:value-type="float">
            <text:p>2.256278514862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144" calcext:value-type="float">
            <text:p>262144</text:p>
          </table:table-cell>
          <table:table-cell table:number-columns-repeated="2" table:style-name="ce1" office:value-type="float" office:value="36710000000" calcext:value-type="float">
            <text:p>3.671E+10</text:p>
          </table:table-cell>
          <table:table-cell table:number-columns-repeated="11"/>
          <table:table-cell office:value-type="float" office:value="24" calcext:value-type="float">
            <text:p>24</text:p>
          </table:table-cell>
          <table:table-cell office:value-type="float" office:value="19248" calcext:value-type="float">
            <text:p>19248</text:p>
          </table:table-cell>
          <table:table-cell office:value-type="float" office:value="13022" calcext:value-type="float">
            <text:p>13022</text:p>
          </table:table-cell>
          <table:table-cell office:value-type="float" office:value="14372" calcext:value-type="float">
            <text:p>14372</text:p>
          </table:table-cell>
          <table:table-cell table:formula="of:=[.P6]^3" office:value-type="float" office:value="13824" calcext:value-type="float">
            <text:p>13824</text:p>
          </table:table-cell>
          <table:table-cell table:formula="of:=[.Q6]/[.T6]" office:value-type="float" office:value="1.39236111111111" calcext:value-type="float">
            <text:p>1.39236111111111</text:p>
          </table:table-cell>
          <table:table-cell table:formula="of:=[.R6]/[.T6]" office:value-type="float" office:value="0.941984953703704" calcext:value-type="float">
            <text:p>0.941984953703704</text:p>
          </table:table-cell>
          <table:table-cell table:formula="of:=[.S6]/[.T6]" office:value-type="float" office:value="1.0396412037037" calcext:value-type="float">
            <text:p>1.0396412037037</text:p>
          </table:table-cell>
          <table:table-cell table:formula="of:=[.P6]^2" office:value-type="float" office:value="576" calcext:value-type="float">
            <text:p>576</text:p>
          </table:table-cell>
          <table:table-cell table:number-columns-repeated="17"/>
          <table:table-cell office:value-type="float" office:value="1014" calcext:value-type="float">
            <text:p>1014</text:p>
          </table:table-cell>
          <table:table-cell office:value-type="float" office:value="1793732226" calcext:value-type="float">
            <text:p>1793732226</text:p>
          </table:table-cell>
          <table:table-cell office:value-type="float" office:value="932602114" calcext:value-type="float">
            <text:p>932602114</text:p>
          </table:table-cell>
          <table:table-cell office:value-type="float" office:value="2310908744" calcext:value-type="float">
            <text:p>2310908744</text:p>
          </table:table-cell>
          <table:table-cell table:formula="of:=[.AP6]^3" office:value-type="float" office:value="1042590744" calcext:value-type="float">
            <text:p>1042590744</text:p>
          </table:table-cell>
          <table:table-cell table:formula="of:=[.AP6]^2" office:value-type="float" office:value="1028196" calcext:value-type="float">
            <text:p>1028196</text:p>
          </table:table-cell>
          <table:table-cell table:formula="of:=[.AQ6]/[.AT6]" office:value-type="float" office:value="1.72045669532627" calcext:value-type="float">
            <text:p>1.72045669532627</text:p>
          </table:table-cell>
          <table:table-cell table:formula="of:=[.AR6]/[.AT6]" office:value-type="float" office:value="0.894504501758746" calcext:value-type="float">
            <text:p>0.894504501758746</text:p>
          </table:table-cell>
          <table:table-cell table:formula="of:=[.AS6]/[.AT6]" office:value-type="float" office:value="2.21650610011554" calcext:value-type="float">
            <text:p>2.21650610011554</text:p>
          </table:table-cell>
          <table:table-cell table:number-columns-repeated="12"/>
          <table:table-cell office:value-type="float" office:value="56" calcext:value-type="float">
            <text:p>56</text:p>
          </table:table-cell>
          <table:table-cell office:value-type="float" office:value="9633" calcext:value-type="float">
            <text:p>9633</text:p>
          </table:table-cell>
          <table:table-cell office:value-type="float" office:value="8691" calcext:value-type="float">
            <text:p>8691</text:p>
          </table:table-cell>
          <table:table-cell office:value-type="float" office:value="8442" calcext:value-type="float">
            <text:p>8442</text:p>
          </table:table-cell>
          <table:table-cell table:formula="of:=[.BK6]^3" office:value-type="float" office:value="175616" calcext:value-type="float">
            <text:p>175616</text:p>
          </table:table-cell>
          <table:table-cell table:formula="of:=[.BK6]^2" office:value-type="float" office:value="3136" calcext:value-type="float">
            <text:p>3136</text:p>
          </table:table-cell>
          <table:table-cell table:formula="of:=[.BL6]/[.BO6]" office:value-type="float" office:value="0.0548526330174927" calcext:value-type="float">
            <text:p>0.0548526330174927</text:p>
          </table:table-cell>
          <table:table-cell table:formula="of:=[.BM6]/[.BO6]" office:value-type="float" office:value="0.0494886570699709" calcext:value-type="float">
            <text:p>0.0494886570699709</text:p>
          </table:table-cell>
          <table:table-cell table:formula="of:=[.BN6]/[.BO6]" office:value-type="float" office:value="0.0480707908163265" calcext:value-type="float">
            <text:p>0.048070790816326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3400" calcext:value-type="float">
            <text:p>23400</text:p>
          </table:table-cell>
          <table:table-cell office:value-type="float" office:value="35019" calcext:value-type="float">
            <text:p>35019</text:p>
          </table:table-cell>
          <table:table-cell office:value-type="float" office:value="24486" calcext:value-type="float">
            <text:p>24486</text:p>
          </table:table-cell>
          <table:table-cell table:formula="of:=[.BU6]^3" office:value-type="float" office:value="262144" calcext:value-type="float">
            <text:p>262144</text:p>
          </table:table-cell>
          <table:table-cell table:formula="of:=[.BU6]^2" office:value-type="float" office:value="4096" calcext:value-type="float">
            <text:p>4096</text:p>
          </table:table-cell>
          <table:table-cell table:formula="of:=[.BV6]/[.BY6]" office:value-type="float" office:value="0.089263916015625" calcext:value-type="float">
            <text:p>0.089263916015625</text:p>
          </table:table-cell>
          <table:table-cell table:formula="of:=[.BW6]/[.BY6]" office:value-type="float" office:value="0.133586883544922" calcext:value-type="float">
            <text:p>0.133586883544922</text:p>
          </table:table-cell>
          <table:table-cell table:formula="of:=[.BX6]/[.BY6]" office:value-type="float" office:value="0.0934066772460938" calcext:value-type="float">
            <text:p>0.093406677246093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50335" calcext:value-type="float">
            <text:p>250335</text:p>
          </table:table-cell>
          <table:table-cell office:value-type="float" office:value="380589" calcext:value-type="float">
            <text:p>380589</text:p>
          </table:table-cell>
          <table:table-cell office:value-type="float" office:value="375042" calcext:value-type="float">
            <text:p>375042</text:p>
          </table:table-cell>
          <table:table-cell table:formula="of:=[.CE6]^3" office:value-type="float" office:value="884736" calcext:value-type="float">
            <text:p>884736</text:p>
          </table:table-cell>
          <table:table-cell table:formula="of:=[.CE6]^2" office:value-type="float" office:value="9216" calcext:value-type="float">
            <text:p>9216</text:p>
          </table:table-cell>
          <table:table-cell table:formula="of:=[.CF6]/[.CI6]" office:value-type="float" office:value="0.282948811848958" calcext:value-type="float">
            <text:p>0.282948811848958</text:p>
          </table:table-cell>
          <table:table-cell table:formula="of:=[.CG6]/[.CI6]" office:value-type="float" office:value="0.430172390407986" calcext:value-type="float">
            <text:p>0.430172390407986</text:p>
          </table:table-cell>
          <table:table-cell table:formula="of:=[.CH6]/[.CI6]" office:value-type="float" office:value="0.423902723524306" calcext:value-type="float">
            <text:p>0.423902723524306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444800" calcext:value-type="float">
            <text:p>1444800</text:p>
          </table:table-cell>
          <table:table-cell office:value-type="float" office:value="1529766" calcext:value-type="float">
            <text:p>1529766</text:p>
          </table:table-cell>
          <table:table-cell office:value-type="float" office:value="1460058" calcext:value-type="float">
            <text:p>1460058</text:p>
          </table:table-cell>
          <table:table-cell table:formula="of:=[.CO6]^3" office:value-type="float" office:value="7077888" calcext:value-type="float">
            <text:p>7077888</text:p>
          </table:table-cell>
          <table:table-cell table:formula="of:=[.CO6]^2" office:value-type="float" office:value="36864" calcext:value-type="float">
            <text:p>36864</text:p>
          </table:table-cell>
          <table:table-cell table:formula="of:=[.CP6]/[.CS6]" office:value-type="float" office:value="0.204128689236111" calcext:value-type="float">
            <text:p>0.204128689236111</text:p>
          </table:table-cell>
          <table:table-cell table:formula="of:=[.CQ6]/[.CS6]" office:value-type="float" office:value="0.216133117675781" calcext:value-type="float">
            <text:p>0.216133117675781</text:p>
          </table:table-cell>
          <table:table-cell table:formula="of:=[.CR6]/[.CS6]" office:value-type="float" office:value="0.206284417046441" calcext:value-type="float">
            <text:p>0.206284417046441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formula="of:=[.CZ6]^3" office:value-type="float" office:value="7077888" calcext:value-type="float">
            <text:p>7077888</text:p>
          </table:table-cell>
          <table:table-cell office:value-type="float" office:value="11270901" calcext:value-type="float">
            <text:p>11270901</text:p>
          </table:table-cell>
          <table:table-cell office:value-type="float" office:value="17427588" calcext:value-type="float">
            <text:p>17427588</text:p>
          </table:table-cell>
          <table:table-cell office:value-type="float" office:value="12309708" calcext:value-type="float">
            <text:p>12309708</text:p>
          </table:table-cell>
          <table:table-cell office:value-type="float" office:value="14483067" calcext:value-type="float">
            <text:p>14483067</text:p>
          </table:table-cell>
          <table:table-cell office:value-type="float" office:value="12456846" calcext:value-type="float">
            <text:p>12456846</text:p>
          </table:table-cell>
          <table:table-cell table:formula="of:=[.CZ6]^2" office:value-type="float" office:value="36864" calcext:value-type="float">
            <text:p>36864</text:p>
          </table:table-cell>
          <table:table-cell table:formula="of:=[.DD6]/[.DA6]" office:value-type="float" office:value="1.73917812771267" calcext:value-type="float">
            <text:p>1.73917812771267</text:p>
          </table:table-cell>
          <table:table-cell table:formula="of:=[.DE6]/[.DA6]" office:value-type="float" office:value="2.04624133639865" calcext:value-type="float">
            <text:p>2.04624133639865</text:p>
          </table:table-cell>
          <table:table-cell table:formula="of:=[.DF6]/[.DA6]" office:value-type="float" office:value="1.75996653238932" calcext:value-type="float">
            <text:p>1.75996653238932</text:p>
          </table:table-cell>
          <table:table-cell table:formula="of:=[.DB6]/[.DA6]" office:value-type="float" office:value="1.59241019354926" calcext:value-type="float">
            <text:p>1.59241019354926</text:p>
          </table:table-cell>
          <table:table-cell table:formula="of:=[.DC6]/[.DA6]" office:value-type="float" office:value="2.46225823296441" calcext:value-type="float">
            <text:p>2.4622582329644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8576" calcext:value-type="float">
            <text:p>1048576</text:p>
          </table:table-cell>
          <table:table-cell table:number-columns-repeated="2" table:style-name="ce1" office:value-type="float" office:value="36320000000" calcext:value-type="float">
            <text:p>3.632E+10</text:p>
          </table:table-cell>
          <table:table-cell table:number-columns-repeated="11"/>
          <table:table-cell office:value-type="float" office:value="38" calcext:value-type="float">
            <text:p>38</text:p>
          </table:table-cell>
          <table:table-cell office:value-type="float" office:value="130768" calcext:value-type="float">
            <text:p>130768</text:p>
          </table:table-cell>
          <table:table-cell office:value-type="float" office:value="49708" calcext:value-type="float">
            <text:p>49708</text:p>
          </table:table-cell>
          <table:table-cell office:value-type="float" office:value="52192" calcext:value-type="float">
            <text:p>52192</text:p>
          </table:table-cell>
          <table:table-cell table:formula="of:=[.P7]^3" office:value-type="float" office:value="54872" calcext:value-type="float">
            <text:p>54872</text:p>
          </table:table-cell>
          <table:table-cell table:formula="of:=[.Q7]/[.T7]" office:value-type="float" office:value="2.38314623122904" calcext:value-type="float">
            <text:p>2.38314623122904</text:p>
          </table:table-cell>
          <table:table-cell table:formula="of:=[.R7]/[.T7]" office:value-type="float" office:value="0.905890071438985" calcext:value-type="float">
            <text:p>0.905890071438985</text:p>
          </table:table-cell>
          <table:table-cell table:formula="of:=[.S7]/[.T7]" office:value-type="float" office:value="0.951159061087622" calcext:value-type="float">
            <text:p>0.951159061087622</text:p>
          </table:table-cell>
          <table:table-cell table:formula="of:=[.P7]^2" office:value-type="float" office:value="1444" calcext:value-type="float">
            <text:p>1444</text:p>
          </table:table-cell>
          <table:table-cell table:number-columns-repeated="17"/>
          <table:table-cell office:value-type="float" office:value="1024" calcext:value-type="float">
            <text:p>1024</text:p>
          </table:table-cell>
          <table:table-cell office:value-type="float" office:value="2642894438" calcext:value-type="float">
            <text:p>2642894438</text:p>
          </table:table-cell>
          <table:table-cell office:value-type="float" office:value="1023084274" calcext:value-type="float">
            <text:p>1023084274</text:p>
          </table:table-cell>
          <table:table-cell office:value-type="float" office:value="8440061368" calcext:value-type="float">
            <text:p>8440061368</text:p>
          </table:table-cell>
          <table:table-cell table:formula="of:=[.AP7]^3" office:value-type="float" office:value="1073741824" calcext:value-type="float">
            <text:p>1073741824</text:p>
          </table:table-cell>
          <table:table-cell table:formula="of:=[.AP7]^2" office:value-type="float" office:value="1048576" calcext:value-type="float">
            <text:p>1048576</text:p>
          </table:table-cell>
          <table:table-cell table:formula="of:=[.AQ7]/[.AT7]" office:value-type="float" office:value="2.46138725243509" calcext:value-type="float">
            <text:p>2.46138725243509</text:p>
          </table:table-cell>
          <table:table-cell table:formula="of:=[.AR7]/[.AT7]" office:value-type="float" office:value="0.952821480110288" calcext:value-type="float">
            <text:p>0.952821480110288</text:p>
          </table:table-cell>
          <table:table-cell table:formula="of:=[.AS7]/[.AT7]" office:value-type="float" office:value="7.8604196831584" calcext:value-type="float">
            <text:p>7.8604196831584</text:p>
          </table:table-cell>
          <table:table-cell table:number-columns-repeated="12"/>
          <table:table-cell office:value-type="float" office:value="72" calcext:value-type="float">
            <text:p>72</text:p>
          </table:table-cell>
          <table:table-cell office:value-type="float" office:value="44238" calcext:value-type="float">
            <text:p>44238</text:p>
          </table:table-cell>
          <table:table-cell office:value-type="float" office:value="40758" calcext:value-type="float">
            <text:p>40758</text:p>
          </table:table-cell>
          <table:table-cell office:value-type="float" office:value="41364" calcext:value-type="float">
            <text:p>41364</text:p>
          </table:table-cell>
          <table:table-cell table:formula="of:=[.BK7]^3" office:value-type="float" office:value="373248" calcext:value-type="float">
            <text:p>373248</text:p>
          </table:table-cell>
          <table:table-cell table:formula="of:=[.BK7]^2" office:value-type="float" office:value="5184" calcext:value-type="float">
            <text:p>5184</text:p>
          </table:table-cell>
          <table:table-cell table:formula="of:=[.BL7]/[.BO7]" office:value-type="float" office:value="0.118521733539095" calcext:value-type="float">
            <text:p>0.118521733539095</text:p>
          </table:table-cell>
          <table:table-cell table:formula="of:=[.BM7]/[.BO7]" office:value-type="float" office:value="0.109198173868313" calcext:value-type="float">
            <text:p>0.109198173868313</text:p>
          </table:table-cell>
          <table:table-cell table:formula="of:=[.BN7]/[.BO7]" office:value-type="float" office:value="0.110821759259259" calcext:value-type="float">
            <text:p>0.11082175925925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1240" calcext:value-type="float">
            <text:p>81240</text:p>
          </table:table-cell>
          <table:table-cell office:value-type="float" office:value="93141" calcext:value-type="float">
            <text:p>93141</text:p>
          </table:table-cell>
          <table:table-cell office:value-type="float" office:value="33486" calcext:value-type="float">
            <text:p>33486</text:p>
          </table:table-cell>
          <table:table-cell table:formula="of:=[.BU7]^3" office:value-type="float" office:value="512000" calcext:value-type="float">
            <text:p>512000</text:p>
          </table:table-cell>
          <table:table-cell table:formula="of:=[.BU7]^2" office:value-type="float" office:value="6400" calcext:value-type="float">
            <text:p>6400</text:p>
          </table:table-cell>
          <table:table-cell table:formula="of:=[.BV7]/[.BY7]" office:value-type="float" office:value="0.158671875" calcext:value-type="float">
            <text:p>0.158671875</text:p>
          </table:table-cell>
          <table:table-cell table:formula="of:=[.BW7]/[.BY7]" office:value-type="float" office:value="0.181916015625" calcext:value-type="float">
            <text:p>0.181916015625</text:p>
          </table:table-cell>
          <table:table-cell table:formula="of:=[.BX7]/[.BY7]" office:value-type="float" office:value="0.06540234375" calcext:value-type="float">
            <text:p>0.0654023437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302712" calcext:value-type="float">
            <text:p>302712</text:p>
          </table:table-cell>
          <table:table-cell office:value-type="float" office:value="302280" calcext:value-type="float">
            <text:p>302280</text:p>
          </table:table-cell>
          <table:table-cell office:value-type="float" office:value="301293" calcext:value-type="float">
            <text:p>301293</text:p>
          </table:table-cell>
          <table:table-cell table:formula="of:=[.CE7]^3" office:value-type="float" office:value="2097152" calcext:value-type="float">
            <text:p>2097152</text:p>
          </table:table-cell>
          <table:table-cell table:formula="of:=[.CE7]^2" office:value-type="float" office:value="16384" calcext:value-type="float">
            <text:p>16384</text:p>
          </table:table-cell>
          <table:table-cell table:formula="of:=[.CF7]/[.CI7]" office:value-type="float" office:value="0.144344329833984" calcext:value-type="float">
            <text:p>0.144344329833984</text:p>
          </table:table-cell>
          <table:table-cell table:formula="of:=[.CG7]/[.CI7]" office:value-type="float" office:value="0.144138336181641" calcext:value-type="float">
            <text:p>0.144138336181641</text:p>
          </table:table-cell>
          <table:table-cell table:formula="of:=[.CH7]/[.CI7]" office:value-type="float" office:value="0.143667697906494" calcext:value-type="float">
            <text:p>0.143667697906494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262666" calcext:value-type="float">
            <text:p>2262666</text:p>
          </table:table-cell>
          <table:table-cell office:value-type="float" office:value="2264022" calcext:value-type="float">
            <text:p>2264022</text:p>
          </table:table-cell>
          <table:table-cell office:value-type="float" office:value="2257323" calcext:value-type="float">
            <text:p>2257323</text:p>
          </table:table-cell>
          <table:table-cell table:formula="of:=[.CO7]^3" office:value-type="float" office:value="16777216" calcext:value-type="float">
            <text:p>16777216</text:p>
          </table:table-cell>
          <table:table-cell table:formula="of:=[.CO7]^2" office:value-type="float" office:value="65536" calcext:value-type="float">
            <text:p>65536</text:p>
          </table:table-cell>
          <table:table-cell table:formula="of:=[.CP7]/[.CS7]" office:value-type="float" office:value="0.134865403175354" calcext:value-type="float">
            <text:p>0.134865403175354</text:p>
          </table:table-cell>
          <table:table-cell table:formula="of:=[.CQ7]/[.CS7]" office:value-type="float" office:value="0.134946227073669" calcext:value-type="float">
            <text:p>0.134946227073669</text:p>
          </table:table-cell>
          <table:table-cell table:formula="of:=[.CR7]/[.CS7]" office:value-type="float" office:value="0.134546935558319" calcext:value-type="float">
            <text:p>0.134546935558319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formula="of:=[.CZ7]^3" office:value-type="float" office:value="16777216" calcext:value-type="float">
            <text:p>16777216</text:p>
          </table:table-cell>
          <table:table-cell office:value-type="float" office:value="29062737" calcext:value-type="float">
            <text:p>29062737</text:p>
          </table:table-cell>
          <table:table-cell office:value-type="float" office:value="55787391" calcext:value-type="float">
            <text:p>55787391</text:p>
          </table:table-cell>
          <table:table-cell office:value-type="float" office:value="29072367" calcext:value-type="float">
            <text:p>29072367</text:p>
          </table:table-cell>
          <table:table-cell office:value-type="float" office:value="34289823" calcext:value-type="float">
            <text:p>34289823</text:p>
          </table:table-cell>
          <table:table-cell office:value-type="float" office:value="33049350" calcext:value-type="float">
            <text:p>33049350</text:p>
          </table:table-cell>
          <table:table-cell table:formula="of:=[.CZ7]^2" office:value-type="float" office:value="65536" calcext:value-type="float">
            <text:p>65536</text:p>
          </table:table-cell>
          <table:table-cell table:formula="of:=[.DD7]/[.DA7]" office:value-type="float" office:value="1.73284810781479" calcext:value-type="float">
            <text:p>1.73284810781479</text:p>
          </table:table-cell>
          <table:table-cell table:formula="of:=[.DE7]/[.DA7]" office:value-type="float" office:value="2.04383271932602" calcext:value-type="float">
            <text:p>2.04383271932602</text:p>
          </table:table-cell>
          <table:table-cell table:formula="of:=[.DF7]/[.DA7]" office:value-type="float" office:value="1.96989476680756" calcext:value-type="float">
            <text:p>1.96989476680756</text:p>
          </table:table-cell>
          <table:table-cell table:formula="of:=[.DB7]/[.DA7]" office:value-type="float" office:value="1.7322741150856" calcext:value-type="float">
            <text:p>1.7322741150856</text:p>
          </table:table-cell>
          <table:table-cell table:formula="of:=[.DC7]/[.DA7]" office:value-type="float" office:value="3.32518762350082" calcext:value-type="float">
            <text:p>3.3251876235008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94304" calcext:value-type="float">
            <text:p>4194304</text:p>
          </table:table-cell>
          <table:table-cell table:number-columns-repeated="2" table:style-name="ce1" office:value-type="float" office:value="35620000000" calcext:value-type="float">
            <text:p>3.562E+10</text:p>
          </table:table-cell>
          <table:table-cell table:number-columns-repeated="11"/>
          <table:table-cell office:value-type="float" office:value="56" calcext:value-type="float">
            <text:p>56</text:p>
          </table:table-cell>
          <table:table-cell office:value-type="float" office:value="345192" calcext:value-type="float">
            <text:p>345192</text:p>
          </table:table-cell>
          <table:table-cell office:value-type="float" office:value="212908" calcext:value-type="float">
            <text:p>212908</text:p>
          </table:table-cell>
          <table:table-cell office:value-type="float" office:value="186508" calcext:value-type="float">
            <text:p>186508</text:p>
          </table:table-cell>
          <table:table-cell table:formula="of:=[.P8]^3" office:value-type="float" office:value="175616" calcext:value-type="float">
            <text:p>175616</text:p>
          </table:table-cell>
          <table:table-cell table:formula="of:=[.Q8]/[.T8]" office:value-type="float" office:value="1.96560677842566" calcext:value-type="float">
            <text:p>1.96560677842566</text:p>
          </table:table-cell>
          <table:table-cell table:formula="of:=[.R8]/[.T8]" office:value-type="float" office:value="1.21234967201166" calcext:value-type="float">
            <text:p>1.21234967201166</text:p>
          </table:table-cell>
          <table:table-cell table:formula="of:=[.S8]/[.T8]" office:value-type="float" office:value="1.06202168367347" calcext:value-type="float">
            <text:p>1.06202168367347</text:p>
          </table:table-cell>
          <table:table-cell table:formula="of:=[.P8]^2" office:value-type="float" office:value="3136" calcext:value-type="float">
            <text:p>3136</text:p>
          </table:table-cell>
          <table:table-cell table:number-columns-repeated="10"/>
          <table:table-cell office:value-type="string" calcext:value-type="string">
            <text:p>Plateau IJK</text:p>
          </table:table-cell>
          <table:table-cell table:number-columns-repeated="6"/>
          <table:table-cell office:value-type="float" office:value="1036" calcext:value-type="float">
            <text:p>1036</text:p>
          </table:table-cell>
          <table:table-cell office:value-type="float" office:value="1911547766" calcext:value-type="float">
            <text:p>1911547766</text:p>
          </table:table-cell>
          <table:table-cell office:value-type="float" office:value="991818692" calcext:value-type="float">
            <text:p>991818692</text:p>
          </table:table-cell>
          <table:table-cell office:value-type="float" office:value="2138299032" calcext:value-type="float">
            <text:p>2138299032</text:p>
          </table:table-cell>
          <table:table-cell table:formula="of:=[.AP8]^3" office:value-type="float" office:value="1111934656" calcext:value-type="float">
            <text:p>1111934656</text:p>
          </table:table-cell>
          <table:table-cell table:formula="of:=[.AP8]^2" office:value-type="float" office:value="1073296" calcext:value-type="float">
            <text:p>1073296</text:p>
          </table:table-cell>
          <table:table-cell table:formula="of:=[.AQ8]/[.AT8]" office:value-type="float" office:value="1.71911879505265" calcext:value-type="float">
            <text:p>1.71911879505265</text:p>
          </table:table-cell>
          <table:table-cell table:formula="of:=[.AR8]/[.AT8]" office:value-type="float" office:value="0.891975698974887" calcext:value-type="float">
            <text:p>0.891975698974887</text:p>
          </table:table-cell>
          <table:table-cell table:formula="of:=[.AS8]/[.AT8]" office:value-type="float" office:value="1.92304378720614" calcext:value-type="float">
            <text:p>1.92304378720614</text:p>
          </table:table-cell>
          <table:table-cell table:number-columns-repeated="12"/>
          <table:table-cell office:value-type="float" office:value="88" calcext:value-type="float">
            <text:p>88</text:p>
          </table:table-cell>
          <table:table-cell office:value-type="float" office:value="54486" calcext:value-type="float">
            <text:p>54486</text:p>
          </table:table-cell>
          <table:table-cell office:value-type="float" office:value="49722" calcext:value-type="float">
            <text:p>49722</text:p>
          </table:table-cell>
          <table:table-cell office:value-type="float" office:value="49392" calcext:value-type="float">
            <text:p>49392</text:p>
          </table:table-cell>
          <table:table-cell table:formula="of:=[.BK8]^3" office:value-type="float" office:value="681472" calcext:value-type="float">
            <text:p>681472</text:p>
          </table:table-cell>
          <table:table-cell table:formula="of:=[.BK8]^2" office:value-type="float" office:value="7744" calcext:value-type="float">
            <text:p>7744</text:p>
          </table:table-cell>
          <table:table-cell table:formula="of:=[.BL8]/[.BO8]" office:value-type="float" office:value="0.0799533950037566" calcext:value-type="float">
            <text:p>0.0799533950037566</text:p>
          </table:table-cell>
          <table:table-cell table:formula="of:=[.BM8]/[.BO8]" office:value-type="float" office:value="0.0729626455672427" calcext:value-type="float">
            <text:p>0.0729626455672427</text:p>
          </table:table-cell>
          <table:table-cell table:formula="of:=[.BN8]/[.BO8]" office:value-type="float" office:value="0.0724783996994741" calcext:value-type="float">
            <text:p>0.072478399699474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42930" calcext:value-type="float">
            <text:p>42930</text:p>
          </table:table-cell>
          <table:table-cell office:value-type="float" office:value="139371" calcext:value-type="float">
            <text:p>139371</text:p>
          </table:table-cell>
          <table:table-cell office:value-type="float" office:value="41403" calcext:value-type="float">
            <text:p>41403</text:p>
          </table:table-cell>
          <table:table-cell table:formula="of:=[.BU8]^3" office:value-type="float" office:value="884736" calcext:value-type="float">
            <text:p>884736</text:p>
          </table:table-cell>
          <table:table-cell table:formula="of:=[.BU8]^2" office:value-type="float" office:value="9216" calcext:value-type="float">
            <text:p>9216</text:p>
          </table:table-cell>
          <table:table-cell table:formula="of:=[.BV8]/[.BY8]" office:value-type="float" office:value="0.04852294921875" calcext:value-type="float">
            <text:p>0.04852294921875</text:p>
          </table:table-cell>
          <table:table-cell table:formula="of:=[.BW8]/[.BY8]" office:value-type="float" office:value="0.157528347439236" calcext:value-type="float">
            <text:p>0.157528347439236</text:p>
          </table:table-cell>
          <table:table-cell table:formula="of:=[.BX8]/[.BY8]" office:value-type="float" office:value="0.0467970106336806" calcext:value-type="float">
            <text:p>0.046797010633680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81465" calcext:value-type="float">
            <text:p>381465</text:p>
          </table:table-cell>
          <table:table-cell office:value-type="float" office:value="362703" calcext:value-type="float">
            <text:p>362703</text:p>
          </table:table-cell>
          <table:table-cell office:value-type="float" office:value="365622" calcext:value-type="float">
            <text:p>365622</text:p>
          </table:table-cell>
          <table:table-cell table:formula="of:=[.CE8]^3" office:value-type="float" office:value="4096000" calcext:value-type="float">
            <text:p>4096000</text:p>
          </table:table-cell>
          <table:table-cell table:formula="of:=[.CE8]^2" office:value-type="float" office:value="25600" calcext:value-type="float">
            <text:p>25600</text:p>
          </table:table-cell>
          <table:table-cell table:formula="of:=[.CF8]/[.CI8]" office:value-type="float" office:value="0.093131103515625" calcext:value-type="float">
            <text:p>0.093131103515625</text:p>
          </table:table-cell>
          <table:table-cell table:formula="of:=[.CG8]/[.CI8]" office:value-type="float" office:value="0.088550537109375" calcext:value-type="float">
            <text:p>0.088550537109375</text:p>
          </table:table-cell>
          <table:table-cell table:formula="of:=[.CH8]/[.CI8]" office:value-type="float" office:value="0.08926318359375" calcext:value-type="float">
            <text:p>0.0892631835937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2478165" calcext:value-type="float">
            <text:p>2478165</text:p>
          </table:table-cell>
          <table:table-cell office:value-type="float" office:value="2471748" calcext:value-type="float">
            <text:p>2471748</text:p>
          </table:table-cell>
          <table:table-cell office:value-type="float" office:value="2485926" calcext:value-type="float">
            <text:p>2485926</text:p>
          </table:table-cell>
          <table:table-cell table:formula="of:=[.CO8]^3" office:value-type="float" office:value="32768000" calcext:value-type="float">
            <text:p>32768000</text:p>
          </table:table-cell>
          <table:table-cell table:formula="of:=[.CO8]^2" office:value-type="float" office:value="102400" calcext:value-type="float">
            <text:p>102400</text:p>
          </table:table-cell>
          <table:table-cell table:formula="of:=[.CP8]/[.CS8]" office:value-type="float" office:value="0.0756275939941406" calcext:value-type="float">
            <text:p>0.0756275939941406</text:p>
          </table:table-cell>
          <table:table-cell table:formula="of:=[.CQ8]/[.CS8]" office:value-type="float" office:value="0.0754317626953125" calcext:value-type="float">
            <text:p>0.0754317626953125</text:p>
          </table:table-cell>
          <table:table-cell table:formula="of:=[.CR8]/[.CS8]" office:value-type="float" office:value="0.0758644409179688" calcext:value-type="float">
            <text:p>0.0758644409179688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formula="of:=[.CZ8]^3" office:value-type="float" office:value="32768000" calcext:value-type="float">
            <text:p>32768000</text:p>
          </table:table-cell>
          <table:table-cell office:value-type="float" office:value="53490531" calcext:value-type="float">
            <text:p>53490531</text:p>
          </table:table-cell>
          <table:table-cell office:value-type="float" office:value="83826186" calcext:value-type="float">
            <text:p>83826186</text:p>
          </table:table-cell>
          <table:table-cell office:value-type="float" office:value="56732187" calcext:value-type="float">
            <text:p>56732187</text:p>
          </table:table-cell>
          <table:table-cell office:value-type="float" office:value="66530649" calcext:value-type="float">
            <text:p>66530649</text:p>
          </table:table-cell>
          <table:table-cell office:value-type="float" office:value="60848103" calcext:value-type="float">
            <text:p>60848103</text:p>
          </table:table-cell>
          <table:table-cell table:formula="of:=[.CZ8]^2" office:value-type="float" office:value="102400" calcext:value-type="float">
            <text:p>102400</text:p>
          </table:table-cell>
          <table:table-cell table:formula="of:=[.DD8]/[.DA8]" office:value-type="float" office:value="1.73132894897461" calcext:value-type="float">
            <text:p>1.73132894897461</text:p>
          </table:table-cell>
          <table:table-cell table:formula="of:=[.DE8]/[.DA8]" office:value-type="float" office:value="2.03035427856445" calcext:value-type="float">
            <text:p>2.03035427856445</text:p>
          </table:table-cell>
          <table:table-cell table:formula="of:=[.DF8]/[.DA8]" office:value-type="float" office:value="1.85693673706055" calcext:value-type="float">
            <text:p>1.85693673706055</text:p>
          </table:table-cell>
          <table:table-cell table:formula="of:=[.DB8]/[.DA8]" office:value-type="float" office:value="1.63240145874023" calcext:value-type="float">
            <text:p>1.63240145874023</text:p>
          </table:table-cell>
          <table:table-cell table:formula="of:=[.DC8]/[.DA8]" office:value-type="float" office:value="2.55817218017578" calcext:value-type="float">
            <text:p>2.5581721801757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77216" calcext:value-type="float">
            <text:p>16777216</text:p>
          </table:table-cell>
          <table:table-cell table:number-columns-repeated="2" table:style-name="ce1" office:value-type="float" office:value="32280000000" calcext:value-type="float">
            <text:p>3.228E+10</text:p>
          </table:table-cell>
          <table:table-cell table:number-columns-repeated="11"/>
          <table:table-cell office:value-type="float" office:value="78" calcext:value-type="float">
            <text:p>78</text:p>
          </table:table-cell>
          <table:table-cell office:value-type="float" office:value="740924" calcext:value-type="float">
            <text:p>740924</text:p>
          </table:table-cell>
          <table:table-cell office:value-type="float" office:value="545446" calcext:value-type="float">
            <text:p>545446</text:p>
          </table:table-cell>
          <table:table-cell office:value-type="float" office:value="549898" calcext:value-type="float">
            <text:p>549898</text:p>
          </table:table-cell>
          <table:table-cell table:formula="of:=[.P9]^3" office:value-type="float" office:value="474552" calcext:value-type="float">
            <text:p>474552</text:p>
          </table:table-cell>
          <table:table-cell table:formula="of:=[.Q9]/[.T9]" office:value-type="float" office:value="1.56131256427114" calcext:value-type="float">
            <text:p>1.56131256427114</text:p>
          </table:table-cell>
          <table:table-cell table:formula="of:=[.R9]/[.T9]" office:value-type="float" office:value="1.14939142601864" calcext:value-type="float">
            <text:p>1.14939142601864</text:p>
          </table:table-cell>
          <table:table-cell table:formula="of:=[.S9]/[.T9]" office:value-type="float" office:value="1.15877290581433" calcext:value-type="float">
            <text:p>1.15877290581433</text:p>
          </table:table-cell>
          <table:table-cell table:formula="of:=[.P9]^2" office:value-type="float" office:value="6084" calcext:value-type="float">
            <text:p>6084</text:p>
          </table:table-cell>
          <table:table-cell table:number-columns-repeated="10"/>
          <table:table-cell office:value-type="string" calcext:value-type="string">
            <text:p>row_len</text:p>
          </table:table-cell>
          <table:table-cell office:value-type="string" calcext:value-type="string">
            <text:p>Elements</text:p>
          </table:table-cell>
          <table:table-cell office:value-type="string" calcext:value-type="string">
            <text:p><text:s/>ijk</text:p>
          </table:table-cell>
          <table:table-cell office:value-type="string" calcext:value-type="string">
            <text:p><text:s/>kij</text:p>
          </table:table-cell>
          <table:table-cell office:value-type="string" calcext:value-type="string">
            <text:p><text:s/>jki</text:p>
          </table:table-cell>
          <table:table-cell table:number-columns-repeated="2"/>
          <table:table-cell office:value-type="float" office:value="1050" calcext:value-type="float">
            <text:p>1050</text:p>
          </table:table-cell>
          <table:table-cell office:value-type="float" office:value="1996531366" calcext:value-type="float">
            <text:p>1996531366</text:p>
          </table:table-cell>
          <table:table-cell office:value-type="float" office:value="1027685506" calcext:value-type="float">
            <text:p>1027685506</text:p>
          </table:table-cell>
          <table:table-cell office:value-type="float" office:value="2175867808" calcext:value-type="float">
            <text:p>2175867808</text:p>
          </table:table-cell>
          <table:table-cell table:formula="of:=[.AP9]^3" office:value-type="float" office:value="1157625000" calcext:value-type="float">
            <text:p>1157625000</text:p>
          </table:table-cell>
          <table:table-cell table:formula="of:=[.AP9]^2" office:value-type="float" office:value="1102500" calcext:value-type="float">
            <text:p>1102500</text:p>
          </table:table-cell>
          <table:table-cell table:formula="of:=[.AQ9]/[.AT9]" office:value-type="float" office:value="1.72467886059821" calcext:value-type="float">
            <text:p>1.72467886059821</text:p>
          </table:table-cell>
          <table:table-cell table:formula="of:=[.AR9]/[.AT9]" office:value-type="float" office:value="0.887753379548645" calcext:value-type="float">
            <text:p>0.887753379548645</text:p>
          </table:table-cell>
          <table:table-cell table:formula="of:=[.AS9]/[.AT9]" office:value-type="float" office:value="1.87959642198467" calcext:value-type="float">
            <text:p>1.87959642198467</text:p>
          </table:table-cell>
          <table:table-cell table:number-columns-repeated="12"/>
          <table:table-cell office:value-type="float" office:value="104" calcext:value-type="float">
            <text:p>104</text:p>
          </table:table-cell>
          <table:table-cell office:value-type="float" office:value="62778" calcext:value-type="float">
            <text:p>62778</text:p>
          </table:table-cell>
          <table:table-cell office:value-type="float" office:value="107325" calcext:value-type="float">
            <text:p>107325</text:p>
          </table:table-cell>
          <table:table-cell office:value-type="float" office:value="147354" calcext:value-type="float">
            <text:p>147354</text:p>
          </table:table-cell>
          <table:table-cell table:formula="of:=[.BK9]^3" office:value-type="float" office:value="1124864" calcext:value-type="float">
            <text:p>1124864</text:p>
          </table:table-cell>
          <table:table-cell table:formula="of:=[.BK9]^2" office:value-type="float" office:value="10816" calcext:value-type="float">
            <text:p>10816</text:p>
          </table:table-cell>
          <table:table-cell table:formula="of:=[.BL9]/[.BO9]" office:value-type="float" office:value="0.0558094134046427" calcext:value-type="float">
            <text:p>0.0558094134046427</text:p>
          </table:table-cell>
          <table:table-cell table:formula="of:=[.BM9]/[.BO9]" office:value-type="float" office:value="0.0954115341943559" calcext:value-type="float">
            <text:p>0.0954115341943559</text:p>
          </table:table-cell>
          <table:table-cell table:formula="of:=[.BN9]/[.BO9]" office:value-type="float" office:value="0.130997169435594" calcext:value-type="float">
            <text:p>0.130997169435594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91905" calcext:value-type="float">
            <text:p>91905</text:p>
          </table:table-cell>
          <table:table-cell office:value-type="float" office:value="103821" calcext:value-type="float">
            <text:p>103821</text:p>
          </table:table-cell>
          <table:table-cell office:value-type="float" office:value="46710" calcext:value-type="float">
            <text:p>46710</text:p>
          </table:table-cell>
          <table:table-cell table:formula="of:=[.BU9]^3" office:value-type="float" office:value="1404928" calcext:value-type="float">
            <text:p>1404928</text:p>
          </table:table-cell>
          <table:table-cell table:formula="of:=[.BU9]^2" office:value-type="float" office:value="12544" calcext:value-type="float">
            <text:p>12544</text:p>
          </table:table-cell>
          <table:table-cell table:formula="of:=[.BV9]/[.BY9]" office:value-type="float" office:value="0.0654161636752915" calcext:value-type="float">
            <text:p>0.0654161636752915</text:p>
          </table:table-cell>
          <table:table-cell table:formula="of:=[.BW9]/[.BY9]" office:value-type="float" office:value="0.0738977371082362" calcext:value-type="float">
            <text:p>0.0738977371082362</text:p>
          </table:table-cell>
          <table:table-cell table:formula="of:=[.BX9]/[.BY9]" office:value-type="float" office:value="0.0332472553753644" calcext:value-type="float">
            <text:p>0.0332472553753644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443469" calcext:value-type="float">
            <text:p>443469</text:p>
          </table:table-cell>
          <table:table-cell office:value-type="float" office:value="502419" calcext:value-type="float">
            <text:p>502419</text:p>
          </table:table-cell>
          <table:table-cell office:value-type="float" office:value="441924" calcext:value-type="float">
            <text:p>441924</text:p>
          </table:table-cell>
          <table:table-cell table:formula="of:=[.CE9]^3" office:value-type="float" office:value="7077888" calcext:value-type="float">
            <text:p>7077888</text:p>
          </table:table-cell>
          <table:table-cell table:formula="of:=[.CE9]^2" office:value-type="float" office:value="36864" calcext:value-type="float">
            <text:p>36864</text:p>
          </table:table-cell>
          <table:table-cell table:formula="of:=[.CF9]/[.CI9]" office:value-type="float" office:value="0.0626555548773872" calcext:value-type="float">
            <text:p>0.0626555548773872</text:p>
          </table:table-cell>
          <table:table-cell table:formula="of:=[.CG9]/[.CI9]" office:value-type="float" office:value="0.0709843105740017" calcext:value-type="float">
            <text:p>0.0709843105740017</text:p>
          </table:table-cell>
          <table:table-cell table:formula="of:=[.CH9]/[.CI9]" office:value-type="float" office:value="0.0624372694227431" calcext:value-type="float">
            <text:p>0.062437269422743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3174804" calcext:value-type="float">
            <text:p>3174804</text:p>
          </table:table-cell>
          <table:table-cell office:value-type="float" office:value="3166683" calcext:value-type="float">
            <text:p>3166683</text:p>
          </table:table-cell>
          <table:table-cell office:value-type="float" office:value="3249549" calcext:value-type="float">
            <text:p>3249549</text:p>
          </table:table-cell>
          <table:table-cell table:formula="of:=[.CO9]^3" office:value-type="float" office:value="56623104" calcext:value-type="float">
            <text:p>56623104</text:p>
          </table:table-cell>
          <table:table-cell table:formula="of:=[.CO9]^2" office:value-type="float" office:value="147456" calcext:value-type="float">
            <text:p>147456</text:p>
          </table:table-cell>
          <table:table-cell table:formula="of:=[.CP9]/[.CS9]" office:value-type="float" office:value="0.0560690561930339" calcext:value-type="float">
            <text:p>0.0560690561930339</text:p>
          </table:table-cell>
          <table:table-cell table:formula="of:=[.CQ9]/[.CS9]" office:value-type="float" office:value="0.0559256341722277" calcext:value-type="float">
            <text:p>0.0559256341722277</text:p>
          </table:table-cell>
          <table:table-cell table:formula="of:=[.CR9]/[.CS9]" office:value-type="float" office:value="0.0573891003926595" calcext:value-type="float">
            <text:p>0.0573891003926595</text:p>
          </table:table-cell>
          <table:table-cell table:number-columns-repeated="2"/>
          <table:table-cell office:value-type="float" office:value="384" calcext:value-type="float">
            <text:p>384</text:p>
          </table:table-cell>
          <table:table-cell table:formula="of:=[.CZ9]^3" office:value-type="float" office:value="56623104" calcext:value-type="float">
            <text:p>56623104</text:p>
          </table:table-cell>
          <table:table-cell office:value-type="float" office:value="96159306" calcext:value-type="float">
            <text:p>96159306</text:p>
          </table:table-cell>
          <table:table-cell office:value-type="float" office:value="166244028" calcext:value-type="float">
            <text:p>166244028</text:p>
          </table:table-cell>
          <table:table-cell office:value-type="float" office:value="97873131" calcext:value-type="float">
            <text:p>97873131</text:p>
          </table:table-cell>
          <table:table-cell office:value-type="float" office:value="115080102" calcext:value-type="float">
            <text:p>115080102</text:p>
          </table:table-cell>
          <table:table-cell office:value-type="float" office:value="114047643" calcext:value-type="float">
            <text:p>114047643</text:p>
          </table:table-cell>
          <table:table-cell table:formula="of:=[.CZ9]^2" office:value-type="float" office:value="147456" calcext:value-type="float">
            <text:p>147456</text:p>
          </table:table-cell>
          <table:table-cell table:formula="of:=[.DD9]/[.DA9]" office:value-type="float" office:value="1.7285016907586" calcext:value-type="float">
            <text:p>1.7285016907586</text:p>
          </table:table-cell>
          <table:table-cell table:formula="of:=[.DE9]/[.DA9]" office:value-type="float" office:value="2.03238773345947" calcext:value-type="float">
            <text:p>2.03238773345947</text:p>
          </table:table-cell>
          <table:table-cell table:formula="of:=[.DF9]/[.DA9]" office:value-type="float" office:value="2.01415385140313" calcext:value-type="float">
            <text:p>2.01415385140313</text:p>
          </table:table-cell>
          <table:table-cell table:formula="of:=[.DB9]/[.DA9]" office:value-type="float" office:value="1.69823445214166" calcext:value-type="float">
            <text:p>1.69823445214166</text:p>
          </table:table-cell>
          <table:table-cell table:formula="of:=[.DC9]/[.DA9]" office:value-type="float" office:value="2.93597518073188" calcext:value-type="float">
            <text:p>2.9359751807318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108864" calcext:value-type="float">
            <text:p>67108864</text:p>
          </table:table-cell>
          <table:table-cell table:number-columns-repeated="2" table:style-name="ce1" office:value-type="float" office:value="29840000000" calcext:value-type="float">
            <text:p>2.984E+10</text:p>
          </table:table-cell>
          <table:table-cell table:number-columns-repeated="11"/>
          <table:table-cell office:value-type="float" office:value="104" calcext:value-type="float">
            <text:p>104</text:p>
          </table:table-cell>
          <table:table-cell office:value-type="float" office:value="1636612" calcext:value-type="float">
            <text:p>1636612</text:p>
          </table:table-cell>
          <table:table-cell office:value-type="float" office:value="1156092" calcext:value-type="float">
            <text:p>1156092</text:p>
          </table:table-cell>
          <table:table-cell office:value-type="float" office:value="1160540" calcext:value-type="float">
            <text:p>1160540</text:p>
          </table:table-cell>
          <table:table-cell table:formula="of:=[.P10]^3" office:value-type="float" office:value="1124864" calcext:value-type="float">
            <text:p>1124864</text:p>
          </table:table-cell>
          <table:table-cell table:formula="of:=[.Q10]/[.T10]" office:value-type="float" office:value="1.45494210855712" calcext:value-type="float">
            <text:p>1.45494210855712</text:p>
          </table:table-cell>
          <table:table-cell table:formula="of:=[.R10]/[.T10]" office:value-type="float" office:value="1.02776157828858" calcext:value-type="float">
            <text:p>1.02776157828858</text:p>
          </table:table-cell>
          <table:table-cell table:formula="of:=[.S10]/[.T10]" office:value-type="float" office:value="1.03171583409194" calcext:value-type="float">
            <text:p>1.03171583409194</text:p>
          </table:table-cell>
          <table:table-cell table:formula="of:=[.P10]^2" office:value-type="float" office:value="10816" calcext:value-type="float">
            <text:p>10816</text:p>
          </table:table-cell>
          <table:table-cell table:number-columns-repeated="10"/>
          <table:table-cell office:value-type="float" office:value="104" calcext:value-type="float">
            <text:p>104</text:p>
          </table:table-cell>
          <table:table-cell table:formula="of:=[.AI10]^2" office:value-type="float" office:value="10816" calcext:value-type="float">
            <text:p>10816</text:p>
          </table:table-cell>
          <table:table-cell office:value-type="float" office:value="1641554" calcext:value-type="float">
            <text:p>1641554</text:p>
          </table:table-cell>
          <table:table-cell office:value-type="float" office:value="1170356" calcext:value-type="float">
            <text:p>1170356</text:p>
          </table:table-cell>
          <table:table-cell office:value-type="float" office:value="1209168" calcext:value-type="float">
            <text:p>1209168</text:p>
          </table:table-cell>
          <table:table-cell table:number-columns-repeated="2"/>
          <table:table-cell office:value-type="float" office:value="1066" calcext:value-type="float">
            <text:p>1066</text:p>
          </table:table-cell>
          <table:table-cell office:value-type="float" office:value="2115174266" calcext:value-type="float">
            <text:p>2115174266</text:p>
          </table:table-cell>
          <table:table-cell office:value-type="float" office:value="1250929236" calcext:value-type="float">
            <text:p>1250929236</text:p>
          </table:table-cell>
          <table:table-cell office:value-type="float" office:value="2369621688" calcext:value-type="float">
            <text:p>2369621688</text:p>
          </table:table-cell>
          <table:table-cell table:formula="of:=[.AP10]^3" office:value-type="float" office:value="1211355496" calcext:value-type="float">
            <text:p>1211355496</text:p>
          </table:table-cell>
          <table:table-cell table:formula="of:=[.AP10]^2" office:value-type="float" office:value="1136356" calcext:value-type="float">
            <text:p>1136356</text:p>
          </table:table-cell>
          <table:table-cell table:formula="of:=[.AQ10]/[.AT10]" office:value-type="float" office:value="1.7461218221938" calcext:value-type="float">
            <text:p>1.7461218221938</text:p>
          </table:table-cell>
          <table:table-cell table:formula="of:=[.AR10]/[.AT10]" office:value-type="float" office:value="1.03266897300642" calcext:value-type="float">
            <text:p>1.03266897300642</text:p>
          </table:table-cell>
          <table:table-cell table:formula="of:=[.AS10]/[.AT10]" office:value-type="float" office:value="1.95617363839492" calcext:value-type="float">
            <text:p>1.95617363839492</text:p>
          </table:table-cell>
          <table:table-cell table:number-columns-repeated="12"/>
          <table:table-cell office:value-type="float" office:value="120" calcext:value-type="float">
            <text:p>120</text:p>
          </table:table-cell>
          <table:table-cell office:value-type="float" office:value="74664" calcext:value-type="float">
            <text:p>74664</text:p>
          </table:table-cell>
          <table:table-cell office:value-type="float" office:value="155835" calcext:value-type="float">
            <text:p>155835</text:p>
          </table:table-cell>
          <table:table-cell office:value-type="float" office:value="116994" calcext:value-type="float">
            <text:p>116994</text:p>
          </table:table-cell>
          <table:table-cell table:formula="of:=[.BK10]^3" office:value-type="float" office:value="1728000" calcext:value-type="float">
            <text:p>1728000</text:p>
          </table:table-cell>
          <table:table-cell table:formula="of:=[.BK10]^2" office:value-type="float" office:value="14400" calcext:value-type="float">
            <text:p>14400</text:p>
          </table:table-cell>
          <table:table-cell table:formula="of:=[.BL10]/[.BO10]" office:value-type="float" office:value="0.0432083333333333" calcext:value-type="float">
            <text:p>0.0432083333333333</text:p>
          </table:table-cell>
          <table:table-cell table:formula="of:=[.BM10]/[.BO10]" office:value-type="float" office:value="0.0901822916666667" calcext:value-type="float">
            <text:p>0.0901822916666667</text:p>
          </table:table-cell>
          <table:table-cell table:formula="of:=[.BN10]/[.BO10]" office:value-type="float" office:value="0.0677048611111111" calcext:value-type="float">
            <text:p>0.067704861111111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25100" calcext:value-type="float">
            <text:p>125100</text:p>
          </table:table-cell>
          <table:table-cell office:value-type="float" office:value="202353" calcext:value-type="float">
            <text:p>202353</text:p>
          </table:table-cell>
          <table:table-cell office:value-type="float" office:value="55482" calcext:value-type="float">
            <text:p>55482</text:p>
          </table:table-cell>
          <table:table-cell table:formula="of:=[.BU10]^3" office:value-type="float" office:value="2097152" calcext:value-type="float">
            <text:p>2097152</text:p>
          </table:table-cell>
          <table:table-cell table:formula="of:=[.BU10]^2" office:value-type="float" office:value="16384" calcext:value-type="float">
            <text:p>16384</text:p>
          </table:table-cell>
          <table:table-cell table:formula="of:=[.BV10]/[.BY10]" office:value-type="float" office:value="0.0596523284912109" calcext:value-type="float">
            <text:p>0.0596523284912109</text:p>
          </table:table-cell>
          <table:table-cell table:formula="of:=[.BW10]/[.BY10]" office:value-type="float" office:value="0.096489429473877" calcext:value-type="float">
            <text:p>0.096489429473877</text:p>
          </table:table-cell>
          <table:table-cell table:formula="of:=[.BX10]/[.BY10]" office:value-type="float" office:value="0.0264558792114258" calcext:value-type="float">
            <text:p>0.0264558792114258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553140" calcext:value-type="float">
            <text:p>553140</text:p>
          </table:table-cell>
          <table:table-cell office:value-type="float" office:value="471132" calcext:value-type="float">
            <text:p>471132</text:p>
          </table:table-cell>
          <table:table-cell office:value-type="float" office:value="468993" calcext:value-type="float">
            <text:p>468993</text:p>
          </table:table-cell>
          <table:table-cell table:formula="of:=[.CE10]^3" office:value-type="float" office:value="11239424" calcext:value-type="float">
            <text:p>11239424</text:p>
          </table:table-cell>
          <table:table-cell table:formula="of:=[.CE10]^2" office:value-type="float" office:value="50176" calcext:value-type="float">
            <text:p>50176</text:p>
          </table:table-cell>
          <table:table-cell table:formula="of:=[.CF10]/[.CI10]" office:value-type="float" office:value="0.0492142657844388" calcext:value-type="float">
            <text:p>0.0492142657844388</text:p>
          </table:table-cell>
          <table:table-cell table:formula="of:=[.CG10]/[.CI10]" office:value-type="float" office:value="0.0419178064641035" calcext:value-type="float">
            <text:p>0.0419178064641035</text:p>
          </table:table-cell>
          <table:table-cell table:formula="of:=[.CH10]/[.CI10]" office:value-type="float" office:value="0.0417274942203444" calcext:value-type="float">
            <text:p>0.0417274942203444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3556941" calcext:value-type="float">
            <text:p>3556941</text:p>
          </table:table-cell>
          <table:table-cell office:value-type="float" office:value="3545910" calcext:value-type="float">
            <text:p>3545910</text:p>
          </table:table-cell>
          <table:table-cell office:value-type="float" office:value="3558588" calcext:value-type="float">
            <text:p>3558588</text:p>
          </table:table-cell>
          <table:table-cell table:formula="of:=[.CO10]^3" office:value-type="float" office:value="89915392" calcext:value-type="float">
            <text:p>89915392</text:p>
          </table:table-cell>
          <table:table-cell table:formula="of:=[.CO10]^2" office:value-type="float" office:value="200704" calcext:value-type="float">
            <text:p>200704</text:p>
          </table:table-cell>
          <table:table-cell table:formula="of:=[.CP10]/[.CS10]" office:value-type="float" office:value="0.0395587554130888" calcext:value-type="float">
            <text:p>0.0395587554130888</text:p>
          </table:table-cell>
          <table:table-cell table:formula="of:=[.CQ10]/[.CS10]" office:value-type="float" office:value="0.0394360734144383" calcext:value-type="float">
            <text:p>0.0394360734144383</text:p>
          </table:table-cell>
          <table:table-cell table:formula="of:=[.CR10]/[.CS10]" office:value-type="float" office:value="0.0395770726329036" calcext:value-type="float">
            <text:p>0.0395770726329036</text:p>
          </table:table-cell>
          <table:table-cell table:number-columns-repeated="2"/>
          <table:table-cell office:value-type="float" office:value="448" calcext:value-type="float">
            <text:p>448</text:p>
          </table:table-cell>
          <table:table-cell table:formula="of:=[.CZ10]^3" office:value-type="float" office:value="89915392" calcext:value-type="float">
            <text:p>89915392</text:p>
          </table:table-cell>
          <table:table-cell office:value-type="float" office:value="142923375" calcext:value-type="float">
            <text:p>142923375</text:p>
          </table:table-cell>
          <table:table-cell office:value-type="float" office:value="233010054" calcext:value-type="float">
            <text:p>233010054</text:p>
          </table:table-cell>
          <table:table-cell office:value-type="float" office:value="153194247" calcext:value-type="float">
            <text:p>153194247</text:p>
          </table:table-cell>
          <table:table-cell office:value-type="float" office:value="182635794" calcext:value-type="float">
            <text:p>182635794</text:p>
          </table:table-cell>
          <table:table-cell office:value-type="float" office:value="175647123" calcext:value-type="float">
            <text:p>175647123</text:p>
          </table:table-cell>
          <table:table-cell table:formula="of:=[.CZ10]^2" office:value-type="float" office:value="200704" calcext:value-type="float">
            <text:p>200704</text:p>
          </table:table-cell>
          <table:table-cell table:formula="of:=[.DD10]/[.DA10]" office:value-type="float" office:value="1.70375998583201" calcext:value-type="float">
            <text:p>1.70375998583201</text:p>
          </table:table-cell>
          <table:table-cell table:formula="of:=[.DE10]/[.DA10]" office:value-type="float" office:value="2.03119610488936" calcext:value-type="float">
            <text:p>2.03119610488936</text:p>
          </table:table-cell>
          <table:table-cell table:formula="of:=[.DF10]/[.DA10]" office:value-type="float" office:value="1.9534711365102" calcext:value-type="float">
            <text:p>1.9534711365102</text:p>
          </table:table-cell>
          <table:table-cell table:formula="of:=[.DB10]/[.DA10]" office:value-type="float" office:value="1.58953180118483" calcext:value-type="float">
            <text:p>1.58953180118483</text:p>
          </table:table-cell>
          <table:table-cell table:formula="of:=[.DC10]/[.DA10]" office:value-type="float" office:value="2.59143678092401" calcext:value-type="float">
            <text:p>2.5914367809240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number-columns-repeated="11"/>
          <table:table-cell office:value-type="float" office:value="134" calcext:value-type="float">
            <text:p>134</text:p>
          </table:table-cell>
          <table:table-cell office:value-type="float" office:value="3600886" calcext:value-type="float">
            <text:p>3600886</text:p>
          </table:table-cell>
          <table:table-cell office:value-type="float" office:value="2345878" calcext:value-type="float">
            <text:p>2345878</text:p>
          </table:table-cell>
          <table:table-cell office:value-type="float" office:value="2464524" calcext:value-type="float">
            <text:p>2464524</text:p>
          </table:table-cell>
          <table:table-cell table:formula="of:=[.P11]^3" office:value-type="float" office:value="2406104" calcext:value-type="float">
            <text:p>2406104</text:p>
          </table:table-cell>
          <table:table-cell table:formula="of:=[.Q11]/[.T11]" office:value-type="float" office:value="1.49656290833646" calcext:value-type="float">
            <text:p>1.49656290833646</text:p>
          </table:table-cell>
          <table:table-cell table:formula="of:=[.R11]/[.T11]" office:value-type="float" office:value="0.97496949425295" calcext:value-type="float">
            <text:p>0.97496949425295</text:p>
          </table:table-cell>
          <table:table-cell table:formula="of:=[.S11]/[.T11]" office:value-type="float" office:value="1.02427991475015" calcext:value-type="float">
            <text:p>1.02427991475015</text:p>
          </table:table-cell>
          <table:table-cell table:formula="of:=[.P11]^2" office:value-type="float" office:value="17956" calcext:value-type="float">
            <text:p>17956</text:p>
          </table:table-cell>
          <table:table-cell table:number-columns-repeated="10"/>
          <table:table-cell office:value-type="float" office:value="110" calcext:value-type="float">
            <text:p>110</text:p>
          </table:table-cell>
          <table:table-cell table:formula="of:=[.AI11]^2" office:value-type="float" office:value="12100" calcext:value-type="float">
            <text:p>12100</text:p>
          </table:table-cell>
          <table:table-cell office:value-type="float" office:value="1931188" calcext:value-type="float">
            <text:p>1931188</text:p>
          </table:table-cell>
          <table:table-cell office:value-type="float" office:value="1344468" calcext:value-type="float">
            <text:p>1344468</text:p>
          </table:table-cell>
          <table:table-cell office:value-type="float" office:value="1376272" calcext:value-type="float">
            <text:p>1376272</text:p>
          </table:table-cell>
          <table:table-cell table:number-columns-repeated="2"/>
          <table:table-cell office:value-type="float" office:value="1084" calcext:value-type="float">
            <text:p>1084</text:p>
          </table:table-cell>
          <table:table-cell office:value-type="float" office:value="2257172304" calcext:value-type="float">
            <text:p>2257172304</text:p>
          </table:table-cell>
          <table:table-cell office:value-type="float" office:value="1186034032" calcext:value-type="float">
            <text:p>1186034032</text:p>
          </table:table-cell>
          <table:table-cell office:value-type="float" office:value="2526288776" calcext:value-type="float">
            <text:p>2526288776</text:p>
          </table:table-cell>
          <table:table-cell table:formula="of:=[.AP11]^3" office:value-type="float" office:value="1273760704" calcext:value-type="float">
            <text:p>1273760704</text:p>
          </table:table-cell>
          <table:table-cell table:formula="of:=[.AP11]^2" office:value-type="float" office:value="1175056" calcext:value-type="float">
            <text:p>1175056</text:p>
          </table:table-cell>
          <table:table-cell table:formula="of:=[.AQ11]/[.AT11]" office:value-type="float" office:value="1.77205364941137" calcext:value-type="float">
            <text:p>1.77205364941137</text:p>
          </table:table-cell>
          <table:table-cell table:formula="of:=[.AR11]/[.AT11]" office:value-type="float" office:value="0.931127823519354" calcext:value-type="float">
            <text:p>0.931127823519354</text:p>
          </table:table-cell>
          <table:table-cell table:formula="of:=[.AS11]/[.AT11]" office:value-type="float" office:value="1.98333075283817" calcext:value-type="float">
            <text:p>1.98333075283817</text:p>
          </table:table-cell>
          <table:table-cell table:number-columns-repeated="12"/>
          <table:table-cell office:value-type="float" office:value="136" calcext:value-type="float">
            <text:p>136</text:p>
          </table:table-cell>
          <table:table-cell office:value-type="float" office:value="177888" calcext:value-type="float">
            <text:p>177888</text:p>
          </table:table-cell>
          <table:table-cell office:value-type="float" office:value="324603" calcext:value-type="float">
            <text:p>324603</text:p>
          </table:table-cell>
          <table:table-cell office:value-type="float" office:value="429165" calcext:value-type="float">
            <text:p>429165</text:p>
          </table:table-cell>
          <table:table-cell table:formula="of:=[.BK11]^3" office:value-type="float" office:value="2515456" calcext:value-type="float">
            <text:p>2515456</text:p>
          </table:table-cell>
          <table:table-cell table:formula="of:=[.BK11]^2" office:value-type="float" office:value="18496" calcext:value-type="float">
            <text:p>18496</text:p>
          </table:table-cell>
          <table:table-cell table:formula="of:=[.BL11]/[.BO11]" office:value-type="float" office:value="0.0707179930795848" calcext:value-type="float">
            <text:p>0.0707179930795848</text:p>
          </table:table-cell>
          <table:table-cell table:formula="of:=[.BM11]/[.BO11]" office:value-type="float" office:value="0.129043402071036" calcext:value-type="float">
            <text:p>0.129043402071036</text:p>
          </table:table-cell>
          <table:table-cell table:formula="of:=[.BN11]/[.BO11]" office:value-type="float" office:value="0.170611213235294" calcext:value-type="float">
            <text:p>0.170611213235294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98700" calcext:value-type="float">
            <text:p>98700</text:p>
          </table:table-cell>
          <table:table-cell office:value-type="float" office:value="206187" calcext:value-type="float">
            <text:p>206187</text:p>
          </table:table-cell>
          <table:table-cell office:value-type="float" office:value="60861" calcext:value-type="float">
            <text:p>60861</text:p>
          </table:table-cell>
          <table:table-cell table:formula="of:=[.BU11]^3" office:value-type="float" office:value="2985984" calcext:value-type="float">
            <text:p>2985984</text:p>
          </table:table-cell>
          <table:table-cell table:formula="of:=[.BU11]^2" office:value-type="float" office:value="20736" calcext:value-type="float">
            <text:p>20736</text:p>
          </table:table-cell>
          <table:table-cell table:formula="of:=[.BV11]/[.BY11]" office:value-type="float" office:value="0.0330544302983539" calcext:value-type="float">
            <text:p>0.0330544302983539</text:p>
          </table:table-cell>
          <table:table-cell table:formula="of:=[.BW11]/[.BY11]" office:value-type="float" office:value="0.0690516091177984" calcext:value-type="float">
            <text:p>0.0690516091177984</text:p>
          </table:table-cell>
          <table:table-cell table:formula="of:=[.BX11]/[.BY11]" office:value-type="float" office:value="0.0203822257587449" calcext:value-type="float">
            <text:p>0.0203822257587449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530637" calcext:value-type="float">
            <text:p>530637</text:p>
          </table:table-cell>
          <table:table-cell office:value-type="float" office:value="552897" calcext:value-type="float">
            <text:p>552897</text:p>
          </table:table-cell>
          <table:table-cell office:value-type="float" office:value="525375" calcext:value-type="float">
            <text:p>525375</text:p>
          </table:table-cell>
          <table:table-cell table:formula="of:=[.CE11]^3" office:value-type="float" office:value="16777216" calcext:value-type="float">
            <text:p>16777216</text:p>
          </table:table-cell>
          <table:table-cell table:formula="of:=[.CE11]^2" office:value-type="float" office:value="65536" calcext:value-type="float">
            <text:p>65536</text:p>
          </table:table-cell>
          <table:table-cell table:formula="of:=[.CF11]/[.CI11]" office:value-type="float" office:value="0.031628429889679" calcext:value-type="float">
            <text:p>0.031628429889679</text:p>
          </table:table-cell>
          <table:table-cell table:formula="of:=[.CG11]/[.CI11]" office:value-type="float" office:value="0.0329552292823792" calcext:value-type="float">
            <text:p>0.0329552292823792</text:p>
          </table:table-cell>
          <table:table-cell table:formula="of:=[.CH11]/[.CI11]" office:value-type="float" office:value="0.0313147902488709" calcext:value-type="float">
            <text:p>0.0313147902488709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6947973" calcext:value-type="float">
            <text:p>6947973</text:p>
          </table:table-cell>
          <table:table-cell office:value-type="float" office:value="7156365" calcext:value-type="float">
            <text:p>7156365</text:p>
          </table:table-cell>
          <table:table-cell office:value-type="float" office:value="6953310" calcext:value-type="float">
            <text:p>6953310</text:p>
          </table:table-cell>
          <table:table-cell table:formula="of:=[.CO11]^3" office:value-type="float" office:value="134217728" calcext:value-type="float">
            <text:p>134217728</text:p>
          </table:table-cell>
          <table:table-cell table:formula="of:=[.CO11]^2" office:value-type="float" office:value="262144" calcext:value-type="float">
            <text:p>262144</text:p>
          </table:table-cell>
          <table:table-cell table:formula="of:=[.CP11]/[.CS11]" office:value-type="float" office:value="0.0517664328217506" calcext:value-type="float">
            <text:p>0.0517664328217506</text:p>
          </table:table-cell>
          <table:table-cell table:formula="of:=[.CQ11]/[.CS11]" office:value-type="float" office:value="0.0533190742135048" calcext:value-type="float">
            <text:p>0.0533190742135048</text:p>
          </table:table-cell>
          <table:table-cell table:formula="of:=[.CR11]/[.CS11]" office:value-type="float" office:value="0.0518061965703964" calcext:value-type="float">
            <text:p>0.051806196570396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formula="of:=[.CZ11]^3" office:value-type="float" office:value="134217728" calcext:value-type="float">
            <text:p>134217728</text:p>
          </table:table-cell>
          <table:table-cell office:value-type="float" office:value="301411527" calcext:value-type="float">
            <text:p>301411527</text:p>
          </table:table-cell>
          <table:table-cell office:value-type="float" office:value="486224367" calcext:value-type="float">
            <text:p>486224367</text:p>
          </table:table-cell>
          <table:table-cell office:value-type="float" office:value="227489340" calcext:value-type="float">
            <text:p>227489340</text:p>
          </table:table-cell>
          <table:table-cell office:value-type="float" office:value="272543187" calcext:value-type="float">
            <text:p>272543187</text:p>
          </table:table-cell>
          <table:table-cell office:value-type="float" office:value="429602166" calcext:value-type="float">
            <text:p>429602166</text:p>
          </table:table-cell>
          <table:table-cell table:formula="of:=[.CZ11]^2" office:value-type="float" office:value="262144" calcext:value-type="float">
            <text:p>262144</text:p>
          </table:table-cell>
          <table:table-cell table:formula="of:=[.DD11]/[.DA11]" office:value-type="float" office:value="1.69492766261101" calcext:value-type="float">
            <text:p>1.69492766261101</text:p>
          </table:table-cell>
          <table:table-cell table:formula="of:=[.DE11]/[.DA11]" office:value-type="float" office:value="2.03060498088598" calcext:value-type="float">
            <text:p>2.03060498088598</text:p>
          </table:table-cell>
          <table:table-cell table:formula="of:=[.DF11]/[.DA11]" office:value-type="float" office:value="3.20078556239605" calcext:value-type="float">
            <text:p>3.20078556239605</text:p>
          </table:table-cell>
          <table:table-cell table:formula="of:=[.DB11]/[.DA11]" office:value-type="float" office:value="2.24569087475538" calcext:value-type="float">
            <text:p>2.24569087475538</text:p>
          </table:table-cell>
          <table:table-cell table:formula="of:=[.DC11]/[.DA11]" office:value-type="float" office:value="3.62265383452177" calcext:value-type="float">
            <text:p>3.6226538345217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table:style-name="ce1" office:value-type="float" office:value="67090000000" calcext:value-type="float">
            <text:p>6.709E+10</text:p>
          </table:table-cell>
          <table:table-cell table:style-name="ce1" office:value-type="float" office:value="33550000000" calcext:value-type="float">
            <text:p>3.355E+10</text:p>
          </table:table-cell>
          <table:table-cell table:number-columns-repeated="11"/>
          <table:table-cell office:value-type="float" office:value="168" calcext:value-type="float">
            <text:p>168</text:p>
          </table:table-cell>
          <table:table-cell office:value-type="float" office:value="7341084" calcext:value-type="float">
            <text:p>7341084</text:p>
          </table:table-cell>
          <table:table-cell office:value-type="float" office:value="4531560" calcext:value-type="float">
            <text:p>4531560</text:p>
          </table:table-cell>
          <table:table-cell office:value-type="float" office:value="5654706" calcext:value-type="float">
            <text:p>5654706</text:p>
          </table:table-cell>
          <table:table-cell table:formula="of:=[.P12]^3" office:value-type="float" office:value="4741632" calcext:value-type="float">
            <text:p>4741632</text:p>
          </table:table-cell>
          <table:table-cell table:formula="of:=[.Q12]/[.T12]" office:value-type="float" office:value="1.54821884110787" calcext:value-type="float">
            <text:p>1.54821884110787</text:p>
          </table:table-cell>
          <table:table-cell table:formula="of:=[.R12]/[.T12]" office:value-type="float" office:value="0.955696266601879" calcext:value-type="float">
            <text:p>0.955696266601879</text:p>
          </table:table-cell>
          <table:table-cell table:formula="of:=[.S12]/[.T12]" office:value-type="float" office:value="1.19256534459022" calcext:value-type="float">
            <text:p>1.19256534459022</text:p>
          </table:table-cell>
          <table:table-cell table:formula="of:=[.P12]^2" office:value-type="float" office:value="28224" calcext:value-type="float">
            <text:p>28224</text:p>
          </table:table-cell>
          <table:table-cell table:number-columns-repeated="10"/>
          <table:table-cell office:value-type="float" office:value="118" calcext:value-type="float">
            <text:p>118</text:p>
          </table:table-cell>
          <table:table-cell table:formula="of:=[.AI12]^2" office:value-type="float" office:value="13924" calcext:value-type="float">
            <text:p>13924</text:p>
          </table:table-cell>
          <table:table-cell office:value-type="float" office:value="2422842" calcext:value-type="float">
            <text:p>2422842</text:p>
          </table:table-cell>
          <table:table-cell office:value-type="float" office:value="1632154" calcext:value-type="float">
            <text:p>1632154</text:p>
          </table:table-cell>
          <table:table-cell office:value-type="float" office:value="1739646" calcext:value-type="float">
            <text:p>1739646</text:p>
          </table:table-cell>
          <table:table-cell table:number-columns-repeated="2"/>
          <table:table-cell office:value-type="float" office:value="1104" calcext:value-type="float">
            <text:p>1104</text:p>
          </table:table-cell>
          <table:table-cell office:value-type="float" office:value="2453066840" calcext:value-type="float">
            <text:p>2453066840</text:p>
          </table:table-cell>
          <table:table-cell office:value-type="float" office:value="1220127684" calcext:value-type="float">
            <text:p>1220127684</text:p>
          </table:table-cell>
          <table:table-cell office:value-type="float" office:value="3900712658" calcext:value-type="float">
            <text:p>3900712658</text:p>
          </table:table-cell>
          <table:table-cell table:formula="of:=[.AP12]^3" office:value-type="float" office:value="1345572864" calcext:value-type="float">
            <text:p>1345572864</text:p>
          </table:table-cell>
          <table:table-cell table:formula="of:=[.AP12]^2" office:value-type="float" office:value="1218816" calcext:value-type="float">
            <text:p>1218816</text:p>
          </table:table-cell>
          <table:table-cell table:formula="of:=[.AQ12]/[.AT12]" office:value-type="float" office:value="1.82306503470034" calcext:value-type="float">
            <text:p>1.82306503470034</text:p>
          </table:table-cell>
          <table:table-cell table:formula="of:=[.AR12]/[.AT12]" office:value-type="float" office:value="0.906771915994881" calcext:value-type="float">
            <text:p>0.906771915994881</text:p>
          </table:table-cell>
          <table:table-cell table:formula="of:=[.AS12]/[.AT12]" office:value-type="float" office:value="2.89892339713533" calcext:value-type="float">
            <text:p>2.89892339713533</text:p>
          </table:table-cell>
          <table:table-cell table:number-columns-repeated="12"/>
          <table:table-cell office:value-type="float" office:value="152" calcext:value-type="float">
            <text:p>152</text:p>
          </table:table-cell>
          <table:table-cell office:value-type="float" office:value="195951" calcext:value-type="float">
            <text:p>195951</text:p>
          </table:table-cell>
          <table:table-cell office:value-type="float" office:value="386775" calcext:value-type="float">
            <text:p>386775</text:p>
          </table:table-cell>
          <table:table-cell office:value-type="float" office:value="225567" calcext:value-type="float">
            <text:p>225567</text:p>
          </table:table-cell>
          <table:table-cell table:formula="of:=[.BK12]^3" office:value-type="float" office:value="3511808" calcext:value-type="float">
            <text:p>3511808</text:p>
          </table:table-cell>
          <table:table-cell table:formula="of:=[.BK12]^2" office:value-type="float" office:value="23104" calcext:value-type="float">
            <text:p>23104</text:p>
          </table:table-cell>
          <table:table-cell table:formula="of:=[.BL12]/[.BO12]" office:value-type="float" office:value="0.0557977543191427" calcext:value-type="float">
            <text:p>0.0557977543191427</text:p>
          </table:table-cell>
          <table:table-cell table:formula="of:=[.BM12]/[.BO12]" office:value-type="float" office:value="0.11013557688803" calcext:value-type="float">
            <text:p>0.11013557688803</text:p>
          </table:table-cell>
          <table:table-cell table:formula="of:=[.BN12]/[.BO12]" office:value-type="float" office:value="0.0642310171854498" calcext:value-type="float">
            <text:p>0.064231017185449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3784" calcext:value-type="float">
            <text:p>113784</text:p>
          </table:table-cell>
          <table:table-cell office:value-type="float" office:value="219987" calcext:value-type="float">
            <text:p>219987</text:p>
          </table:table-cell>
          <table:table-cell office:value-type="float" office:value="68736" calcext:value-type="float">
            <text:p>68736</text:p>
          </table:table-cell>
          <table:table-cell table:formula="of:=[.BU12]^3" office:value-type="float" office:value="4096000" calcext:value-type="float">
            <text:p>4096000</text:p>
          </table:table-cell>
          <table:table-cell table:formula="of:=[.BU12]^2" office:value-type="float" office:value="25600" calcext:value-type="float">
            <text:p>25600</text:p>
          </table:table-cell>
          <table:table-cell table:formula="of:=[.BV12]/[.BY12]" office:value-type="float" office:value="0.027779296875" calcext:value-type="float">
            <text:p>0.027779296875</text:p>
          </table:table-cell>
          <table:table-cell table:formula="of:=[.BW12]/[.BY12]" office:value-type="float" office:value="0.053707763671875" calcext:value-type="float">
            <text:p>0.053707763671875</text:p>
          </table:table-cell>
          <table:table-cell table:formula="of:=[.BX12]/[.BY12]" office:value-type="float" office:value="0.01678125" calcext:value-type="float">
            <text:p>0.01678125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488157" calcext:value-type="float">
            <text:p>488157</text:p>
          </table:table-cell>
          <table:table-cell office:value-type="float" office:value="534000" calcext:value-type="float">
            <text:p>534000</text:p>
          </table:table-cell>
          <table:table-cell office:value-type="float" office:value="604839" calcext:value-type="float">
            <text:p>604839</text:p>
          </table:table-cell>
          <table:table-cell table:formula="of:=[.CE12]^3" office:value-type="float" office:value="23887872" calcext:value-type="float">
            <text:p>23887872</text:p>
          </table:table-cell>
          <table:table-cell table:formula="of:=[.CE12]^2" office:value-type="float" office:value="82944" calcext:value-type="float">
            <text:p>82944</text:p>
          </table:table-cell>
          <table:table-cell table:formula="of:=[.CF12]/[.CI12]" office:value-type="float" office:value="0.0204353489502958" calcext:value-type="float">
            <text:p>0.0204353489502958</text:p>
          </table:table-cell>
          <table:table-cell table:formula="of:=[.CG12]/[.CI12]" office:value-type="float" office:value="0.0223544399434156" calcext:value-type="float">
            <text:p>0.0223544399434156</text:p>
          </table:table-cell>
          <table:table-cell table:formula="of:=[.CH12]/[.CI12]" office:value-type="float" office:value="0.0253199196646734" calcext:value-type="float">
            <text:p>0.0253199196646734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4427469" calcext:value-type="float">
            <text:p>4427469</text:p>
          </table:table-cell>
          <table:table-cell office:value-type="float" office:value="4531449" calcext:value-type="float">
            <text:p>4531449</text:p>
          </table:table-cell>
          <table:table-cell office:value-type="float" office:value="4424754" calcext:value-type="float">
            <text:p>4424754</text:p>
          </table:table-cell>
          <table:table-cell table:formula="of:=[.CO12]^3" office:value-type="float" office:value="191102976" calcext:value-type="float">
            <text:p>191102976</text:p>
          </table:table-cell>
          <table:table-cell table:formula="of:=[.CO12]^2" office:value-type="float" office:value="331776" calcext:value-type="float">
            <text:p>331776</text:p>
          </table:table-cell>
          <table:table-cell table:formula="of:=[.CP12]/[.CS12]" office:value-type="float" office:value="0.0231679751549238" calcext:value-type="float">
            <text:p>0.0231679751549238</text:p>
          </table:table-cell>
          <table:table-cell table:formula="of:=[.CQ12]/[.CS12]" office:value-type="float" office:value="0.0237120797114117" calcext:value-type="float">
            <text:p>0.0237120797114117</text:p>
          </table:table-cell>
          <table:table-cell table:formula="of:=[.CR12]/[.CS12]" office:value-type="float" office:value="0.0231537681548193" calcext:value-type="float">
            <text:p>0.0231537681548193</text:p>
          </table:table-cell>
          <table:table-cell table:number-columns-repeated="2"/>
          <table:table-cell office:value-type="float" office:value="576" calcext:value-type="float">
            <text:p>576</text:p>
          </table:table-cell>
          <table:table-cell table:formula="of:=[.CZ12]^3" office:value-type="float" office:value="191102976" calcext:value-type="float">
            <text:p>191102976</text:p>
          </table:table-cell>
          <table:table-cell office:value-type="float" office:value="303151707" calcext:value-type="float">
            <text:p>303151707</text:p>
          </table:table-cell>
          <table:table-cell office:value-type="float" office:value="518289588" calcext:value-type="float">
            <text:p>518289588</text:p>
          </table:table-cell>
          <table:table-cell office:value-type="float" office:value="323515803" calcext:value-type="float">
            <text:p>323515803</text:p>
          </table:table-cell>
          <table:table-cell office:value-type="float" office:value="388073079" calcext:value-type="float">
            <text:p>388073079</text:p>
          </table:table-cell>
          <table:table-cell office:value-type="float" office:value="351908985" calcext:value-type="float">
            <text:p>351908985</text:p>
          </table:table-cell>
          <table:table-cell table:formula="of:=[.CZ12]^2" office:value-type="float" office:value="331776" calcext:value-type="float">
            <text:p>331776</text:p>
          </table:table-cell>
          <table:table-cell table:formula="of:=[.DD12]/[.DA12]" office:value-type="float" office:value="1.69288731013796" calcext:value-type="float">
            <text:p>1.69288731013796</text:p>
          </table:table-cell>
          <table:table-cell table:formula="of:=[.DE12]/[.DA12]" office:value-type="float" office:value="2.03070139001917" calcext:value-type="float">
            <text:p>2.03070139001917</text:p>
          </table:table-cell>
          <table:table-cell table:formula="of:=[.DF12]/[.DA12]" office:value-type="float" office:value="1.84146261018981" calcext:value-type="float">
            <text:p>1.84146261018981</text:p>
          </table:table-cell>
          <table:table-cell table:formula="of:=[.DB12]/[.DA12]" office:value-type="float" office:value="1.58632645783601" calcext:value-type="float">
            <text:p>1.58632645783601</text:p>
          </table:table-cell>
          <table:table-cell table:formula="of:=[.DC12]/[.DA12]" office:value-type="float" office:value="2.71209584930797" calcext:value-type="float">
            <text:p>2.7120958493079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table:style-name="ce1" office:value-type="float" office:value="68330000000" calcext:value-type="float">
            <text:p>6.833E+10</text:p>
          </table:table-cell>
          <table:table-cell table:style-name="ce1" office:value-type="float" office:value="34170000000" calcext:value-type="float">
            <text:p>3.417E+10</text:p>
          </table:table-cell>
          <table:table-cell table:number-columns-repeated="11"/>
          <table:table-cell office:value-type="float" office:value="206" calcext:value-type="float">
            <text:p>206</text:p>
          </table:table-cell>
          <table:table-cell office:value-type="float" office:value="13956342" calcext:value-type="float">
            <text:p>13956342</text:p>
          </table:table-cell>
          <table:table-cell office:value-type="float" office:value="8239652" calcext:value-type="float">
            <text:p>8239652</text:p>
          </table:table-cell>
          <table:table-cell office:value-type="float" office:value="11068466" calcext:value-type="float">
            <text:p>11068466</text:p>
          </table:table-cell>
          <table:table-cell table:formula="of:=[.P13]^3" office:value-type="float" office:value="8741816" calcext:value-type="float">
            <text:p>8741816</text:p>
          </table:table-cell>
          <table:table-cell table:formula="of:=[.Q13]/[.T13]" office:value-type="float" office:value="1.59650374704752" calcext:value-type="float">
            <text:p>1.59650374704752</text:p>
          </table:table-cell>
          <table:table-cell table:formula="of:=[.R13]/[.T13]" office:value-type="float" office:value="0.942556100471573" calcext:value-type="float">
            <text:p>0.942556100471573</text:p>
          </table:table-cell>
          <table:table-cell table:formula="of:=[.S13]/[.T13]" office:value-type="float" office:value="1.26615179271675" calcext:value-type="float">
            <text:p>1.26615179271675</text:p>
          </table:table-cell>
          <table:table-cell table:formula="of:=[.P13]^2" office:value-type="float" office:value="42436" calcext:value-type="float">
            <text:p>42436</text:p>
          </table:table-cell>
          <table:table-cell table:number-columns-repeated="10"/>
          <table:table-cell office:value-type="float" office:value="128" calcext:value-type="float">
            <text:p>128</text:p>
          </table:table-cell>
          <table:table-cell table:formula="of:=[.AI13]^2" office:value-type="float" office:value="16384" calcext:value-type="float">
            <text:p>16384</text:p>
          </table:table-cell>
          <table:table-cell office:value-type="float" office:value="3379926" calcext:value-type="float">
            <text:p>3379926</text:p>
          </table:table-cell>
          <table:table-cell office:value-type="float" office:value="2061964" calcext:value-type="float">
            <text:p>2061964</text:p>
          </table:table-cell>
          <table:table-cell office:value-type="float" office:value="9957908" calcext:value-type="float">
            <text:p>9957908</text:p>
          </table:table-cell>
          <table:table-cell table:number-columns-repeated="2"/>
          <table:table-cell office:value-type="float" office:value="1126" calcext:value-type="float">
            <text:p>1126</text:p>
          </table:table-cell>
          <table:table-cell office:value-type="float" office:value="2910971466" calcext:value-type="float">
            <text:p>2910971466</text:p>
          </table:table-cell>
          <table:table-cell office:value-type="float" office:value="1293441592" calcext:value-type="float">
            <text:p>1293441592</text:p>
          </table:table-cell>
          <table:table-cell office:value-type="float" office:value="2969487458" calcext:value-type="float">
            <text:p>2969487458</text:p>
          </table:table-cell>
          <table:table-cell table:formula="of:=[.AP13]^3" office:value-type="float" office:value="1427628376" calcext:value-type="float">
            <text:p>1427628376</text:p>
          </table:table-cell>
          <table:table-cell table:formula="of:=[.AP13]^2" office:value-type="float" office:value="1267876" calcext:value-type="float">
            <text:p>1267876</text:p>
          </table:table-cell>
          <table:table-cell table:formula="of:=[.AQ13]/[.AT13]" office:value-type="float" office:value="2.03902606233991" calcext:value-type="float">
            <text:p>2.03902606233991</text:p>
          </table:table-cell>
          <table:table-cell table:formula="of:=[.AR13]/[.AT13]" office:value-type="float" office:value="0.906007203095829" calcext:value-type="float">
            <text:p>0.906007203095829</text:p>
          </table:table-cell>
          <table:table-cell table:formula="of:=[.AS13]/[.AT13]" office:value-type="float" office:value="2.08001431459359" calcext:value-type="float">
            <text:p>2.08001431459359</text:p>
          </table:table-cell>
          <table:table-cell table:number-columns-repeated="12"/>
          <table:table-cell office:value-type="float" office:value="168" calcext:value-type="float">
            <text:p>168</text:p>
          </table:table-cell>
          <table:table-cell office:value-type="float" office:value="215487" calcext:value-type="float">
            <text:p>215487</text:p>
          </table:table-cell>
          <table:table-cell office:value-type="float" office:value="367968" calcext:value-type="float">
            <text:p>367968</text:p>
          </table:table-cell>
          <table:table-cell office:value-type="float" office:value="288870" calcext:value-type="float">
            <text:p>288870</text:p>
          </table:table-cell>
          <table:table-cell table:formula="of:=[.BK13]^3" office:value-type="float" office:value="4741632" calcext:value-type="float">
            <text:p>4741632</text:p>
          </table:table-cell>
          <table:table-cell table:formula="of:=[.BK13]^2" office:value-type="float" office:value="28224" calcext:value-type="float">
            <text:p>28224</text:p>
          </table:table-cell>
          <table:table-cell table:formula="of:=[.BL13]/[.BO13]" office:value-type="float" office:value="0.0454457452623907" calcext:value-type="float">
            <text:p>0.0454457452623907</text:p>
          </table:table-cell>
          <table:table-cell table:formula="of:=[.BM13]/[.BO13]" office:value-type="float" office:value="0.0776036605118238" calcext:value-type="float">
            <text:p>0.0776036605118238</text:p>
          </table:table-cell>
          <table:table-cell table:formula="of:=[.BN13]/[.BO13]" office:value-type="float" office:value="0.0609220622772919" calcext:value-type="float">
            <text:p>0.0609220622772919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59063" calcext:value-type="float">
            <text:p>159063</text:p>
          </table:table-cell>
          <table:table-cell office:value-type="float" office:value="139950" calcext:value-type="float">
            <text:p>139950</text:p>
          </table:table-cell>
          <table:table-cell office:value-type="float" office:value="76635" calcext:value-type="float">
            <text:p>76635</text:p>
          </table:table-cell>
          <table:table-cell table:formula="of:=[.BU13]^3" office:value-type="float" office:value="5451776" calcext:value-type="float">
            <text:p>5451776</text:p>
          </table:table-cell>
          <table:table-cell table:formula="of:=[.BU13]^2" office:value-type="float" office:value="30976" calcext:value-type="float">
            <text:p>30976</text:p>
          </table:table-cell>
          <table:table-cell table:formula="of:=[.BV13]/[.BY13]" office:value-type="float" office:value="0.029176363812453" calcext:value-type="float">
            <text:p>0.029176363812453</text:p>
          </table:table-cell>
          <table:table-cell table:formula="of:=[.BW13]/[.BY13]" office:value-type="float" office:value="0.0256705337856875" calcext:value-type="float">
            <text:p>0.0256705337856875</text:p>
          </table:table-cell>
          <table:table-cell table:formula="of:=[.BX13]/[.BY13]" office:value-type="float" office:value="0.014056887150169" calcext:value-type="float">
            <text:p>0.01405688715016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666006" calcext:value-type="float">
            <text:p>666006</text:p>
          </table:table-cell>
          <table:table-cell office:value-type="float" office:value="548985" calcext:value-type="float">
            <text:p>548985</text:p>
          </table:table-cell>
          <table:table-cell office:value-type="float" office:value="624573" calcext:value-type="float">
            <text:p>624573</text:p>
          </table:table-cell>
          <table:table-cell table:formula="of:=[.CE13]^3" office:value-type="float" office:value="32768000" calcext:value-type="float">
            <text:p>32768000</text:p>
          </table:table-cell>
          <table:table-cell table:formula="of:=[.CE13]^2" office:value-type="float" office:value="102400" calcext:value-type="float">
            <text:p>102400</text:p>
          </table:table-cell>
          <table:table-cell table:formula="of:=[.CF13]/[.CI13]" office:value-type="float" office:value="0.0203248901367188" calcext:value-type="float">
            <text:p>0.0203248901367188</text:p>
          </table:table-cell>
          <table:table-cell table:formula="of:=[.CG13]/[.CI13]" office:value-type="float" office:value="0.0167536926269531" calcext:value-type="float">
            <text:p>0.0167536926269531</text:p>
          </table:table-cell>
          <table:table-cell table:formula="of:=[.CH13]/[.CI13]" office:value-type="float" office:value="0.0190604553222656" calcext:value-type="float">
            <text:p>0.0190604553222656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5258535" calcext:value-type="float">
            <text:p>5258535</text:p>
          </table:table-cell>
          <table:table-cell office:value-type="float" office:value="5222838" calcext:value-type="float">
            <text:p>5222838</text:p>
          </table:table-cell>
          <table:table-cell office:value-type="float" office:value="5227011" calcext:value-type="float">
            <text:p>5227011</text:p>
          </table:table-cell>
          <table:table-cell table:formula="of:=[.CO13]^3" office:value-type="float" office:value="262144000" calcext:value-type="float">
            <text:p>262144000</text:p>
          </table:table-cell>
          <table:table-cell table:formula="of:=[.CO13]^2" office:value-type="float" office:value="409600" calcext:value-type="float">
            <text:p>409600</text:p>
          </table:table-cell>
          <table:table-cell table:formula="of:=[.CP13]/[.CS13]" office:value-type="float" office:value="0.0200597190856934" calcext:value-type="float">
            <text:p>0.0200597190856934</text:p>
          </table:table-cell>
          <table:table-cell table:formula="of:=[.CQ13]/[.CS13]" office:value-type="float" office:value="0.0199235458374023" calcext:value-type="float">
            <text:p>0.0199235458374023</text:p>
          </table:table-cell>
          <table:table-cell table:formula="of:=[.CR13]/[.CS13]" office:value-type="float" office:value="0.0199394645690918" calcext:value-type="float">
            <text:p>0.0199394645690918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table:formula="of:=[.CZ13]^3" office:value-type="float" office:value="262144000" calcext:value-type="float">
            <text:p>262144000</text:p>
          </table:table-cell>
          <table:table-cell office:value-type="float" office:value="429590655" calcext:value-type="float">
            <text:p>429590655</text:p>
          </table:table-cell>
          <table:table-cell office:value-type="float" office:value="838627551" calcext:value-type="float">
            <text:p>838627551</text:p>
          </table:table-cell>
          <table:table-cell office:value-type="float" office:value="443844270" calcext:value-type="float">
            <text:p>443844270</text:p>
          </table:table-cell>
          <table:table-cell office:value-type="float" office:value="531983205" calcext:value-type="float">
            <text:p>531983205</text:p>
          </table:table-cell>
          <table:table-cell office:value-type="float" office:value="503512935" calcext:value-type="float">
            <text:p>503512935</text:p>
          </table:table-cell>
          <table:table-cell table:formula="of:=[.CZ13]^2" office:value-type="float" office:value="409600" calcext:value-type="float">
            <text:p>409600</text:p>
          </table:table-cell>
          <table:table-cell table:formula="of:=[.DD13]/[.DA13]" office:value-type="float" office:value="1.69313152313232" calcext:value-type="float">
            <text:p>1.69313152313232</text:p>
          </table:table-cell>
          <table:table-cell table:formula="of:=[.DE13]/[.DA13]" office:value-type="float" office:value="2.02935487747192" calcext:value-type="float">
            <text:p>2.02935487747192</text:p>
          </table:table-cell>
          <table:table-cell table:formula="of:=[.DF13]/[.DA13]" office:value-type="float" office:value="1.92074941635132" calcext:value-type="float">
            <text:p>1.92074941635132</text:p>
          </table:table-cell>
          <table:table-cell table:formula="of:=[.DB13]/[.DA13]" office:value-type="float" office:value="1.63875829696655" calcext:value-type="float">
            <text:p>1.63875829696655</text:p>
          </table:table-cell>
          <table:table-cell table:formula="of:=[.DC13]/[.DA13]" office:value-type="float" office:value="3.19911022567749" calcext:value-type="float">
            <text:p>3.1991102256774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table:style-name="ce1" office:value-type="float" office:value="68620000000" calcext:value-type="float">
            <text:p>6.862E+10</text:p>
          </table:table-cell>
          <table:table-cell table:style-name="ce1" office:value-type="float" office:value="34310000000" calcext:value-type="float">
            <text:p>3.431E+10</text:p>
          </table:table-cell>
          <table:table-cell table:number-columns-repeated="11"/>
          <table:table-cell office:value-type="float" office:value="248" calcext:value-type="float">
            <text:p>248</text:p>
          </table:table-cell>
          <table:table-cell office:value-type="float" office:value="24788600" calcext:value-type="float">
            <text:p>24788600</text:p>
          </table:table-cell>
          <table:table-cell office:value-type="float" office:value="14272874" calcext:value-type="float">
            <text:p>14272874</text:p>
          </table:table-cell>
          <table:table-cell office:value-type="float" office:value="19781228" calcext:value-type="float">
            <text:p>19781228</text:p>
          </table:table-cell>
          <table:table-cell table:formula="of:=[.P14]^3" office:value-type="float" office:value="15252992" calcext:value-type="float">
            <text:p>15252992</text:p>
          </table:table-cell>
          <table:table-cell table:formula="of:=[.Q14]/[.T14]" office:value-type="float" office:value="1.62516311553825" calcext:value-type="float">
            <text:p>1.62516311553825</text:p>
          </table:table-cell>
          <table:table-cell table:formula="of:=[.R14]/[.T14]" office:value-type="float" office:value="0.935742574309355" calcext:value-type="float">
            <text:p>0.935742574309355</text:p>
          </table:table-cell>
          <table:table-cell table:formula="of:=[.S14]/[.T14]" office:value-type="float" office:value="1.29687526224363" calcext:value-type="float">
            <text:p>1.29687526224363</text:p>
          </table:table-cell>
          <table:table-cell table:formula="of:=[.P14]^2" office:value-type="float" office:value="61504" calcext:value-type="float">
            <text:p>61504</text:p>
          </table:table-cell>
          <table:table-cell table:number-columns-repeated="10"/>
          <table:table-cell office:value-type="float" office:value="140" calcext:value-type="float">
            <text:p>140</text:p>
          </table:table-cell>
          <table:table-cell table:formula="of:=[.AI14]^2" office:value-type="float" office:value="19600" calcext:value-type="float">
            <text:p>19600</text:p>
          </table:table-cell>
          <table:table-cell office:value-type="float" office:value="4090548" calcext:value-type="float">
            <text:p>4090548</text:p>
          </table:table-cell>
          <table:table-cell office:value-type="float" office:value="2712670" calcext:value-type="float">
            <text:p>2712670</text:p>
          </table:table-cell>
          <table:table-cell office:value-type="float" office:value="2924184" calcext:value-type="float">
            <text:p>2924184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843482336" calcext:value-type="float">
            <text:p>2843482336</text:p>
          </table:table-cell>
          <table:table-cell office:value-type="float" office:value="1408039212" calcext:value-type="float">
            <text:p>1408039212</text:p>
          </table:table-cell>
          <table:table-cell office:value-type="float" office:value="3289819212" calcext:value-type="float">
            <text:p>3289819212</text:p>
          </table:table-cell>
          <table:table-cell table:formula="of:=[.AP14]^3" office:value-type="float" office:value="1520875000" calcext:value-type="float">
            <text:p>1520875000</text:p>
          </table:table-cell>
          <table:table-cell table:formula="of:=[.AP14]^2" office:value-type="float" office:value="1322500" calcext:value-type="float">
            <text:p>1322500</text:p>
          </table:table-cell>
          <table:table-cell table:formula="of:=[.AQ14]/[.AT14]" office:value-type="float" office:value="1.86963579255363" calcext:value-type="float">
            <text:p>1.86963579255363</text:p>
          </table:table-cell>
          <table:table-cell table:formula="of:=[.AR14]/[.AT14]" office:value-type="float" office:value="0.925808637790746" calcext:value-type="float">
            <text:p>0.925808637790746</text:p>
          </table:table-cell>
          <table:table-cell table:formula="of:=[.AS14]/[.AT14]" office:value-type="float" office:value="2.16310953365661" calcext:value-type="float">
            <text:p>2.16310953365661</text:p>
          </table:table-cell>
          <table:table-cell table:number-columns-repeated="12"/>
          <table:table-cell office:value-type="float" office:value="184" calcext:value-type="float">
            <text:p>184</text:p>
          </table:table-cell>
          <table:table-cell office:value-type="float" office:value="238560" calcext:value-type="float">
            <text:p>238560</text:p>
          </table:table-cell>
          <table:table-cell office:value-type="float" office:value="315390" calcext:value-type="float">
            <text:p>315390</text:p>
          </table:table-cell>
          <table:table-cell office:value-type="float" office:value="311307" calcext:value-type="float">
            <text:p>311307</text:p>
          </table:table-cell>
          <table:table-cell table:formula="of:=[.BK14]^3" office:value-type="float" office:value="6229504" calcext:value-type="float">
            <text:p>6229504</text:p>
          </table:table-cell>
          <table:table-cell table:formula="of:=[.BK14]^2" office:value-type="float" office:value="33856" calcext:value-type="float">
            <text:p>33856</text:p>
          </table:table-cell>
          <table:table-cell table:formula="of:=[.BL14]/[.BO14]" office:value-type="float" office:value="0.0382951836935974" calcext:value-type="float">
            <text:p>0.0382951836935974</text:p>
          </table:table-cell>
          <table:table-cell table:formula="of:=[.BM14]/[.BO14]" office:value-type="float" office:value="0.0506284288444152" calcext:value-type="float">
            <text:p>0.0506284288444152</text:p>
          </table:table-cell>
          <table:table-cell table:formula="of:=[.BN14]/[.BO14]" office:value-type="float" office:value="0.0499729994554944" calcext:value-type="float">
            <text:p>0.0499729994554944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81390" calcext:value-type="float">
            <text:p>81390</text:p>
          </table:table-cell>
          <table:table-cell office:value-type="float" office:value="194745" calcext:value-type="float">
            <text:p>194745</text:p>
          </table:table-cell>
          <table:table-cell office:value-type="float" office:value="83310" calcext:value-type="float">
            <text:p>83310</text:p>
          </table:table-cell>
          <table:table-cell table:formula="of:=[.BU14]^3" office:value-type="float" office:value="7077888" calcext:value-type="float">
            <text:p>7077888</text:p>
          </table:table-cell>
          <table:table-cell table:formula="of:=[.BU14]^2" office:value-type="float" office:value="36864" calcext:value-type="float">
            <text:p>36864</text:p>
          </table:table-cell>
          <table:table-cell table:formula="of:=[.BV14]/[.BY14]" office:value-type="float" office:value="0.0114991929796007" calcext:value-type="float">
            <text:p>0.0114991929796007</text:p>
          </table:table-cell>
          <table:table-cell table:formula="of:=[.BW14]/[.BY14]" office:value-type="float" office:value="0.0275145636664497" calcext:value-type="float">
            <text:p>0.0275145636664497</text:p>
          </table:table-cell>
          <table:table-cell table:formula="of:=[.BX14]/[.BY14]" office:value-type="float" office:value="0.0117704603407118" calcext:value-type="float">
            <text:p>0.0117704603407118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680019" calcext:value-type="float">
            <text:p>680019</text:p>
          </table:table-cell>
          <table:table-cell office:value-type="float" office:value="669183" calcext:value-type="float">
            <text:p>669183</text:p>
          </table:table-cell>
          <table:table-cell office:value-type="float" office:value="678864" calcext:value-type="float">
            <text:p>678864</text:p>
          </table:table-cell>
          <table:table-cell table:formula="of:=[.CE14]^3" office:value-type="float" office:value="43614208" calcext:value-type="float">
            <text:p>43614208</text:p>
          </table:table-cell>
          <table:table-cell table:formula="of:=[.CE14]^2" office:value-type="float" office:value="123904" calcext:value-type="float">
            <text:p>123904</text:p>
          </table:table-cell>
          <table:table-cell table:formula="of:=[.CF14]/[.CI14]" office:value-type="float" office:value="0.0155916851682828" calcext:value-type="float">
            <text:p>0.0155916851682828</text:p>
          </table:table-cell>
          <table:table-cell table:formula="of:=[.CG14]/[.CI14]" office:value-type="float" office:value="0.0153432340213538" calcext:value-type="float">
            <text:p>0.0153432340213538</text:p>
          </table:table-cell>
          <table:table-cell table:formula="of:=[.CH14]/[.CI14]" office:value-type="float" office:value="0.0155652029723892" calcext:value-type="float">
            <text:p>0.0155652029723892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5081382" calcext:value-type="float">
            <text:p>5081382</text:p>
          </table:table-cell>
          <table:table-cell office:value-type="float" office:value="5177283" calcext:value-type="float">
            <text:p>5177283</text:p>
          </table:table-cell>
          <table:table-cell office:value-type="float" office:value="5154957" calcext:value-type="float">
            <text:p>5154957</text:p>
          </table:table-cell>
          <table:table-cell table:formula="of:=[.CO14]^3" office:value-type="float" office:value="348913664" calcext:value-type="float">
            <text:p>348913664</text:p>
          </table:table-cell>
          <table:table-cell table:formula="of:=[.CO14]^2" office:value-type="float" office:value="495616" calcext:value-type="float">
            <text:p>495616</text:p>
          </table:table-cell>
          <table:table-cell table:formula="of:=[.CP14]/[.CS14]" office:value-type="float" office:value="0.014563436529674" calcext:value-type="float">
            <text:p>0.014563436529674</text:p>
          </table:table-cell>
          <table:table-cell table:formula="of:=[.CQ14]/[.CS14]" office:value-type="float" office:value="0.0148382924894566" calcext:value-type="float">
            <text:p>0.0148382924894566</text:p>
          </table:table-cell>
          <table:table-cell table:formula="of:=[.CR14]/[.CS14]" office:value-type="float" office:value="0.0147743053135345" calcext:value-type="float">
            <text:p>0.0147743053135345</text:p>
          </table:table-cell>
          <table:table-cell table:number-columns-repeated="2"/>
          <table:table-cell office:value-type="float" office:value="704" calcext:value-type="float">
            <text:p>704</text:p>
          </table:table-cell>
          <table:table-cell table:formula="of:=[.CZ14]^3" office:value-type="float" office:value="348913664" calcext:value-type="float">
            <text:p>348913664</text:p>
          </table:table-cell>
          <table:table-cell office:value-type="float" office:value="582726468" calcext:value-type="float">
            <text:p>582726468</text:p>
          </table:table-cell>
          <table:table-cell office:value-type="float" office:value="957589908" calcext:value-type="float">
            <text:p>957589908</text:p>
          </table:table-cell>
          <table:table-cell office:value-type="float" office:value="590058519" calcext:value-type="float">
            <text:p>590058519</text:p>
          </table:table-cell>
          <table:table-cell office:value-type="float" office:value="708272397" calcext:value-type="float">
            <text:p>708272397</text:p>
          </table:table-cell>
          <table:table-cell office:value-type="float" office:value="610456500" calcext:value-type="float">
            <text:p>610456500</text:p>
          </table:table-cell>
          <table:table-cell table:formula="of:=[.CZ14]^2" office:value-type="float" office:value="495616" calcext:value-type="float">
            <text:p>495616</text:p>
          </table:table-cell>
          <table:table-cell table:formula="of:=[.DD14]/[.DA14]" office:value-type="float" office:value="1.69113044251543" calcext:value-type="float">
            <text:p>1.69113044251543</text:p>
          </table:table-cell>
          <table:table-cell table:formula="of:=[.DE14]/[.DA14]" office:value-type="float" office:value="2.02993597006278" calcext:value-type="float">
            <text:p>2.02993597006278</text:p>
          </table:table-cell>
          <table:table-cell table:formula="of:=[.DF14]/[.DA14]" office:value-type="float" office:value="1.74959184172277" calcext:value-type="float">
            <text:p>1.74959184172277</text:p>
          </table:table-cell>
          <table:table-cell table:formula="of:=[.DB14]/[.DA14]" office:value-type="float" office:value="1.67011650194359" calcext:value-type="float">
            <text:p>1.67011650194359</text:p>
          </table:table-cell>
          <table:table-cell table:formula="of:=[.DC14]/[.DA14]" office:value-type="float" office:value="2.74448955945732" calcext:value-type="float">
            <text:p>2.7444895594573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table:style-name="ce1" office:value-type="float" office:value="62000000000" calcext:value-type="float">
            <text:p>6.200E+10</text:p>
          </table:table-cell>
          <table:table-cell table:style-name="ce1" office:value-type="float" office:value="31000000000" calcext:value-type="float">
            <text:p>3.100E+10</text:p>
          </table:table-cell>
          <table:table-cell table:number-columns-repeated="11"/>
          <table:table-cell office:value-type="float" office:value="294" calcext:value-type="float">
            <text:p>294</text:p>
          </table:table-cell>
          <table:table-cell office:value-type="float" office:value="41544028" calcext:value-type="float">
            <text:p>41544028</text:p>
          </table:table-cell>
          <table:table-cell office:value-type="float" office:value="23325786" calcext:value-type="float">
            <text:p>23325786</text:p>
          </table:table-cell>
          <table:table-cell office:value-type="float" office:value="38473256" calcext:value-type="float">
            <text:p>38473256</text:p>
          </table:table-cell>
          <table:table-cell table:formula="of:=[.P15]^3" office:value-type="float" office:value="25412184" calcext:value-type="float">
            <text:p>25412184</text:p>
          </table:table-cell>
          <table:table-cell table:formula="of:=[.Q15]/[.T15]" office:value-type="float" office:value="1.63480746086208" calcext:value-type="float">
            <text:p>1.63480746086208</text:p>
          </table:table-cell>
          <table:table-cell table:formula="of:=[.R15]/[.T15]" office:value-type="float" office:value="0.91789772968746" calcext:value-type="float">
            <text:p>0.91789772968746</text:p>
          </table:table-cell>
          <table:table-cell table:formula="of:=[.S15]/[.T15]" office:value-type="float" office:value="1.51396888988369" calcext:value-type="float">
            <text:p>1.51396888988369</text:p>
          </table:table-cell>
          <table:table-cell table:formula="of:=[.P15]^2" office:value-type="float" office:value="86436" calcext:value-type="float">
            <text:p>86436</text:p>
          </table:table-cell>
          <table:table-cell table:number-columns-repeated="10"/>
          <table:table-cell office:value-type="float" office:value="154" calcext:value-type="float">
            <text:p>154</text:p>
          </table:table-cell>
          <table:table-cell table:formula="of:=[.AI15]^2" office:value-type="float" office:value="23716" calcext:value-type="float">
            <text:p>23716</text:p>
          </table:table-cell>
          <table:table-cell office:value-type="float" office:value="5563106" calcext:value-type="float">
            <text:p>5563106</text:p>
          </table:table-cell>
          <table:table-cell office:value-type="float" office:value="3502326" calcext:value-type="float">
            <text:p>3502326</text:p>
          </table:table-cell>
          <table:table-cell office:value-type="float" office:value="4358258" calcext:value-type="float">
            <text:p>4358258</text:p>
          </table:table-cell>
          <table:table-cell table:number-columns-repeated="2"/>
          <table:table-cell office:value-type="float" office:value="1176" calcext:value-type="float">
            <text:p>1176</text:p>
          </table:table-cell>
          <table:table-cell office:value-type="float" office:value="3100929194" calcext:value-type="float">
            <text:p>3100929194</text:p>
          </table:table-cell>
          <table:table-cell office:value-type="float" office:value="1526767482" calcext:value-type="float">
            <text:p>1526767482</text:p>
          </table:table-cell>
          <table:table-cell office:value-type="float" office:value="3371977570" calcext:value-type="float">
            <text:p>3371977570</text:p>
          </table:table-cell>
          <table:table-cell table:formula="of:=[.AP15]^3" office:value-type="float" office:value="1626379776" calcext:value-type="float">
            <text:p>1626379776</text:p>
          </table:table-cell>
          <table:table-cell table:formula="of:=[.AP15]^2" office:value-type="float" office:value="1382976" calcext:value-type="float">
            <text:p>1382976</text:p>
          </table:table-cell>
          <table:table-cell table:formula="of:=[.AQ15]/[.AT15]" office:value-type="float" office:value="1.9066452004381" calcext:value-type="float">
            <text:p>1.9066452004381</text:p>
          </table:table-cell>
          <table:table-cell table:formula="of:=[.AR15]/[.AT15]" office:value-type="float" office:value="0.938752131900588" calcext:value-type="float">
            <text:p>0.938752131900588</text:p>
          </table:table-cell>
          <table:table-cell table:formula="of:=[.AS15]/[.AT15]" office:value-type="float" office:value="2.07330269335568" calcext:value-type="float">
            <text:p>2.07330269335568</text:p>
          </table:table-cell>
          <table:table-cell table:number-columns-repeated="12"/>
          <table:table-cell office:value-type="float" office:value="200" calcext:value-type="float">
            <text:p>200</text:p>
          </table:table-cell>
          <table:table-cell office:value-type="float" office:value="448857" calcext:value-type="float">
            <text:p>448857</text:p>
          </table:table-cell>
          <table:table-cell office:value-type="float" office:value="511356" calcext:value-type="float">
            <text:p>511356</text:p>
          </table:table-cell>
          <table:table-cell office:value-type="float" office:value="512934" calcext:value-type="float">
            <text:p>512934</text:p>
          </table:table-cell>
          <table:table-cell table:formula="of:=[.BK15]^3" office:value-type="float" office:value="8000000" calcext:value-type="float">
            <text:p>8000000</text:p>
          </table:table-cell>
          <table:table-cell table:formula="of:=[.BK15]^2" office:value-type="float" office:value="40000" calcext:value-type="float">
            <text:p>40000</text:p>
          </table:table-cell>
          <table:table-cell table:formula="of:=[.BL15]/[.BO15]" office:value-type="float" office:value="0.056107125" calcext:value-type="float">
            <text:p>0.056107125</text:p>
          </table:table-cell>
          <table:table-cell table:formula="of:=[.BM15]/[.BO15]" office:value-type="float" office:value="0.0639195" calcext:value-type="float">
            <text:p>0.0639195</text:p>
          </table:table-cell>
          <table:table-cell table:formula="of:=[.BN15]/[.BO15]" office:value-type="float" office:value="0.06411675" calcext:value-type="float">
            <text:p>0.06411675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37718" calcext:value-type="float">
            <text:p>137718</text:p>
          </table:table-cell>
          <table:table-cell office:value-type="float" office:value="159927" calcext:value-type="float">
            <text:p>159927</text:p>
          </table:table-cell>
          <table:table-cell office:value-type="float" office:value="91866" calcext:value-type="float">
            <text:p>91866</text:p>
          </table:table-cell>
          <table:table-cell table:formula="of:=[.BU15]^3" office:value-type="float" office:value="8998912" calcext:value-type="float">
            <text:p>8998912</text:p>
          </table:table-cell>
          <table:table-cell table:formula="of:=[.BU15]^2" office:value-type="float" office:value="43264" calcext:value-type="float">
            <text:p>43264</text:p>
          </table:table-cell>
          <table:table-cell table:formula="of:=[.BV15]/[.BY15]" office:value-type="float" office:value="0.0153038500654301" calcext:value-type="float">
            <text:p>0.0153038500654301</text:p>
          </table:table-cell>
          <table:table-cell table:formula="of:=[.BW15]/[.BY15]" office:value-type="float" office:value="0.0177718150816454" calcext:value-type="float">
            <text:p>0.0177718150816454</text:p>
          </table:table-cell>
          <table:table-cell table:formula="of:=[.BX15]/[.BY15]" office:value-type="float" office:value="0.0102085674357078" calcext:value-type="float">
            <text:p>0.010208567435707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771081" calcext:value-type="float">
            <text:p>771081</text:p>
          </table:table-cell>
          <table:table-cell office:value-type="float" office:value="767652" calcext:value-type="float">
            <text:p>767652</text:p>
          </table:table-cell>
          <table:table-cell office:value-type="float" office:value="856569" calcext:value-type="float">
            <text:p>856569</text:p>
          </table:table-cell>
          <table:table-cell table:formula="of:=[.CE15]^3" office:value-type="float" office:value="56623104" calcext:value-type="float">
            <text:p>56623104</text:p>
          </table:table-cell>
          <table:table-cell table:formula="of:=[.CE15]^2" office:value-type="float" office:value="147456" calcext:value-type="float">
            <text:p>147456</text:p>
          </table:table-cell>
          <table:table-cell table:formula="of:=[.CF15]/[.CI15]" office:value-type="float" office:value="0.0136177804734972" calcext:value-type="float">
            <text:p>0.0136177804734972</text:p>
          </table:table-cell>
          <table:table-cell table:formula="of:=[.CG15]/[.CI15]" office:value-type="float" office:value="0.0135572221544054" calcext:value-type="float">
            <text:p>0.0135572221544054</text:p>
          </table:table-cell>
          <table:table-cell table:formula="of:=[.CH15]/[.CI15]" office:value-type="float" office:value="0.0151275528801812" calcext:value-type="float">
            <text:p>0.0151275528801812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6150195" calcext:value-type="float">
            <text:p>6150195</text:p>
          </table:table-cell>
          <table:table-cell office:value-type="float" office:value="6266346" calcext:value-type="float">
            <text:p>6266346</text:p>
          </table:table-cell>
          <table:table-cell office:value-type="float" office:value="6063048" calcext:value-type="float">
            <text:p>6063048</text:p>
          </table:table-cell>
          <table:table-cell table:formula="of:=[.CO15]^3" office:value-type="float" office:value="452984832" calcext:value-type="float">
            <text:p>452984832</text:p>
          </table:table-cell>
          <table:table-cell table:formula="of:=[.CO15]^2" office:value-type="float" office:value="589824" calcext:value-type="float">
            <text:p>589824</text:p>
          </table:table-cell>
          <table:table-cell table:formula="of:=[.CP15]/[.CS15]" office:value-type="float" office:value="0.0135770440101624" calcext:value-type="float">
            <text:p>0.0135770440101624</text:p>
          </table:table-cell>
          <table:table-cell table:formula="of:=[.CQ15]/[.CS15]" office:value-type="float" office:value="0.0138334565692478" calcext:value-type="float">
            <text:p>0.0138334565692478</text:p>
          </table:table-cell>
          <table:table-cell table:formula="of:=[.CR15]/[.CS15]" office:value-type="float" office:value="0.0133846600850423" calcext:value-type="float">
            <text:p>0.0133846600850423</text:p>
          </table:table-cell>
          <table:table-cell table:number-columns-repeated="2"/>
          <table:table-cell office:value-type="float" office:value="768" calcext:value-type="float">
            <text:p>768</text:p>
          </table:table-cell>
          <table:table-cell table:formula="of:=[.CZ15]^3" office:value-type="float" office:value="452984832" calcext:value-type="float">
            <text:p>452984832</text:p>
          </table:table-cell>
          <table:table-cell office:value-type="float" office:value="793333710" calcext:value-type="float">
            <text:p>793333710</text:p>
          </table:table-cell>
          <table:table-cell office:value-type="float" office:value="1458050043" calcext:value-type="float">
            <text:p>1458050043</text:p>
          </table:table-cell>
          <table:table-cell office:value-type="float" office:value="767268099" calcext:value-type="float">
            <text:p>767268099</text:p>
          </table:table-cell>
          <table:table-cell office:value-type="float" office:value="920150121" calcext:value-type="float">
            <text:p>920150121</text:p>
          </table:table-cell>
          <table:table-cell office:value-type="float" office:value="857326056" calcext:value-type="float">
            <text:p>857326056</text:p>
          </table:table-cell>
          <table:table-cell table:formula="of:=[.CZ15]^2" office:value-type="float" office:value="589824" calcext:value-type="float">
            <text:p>589824</text:p>
          </table:table-cell>
          <table:table-cell table:formula="of:=[.DD15]/[.DA15]" office:value-type="float" office:value="1.69380527734756" calcext:value-type="float">
            <text:p>1.69380527734756</text:p>
          </table:table-cell>
          <table:table-cell table:formula="of:=[.DE15]/[.DA15]" office:value-type="float" office:value="2.03130448526806" calcext:value-type="float">
            <text:p>2.03130448526806</text:p>
          </table:table-cell>
          <table:table-cell table:formula="of:=[.DF15]/[.DA15]" office:value-type="float" office:value="1.89261537128025" calcext:value-type="float">
            <text:p>1.89261537128025</text:p>
          </table:table-cell>
          <table:table-cell table:formula="of:=[.DB15]/[.DA15]" office:value-type="float" office:value="1.75134718418121" calcext:value-type="float">
            <text:p>1.75134718418121</text:p>
          </table:table-cell>
          <table:table-cell table:formula="of:=[.DC15]/[.DA15]" office:value-type="float" office:value="3.21876129176882" calcext:value-type="float">
            <text:p>3.2187612917688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2144" calcext:value-type="float">
            <text:p>262144</text:p>
          </table:table-cell>
          <table:table-cell table:style-name="ce1" office:value-type="float" office:value="71310000000" calcext:value-type="float">
            <text:p>7.131E+10</text:p>
          </table:table-cell>
          <table:table-cell table:style-name="ce1" office:value-type="float" office:value="35650000000" calcext:value-type="float">
            <text:p>3.565E+10</text:p>
          </table:table-cell>
          <table:table-cell table:number-columns-repeated="11"/>
          <table:table-cell office:value-type="float" office:value="344" calcext:value-type="float">
            <text:p>344</text:p>
          </table:table-cell>
          <table:table-cell office:value-type="float" office:value="66820108" calcext:value-type="float">
            <text:p>66820108</text:p>
          </table:table-cell>
          <table:table-cell office:value-type="float" office:value="37061886" calcext:value-type="float">
            <text:p>37061886</text:p>
          </table:table-cell>
          <table:table-cell office:value-type="float" office:value="75450646" calcext:value-type="float">
            <text:p>75450646</text:p>
          </table:table-cell>
          <table:table-cell table:formula="of:=[.P16]^3" office:value-type="float" office:value="40707584" calcext:value-type="float">
            <text:p>40707584</text:p>
          </table:table-cell>
          <table:table-cell table:formula="of:=[.Q16]/[.T16]" office:value-type="float" office:value="1.64146582612223" calcext:value-type="float">
            <text:p>1.64146582612223</text:p>
          </table:table-cell>
          <table:table-cell table:formula="of:=[.R16]/[.T16]" office:value-type="float" office:value="0.910441798756713" calcext:value-type="float">
            <text:p>0.910441798756713</text:p>
          </table:table-cell>
          <table:table-cell table:formula="of:=[.S16]/[.T16]" office:value-type="float" office:value="1.85347885052574" calcext:value-type="float">
            <text:p>1.85347885052574</text:p>
          </table:table-cell>
          <table:table-cell table:formula="of:=[.P16]^2" office:value-type="float" office:value="118336" calcext:value-type="float">
            <text:p>118336</text:p>
          </table:table-cell>
          <table:table-cell table:number-columns-repeated="10"/>
          <table:table-cell office:value-type="float" office:value="170" calcext:value-type="float">
            <text:p>170</text:p>
          </table:table-cell>
          <table:table-cell table:formula="of:=[.AI16]^2" office:value-type="float" office:value="28900" calcext:value-type="float">
            <text:p>28900</text:p>
          </table:table-cell>
          <table:table-cell office:value-type="float" office:value="7925084" calcext:value-type="float">
            <text:p>7925084</text:p>
          </table:table-cell>
          <table:table-cell office:value-type="float" office:value="4699510" calcext:value-type="float">
            <text:p>4699510</text:p>
          </table:table-cell>
          <table:table-cell office:value-type="float" office:value="6147096" calcext:value-type="float">
            <text:p>6147096</text:p>
          </table:table-cell>
          <table:table-cell table:number-columns-repeated="2"/>
          <table:table-cell office:value-type="float" office:value="1204" calcext:value-type="float">
            <text:p>1204</text:p>
          </table:table-cell>
          <table:table-cell office:value-type="float" office:value="3357028972" calcext:value-type="float">
            <text:p>3357028972</text:p>
          </table:table-cell>
          <table:table-cell office:value-type="float" office:value="1675457050" calcext:value-type="float">
            <text:p>1675457050</text:p>
          </table:table-cell>
          <table:table-cell office:value-type="float" office:value="4033237692" calcext:value-type="float">
            <text:p>4033237692</text:p>
          </table:table-cell>
          <table:table-cell table:formula="of:=[.AP16]^3" office:value-type="float" office:value="1745337664" calcext:value-type="float">
            <text:p>1745337664</text:p>
          </table:table-cell>
          <table:table-cell table:formula="of:=[.AP16]^2" office:value-type="float" office:value="1449616" calcext:value-type="float">
            <text:p>1449616</text:p>
          </table:table-cell>
          <table:table-cell table:formula="of:=[.AQ16]/[.AT16]" office:value-type="float" office:value="1.92342664760141" calcext:value-type="float">
            <text:p>1.92342664760141</text:p>
          </table:table-cell>
          <table:table-cell table:formula="of:=[.AR16]/[.AT16]" office:value-type="float" office:value="0.959961550454457" calcext:value-type="float">
            <text:p>0.959961550454457</text:p>
          </table:table-cell>
          <table:table-cell table:formula="of:=[.AS16]/[.AT16]" office:value-type="float" office:value="2.31086383752044" calcext:value-type="float">
            <text:p>2.31086383752044</text:p>
          </table:table-cell>
          <table:table-cell table:number-columns-repeated="12"/>
          <table:table-cell office:value-type="float" office:value="216" calcext:value-type="float">
            <text:p>216</text:p>
          </table:table-cell>
          <table:table-cell office:value-type="float" office:value="484308" calcext:value-type="float">
            <text:p>484308</text:p>
          </table:table-cell>
          <table:table-cell office:value-type="float" office:value="544650" calcext:value-type="float">
            <text:p>544650</text:p>
          </table:table-cell>
          <table:table-cell office:value-type="float" office:value="544803" calcext:value-type="float">
            <text:p>544803</text:p>
          </table:table-cell>
          <table:table-cell table:formula="of:=[.BK16]^3" office:value-type="float" office:value="10077696" calcext:value-type="float">
            <text:p>10077696</text:p>
          </table:table-cell>
          <table:table-cell table:formula="of:=[.BK16]^2" office:value-type="float" office:value="46656" calcext:value-type="float">
            <text:p>46656</text:p>
          </table:table-cell>
          <table:table-cell table:formula="of:=[.BL16]/[.BO16]" office:value-type="float" office:value="0.0480574131229995" calcext:value-type="float">
            <text:p>0.0480574131229995</text:p>
          </table:table-cell>
          <table:table-cell table:formula="of:=[.BM16]/[.BO16]" office:value-type="float" office:value="0.0540450912589544" calcext:value-type="float">
            <text:p>0.0540450912589544</text:p>
          </table:table-cell>
          <table:table-cell table:formula="of:=[.BN16]/[.BO16]" office:value-type="float" office:value="0.0540602733005639" calcext:value-type="float">
            <text:p>0.0540602733005639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33011" calcext:value-type="float">
            <text:p>133011</text:p>
          </table:table-cell>
          <table:table-cell office:value-type="float" office:value="128175" calcext:value-type="float">
            <text:p>128175</text:p>
          </table:table-cell>
          <table:table-cell office:value-type="float" office:value="94830" calcext:value-type="float">
            <text:p>94830</text:p>
          </table:table-cell>
          <table:table-cell table:formula="of:=[.BU16]^3" office:value-type="float" office:value="11239424" calcext:value-type="float">
            <text:p>11239424</text:p>
          </table:table-cell>
          <table:table-cell table:formula="of:=[.BU16]^2" office:value-type="float" office:value="50176" calcext:value-type="float">
            <text:p>50176</text:p>
          </table:table-cell>
          <table:table-cell table:formula="of:=[.BV16]/[.BY16]" office:value-type="float" office:value="0.0118343253177387" calcext:value-type="float">
            <text:p>0.0118343253177387</text:p>
          </table:table-cell>
          <table:table-cell table:formula="of:=[.BW16]/[.BY16]" office:value-type="float" office:value="0.0114040541579355" calcext:value-type="float">
            <text:p>0.0114040541579355</text:p>
          </table:table-cell>
          <table:table-cell table:formula="of:=[.BX16]/[.BY16]" office:value-type="float" office:value="0.00843726511251822" calcext:value-type="float">
            <text:p>0.00843726511251822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777810" calcext:value-type="float">
            <text:p>777810</text:p>
          </table:table-cell>
          <table:table-cell office:value-type="float" office:value="779799" calcext:value-type="float">
            <text:p>779799</text:p>
          </table:table-cell>
          <table:table-cell office:value-type="float" office:value="780315" calcext:value-type="float">
            <text:p>780315</text:p>
          </table:table-cell>
          <table:table-cell table:formula="of:=[.CE16]^3" office:value-type="float" office:value="71991296" calcext:value-type="float">
            <text:p>71991296</text:p>
          </table:table-cell>
          <table:table-cell table:formula="of:=[.CE16]^2" office:value-type="float" office:value="173056" calcext:value-type="float">
            <text:p>173056</text:p>
          </table:table-cell>
          <table:table-cell table:formula="of:=[.CF16]/[.CI16]" office:value-type="float" office:value="0.0108042227771535" calcext:value-type="float">
            <text:p>0.0108042227771535</text:p>
          </table:table-cell>
          <table:table-cell table:formula="of:=[.CG16]/[.CI16]" office:value-type="float" office:value="0.0108318511171128" calcext:value-type="float">
            <text:p>0.0108318511171128</text:p>
          </table:table-cell>
          <table:table-cell table:formula="of:=[.CH16]/[.CI16]" office:value-type="float" office:value="0.0108390186502546" calcext:value-type="float">
            <text:p>0.0108390186502546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5961768" calcext:value-type="float">
            <text:p>5961768</text:p>
          </table:table-cell>
          <table:table-cell office:value-type="float" office:value="6126087" calcext:value-type="float">
            <text:p>6126087</text:p>
          </table:table-cell>
          <table:table-cell office:value-type="float" office:value="6028164" calcext:value-type="float">
            <text:p>6028164</text:p>
          </table:table-cell>
          <table:table-cell table:formula="of:=[.CO16]^3" office:value-type="float" office:value="575930368" calcext:value-type="float">
            <text:p>575930368</text:p>
          </table:table-cell>
          <table:table-cell table:formula="of:=[.CO16]^2" office:value-type="float" office:value="692224" calcext:value-type="float">
            <text:p>692224</text:p>
          </table:table-cell>
          <table:table-cell table:formula="of:=[.CP16]/[.CS16]" office:value-type="float" office:value="0.0103515430532047" calcext:value-type="float">
            <text:p>0.0103515430532047</text:p>
          </table:table-cell>
          <table:table-cell table:formula="of:=[.CQ16]/[.CS16]" office:value-type="float" office:value="0.0106368535857446" calcext:value-type="float">
            <text:p>0.0106368535857446</text:p>
          </table:table-cell>
          <table:table-cell table:formula="of:=[.CR16]/[.CS16]" office:value-type="float" office:value="0.0104668278231857" calcext:value-type="float">
            <text:p>0.0104668278231857</text:p>
          </table:table-cell>
          <table:table-cell table:number-columns-repeated="2"/>
          <table:table-cell office:value-type="float" office:value="832" calcext:value-type="float">
            <text:p>832</text:p>
          </table:table-cell>
          <table:table-cell table:formula="of:=[.CZ16]^3" office:value-type="float" office:value="575930368" calcext:value-type="float">
            <text:p>575930368</text:p>
          </table:table-cell>
          <table:table-cell office:value-type="float" office:value="934664943" calcext:value-type="float">
            <text:p>934664943</text:p>
          </table:table-cell>
          <table:table-cell office:value-type="float" office:value="1738042917" calcext:value-type="float">
            <text:p>1738042917</text:p>
          </table:table-cell>
          <table:table-cell office:value-type="float" office:value="1012019082" calcext:value-type="float">
            <text:p>1012019082</text:p>
          </table:table-cell>
          <table:table-cell office:value-type="float" office:value="1180506579" calcext:value-type="float">
            <text:p>1180506579</text:p>
          </table:table-cell>
          <table:table-cell office:value-type="float" office:value="997851660" calcext:value-type="float">
            <text:p>997851660</text:p>
          </table:table-cell>
          <table:table-cell table:formula="of:=[.CZ16]^2" office:value-type="float" office:value="692224" calcext:value-type="float">
            <text:p>692224</text:p>
          </table:table-cell>
          <table:table-cell table:formula="of:=[.DD16]/[.DA16]" office:value-type="float" office:value="1.75718999766305" calcext:value-type="float">
            <text:p>1.75718999766305</text:p>
          </table:table-cell>
          <table:table-cell table:formula="of:=[.DE16]/[.DA16]" office:value-type="float" office:value="2.04973837913683" calcext:value-type="float">
            <text:p>2.04973837913683</text:p>
          </table:table-cell>
          <table:table-cell table:formula="of:=[.DF16]/[.DA16]" office:value-type="float" office:value="1.732590805144" calcext:value-type="float">
            <text:p>1.732590805144</text:p>
          </table:table-cell>
          <table:table-cell table:formula="of:=[.DB16]/[.DA16]" office:value-type="float" office:value="1.62287838067257" calcext:value-type="float">
            <text:p>1.62287838067257</text:p>
          </table:table-cell>
          <table:table-cell table:formula="of:=[.DC16]/[.DA16]" office:value-type="float" office:value="3.01780043833355" calcext:value-type="float">
            <text:p>3.0178004383335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table:style-name="ce1" office:value-type="float" office:value="71480000000" calcext:value-type="float">
            <text:p>7.148E+10</text:p>
          </table:table-cell>
          <table:table-cell table:style-name="ce1" office:value-type="float" office:value="35740000000" calcext:value-type="float">
            <text:p>3.574E+10</text:p>
          </table:table-cell>
          <table:table-cell table:number-columns-repeated="11"/>
          <table:table-cell office:value-type="float" office:value="398" calcext:value-type="float">
            <text:p>398</text:p>
          </table:table-cell>
          <table:table-cell office:value-type="float" office:value="104477238" calcext:value-type="float">
            <text:p>104477238</text:p>
          </table:table-cell>
          <table:table-cell office:value-type="float" office:value="56822294" calcext:value-type="float">
            <text:p>56822294</text:p>
          </table:table-cell>
          <table:table-cell office:value-type="float" office:value="113554566" calcext:value-type="float">
            <text:p>113554566</text:p>
          </table:table-cell>
          <table:table-cell table:formula="of:=[.P17]^3" office:value-type="float" office:value="63044792" calcext:value-type="float">
            <text:p>63044792</text:p>
          </table:table-cell>
          <table:table-cell table:formula="of:=[.Q17]/[.T17]" office:value-type="float" office:value="1.657190620916" calcext:value-type="float">
            <text:p>1.657190620916</text:p>
          </table:table-cell>
          <table:table-cell table:formula="of:=[.R17]/[.T17]" office:value-type="float" office:value="0.901300364350476" calcext:value-type="float">
            <text:p>0.901300364350476</text:p>
          </table:table-cell>
          <table:table-cell table:formula="of:=[.S17]/[.T17]" office:value-type="float" office:value="1.80117282328412" calcext:value-type="float">
            <text:p>1.80117282328412</text:p>
          </table:table-cell>
          <table:table-cell table:formula="of:=[.P17]^2" office:value-type="float" office:value="158404" calcext:value-type="float">
            <text:p>158404</text:p>
          </table:table-cell>
          <table:table-cell table:number-columns-repeated="10"/>
          <table:table-cell office:value-type="float" office:value="188" calcext:value-type="float">
            <text:p>188</text:p>
          </table:table-cell>
          <table:table-cell table:formula="of:=[.AI17]^2" office:value-type="float" office:value="35344" calcext:value-type="float">
            <text:p>35344</text:p>
          </table:table-cell>
          <table:table-cell office:value-type="float" office:value="10771812" calcext:value-type="float">
            <text:p>10771812</text:p>
          </table:table-cell>
          <table:table-cell office:value-type="float" office:value="6278646" calcext:value-type="float">
            <text:p>6278646</text:p>
          </table:table-cell>
          <table:table-cell office:value-type="float" office:value="8090104" calcext:value-type="float">
            <text:p>8090104</text:p>
          </table:table-cell>
          <table:table-cell table:number-columns-repeated="2"/>
          <table:table-cell office:value-type="float" office:value="1234" calcext:value-type="float">
            <text:p>1234</text:p>
          </table:table-cell>
          <table:table-cell office:value-type="float" office:value="3835432904" calcext:value-type="float">
            <text:p>3835432904</text:p>
          </table:table-cell>
          <table:table-cell office:value-type="float" office:value="1861459708" calcext:value-type="float">
            <text:p>1861459708</text:p>
          </table:table-cell>
          <table:table-cell office:value-type="float" office:value="4823196892" calcext:value-type="float">
            <text:p>4823196892</text:p>
          </table:table-cell>
          <table:table-cell table:formula="of:=[.AP17]^3" office:value-type="float" office:value="1879080904" calcext:value-type="float">
            <text:p>1879080904</text:p>
          </table:table-cell>
          <table:table-cell table:formula="of:=[.AP17]^2" office:value-type="float" office:value="1522756" calcext:value-type="float">
            <text:p>1522756</text:p>
          </table:table-cell>
          <table:table-cell table:formula="of:=[.AQ17]/[.AT17]" office:value-type="float" office:value="2.04112175044487" calcext:value-type="float">
            <text:p>2.04112175044487</text:p>
          </table:table-cell>
          <table:table-cell table:formula="of:=[.AR17]/[.AT17]" office:value-type="float" office:value="0.990622438894201" calcext:value-type="float">
            <text:p>0.990622438894201</text:p>
          </table:table-cell>
          <table:table-cell table:formula="of:=[.AS17]/[.AT17]" office:value-type="float" office:value="2.56678511379306" calcext:value-type="float">
            <text:p>2.56678511379306</text:p>
          </table:table-cell>
          <table:table-cell table:number-columns-repeated="12"/>
          <table:table-cell office:value-type="float" office:value="232" calcext:value-type="float">
            <text:p>232</text:p>
          </table:table-cell>
          <table:table-cell office:value-type="float" office:value="519921" calcext:value-type="float">
            <text:p>519921</text:p>
          </table:table-cell>
          <table:table-cell office:value-type="float" office:value="576963" calcext:value-type="float">
            <text:p>576963</text:p>
          </table:table-cell>
          <table:table-cell office:value-type="float" office:value="548094" calcext:value-type="float">
            <text:p>548094</text:p>
          </table:table-cell>
          <table:table-cell table:formula="of:=[.BK17]^3" office:value-type="float" office:value="12487168" calcext:value-type="float">
            <text:p>12487168</text:p>
          </table:table-cell>
          <table:table-cell table:formula="of:=[.BK17]^2" office:value-type="float" office:value="53824" calcext:value-type="float">
            <text:p>53824</text:p>
          </table:table-cell>
          <table:table-cell table:formula="of:=[.BL17]/[.BO17]" office:value-type="float" office:value="0.0416364222856616" calcext:value-type="float">
            <text:p>0.0416364222856616</text:p>
          </table:table-cell>
          <table:table-cell table:formula="of:=[.BM17]/[.BO17]" office:value-type="float" office:value="0.0462044716624298" calcext:value-type="float">
            <text:p>0.0462044716624298</text:p>
          </table:table-cell>
          <table:table-cell table:formula="of:=[.BN17]/[.BO17]" office:value-type="float" office:value="0.0438925783652466" calcext:value-type="float">
            <text:p>0.043892578365246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48953" calcext:value-type="float">
            <text:p>148953</text:p>
          </table:table-cell>
          <table:table-cell office:value-type="float" office:value="143517" calcext:value-type="float">
            <text:p>143517</text:p>
          </table:table-cell>
          <table:table-cell office:value-type="float" office:value="103953" calcext:value-type="float">
            <text:p>103953</text:p>
          </table:table-cell>
          <table:table-cell table:formula="of:=[.BU17]^3" office:value-type="float" office:value="13824000" calcext:value-type="float">
            <text:p>13824000</text:p>
          </table:table-cell>
          <table:table-cell table:formula="of:=[.BU17]^2" office:value-type="float" office:value="57600" calcext:value-type="float">
            <text:p>57600</text:p>
          </table:table-cell>
          <table:table-cell table:formula="of:=[.BV17]/[.BY17]" office:value-type="float" office:value="0.0107749565972222" calcext:value-type="float">
            <text:p>0.0107749565972222</text:p>
          </table:table-cell>
          <table:table-cell table:formula="of:=[.BW17]/[.BY17]" office:value-type="float" office:value="0.0103817274305556" calcext:value-type="float">
            <text:p>0.0103817274305556</text:p>
          </table:table-cell>
          <table:table-cell table:formula="of:=[.BX17]/[.BY17]" office:value-type="float" office:value="0.00751974826388889" calcext:value-type="float">
            <text:p>0.00751974826388889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841230" calcext:value-type="float">
            <text:p>841230</text:p>
          </table:table-cell>
          <table:table-cell office:value-type="float" office:value="839253" calcext:value-type="float">
            <text:p>839253</text:p>
          </table:table-cell>
          <table:table-cell office:value-type="float" office:value="839886" calcext:value-type="float">
            <text:p>839886</text:p>
          </table:table-cell>
          <table:table-cell table:formula="of:=[.CE17]^3" office:value-type="float" office:value="89915392" calcext:value-type="float">
            <text:p>89915392</text:p>
          </table:table-cell>
          <table:table-cell table:formula="of:=[.CE17]^2" office:value-type="float" office:value="200704" calcext:value-type="float">
            <text:p>200704</text:p>
          </table:table-cell>
          <table:table-cell table:formula="of:=[.CF17]/[.CI17]" office:value-type="float" office:value="0.00935579527918868" calcext:value-type="float">
            <text:p>0.00935579527918868</text:p>
          </table:table-cell>
          <table:table-cell table:formula="of:=[.CG17]/[.CI17]" office:value-type="float" office:value="0.00933380794247107" calcext:value-type="float">
            <text:p>0.00933380794247107</text:p>
          </table:table-cell>
          <table:table-cell table:formula="of:=[.CH17]/[.CI17]" office:value-type="float" office:value="0.0093408478939846" calcext:value-type="float">
            <text:p>0.0093408478939846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7129062" calcext:value-type="float">
            <text:p>7129062</text:p>
          </table:table-cell>
          <table:table-cell office:value-type="float" office:value="7086489" calcext:value-type="float">
            <text:p>7086489</text:p>
          </table:table-cell>
          <table:table-cell office:value-type="float" office:value="6882090" calcext:value-type="float">
            <text:p>6882090</text:p>
          </table:table-cell>
          <table:table-cell table:formula="of:=[.CO17]^3" office:value-type="float" office:value="719323136" calcext:value-type="float">
            <text:p>719323136</text:p>
          </table:table-cell>
          <table:table-cell table:formula="of:=[.CO17]^2" office:value-type="float" office:value="802816" calcext:value-type="float">
            <text:p>802816</text:p>
          </table:table-cell>
          <table:table-cell table:formula="of:=[.CP17]/[.CS17]" office:value-type="float" office:value="0.00991079202546323" calcext:value-type="float">
            <text:p>0.00991079202546323</text:p>
          </table:table-cell>
          <table:table-cell table:formula="of:=[.CQ17]/[.CS17]" office:value-type="float" office:value="0.00985160721981838" calcext:value-type="float">
            <text:p>0.00985160721981838</text:p>
          </table:table-cell>
          <table:table-cell table:formula="of:=[.CR17]/[.CS17]" office:value-type="float" office:value="0.00956745258920742" calcext:value-type="float">
            <text:p>0.00956745258920742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formula="of:=[.CZ17]^3" office:value-type="float" office:value="719323136" calcext:value-type="float">
            <text:p>719323136</text:p>
          </table:table-cell>
          <table:table-cell office:value-type="float" office:value="1146450306" calcext:value-type="float">
            <text:p>1146450306</text:p>
          </table:table-cell>
          <table:table-cell office:value-type="float" office:value="2269784487" calcext:value-type="float">
            <text:p>2269784487</text:p>
          </table:table-cell>
          <table:table-cell office:value-type="float" office:value="1244608113" calcext:value-type="float">
            <text:p>1244608113</text:p>
          </table:table-cell>
          <table:table-cell office:value-type="float" office:value="1462683642" calcext:value-type="float">
            <text:p>1462683642</text:p>
          </table:table-cell>
          <table:table-cell office:value-type="float" office:value="1320559152" calcext:value-type="float">
            <text:p>1320559152</text:p>
          </table:table-cell>
          <table:table-cell table:formula="of:=[.CZ17]^2" office:value-type="float" office:value="802816" calcext:value-type="float">
            <text:p>802816</text:p>
          </table:table-cell>
          <table:table-cell table:formula="of:=[.DD17]/[.DA17]" office:value-type="float" office:value="1.73024896699555" calcext:value-type="float">
            <text:p>1.73024896699555</text:p>
          </table:table-cell>
          <table:table-cell table:formula="of:=[.DE17]/[.DA17]" office:value-type="float" office:value="2.03341665073317" calcext:value-type="float">
            <text:p>2.03341665073317</text:p>
          </table:table-cell>
          <table:table-cell table:formula="of:=[.DF17]/[.DA17]" office:value-type="float" office:value="1.83583578215396" calcext:value-type="float">
            <text:p>1.83583578215396</text:p>
          </table:table-cell>
          <table:table-cell table:formula="of:=[.DB17]/[.DA17]" office:value-type="float" office:value="1.59379039630946" calcext:value-type="float">
            <text:p>1.59379039630946</text:p>
          </table:table-cell>
          <table:table-cell table:formula="of:=[.DC17]/[.DA17]" office:value-type="float" office:value="3.1554448528123" calcext:value-type="float">
            <text:p>3.155444852812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94304" calcext:value-type="float">
            <text:p>4194304</text:p>
          </table:table-cell>
          <table:table-cell table:style-name="ce1" office:value-type="float" office:value="69300000000" calcext:value-type="float">
            <text:p>6.930E+10</text:p>
          </table:table-cell>
          <table:table-cell table:style-name="ce1" office:value-type="float" office:value="34650000000" calcext:value-type="float">
            <text:p>3.465E+10</text:p>
          </table:table-cell>
          <table:table-cell table:number-columns-repeated="11"/>
          <table:table-cell office:value-type="float" office:value="456" calcext:value-type="float">
            <text:p>456</text:p>
          </table:table-cell>
          <table:table-cell office:value-type="float" office:value="158105380" calcext:value-type="float">
            <text:p>158105380</text:p>
          </table:table-cell>
          <table:table-cell office:value-type="float" office:value="84884778" calcext:value-type="float">
            <text:p>84884778</text:p>
          </table:table-cell>
          <table:table-cell office:value-type="float" office:value="175291696" calcext:value-type="float">
            <text:p>175291696</text:p>
          </table:table-cell>
          <table:table-cell table:formula="of:=[.P18]^3" office:value-type="float" office:value="94818816" calcext:value-type="float">
            <text:p>94818816</text:p>
          </table:table-cell>
          <table:table-cell table:formula="of:=[.Q18]/[.T18]" office:value-type="float" office:value="1.66744731341087" calcext:value-type="float">
            <text:p>1.66744731341087</text:p>
          </table:table-cell>
          <table:table-cell table:formula="of:=[.R18]/[.T18]" office:value-type="float" office:value="0.895231364205181" calcext:value-type="float">
            <text:p>0.895231364205181</text:p>
          </table:table-cell>
          <table:table-cell table:formula="of:=[.S18]/[.T18]" office:value-type="float" office:value="1.84870159104286" calcext:value-type="float">
            <text:p>1.84870159104286</text:p>
          </table:table-cell>
          <table:table-cell table:formula="of:=[.P18]^2" office:value-type="float" office:value="207936" calcext:value-type="float">
            <text:p>207936</text:p>
          </table:table-cell>
          <table:table-cell table:number-columns-repeated="10"/>
          <table:table-cell office:value-type="float" office:value="208" calcext:value-type="float">
            <text:p>208</text:p>
          </table:table-cell>
          <table:table-cell table:formula="of:=[.AI18]^2" office:value-type="float" office:value="43264" calcext:value-type="float">
            <text:p>43264</text:p>
          </table:table-cell>
          <table:table-cell office:value-type="float" office:value="14406346" calcext:value-type="float">
            <text:p>14406346</text:p>
          </table:table-cell>
          <table:table-cell office:value-type="float" office:value="8457550" calcext:value-type="float">
            <text:p>8457550</text:p>
          </table:table-cell>
          <table:table-cell office:value-type="float" office:value="16428402" calcext:value-type="float">
            <text:p>16428402</text:p>
          </table:table-cell>
          <table:table-cell table:number-columns-repeated="2"/>
          <table:table-cell office:value-type="float" office:value="1266" calcext:value-type="float">
            <text:p>1266</text:p>
          </table:table-cell>
          <table:table-cell office:value-type="float" office:value="4641088512" calcext:value-type="float">
            <text:p>4641088512</text:p>
          </table:table-cell>
          <table:table-cell office:value-type="float" office:value="2100731008" calcext:value-type="float">
            <text:p>2100731008</text:p>
          </table:table-cell>
          <table:table-cell office:value-type="float" office:value="6220616612" calcext:value-type="float">
            <text:p>6220616612</text:p>
          </table:table-cell>
          <table:table-cell table:formula="of:=[.AP18]^3" office:value-type="float" office:value="2029089096" calcext:value-type="float">
            <text:p>2029089096</text:p>
          </table:table-cell>
          <table:table-cell table:formula="of:=[.AP18]^2" office:value-type="float" office:value="1602756" calcext:value-type="float">
            <text:p>1602756</text:p>
          </table:table-cell>
          <table:table-cell table:formula="of:=[.AQ18]/[.AT18]" office:value-type="float" office:value="2.28727684809361" calcext:value-type="float">
            <text:p>2.28727684809361</text:p>
          </table:table-cell>
          <table:table-cell table:formula="of:=[.AR18]/[.AT18]" office:value-type="float" office:value="1.0353074254557" calcext:value-type="float">
            <text:p>1.0353074254557</text:p>
          </table:table-cell>
          <table:table-cell table:formula="of:=[.AS18]/[.AT18]" office:value-type="float" office:value="3.06571881159032" calcext:value-type="float">
            <text:p>3.06571881159032</text:p>
          </table:table-cell>
          <table:table-cell table:number-columns-repeated="12"/>
          <table:table-cell office:value-type="float" office:value="248" calcext:value-type="float">
            <text:p>248</text:p>
          </table:table-cell>
          <table:table-cell office:value-type="float" office:value="557979" calcext:value-type="float">
            <text:p>557979</text:p>
          </table:table-cell>
          <table:table-cell office:value-type="float" office:value="614559" calcext:value-type="float">
            <text:p>614559</text:p>
          </table:table-cell>
          <table:table-cell office:value-type="float" office:value="537615" calcext:value-type="float">
            <text:p>537615</text:p>
          </table:table-cell>
          <table:table-cell table:formula="of:=[.BK18]^3" office:value-type="float" office:value="15252992" calcext:value-type="float">
            <text:p>15252992</text:p>
          </table:table-cell>
          <table:table-cell table:formula="of:=[.BK18]^2" office:value-type="float" office:value="61504" calcext:value-type="float">
            <text:p>61504</text:p>
          </table:table-cell>
          <table:table-cell table:formula="of:=[.BL18]/[.BO18]" office:value-type="float" office:value="0.0365816096933638" calcext:value-type="float">
            <text:p>0.0365816096933638</text:p>
          </table:table-cell>
          <table:table-cell table:formula="of:=[.BM18]/[.BO18]" office:value-type="float" office:value="0.0402910458485784" calcext:value-type="float">
            <text:p>0.0402910458485784</text:p>
          </table:table-cell>
          <table:table-cell table:formula="of:=[.BN18]/[.BO18]" office:value-type="float" office:value="0.0352465273698432" calcext:value-type="float">
            <text:p>0.035246527369843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14897" calcext:value-type="float">
            <text:p>114897</text:p>
          </table:table-cell>
          <table:table-cell office:value-type="float" office:value="149235" calcext:value-type="float">
            <text:p>149235</text:p>
          </table:table-cell>
          <table:table-cell office:value-type="float" office:value="223593" calcext:value-type="float">
            <text:p>223593</text:p>
          </table:table-cell>
          <table:table-cell table:formula="of:=[.BU18]^3" office:value-type="float" office:value="16777216" calcext:value-type="float">
            <text:p>16777216</text:p>
          </table:table-cell>
          <table:table-cell table:formula="of:=[.BU18]^2" office:value-type="float" office:value="65536" calcext:value-type="float">
            <text:p>65536</text:p>
          </table:table-cell>
          <table:table-cell table:formula="of:=[.BV18]/[.BY18]" office:value-type="float" office:value="0.00684839487075806" calcext:value-type="float">
            <text:p>0.00684839487075806</text:p>
          </table:table-cell>
          <table:table-cell table:formula="of:=[.BW18]/[.BY18]" office:value-type="float" office:value="0.00889509916305542" calcext:value-type="float">
            <text:p>0.00889509916305542</text:p>
          </table:table-cell>
          <table:table-cell table:formula="of:=[.BX18]/[.BY18]" office:value-type="float" office:value="0.0133271813392639" calcext:value-type="float">
            <text:p>0.0133271813392639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895614" calcext:value-type="float">
            <text:p>895614</text:p>
          </table:table-cell>
          <table:table-cell office:value-type="float" office:value="929022" calcext:value-type="float">
            <text:p>929022</text:p>
          </table:table-cell>
          <table:table-cell office:value-type="float" office:value="1009011" calcext:value-type="float">
            <text:p>1009011</text:p>
          </table:table-cell>
          <table:table-cell table:formula="of:=[.CE18]^3" office:value-type="float" office:value="110592000" calcext:value-type="float">
            <text:p>110592000</text:p>
          </table:table-cell>
          <table:table-cell table:formula="of:=[.CE18]^2" office:value-type="float" office:value="230400" calcext:value-type="float">
            <text:p>230400</text:p>
          </table:table-cell>
          <table:table-cell table:formula="of:=[.CF18]/[.CI18]" office:value-type="float" office:value="0.00809836154513889" calcext:value-type="float">
            <text:p>0.00809836154513889</text:p>
          </table:table-cell>
          <table:table-cell table:formula="of:=[.CG18]/[.CI18]" office:value-type="float" office:value="0.00840044487847222" calcext:value-type="float">
            <text:p>0.00840044487847222</text:p>
          </table:table-cell>
          <table:table-cell table:formula="of:=[.CH18]/[.CI18]" office:value-type="float" office:value="0.00912372504340278" calcext:value-type="float">
            <text:p>0.00912372504340278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7058229" calcext:value-type="float">
            <text:p>7058229</text:p>
          </table:table-cell>
          <table:table-cell office:value-type="float" office:value="6861615" calcext:value-type="float">
            <text:p>6861615</text:p>
          </table:table-cell>
          <table:table-cell office:value-type="float" office:value="6954318" calcext:value-type="float">
            <text:p>6954318</text:p>
          </table:table-cell>
          <table:table-cell table:formula="of:=[.CO18]^3" office:value-type="float" office:value="884736000" calcext:value-type="float">
            <text:p>884736000</text:p>
          </table:table-cell>
          <table:table-cell table:formula="of:=[.CO18]^2" office:value-type="float" office:value="921600" calcext:value-type="float">
            <text:p>921600</text:p>
          </table:table-cell>
          <table:table-cell table:formula="of:=[.CP18]/[.CS18]" office:value-type="float" office:value="0.00797777981228299" calcext:value-type="float">
            <text:p>0.00797777981228299</text:p>
          </table:table-cell>
          <table:table-cell table:formula="of:=[.CQ18]/[.CS18]" office:value-type="float" office:value="0.00775555080837674" calcext:value-type="float">
            <text:p>0.00775555080837674</text:p>
          </table:table-cell>
          <table:table-cell table:formula="of:=[.CR18]/[.CS18]" office:value-type="float" office:value="0.00786033121744792" calcext:value-type="float">
            <text:p>0.00786033121744792</text:p>
          </table:table-cell>
          <table:table-cell table:number-columns-repeated="2"/>
          <table:table-cell office:value-type="float" office:value="960" calcext:value-type="float">
            <text:p>960</text:p>
          </table:table-cell>
          <table:table-cell table:formula="of:=[.CZ18]^3" office:value-type="float" office:value="884736000" calcext:value-type="float">
            <text:p>884736000</text:p>
          </table:table-cell>
          <table:table-cell office:value-type="float" office:value="1438756965" calcext:value-type="float">
            <text:p>1438756965</text:p>
          </table:table-cell>
          <table:table-cell office:value-type="float" office:value="2866145442" calcext:value-type="float">
            <text:p>2866145442</text:p>
          </table:table-cell>
          <table:table-cell office:value-type="float" office:value="1499366145" calcext:value-type="float">
            <text:p>1499366145</text:p>
          </table:table-cell>
          <table:table-cell office:value-type="float" office:value="1799044023" calcext:value-type="float">
            <text:p>1799044023</text:p>
          </table:table-cell>
          <table:table-cell office:value-type="float" office:value="1540691418" calcext:value-type="float">
            <text:p>1540691418</text:p>
          </table:table-cell>
          <table:table-cell table:formula="of:=[.CZ18]^2" office:value-type="float" office:value="921600" calcext:value-type="float">
            <text:p>921600</text:p>
          </table:table-cell>
          <table:table-cell table:formula="of:=[.DD18]/[.DA18]" office:value-type="float" office:value="1.69470457288954" calcext:value-type="float">
            <text:p>1.69470457288954</text:p>
          </table:table-cell>
          <table:table-cell table:formula="of:=[.DE18]/[.DA18]" office:value-type="float" office:value="2.03342468600803" calcext:value-type="float">
            <text:p>2.03342468600803</text:p>
          </table:table-cell>
          <table:table-cell table:formula="of:=[.DF18]/[.DA18]" office:value-type="float" office:value="1.74141373019748" calcext:value-type="float">
            <text:p>1.74141373019748</text:p>
          </table:table-cell>
          <table:table-cell table:formula="of:=[.DB18]/[.DA18]" office:value-type="float" office:value="1.62619918823242" calcext:value-type="float">
            <text:p>1.62619918823242</text:p>
          </table:table-cell>
          <table:table-cell table:formula="of:=[.DC18]/[.DA18]" office:value-type="float" office:value="3.23954879421658" calcext:value-type="float">
            <text:p>3.2395487942165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777216" calcext:value-type="float">
            <text:p>16777216</text:p>
          </table:table-cell>
          <table:table-cell table:style-name="ce1" office:value-type="float" office:value="45650000000" calcext:value-type="float">
            <text:p>4.565E+10</text:p>
          </table:table-cell>
          <table:table-cell table:style-name="ce1" office:value-type="float" office:value="22820000000" calcext:value-type="float">
            <text:p>2.282E+10</text:p>
          </table:table-cell>
          <table:table-cell table:number-columns-repeated="11"/>
          <table:table-cell office:value-type="float" office:value="518" calcext:value-type="float">
            <text:p>518</text:p>
          </table:table-cell>
          <table:table-cell office:value-type="float" office:value="232025594" calcext:value-type="float">
            <text:p>232025594</text:p>
          </table:table-cell>
          <table:table-cell office:value-type="float" office:value="123506692" calcext:value-type="float">
            <text:p>123506692</text:p>
          </table:table-cell>
          <table:table-cell office:value-type="float" office:value="253002708" calcext:value-type="float">
            <text:p>253002708</text:p>
          </table:table-cell>
          <table:table-cell table:formula="of:=[.P19]^3" office:value-type="float" office:value="138991832" calcext:value-type="float">
            <text:p>138991832</text:p>
          </table:table-cell>
          <table:table-cell table:formula="of:=[.Q19]/[.T19]" office:value-type="float" office:value="1.66934697284946" calcext:value-type="float">
            <text:p>1.66934697284946</text:p>
          </table:table-cell>
          <table:table-cell table:formula="of:=[.R19]/[.T19]" office:value-type="float" office:value="0.888589568342404" calcext:value-type="float">
            <text:p>0.888589568342404</text:p>
          </table:table-cell>
          <table:table-cell table:formula="of:=[.S19]/[.T19]" office:value-type="float" office:value="1.82027033070548" calcext:value-type="float">
            <text:p>1.82027033070548</text:p>
          </table:table-cell>
          <table:table-cell table:formula="of:=[.P19]^2" office:value-type="float" office:value="268324" calcext:value-type="float">
            <text:p>268324</text:p>
          </table:table-cell>
          <table:table-cell table:number-columns-repeated="10"/>
          <table:table-cell office:value-type="float" office:value="230" calcext:value-type="float">
            <text:p>230</text:p>
          </table:table-cell>
          <table:table-cell table:formula="of:=[.AI19]^2" office:value-type="float" office:value="52900" calcext:value-type="float">
            <text:p>52900</text:p>
          </table:table-cell>
          <table:table-cell office:value-type="float" office:value="19793032" calcext:value-type="float">
            <text:p>19793032</text:p>
          </table:table-cell>
          <table:table-cell office:value-type="float" office:value="11502278" calcext:value-type="float">
            <text:p>11502278</text:p>
          </table:table-cell>
          <table:table-cell office:value-type="float" office:value="15314994" calcext:value-type="float">
            <text:p>15314994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 office:value-type="float" office:value="4837222144" calcext:value-type="float">
            <text:p>4837222144</text:p>
          </table:table-cell>
          <table:table-cell office:value-type="float" office:value="2356612538" calcext:value-type="float">
            <text:p>2356612538</text:p>
          </table:table-cell>
          <table:table-cell office:value-type="float" office:value="5827275210" calcext:value-type="float">
            <text:p>5827275210</text:p>
          </table:table-cell>
          <table:table-cell table:formula="of:=[.AP19]^3" office:value-type="float" office:value="2197000000" calcext:value-type="float">
            <text:p>2197000000</text:p>
          </table:table-cell>
          <table:table-cell table:formula="of:=[.AP19]^2" office:value-type="float" office:value="1690000" calcext:value-type="float">
            <text:p>1690000</text:p>
          </table:table-cell>
          <table:table-cell table:formula="of:=[.AQ19]/[.AT19]" office:value-type="float" office:value="2.20173971051434" calcext:value-type="float">
            <text:p>2.20173971051434</text:p>
          </table:table-cell>
          <table:table-cell table:formula="of:=[.AR19]/[.AT19]" office:value-type="float" office:value="1.07265022212107" calcext:value-type="float">
            <text:p>1.07265022212107</text:p>
          </table:table-cell>
          <table:table-cell table:formula="of:=[.AS19]/[.AT19]" office:value-type="float" office:value="2.65237833864361" calcext:value-type="float">
            <text:p>2.65237833864361</text:p>
          </table:table-cell>
          <table:table-cell table:number-columns-repeated="12"/>
          <table:table-cell office:value-type="float" office:value="264" calcext:value-type="float">
            <text:p>264</text:p>
          </table:table-cell>
          <table:table-cell office:value-type="float" office:value="915534" calcext:value-type="float">
            <text:p>915534</text:p>
          </table:table-cell>
          <table:table-cell office:value-type="float" office:value="952761" calcext:value-type="float">
            <text:p>952761</text:p>
          </table:table-cell>
          <table:table-cell office:value-type="float" office:value="906063" calcext:value-type="float">
            <text:p>906063</text:p>
          </table:table-cell>
          <table:table-cell table:formula="of:=[.BK19]^3" office:value-type="float" office:value="18399744" calcext:value-type="float">
            <text:p>18399744</text:p>
          </table:table-cell>
          <table:table-cell table:formula="of:=[.BK19]^2" office:value-type="float" office:value="69696" calcext:value-type="float">
            <text:p>69696</text:p>
          </table:table-cell>
          <table:table-cell table:formula="of:=[.BL19]/[.BO19]" office:value-type="float" office:value="0.0497579748935637" calcext:value-type="float">
            <text:p>0.0497579748935637</text:p>
          </table:table-cell>
          <table:table-cell table:formula="of:=[.BM19]/[.BO19]" office:value-type="float" office:value="0.0517812095646548" calcext:value-type="float">
            <text:p>0.0517812095646548</text:p>
          </table:table-cell>
          <table:table-cell table:formula="of:=[.BN19]/[.BO19]" office:value-type="float" office:value="0.0492432394711579" calcext:value-type="float">
            <text:p>0.0492432394711579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408282" calcext:value-type="float">
            <text:p>408282</text:p>
          </table:table-cell>
          <table:table-cell office:value-type="float" office:value="592410" calcext:value-type="float">
            <text:p>592410</text:p>
          </table:table-cell>
          <table:table-cell office:value-type="float" office:value="416757" calcext:value-type="float">
            <text:p>416757</text:p>
          </table:table-cell>
          <table:table-cell table:formula="of:=[.BU19]^3" office:value-type="float" office:value="20123648" calcext:value-type="float">
            <text:p>20123648</text:p>
          </table:table-cell>
          <table:table-cell table:formula="of:=[.BU19]^2" office:value-type="float" office:value="73984" calcext:value-type="float">
            <text:p>73984</text:p>
          </table:table-cell>
          <table:table-cell table:formula="of:=[.BV19]/[.BY19]" office:value-type="float" office:value="0.0202886673430185" calcext:value-type="float">
            <text:p>0.0202886673430185</text:p>
          </table:table-cell>
          <table:table-cell table:formula="of:=[.BW19]/[.BY19]" office:value-type="float" office:value="0.0294384994211785" calcext:value-type="float">
            <text:p>0.0294384994211785</text:p>
          </table:table-cell>
          <table:table-cell table:formula="of:=[.BX19]/[.BY19]" office:value-type="float" office:value="0.020709813648102" calcext:value-type="float">
            <text:p>0.020709813648102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349997" calcext:value-type="float">
            <text:p>1349997</text:p>
          </table:table-cell>
          <table:table-cell office:value-type="float" office:value="1429863" calcext:value-type="float">
            <text:p>1429863</text:p>
          </table:table-cell>
          <table:table-cell office:value-type="float" office:value="1329738" calcext:value-type="float">
            <text:p>1329738</text:p>
          </table:table-cell>
          <table:table-cell table:formula="of:=[.CE19]^3" office:value-type="float" office:value="134217728" calcext:value-type="float">
            <text:p>134217728</text:p>
          </table:table-cell>
          <table:table-cell table:formula="of:=[.CE19]^2" office:value-type="float" office:value="262144" calcext:value-type="float">
            <text:p>262144</text:p>
          </table:table-cell>
          <table:table-cell table:formula="of:=[.CF19]/[.CI19]" office:value-type="float" office:value="0.0100582614541054" calcext:value-type="float">
            <text:p>0.0100582614541054</text:p>
          </table:table-cell>
          <table:table-cell table:formula="of:=[.CG19]/[.CI19]" office:value-type="float" office:value="0.0106533095240593" calcext:value-type="float">
            <text:p>0.0106533095240593</text:p>
          </table:table-cell>
          <table:table-cell table:formula="of:=[.CH19]/[.CI19]" office:value-type="float" office:value="0.0099073201417923" calcext:value-type="float">
            <text:p>0.0099073201417923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4456421" calcext:value-type="float">
            <text:p>14456421</text:p>
          </table:table-cell>
          <table:table-cell office:value-type="float" office:value="14258202" calcext:value-type="float">
            <text:p>14258202</text:p>
          </table:table-cell>
          <table:table-cell office:value-type="float" office:value="14851941" calcext:value-type="float">
            <text:p>14851941</text:p>
          </table:table-cell>
          <table:table-cell table:formula="of:=[.CO19]^3" office:value-type="float" office:value="1073741824" calcext:value-type="float">
            <text:p>1073741824</text:p>
          </table:table-cell>
          <table:table-cell table:formula="of:=[.CO19]^2" office:value-type="float" office:value="1048576" calcext:value-type="float">
            <text:p>1048576</text:p>
          </table:table-cell>
          <table:table-cell table:formula="of:=[.CP19]/[.CS19]" office:value-type="float" office:value="0.0134635912254453" calcext:value-type="float">
            <text:p>0.0134635912254453</text:p>
          </table:table-cell>
          <table:table-cell table:formula="of:=[.CQ19]/[.CS19]" office:value-type="float" office:value="0.0132789853960276" calcext:value-type="float">
            <text:p>0.0132789853960276</text:p>
          </table:table-cell>
          <table:table-cell table:formula="of:=[.CR19]/[.CS19]" office:value-type="float" office:value="0.0138319479301572" calcext:value-type="float">
            <text:p>0.0138319479301572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table:formula="of:=[.CZ19]^3" office:value-type="float" office:value="1073741824" calcext:value-type="float">
            <text:p>1073741824</text:p>
          </table:table-cell>
          <table:table-cell office:value-type="float" office:value="2387163723" calcext:value-type="float">
            <text:p>2387163723</text:p>
          </table:table-cell>
          <table:table-cell office:value-type="float" office:value="3854914440" calcext:value-type="float">
            <text:p>3854914440</text:p>
          </table:table-cell>
          <table:table-cell office:value-type="float" office:value="1853096484" calcext:value-type="float">
            <text:p>1853096484</text:p>
          </table:table-cell>
          <table:table-cell office:value-type="float" office:value="2205751224" calcext:value-type="float">
            <text:p>2205751224</text:p>
          </table:table-cell>
          <table:table-cell office:value-type="float" office:value="3924471606" calcext:value-type="float">
            <text:p>3924471606</text:p>
          </table:table-cell>
          <table:table-cell table:formula="of:=[.CZ19]^2" office:value-type="float" office:value="1048576" calcext:value-type="float">
            <text:p>1048576</text:p>
          </table:table-cell>
          <table:table-cell table:formula="of:=[.DD19]/[.DA19]" office:value-type="float" office:value="1.72583058848977" calcext:value-type="float">
            <text:p>1.72583058848977</text:p>
          </table:table-cell>
          <table:table-cell table:formula="of:=[.DE19]/[.DA19]" office:value-type="float" office:value="2.05426590889692" calcext:value-type="float">
            <text:p>2.05426590889692</text:p>
          </table:table-cell>
          <table:table-cell table:formula="of:=[.DF19]/[.DA19]" office:value-type="float" office:value="3.65494900010526" calcext:value-type="float">
            <text:p>3.65494900010526</text:p>
          </table:table-cell>
          <table:table-cell table:formula="of:=[.DB19]/[.DA19]" office:value-type="float" office:value="2.22321946453303" calcext:value-type="float">
            <text:p>2.22321946453303</text:p>
          </table:table-cell>
          <table:table-cell table:formula="of:=[.DC19]/[.DA19]" office:value-type="float" office:value="3.59016884118319" calcext:value-type="float">
            <text:p>3.5901688411831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108864" calcext:value-type="float">
            <text:p>67108864</text:p>
          </table:table-cell>
          <table:table-cell table:style-name="ce1" office:value-type="float" office:value="36940000000" calcext:value-type="float">
            <text:p>3.694E+10</text:p>
          </table:table-cell>
          <table:table-cell table:style-name="ce1" office:value-type="float" office:value="18470000000" calcext:value-type="float">
            <text:p>1.847E+10</text:p>
          </table:table-cell>
          <table:table-cell table:number-columns-repeated="11"/>
          <table:table-cell office:value-type="float" office:value="584" calcext:value-type="float">
            <text:p>584</text:p>
          </table:table-cell>
          <table:table-cell office:value-type="float" office:value="339177064" calcext:value-type="float">
            <text:p>339177064</text:p>
          </table:table-cell>
          <table:table-cell office:value-type="float" office:value="176186980" calcext:value-type="float">
            <text:p>176186980</text:p>
          </table:table-cell>
          <table:table-cell office:value-type="float" office:value="366657216" calcext:value-type="float">
            <text:p>366657216</text:p>
          </table:table-cell>
          <table:table-cell table:formula="of:=[.P20]^3" office:value-type="float" office:value="199176704" calcext:value-type="float">
            <text:p>199176704</text:p>
          </table:table-cell>
          <table:table-cell table:formula="of:=[.Q20]/[.T20]" office:value-type="float" office:value="1.70289525425624" calcext:value-type="float">
            <text:p>1.70289525425624</text:p>
          </table:table-cell>
          <table:table-cell table:formula="of:=[.R20]/[.T20]" office:value-type="float" office:value="0.88457624040209" calcext:value-type="float">
            <text:p>0.88457624040209</text:p>
          </table:table-cell>
          <table:table-cell table:formula="of:=[.S20]/[.T20]" office:value-type="float" office:value="1.84086395967271" calcext:value-type="float">
            <text:p>1.84086395967271</text:p>
          </table:table-cell>
          <table:table-cell table:formula="of:=[.P20]^2" office:value-type="float" office:value="341056" calcext:value-type="float">
            <text:p>341056</text:p>
          </table:table-cell>
          <table:table-cell table:number-columns-repeated="10"/>
          <table:table-cell office:value-type="float" office:value="254" calcext:value-type="float">
            <text:p>254</text:p>
          </table:table-cell>
          <table:table-cell table:formula="of:=[.AI20]^2" office:value-type="float" office:value="64516" calcext:value-type="float">
            <text:p>64516</text:p>
          </table:table-cell>
          <table:table-cell office:value-type="float" office:value="26565848" calcext:value-type="float">
            <text:p>26565848</text:p>
          </table:table-cell>
          <table:table-cell office:value-type="float" office:value="15289226" calcext:value-type="float">
            <text:p>15289226</text:p>
          </table:table-cell>
          <table:table-cell office:value-type="float" office:value="20969892" calcext:value-type="float">
            <text:p>20969892</text:p>
          </table:table-cell>
          <table:table-cell table:number-columns-repeated="2"/>
          <table:table-cell office:value-type="float" office:value="1336" calcext:value-type="float">
            <text:p>1336</text:p>
          </table:table-cell>
          <table:table-cell office:value-type="float" office:value="5104781564" calcext:value-type="float">
            <text:p>5104781564</text:p>
          </table:table-cell>
          <table:table-cell office:value-type="float" office:value="2682097300" calcext:value-type="float">
            <text:p>2682097300</text:p>
          </table:table-cell>
          <table:table-cell office:value-type="float" office:value="5631689990" calcext:value-type="float">
            <text:p>5631689990</text:p>
          </table:table-cell>
          <table:table-cell table:formula="of:=[.AP20]^3" office:value-type="float" office:value="2384621056" calcext:value-type="float">
            <text:p>2384621056</text:p>
          </table:table-cell>
          <table:table-cell table:formula="of:=[.AP20]^2" office:value-type="float" office:value="1784896" calcext:value-type="float">
            <text:p>1784896</text:p>
          </table:table-cell>
          <table:table-cell table:formula="of:=[.AQ20]/[.AT20]" office:value-type="float" office:value="2.140709758121" calcext:value-type="float">
            <text:p>2.140709758121</text:p>
          </table:table-cell>
          <table:table-cell table:formula="of:=[.AR20]/[.AT20]" office:value-type="float" office:value="1.12474780563206" calcext:value-type="float">
            <text:p>1.12474780563206</text:p>
          </table:table-cell>
          <table:table-cell table:formula="of:=[.AS20]/[.AT20]" office:value-type="float" office:value="2.36167083060429" calcext:value-type="float">
            <text:p>2.36167083060429</text:p>
          </table:table-cell>
          <table:table-cell table:number-columns-repeated="12"/>
          <table:table-cell office:value-type="float" office:value="280" calcext:value-type="float">
            <text:p>280</text:p>
          </table:table-cell>
          <table:table-cell office:value-type="float" office:value="969579" calcext:value-type="float">
            <text:p>969579</text:p>
          </table:table-cell>
          <table:table-cell office:value-type="float" office:value="1002768" calcext:value-type="float">
            <text:p>1002768</text:p>
          </table:table-cell>
          <table:table-cell office:value-type="float" office:value="1003242" calcext:value-type="float">
            <text:p>1003242</text:p>
          </table:table-cell>
          <table:table-cell table:formula="of:=[.BK20]^3" office:value-type="float" office:value="21952000" calcext:value-type="float">
            <text:p>21952000</text:p>
          </table:table-cell>
          <table:table-cell table:formula="of:=[.BK20]^2" office:value-type="float" office:value="78400" calcext:value-type="float">
            <text:p>78400</text:p>
          </table:table-cell>
          <table:table-cell table:formula="of:=[.BL20]/[.BO20]" office:value-type="float" office:value="0.0441681395772595" calcext:value-type="float">
            <text:p>0.0441681395772595</text:p>
          </table:table-cell>
          <table:table-cell table:formula="of:=[.BM20]/[.BO20]" office:value-type="float" office:value="0.045680029154519" calcext:value-type="float">
            <text:p>0.045680029154519</text:p>
          </table:table-cell>
          <table:table-cell table:formula="of:=[.BN20]/[.BO20]" office:value-type="float" office:value="0.0457016217201166" calcext:value-type="float">
            <text:p>0.0457016217201166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434841" calcext:value-type="float">
            <text:p>434841</text:p>
          </table:table-cell>
          <table:table-cell office:value-type="float" office:value="624774" calcext:value-type="float">
            <text:p>624774</text:p>
          </table:table-cell>
          <table:table-cell office:value-type="float" office:value="442779" calcext:value-type="float">
            <text:p>442779</text:p>
          </table:table-cell>
          <table:table-cell table:formula="of:=[.BU20]^3" office:value-type="float" office:value="23887872" calcext:value-type="float">
            <text:p>23887872</text:p>
          </table:table-cell>
          <table:table-cell table:formula="of:=[.BU20]^2" office:value-type="float" office:value="82944" calcext:value-type="float">
            <text:p>82944</text:p>
          </table:table-cell>
          <table:table-cell table:formula="of:=[.BV20]/[.BY20]" office:value-type="float" office:value="0.0182034213847094" calcext:value-type="float">
            <text:p>0.0182034213847094</text:p>
          </table:table-cell>
          <table:table-cell table:formula="of:=[.BW20]/[.BY20]" office:value-type="float" office:value="0.0261544435603138" calcext:value-type="float">
            <text:p>0.0261544435603138</text:p>
          </table:table-cell>
          <table:table-cell table:formula="of:=[.BX20]/[.BY20]" office:value-type="float" office:value="0.0185357239020705" calcext:value-type="float">
            <text:p>0.0185357239020705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1000572" calcext:value-type="float">
            <text:p>1000572</text:p>
          </table:table-cell>
          <table:table-cell office:value-type="float" office:value="1009305" calcext:value-type="float">
            <text:p>1009305</text:p>
          </table:table-cell>
          <table:table-cell office:value-type="float" office:value="998055" calcext:value-type="float">
            <text:p>998055</text:p>
          </table:table-cell>
          <table:table-cell table:formula="of:=[.CE20]^3" office:value-type="float" office:value="160989184" calcext:value-type="float">
            <text:p>160989184</text:p>
          </table:table-cell>
          <table:table-cell table:formula="of:=[.CE20]^2" office:value-type="float" office:value="295936" calcext:value-type="float">
            <text:p>295936</text:p>
          </table:table-cell>
          <table:table-cell table:formula="of:=[.CF20]/[.CI20]" office:value-type="float" office:value="0.00621515045383422" calcext:value-type="float">
            <text:p>0.00621515045383422</text:p>
          </table:table-cell>
          <table:table-cell table:formula="of:=[.CG20]/[.CI20]" office:value-type="float" office:value="0.00626939633410404" calcext:value-type="float">
            <text:p>0.00626939633410404</text:p>
          </table:table-cell>
          <table:table-cell table:formula="of:=[.CH20]/[.CI20]" office:value-type="float" office:value="0.0061995158631278" calcext:value-type="float">
            <text:p>0.0061995158631278</text:p>
          </table:table-cell>
          <table:table-cell/>
          <table:table-cell office:value-type="float" office:value="1088" calcext:value-type="float">
            <text:p>1088</text:p>
          </table:table-cell>
          <table:table-cell office:value-type="float" office:value="7792638" calcext:value-type="float">
            <text:p>7792638</text:p>
          </table:table-cell>
          <table:table-cell office:value-type="float" office:value="7761945" calcext:value-type="float">
            <text:p>7761945</text:p>
          </table:table-cell>
          <table:table-cell office:value-type="float" office:value="7983450" calcext:value-type="float">
            <text:p>7983450</text:p>
          </table:table-cell>
          <table:table-cell table:formula="of:=[.CO20]^3" office:value-type="float" office:value="1287913472" calcext:value-type="float">
            <text:p>1287913472</text:p>
          </table:table-cell>
          <table:table-cell table:formula="of:=[.CO20]^2" office:value-type="float" office:value="1183744" calcext:value-type="float">
            <text:p>1183744</text:p>
          </table:table-cell>
          <table:table-cell table:formula="of:=[.CP20]/[.CS20]" office:value-type="float" office:value="0.00605059126208131" calcext:value-type="float">
            <text:p>0.00605059126208131</text:p>
          </table:table-cell>
          <table:table-cell table:formula="of:=[.CQ20]/[.CS20]" office:value-type="float" office:value="0.00602675969212938" calcext:value-type="float">
            <text:p>0.00602675969212938</text:p>
          </table:table-cell>
          <table:table-cell table:formula="of:=[.CR20]/[.CS20]" office:value-type="float" office:value="0.00619874717794706" calcext:value-type="float">
            <text:p>0.00619874717794706</text:p>
          </table:table-cell>
          <table:table-cell table:number-columns-repeated="2"/>
          <table:table-cell office:value-type="float" office:value="1088" calcext:value-type="float">
            <text:p>1088</text:p>
          </table:table-cell>
          <table:table-cell table:formula="of:=[.CZ20]^3" office:value-type="float" office:value="1287913472" calcext:value-type="float">
            <text:p>1287913472</text:p>
          </table:table-cell>
          <table:table-cell office:value-type="float" office:value="2052935337" calcext:value-type="float">
            <text:p>2052935337</text:p>
          </table:table-cell>
          <table:table-cell office:value-type="float" office:value="4048103391" calcext:value-type="float">
            <text:p>4048103391</text:p>
          </table:table-cell>
          <table:table-cell office:value-type="float" office:value="2189044326" calcext:value-type="float">
            <text:p>2189044326</text:p>
          </table:table-cell>
          <table:table-cell office:value-type="float" office:value="2619068043" calcext:value-type="float">
            <text:p>2619068043</text:p>
          </table:table-cell>
          <table:table-cell office:value-type="float" office:value="2230876881" calcext:value-type="float">
            <text:p>2230876881</text:p>
          </table:table-cell>
          <table:table-cell table:formula="of:=[.CZ20]^2" office:value-type="float" office:value="1183744" calcext:value-type="float">
            <text:p>1183744</text:p>
          </table:table-cell>
          <table:table-cell table:formula="of:=[.DD20]/[.DA20]" office:value-type="float" office:value="1.69968276098598" calcext:value-type="float">
            <text:p>1.69968276098598</text:p>
          </table:table-cell>
          <table:table-cell table:formula="of:=[.DE20]/[.DA20]" office:value-type="float" office:value="2.03357453737389" calcext:value-type="float">
            <text:p>2.03357453737389</text:p>
          </table:table-cell>
          <table:table-cell table:formula="of:=[.DF20]/[.DA20]" office:value-type="float" office:value="1.73216363482531" calcext:value-type="float">
            <text:p>1.73216363482531</text:p>
          </table:table-cell>
          <table:table-cell table:formula="of:=[.DB20]/[.DA20]" office:value-type="float" office:value="1.59400098037021" calcext:value-type="float">
            <text:p>1.59400098037021</text:p>
          </table:table-cell>
          <table:table-cell table:formula="of:=[.DC20]/[.DA20]" office:value-type="float" office:value="3.14314857248422" calcext:value-type="float">
            <text:p>3.1431485724842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11"/>
          <table:table-cell office:value-type="float" office:value="654" calcext:value-type="float">
            <text:p>654</text:p>
          </table:table-cell>
          <table:table-cell office:value-type="float" office:value="471616068" calcext:value-type="float">
            <text:p>471616068</text:p>
          </table:table-cell>
          <table:table-cell office:value-type="float" office:value="247164522" calcext:value-type="float">
            <text:p>247164522</text:p>
          </table:table-cell>
          <table:table-cell office:value-type="float" office:value="533313364" calcext:value-type="float">
            <text:p>533313364</text:p>
          </table:table-cell>
          <table:table-cell table:formula="of:=[.P21]^3" office:value-type="float" office:value="279726264" calcext:value-type="float">
            <text:p>279726264</text:p>
          </table:table-cell>
          <table:table-cell table:formula="of:=[.Q21]/[.T21]" office:value-type="float" office:value="1.68599137333776" calcext:value-type="float">
            <text:p>1.68599137333776</text:p>
          </table:table-cell>
          <table:table-cell table:formula="of:=[.R21]/[.T21]" office:value-type="float" office:value="0.883594262711063" calcext:value-type="float">
            <text:p>0.883594262711063</text:p>
          </table:table-cell>
          <table:table-cell table:formula="of:=[.S21]/[.T21]" office:value-type="float" office:value="1.9065544878546" calcext:value-type="float">
            <text:p>1.9065544878546</text:p>
          </table:table-cell>
          <table:table-cell table:formula="of:=[.P21]^2" office:value-type="float" office:value="427716" calcext:value-type="float">
            <text:p>427716</text:p>
          </table:table-cell>
          <table:table-cell table:number-columns-repeated="10"/>
          <table:table-cell office:value-type="float" office:value="280" calcext:value-type="float">
            <text:p>280</text:p>
          </table:table-cell>
          <table:table-cell table:formula="of:=[.AI21]^2" office:value-type="float" office:value="78400" calcext:value-type="float">
            <text:p>78400</text:p>
          </table:table-cell>
          <table:table-cell office:value-type="float" office:value="35489236" calcext:value-type="float">
            <text:p>35489236</text:p>
          </table:table-cell>
          <table:table-cell office:value-type="float" office:value="20421010" calcext:value-type="float">
            <text:p>20421010</text:p>
          </table:table-cell>
          <table:table-cell office:value-type="float" office:value="33102188" calcext:value-type="float">
            <text:p>33102188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6342781106" calcext:value-type="float">
            <text:p>6342781106</text:p>
          </table:table-cell>
          <table:table-cell office:value-type="float" office:value="3103864750" calcext:value-type="float">
            <text:p>3103864750</text:p>
          </table:table-cell>
          <table:table-cell office:value-type="float" office:value="8351509182" calcext:value-type="float">
            <text:p>8351509182</text:p>
          </table:table-cell>
          <table:table-cell table:formula="of:=[.AP21]^3" office:value-type="float" office:value="2593941624" calcext:value-type="float">
            <text:p>2593941624</text:p>
          </table:table-cell>
          <table:table-cell table:formula="of:=[.AP21]^2" office:value-type="float" office:value="1887876" calcext:value-type="float">
            <text:p>1887876</text:p>
          </table:table-cell>
          <table:table-cell table:formula="of:=[.AQ21]/[.AT21]" office:value-type="float" office:value="2.44522893164384" calcext:value-type="float">
            <text:p>2.44522893164384</text:p>
          </table:table-cell>
          <table:table-cell table:formula="of:=[.AR21]/[.AT21]" office:value-type="float" office:value="1.19658234452234" calcext:value-type="float">
            <text:p>1.19658234452234</text:p>
          </table:table-cell>
          <table:table-cell table:formula="of:=[.AS21]/[.AT21]" office:value-type="float" office:value="3.21962109892108" calcext:value-type="float">
            <text:p>3.21962109892108</text:p>
          </table:table-cell>
          <table:table-cell table:number-columns-repeated="12"/>
          <table:table-cell office:value-type="float" office:value="296" calcext:value-type="float">
            <text:p>296</text:p>
          </table:table-cell>
          <table:table-cell office:value-type="float" office:value="1023573" calcext:value-type="float">
            <text:p>1023573</text:p>
          </table:table-cell>
          <table:table-cell office:value-type="float" office:value="1053207" calcext:value-type="float">
            <text:p>1053207</text:p>
          </table:table-cell>
          <table:table-cell office:value-type="float" office:value="1052817" calcext:value-type="float">
            <text:p>1052817</text:p>
          </table:table-cell>
          <table:table-cell table:formula="of:=[.BK21]^3" office:value-type="float" office:value="25934336" calcext:value-type="float">
            <text:p>25934336</text:p>
          </table:table-cell>
          <table:table-cell table:formula="of:=[.BK21]^2" office:value-type="float" office:value="87616" calcext:value-type="float">
            <text:p>87616</text:p>
          </table:table-cell>
          <table:table-cell table:formula="of:=[.BL21]/[.BO21]" office:value-type="float" office:value="0.0394678699311985" calcext:value-type="float">
            <text:p>0.0394678699311985</text:p>
          </table:table-cell>
          <table:table-cell table:formula="of:=[.BM21]/[.BO21]" office:value-type="float" office:value="0.0406105249812449" calcext:value-type="float">
            <text:p>0.0406105249812449</text:p>
          </table:table-cell>
          <table:table-cell table:formula="of:=[.BN21]/[.BO21]" office:value-type="float" office:value="0.0405954870022506" calcext:value-type="float">
            <text:p>0.0405954870022506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540243" calcext:value-type="float">
            <text:p>540243</text:p>
          </table:table-cell>
          <table:table-cell office:value-type="float" office:value="691713" calcext:value-type="float">
            <text:p>691713</text:p>
          </table:table-cell>
          <table:table-cell office:value-type="float" office:value="466671" calcext:value-type="float">
            <text:p>466671</text:p>
          </table:table-cell>
          <table:table-cell table:formula="of:=[.BU21]^3" office:value-type="float" office:value="28094464" calcext:value-type="float">
            <text:p>28094464</text:p>
          </table:table-cell>
          <table:table-cell table:formula="of:=[.BU21]^2" office:value-type="float" office:value="92416" calcext:value-type="float">
            <text:p>92416</text:p>
          </table:table-cell>
          <table:table-cell table:formula="of:=[.BV21]/[.BY21]" office:value-type="float" office:value="0.0192295179577016" calcext:value-type="float">
            <text:p>0.0192295179577016</text:p>
          </table:table-cell>
          <table:table-cell table:formula="of:=[.BW21]/[.BY21]" office:value-type="float" office:value="0.024620971590702" calcext:value-type="float">
            <text:p>0.024620971590702</text:p>
          </table:table-cell>
          <table:table-cell table:formula="of:=[.BX21]/[.BY21]" office:value-type="float" office:value="0.0166107813980719" calcext:value-type="float">
            <text:p>0.0166107813980719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1165476" calcext:value-type="float">
            <text:p>1165476</text:p>
          </table:table-cell>
          <table:table-cell office:value-type="float" office:value="1170033" calcext:value-type="float">
            <text:p>1170033</text:p>
          </table:table-cell>
          <table:table-cell office:value-type="float" office:value="1142202" calcext:value-type="float">
            <text:p>1142202</text:p>
          </table:table-cell>
          <table:table-cell table:formula="of:=[.CE21]^3" office:value-type="float" office:value="191102976" calcext:value-type="float">
            <text:p>191102976</text:p>
          </table:table-cell>
          <table:table-cell table:formula="of:=[.CE21]^2" office:value-type="float" office:value="331776" calcext:value-type="float">
            <text:p>331776</text:p>
          </table:table-cell>
          <table:table-cell table:formula="of:=[.CF21]/[.CI21]" office:value-type="float" office:value="0.00609868053546168" calcext:value-type="float">
            <text:p>0.00609868053546168</text:p>
          </table:table-cell>
          <table:table-cell table:formula="of:=[.CG21]/[.CI21]" office:value-type="float" office:value="0.0061225263179575" calcext:value-type="float">
            <text:p>0.0061225263179575</text:p>
          </table:table-cell>
          <table:table-cell table:formula="of:=[.CH21]/[.CI21]" office:value-type="float" office:value="0.0059768927931295" calcext:value-type="float">
            <text:p>0.0059768927931295</text:p>
          </table:table-cell>
          <table:table-cell/>
          <table:table-cell office:value-type="float" office:value="1152" calcext:value-type="float">
            <text:p>1152</text:p>
          </table:table-cell>
          <table:table-cell office:value-type="float" office:value="8874531" calcext:value-type="float">
            <text:p>8874531</text:p>
          </table:table-cell>
          <table:table-cell office:value-type="float" office:value="9053031" calcext:value-type="float">
            <text:p>9053031</text:p>
          </table:table-cell>
          <table:table-cell office:value-type="float" office:value="8899416" calcext:value-type="float">
            <text:p>8899416</text:p>
          </table:table-cell>
          <table:table-cell table:formula="of:=[.CO21]^3" office:value-type="float" office:value="1528823808" calcext:value-type="float">
            <text:p>1528823808</text:p>
          </table:table-cell>
          <table:table-cell table:formula="of:=[.CO21]^2" office:value-type="float" office:value="1327104" calcext:value-type="float">
            <text:p>1327104</text:p>
          </table:table-cell>
          <table:table-cell table:formula="of:=[.CP21]/[.CS21]" office:value-type="float" office:value="0.00580480952321747" calcext:value-type="float">
            <text:p>0.00580480952321747</text:p>
          </table:table-cell>
          <table:table-cell table:formula="of:=[.CQ21]/[.CS21]" office:value-type="float" office:value="0.00592156594672811" calcext:value-type="float">
            <text:p>0.00592156594672811</text:p>
          </table:table-cell>
          <table:table-cell table:formula="of:=[.CR21]/[.CS21]" office:value-type="float" office:value="0.00582108674225984" calcext:value-type="float">
            <text:p>0.00582108674225984</text:p>
          </table:table-cell>
          <table:table-cell table:number-columns-repeated="2"/>
          <table:table-cell office:value-type="float" office:value="1152" calcext:value-type="float">
            <text:p>1152</text:p>
          </table:table-cell>
          <table:table-cell table:formula="of:=[.CZ21]^3" office:value-type="float" office:value="1528823808" calcext:value-type="float">
            <text:p>1528823808</text:p>
          </table:table-cell>
          <table:table-cell office:value-type="float" office:value="2453134659" calcext:value-type="float">
            <text:p>2453134659</text:p>
          </table:table-cell>
          <table:table-cell office:value-type="float" office:value="5043688671" calcext:value-type="float">
            <text:p>5043688671</text:p>
          </table:table-cell>
          <table:table-cell office:value-type="float" office:value="2591320842" calcext:value-type="float">
            <text:p>2591320842</text:p>
          </table:table-cell>
          <table:table-cell office:value-type="float" office:value="3105965916" calcext:value-type="float">
            <text:p>3105965916</text:p>
          </table:table-cell>
          <table:table-cell office:value-type="float" office:value="2810569749" calcext:value-type="float">
            <text:p>2810569749</text:p>
          </table:table-cell>
          <table:table-cell table:formula="of:=[.CZ21]^2" office:value-type="float" office:value="1327104" calcext:value-type="float">
            <text:p>1327104</text:p>
          </table:table-cell>
          <table:table-cell table:formula="of:=[.DD21]/[.DA21]" office:value-type="float" office:value="1.69497677131935" calcext:value-type="float">
            <text:p>1.69497677131935</text:p>
          </table:table-cell>
          <table:table-cell table:formula="of:=[.DE21]/[.DA21]" office:value-type="float" office:value="2.03160488458327" calcext:value-type="float">
            <text:p>2.03160488458327</text:p>
          </table:table-cell>
          <table:table-cell table:formula="of:=[.DF21]/[.DA21]" office:value-type="float" office:value="1.83838695753749" calcext:value-type="float">
            <text:p>1.83838695753749</text:p>
          </table:table-cell>
          <table:table-cell table:formula="of:=[.DB21]/[.DA21]" office:value-type="float" office:value="1.60458951918677" calcext:value-type="float">
            <text:p>1.60458951918677</text:p>
          </table:table-cell>
          <table:table-cell table:formula="of:=[.DC21]/[.DA21]" office:value-type="float" office:value="3.2990647088353" calcext:value-type="float">
            <text:p>3.299064708835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style-name="ce1" office:value-type="float" office:value="131100000000" calcext:value-type="float">
            <text:p>1.311E+11</text:p>
          </table:table-cell>
          <table:table-cell table:style-name="ce1" office:value-type="float" office:value="32780000000" calcext:value-type="float">
            <text:p>3.278E+10</text:p>
          </table:table-cell>
          <table:table-cell table:number-columns-repeated="11"/>
          <table:table-cell office:value-type="float" office:value="728" calcext:value-type="float">
            <text:p>728</text:p>
          </table:table-cell>
          <table:table-cell office:value-type="float" office:value="649315470" calcext:value-type="float">
            <text:p>649315470</text:p>
          </table:table-cell>
          <table:table-cell office:value-type="float" office:value="340392386" calcext:value-type="float">
            <text:p>340392386</text:p>
          </table:table-cell>
          <table:table-cell office:value-type="float" office:value="709144196" calcext:value-type="float">
            <text:p>709144196</text:p>
          </table:table-cell>
          <table:table-cell table:formula="of:=[.P22]^3" office:value-type="float" office:value="385828352" calcext:value-type="float">
            <text:p>385828352</text:p>
          </table:table-cell>
          <table:table-cell table:formula="of:=[.Q22]/[.T22]" office:value-type="float" office:value="1.68291279434022" calcext:value-type="float">
            <text:p>1.68291279434022</text:p>
          </table:table-cell>
          <table:table-cell table:formula="of:=[.R22]/[.T22]" office:value-type="float" office:value="0.882237876598556" calcext:value-type="float">
            <text:p>0.882237876598556</text:p>
          </table:table-cell>
          <table:table-cell table:formula="of:=[.S22]/[.T22]" office:value-type="float" office:value="1.83797844902803" calcext:value-type="float">
            <text:p>1.83797844902803</text:p>
          </table:table-cell>
          <table:table-cell table:formula="of:=[.P22]^2" office:value-type="float" office:value="529984" calcext:value-type="float">
            <text:p>529984</text:p>
          </table:table-cell>
          <table:table-cell/>
          <table:table-cell table:formula="of:=SQRT(10816)" office:value-type="float" office:value="104" calcext:value-type="float">
            <text:p>104</text:p>
          </table:table-cell>
          <table:table-cell table:formula="of:=SQRT(1340964)" office:value-type="float" office:value="1158" calcext:value-type="float">
            <text:p>1158</text:p>
          </table:table-cell>
          <table:table-cell table:number-columns-repeated="7"/>
          <table:table-cell office:value-type="float" office:value="308" calcext:value-type="float">
            <text:p>308</text:p>
          </table:table-cell>
          <table:table-cell table:formula="of:=[.AI22]^2" office:value-type="float" office:value="94864" calcext:value-type="float">
            <text:p>94864</text:p>
          </table:table-cell>
          <table:table-cell office:value-type="float" office:value="47694816" calcext:value-type="float">
            <text:p>47694816</text:p>
          </table:table-cell>
          <table:table-cell office:value-type="float" office:value="26810490" calcext:value-type="float">
            <text:p>26810490</text:p>
          </table:table-cell>
          <table:table-cell office:value-type="float" office:value="46448254" calcext:value-type="float">
            <text:p>46448254</text:p>
          </table:table-cell>
          <table:table-cell table:number-columns-repeated="2"/>
          <table:table-cell office:value-type="float" office:value="1414" calcext:value-type="float">
            <text:p>1414</text:p>
          </table:table-cell>
          <table:table-cell office:value-type="float" office:value="7149738428" calcext:value-type="float">
            <text:p>7149738428</text:p>
          </table:table-cell>
          <table:table-cell office:value-type="float" office:value="3278249990" calcext:value-type="float">
            <text:p>3278249990</text:p>
          </table:table-cell>
          <table:table-cell office:value-type="float" office:value="9715582828" calcext:value-type="float">
            <text:p>9715582828</text:p>
          </table:table-cell>
          <table:table-cell table:formula="of:=[.AP22]^3" office:value-type="float" office:value="2827145944" calcext:value-type="float">
            <text:p>2827145944</text:p>
          </table:table-cell>
          <table:table-cell table:formula="of:=[.AP22]^2" office:value-type="float" office:value="1999396" calcext:value-type="float">
            <text:p>1999396</text:p>
          </table:table-cell>
          <table:table-cell table:formula="of:=[.AQ22]/[.AT22]" office:value-type="float" office:value="2.52895979536315" calcext:value-type="float">
            <text:p>2.52895979536315</text:p>
          </table:table-cell>
          <table:table-cell table:formula="of:=[.AR22]/[.AT22]" office:value-type="float" office:value="1.15956164093947" calcext:value-type="float">
            <text:p>1.15956164093947</text:p>
          </table:table-cell>
          <table:table-cell table:formula="of:=[.AS22]/[.AT22]" office:value-type="float" office:value="3.43653388273754" calcext:value-type="float">
            <text:p>3.43653388273754</text:p>
          </table:table-cell>
          <table:table-cell table:number-columns-repeated="12"/>
          <table:table-cell office:value-type="float" office:value="312" calcext:value-type="float">
            <text:p>312</text:p>
          </table:table-cell>
          <table:table-cell office:value-type="float" office:value="1079796" calcext:value-type="float">
            <text:p>1079796</text:p>
          </table:table-cell>
          <table:table-cell office:value-type="float" office:value="1114182" calcext:value-type="float">
            <text:p>1114182</text:p>
          </table:table-cell>
          <table:table-cell office:value-type="float" office:value="1110483" calcext:value-type="float">
            <text:p>1110483</text:p>
          </table:table-cell>
          <table:table-cell table:formula="of:=[.BK22]^3" office:value-type="float" office:value="30371328" calcext:value-type="float">
            <text:p>30371328</text:p>
          </table:table-cell>
          <table:table-cell table:formula="of:=[.BK22]^2" office:value-type="float" office:value="97344" calcext:value-type="float">
            <text:p>97344</text:p>
          </table:table-cell>
          <table:table-cell table:formula="of:=[.BL22]/[.BO22]" office:value-type="float" office:value="0.03555313748546" calcext:value-type="float">
            <text:p>0.03555313748546</text:p>
          </table:table-cell>
          <table:table-cell table:formula="of:=[.BM22]/[.BO22]" office:value-type="float" office:value="0.036685323736914" calcext:value-type="float">
            <text:p>0.036685323736914</text:p>
          </table:table-cell>
          <table:table-cell table:formula="of:=[.BN22]/[.BO22]" office:value-type="float" office:value="0.0365635312357761" calcext:value-type="float">
            <text:p>0.0365635312357761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513177" calcext:value-type="float">
            <text:p>513177</text:p>
          </table:table-cell>
          <table:table-cell office:value-type="float" office:value="761499" calcext:value-type="float">
            <text:p>761499</text:p>
          </table:table-cell>
          <table:table-cell office:value-type="float" office:value="495729" calcext:value-type="float">
            <text:p>495729</text:p>
          </table:table-cell>
          <table:table-cell table:formula="of:=[.BU22]^3" office:value-type="float" office:value="32768000" calcext:value-type="float">
            <text:p>32768000</text:p>
          </table:table-cell>
          <table:table-cell table:formula="of:=[.BU22]^2" office:value-type="float" office:value="102400" calcext:value-type="float">
            <text:p>102400</text:p>
          </table:table-cell>
          <table:table-cell table:formula="of:=[.BV22]/[.BY22]" office:value-type="float" office:value="0.0156609191894531" calcext:value-type="float">
            <text:p>0.0156609191894531</text:p>
          </table:table-cell>
          <table:table-cell table:formula="of:=[.BW22]/[.BY22]" office:value-type="float" office:value="0.0232391052246094" calcext:value-type="float">
            <text:p>0.0232391052246094</text:p>
          </table:table-cell>
          <table:table-cell table:formula="of:=[.BX22]/[.BY22]" office:value-type="float" office:value="0.0151284484863281" calcext:value-type="float">
            <text:p>0.0151284484863281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1117851" calcext:value-type="float">
            <text:p>1117851</text:p>
          </table:table-cell>
          <table:table-cell office:value-type="float" office:value="1115385" calcext:value-type="float">
            <text:p>1115385</text:p>
          </table:table-cell>
          <table:table-cell office:value-type="float" office:value="1113168" calcext:value-type="float">
            <text:p>1113168</text:p>
          </table:table-cell>
          <table:table-cell table:formula="of:=[.CE22]^3" office:value-type="float" office:value="224755712" calcext:value-type="float">
            <text:p>224755712</text:p>
          </table:table-cell>
          <table:table-cell table:formula="of:=[.CE22]^2" office:value-type="float" office:value="369664" calcext:value-type="float">
            <text:p>369664</text:p>
          </table:table-cell>
          <table:table-cell table:formula="of:=[.CF22]/[.CI22]" office:value-type="float" office:value="0.00497362665470322" calcext:value-type="float">
            <text:p>0.00497362665470322</text:p>
          </table:table-cell>
          <table:table-cell table:formula="of:=[.CG22]/[.CI22]" office:value-type="float" office:value="0.00496265474222964" calcext:value-type="float">
            <text:p>0.00496265474222964</text:p>
          </table:table-cell>
          <table:table-cell table:formula="of:=[.CH22]/[.CI22]" office:value-type="float" office:value="0.00495279069926374" calcext:value-type="float">
            <text:p>0.00495279069926374</text:p>
          </table:table-cell>
          <table:table-cell/>
          <table:table-cell office:value-type="float" office:value="1216" calcext:value-type="float">
            <text:p>1216</text:p>
          </table:table-cell>
          <table:table-cell office:value-type="float" office:value="8709624" calcext:value-type="float">
            <text:p>8709624</text:p>
          </table:table-cell>
          <table:table-cell office:value-type="float" office:value="8821401" calcext:value-type="float">
            <text:p>8821401</text:p>
          </table:table-cell>
          <table:table-cell office:value-type="float" office:value="8854263" calcext:value-type="float">
            <text:p>8854263</text:p>
          </table:table-cell>
          <table:table-cell table:formula="of:=[.CO22]^3" office:value-type="float" office:value="1798045696" calcext:value-type="float">
            <text:p>1798045696</text:p>
          </table:table-cell>
          <table:table-cell table:formula="of:=[.CO22]^2" office:value-type="float" office:value="1478656" calcext:value-type="float">
            <text:p>1478656</text:p>
          </table:table-cell>
          <table:table-cell table:formula="of:=[.CP22]/[.CS22]" office:value-type="float" office:value="0.00484393918317858" calcext:value-type="float">
            <text:p>0.00484393918317858</text:p>
          </table:table-cell>
          <table:table-cell table:formula="of:=[.CQ22]/[.CS22]" office:value-type="float" office:value="0.0049061050114713" calcext:value-type="float">
            <text:p>0.0049061050114713</text:p>
          </table:table-cell>
          <table:table-cell table:formula="of:=[.CR22]/[.CS22]" office:value-type="float" office:value="0.00492438152139155" calcext:value-type="float">
            <text:p>0.00492438152139155</text:p>
          </table:table-cell>
          <table:table-cell table:number-columns-repeated="2"/>
          <table:table-cell office:value-type="float" office:value="1216" calcext:value-type="float">
            <text:p>1216</text:p>
          </table:table-cell>
          <table:table-cell table:formula="of:=[.CZ22]^3" office:value-type="float" office:value="1798045696" calcext:value-type="float">
            <text:p>1798045696</text:p>
          </table:table-cell>
          <table:table-cell office:value-type="float" office:value="2861024589" calcext:value-type="float">
            <text:p>2861024589</text:p>
          </table:table-cell>
          <table:table-cell office:value-type="float" office:value="6251486490" calcext:value-type="float">
            <text:p>6251486490</text:p>
          </table:table-cell>
          <table:table-cell office:value-type="float" office:value="3062693217" calcext:value-type="float">
            <text:p>3062693217</text:p>
          </table:table-cell>
          <table:table-cell office:value-type="float" office:value="3662170815" calcext:value-type="float">
            <text:p>3662170815</text:p>
          </table:table-cell>
          <table:table-cell office:value-type="float" office:value="3108214413" calcext:value-type="float">
            <text:p>3108214413</text:p>
          </table:table-cell>
          <table:table-cell table:formula="of:=[.CZ22]^2" office:value-type="float" office:value="1478656" calcext:value-type="float">
            <text:p>1478656</text:p>
          </table:table-cell>
          <table:table-cell table:formula="of:=[.DD22]/[.DA22]" office:value-type="float" office:value="1.70334559561717" calcext:value-type="float">
            <text:p>1.70334559561717</text:p>
          </table:table-cell>
          <table:table-cell table:formula="of:=[.DE22]/[.DA22]" office:value-type="float" office:value="2.03675069167986" calcext:value-type="float">
            <text:p>2.03675069167986</text:p>
          </table:table-cell>
          <table:table-cell table:formula="of:=[.DF22]/[.DA22]" office:value-type="float" office:value="1.72866263628041" calcext:value-type="float">
            <text:p>1.72866263628041</text:p>
          </table:table-cell>
          <table:table-cell table:formula="of:=[.DB22]/[.DA22]" office:value-type="float" office:value="1.59118569420385" calcext:value-type="float">
            <text:p>1.59118569420385</text:p>
          </table:table-cell>
          <table:table-cell table:formula="of:=[.DC22]/[.DA22]" office:value-type="float" office:value="3.47682292163502" calcext:value-type="float">
            <text:p>3.4768229216350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table:style-name="ce1" office:value-type="float" office:value="134600000000" calcext:value-type="float">
            <text:p>1.346E+11</text:p>
          </table:table-cell>
          <table:table-cell table:style-name="ce1" office:value-type="float" office:value="33660000000" calcext:value-type="float">
            <text:p>3.366E+10</text:p>
          </table:table-cell>
          <table:table-cell table:number-columns-repeated="11"/>
          <table:table-cell office:value-type="float" office:value="806" calcext:value-type="float">
            <text:p>806</text:p>
          </table:table-cell>
          <table:table-cell office:value-type="float" office:value="882255314" calcext:value-type="float">
            <text:p>882255314</text:p>
          </table:table-cell>
          <table:table-cell office:value-type="float" office:value="463650316" calcext:value-type="float">
            <text:p>463650316</text:p>
          </table:table-cell>
          <table:table-cell office:value-type="float" office:value="950660628" calcext:value-type="float">
            <text:p>950660628</text:p>
          </table:table-cell>
          <table:table-cell table:formula="of:=[.P23]^3" office:value-type="float" office:value="523606616" calcext:value-type="float">
            <text:p>523606616</text:p>
          </table:table-cell>
          <table:table-cell table:formula="of:=[.Q23]/[.T23]" office:value-type="float" office:value="1.68495830083247" calcext:value-type="float">
            <text:p>1.68495830083247</text:p>
          </table:table-cell>
          <table:table-cell table:formula="of:=[.R23]/[.T23]" office:value-type="float" office:value="0.885493616451936" calcext:value-type="float">
            <text:p>0.885493616451936</text:p>
          </table:table-cell>
          <table:table-cell table:formula="of:=[.S23]/[.T23]" office:value-type="float" office:value="1.81560087086447" calcext:value-type="float">
            <text:p>1.81560087086447</text:p>
          </table:table-cell>
          <table:table-cell table:formula="of:=[.P23]^2" office:value-type="float" office:value="649636" calcext:value-type="float">
            <text:p>649636</text:p>
          </table:table-cell>
          <table:table-cell table:number-columns-repeated="10"/>
          <table:table-cell office:value-type="float" office:value="338" calcext:value-type="float">
            <text:p>338</text:p>
          </table:table-cell>
          <table:table-cell table:formula="of:=[.AI23]^2" office:value-type="float" office:value="114244" calcext:value-type="float">
            <text:p>114244</text:p>
          </table:table-cell>
          <table:table-cell office:value-type="float" office:value="63613044" calcext:value-type="float">
            <text:p>63613044</text:p>
          </table:table-cell>
          <table:table-cell office:value-type="float" office:value="35229792" calcext:value-type="float">
            <text:p>35229792</text:p>
          </table:table-cell>
          <table:table-cell office:value-type="float" office:value="68420974" calcext:value-type="float">
            <text:p>68420974</text:p>
          </table:table-cell>
          <table:table-cell table:number-columns-repeated="2"/>
          <table:table-cell office:value-type="float" office:value="1456" calcext:value-type="float">
            <text:p>1456</text:p>
          </table:table-cell>
          <table:table-cell office:value-type="float" office:value="6839444330" calcext:value-type="float">
            <text:p>6839444330</text:p>
          </table:table-cell>
          <table:table-cell office:value-type="float" office:value="3594665536" calcext:value-type="float">
            <text:p>3594665536</text:p>
          </table:table-cell>
          <table:table-cell office:value-type="float" office:value="12808648356" calcext:value-type="float">
            <text:p>12808648356</text:p>
          </table:table-cell>
          <table:table-cell table:formula="of:=[.AP23]^3" office:value-type="float" office:value="3086626816" calcext:value-type="float">
            <text:p>3086626816</text:p>
          </table:table-cell>
          <table:table-cell table:formula="of:=[.AP23]^2" office:value-type="float" office:value="2119936" calcext:value-type="float">
            <text:p>2119936</text:p>
          </table:table-cell>
          <table:table-cell table:formula="of:=[.AQ23]/[.AT23]" office:value-type="float" office:value="2.21583130637844" calcext:value-type="float">
            <text:p>2.21583130637844</text:p>
          </table:table-cell>
          <table:table-cell table:formula="of:=[.AR23]/[.AT23]" office:value-type="float" office:value="1.16459350296787" calcext:value-type="float">
            <text:p>1.16459350296787</text:p>
          </table:table-cell>
          <table:table-cell table:formula="of:=[.AS23]/[.AT23]" office:value-type="float" office:value="4.149723669089" calcext:value-type="float">
            <text:p>4.149723669089</text:p>
          </table:table-cell>
          <table:table-cell table:number-columns-repeated="12"/>
          <table:table-cell office:value-type="float" office:value="328" calcext:value-type="float">
            <text:p>328</text:p>
          </table:table-cell>
          <table:table-cell office:value-type="float" office:value="1627215" calcext:value-type="float">
            <text:p>1627215</text:p>
          </table:table-cell>
          <table:table-cell office:value-type="float" office:value="1630110" calcext:value-type="float">
            <text:p>1630110</text:p>
          </table:table-cell>
          <table:table-cell office:value-type="float" office:value="1632894" calcext:value-type="float">
            <text:p>1632894</text:p>
          </table:table-cell>
          <table:table-cell table:formula="of:=[.BK23]^3" office:value-type="float" office:value="35287552" calcext:value-type="float">
            <text:p>35287552</text:p>
          </table:table-cell>
          <table:table-cell table:formula="of:=[.BK23]^2" office:value-type="float" office:value="107584" calcext:value-type="float">
            <text:p>107584</text:p>
          </table:table-cell>
          <table:table-cell table:formula="of:=[.BL23]/[.BO23]" office:value-type="float" office:value="0.0461130032482843" calcext:value-type="float">
            <text:p>0.0461130032482843</text:p>
          </table:table-cell>
          <table:table-cell table:formula="of:=[.BM23]/[.BO23]" office:value-type="float" office:value="0.0461950435099607" calcext:value-type="float">
            <text:p>0.0461950435099607</text:p>
          </table:table-cell>
          <table:table-cell table:formula="of:=[.BN23]/[.BO23]" office:value-type="float" office:value="0.0462739381864744" calcext:value-type="float">
            <text:p>0.0462739381864744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581364" calcext:value-type="float">
            <text:p>581364</text:p>
          </table:table-cell>
          <table:table-cell office:value-type="float" office:value="822606" calcext:value-type="float">
            <text:p>822606</text:p>
          </table:table-cell>
          <table:table-cell office:value-type="float" office:value="510627" calcext:value-type="float">
            <text:p>510627</text:p>
          </table:table-cell>
          <table:table-cell table:formula="of:=[.BU23]^3" office:value-type="float" office:value="37933056" calcext:value-type="float">
            <text:p>37933056</text:p>
          </table:table-cell>
          <table:table-cell table:formula="of:=[.BU23]^2" office:value-type="float" office:value="112896" calcext:value-type="float">
            <text:p>112896</text:p>
          </table:table-cell>
          <table:table-cell table:formula="of:=[.BV23]/[.BY23]" office:value-type="float" office:value="0.0153260522959184" calcext:value-type="float">
            <text:p>0.0153260522959184</text:p>
          </table:table-cell>
          <table:table-cell table:formula="of:=[.BW23]/[.BY23]" office:value-type="float" office:value="0.021685729723437" calcext:value-type="float">
            <text:p>0.021685729723437</text:p>
          </table:table-cell>
          <table:table-cell table:formula="of:=[.BX23]/[.BY23]" office:value-type="float" office:value="0.0134612671333414" calcext:value-type="float">
            <text:p>0.0134612671333414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1286271" calcext:value-type="float">
            <text:p>1286271</text:p>
          </table:table-cell>
          <table:table-cell office:value-type="float" office:value="1276971" calcext:value-type="float">
            <text:p>1276971</text:p>
          </table:table-cell>
          <table:table-cell office:value-type="float" office:value="1281312" calcext:value-type="float">
            <text:p>1281312</text:p>
          </table:table-cell>
          <table:table-cell table:formula="of:=[.CE23]^3" office:value-type="float" office:value="262144000" calcext:value-type="float">
            <text:p>262144000</text:p>
          </table:table-cell>
          <table:table-cell table:formula="of:=[.CE23]^2" office:value-type="float" office:value="409600" calcext:value-type="float">
            <text:p>409600</text:p>
          </table:table-cell>
          <table:table-cell table:formula="of:=[.CF23]/[.CI23]" office:value-type="float" office:value="0.00490673446655273" calcext:value-type="float">
            <text:p>0.00490673446655273</text:p>
          </table:table-cell>
          <table:table-cell table:formula="of:=[.CG23]/[.CI23]" office:value-type="float" office:value="0.00487125778198242" calcext:value-type="float">
            <text:p>0.00487125778198242</text:p>
          </table:table-cell>
          <table:table-cell table:formula="of:=[.CH23]/[.CI23]" office:value-type="float" office:value="0.0048878173828125" calcext:value-type="float">
            <text:p>0.0048878173828125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10088172" calcext:value-type="float">
            <text:p>10088172</text:p>
          </table:table-cell>
          <table:table-cell office:value-type="float" office:value="10075176" calcext:value-type="float">
            <text:p>10075176</text:p>
          </table:table-cell>
          <table:table-cell office:value-type="float" office:value="10067529" calcext:value-type="float">
            <text:p>10067529</text:p>
          </table:table-cell>
          <table:table-cell table:formula="of:=[.CO23]^3" office:value-type="float" office:value="2097152000" calcext:value-type="float">
            <text:p>2097152000</text:p>
          </table:table-cell>
          <table:table-cell table:formula="of:=[.CO23]^2" office:value-type="float" office:value="1638400" calcext:value-type="float">
            <text:p>1638400</text:p>
          </table:table-cell>
          <table:table-cell table:formula="of:=[.CP23]/[.CS23]" office:value-type="float" office:value="0.00481041526794434" calcext:value-type="float">
            <text:p>0.00481041526794434</text:p>
          </table:table-cell>
          <table:table-cell table:formula="of:=[.CQ23]/[.CS23]" office:value-type="float" office:value="0.00480421829223633" calcext:value-type="float">
            <text:p>0.00480421829223633</text:p>
          </table:table-cell>
          <table:table-cell table:formula="of:=[.CR23]/[.CS23]" office:value-type="float" office:value="0.00480057191848755" calcext:value-type="float">
            <text:p>0.00480057191848755</text:p>
          </table:table-cell>
          <table:table-cell table:number-columns-repeated="2"/>
          <table:table-cell office:value-type="float" office:value="1280" calcext:value-type="float">
            <text:p>1280</text:p>
          </table:table-cell>
          <table:table-cell table:formula="of:=[.CZ23]^3" office:value-type="float" office:value="2097152000" calcext:value-type="float">
            <text:p>2097152000</text:p>
          </table:table-cell>
          <table:table-cell office:value-type="float" office:value="3544560735" calcext:value-type="float">
            <text:p>3544560735</text:p>
          </table:table-cell>
          <table:table-cell office:value-type="float" office:value="8085971937" calcext:value-type="float">
            <text:p>8085971937</text:p>
          </table:table-cell>
          <table:table-cell office:value-type="float" office:value="3558663201" calcext:value-type="float">
            <text:p>3558663201</text:p>
          </table:table-cell>
          <table:table-cell office:value-type="float" office:value="4276024545" calcext:value-type="float">
            <text:p>4276024545</text:p>
          </table:table-cell>
          <table:table-cell office:value-type="float" office:value="3950007008" calcext:value-type="float">
            <text:p>3950007008</text:p>
          </table:table-cell>
          <table:table-cell table:formula="of:=[.CZ23]^2" office:value-type="float" office:value="1638400" calcext:value-type="float">
            <text:p>1638400</text:p>
          </table:table-cell>
          <table:table-cell table:formula="of:=[.DD23]/[.DA23]" office:value-type="float" office:value="1.69690284776688" calcext:value-type="float">
            <text:p>1.69690284776688</text:p>
          </table:table-cell>
          <table:table-cell table:formula="of:=[.DE23]/[.DA23]" office:value-type="float" office:value="2.03896739244461" calcext:value-type="float">
            <text:p>2.03896739244461</text:p>
          </table:table-cell>
          <table:table-cell table:formula="of:=[.DF23]/[.DA23]" office:value-type="float" office:value="1.88351011657715" calcext:value-type="float">
            <text:p>1.88351011657715</text:p>
          </table:table-cell>
          <table:table-cell table:formula="of:=[.DB23]/[.DA23]" office:value-type="float" office:value="1.69017826795578" calcext:value-type="float">
            <text:p>1.69017826795578</text:p>
          </table:table-cell>
          <table:table-cell table:formula="of:=[.DC23]/[.DA23]" office:value-type="float" office:value="3.8556918797493" calcext:value-type="float">
            <text:p>3.855691879749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table:style-name="ce1" office:value-type="float" office:value="133600000000" calcext:value-type="float">
            <text:p>1.336E+11</text:p>
          </table:table-cell>
          <table:table-cell table:style-name="ce1" office:value-type="float" office:value="33390000000" calcext:value-type="float">
            <text:p>3.339E+10</text:p>
          </table:table-cell>
          <table:table-cell table:number-columns-repeated="11"/>
          <table:table-cell office:value-type="float" office:value="888" calcext:value-type="float">
            <text:p>888</text:p>
          </table:table-cell>
          <table:table-cell office:value-type="float" office:value="1272897928" calcext:value-type="float">
            <text:p>1272897928</text:p>
          </table:table-cell>
          <table:table-cell office:value-type="float" office:value="616630076" calcext:value-type="float">
            <text:p>616630076</text:p>
          </table:table-cell>
          <table:table-cell office:value-type="float" office:value="1277510372" calcext:value-type="float">
            <text:p>1277510372</text:p>
          </table:table-cell>
          <table:table-cell table:formula="of:=[.P24]^3" office:value-type="float" office:value="700227072" calcext:value-type="float">
            <text:p>700227072</text:p>
          </table:table-cell>
          <table:table-cell table:formula="of:=[.Q24]/[.T24]" office:value-type="float" office:value="1.81783592622937" calcext:value-type="float">
            <text:p>1.81783592622937</text:p>
          </table:table-cell>
          <table:table-cell table:formula="of:=[.R24]/[.T24]" office:value-type="float" office:value="0.880614447308887" calcext:value-type="float">
            <text:p>0.880614447308887</text:p>
          </table:table-cell>
          <table:table-cell table:formula="of:=[.S24]/[.T24]" office:value-type="float" office:value="1.82442299517377" calcext:value-type="float">
            <text:p>1.82442299517377</text:p>
          </table:table-cell>
          <table:table-cell table:formula="of:=[.P24]^2" office:value-type="float" office:value="788544" calcext:value-type="float">
            <text:p>788544</text:p>
          </table:table-cell>
          <table:table-cell table:number-columns-repeated="10"/>
          <table:table-cell office:value-type="float" office:value="370" calcext:value-type="float">
            <text:p>370</text:p>
          </table:table-cell>
          <table:table-cell table:formula="of:=[.AI24]^2" office:value-type="float" office:value="136900" calcext:value-type="float">
            <text:p>136900</text:p>
          </table:table-cell>
          <table:table-cell office:value-type="float" office:value="83757350" calcext:value-type="float">
            <text:p>83757350</text:p>
          </table:table-cell>
          <table:table-cell office:value-type="float" office:value="46342230" calcext:value-type="float">
            <text:p>46342230</text:p>
          </table:table-cell>
          <table:table-cell office:value-type="float" office:value="92331474" calcext:value-type="float">
            <text:p>92331474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8149116899" calcext:value-type="float">
            <text:p>8149116899</text:p>
          </table:table-cell>
          <table:table-cell office:value-type="float" office:value="3933470452" calcext:value-type="float">
            <text:p>3933470452</text:p>
          </table:table-cell>
          <table:table-cell office:value-type="float" office:value="10960547088" calcext:value-type="float">
            <text:p>10960547088</text:p>
          </table:table-cell>
          <table:table-cell table:formula="of:=[.AP24]^3" office:value-type="float" office:value="3375000000" calcext:value-type="float">
            <text:p>3375000000</text:p>
          </table:table-cell>
          <table:table-cell table:formula="of:=[.AP24]^2" office:value-type="float" office:value="2250000" calcext:value-type="float">
            <text:p>2250000</text:p>
          </table:table-cell>
          <table:table-cell table:formula="of:=[.AQ24]/[.AT24]" office:value-type="float" office:value="2.41455315525926" calcext:value-type="float">
            <text:p>2.41455315525926</text:p>
          </table:table-cell>
          <table:table-cell table:formula="of:=[.AR24]/[.AT24]" office:value-type="float" office:value="1.16547272651852" calcext:value-type="float">
            <text:p>1.16547272651852</text:p>
          </table:table-cell>
          <table:table-cell table:formula="of:=[.AS24]/[.AT24]" office:value-type="float" office:value="3.24756950755556" calcext:value-type="float">
            <text:p>3.24756950755556</text:p>
          </table:table-cell>
          <table:table-cell table:number-columns-repeated="12"/>
          <table:table-cell office:value-type="float" office:value="344" calcext:value-type="float">
            <text:p>344</text:p>
          </table:table-cell>
          <table:table-cell office:value-type="float" office:value="1704903" calcext:value-type="float">
            <text:p>1704903</text:p>
          </table:table-cell>
          <table:table-cell office:value-type="float" office:value="1706334" calcext:value-type="float">
            <text:p>1706334</text:p>
          </table:table-cell>
          <table:table-cell office:value-type="float" office:value="1706442" calcext:value-type="float">
            <text:p>1706442</text:p>
          </table:table-cell>
          <table:table-cell table:formula="of:=[.BK24]^3" office:value-type="float" office:value="40707584" calcext:value-type="float">
            <text:p>40707584</text:p>
          </table:table-cell>
          <table:table-cell table:formula="of:=[.BK24]^2" office:value-type="float" office:value="118336" calcext:value-type="float">
            <text:p>118336</text:p>
          </table:table-cell>
          <table:table-cell table:formula="of:=[.BL24]/[.BO24]" office:value-type="float" office:value="0.0418817044018137" calcext:value-type="float">
            <text:p>0.0418817044018137</text:p>
          </table:table-cell>
          <table:table-cell table:formula="of:=[.BM24]/[.BO24]" office:value-type="float" office:value="0.0419168575565674" calcext:value-type="float">
            <text:p>0.0419168575565674</text:p>
          </table:table-cell>
          <table:table-cell table:formula="of:=[.BN24]/[.BO24]" office:value-type="float" office:value="0.0419195106248506" calcext:value-type="float">
            <text:p>0.0419195106248506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606204" calcext:value-type="float">
            <text:p>606204</text:p>
          </table:table-cell>
          <table:table-cell office:value-type="float" office:value="830187" calcext:value-type="float">
            <text:p>830187</text:p>
          </table:table-cell>
          <table:table-cell office:value-type="float" office:value="544764" calcext:value-type="float">
            <text:p>544764</text:p>
          </table:table-cell>
          <table:table-cell table:formula="of:=[.BU24]^3" office:value-type="float" office:value="43614208" calcext:value-type="float">
            <text:p>43614208</text:p>
          </table:table-cell>
          <table:table-cell table:formula="of:=[.BU24]^2" office:value-type="float" office:value="123904" calcext:value-type="float">
            <text:p>123904</text:p>
          </table:table-cell>
          <table:table-cell table:formula="of:=[.BV24]/[.BY24]" office:value-type="float" office:value="0.0138992321034467" calcext:value-type="float">
            <text:p>0.0138992321034467</text:p>
          </table:table-cell>
          <table:table-cell table:formula="of:=[.BW24]/[.BY24]" office:value-type="float" office:value="0.0190347833439965" calcext:value-type="float">
            <text:p>0.0190347833439965</text:p>
          </table:table-cell>
          <table:table-cell table:formula="of:=[.BX24]/[.BY24]" office:value-type="float" office:value="0.0124905168517562" calcext:value-type="float">
            <text:p>0.0124905168517562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1221057" calcext:value-type="float">
            <text:p>1221057</text:p>
          </table:table-cell>
          <table:table-cell office:value-type="float" office:value="1220112" calcext:value-type="float">
            <text:p>1220112</text:p>
          </table:table-cell>
          <table:table-cell office:value-type="float" office:value="1336638" calcext:value-type="float">
            <text:p>1336638</text:p>
          </table:table-cell>
          <table:table-cell table:formula="of:=[.CE24]^3" office:value-type="float" office:value="303464448" calcext:value-type="float">
            <text:p>303464448</text:p>
          </table:table-cell>
          <table:table-cell table:formula="of:=[.CE24]^2" office:value-type="float" office:value="451584" calcext:value-type="float">
            <text:p>451584</text:p>
          </table:table-cell>
          <table:table-cell table:formula="of:=[.CF24]/[.CI24]" office:value-type="float" office:value="0.00402372339839954" calcext:value-type="float">
            <text:p>0.00402372339839954</text:p>
          </table:table-cell>
          <table:table-cell table:formula="of:=[.CG24]/[.CI24]" office:value-type="float" office:value="0.00402060935981536" calcext:value-type="float">
            <text:p>0.00402060935981536</text:p>
          </table:table-cell>
          <table:table-cell table:formula="of:=[.CH24]/[.CI24]" office:value-type="float" office:value="0.00440459503183714" calcext:value-type="float">
            <text:p>0.00440459503183714</text:p>
          </table:table-cell>
          <table:table-cell/>
          <table:table-cell office:value-type="float" office:value="1344" calcext:value-type="float">
            <text:p>1344</text:p>
          </table:table-cell>
          <table:table-cell office:value-type="float" office:value="9618720" calcext:value-type="float">
            <text:p>9618720</text:p>
          </table:table-cell>
          <table:table-cell office:value-type="float" office:value="9617172" calcext:value-type="float">
            <text:p>9617172</text:p>
          </table:table-cell>
          <table:table-cell office:value-type="float" office:value="9868413" calcext:value-type="float">
            <text:p>9868413</text:p>
          </table:table-cell>
          <table:table-cell table:formula="of:=[.CO24]^3" office:value-type="float" office:value="2427715584" calcext:value-type="float">
            <text:p>2427715584</text:p>
          </table:table-cell>
          <table:table-cell table:formula="of:=[.CO24]^2" office:value-type="float" office:value="1806336" calcext:value-type="float">
            <text:p>1806336</text:p>
          </table:table-cell>
          <table:table-cell table:formula="of:=[.CP24]/[.CS24]" office:value-type="float" office:value="0.00396204566275915" calcext:value-type="float">
            <text:p>0.00396204566275915</text:p>
          </table:table-cell>
          <table:table-cell table:formula="of:=[.CQ24]/[.CS24]" office:value-type="float" office:value="0.00396140802628715" calcext:value-type="float">
            <text:p>0.00396140802628715</text:p>
          </table:table-cell>
          <table:table-cell table:formula="of:=[.CR24]/[.CS24]" office:value-type="float" office:value="0.00406489667283859" calcext:value-type="float">
            <text:p>0.00406489667283859</text:p>
          </table:table-cell>
          <table:table-cell table:number-columns-repeated="2"/>
          <table:table-cell office:value-type="float" office:value="1344" calcext:value-type="float">
            <text:p>1344</text:p>
          </table:table-cell>
          <table:table-cell table:formula="of:=[.CZ24]^3" office:value-type="float" office:value="2427715584" calcext:value-type="float">
            <text:p>2427715584</text:p>
          </table:table-cell>
          <table:table-cell office:value-type="float" office:value="3849379067" calcext:value-type="float">
            <text:p>3849379067</text:p>
          </table:table-cell>
          <table:table-cell office:value-type="float" office:value="10284120255" calcext:value-type="float">
            <text:p>10284120255</text:p>
          </table:table-cell>
          <table:table-cell office:value-type="float" office:value="4115909835" calcext:value-type="float">
            <text:p>4115909835</text:p>
          </table:table-cell>
          <table:table-cell office:value-type="float" office:value="5005766382" calcext:value-type="float">
            <text:p>5005766382</text:p>
          </table:table-cell>
          <table:table-cell office:value-type="float" office:value="4203626916" calcext:value-type="float">
            <text:p>4203626916</text:p>
          </table:table-cell>
          <table:table-cell table:formula="of:=[.CZ24]^2" office:value-type="float" office:value="1806336" calcext:value-type="float">
            <text:p>1806336</text:p>
          </table:table-cell>
          <table:table-cell table:formula="of:=[.DD24]/[.DA24]" office:value-type="float" office:value="1.69538386709141" calcext:value-type="float">
            <text:p>1.69538386709141</text:p>
          </table:table-cell>
          <table:table-cell table:formula="of:=[.DE24]/[.DA24]" office:value-type="float" office:value="2.06192455779861" calcext:value-type="float">
            <text:p>2.06192455779861</text:p>
          </table:table-cell>
          <table:table-cell table:formula="of:=[.DF24]/[.DA24]" office:value-type="float" office:value="1.73151539813982" calcext:value-type="float">
            <text:p>1.73151539813982</text:p>
          </table:table-cell>
          <table:table-cell table:formula="of:=[.DB24]/[.DA24]" office:value-type="float" office:value="1.58559721425753" calcext:value-type="float">
            <text:p>1.58559721425753</text:p>
          </table:table-cell>
          <table:table-cell table:formula="of:=[.DC24]/[.DA24]" office:value-type="float" office:value="4.23613059238821" calcext:value-type="float">
            <text:p>4.2361305923882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table:style-name="ce1" office:value-type="float" office:value="130100000000" calcext:value-type="float">
            <text:p>1.301E+11</text:p>
          </table:table-cell>
          <table:table-cell table:style-name="ce1" office:value-type="float" office:value="32510000000" calcext:value-type="float">
            <text:p>3.251E+10</text:p>
          </table:table-cell>
          <table:table-cell table:number-columns-repeated="11"/>
          <table:table-cell office:value-type="float" office:value="974" calcext:value-type="float">
            <text:p>974</text:p>
          </table:table-cell>
          <table:table-cell office:value-type="float" office:value="1592613950" calcext:value-type="float">
            <text:p>1592613950</text:p>
          </table:table-cell>
          <table:table-cell office:value-type="float" office:value="813857578" calcext:value-type="float">
            <text:p>813857578</text:p>
          </table:table-cell>
          <table:table-cell office:value-type="float" office:value="1697774130" calcext:value-type="float">
            <text:p>1697774130</text:p>
          </table:table-cell>
          <table:table-cell table:formula="of:=[.P25]^3" office:value-type="float" office:value="924010424" calcext:value-type="float">
            <text:p>924010424</text:p>
          </table:table-cell>
          <table:table-cell table:formula="of:=[.Q25]/[.T25]" office:value-type="float" office:value="1.72358872652718" calcext:value-type="float">
            <text:p>1.72358872652718</text:p>
          </table:table-cell>
          <table:table-cell table:formula="of:=[.R25]/[.T25]" office:value-type="float" office:value="0.88078830807649" calcext:value-type="float">
            <text:p>0.88078830807649</text:p>
          </table:table-cell>
          <table:table-cell table:formula="of:=[.S25]/[.T25]" office:value-type="float" office:value="1.8373971612251" calcext:value-type="float">
            <text:p>1.8373971612251</text:p>
          </table:table-cell>
          <table:table-cell table:formula="of:=[.P25]^2" office:value-type="float" office:value="948676" calcext:value-type="float">
            <text:p>948676</text:p>
          </table:table-cell>
          <table:table-cell table:number-columns-repeated="10"/>
          <table:table-cell office:value-type="float" office:value="404" calcext:value-type="float">
            <text:p>404</text:p>
          </table:table-cell>
          <table:table-cell table:formula="of:=[.AI25]^2" office:value-type="float" office:value="163216" calcext:value-type="float">
            <text:p>163216</text:p>
          </table:table-cell>
          <table:table-cell office:value-type="float" office:value="109108834" calcext:value-type="float">
            <text:p>109108834</text:p>
          </table:table-cell>
          <table:table-cell office:value-type="float" office:value="59660220" calcext:value-type="float">
            <text:p>59660220</text:p>
          </table:table-cell>
          <table:table-cell office:value-type="float" office:value="122363650" calcext:value-type="float">
            <text:p>122363650</text:p>
          </table:table-cell>
          <table:table-cell table:number-columns-repeated="2"/>
          <table:table-cell office:value-type="float" office:value="1546" calcext:value-type="float">
            <text:p>1546</text:p>
          </table:table-cell>
          <table:table-cell office:value-type="float" office:value="9654121978" calcext:value-type="float">
            <text:p>9654121978</text:p>
          </table:table-cell>
          <table:table-cell office:value-type="float" office:value="4370826432" calcext:value-type="float">
            <text:p>4370826432</text:p>
          </table:table-cell>
          <table:table-cell office:value-type="float" office:value="13860230240" calcext:value-type="float">
            <text:p>13860230240</text:p>
          </table:table-cell>
          <table:table-cell table:formula="of:=[.AP25]^3" office:value-type="float" office:value="3695119336" calcext:value-type="float">
            <text:p>3695119336</text:p>
          </table:table-cell>
          <table:table-cell table:formula="of:=[.AP25]^2" office:value-type="float" office:value="2390116" calcext:value-type="float">
            <text:p>2390116</text:p>
          </table:table-cell>
          <table:table-cell table:formula="of:=[.AQ25]/[.AT25]" office:value-type="float" office:value="2.61266852302818" calcext:value-type="float">
            <text:p>2.61266852302818</text:p>
          </table:table-cell>
          <table:table-cell table:formula="of:=[.AR25]/[.AT25]" office:value-type="float" office:value="1.18286475606264" calcext:value-type="float">
            <text:p>1.18286475606264</text:p>
          </table:table-cell>
          <table:table-cell table:formula="of:=[.AS25]/[.AT25]" office:value-type="float" office:value="3.75095605301988" calcext:value-type="float">
            <text:p>3.75095605301988</text:p>
          </table:table-cell>
          <table:table-cell table:number-columns-repeated="12"/>
          <table:table-cell office:value-type="float" office:value="360" calcext:value-type="float">
            <text:p>360</text:p>
          </table:table-cell>
          <table:table-cell office:value-type="float" office:value="1782084" calcext:value-type="float">
            <text:p>1782084</text:p>
          </table:table-cell>
          <table:table-cell office:value-type="float" office:value="1771998" calcext:value-type="float">
            <text:p>1771998</text:p>
          </table:table-cell>
          <table:table-cell office:value-type="float" office:value="1779570" calcext:value-type="float">
            <text:p>1779570</text:p>
          </table:table-cell>
          <table:table-cell table:formula="of:=[.BK25]^3" office:value-type="float" office:value="46656000" calcext:value-type="float">
            <text:p>46656000</text:p>
          </table:table-cell>
          <table:table-cell table:formula="of:=[.BK25]^2" office:value-type="float" office:value="129600" calcext:value-type="float">
            <text:p>129600</text:p>
          </table:table-cell>
          <table:table-cell table:formula="of:=[.BL25]/[.BO25]" office:value-type="float" office:value="0.0381962448559671" calcext:value-type="float">
            <text:p>0.0381962448559671</text:p>
          </table:table-cell>
          <table:table-cell table:formula="of:=[.BM25]/[.BO25]" office:value-type="float" office:value="0.037980066872428" calcext:value-type="float">
            <text:p>0.037980066872428</text:p>
          </table:table-cell>
          <table:table-cell table:formula="of:=[.BN25]/[.BO25]" office:value-type="float" office:value="0.0381423611111111" calcext:value-type="float">
            <text:p>0.0381423611111111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617634" calcext:value-type="float">
            <text:p>617634</text:p>
          </table:table-cell>
          <table:table-cell office:value-type="float" office:value="862482" calcext:value-type="float">
            <text:p>862482</text:p>
          </table:table-cell>
          <table:table-cell office:value-type="float" office:value="655056" calcext:value-type="float">
            <text:p>655056</text:p>
          </table:table-cell>
          <table:table-cell table:formula="of:=[.BU25]^3" office:value-type="float" office:value="49836032" calcext:value-type="float">
            <text:p>49836032</text:p>
          </table:table-cell>
          <table:table-cell table:formula="of:=[.BU25]^2" office:value-type="float" office:value="135424" calcext:value-type="float">
            <text:p>135424</text:p>
          </table:table-cell>
          <table:table-cell table:formula="of:=[.BV25]/[.BY25]" office:value-type="float" office:value="0.0123933221649749" calcext:value-type="float">
            <text:p>0.0123933221649749</text:p>
          </table:table-cell>
          <table:table-cell table:formula="of:=[.BW25]/[.BY25]" office:value-type="float" office:value="0.0173063938958864" calcext:value-type="float">
            <text:p>0.0173063938958864</text:p>
          </table:table-cell>
          <table:table-cell table:formula="of:=[.BX25]/[.BY25]" office:value-type="float" office:value="0.0131442246445303" calcext:value-type="float">
            <text:p>0.0131442246445303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1468290" calcext:value-type="float">
            <text:p>1468290</text:p>
          </table:table-cell>
          <table:table-cell office:value-type="float" office:value="1281387" calcext:value-type="float">
            <text:p>1281387</text:p>
          </table:table-cell>
          <table:table-cell office:value-type="float" office:value="1279980" calcext:value-type="float">
            <text:p>1279980</text:p>
          </table:table-cell>
          <table:table-cell table:formula="of:=[.CE25]^3" office:value-type="float" office:value="348913664" calcext:value-type="float">
            <text:p>348913664</text:p>
          </table:table-cell>
          <table:table-cell table:formula="of:=[.CE25]^2" office:value-type="float" office:value="495616" calcext:value-type="float">
            <text:p>495616</text:p>
          </table:table-cell>
          <table:table-cell table:formula="of:=[.CF25]/[.CI25]" office:value-type="float" office:value="0.00420817569357215" calcext:value-type="float">
            <text:p>0.00420817569357215</text:p>
          </table:table-cell>
          <table:table-cell table:formula="of:=[.CG25]/[.CI25]" office:value-type="float" office:value="0.00367250449669979" calcext:value-type="float">
            <text:p>0.00367250449669979</text:p>
          </table:table-cell>
          <table:table-cell table:formula="of:=[.CH25]/[.CI25]" office:value-type="float" office:value="0.0036684719805069" calcext:value-type="float">
            <text:p>0.0036684719805069</text:p>
          </table:table-cell>
          <table:table-cell/>
          <table:table-cell office:value-type="float" office:value="1408" calcext:value-type="float">
            <text:p>1408</text:p>
          </table:table-cell>
          <table:table-cell office:value-type="float" office:value="10877631" calcext:value-type="float">
            <text:p>10877631</text:p>
          </table:table-cell>
          <table:table-cell office:value-type="float" office:value="10866288" calcext:value-type="float">
            <text:p>10866288</text:p>
          </table:table-cell>
          <table:table-cell office:value-type="float" office:value="10874820" calcext:value-type="float">
            <text:p>10874820</text:p>
          </table:table-cell>
          <table:table-cell table:formula="of:=[.CO25]^3" office:value-type="float" office:value="2791309312" calcext:value-type="float">
            <text:p>2791309312</text:p>
          </table:table-cell>
          <table:table-cell table:formula="of:=[.CO25]^2" office:value-type="float" office:value="1982464" calcext:value-type="float">
            <text:p>1982464</text:p>
          </table:table-cell>
          <table:table-cell table:formula="of:=[.CP25]/[.CS25]" office:value-type="float" office:value="0.00389696367695133" calcext:value-type="float">
            <text:p>0.00389696367695133</text:p>
          </table:table-cell>
          <table:table-cell table:formula="of:=[.CQ25]/[.CS25]" office:value-type="float" office:value="0.00389289999258957" calcext:value-type="float">
            <text:p>0.00389289999258957</text:p>
          </table:table-cell>
          <table:table-cell table:formula="of:=[.CR25]/[.CS25]" office:value-type="float" office:value="0.00389595662266755" calcext:value-type="float">
            <text:p>0.00389595662266755</text:p>
          </table:table-cell>
          <table:table-cell table:number-columns-repeated="2"/>
          <table:table-cell office:value-type="float" office:value="1408" calcext:value-type="float">
            <text:p>1408</text:p>
          </table:table-cell>
          <table:table-cell table:formula="of:=[.CZ25]^3" office:value-type="float" office:value="2791309312" calcext:value-type="float">
            <text:p>2791309312</text:p>
          </table:table-cell>
          <table:table-cell office:value-type="float" office:value="4477749780" calcext:value-type="float">
            <text:p>4477749780</text:p>
          </table:table-cell>
          <table:table-cell office:value-type="float" office:value="12199339719" calcext:value-type="float">
            <text:p>12199339719</text:p>
          </table:table-cell>
          <table:table-cell office:value-type="float" office:value="4746299940" calcext:value-type="float">
            <text:p>4746299940</text:p>
          </table:table-cell>
          <table:table-cell office:value-type="float" office:value="5685194469" calcext:value-type="float">
            <text:p>5685194469</text:p>
          </table:table-cell>
          <table:table-cell office:value-type="float" office:value="5224708077" calcext:value-type="float">
            <text:p>5224708077</text:p>
          </table:table-cell>
          <table:table-cell table:formula="of:=[.CZ25]^2" office:value-type="float" office:value="1982464" calcext:value-type="float">
            <text:p>1982464</text:p>
          </table:table-cell>
          <table:table-cell table:formula="of:=[.DD25]/[.DA25]" office:value-type="float" office:value="1.70038480493558" calcext:value-type="float">
            <text:p>1.70038480493558</text:p>
          </table:table-cell>
          <table:table-cell table:formula="of:=[.DE25]/[.DA25]" office:value-type="float" office:value="2.03674829033064" calcext:value-type="float">
            <text:p>2.03674829033064</text:p>
          </table:table-cell>
          <table:table-cell table:formula="of:=[.DF25]/[.DA25]" office:value-type="float" office:value="1.87177682334906" calcext:value-type="float">
            <text:p>1.87177682334906</text:p>
          </table:table-cell>
          <table:table-cell table:formula="of:=[.DB25]/[.DA25]" office:value-type="float" office:value="1.60417541715993" calcext:value-type="float">
            <text:p>1.60417541715993</text:p>
          </table:table-cell>
          <table:table-cell table:formula="of:=[.DC25]/[.DA25]" office:value-type="float" office:value="4.37047218900261" calcext:value-type="float">
            <text:p>4.3704721890026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table:style-name="ce1" office:value-type="float" office:value="140100000000" calcext:value-type="float">
            <text:p>1.401E+11</text:p>
          </table:table-cell>
          <table:table-cell table:style-name="ce1" office:value-type="float" office:value="35010000000" calcext:value-type="float">
            <text:p>3.501E+10</text:p>
          </table:table-cell>
          <table:table-cell table:number-columns-repeated="11"/>
          <table:table-cell office:value-type="float" office:value="1064" calcext:value-type="float">
            <text:p>1064</text:p>
          </table:table-cell>
          <table:table-cell office:value-type="float" office:value="2047823617" calcext:value-type="float">
            <text:p>2047823617</text:p>
          </table:table-cell>
          <table:table-cell office:value-type="float" office:value="1060482348" calcext:value-type="float">
            <text:p>1060482348</text:p>
          </table:table-cell>
          <table:table-cell office:value-type="float" office:value="2242531600" calcext:value-type="float">
            <text:p>2242531600</text:p>
          </table:table-cell>
          <table:table-cell table:formula="of:=[.P26]^3" office:value-type="float" office:value="1204550144" calcext:value-type="float">
            <text:p>1204550144</text:p>
          </table:table-cell>
          <table:table-cell table:formula="of:=[.Q26]/[.T26]" office:value-type="float" office:value="1.70007336531438" calcext:value-type="float">
            <text:p>1.70007336531438</text:p>
          </table:table-cell>
          <table:table-cell table:formula="of:=[.R26]/[.T26]" office:value-type="float" office:value="0.880397012347209" calcext:value-type="float">
            <text:p>0.880397012347209</text:p>
          </table:table-cell>
          <table:table-cell table:formula="of:=[.S26]/[.T26]" office:value-type="float" office:value="1.86171709925926" calcext:value-type="float">
            <text:p>1.86171709925926</text:p>
          </table:table-cell>
          <table:table-cell table:formula="of:=[.P26]^2" office:value-type="float" office:value="1132096" calcext:value-type="float">
            <text:p>1132096</text:p>
          </table:table-cell>
          <table:table-cell table:number-columns-repeated="10"/>
          <table:table-cell office:value-type="float" office:value="440" calcext:value-type="float">
            <text:p>440</text:p>
          </table:table-cell>
          <table:table-cell table:formula="of:=[.AI26]^2" office:value-type="float" office:value="193600" calcext:value-type="float">
            <text:p>193600</text:p>
          </table:table-cell>
          <table:table-cell office:value-type="float" office:value="141922368" calcext:value-type="float">
            <text:p>141922368</text:p>
          </table:table-cell>
          <table:table-cell office:value-type="float" office:value="76928410" calcext:value-type="float">
            <text:p>76928410</text:p>
          </table:table-cell>
          <table:table-cell office:value-type="float" office:value="160105434" calcext:value-type="float">
            <text:p>160105434</text:p>
          </table:table-cell>
          <table:table-cell table:number-columns-repeated="2"/>
          <table:table-cell office:value-type="float" office:value="1594" calcext:value-type="float">
            <text:p>1594</text:p>
          </table:table-cell>
          <table:table-cell office:value-type="float" office:value="10706261938" calcext:value-type="float">
            <text:p>10706261938</text:p>
          </table:table-cell>
          <table:table-cell office:value-type="float" office:value="4956749576" calcext:value-type="float">
            <text:p>4956749576</text:p>
          </table:table-cell>
          <table:table-cell office:value-type="float" office:value="14161265990" calcext:value-type="float">
            <text:p>14161265990</text:p>
          </table:table-cell>
          <table:table-cell table:formula="of:=[.AP26]^3" office:value-type="float" office:value="4050092584" calcext:value-type="float">
            <text:p>4050092584</text:p>
          </table:table-cell>
          <table:table-cell table:formula="of:=[.AP26]^2" office:value-type="float" office:value="2540836" calcext:value-type="float">
            <text:p>2540836</text:p>
          </table:table-cell>
          <table:table-cell table:formula="of:=[.AQ26]/[.AT26]" office:value-type="float" office:value="2.64346103600085" calcext:value-type="float">
            <text:p>2.64346103600085</text:p>
          </table:table-cell>
          <table:table-cell table:formula="of:=[.AR26]/[.AT26]" office:value-type="float" office:value="1.22386080643731" calcext:value-type="float">
            <text:p>1.22386080643731</text:p>
          </table:table-cell>
          <table:table-cell table:formula="of:=[.AS26]/[.AT26]" office:value-type="float" office:value="3.4965289549045" calcext:value-type="float">
            <text:p>3.4965289549045</text:p>
          </table:table-cell>
          <table:table-cell table:number-columns-repeated="12"/>
          <table:table-cell office:value-type="float" office:value="376" calcext:value-type="float">
            <text:p>376</text:p>
          </table:table-cell>
          <table:table-cell office:value-type="float" office:value="1861932" calcext:value-type="float">
            <text:p>1861932</text:p>
          </table:table-cell>
          <table:table-cell office:value-type="float" office:value="1845447" calcext:value-type="float">
            <text:p>1845447</text:p>
          </table:table-cell>
          <table:table-cell office:value-type="float" office:value="1846773" calcext:value-type="float">
            <text:p>1846773</text:p>
          </table:table-cell>
          <table:table-cell table:formula="of:=[.BK26]^3" office:value-type="float" office:value="53157376" calcext:value-type="float">
            <text:p>53157376</text:p>
          </table:table-cell>
          <table:table-cell table:formula="of:=[.BK26]^2" office:value-type="float" office:value="141376" calcext:value-type="float">
            <text:p>141376</text:p>
          </table:table-cell>
          <table:table-cell table:formula="of:=[.BL26]/[.BO26]" office:value-type="float" office:value="0.0350267853702937" calcext:value-type="float">
            <text:p>0.0350267853702937</text:p>
          </table:table-cell>
          <table:table-cell table:formula="of:=[.BM26]/[.BO26]" office:value-type="float" office:value="0.034716668482658" calcext:value-type="float">
            <text:p>0.034716668482658</text:p>
          </table:table-cell>
          <table:table-cell table:formula="of:=[.BN26]/[.BO26]" office:value-type="float" office:value="0.0347416132805351" calcext:value-type="float">
            <text:p>0.034741613280535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651840" calcext:value-type="float">
            <text:p>651840</text:p>
          </table:table-cell>
          <table:table-cell office:value-type="float" office:value="986214" calcext:value-type="float">
            <text:p>986214</text:p>
          </table:table-cell>
          <table:table-cell office:value-type="float" office:value="596928" calcext:value-type="float">
            <text:p>596928</text:p>
          </table:table-cell>
          <table:table-cell table:formula="of:=[.BU26]^3" office:value-type="float" office:value="56623104" calcext:value-type="float">
            <text:p>56623104</text:p>
          </table:table-cell>
          <table:table-cell table:formula="of:=[.BU26]^2" office:value-type="float" office:value="147456" calcext:value-type="float">
            <text:p>147456</text:p>
          </table:table-cell>
          <table:table-cell table:formula="of:=[.BV26]/[.BY26]" office:value-type="float" office:value="0.0115119086371528" calcext:value-type="float">
            <text:p>0.0115119086371528</text:p>
          </table:table-cell>
          <table:table-cell table:formula="of:=[.BW26]/[.BY26]" office:value-type="float" office:value="0.0174171659681532" calcext:value-type="float">
            <text:p>0.0174171659681532</text:p>
          </table:table-cell>
          <table:table-cell table:formula="of:=[.BX26]/[.BY26]" office:value-type="float" office:value="0.0105421278211806" calcext:value-type="float">
            <text:p>0.0105421278211806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float" office:value="1330728" calcext:value-type="float">
            <text:p>1330728</text:p>
          </table:table-cell>
          <table:table-cell office:value-type="float" office:value="1336398" calcext:value-type="float">
            <text:p>1336398</text:p>
          </table:table-cell>
          <table:table-cell office:value-type="float" office:value="1361313" calcext:value-type="float">
            <text:p>1361313</text:p>
          </table:table-cell>
          <table:table-cell table:formula="of:=[.CE26]^3" office:value-type="float" office:value="398688256" calcext:value-type="float">
            <text:p>398688256</text:p>
          </table:table-cell>
          <table:table-cell table:formula="of:=[.CE26]^2" office:value-type="float" office:value="541696" calcext:value-type="float">
            <text:p>541696</text:p>
          </table:table-cell>
          <table:table-cell table:formula="of:=[.CF26]/[.CI26]" office:value-type="float" office:value="0.00333776573544218" calcext:value-type="float">
            <text:p>0.00333776573544218</text:p>
          </table:table-cell>
          <table:table-cell table:formula="of:=[.CG26]/[.CI26]" office:value-type="float" office:value="0.00335198737331255" calcext:value-type="float">
            <text:p>0.00335198737331255</text:p>
          </table:table-cell>
          <table:table-cell table:formula="of:=[.CH26]/[.CI26]" office:value-type="float" office:value="0.00341447980850482" calcext:value-type="float">
            <text:p>0.00341447980850482</text:p>
          </table:table-cell>
          <table:table-cell/>
          <table:table-cell office:value-type="float" office:value="1472" calcext:value-type="float">
            <text:p>1472</text:p>
          </table:table-cell>
          <table:table-cell office:value-type="float" office:value="10708614" calcext:value-type="float">
            <text:p>10708614</text:p>
          </table:table-cell>
          <table:table-cell office:value-type="float" office:value="10517259" calcext:value-type="float">
            <text:p>10517259</text:p>
          </table:table-cell>
          <table:table-cell office:value-type="float" office:value="10722651" calcext:value-type="float">
            <text:p>10722651</text:p>
          </table:table-cell>
          <table:table-cell table:formula="of:=[.CO26]^3" office:value-type="float" office:value="3189506048" calcext:value-type="float">
            <text:p>3189506048</text:p>
          </table:table-cell>
          <table:table-cell table:formula="of:=[.CO26]^2" office:value-type="float" office:value="2166784" calcext:value-type="float">
            <text:p>2166784</text:p>
          </table:table-cell>
          <table:table-cell table:formula="of:=[.CP26]/[.CS26]" office:value-type="float" office:value="0.00335745216934607" calcext:value-type="float">
            <text:p>0.00335745216934607</text:p>
          </table:table-cell>
          <table:table-cell table:formula="of:=[.CQ26]/[.CS26]" office:value-type="float" office:value="0.00329745698604175" calcext:value-type="float">
            <text:p>0.00329745698604175</text:p>
          </table:table-cell>
          <table:table-cell table:formula="of:=[.CR26]/[.CS26]" office:value-type="float" office:value="0.00336185316429286" calcext:value-type="float">
            <text:p>0.00336185316429286</text:p>
          </table:table-cell>
          <table:table-cell table:number-columns-repeated="2"/>
          <table:table-cell office:value-type="float" office:value="1472" calcext:value-type="float">
            <text:p>1472</text:p>
          </table:table-cell>
          <table:table-cell table:formula="of:=[.CZ26]^3" office:value-type="float" office:value="3189506048" calcext:value-type="float">
            <text:p>3189506048</text:p>
          </table:table-cell>
          <table:table-cell office:value-type="float" office:value="5144822934" calcext:value-type="float">
            <text:p>5144822934</text:p>
          </table:table-cell>
          <table:table-cell office:value-type="float" office:value="14539626141" calcext:value-type="float">
            <text:p>14539626141</text:p>
          </table:table-cell>
          <table:table-cell office:value-type="float" office:value="5467573422" calcext:value-type="float">
            <text:p>5467573422</text:p>
          </table:table-cell>
          <table:table-cell office:value-type="float" office:value="6505841835" calcext:value-type="float">
            <text:p>6505841835</text:p>
          </table:table-cell>
          <table:table-cell office:value-type="float" office:value="5529187356" calcext:value-type="float">
            <text:p>5529187356</text:p>
          </table:table-cell>
          <table:table-cell table:formula="of:=[.CZ26]^2" office:value-type="float" office:value="2166784" calcext:value-type="float">
            <text:p>2166784</text:p>
          </table:table-cell>
          <table:table-cell table:formula="of:=[.DD26]/[.DA26]" office:value-type="float" office:value="1.71423829888282" calcext:value-type="float">
            <text:p>1.71423829888282</text:p>
          </table:table-cell>
          <table:table-cell table:formula="of:=[.DE26]/[.DA26]" office:value-type="float" office:value="2.0397646961916" calcext:value-type="float">
            <text:p>2.0397646961916</text:p>
          </table:table-cell>
          <table:table-cell table:formula="of:=[.DF26]/[.DA26]" office:value-type="float" office:value="1.73355600296388" calcext:value-type="float">
            <text:p>1.73355600296388</text:p>
          </table:table-cell>
          <table:table-cell table:formula="of:=[.DB26]/[.DA26]" office:value-type="float" office:value="1.61304692845028" calcext:value-type="float">
            <text:p>1.61304692845028</text:p>
          </table:table-cell>
          <table:table-cell table:formula="of:=[.DC26]/[.DA26]" office:value-type="float" office:value="4.55858240184782" calcext:value-type="float">
            <text:p>4.5585824018478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table:style-name="ce1" office:value-type="float" office:value="139600000000" calcext:value-type="float">
            <text:p>1.396E+11</text:p>
          </table:table-cell>
          <table:table-cell table:style-name="ce1" office:value-type="float" office:value="34890000000" calcext:value-type="float">
            <text:p>3.489E+10</text:p>
          </table:table-cell>
          <table:table-cell table:number-columns-repeated="11"/>
          <table:table-cell office:value-type="float" office:value="1158" calcext:value-type="float">
            <text:p>1158</text:p>
          </table:table-cell>
          <table:table-cell office:value-type="float" office:value="2727523712" calcext:value-type="float">
            <text:p>2727523712</text:p>
          </table:table-cell>
          <table:table-cell office:value-type="float" office:value="1403349892" calcext:value-type="float">
            <text:p>1403349892</text:p>
          </table:table-cell>
          <table:table-cell office:value-type="float" office:value="3425302672" calcext:value-type="float">
            <text:p>3425302672</text:p>
          </table:table-cell>
          <table:table-cell table:formula="of:=[.P27]^3" office:value-type="float" office:value="1552836312" calcext:value-type="float">
            <text:p>1552836312</text:p>
          </table:table-cell>
          <table:table-cell table:formula="of:=[.Q27]/[.T27]" office:value-type="float" office:value="1.75647857467156" calcext:value-type="float">
            <text:p>1.75647857467156</text:p>
          </table:table-cell>
          <table:table-cell table:formula="of:=[.R27]/[.T27]" office:value-type="float" office:value="0.903733304763162" calcext:value-type="float">
            <text:p>0.903733304763162</text:p>
          </table:table-cell>
          <table:table-cell table:formula="of:=[.S27]/[.T27]" office:value-type="float" office:value="2.20583627876935" calcext:value-type="float">
            <text:p>2.20583627876935</text:p>
          </table:table-cell>
          <table:table-cell table:formula="of:=[.P27]^2" office:value-type="float" office:value="1340964" calcext:value-type="float">
            <text:p>1340964</text:p>
          </table:table-cell>
          <table:table-cell table:number-columns-repeated="10"/>
          <table:table-cell office:value-type="float" office:value="478" calcext:value-type="float">
            <text:p>478</text:p>
          </table:table-cell>
          <table:table-cell table:formula="of:=[.AI27]^2" office:value-type="float" office:value="228484" calcext:value-type="float">
            <text:p>228484</text:p>
          </table:table-cell>
          <table:table-cell office:value-type="float" office:value="182632290" calcext:value-type="float">
            <text:p>182632290</text:p>
          </table:table-cell>
          <table:table-cell office:value-type="float" office:value="98252128" calcext:value-type="float">
            <text:p>98252128</text:p>
          </table:table-cell>
          <table:table-cell office:value-type="float" office:value="204688758" calcext:value-type="float">
            <text:p>204688758</text:p>
          </table:table-cell>
          <table:table-cell table:number-columns-repeated="2"/>
          <table:table-cell office:value-type="float" office:value="1644" calcext:value-type="float">
            <text:p>1644</text:p>
          </table:table-cell>
          <table:table-cell office:value-type="float" office:value="10701595218" calcext:value-type="float">
            <text:p>10701595218</text:p>
          </table:table-cell>
          <table:table-cell office:value-type="float" office:value="5330747532" calcext:value-type="float">
            <text:p>5330747532</text:p>
          </table:table-cell>
          <table:table-cell office:value-type="float" office:value="13593097148" calcext:value-type="float">
            <text:p>13593097148</text:p>
          </table:table-cell>
          <table:table-cell table:formula="of:=[.AP27]^3" office:value-type="float" office:value="4443297984" calcext:value-type="float">
            <text:p>4443297984</text:p>
          </table:table-cell>
          <table:table-cell table:formula="of:=[.AP27]^2" office:value-type="float" office:value="2702736" calcext:value-type="float">
            <text:p>2702736</text:p>
          </table:table-cell>
          <table:table-cell table:formula="of:=[.AQ27]/[.AT27]" office:value-type="float" office:value="2.40848020018817" calcext:value-type="float">
            <text:p>2.40848020018817</text:p>
          </table:table-cell>
          <table:table-cell table:formula="of:=[.AR27]/[.AT27]" office:value-type="float" office:value="1.19972766877118" calcext:value-type="float">
            <text:p>1.19972766877118</text:p>
          </table:table-cell>
          <table:table-cell table:formula="of:=[.AS27]/[.AT27]" office:value-type="float" office:value="3.05923599923925" calcext:value-type="float">
            <text:p>3.05923599923925</text:p>
          </table:table-cell>
          <table:table-cell table:number-columns-repeated="12"/>
          <table:table-cell office:value-type="float" office:value="392" calcext:value-type="float">
            <text:p>392</text:p>
          </table:table-cell>
          <table:table-cell office:value-type="float" office:value="2638803" calcext:value-type="float">
            <text:p>2638803</text:p>
          </table:table-cell>
          <table:table-cell office:value-type="float" office:value="2578905" calcext:value-type="float">
            <text:p>2578905</text:p>
          </table:table-cell>
          <table:table-cell office:value-type="float" office:value="2579412" calcext:value-type="float">
            <text:p>2579412</text:p>
          </table:table-cell>
          <table:table-cell table:formula="of:=[.BK27]^3" office:value-type="float" office:value="60236288" calcext:value-type="float">
            <text:p>60236288</text:p>
          </table:table-cell>
          <table:table-cell table:formula="of:=[.BK27]^2" office:value-type="float" office:value="153664" calcext:value-type="float">
            <text:p>153664</text:p>
          </table:table-cell>
          <table:table-cell table:formula="of:=[.BL27]/[.BO27]" office:value-type="float" office:value="0.0438075301054408" calcext:value-type="float">
            <text:p>0.0438075301054408</text:p>
          </table:table-cell>
          <table:table-cell table:formula="of:=[.BM27]/[.BO27]" office:value-type="float" office:value="0.0428131461221515" calcext:value-type="float">
            <text:p>0.0428131461221515</text:p>
          </table:table-cell>
          <table:table-cell table:formula="of:=[.BN27]/[.BO27]" office:value-type="float" office:value="0.0428215629754609" calcext:value-type="float">
            <text:p>0.0428215629754609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65820" calcext:value-type="float">
            <text:p>665820</text:p>
          </table:table-cell>
          <table:table-cell office:value-type="float" office:value="932265" calcext:value-type="float">
            <text:p>932265</text:p>
          </table:table-cell>
          <table:table-cell office:value-type="float" office:value="614058" calcext:value-type="float">
            <text:p>614058</text:p>
          </table:table-cell>
          <table:table-cell table:formula="of:=[.BU27]^3" office:value-type="float" office:value="64000000" calcext:value-type="float">
            <text:p>64000000</text:p>
          </table:table-cell>
          <table:table-cell table:formula="of:=[.BU27]^2" office:value-type="float" office:value="160000" calcext:value-type="float">
            <text:p>160000</text:p>
          </table:table-cell>
          <table:table-cell table:formula="of:=[.BV27]/[.BY27]" office:value-type="float" office:value="0.0104034375" calcext:value-type="float">
            <text:p>0.0104034375</text:p>
          </table:table-cell>
          <table:table-cell table:formula="of:=[.BW27]/[.BY27]" office:value-type="float" office:value="0.014566640625" calcext:value-type="float">
            <text:p>0.014566640625</text:p>
          </table:table-cell>
          <table:table-cell table:formula="of:=[.BX27]/[.BY27]" office:value-type="float" office:value="0.00959465625" calcext:value-type="float">
            <text:p>0.00959465625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1611447" calcext:value-type="float">
            <text:p>1611447</text:p>
          </table:table-cell>
          <table:table-cell office:value-type="float" office:value="1499160" calcext:value-type="float">
            <text:p>1499160</text:p>
          </table:table-cell>
          <table:table-cell office:value-type="float" office:value="1492419" calcext:value-type="float">
            <text:p>1492419</text:p>
          </table:table-cell>
          <table:table-cell table:formula="of:=[.CE27]^3" office:value-type="float" office:value="452984832" calcext:value-type="float">
            <text:p>452984832</text:p>
          </table:table-cell>
          <table:table-cell table:formula="of:=[.CE27]^2" office:value-type="float" office:value="589824" calcext:value-type="float">
            <text:p>589824</text:p>
          </table:table-cell>
          <table:table-cell table:formula="of:=[.CF27]/[.CI27]" office:value-type="float" office:value="0.00355739725960626" calcext:value-type="float">
            <text:p>0.00355739725960626</text:p>
          </table:table-cell>
          <table:table-cell table:formula="of:=[.CG27]/[.CI27]" office:value-type="float" office:value="0.00330951478746202" calcext:value-type="float">
            <text:p>0.00330951478746202</text:p>
          </table:table-cell>
          <table:table-cell table:formula="of:=[.CH27]/[.CI27]" office:value-type="float" office:value="0.0032946334944831" calcext:value-type="float">
            <text:p>0.0032946334944831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float" office:value="20441820" calcext:value-type="float">
            <text:p>20441820</text:p>
          </table:table-cell>
          <table:table-cell office:value-type="float" office:value="20370519" calcext:value-type="float">
            <text:p>20370519</text:p>
          </table:table-cell>
          <table:table-cell office:value-type="float" office:value="20360676" calcext:value-type="float">
            <text:p>20360676</text:p>
          </table:table-cell>
          <table:table-cell table:formula="of:=[.CO27]^3" office:value-type="float" office:value="3623878656" calcext:value-type="float">
            <text:p>3623878656</text:p>
          </table:table-cell>
          <table:table-cell table:formula="of:=[.CO27]^2" office:value-type="float" office:value="2359296" calcext:value-type="float">
            <text:p>2359296</text:p>
          </table:table-cell>
          <table:table-cell table:formula="of:=[.CP27]/[.CS27]" office:value-type="float" office:value="0.00564086768362257" calcext:value-type="float">
            <text:p>0.00564086768362257</text:p>
          </table:table-cell>
          <table:table-cell table:formula="of:=[.CQ27]/[.CS27]" office:value-type="float" office:value="0.00562119235595067" calcext:value-type="float">
            <text:p>0.00562119235595067</text:p>
          </table:table-cell>
          <table:table-cell table:formula="of:=[.CR27]/[.CS27]" office:value-type="float" office:value="0.00561847620540195" calcext:value-type="float">
            <text:p>0.00561847620540195</text:p>
          </table:table-cell>
          <table:table-cell table:number-columns-repeated="2"/>
          <table:table-cell office:value-type="float" office:value="1536" calcext:value-type="float">
            <text:p>1536</text:p>
          </table:table-cell>
          <table:table-cell table:formula="of:=[.CZ27]^3" office:value-type="float" office:value="3623878656" calcext:value-type="float">
            <text:p>3623878656</text:p>
          </table:table-cell>
          <table:table-cell office:value-type="float" office:value="7992689417" calcext:value-type="float">
            <text:p>7992689417</text:p>
          </table:table-cell>
          <table:table-cell office:value-type="float" office:value="18696323916" calcext:value-type="float">
            <text:p>18696323916</text:p>
          </table:table-cell>
          <table:table-cell office:value-type="float" office:value="6273500241" calcext:value-type="float">
            <text:p>6273500241</text:p>
          </table:table-cell>
          <table:table-cell office:value-type="float" office:value="7389519593" calcext:value-type="float">
            <text:p>7389519593</text:p>
          </table:table-cell>
          <table:table-cell office:value-type="float" office:value="10468832877" calcext:value-type="float">
            <text:p>10468832877</text:p>
          </table:table-cell>
          <table:table-cell table:formula="of:=[.CZ27]^2" office:value-type="float" office:value="2359296" calcext:value-type="float">
            <text:p>2359296</text:p>
          </table:table-cell>
          <table:table-cell table:formula="of:=[.DD27]/[.DA27]" office:value-type="float" office:value="1.73115626557006" calcext:value-type="float">
            <text:p>1.73115626557006</text:p>
          </table:table-cell>
          <table:table-cell table:formula="of:=[.DE27]/[.DA27]" office:value-type="float" office:value="2.03911893704423" calcext:value-type="float">
            <text:p>2.03911893704423</text:p>
          </table:table-cell>
          <table:table-cell table:formula="of:=[.DF27]/[.DA27]" office:value-type="float" office:value="2.88884752243757" calcext:value-type="float">
            <text:p>2.88884752243757</text:p>
          </table:table-cell>
          <table:table-cell table:formula="of:=[.DB27]/[.DA27]" office:value-type="float" office:value="2.20556209953847" calcext:value-type="float">
            <text:p>2.20556209953847</text:p>
          </table:table-cell>
          <table:table-cell table:formula="of:=[.DC27]/[.DA27]" office:value-type="float" office:value="5.15920252601306" calcext:value-type="float">
            <text:p>5.1592025260130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94304" calcext:value-type="float">
            <text:p>4194304</text:p>
          </table:table-cell>
          <table:table-cell table:style-name="ce1" office:value-type="float" office:value="79010000000" calcext:value-type="float">
            <text:p>7.901E+10</text:p>
          </table:table-cell>
          <table:table-cell table:style-name="ce1" office:value-type="float" office:value="19750000000" calcext:value-type="float">
            <text:p>1.975E+10</text:p>
          </table:table-cell>
          <table:table-cell table:number-columns-repeated="11"/>
          <table:table-cell office:value-type="float" office:value="1256" calcext:value-type="float">
            <text:p>1256</text:p>
          </table:table-cell>
          <table:table-cell office:value-type="float" office:value="3924115862" calcext:value-type="float">
            <text:p>3924115862</text:p>
          </table:table-cell>
          <table:table-cell office:value-type="float" office:value="2219835196" calcext:value-type="float">
            <text:p>2219835196</text:p>
          </table:table-cell>
          <table:table-cell office:value-type="float" office:value="4366524138" calcext:value-type="float">
            <text:p>4366524138</text:p>
          </table:table-cell>
          <table:table-cell table:formula="of:=[.P28]^3" office:value-type="float" office:value="1981385216" calcext:value-type="float">
            <text:p>1981385216</text:p>
          </table:table-cell>
          <table:table-cell table:formula="of:=[.Q28]/[.T28]" office:value-type="float" office:value="1.9804911383774" calcext:value-type="float">
            <text:p>1.9804911383774</text:p>
          </table:table-cell>
          <table:table-cell table:formula="of:=[.R28]/[.T28]" office:value-type="float" office:value="1.12034508891783" calcext:value-type="float">
            <text:p>1.12034508891783</text:p>
          </table:table-cell>
          <table:table-cell table:formula="of:=[.S28]/[.T28]" office:value-type="float" office:value="2.20377345240069" calcext:value-type="float">
            <text:p>2.20377345240069</text:p>
          </table:table-cell>
          <table:table-cell table:formula="of:=[.P28]^2" office:value-type="float" office:value="1577536" calcext:value-type="float">
            <text:p>1577536</text:p>
          </table:table-cell>
          <table:table-cell table:number-columns-repeated="10"/>
          <table:table-cell office:value-type="float" office:value="518" calcext:value-type="float">
            <text:p>518</text:p>
          </table:table-cell>
          <table:table-cell table:formula="of:=[.AI28]^2" office:value-type="float" office:value="268324" calcext:value-type="float">
            <text:p>268324</text:p>
          </table:table-cell>
          <table:table-cell office:value-type="float" office:value="232228250" calcext:value-type="float">
            <text:p>232228250</text:p>
          </table:table-cell>
          <table:table-cell office:value-type="float" office:value="124468250" calcext:value-type="float">
            <text:p>124468250</text:p>
          </table:table-cell>
          <table:table-cell office:value-type="float" office:value="258217524" calcext:value-type="float">
            <text:p>258217524</text:p>
          </table:table-cell>
          <table:table-cell table:number-columns-repeated="2"/>
          <table:table-cell office:value-type="float" office:value="1696" calcext:value-type="float">
            <text:p>1696</text:p>
          </table:table-cell>
          <table:table-cell office:value-type="float" office:value="15222393634" calcext:value-type="float">
            <text:p>15222393634</text:p>
          </table:table-cell>
          <table:table-cell office:value-type="float" office:value="5858521956" calcext:value-type="float">
            <text:p>5858521956</text:p>
          </table:table-cell>
          <table:table-cell office:value-type="float" office:value="30124817194" calcext:value-type="float">
            <text:p>30124817194</text:p>
          </table:table-cell>
          <table:table-cell table:formula="of:=[.AP28]^3" office:value-type="float" office:value="4878401536" calcext:value-type="float">
            <text:p>4878401536</text:p>
          </table:table-cell>
          <table:table-cell table:formula="of:=[.AP28]^2" office:value-type="float" office:value="2876416" calcext:value-type="float">
            <text:p>2876416</text:p>
          </table:table-cell>
          <table:table-cell table:formula="of:=[.AQ28]/[.AT28]" office:value-type="float" office:value="3.12036504614613" calcext:value-type="float">
            <text:p>3.12036504614613</text:p>
          </table:table-cell>
          <table:table-cell table:formula="of:=[.AR28]/[.AT28]" office:value-type="float" office:value="1.20091015730608" calcext:value-type="float">
            <text:p>1.20091015730608</text:p>
          </table:table-cell>
          <table:table-cell table:formula="of:=[.AS28]/[.AT28]" office:value-type="float" office:value="6.17514097019176" calcext:value-type="float">
            <text:p>6.17514097019176</text:p>
          </table:table-cell>
          <table:table-cell table:number-columns-repeated="12"/>
          <table:table-cell office:value-type="float" office:value="408" calcext:value-type="float">
            <text:p>408</text:p>
          </table:table-cell>
          <table:table-cell office:value-type="float" office:value="2744088" calcext:value-type="float">
            <text:p>2744088</text:p>
          </table:table-cell>
          <table:table-cell office:value-type="float" office:value="2678499" calcext:value-type="float">
            <text:p>2678499</text:p>
          </table:table-cell>
          <table:table-cell office:value-type="float" office:value="2680401" calcext:value-type="float">
            <text:p>2680401</text:p>
          </table:table-cell>
          <table:table-cell table:formula="of:=[.BK28]^3" office:value-type="float" office:value="67917312" calcext:value-type="float">
            <text:p>67917312</text:p>
          </table:table-cell>
          <table:table-cell table:formula="of:=[.BK28]^2" office:value-type="float" office:value="166464" calcext:value-type="float">
            <text:p>166464</text:p>
          </table:table-cell>
          <table:table-cell table:formula="of:=[.BL28]/[.BO28]" office:value-type="float" office:value="0.0404033657869145" calcext:value-type="float">
            <text:p>0.0404033657869145</text:p>
          </table:table-cell>
          <table:table-cell table:formula="of:=[.BM28]/[.BO28]" office:value-type="float" office:value="0.0394376473556551" calcext:value-type="float">
            <text:p>0.0394376473556551</text:p>
          </table:table-cell>
          <table:table-cell table:formula="of:=[.BN28]/[.BO28]" office:value-type="float" office:value="0.0394656519975349" calcext:value-type="float">
            <text:p>0.0394656519975349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687588" calcext:value-type="float">
            <text:p>687588</text:p>
          </table:table-cell>
          <table:table-cell office:value-type="float" office:value="965040" calcext:value-type="float">
            <text:p>965040</text:p>
          </table:table-cell>
          <table:table-cell office:value-type="float" office:value="641229" calcext:value-type="float">
            <text:p>641229</text:p>
          </table:table-cell>
          <table:table-cell table:formula="of:=[.BU28]^3" office:value-type="float" office:value="71991296" calcext:value-type="float">
            <text:p>71991296</text:p>
          </table:table-cell>
          <table:table-cell table:formula="of:=[.BU28]^2" office:value-type="float" office:value="173056" calcext:value-type="float">
            <text:p>173056</text:p>
          </table:table-cell>
          <table:table-cell table:formula="of:=[.BV28]/[.BY28]" office:value-type="float" office:value="0.00955098794165339" calcext:value-type="float">
            <text:p>0.00955098794165339</text:p>
          </table:table-cell>
          <table:table-cell table:formula="of:=[.BW28]/[.BY28]" office:value-type="float" office:value="0.0134049538433091" calcext:value-type="float">
            <text:p>0.0134049538433091</text:p>
          </table:table-cell>
          <table:table-cell table:formula="of:=[.BX28]/[.BY28]" office:value-type="float" office:value="0.00890703509490925" calcext:value-type="float">
            <text:p>0.0089070350949092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443144" calcext:value-type="float">
            <text:p>1443144</text:p>
          </table:table-cell>
          <table:table-cell office:value-type="float" office:value="1474428" calcext:value-type="float">
            <text:p>1474428</text:p>
          </table:table-cell>
          <table:table-cell office:value-type="float" office:value="1535394" calcext:value-type="float">
            <text:p>1535394</text:p>
          </table:table-cell>
          <table:table-cell table:formula="of:=[.CE28]^3" office:value-type="float" office:value="512000000" calcext:value-type="float">
            <text:p>512000000</text:p>
          </table:table-cell>
          <table:table-cell table:formula="of:=[.CE28]^2" office:value-type="float" office:value="640000" calcext:value-type="float">
            <text:p>640000</text:p>
          </table:table-cell>
          <table:table-cell table:formula="of:=[.CF28]/[.CI28]" office:value-type="float" office:value="0.002818640625" calcext:value-type="float">
            <text:p>0.002818640625</text:p>
          </table:table-cell>
          <table:table-cell table:formula="of:=[.CG28]/[.CI28]" office:value-type="float" office:value="0.0028797421875" calcext:value-type="float">
            <text:p>0.0028797421875</text:p>
          </table:table-cell>
          <table:table-cell table:formula="of:=[.CH28]/[.CI28]" office:value-type="float" office:value="0.00299881640625" calcext:value-type="float">
            <text:p>0.00299881640625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1463801" calcext:value-type="float">
            <text:p>11463801</text:p>
          </table:table-cell>
          <table:table-cell office:value-type="float" office:value="11458260" calcext:value-type="float">
            <text:p>11458260</text:p>
          </table:table-cell>
          <table:table-cell office:value-type="float" office:value="11630073" calcext:value-type="float">
            <text:p>11630073</text:p>
          </table:table-cell>
          <table:table-cell table:formula="of:=[.CO28]^3" office:value-type="float" office:value="4096000000" calcext:value-type="float">
            <text:p>4096000000</text:p>
          </table:table-cell>
          <table:table-cell table:formula="of:=[.CO28]^2" office:value-type="float" office:value="2560000" calcext:value-type="float">
            <text:p>2560000</text:p>
          </table:table-cell>
          <table:table-cell table:formula="of:=[.CP28]/[.CS28]" office:value-type="float" office:value="0.00279877954101563" calcext:value-type="float">
            <text:p>0.00279877954101563</text:p>
          </table:table-cell>
          <table:table-cell table:formula="of:=[.CQ28]/[.CS28]" office:value-type="float" office:value="0.0027974267578125" calcext:value-type="float">
            <text:p>0.0027974267578125</text:p>
          </table:table-cell>
          <table:table-cell table:formula="of:=[.CR28]/[.CS28]" office:value-type="float" office:value="0.00283937329101563" calcext:value-type="float">
            <text:p>0.00283937329101563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formula="of:=[.CZ28]^3" office:value-type="float" office:value="4096000000" calcext:value-type="float">
            <text:p>4096000000</text:p>
          </table:table-cell>
          <table:table-cell office:value-type="float" office:value="6544265397" calcext:value-type="float">
            <text:p>6544265397</text:p>
          </table:table-cell>
          <table:table-cell office:value-type="float" office:value="19101735903" calcext:value-type="float">
            <text:p>19101735903</text:p>
          </table:table-cell>
          <table:table-cell office:value-type="float" office:value="6976837854" calcext:value-type="float">
            <text:p>6976837854</text:p>
          </table:table-cell>
          <table:table-cell office:value-type="float" office:value="8355097539" calcext:value-type="float">
            <text:p>8355097539</text:p>
          </table:table-cell>
          <table:table-cell office:value-type="float" office:value="7097092818" calcext:value-type="float">
            <text:p>7097092818</text:p>
          </table:table-cell>
          <table:table-cell table:formula="of:=[.CZ28]^2" office:value-type="float" office:value="2560000" calcext:value-type="float">
            <text:p>2560000</text:p>
          </table:table-cell>
          <table:table-cell table:formula="of:=[.DD28]/[.DA28]" office:value-type="float" office:value="1.70332955419922" calcext:value-type="float">
            <text:p>1.70332955419922</text:p>
          </table:table-cell>
          <table:table-cell table:formula="of:=[.DE28]/[.DA28]" office:value-type="float" office:value="2.03981873510742" calcext:value-type="float">
            <text:p>2.03981873510742</text:p>
          </table:table-cell>
          <table:table-cell table:formula="of:=[.DF28]/[.DA28]" office:value-type="float" office:value="1.73268867626953" calcext:value-type="float">
            <text:p>1.73268867626953</text:p>
          </table:table-cell>
          <table:table-cell table:formula="of:=[.DB28]/[.DA28]" office:value-type="float" office:value="1.59772104418945" calcext:value-type="float">
            <text:p>1.59772104418945</text:p>
          </table:table-cell>
          <table:table-cell table:formula="of:=[.DC28]/[.DA28]" office:value-type="float" office:value="4.66350974194336" calcext:value-type="float">
            <text:p>4.663509741943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777216" calcext:value-type="float">
            <text:p>16777216</text:p>
          </table:table-cell>
          <table:table-cell table:style-name="ce1" office:value-type="float" office:value="37820000000" calcext:value-type="float">
            <text:p>3.782E+10</text:p>
          </table:table-cell>
          <table:table-cell table:style-name="ce1" office:value-type="float" office:value="9455000000" calcext:value-type="float">
            <text:p>9.455E+09</text:p>
          </table:table-cell>
          <table:table-cell table:number-columns-repeated="11"/>
          <table:table-cell office:value-type="float" office:value="1358" calcext:value-type="float">
            <text:p>1358</text:p>
          </table:table-cell>
          <table:table-cell office:value-type="float" office:value="6095418672" calcext:value-type="float">
            <text:p>6095418672</text:p>
          </table:table-cell>
          <table:table-cell office:value-type="float" office:value="2843949688" calcext:value-type="float">
            <text:p>2843949688</text:p>
          </table:table-cell>
          <table:table-cell office:value-type="float" office:value="7202828932" calcext:value-type="float">
            <text:p>7202828932</text:p>
          </table:table-cell>
          <table:table-cell table:formula="of:=[.P29]^3" office:value-type="float" office:value="2504374712" calcext:value-type="float">
            <text:p>2504374712</text:p>
          </table:table-cell>
          <table:table-cell table:formula="of:=[.Q29]/[.T29]" office:value-type="float" office:value="2.43390840946968" calcext:value-type="float">
            <text:p>2.43390840946968</text:p>
          </table:table-cell>
          <table:table-cell table:formula="of:=[.R29]/[.T29]" office:value-type="float" office:value="1.13559271876245" calcext:value-type="float">
            <text:p>1.13559271876245</text:p>
          </table:table-cell>
          <table:table-cell table:formula="of:=[.S29]/[.T29]" office:value-type="float" office:value="2.87609873134672" calcext:value-type="float">
            <text:p>2.87609873134672</text:p>
          </table:table-cell>
          <table:table-cell table:formula="of:=[.P29]^2" office:value-type="float" office:value="1844164" calcext:value-type="float">
            <text:p>1844164</text:p>
          </table:table-cell>
          <table:table-cell table:number-columns-repeated="10"/>
          <table:table-cell office:value-type="float" office:value="560" calcext:value-type="float">
            <text:p>560</text:p>
          </table:table-cell>
          <table:table-cell table:formula="of:=[.AI29]^2" office:value-type="float" office:value="313600" calcext:value-type="float">
            <text:p>313600</text:p>
          </table:table-cell>
          <table:table-cell office:value-type="float" office:value="301206636" calcext:value-type="float">
            <text:p>301206636</text:p>
          </table:table-cell>
          <table:table-cell office:value-type="float" office:value="156141732" calcext:value-type="float">
            <text:p>156141732</text:p>
          </table:table-cell>
          <table:table-cell office:value-type="float" office:value="415081656" calcext:value-type="float">
            <text:p>415081656</text:p>
          </table:table-cell>
          <table:table-cell table:number-columns-repeated="2"/>
          <table:table-cell office:value-type="float" office:value="1750" calcext:value-type="float">
            <text:p>1750</text:p>
          </table:table-cell>
          <table:table-cell office:value-type="float" office:value="15216205116" calcext:value-type="float">
            <text:p>15216205116</text:p>
          </table:table-cell>
          <table:table-cell office:value-type="float" office:value="6592843702" calcext:value-type="float">
            <text:p>6592843702</text:p>
          </table:table-cell>
          <table:table-cell office:value-type="float" office:value="22192258570" calcext:value-type="float">
            <text:p>22192258570</text:p>
          </table:table-cell>
          <table:table-cell table:formula="of:=[.AP29]^3" office:value-type="float" office:value="5359375000" calcext:value-type="float">
            <text:p>5359375000</text:p>
          </table:table-cell>
          <table:table-cell table:formula="of:=[.AP29]^2" office:value-type="float" office:value="3062500" calcext:value-type="float">
            <text:p>3062500</text:p>
          </table:table-cell>
          <table:table-cell table:formula="of:=[.AQ29]/[.AT29]" office:value-type="float" office:value="2.83917529861224" calcext:value-type="float">
            <text:p>2.83917529861224</text:p>
          </table:table-cell>
          <table:table-cell table:formula="of:=[.AR29]/[.AT29]" office:value-type="float" office:value="1.23015159454227" calcext:value-type="float">
            <text:p>1.23015159454227</text:p>
          </table:table-cell>
          <table:table-cell table:formula="of:=[.AS29]/[.AT29]" office:value-type="float" office:value="4.14082958740525" calcext:value-type="float">
            <text:p>4.14082958740525</text:p>
          </table:table-cell>
          <table:table-cell table:number-columns-repeated="12"/>
          <table:table-cell office:value-type="float" office:value="424" calcext:value-type="float">
            <text:p>424</text:p>
          </table:table-cell>
          <table:table-cell office:value-type="float" office:value="2850675" calcext:value-type="float">
            <text:p>2850675</text:p>
          </table:table-cell>
          <table:table-cell office:value-type="float" office:value="2779257" calcext:value-type="float">
            <text:p>2779257</text:p>
          </table:table-cell>
          <table:table-cell office:value-type="float" office:value="2779491" calcext:value-type="float">
            <text:p>2779491</text:p>
          </table:table-cell>
          <table:table-cell table:formula="of:=[.BK29]^3" office:value-type="float" office:value="76225024" calcext:value-type="float">
            <text:p>76225024</text:p>
          </table:table-cell>
          <table:table-cell table:formula="of:=[.BK29]^2" office:value-type="float" office:value="179776" calcext:value-type="float">
            <text:p>179776</text:p>
          </table:table-cell>
          <table:table-cell table:formula="of:=[.BL29]/[.BO29]" office:value-type="float" office:value="0.0373981515571579" calcext:value-type="float">
            <text:p>0.0373981515571579</text:p>
          </table:table-cell>
          <table:table-cell table:formula="of:=[.BM29]/[.BO29]" office:value-type="float" office:value="0.0364612151516017" calcext:value-type="float">
            <text:p>0.0364612151516017</text:p>
          </table:table-cell>
          <table:table-cell table:formula="of:=[.BN29]/[.BO29]" office:value-type="float" office:value="0.0364642850096052" calcext:value-type="float">
            <text:p>0.0364642850096052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756066" calcext:value-type="float">
            <text:p>756066</text:p>
          </table:table-cell>
          <table:table-cell office:value-type="float" office:value="1088361" calcext:value-type="float">
            <text:p>1088361</text:p>
          </table:table-cell>
          <table:table-cell office:value-type="float" office:value="755736" calcext:value-type="float">
            <text:p>755736</text:p>
          </table:table-cell>
          <table:table-cell table:formula="of:=[.BU29]^3" office:value-type="float" office:value="80621568" calcext:value-type="float">
            <text:p>80621568</text:p>
          </table:table-cell>
          <table:table-cell table:formula="of:=[.BU29]^2" office:value-type="float" office:value="186624" calcext:value-type="float">
            <text:p>186624</text:p>
          </table:table-cell>
          <table:table-cell table:formula="of:=[.BV29]/[.BY29]" office:value-type="float" office:value="0.00937796198654931" calcext:value-type="float">
            <text:p>0.00937796198654931</text:p>
          </table:table-cell>
          <table:table-cell table:formula="of:=[.BW29]/[.BY29]" office:value-type="float" office:value="0.0134996258073274" calcext:value-type="float">
            <text:p>0.0134996258073274</text:p>
          </table:table-cell>
          <table:table-cell table:formula="of:=[.BX29]/[.BY29]" office:value-type="float" office:value="0.00937386878905655" calcext:value-type="float">
            <text:p>0.00937386878905655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1582989" calcext:value-type="float">
            <text:p>1582989</text:p>
          </table:table-cell>
          <table:table-cell office:value-type="float" office:value="1511616" calcext:value-type="float">
            <text:p>1511616</text:p>
          </table:table-cell>
          <table:table-cell office:value-type="float" office:value="1505952" calcext:value-type="float">
            <text:p>1505952</text:p>
          </table:table-cell>
          <table:table-cell table:formula="of:=[.CE29]^3" office:value-type="float" office:value="575930368" calcext:value-type="float">
            <text:p>575930368</text:p>
          </table:table-cell>
          <table:table-cell table:formula="of:=[.CE29]^2" office:value-type="float" office:value="692224" calcext:value-type="float">
            <text:p>692224</text:p>
          </table:table-cell>
          <table:table-cell table:formula="of:=[.CF29]/[.CI29]" office:value-type="float" office:value="0.00274857706409397" calcext:value-type="float">
            <text:p>0.00274857706409397</text:p>
          </table:table-cell>
          <table:table-cell table:formula="of:=[.CG29]/[.CI29]" office:value-type="float" office:value="0.00262465062443104" calcext:value-type="float">
            <text:p>0.00262465062443104</text:p>
          </table:table-cell>
          <table:table-cell table:formula="of:=[.CH29]/[.CI29]" office:value-type="float" office:value="0.00261481610221325" calcext:value-type="float">
            <text:p>0.00261481610221325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float" office:value="12829323" calcext:value-type="float">
            <text:p>12829323</text:p>
          </table:table-cell>
          <table:table-cell office:value-type="float" office:value="12821523" calcext:value-type="float">
            <text:p>12821523</text:p>
          </table:table-cell>
          <table:table-cell office:value-type="float" office:value="12824457" calcext:value-type="float">
            <text:p>12824457</text:p>
          </table:table-cell>
          <table:table-cell table:formula="of:=[.CO29]^3" office:value-type="float" office:value="4607442944" calcext:value-type="float">
            <text:p>4607442944</text:p>
          </table:table-cell>
          <table:table-cell table:formula="of:=[.CO29]^2" office:value-type="float" office:value="2768896" calcext:value-type="float">
            <text:p>2768896</text:p>
          </table:table-cell>
          <table:table-cell table:formula="of:=[.CP29]/[.CS29]" office:value-type="float" office:value="0.00278447788847974" calcext:value-type="float">
            <text:p>0.00278447788847974</text:p>
          </table:table-cell>
          <table:table-cell table:formula="of:=[.CQ29]/[.CS29]" office:value-type="float" office:value="0.00278278497549204" calcext:value-type="float">
            <text:p>0.00278278497549204</text:p>
          </table:table-cell>
          <table:table-cell table:formula="of:=[.CR29]/[.CS29]" office:value-type="float" office:value="0.00278342177122357" calcext:value-type="float">
            <text:p>0.00278342177122357</text:p>
          </table:table-cell>
          <table:table-cell table:number-columns-repeated="2"/>
          <table:table-cell office:value-type="float" office:value="1664" calcext:value-type="float">
            <text:p>1664</text:p>
          </table:table-cell>
          <table:table-cell table:formula="of:=[.CZ29]^3" office:value-type="float" office:value="4607442944" calcext:value-type="float">
            <text:p>4607442944</text:p>
          </table:table-cell>
          <table:table-cell office:value-type="float" office:value="7365577032" calcext:value-type="float">
            <text:p>7365577032</text:p>
          </table:table-cell>
          <table:table-cell office:value-type="float" office:value="22077713025" calcext:value-type="float">
            <text:p>22077713025</text:p>
          </table:table-cell>
          <table:table-cell office:value-type="float" office:value="7815380700" calcext:value-type="float">
            <text:p>7815380700</text:p>
          </table:table-cell>
          <table:table-cell office:value-type="float" office:value="9478578471" calcext:value-type="float">
            <text:p>9478578471</text:p>
          </table:table-cell>
          <table:table-cell office:value-type="float" office:value="8562608421" calcext:value-type="float">
            <text:p>8562608421</text:p>
          </table:table-cell>
          <table:table-cell table:formula="of:=[.CZ29]^2" office:value-type="float" office:value="2768896" calcext:value-type="float">
            <text:p>2768896</text:p>
          </table:table-cell>
          <table:table-cell table:formula="of:=[.DD29]/[.DA29]" office:value-type="float" office:value="1.69625121677904" calcext:value-type="float">
            <text:p>1.69625121677904</text:p>
          </table:table-cell>
          <table:table-cell table:formula="of:=[.DE29]/[.DA29]" office:value-type="float" office:value="2.05723187160535" calcext:value-type="float">
            <text:p>2.05723187160535</text:p>
          </table:table-cell>
          <table:table-cell table:formula="of:=[.DF29]/[.DA29]" office:value-type="float" office:value="1.85842961596531" calcext:value-type="float">
            <text:p>1.85842961596531</text:p>
          </table:table-cell>
          <table:table-cell table:formula="of:=[.DB29]/[.DA29]" office:value-type="float" office:value="1.59862577171829" calcext:value-type="float">
            <text:p>1.59862577171829</text:p>
          </table:table-cell>
          <table:table-cell table:formula="of:=[.DC29]/[.DA29]" office:value-type="float" office:value="4.7917496306168" calcext:value-type="float">
            <text:p>4.791749630616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108864" calcext:value-type="float">
            <text:p>67108864</text:p>
          </table:table-cell>
          <table:table-cell table:style-name="ce1" office:value-type="float" office:value="33790000000" calcext:value-type="float">
            <text:p>3.379E+10</text:p>
          </table:table-cell>
          <table:table-cell table:style-name="ce1" office:value-type="float" office:value="8448000000" calcext:value-type="float">
            <text:p>8.448E+09</text:p>
          </table:table-cell>
          <table:table-cell table:number-columns-repeated="11"/>
          <table:table-cell office:value-type="float" office:value="1464" calcext:value-type="float">
            <text:p>1464</text:p>
          </table:table-cell>
          <table:table-cell office:value-type="float" office:value="7041577664" calcext:value-type="float">
            <text:p>7041577664</text:p>
          </table:table-cell>
          <table:table-cell office:value-type="float" office:value="3580735820" calcext:value-type="float">
            <text:p>3580735820</text:p>
          </table:table-cell>
          <table:table-cell office:value-type="float" office:value="8018243896" calcext:value-type="float">
            <text:p>8018243896</text:p>
          </table:table-cell>
          <table:table-cell table:formula="of:=[.P30]^3" office:value-type="float" office:value="3137785344" calcext:value-type="float">
            <text:p>3137785344</text:p>
          </table:table-cell>
          <table:table-cell table:formula="of:=[.Q30]/[.T30]" office:value-type="float" office:value="2.24412344759808" calcext:value-type="float">
            <text:p>2.24412344759808</text:p>
          </table:table-cell>
          <table:table-cell table:formula="of:=[.R30]/[.T30]" office:value-type="float" office:value="1.14116659600281" calcext:value-type="float">
            <text:p>1.14116659600281</text:p>
          </table:table-cell>
          <table:table-cell table:formula="of:=[.S30]/[.T30]" office:value-type="float" office:value="2.55538318175024" calcext:value-type="float">
            <text:p>2.55538318175024</text:p>
          </table:table-cell>
          <table:table-cell table:formula="of:=[.P30]^2" office:value-type="float" office:value="2143296" calcext:value-type="float">
            <text:p>2143296</text:p>
          </table:table-cell>
          <table:table-cell table:number-columns-repeated="10"/>
          <table:table-cell office:value-type="float" office:value="604" calcext:value-type="float">
            <text:p>604</text:p>
          </table:table-cell>
          <table:table-cell table:formula="of:=[.AI30]^2" office:value-type="float" office:value="364816" calcext:value-type="float">
            <text:p>364816</text:p>
          </table:table-cell>
          <table:table-cell office:value-type="float" office:value="368788880" calcext:value-type="float">
            <text:p>368788880</text:p>
          </table:table-cell>
          <table:table-cell office:value-type="float" office:value="195448636" calcext:value-type="float">
            <text:p>195448636</text:p>
          </table:table-cell>
          <table:table-cell office:value-type="float" office:value="411474210" calcext:value-type="float">
            <text:p>411474210</text:p>
          </table:table-cell>
          <table:table-cell table:number-columns-repeated="2"/>
          <table:table-cell office:value-type="float" office:value="1806" calcext:value-type="float">
            <text:p>1806</text:p>
          </table:table-cell>
          <table:table-cell office:value-type="float" office:value="16757180702" calcext:value-type="float">
            <text:p>16757180702</text:p>
          </table:table-cell>
          <table:table-cell office:value-type="float" office:value="7370988296" calcext:value-type="float">
            <text:p>7370988296</text:p>
          </table:table-cell>
          <table:table-cell office:value-type="float" office:value="23065305254" calcext:value-type="float">
            <text:p>23065305254</text:p>
          </table:table-cell>
          <table:table-cell table:formula="of:=[.AP30]^3" office:value-type="float" office:value="5890514616" calcext:value-type="float">
            <text:p>5890514616</text:p>
          </table:table-cell>
          <table:table-cell table:formula="of:=[.AP30]^2" office:value-type="float" office:value="3261636" calcext:value-type="float">
            <text:p>3261636</text:p>
          </table:table-cell>
          <table:table-cell table:formula="of:=[.AQ30]/[.AT30]" office:value-type="float" office:value="2.8447736393835" calcext:value-type="float">
            <text:p>2.8447736393835</text:p>
          </table:table-cell>
          <table:table-cell table:formula="of:=[.AR30]/[.AT30]" office:value-type="float" office:value="1.25133180655875" calcext:value-type="float">
            <text:p>1.25133180655875</text:p>
          </table:table-cell>
          <table:table-cell table:formula="of:=[.AS30]/[.AT30]" office:value-type="float" office:value="3.91566896232619" calcext:value-type="float">
            <text:p>3.91566896232619</text:p>
          </table:table-cell>
          <table:table-cell table:number-columns-repeated="12"/>
          <table:table-cell office:value-type="float" office:value="440" calcext:value-type="float">
            <text:p>440</text:p>
          </table:table-cell>
          <table:table-cell office:value-type="float" office:value="2956995" calcext:value-type="float">
            <text:p>2956995</text:p>
          </table:table-cell>
          <table:table-cell office:value-type="float" office:value="2880759" calcext:value-type="float">
            <text:p>2880759</text:p>
          </table:table-cell>
          <table:table-cell office:value-type="float" office:value="2884623" calcext:value-type="float">
            <text:p>2884623</text:p>
          </table:table-cell>
          <table:table-cell table:formula="of:=[.BK30]^3" office:value-type="float" office:value="85184000" calcext:value-type="float">
            <text:p>85184000</text:p>
          </table:table-cell>
          <table:table-cell table:formula="of:=[.BK30]^2" office:value-type="float" office:value="193600" calcext:value-type="float">
            <text:p>193600</text:p>
          </table:table-cell>
          <table:table-cell table:formula="of:=[.BL30]/[.BO30]" office:value-type="float" office:value="0.0347130329639369" calcext:value-type="float">
            <text:p>0.0347130329639369</text:p>
          </table:table-cell>
          <table:table-cell table:formula="of:=[.BM30]/[.BO30]" office:value-type="float" office:value="0.0338180761645379" calcext:value-type="float">
            <text:p>0.0338180761645379</text:p>
          </table:table-cell>
          <table:table-cell table:formula="of:=[.BN30]/[.BO30]" office:value-type="float" office:value="0.0338634367956424" calcext:value-type="float">
            <text:p>0.0338634367956424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747780" calcext:value-type="float">
            <text:p>747780</text:p>
          </table:table-cell>
          <table:table-cell office:value-type="float" office:value="1036170" calcext:value-type="float">
            <text:p>1036170</text:p>
          </table:table-cell>
          <table:table-cell office:value-type="float" office:value="699060" calcext:value-type="float">
            <text:p>699060</text:p>
          </table:table-cell>
          <table:table-cell table:formula="of:=[.BU30]^3" office:value-type="float" office:value="89915392" calcext:value-type="float">
            <text:p>89915392</text:p>
          </table:table-cell>
          <table:table-cell table:formula="of:=[.BU30]^2" office:value-type="float" office:value="200704" calcext:value-type="float">
            <text:p>200704</text:p>
          </table:table-cell>
          <table:table-cell table:formula="of:=[.BV30]/[.BY30]" office:value-type="float" office:value="0.00831648490171738" calcext:value-type="float">
            <text:p>0.00831648490171738</text:p>
          </table:table-cell>
          <table:table-cell table:formula="of:=[.BW30]/[.BY30]" office:value-type="float" office:value="0.0115238334277628" calcext:value-type="float">
            <text:p>0.0115238334277628</text:p>
          </table:table-cell>
          <table:table-cell table:formula="of:=[.BX30]/[.BY30]" office:value-type="float" office:value="0.00777464218806943" calcext:value-type="float">
            <text:p>0.00777464218806943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1548717" calcext:value-type="float">
            <text:p>1548717</text:p>
          </table:table-cell>
          <table:table-cell office:value-type="float" office:value="1575981" calcext:value-type="float">
            <text:p>1575981</text:p>
          </table:table-cell>
          <table:table-cell office:value-type="float" office:value="1583985" calcext:value-type="float">
            <text:p>1583985</text:p>
          </table:table-cell>
          <table:table-cell table:formula="of:=[.CE30]^3" office:value-type="float" office:value="644972544" calcext:value-type="float">
            <text:p>644972544</text:p>
          </table:table-cell>
          <table:table-cell table:formula="of:=[.CE30]^2" office:value-type="float" office:value="746496" calcext:value-type="float">
            <text:p>746496</text:p>
          </table:table-cell>
          <table:table-cell table:formula="of:=[.CF30]/[.CI30]" office:value-type="float" office:value="0.00240121384143757" calcext:value-type="float">
            <text:p>0.00240121384143757</text:p>
          </table:table-cell>
          <table:table-cell table:formula="of:=[.CG30]/[.CI30]" office:value-type="float" office:value="0.00244348540827189" calcext:value-type="float">
            <text:p>0.00244348540827189</text:p>
          </table:table-cell>
          <table:table-cell table:formula="of:=[.CH30]/[.CI30]" office:value-type="float" office:value="0.00245589523885221" calcext:value-type="float">
            <text:p>0.00245589523885221</text:p>
          </table:table-cell>
          <table:table-cell/>
          <table:table-cell office:value-type="float" office:value="1728" calcext:value-type="float">
            <text:p>1728</text:p>
          </table:table-cell>
          <table:table-cell office:value-type="float" office:value="12365871" calcext:value-type="float">
            <text:p>12365871</text:p>
          </table:table-cell>
          <table:table-cell office:value-type="float" office:value="12547743" calcext:value-type="float">
            <text:p>12547743</text:p>
          </table:table-cell>
          <table:table-cell office:value-type="float" office:value="12574146" calcext:value-type="float">
            <text:p>12574146</text:p>
          </table:table-cell>
          <table:table-cell table:formula="of:=[.CO30]^3" office:value-type="float" office:value="5159780352" calcext:value-type="float">
            <text:p>5159780352</text:p>
          </table:table-cell>
          <table:table-cell table:formula="of:=[.CO30]^2" office:value-type="float" office:value="2985984" calcext:value-type="float">
            <text:p>2985984</text:p>
          </table:table-cell>
          <table:table-cell table:formula="of:=[.CP30]/[.CS30]" office:value-type="float" office:value="0.00239658864455477" calcext:value-type="float">
            <text:p>0.00239658864455477</text:p>
          </table:table-cell>
          <table:table-cell table:formula="of:=[.CQ30]/[.CS30]" office:value-type="float" office:value="0.00243183665660038" calcext:value-type="float">
            <text:p>0.00243183665660038</text:p>
          </table:table-cell>
          <table:table-cell table:formula="of:=[.CR30]/[.CS30]" office:value-type="float" office:value="0.00243695373488643" calcext:value-type="float">
            <text:p>0.00243695373488643</text:p>
          </table:table-cell>
          <table:table-cell table:number-columns-repeated="2"/>
          <table:table-cell office:value-type="float" office:value="1728" calcext:value-type="float">
            <text:p>1728</text:p>
          </table:table-cell>
          <table:table-cell table:formula="of:=[.CZ30]^3" office:value-type="float" office:value="5159780352" calcext:value-type="float">
            <text:p>5159780352</text:p>
          </table:table-cell>
          <table:table-cell office:value-type="float" office:value="8287198989" calcext:value-type="float">
            <text:p>8287198989</text:p>
          </table:table-cell>
          <table:table-cell office:value-type="float" office:value="24584621925" calcext:value-type="float">
            <text:p>24584621925</text:p>
          </table:table-cell>
          <table:table-cell office:value-type="float" office:value="8817509199" calcext:value-type="float">
            <text:p>8817509199</text:p>
          </table:table-cell>
          <table:table-cell office:value-type="float" office:value="10502892795" calcext:value-type="float">
            <text:p>10502892795</text:p>
          </table:table-cell>
          <table:table-cell office:value-type="float" office:value="8957518395" calcext:value-type="float">
            <text:p>8957518395</text:p>
          </table:table-cell>
          <table:table-cell table:formula="of:=[.CZ30]^2" office:value-type="float" office:value="2985984" calcext:value-type="float">
            <text:p>2985984</text:p>
          </table:table-cell>
          <table:table-cell table:formula="of:=[.DD30]/[.DA30]" office:value-type="float" office:value="1.70889235538529" calcext:value-type="float">
            <text:p>1.70889235538529</text:p>
          </table:table-cell>
          <table:table-cell table:formula="of:=[.DE30]/[.DA30]" office:value-type="float" office:value="2.03553098746324" calcext:value-type="float">
            <text:p>2.03553098746324</text:p>
          </table:table-cell>
          <table:table-cell table:formula="of:=[.DF30]/[.DA30]" office:value-type="float" office:value="1.73602707555719" calcext:value-type="float">
            <text:p>1.73602707555719</text:p>
          </table:table-cell>
          <table:table-cell table:formula="of:=[.DB30]/[.DA30]" office:value-type="float" office:value="1.6061146838911" calcext:value-type="float">
            <text:p>1.6061146838911</text:p>
          </table:table-cell>
          <table:table-cell table:formula="of:=[.DC30]/[.DA30]" office:value-type="float" office:value="4.76466443294833" calcext:value-type="float">
            <text:p>4.764664432948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11"/>
          <table:table-cell office:value-type="float" office:value="1574" calcext:value-type="float">
            <text:p>1574</text:p>
          </table:table-cell>
          <table:table-cell office:value-type="float" office:value="11083666712" calcext:value-type="float">
            <text:p>11083666712</text:p>
          </table:table-cell>
          <table:table-cell office:value-type="float" office:value="4521275616" calcext:value-type="float">
            <text:p>4521275616</text:p>
          </table:table-cell>
          <table:table-cell office:value-type="float" office:value="16093723674" calcext:value-type="float">
            <text:p>16093723674</text:p>
          </table:table-cell>
          <table:table-cell table:formula="of:=[.P31]^3" office:value-type="float" office:value="3899547224" calcext:value-type="float">
            <text:p>3899547224</text:p>
          </table:table-cell>
          <table:table-cell table:formula="of:=[.Q31]/[.T31]" office:value-type="float" office:value="2.84229580392947" calcext:value-type="float">
            <text:p>2.84229580392947</text:p>
          </table:table-cell>
          <table:table-cell table:formula="of:=[.R31]/[.T31]" office:value-type="float" office:value="1.1594360463629" calcext:value-type="float">
            <text:p>1.1594360463629</text:p>
          </table:table-cell>
          <table:table-cell table:formula="of:=[.S31]/[.T31]" office:value-type="float" office:value="4.12707495243299" calcext:value-type="float">
            <text:p>4.12707495243299</text:p>
          </table:table-cell>
          <table:table-cell table:formula="of:=[.P31]^2" office:value-type="float" office:value="2477476" calcext:value-type="float">
            <text:p>2477476</text:p>
          </table:table-cell>
          <table:table-cell table:number-columns-repeated="10"/>
          <table:table-cell office:value-type="float" office:value="650" calcext:value-type="float">
            <text:p>650</text:p>
          </table:table-cell>
          <table:table-cell table:formula="of:=[.AI31]^2" office:value-type="float" office:value="422500" calcext:value-type="float">
            <text:p>422500</text:p>
          </table:table-cell>
          <table:table-cell office:value-type="float" office:value="462269592" calcext:value-type="float">
            <text:p>462269592</text:p>
          </table:table-cell>
          <table:table-cell office:value-type="float" office:value="242867258" calcext:value-type="float">
            <text:p>242867258</text:p>
          </table:table-cell>
          <table:table-cell office:value-type="float" office:value="510328946" calcext:value-type="float">
            <text:p>510328946</text:p>
          </table:table-cell>
          <table:table-cell table:number-columns-repeated="2"/>
          <table:table-cell office:value-type="float" office:value="1864" calcext:value-type="float">
            <text:p>1864</text:p>
          </table:table-cell>
          <table:table-cell office:value-type="float" office:value="16274543156" calcext:value-type="float">
            <text:p>16274543156</text:p>
          </table:table-cell>
          <table:table-cell office:value-type="float" office:value="7980474496" calcext:value-type="float">
            <text:p>7980474496</text:p>
          </table:table-cell>
          <table:table-cell office:value-type="float" office:value="20590308714" calcext:value-type="float">
            <text:p>20590308714</text:p>
          </table:table-cell>
          <table:table-cell table:formula="of:=[.AP31]^3" office:value-type="float" office:value="6476460544" calcext:value-type="float">
            <text:p>6476460544</text:p>
          </table:table-cell>
          <table:table-cell table:formula="of:=[.AP31]^2" office:value-type="float" office:value="3474496" calcext:value-type="float">
            <text:p>3474496</text:p>
          </table:table-cell>
          <table:table-cell table:formula="of:=[.AQ31]/[.AT31]" office:value-type="float" office:value="2.51287613742621" calcext:value-type="float">
            <text:p>2.51287613742621</text:p>
          </table:table-cell>
          <table:table-cell table:formula="of:=[.AR31]/[.AT31]" office:value-type="float" office:value="1.23222776419033" calcext:value-type="float">
            <text:p>1.23222776419033</text:p>
          </table:table-cell>
          <table:table-cell table:formula="of:=[.AS31]/[.AT31]" office:value-type="float" office:value="3.17925332426761" calcext:value-type="float">
            <text:p>3.17925332426761</text:p>
          </table:table-cell>
          <table:table-cell table:number-columns-repeated="12"/>
          <table:table-cell office:value-type="float" office:value="456" calcext:value-type="float">
            <text:p>456</text:p>
          </table:table-cell>
          <table:table-cell office:value-type="float" office:value="3996150" calcext:value-type="float">
            <text:p>3996150</text:p>
          </table:table-cell>
          <table:table-cell office:value-type="float" office:value="3871170" calcext:value-type="float">
            <text:p>3871170</text:p>
          </table:table-cell>
          <table:table-cell office:value-type="float" office:value="3866742" calcext:value-type="float">
            <text:p>3866742</text:p>
          </table:table-cell>
          <table:table-cell table:formula="of:=[.BK31]^3" office:value-type="float" office:value="94818816" calcext:value-type="float">
            <text:p>94818816</text:p>
          </table:table-cell>
          <table:table-cell table:formula="of:=[.BK31]^2" office:value-type="float" office:value="207936" calcext:value-type="float">
            <text:p>207936</text:p>
          </table:table-cell>
          <table:table-cell table:formula="of:=[.BL31]/[.BO31]" office:value-type="float" office:value="0.0421451160073545" calcext:value-type="float">
            <text:p>0.0421451160073545</text:p>
          </table:table-cell>
          <table:table-cell table:formula="of:=[.BM31]/[.BO31]" office:value-type="float" office:value="0.0408270231933712" calcext:value-type="float">
            <text:p>0.0408270231933712</text:p>
          </table:table-cell>
          <table:table-cell table:formula="of:=[.BN31]/[.BO31]" office:value-type="float" office:value="0.040780323601594" calcext:value-type="float">
            <text:p>0.040780323601594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769203" calcext:value-type="float">
            <text:p>769203</text:p>
          </table:table-cell>
          <table:table-cell office:value-type="float" office:value="1070256" calcext:value-type="float">
            <text:p>1070256</text:p>
          </table:table-cell>
          <table:table-cell office:value-type="float" office:value="723018" calcext:value-type="float">
            <text:p>723018</text:p>
          </table:table-cell>
          <table:table-cell table:formula="of:=[.BU31]^3" office:value-type="float" office:value="99897344" calcext:value-type="float">
            <text:p>99897344</text:p>
          </table:table-cell>
          <table:table-cell table:formula="of:=[.BU31]^2" office:value-type="float" office:value="215296" calcext:value-type="float">
            <text:p>215296</text:p>
          </table:table-cell>
          <table:table-cell table:formula="of:=[.BV31]/[.BY31]" office:value-type="float" office:value="0.00769993444470356" calcext:value-type="float">
            <text:p>0.00769993444470356</text:p>
          </table:table-cell>
          <table:table-cell table:formula="of:=[.BW31]/[.BY31]" office:value-type="float" office:value="0.0107135581102136" calcext:value-type="float">
            <text:p>0.0107135581102136</text:p>
          </table:table-cell>
          <table:table-cell table:formula="of:=[.BX31]/[.BY31]" office:value-type="float" office:value="0.00723760984075813" calcext:value-type="float">
            <text:p>0.00723760984075813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1733286" calcext:value-type="float">
            <text:p>1733286</text:p>
          </table:table-cell>
          <table:table-cell office:value-type="float" office:value="1752315" calcext:value-type="float">
            <text:p>1752315</text:p>
          </table:table-cell>
          <table:table-cell office:value-type="float" office:value="1634133" calcext:value-type="float">
            <text:p>1634133</text:p>
          </table:table-cell>
          <table:table-cell table:formula="of:=[.CE31]^3" office:value-type="float" office:value="719323136" calcext:value-type="float">
            <text:p>719323136</text:p>
          </table:table-cell>
          <table:table-cell table:formula="of:=[.CE31]^2" office:value-type="float" office:value="802816" calcext:value-type="float">
            <text:p>802816</text:p>
          </table:table-cell>
          <table:table-cell table:formula="of:=[.CF31]/[.CI31]" office:value-type="float" office:value="0.00240960691135062" calcext:value-type="float">
            <text:p>0.00240960691135062</text:p>
          </table:table-cell>
          <table:table-cell table:formula="of:=[.CG31]/[.CI31]" office:value-type="float" office:value="0.00243606094716242" calcext:value-type="float">
            <text:p>0.00243606094716242</text:p>
          </table:table-cell>
          <table:table-cell table:formula="of:=[.CH31]/[.CI31]" office:value-type="float" office:value="0.00227176482753921" calcext:value-type="float">
            <text:p>0.00227176482753921</text:p>
          </table:table-cell>
          <table:table-cell/>
          <table:table-cell office:value-type="float" office:value="1792" calcext:value-type="float">
            <text:p>1792</text:p>
          </table:table-cell>
          <table:table-cell office:value-type="float" office:value="14201121" calcext:value-type="float">
            <text:p>14201121</text:p>
          </table:table-cell>
          <table:table-cell office:value-type="float" office:value="14192136" calcext:value-type="float">
            <text:p>14192136</text:p>
          </table:table-cell>
          <table:table-cell office:value-type="float" office:value="14099853" calcext:value-type="float">
            <text:p>14099853</text:p>
          </table:table-cell>
          <table:table-cell table:formula="of:=[.CO31]^3" office:value-type="float" office:value="5754585088" calcext:value-type="float">
            <text:p>5754585088</text:p>
          </table:table-cell>
          <table:table-cell table:formula="of:=[.CO31]^2" office:value-type="float" office:value="3211264" calcext:value-type="float">
            <text:p>3211264</text:p>
          </table:table-cell>
          <table:table-cell table:formula="of:=[.CP31]/[.CS31]" office:value-type="float" office:value="0.00246779233999225" calcext:value-type="float">
            <text:p>0.00246779233999225</text:p>
          </table:table-cell>
          <table:table-cell table:formula="of:=[.CQ31]/[.CS31]" office:value-type="float" office:value="0.00246623097633829" calcext:value-type="float">
            <text:p>0.00246623097633829</text:p>
          </table:table-cell>
          <table:table-cell table:formula="of:=[.CR31]/[.CS31]" office:value-type="float" office:value="0.00245019454650212" calcext:value-type="float">
            <text:p>0.00245019454650212</text:p>
          </table:table-cell>
          <table:table-cell table:number-columns-repeated="2"/>
          <table:table-cell office:value-type="float" office:value="1792" calcext:value-type="float">
            <text:p>1792</text:p>
          </table:table-cell>
          <table:table-cell table:formula="of:=[.CZ31]^3" office:value-type="float" office:value="5754585088" calcext:value-type="float">
            <text:p>5754585088</text:p>
          </table:table-cell>
          <table:table-cell office:value-type="float" office:value="9794798835" calcext:value-type="float">
            <text:p>9794798835</text:p>
          </table:table-cell>
          <table:table-cell office:value-type="float" office:value="28754546397" calcext:value-type="float">
            <text:p>28754546397</text:p>
          </table:table-cell>
          <table:table-cell office:value-type="float" office:value="9821689986" calcext:value-type="float">
            <text:p>9821689986</text:p>
          </table:table-cell>
          <table:table-cell office:value-type="float" office:value="11810403456" calcext:value-type="float">
            <text:p>11810403456</text:p>
          </table:table-cell>
          <table:table-cell office:value-type="float" office:value="10786967232" calcext:value-type="float">
            <text:p>10786967232</text:p>
          </table:table-cell>
          <table:table-cell table:formula="of:=[.CZ31]^2" office:value-type="float" office:value="3211264" calcext:value-type="float">
            <text:p>3211264</text:p>
          </table:table-cell>
          <table:table-cell table:formula="of:=[.DD31]/[.DA31]" office:value-type="float" office:value="1.70675901664589" calcext:value-type="float">
            <text:p>1.70675901664589</text:p>
          </table:table-cell>
          <table:table-cell table:formula="of:=[.DE31]/[.DA31]" office:value-type="float" office:value="2.05234665495314" calcext:value-type="float">
            <text:p>2.05234665495314</text:p>
          </table:table-cell>
          <table:table-cell table:formula="of:=[.DF31]/[.DA31]" office:value-type="float" office:value="1.87449956287796" calcext:value-type="float">
            <text:p>1.87449956287796</text:p>
          </table:table-cell>
          <table:table-cell table:formula="of:=[.DB31]/[.DA31]" office:value-type="float" office:value="1.70208602101045" calcext:value-type="float">
            <text:p>1.70208602101045</text:p>
          </table:table-cell>
          <table:table-cell table:formula="of:=[.DC31]/[.DA31]" office:value-type="float" office:value="4.99680619145969" calcext:value-type="float">
            <text:p>4.9968061914596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table:style-name="ce1" office:value-type="float" office:value="250300000000" calcext:value-type="float">
            <text:p>2.503E+11</text:p>
          </table:table-cell>
          <table:table-cell table:style-name="ce1" office:value-type="float" office:value="31280000000" calcext:value-type="float">
            <text:p>3.128E+10</text:p>
          </table:table-cell>
          <table:table-cell table:number-columns-repeated="11"/>
          <table:table-cell office:value-type="float" office:value="1688" calcext:value-type="float">
            <text:p>1688</text:p>
          </table:table-cell>
          <table:table-cell office:value-type="float" office:value="11518722458" calcext:value-type="float">
            <text:p>11518722458</text:p>
          </table:table-cell>
          <table:table-cell office:value-type="float" office:value="5732907328" calcext:value-type="float">
            <text:p>5732907328</text:p>
          </table:table-cell>
          <table:table-cell office:value-type="float" office:value="14001053408" calcext:value-type="float">
            <text:p>14001053408</text:p>
          </table:table-cell>
          <table:table-cell table:formula="of:=[.P32]^3" office:value-type="float" office:value="4809692672" calcext:value-type="float">
            <text:p>4809692672</text:p>
          </table:table-cell>
          <table:table-cell table:formula="of:=[.Q32]/[.T32]" office:value-type="float" office:value="2.39489781229831" calcext:value-type="float">
            <text:p>2.39489781229831</text:p>
          </table:table-cell>
          <table:table-cell table:formula="of:=[.R32]/[.T32]" office:value-type="float" office:value="1.19194878320907" calcext:value-type="float">
            <text:p>1.19194878320907</text:p>
          </table:table-cell>
          <table:table-cell table:formula="of:=[.S32]/[.T32]" office:value-type="float" office:value="2.91100790898933" calcext:value-type="float">
            <text:p>2.91100790898933</text:p>
          </table:table-cell>
          <table:table-cell table:formula="of:=[.P32]^2" office:value-type="float" office:value="2849344" calcext:value-type="float">
            <text:p>2849344</text:p>
          </table:table-cell>
          <table:table-cell table:number-columns-repeated="10"/>
          <table:table-cell office:value-type="float" office:value="698" calcext:value-type="float">
            <text:p>698</text:p>
          </table:table-cell>
          <table:table-cell table:formula="of:=[.AI32]^2" office:value-type="float" office:value="487204" calcext:value-type="float">
            <text:p>487204</text:p>
          </table:table-cell>
          <table:table-cell office:value-type="float" office:value="573700928" calcext:value-type="float">
            <text:p>573700928</text:p>
          </table:table-cell>
          <table:table-cell office:value-type="float" office:value="301343824" calcext:value-type="float">
            <text:p>301343824</text:p>
          </table:table-cell>
          <table:table-cell office:value-type="float" office:value="641873730" calcext:value-type="float">
            <text:p>641873730</text:p>
          </table:table-cell>
          <table:table-cell table:number-columns-repeated="2"/>
          <table:table-cell office:value-type="float" office:value="1924" calcext:value-type="float">
            <text:p>1924</text:p>
          </table:table-cell>
          <table:table-cell office:value-type="float" office:value="17895212404" calcext:value-type="float">
            <text:p>17895212404</text:p>
          </table:table-cell>
          <table:table-cell office:value-type="float" office:value="8882417342" calcext:value-type="float">
            <text:p>8882417342</text:p>
          </table:table-cell>
          <table:table-cell office:value-type="float" office:value="23562429104" calcext:value-type="float">
            <text:p>23562429104</text:p>
          </table:table-cell>
          <table:table-cell table:formula="of:=[.AP32]^3" office:value-type="float" office:value="7122217024" calcext:value-type="float">
            <text:p>7122217024</text:p>
          </table:table-cell>
          <table:table-cell table:formula="of:=[.AP32]^2" office:value-type="float" office:value="3701776" calcext:value-type="float">
            <text:p>3701776</text:p>
          </table:table-cell>
          <table:table-cell table:formula="of:=[.AQ32]/[.AT32]" office:value-type="float" office:value="2.51259015889264" calcext:value-type="float">
            <text:p>2.51259015889264</text:p>
          </table:table-cell>
          <table:table-cell table:formula="of:=[.AR32]/[.AT32]" office:value-type="float" office:value="1.24714219070671" calcext:value-type="float">
            <text:p>1.24714219070671</text:p>
          </table:table-cell>
          <table:table-cell table:formula="of:=[.AS32]/[.AT32]" office:value-type="float" office:value="3.30829979269107" calcext:value-type="float">
            <text:p>3.30829979269107</text:p>
          </table:table-cell>
          <table:table-cell table:number-columns-repeated="12"/>
          <table:table-cell office:value-type="float" office:value="472" calcext:value-type="float">
            <text:p>472</text:p>
          </table:table-cell>
          <table:table-cell office:value-type="float" office:value="4131741" calcext:value-type="float">
            <text:p>4131741</text:p>
          </table:table-cell>
          <table:table-cell office:value-type="float" office:value="3997335" calcext:value-type="float">
            <text:p>3997335</text:p>
          </table:table-cell>
          <table:table-cell office:value-type="float" office:value="4261818" calcext:value-type="float">
            <text:p>4261818</text:p>
          </table:table-cell>
          <table:table-cell table:formula="of:=[.BK32]^3" office:value-type="float" office:value="105154048" calcext:value-type="float">
            <text:p>105154048</text:p>
          </table:table-cell>
          <table:table-cell table:formula="of:=[.BK32]^2" office:value-type="float" office:value="222784" calcext:value-type="float">
            <text:p>222784</text:p>
          </table:table-cell>
          <table:table-cell table:formula="of:=[.BL32]/[.BO32]" office:value-type="float" office:value="0.0392922676642938" calcext:value-type="float">
            <text:p>0.0392922676642938</text:p>
          </table:table-cell>
          <table:table-cell table:formula="of:=[.BM32]/[.BO32]" office:value-type="float" office:value="0.038014085772523" calcext:value-type="float">
            <text:p>0.038014085772523</text:p>
          </table:table-cell>
          <table:table-cell table:formula="of:=[.BN32]/[.BO32]" office:value-type="float" office:value="0.0405292813834423" calcext:value-type="float">
            <text:p>0.0405292813834423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791298" calcext:value-type="float">
            <text:p>791298</text:p>
          </table:table-cell>
          <table:table-cell office:value-type="float" office:value="1187769" calcext:value-type="float">
            <text:p>1187769</text:p>
          </table:table-cell>
          <table:table-cell office:value-type="float" office:value="746838" calcext:value-type="float">
            <text:p>746838</text:p>
          </table:table-cell>
          <table:table-cell table:formula="of:=[.BU32]^3" office:value-type="float" office:value="110592000" calcext:value-type="float">
            <text:p>110592000</text:p>
          </table:table-cell>
          <table:table-cell table:formula="of:=[.BU32]^2" office:value-type="float" office:value="230400" calcext:value-type="float">
            <text:p>230400</text:p>
          </table:table-cell>
          <table:table-cell table:formula="of:=[.BV32]/[.BY32]" office:value-type="float" office:value="0.00715511067708333" calcext:value-type="float">
            <text:p>0.00715511067708333</text:p>
          </table:table-cell>
          <table:table-cell table:formula="of:=[.BW32]/[.BY32]" office:value-type="float" office:value="0.0107400987413194" calcext:value-type="float">
            <text:p>0.0107400987413194</text:p>
          </table:table-cell>
          <table:table-cell table:formula="of:=[.BX32]/[.BY32]" office:value-type="float" office:value="0.00675309244791667" calcext:value-type="float">
            <text:p>0.00675309244791667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1675863" calcext:value-type="float">
            <text:p>1675863</text:p>
          </table:table-cell>
          <table:table-cell office:value-type="float" office:value="1685658" calcext:value-type="float">
            <text:p>1685658</text:p>
          </table:table-cell>
          <table:table-cell office:value-type="float" office:value="1686564" calcext:value-type="float">
            <text:p>1686564</text:p>
          </table:table-cell>
          <table:table-cell table:formula="of:=[.CE32]^3" office:value-type="float" office:value="799178752" calcext:value-type="float">
            <text:p>799178752</text:p>
          </table:table-cell>
          <table:table-cell table:formula="of:=[.CE32]^2" office:value-type="float" office:value="861184" calcext:value-type="float">
            <text:p>861184</text:p>
          </table:table-cell>
          <table:table-cell table:formula="of:=[.CF32]/[.CI32]" office:value-type="float" office:value="0.00209698142725396" calcext:value-type="float">
            <text:p>0.00209698142725396</text:p>
          </table:table-cell>
          <table:table-cell table:formula="of:=[.CG32]/[.CI32]" office:value-type="float" office:value="0.002109237759114" calcext:value-type="float">
            <text:p>0.002109237759114</text:p>
          </table:table-cell>
          <table:table-cell table:formula="of:=[.CH32]/[.CI32]" office:value-type="float" office:value="0.00211037142288788" calcext:value-type="float">
            <text:p>0.00211037142288788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3493676" calcext:value-type="float">
            <text:p>13493676</text:p>
          </table:table-cell>
          <table:table-cell office:value-type="float" office:value="13283640" calcext:value-type="float">
            <text:p>13283640</text:p>
          </table:table-cell>
          <table:table-cell office:value-type="float" office:value="13654860" calcext:value-type="float">
            <text:p>13654860</text:p>
          </table:table-cell>
          <table:table-cell table:formula="of:=[.CO32]^3" office:value-type="float" office:value="6393430016" calcext:value-type="float">
            <text:p>6393430016</text:p>
          </table:table-cell>
          <table:table-cell table:formula="of:=[.CO32]^2" office:value-type="float" office:value="3444736" calcext:value-type="float">
            <text:p>3444736</text:p>
          </table:table-cell>
          <table:table-cell table:formula="of:=[.CP32]/[.CS32]" office:value-type="float" office:value="0.00211055348478534" calcext:value-type="float">
            <text:p>0.00211055348478534</text:p>
          </table:table-cell>
          <table:table-cell table:formula="of:=[.CQ32]/[.CS32]" office:value-type="float" office:value="0.00207770163539083" calcext:value-type="float">
            <text:p>0.00207770163539083</text:p>
          </table:table-cell>
          <table:table-cell table:formula="of:=[.CR32]/[.CS32]" office:value-type="float" office:value="0.00213576436526681" calcext:value-type="float">
            <text:p>0.0021357643652668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table:formula="of:=[.CZ32]^3" office:value-type="float" office:value="6393430016" calcext:value-type="float">
            <text:p>6393430016</text:p>
          </table:table-cell>
          <table:table-cell office:value-type="float" office:value="10144579707" calcext:value-type="float">
            <text:p>10144579707</text:p>
          </table:table-cell>
          <table:table-cell office:value-type="float" office:value="30677571717" calcext:value-type="float">
            <text:p>30677571717</text:p>
          </table:table-cell>
          <table:table-cell office:value-type="float" office:value="10859295645" calcext:value-type="float">
            <text:p>10859295645</text:p>
          </table:table-cell>
          <table:table-cell office:value-type="float" office:value="13026533622" calcext:value-type="float">
            <text:p>13026533622</text:p>
          </table:table-cell>
          <table:table-cell office:value-type="float" office:value="11207087094" calcext:value-type="float">
            <text:p>11207087094</text:p>
          </table:table-cell>
          <table:table-cell table:formula="of:=[.CZ32]^2" office:value-type="float" office:value="3444736" calcext:value-type="float">
            <text:p>3444736</text:p>
          </table:table-cell>
          <table:table-cell table:formula="of:=[.DD32]/[.DA32]" office:value-type="float" office:value="1.69850856548423" calcext:value-type="float">
            <text:p>1.69850856548423</text:p>
          </table:table-cell>
          <table:table-cell table:formula="of:=[.DE32]/[.DA32]" office:value-type="float" office:value="2.0374874815866" calcext:value-type="float">
            <text:p>2.0374874815866</text:p>
          </table:table-cell>
          <table:table-cell table:formula="of:=[.DF32]/[.DA32]" office:value-type="float" office:value="1.75290682246517" calcext:value-type="float">
            <text:p>1.75290682246517</text:p>
          </table:table-cell>
          <table:table-cell table:formula="of:=[.DB32]/[.DA32]" office:value-type="float" office:value="1.58671944192906" calcext:value-type="float">
            <text:p>1.58671944192906</text:p>
          </table:table-cell>
          <table:table-cell table:formula="of:=[.DC32]/[.DA32]" office:value-type="float" office:value="4.79829631985136" calcext:value-type="float">
            <text:p>4.7982963198513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table:style-name="ce1" office:value-type="float" office:value="212800000000" calcext:value-type="float">
            <text:p>2.128E+11</text:p>
          </table:table-cell>
          <table:table-cell table:style-name="ce1" office:value-type="float" office:value="26600000000" calcext:value-type="float">
            <text:p>2.660E+10</text:p>
          </table:table-cell>
          <table:table-cell table:number-columns-repeated="11"/>
          <table:table-cell office:value-type="float" office:value="1806" calcext:value-type="float">
            <text:p>1806</text:p>
          </table:table-cell>
          <table:table-cell office:value-type="float" office:value="16710457766" calcext:value-type="float">
            <text:p>16710457766</text:p>
          </table:table-cell>
          <table:table-cell office:value-type="float" office:value="7331767496" calcext:value-type="float">
            <text:p>7331767496</text:p>
          </table:table-cell>
          <table:table-cell office:value-type="float" office:value="23066595824" calcext:value-type="float">
            <text:p>23066595824</text:p>
          </table:table-cell>
          <table:table-cell table:formula="of:=[.P33]^3" office:value-type="float" office:value="5890514616" calcext:value-type="float">
            <text:p>5890514616</text:p>
          </table:table-cell>
          <table:table-cell table:formula="of:=[.Q33]/[.T33]" office:value-type="float" office:value="2.83684174564486" calcext:value-type="float">
            <text:p>2.83684174564486</text:p>
          </table:table-cell>
          <table:table-cell table:formula="of:=[.R33]/[.T33]" office:value-type="float" office:value="1.24467350884509" calcext:value-type="float">
            <text:p>1.24467350884509</text:p>
          </table:table-cell>
          <table:table-cell table:formula="of:=[.S33]/[.T33]" office:value-type="float" office:value="3.91588805523813" calcext:value-type="float">
            <text:p>3.91588805523813</text:p>
          </table:table-cell>
          <table:table-cell table:formula="of:=[.P33]^2" office:value-type="float" office:value="3261636" calcext:value-type="float">
            <text:p>3261636</text:p>
          </table:table-cell>
          <table:table-cell table:number-columns-repeated="10"/>
          <table:table-cell office:value-type="float" office:value="748" calcext:value-type="float">
            <text:p>748</text:p>
          </table:table-cell>
          <table:table-cell table:formula="of:=[.AI33]^2" office:value-type="float" office:value="559504" calcext:value-type="float">
            <text:p>559504</text:p>
          </table:table-cell>
          <table:table-cell office:value-type="float" office:value="703469550" calcext:value-type="float">
            <text:p>703469550</text:p>
          </table:table-cell>
          <table:table-cell office:value-type="float" office:value="374711942" calcext:value-type="float">
            <text:p>374711942</text:p>
          </table:table-cell>
          <table:table-cell office:value-type="float" office:value="778522482" calcext:value-type="float">
            <text:p>778522482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22773983766" calcext:value-type="float">
            <text:p>22773983766</text:p>
          </table:table-cell>
          <table:table-cell office:value-type="float" office:value="9579515690" calcext:value-type="float">
            <text:p>9579515690</text:p>
          </table:table-cell>
          <table:table-cell office:value-type="float" office:value="34437833296" calcext:value-type="float">
            <text:p>34437833296</text:p>
          </table:table-cell>
          <table:table-cell table:formula="of:=[.AP33]^3" office:value-type="float" office:value="7833173256" calcext:value-type="float">
            <text:p>7833173256</text:p>
          </table:table-cell>
          <table:table-cell table:formula="of:=[.AP33]^2" office:value-type="float" office:value="3944196" calcext:value-type="float">
            <text:p>3944196</text:p>
          </table:table-cell>
          <table:table-cell table:formula="of:=[.AQ33]/[.AT33]" office:value-type="float" office:value="2.90737648992453" calcext:value-type="float">
            <text:p>2.90737648992453</text:p>
          </table:table-cell>
          <table:table-cell table:formula="of:=[.AR33]/[.AT33]" office:value-type="float" office:value="1.2229418879076" calcext:value-type="float">
            <text:p>1.2229418879076</text:p>
          </table:table-cell>
          <table:table-cell table:formula="of:=[.AS33]/[.AT33]" office:value-type="float" office:value="4.39640898656513" calcext:value-type="float">
            <text:p>4.39640898656513</text:p>
          </table:table-cell>
          <table:table-cell table:number-columns-repeated="12"/>
          <table:table-cell office:value-type="float" office:value="488" calcext:value-type="float">
            <text:p>488</text:p>
          </table:table-cell>
          <table:table-cell office:value-type="float" office:value="4271139" calcext:value-type="float">
            <text:p>4271139</text:p>
          </table:table-cell>
          <table:table-cell office:value-type="float" office:value="4127040" calcext:value-type="float">
            <text:p>4127040</text:p>
          </table:table-cell>
          <table:table-cell office:value-type="float" office:value="4129980" calcext:value-type="float">
            <text:p>4129980</text:p>
          </table:table-cell>
          <table:table-cell table:formula="of:=[.BK33]^3" office:value-type="float" office:value="116214272" calcext:value-type="float">
            <text:p>116214272</text:p>
          </table:table-cell>
          <table:table-cell table:formula="of:=[.BK33]^2" office:value-type="float" office:value="238144" calcext:value-type="float">
            <text:p>238144</text:p>
          </table:table-cell>
          <table:table-cell table:formula="of:=[.BL33]/[.BO33]" office:value-type="float" office:value="0.0367522760027271" calcext:value-type="float">
            <text:p>0.0367522760027271</text:p>
          </table:table-cell>
          <table:table-cell table:formula="of:=[.BM33]/[.BO33]" office:value-type="float" office:value="0.0355123336314493" calcext:value-type="float">
            <text:p>0.0355123336314493</text:p>
          </table:table-cell>
          <table:table-cell table:formula="of:=[.BN33]/[.BO33]" office:value-type="float" office:value="0.0355376317290875" calcext:value-type="float">
            <text:p>0.0355376317290875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828996" calcext:value-type="float">
            <text:p>828996</text:p>
          </table:table-cell>
          <table:table-cell office:value-type="float" office:value="1141419" calcext:value-type="float">
            <text:p>1141419</text:p>
          </table:table-cell>
          <table:table-cell office:value-type="float" office:value="777684" calcext:value-type="float">
            <text:p>777684</text:p>
          </table:table-cell>
          <table:table-cell table:formula="of:=[.BU33]^3" office:value-type="float" office:value="122023936" calcext:value-type="float">
            <text:p>122023936</text:p>
          </table:table-cell>
          <table:table-cell table:formula="of:=[.BU33]^2" office:value-type="float" office:value="246016" calcext:value-type="float">
            <text:p>246016</text:p>
          </table:table-cell>
          <table:table-cell table:formula="of:=[.BV33]/[.BY33]" office:value-type="float" office:value="0.0067937162754691" calcext:value-type="float">
            <text:p>0.0067937162754691</text:p>
          </table:table-cell>
          <table:table-cell table:formula="of:=[.BW33]/[.BY33]" office:value-type="float" office:value="0.00935405820707177" calcext:value-type="float">
            <text:p>0.00935405820707177</text:p>
          </table:table-cell>
          <table:table-cell table:formula="of:=[.BX33]/[.BY33]" office:value-type="float" office:value="0.00637320861375919" calcext:value-type="float">
            <text:p>0.0063732086137591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814523" calcext:value-type="float">
            <text:p>1814523</text:p>
          </table:table-cell>
          <table:table-cell office:value-type="float" office:value="1839339" calcext:value-type="float">
            <text:p>1839339</text:p>
          </table:table-cell>
          <table:table-cell office:value-type="float" office:value="1814004" calcext:value-type="float">
            <text:p>1814004</text:p>
          </table:table-cell>
          <table:table-cell table:formula="of:=[.CE33]^3" office:value-type="float" office:value="884736000" calcext:value-type="float">
            <text:p>884736000</text:p>
          </table:table-cell>
          <table:table-cell table:formula="of:=[.CE33]^2" office:value-type="float" office:value="921600" calcext:value-type="float">
            <text:p>921600</text:p>
          </table:table-cell>
          <table:table-cell table:formula="of:=[.CF33]/[.CI33]" office:value-type="float" office:value="0.00205092027452257" calcext:value-type="float">
            <text:p>0.00205092027452257</text:p>
          </table:table-cell>
          <table:table-cell table:formula="of:=[.CG33]/[.CI33]" office:value-type="float" office:value="0.00207896931966146" calcext:value-type="float">
            <text:p>0.00207896931966146</text:p>
          </table:table-cell>
          <table:table-cell table:formula="of:=[.CH33]/[.CI33]" office:value-type="float" office:value="0.00205033365885417" calcext:value-type="float">
            <text:p>0.00205033365885417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14775093" calcext:value-type="float">
            <text:p>14775093</text:p>
          </table:table-cell>
          <table:table-cell office:value-type="float" office:value="14774808" calcext:value-type="float">
            <text:p>14774808</text:p>
          </table:table-cell>
          <table:table-cell office:value-type="float" office:value="14883801" calcext:value-type="float">
            <text:p>14883801</text:p>
          </table:table-cell>
          <table:table-cell table:formula="of:=[.CO33]^3" office:value-type="float" office:value="7077888000" calcext:value-type="float">
            <text:p>7077888000</text:p>
          </table:table-cell>
          <table:table-cell table:formula="of:=[.CO33]^2" office:value-type="float" office:value="3686400" calcext:value-type="float">
            <text:p>3686400</text:p>
          </table:table-cell>
          <table:table-cell table:formula="of:=[.CP33]/[.CS33]" office:value-type="float" office:value="0.00208750025431315" calcext:value-type="float">
            <text:p>0.00208750025431315</text:p>
          </table:table-cell>
          <table:table-cell table:formula="of:=[.CQ33]/[.CS33]" office:value-type="float" office:value="0.00208745998806424" calcext:value-type="float">
            <text:p>0.00208745998806424</text:p>
          </table:table-cell>
          <table:table-cell table:formula="of:=[.CR33]/[.CS33]" office:value-type="float" office:value="0.00210285907321506" calcext:value-type="float">
            <text:p>0.00210285907321506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table:formula="of:=[.CZ33]^3" office:value-type="float" office:value="7077888000" calcext:value-type="float">
            <text:p>7077888000</text:p>
          </table:table-cell>
          <table:table-cell office:value-type="float" office:value="11434119876" calcext:value-type="float">
            <text:p>11434119876</text:p>
          </table:table-cell>
          <table:table-cell office:value-type="float" office:value="34733381382" calcext:value-type="float">
            <text:p>34733381382</text:p>
          </table:table-cell>
          <table:table-cell office:value-type="float" office:value="12108864018" calcext:value-type="float">
            <text:p>12108864018</text:p>
          </table:table-cell>
          <table:table-cell office:value-type="float" office:value="14415289071" calcext:value-type="float">
            <text:p>14415289071</text:p>
          </table:table-cell>
          <table:table-cell office:value-type="float" office:value="13043698935" calcext:value-type="float">
            <text:p>13043698935</text:p>
          </table:table-cell>
          <table:table-cell table:formula="of:=[.CZ33]^2" office:value-type="float" office:value="3686400" calcext:value-type="float">
            <text:p>3686400</text:p>
          </table:table-cell>
          <table:table-cell table:formula="of:=[.DD33]/[.DA33]" office:value-type="float" office:value="1.71080186886258" calcext:value-type="float">
            <text:p>1.71080186886258</text:p>
          </table:table-cell>
          <table:table-cell table:formula="of:=[.DE33]/[.DA33]" office:value-type="float" office:value="2.03666532601251" calcext:value-type="float">
            <text:p>2.03666532601251</text:p>
          </table:table-cell>
          <table:table-cell table:formula="of:=[.DF33]/[.DA33]" office:value-type="float" office:value="1.84288009855482" calcext:value-type="float">
            <text:p>1.84288009855482</text:p>
          </table:table-cell>
          <table:table-cell table:formula="of:=[.DB33]/[.DA33]" office:value-type="float" office:value="1.61547058614095" calcext:value-type="float">
            <text:p>1.61547058614095</text:p>
          </table:table-cell>
          <table:table-cell table:formula="of:=[.DC33]/[.DA33]" office:value-type="float" office:value="4.90730870310466" calcext:value-type="float">
            <text:p>4.9073087031046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table:style-name="ce1" office:value-type="float" office:value="211500000000" calcext:value-type="float">
            <text:p>2.115E+11</text:p>
          </table:table-cell>
          <table:table-cell table:style-name="ce1" office:value-type="float" office:value="26440000000" calcext:value-type="float">
            <text:p>2.644E+10</text:p>
          </table:table-cell>
          <table:table-cell table:number-columns-repeated="11"/>
          <table:table-cell office:value-type="float" office:value="1928" calcext:value-type="float">
            <text:p>1928</text:p>
          </table:table-cell>
          <table:table-cell office:value-type="float" office:value="18333958288" calcext:value-type="float">
            <text:p>18333958288</text:p>
          </table:table-cell>
          <table:table-cell office:value-type="float" office:value="8773695422" calcext:value-type="float">
            <text:p>8773695422</text:p>
          </table:table-cell>
          <table:table-cell office:value-type="float" office:value="22926754012" calcext:value-type="float">
            <text:p>22926754012</text:p>
          </table:table-cell>
          <table:table-cell table:formula="of:=[.P34]^3" office:value-type="float" office:value="7166730752" calcext:value-type="float">
            <text:p>7166730752</text:p>
          </table:table-cell>
          <table:table-cell table:formula="of:=[.Q34]/[.T34]" office:value-type="float" office:value="2.55820386204457" calcext:value-type="float">
            <text:p>2.55820386204457</text:p>
          </table:table-cell>
          <table:table-cell table:formula="of:=[.R34]/[.T34]" office:value-type="float" office:value="1.22422562331528" calcext:value-type="float">
            <text:p>1.22422562331528</text:p>
          </table:table-cell>
          <table:table-cell table:formula="of:=[.S34]/[.T34]" office:value-type="float" office:value="3.19905334878137" calcext:value-type="float">
            <text:p>3.19905334878137</text:p>
          </table:table-cell>
          <table:table-cell table:formula="of:=[.P34]^2" office:value-type="float" office:value="3717184" calcext:value-type="float">
            <text:p>3717184</text:p>
          </table:table-cell>
          <table:table-cell table:number-columns-repeated="10"/>
          <table:table-cell office:value-type="float" office:value="800" calcext:value-type="float">
            <text:p>800</text:p>
          </table:table-cell>
          <table:table-cell table:formula="of:=[.AI34]^2" office:value-type="float" office:value="640000" calcext:value-type="float">
            <text:p>640000</text:p>
          </table:table-cell>
          <table:table-cell office:value-type="float" office:value="931036442" calcext:value-type="float">
            <text:p>931036442</text:p>
          </table:table-cell>
          <table:table-cell office:value-type="float" office:value="460524692" calcext:value-type="float">
            <text:p>460524692</text:p>
          </table:table-cell>
          <table:table-cell office:value-type="float" office:value="1732303788" calcext:value-type="float">
            <text:p>1732303788</text:p>
          </table:table-cell>
          <table:table-cell table:number-columns-repeated="23"/>
          <table:table-cell office:value-type="float" office:value="504" calcext:value-type="float">
            <text:p>504</text:p>
          </table:table-cell>
          <table:table-cell office:value-type="float" office:value="4409907" calcext:value-type="float">
            <text:p>4409907</text:p>
          </table:table-cell>
          <table:table-cell office:value-type="float" office:value="4265589" calcext:value-type="float">
            <text:p>4265589</text:p>
          </table:table-cell>
          <table:table-cell office:value-type="float" office:value="4261413" calcext:value-type="float">
            <text:p>4261413</text:p>
          </table:table-cell>
          <table:table-cell table:formula="of:=[.BK34]^3" office:value-type="float" office:value="128024064" calcext:value-type="float">
            <text:p>128024064</text:p>
          </table:table-cell>
          <table:table-cell table:formula="of:=[.BK34]^2" office:value-type="float" office:value="254016" calcext:value-type="float">
            <text:p>254016</text:p>
          </table:table-cell>
          <table:table-cell table:formula="of:=[.BL34]/[.BO34]" office:value-type="float" office:value="0.0344459226040504" calcext:value-type="float">
            <text:p>0.0344459226040504</text:p>
          </table:table-cell>
          <table:table-cell table:formula="of:=[.BM34]/[.BO34]" office:value-type="float" office:value="0.0333186501562706" calcext:value-type="float">
            <text:p>0.0333186501562706</text:p>
          </table:table-cell>
          <table:table-cell table:formula="of:=[.BN34]/[.BO34]" office:value-type="float" office:value="0.0332860312886177" calcext:value-type="float">
            <text:p>0.033286031288617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946512" calcext:value-type="float">
            <text:p>946512</text:p>
          </table:table-cell>
          <table:table-cell office:value-type="float" office:value="1548039" calcext:value-type="float">
            <text:p>1548039</text:p>
          </table:table-cell>
          <table:table-cell office:value-type="float" office:value="928515" calcext:value-type="float">
            <text:p>928515</text:p>
          </table:table-cell>
          <table:table-cell table:formula="of:=[.BU34]^3" office:value-type="float" office:value="134217728" calcext:value-type="float">
            <text:p>134217728</text:p>
          </table:table-cell>
          <table:table-cell table:formula="of:=[.BU34]^2" office:value-type="float" office:value="262144" calcext:value-type="float">
            <text:p>262144</text:p>
          </table:table-cell>
          <table:table-cell table:formula="of:=[.BV34]/[.BY34]" office:value-type="float" office:value="0.00705206394195557" calcext:value-type="float">
            <text:p>0.00705206394195557</text:p>
          </table:table-cell>
          <table:table-cell table:formula="of:=[.BW34]/[.BY34]" office:value-type="float" office:value="0.0115337893366814" calcext:value-type="float">
            <text:p>0.0115337893366814</text:p>
          </table:table-cell>
          <table:table-cell table:formula="of:=[.BX34]/[.BY34]" office:value-type="float" office:value="0.00691797584295273" calcext:value-type="float">
            <text:p>0.00691797584295273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1809813" calcext:value-type="float">
            <text:p>1809813</text:p>
          </table:table-cell>
          <table:table-cell office:value-type="float" office:value="1793409" calcext:value-type="float">
            <text:p>1793409</text:p>
          </table:table-cell>
          <table:table-cell office:value-type="float" office:value="1798599" calcext:value-type="float">
            <text:p>1798599</text:p>
          </table:table-cell>
          <table:table-cell table:formula="of:=[.CE34]^3" office:value-type="float" office:value="976191488" calcext:value-type="float">
            <text:p>976191488</text:p>
          </table:table-cell>
          <table:table-cell table:formula="of:=[.CE34]^2" office:value-type="float" office:value="984064" calcext:value-type="float">
            <text:p>984064</text:p>
          </table:table-cell>
          <table:table-cell table:formula="of:=[.CF34]/[.CI34]" office:value-type="float" office:value="0.00185395285888828" calcext:value-type="float">
            <text:p>0.00185395285888828</text:p>
          </table:table-cell>
          <table:table-cell table:formula="of:=[.CG34]/[.CI34]" office:value-type="float" office:value="0.00183714877874452" calcext:value-type="float">
            <text:p>0.00183714877874452</text:p>
          </table:table-cell>
          <table:table-cell table:formula="of:=[.CH34]/[.CI34]" office:value-type="float" office:value="0.00184246535859981" calcext:value-type="float">
            <text:p>0.00184246535859981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14406879" calcext:value-type="float">
            <text:p>14406879</text:p>
          </table:table-cell>
          <table:table-cell office:value-type="float" office:value="14366250" calcext:value-type="float">
            <text:p>14366250</text:p>
          </table:table-cell>
          <table:table-cell office:value-type="float" office:value="14599797" calcext:value-type="float">
            <text:p>14599797</text:p>
          </table:table-cell>
          <table:table-cell table:formula="of:=[.CO34]^3" office:value-type="float" office:value="7809531904" calcext:value-type="float">
            <text:p>7809531904</text:p>
          </table:table-cell>
          <table:table-cell table:formula="of:=[.CO34]^2" office:value-type="float" office:value="3936256" calcext:value-type="float">
            <text:p>3936256</text:p>
          </table:table-cell>
          <table:table-cell table:formula="of:=[.CP34]/[.CS34]" office:value-type="float" office:value="0.00184478137449197" calcext:value-type="float">
            <text:p>0.00184478137449197</text:p>
          </table:table-cell>
          <table:table-cell table:formula="of:=[.CQ34]/[.CS34]" office:value-type="float" office:value="0.00183957888598185" calcext:value-type="float">
            <text:p>0.00183957888598185</text:p>
          </table:table-cell>
          <table:table-cell table:formula="of:=[.CR34]/[.CS34]" office:value-type="float" office:value="0.00186948426352187" calcext:value-type="float">
            <text:p>0.00186948426352187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 table:formula="of:=[.CZ34]^3" office:value-type="float" office:value="7809531904" calcext:value-type="float">
            <text:p>7809531904</text:p>
          </table:table-cell>
          <table:table-cell office:value-type="float" office:value="12420231648" calcext:value-type="float">
            <text:p>12420231648</text:p>
          </table:table-cell>
          <table:table-cell office:value-type="float" office:value="37997664471" calcext:value-type="float">
            <text:p>37997664471</text:p>
          </table:table-cell>
          <table:table-cell office:value-type="float" office:value="13329152079" calcext:value-type="float">
            <text:p>13329152079</text:p>
          </table:table-cell>
          <table:table-cell office:value-type="float" office:value="15968332722" calcext:value-type="float">
            <text:p>15968332722</text:p>
          </table:table-cell>
          <table:table-cell office:value-type="float" office:value="13637735076" calcext:value-type="float">
            <text:p>13637735076</text:p>
          </table:table-cell>
          <table:table-cell table:formula="of:=[.CZ34]^2" office:value-type="float" office:value="3936256" calcext:value-type="float">
            <text:p>3936256</text:p>
          </table:table-cell>
          <table:table-cell table:formula="of:=[.DD34]/[.DA34]" office:value-type="float" office:value="1.70677989959589" calcext:value-type="float">
            <text:p>1.70677989959589</text:p>
          </table:table-cell>
          <table:table-cell table:formula="of:=[.DE34]/[.DA34]" office:value-type="float" office:value="2.04472341214473" calcext:value-type="float">
            <text:p>2.04472341214473</text:p>
          </table:table-cell>
          <table:table-cell table:formula="of:=[.DF34]/[.DA34]" office:value-type="float" office:value="1.74629353508561" calcext:value-type="float">
            <text:p>1.74629353508561</text:p>
          </table:table-cell>
          <table:table-cell table:formula="of:=[.DB34]/[.DA34]" office:value-type="float" office:value="1.59039386747859" calcext:value-type="float">
            <text:p>1.59039386747859</text:p>
          </table:table-cell>
          <table:table-cell table:formula="of:=[.DC34]/[.DA34]" office:value-type="float" office:value="4.86554955381356" calcext:value-type="float">
            <text:p>4.8655495538135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536" calcext:value-type="float">
            <text:p>65536</text:p>
          </table:table-cell>
          <table:table-cell table:style-name="ce1" office:value-type="float" office:value="211500000000" calcext:value-type="float">
            <text:p>2.115E+11</text:p>
          </table:table-cell>
          <table:table-cell table:style-name="ce1" office:value-type="float" office:value="26440000000" calcext:value-type="float">
            <text:p>2.644E+10</text:p>
          </table:table-cell>
          <table:table-cell table:number-columns-repeated="11"/>
          <table:table-cell office:value-type="float" office:value="2054" calcext:value-type="float">
            <text:p>2054</text:p>
          </table:table-cell>
          <table:table-cell office:value-type="float" office:value="24367012544" calcext:value-type="float">
            <text:p>24367012544</text:p>
          </table:table-cell>
          <table:table-cell office:value-type="float" office:value="10690210050" calcext:value-type="float">
            <text:p>10690210050</text:p>
          </table:table-cell>
          <table:table-cell office:value-type="float" office:value="33168683824" calcext:value-type="float">
            <text:p>33168683824</text:p>
          </table:table-cell>
          <table:table-cell table:formula="of:=[.P35]^3" office:value-type="float" office:value="8665653464" calcext:value-type="float">
            <text:p>8665653464</text:p>
          </table:table-cell>
          <table:table-cell table:formula="of:=[.Q35]/[.T35]" office:value-type="float" office:value="2.81190710489736" calcext:value-type="float">
            <text:p>2.81190710489736</text:p>
          </table:table-cell>
          <table:table-cell table:formula="of:=[.R35]/[.T35]" office:value-type="float" office:value="1.2336299962156" calcext:value-type="float">
            <text:p>1.2336299962156</text:p>
          </table:table-cell>
          <table:table-cell table:formula="of:=[.S35]/[.T35]" office:value-type="float" office:value="3.82760330329314" calcext:value-type="float">
            <text:p>3.82760330329314</text:p>
          </table:table-cell>
          <table:table-cell table:formula="of:=[.P35]^2" office:value-type="float" office:value="4218916" calcext:value-type="float">
            <text:p>4218916</text:p>
          </table:table-cell>
          <table:table-cell table:number-columns-repeated="10"/>
          <table:table-cell office:value-type="float" office:value="854" calcext:value-type="float">
            <text:p>854</text:p>
          </table:table-cell>
          <table:table-cell table:formula="of:=[.AI35]^2" office:value-type="float" office:value="729316" calcext:value-type="float">
            <text:p>729316</text:p>
          </table:table-cell>
          <table:table-cell office:value-type="float" office:value="1082485388" calcext:value-type="float">
            <text:p>1082485388</text:p>
          </table:table-cell>
          <table:table-cell office:value-type="float" office:value="560220182" calcext:value-type="float">
            <text:p>560220182</text:p>
          </table:table-cell>
          <table:table-cell office:value-type="float" office:value="1360509256" calcext:value-type="float">
            <text:p>1360509256</text:p>
          </table:table-cell>
          <table:table-cell table:number-columns-repeated="2"/>
          <table:table-cell office:value-type="string" calcext:value-type="string">
            <text:p>row_len</text:p>
          </table:table-cell>
          <table:table-cell office:value-type="string" calcext:value-type="string">
            <text:p><text:s/>ijk</text:p>
          </table:table-cell>
          <table:table-cell office:value-type="string" calcext:value-type="string">
            <text:p><text:s/>kij</text:p>
          </table:table-cell>
          <table:table-cell office:value-type="string" calcext:value-type="string">
            <text:p><text:s/>jki</text:p>
          </table:table-cell>
          <table:table-cell office:value-type="string" calcext:value-type="string">
            <text:p>Inner loop iterations</text:p>
          </table:table-cell>
          <table:table-cell office:value-type="string" calcext:value-type="string">
            <text:p>Number of Elements</text:p>
          </table:table-cell>
          <table:table-cell office:value-type="string" calcext:value-type="string">
            <text:p>ijk cycles per inner loop iteration</text:p>
          </table:table-cell>
          <table:table-cell office:value-type="string" calcext:value-type="string">
            <text:p>kij cycles per inner loop iteration</text:p>
          </table:table-cell>
          <table:table-cell office:value-type="string" calcext:value-type="string">
            <text:p>jki cycles per inner loop iteration</text:p>
          </table:table-cell>
          <table:table-cell table:number-columns-repeated="12"/>
          <table:table-cell office:value-type="float" office:value="520" calcext:value-type="float">
            <text:p>520</text:p>
          </table:table-cell>
          <table:table-cell office:value-type="float" office:value="5756904" calcext:value-type="float">
            <text:p>5756904</text:p>
          </table:table-cell>
          <table:table-cell office:value-type="float" office:value="5533068" calcext:value-type="float">
            <text:p>5533068</text:p>
          </table:table-cell>
          <table:table-cell office:value-type="float" office:value="5629362" calcext:value-type="float">
            <text:p>5629362</text:p>
          </table:table-cell>
          <table:table-cell table:formula="of:=[.BK35]^3" office:value-type="float" office:value="140608000" calcext:value-type="float">
            <text:p>140608000</text:p>
          </table:table-cell>
          <table:table-cell table:formula="of:=[.BK35]^2" office:value-type="float" office:value="270400" calcext:value-type="float">
            <text:p>270400</text:p>
          </table:table-cell>
          <table:table-cell table:formula="of:=[.BL35]/[.BO35]" office:value-type="float" office:value="0.0409429335457442" calcext:value-type="float">
            <text:p>0.0409429335457442</text:p>
          </table:table-cell>
          <table:table-cell table:formula="of:=[.BM35]/[.BO35]" office:value-type="float" office:value="0.0393510184342285" calcext:value-type="float">
            <text:p>0.0393510184342285</text:p>
          </table:table-cell>
          <table:table-cell table:formula="of:=[.BN35]/[.BO35]" office:value-type="float" office:value="0.0400358585571234" calcext:value-type="float">
            <text:p>0.0400358585571234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1875450" calcext:value-type="float">
            <text:p>1875450</text:p>
          </table:table-cell>
          <table:table-cell office:value-type="float" office:value="2570940" calcext:value-type="float">
            <text:p>2570940</text:p>
          </table:table-cell>
          <table:table-cell office:value-type="float" office:value="1805220" calcext:value-type="float">
            <text:p>1805220</text:p>
          </table:table-cell>
          <table:table-cell table:formula="of:=[.BU35]^3" office:value-type="float" office:value="147197952" calcext:value-type="float">
            <text:p>147197952</text:p>
          </table:table-cell>
          <table:table-cell table:formula="of:=[.BU35]^2" office:value-type="float" office:value="278784" calcext:value-type="float">
            <text:p>278784</text:p>
          </table:table-cell>
          <table:table-cell table:formula="of:=[.BV35]/[.BY35]" office:value-type="float" office:value="0.0127410060705192" calcext:value-type="float">
            <text:p>0.0127410060705192</text:p>
          </table:table-cell>
          <table:table-cell table:formula="of:=[.BW35]/[.BY35]" office:value-type="float" office:value="0.0174658680033809" calcext:value-type="float">
            <text:p>0.0174658680033809</text:p>
          </table:table-cell>
          <table:table-cell table:formula="of:=[.BX35]/[.BY35]" office:value-type="float" office:value="0.0122638934541698" calcext:value-type="float">
            <text:p>0.012263893454169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2708520" calcext:value-type="float">
            <text:p>2708520</text:p>
          </table:table-cell>
          <table:table-cell office:value-type="float" office:value="2804571" calcext:value-type="float">
            <text:p>2804571</text:p>
          </table:table-cell>
          <table:table-cell office:value-type="float" office:value="2787687" calcext:value-type="float">
            <text:p>2787687</text:p>
          </table:table-cell>
          <table:table-cell table:formula="of:=[.CE35]^3" office:value-type="float" office:value="1073741824" calcext:value-type="float">
            <text:p>1073741824</text:p>
          </table:table-cell>
          <table:table-cell table:formula="of:=[.CE35]^2" office:value-type="float" office:value="1048576" calcext:value-type="float">
            <text:p>1048576</text:p>
          </table:table-cell>
          <table:table-cell table:formula="of:=[.CF35]/[.CI35]" office:value-type="float" office:value="0.00252250581979752" calcext:value-type="float">
            <text:p>0.00252250581979752</text:p>
          </table:table-cell>
          <table:table-cell table:formula="of:=[.CG35]/[.CI35]" office:value-type="float" office:value="0.00261196028441191" calcext:value-type="float">
            <text:p>0.00261196028441191</text:p>
          </table:table-cell>
          <table:table-cell table:formula="of:=[.CH35]/[.CI35]" office:value-type="float" office:value="0.0025962358340621" calcext:value-type="float">
            <text:p>0.0025962358340621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30780165" calcext:value-type="float">
            <text:p>30780165</text:p>
          </table:table-cell>
          <table:table-cell office:value-type="float" office:value="30594585" calcext:value-type="float">
            <text:p>30594585</text:p>
          </table:table-cell>
          <table:table-cell office:value-type="float" office:value="30582705" calcext:value-type="float">
            <text:p>30582705</text:p>
          </table:table-cell>
          <table:table-cell table:formula="of:=[.CO35]^3" office:value-type="float" office:value="8589934592" calcext:value-type="float">
            <text:p>8589934592</text:p>
          </table:table-cell>
          <table:table-cell table:formula="of:=[.CO35]^2" office:value-type="float" office:value="4194304" calcext:value-type="float">
            <text:p>4194304</text:p>
          </table:table-cell>
          <table:table-cell table:formula="of:=[.CP35]/[.CS35]" office:value-type="float" office:value="0.00358328281436116" calcext:value-type="float">
            <text:p>0.00358328281436116</text:p>
          </table:table-cell>
          <table:table-cell table:formula="of:=[.CQ35]/[.CS35]" office:value-type="float" office:value="0.00356167845893651" calcext:value-type="float">
            <text:p>0.00356167845893651</text:p>
          </table:table-cell>
          <table:table-cell table:formula="of:=[.CR35]/[.CS35]" office:value-type="float" office:value="0.00356029544491321" calcext:value-type="float">
            <text:p>0.00356029544491321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table:formula="of:=[.CZ35]^3" office:value-type="float" office:value="8589934592" calcext:value-type="float">
            <text:p>8589934592</text:p>
          </table:table-cell>
          <table:table-cell office:value-type="float" office:value="30415743618" calcext:value-type="float">
            <text:p>30415743618</text:p>
          </table:table-cell>
          <table:table-cell office:value-type="float" office:value="148006403391" calcext:value-type="float">
            <text:p>148006403391</text:p>
          </table:table-cell>
          <table:table-cell office:value-type="float" office:value="33875186579" calcext:value-type="float">
            <text:p>33875186579</text:p>
          </table:table-cell>
          <table:table-cell office:value-type="float" office:value="22050396432" calcext:value-type="float">
            <text:p>22050396432</text:p>
          </table:table-cell>
          <table:table-cell office:value-type="float" office:value="32230531938" calcext:value-type="float">
            <text:p>32230531938</text:p>
          </table:table-cell>
          <table:table-cell table:formula="of:=[.CZ35]^2" office:value-type="float" office:value="4194304" calcext:value-type="float">
            <text:p>4194304</text:p>
          </table:table-cell>
          <table:table-cell table:formula="of:=[.DD35]/[.DA35]" office:value-type="float" office:value="3.94359074754175" calcext:value-type="float">
            <text:p>3.94359074754175</text:p>
          </table:table-cell>
          <table:table-cell table:formula="of:=[.DE35]/[.DA35]" office:value-type="float" office:value="2.56700399704278" calcext:value-type="float">
            <text:p>2.56700399704278</text:p>
          </table:table-cell>
          <table:table-cell table:formula="of:=[.DF35]/[.DA35]" office:value-type="float" office:value="3.75212774821557" calcext:value-type="float">
            <text:p>3.75212774821557</text:p>
          </table:table-cell>
          <table:table-cell table:formula="of:=[.DB35]/[.DA35]" office:value-type="float" office:value="3.54085858189501" calcext:value-type="float">
            <text:p>3.54085858189501</text:p>
          </table:table-cell>
          <table:table-cell table:formula="of:=[.DC35]/[.DA35]" office:value-type="float" office:value="17.2302130832104" calcext:value-type="float">
            <text:p>17.230213083210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2144" calcext:value-type="float">
            <text:p>262144</text:p>
          </table:table-cell>
          <table:table-cell table:style-name="ce1" office:value-type="float" office:value="221100000000" calcext:value-type="float">
            <text:p>2.211E+11</text:p>
          </table:table-cell>
          <table:table-cell table:style-name="ce1" office:value-type="float" office:value="27640000000" calcext:value-type="float">
            <text:p>2.764E+10</text:p>
          </table:table-cell>
          <table:table-cell table:number-columns-repeated="11"/>
          <table:table-cell office:value-type="float" office:value="2184" calcext:value-type="float">
            <text:p>2184</text:p>
          </table:table-cell>
          <table:table-cell office:value-type="float" office:value="28039439724" calcext:value-type="float">
            <text:p>28039439724</text:p>
          </table:table-cell>
          <table:table-cell office:value-type="float" office:value="12745279394" calcext:value-type="float">
            <text:p>12745279394</text:p>
          </table:table-cell>
          <table:table-cell office:value-type="float" office:value="37166244078" calcext:value-type="float">
            <text:p>37166244078</text:p>
          </table:table-cell>
          <table:table-cell table:formula="of:=[.P36]^3" office:value-type="float" office:value="10417365504" calcext:value-type="float">
            <text:p>10417365504</text:p>
          </table:table-cell>
          <table:table-cell table:formula="of:=[.Q36]/[.T36]" office:value-type="float" office:value="2.69160563803138" calcext:value-type="float">
            <text:p>2.69160563803138</text:p>
          </table:table-cell>
          <table:table-cell table:formula="of:=[.R36]/[.T36]" office:value-type="float" office:value="1.22346474155161" calcext:value-type="float">
            <text:p>1.22346474155161</text:p>
          </table:table-cell>
          <table:table-cell table:formula="of:=[.S36]/[.T36]" office:value-type="float" office:value="3.56772007891334" calcext:value-type="float">
            <text:p>3.56772007891334</text:p>
          </table:table-cell>
          <table:table-cell table:formula="of:=[.P36]^2" office:value-type="float" office:value="4769856" calcext:value-type="float">
            <text:p>4769856</text:p>
          </table:table-cell>
          <table:table-cell table:number-columns-repeated="10"/>
          <table:table-cell office:value-type="float" office:value="910" calcext:value-type="float">
            <text:p>910</text:p>
          </table:table-cell>
          <table:table-cell table:formula="of:=[.AI36]^2" office:value-type="float" office:value="828100" calcext:value-type="float">
            <text:p>828100</text:p>
          </table:table-cell>
          <table:table-cell office:value-type="float" office:value="1280591734" calcext:value-type="float">
            <text:p>1280591734</text:p>
          </table:table-cell>
          <table:table-cell office:value-type="float" office:value="664529336" calcext:value-type="float">
            <text:p>664529336</text:p>
          </table:table-cell>
          <table:table-cell office:value-type="float" office:value="2121805454" calcext:value-type="float">
            <text:p>212180545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712228568" calcext:value-type="float">
            <text:p>1712228568</text:p>
          </table:table-cell>
          <table:table-cell office:value-type="float" office:value="969414120" calcext:value-type="float">
            <text:p>969414120</text:p>
          </table:table-cell>
          <table:table-cell office:value-type="float" office:value="1894007404" calcext:value-type="float">
            <text:p>1894007404</text:p>
          </table:table-cell>
          <table:table-cell table:formula="of:=[.AP36]^3" office:value-type="float" office:value="1000000000" calcext:value-type="float">
            <text:p>1000000000</text:p>
          </table:table-cell>
          <table:table-cell table:formula="of:=[.AP36]^2" office:value-type="float" office:value="1000000" calcext:value-type="float">
            <text:p>1000000</text:p>
          </table:table-cell>
          <table:table-cell table:formula="of:=[.AQ36]/[.AT36]" office:value-type="float" office:value="1.712228568" calcext:value-type="float">
            <text:p>1.712228568</text:p>
          </table:table-cell>
          <table:table-cell table:formula="of:=[.AR36]/[.AT36]" office:value-type="float" office:value="0.96941412" calcext:value-type="float">
            <text:p>0.96941412</text:p>
          </table:table-cell>
          <table:table-cell table:formula="of:=[.AS36]/[.AT36]" office:value-type="float" office:value="1.894007404" calcext:value-type="float">
            <text:p>1.894007404</text:p>
          </table:table-cell>
          <table:table-cell table:number-columns-repeated="12"/>
          <table:table-cell office:value-type="float" office:value="536" calcext:value-type="float">
            <text:p>536</text:p>
          </table:table-cell>
          <table:table-cell office:value-type="float" office:value="5932086" calcext:value-type="float">
            <text:p>5932086</text:p>
          </table:table-cell>
          <table:table-cell office:value-type="float" office:value="5696799" calcext:value-type="float">
            <text:p>5696799</text:p>
          </table:table-cell>
          <table:table-cell office:value-type="float" office:value="5698557" calcext:value-type="float">
            <text:p>5698557</text:p>
          </table:table-cell>
          <table:table-cell table:formula="of:=[.BK36]^3" office:value-type="float" office:value="153990656" calcext:value-type="float">
            <text:p>153990656</text:p>
          </table:table-cell>
          <table:table-cell table:formula="of:=[.BK36]^2" office:value-type="float" office:value="287296" calcext:value-type="float">
            <text:p>287296</text:p>
          </table:table-cell>
          <table:table-cell table:formula="of:=[.BL36]/[.BO36]" office:value-type="float" office:value="0.0385223763187294" calcext:value-type="float">
            <text:p>0.0385223763187294</text:p>
          </table:table-cell>
          <table:table-cell table:formula="of:=[.BM36]/[.BO36]" office:value-type="float" office:value="0.0369944459487204" calcext:value-type="float">
            <text:p>0.0369944459487204</text:p>
          </table:table-cell>
          <table:table-cell table:formula="of:=[.BN36]/[.BO36]" office:value-type="float" office:value="0.0370058622258223" calcext:value-type="float">
            <text:p>0.0370058622258223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1842669" calcext:value-type="float">
            <text:p>1842669</text:p>
          </table:table-cell>
          <table:table-cell office:value-type="float" office:value="2759418" calcext:value-type="float">
            <text:p>2759418</text:p>
          </table:table-cell>
          <table:table-cell office:value-type="float" office:value="1964742" calcext:value-type="float">
            <text:p>1964742</text:p>
          </table:table-cell>
          <table:table-cell table:formula="of:=[.BU36]^3" office:value-type="float" office:value="160989184" calcext:value-type="float">
            <text:p>160989184</text:p>
          </table:table-cell>
          <table:table-cell table:formula="of:=[.BU36]^2" office:value-type="float" office:value="295936" calcext:value-type="float">
            <text:p>295936</text:p>
          </table:table-cell>
          <table:table-cell table:formula="of:=[.BV36]/[.BY36]" office:value-type="float" office:value="0.0114459180065165" calcext:value-type="float">
            <text:p>0.0114459180065165</text:p>
          </table:table-cell>
          <table:table-cell table:formula="of:=[.BW36]/[.BY36]" office:value-type="float" office:value="0.0171403937298049" calcext:value-type="float">
            <text:p>0.0171403937298049</text:p>
          </table:table-cell>
          <table:table-cell table:formula="of:=[.BX36]/[.BY36]" office:value-type="float" office:value="0.0122041863383816" calcext:value-type="float">
            <text:p>0.0122041863383816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float" office:value="7193088" calcext:value-type="float">
            <text:p>7193088</text:p>
          </table:table-cell>
          <table:table-cell office:value-type="float" office:value="7335108" calcext:value-type="float">
            <text:p>7335108</text:p>
          </table:table-cell>
          <table:table-cell office:value-type="float" office:value="7337778" calcext:value-type="float">
            <text:p>7337778</text:p>
          </table:table-cell>
          <table:table-cell table:formula="of:=[.CE36]^3" office:value-type="float" office:value="1177583616" calcext:value-type="float">
            <text:p>1177583616</text:p>
          </table:table-cell>
          <table:table-cell table:formula="of:=[.CE36]^2" office:value-type="float" office:value="1115136" calcext:value-type="float">
            <text:p>1115136</text:p>
          </table:table-cell>
          <table:table-cell table:formula="of:=[.CF36]/[.CI36]" office:value-type="float" office:value="0.00610834585524668" calcext:value-type="float">
            <text:p>0.00610834585524668</text:p>
          </table:table-cell>
          <table:table-cell table:formula="of:=[.CG36]/[.CI36]" office:value-type="float" office:value="0.00622894875602617" calcext:value-type="float">
            <text:p>0.00622894875602617</text:p>
          </table:table-cell>
          <table:table-cell table:formula="of:=[.CH36]/[.CI36]" office:value-type="float" office:value="0.00623121611094154" calcext:value-type="float">
            <text:p>0.00623121611094154</text:p>
          </table:table-cell>
          <table:table-cell/>
          <table:table-cell office:value-type="float" office:value="2112" calcext:value-type="float">
            <text:p>2112</text:p>
          </table:table-cell>
          <table:table-cell office:value-type="float" office:value="15226026" calcext:value-type="float">
            <text:p>15226026</text:p>
          </table:table-cell>
          <table:table-cell office:value-type="float" office:value="15118983" calcext:value-type="float">
            <text:p>15118983</text:p>
          </table:table-cell>
          <table:table-cell office:value-type="float" office:value="15351018" calcext:value-type="float">
            <text:p>15351018</text:p>
          </table:table-cell>
          <table:table-cell table:formula="of:=[.CO36]^3" office:value-type="float" office:value="9420668928" calcext:value-type="float">
            <text:p>9420668928</text:p>
          </table:table-cell>
          <table:table-cell table:formula="of:=[.CO36]^2" office:value-type="float" office:value="4460544" calcext:value-type="float">
            <text:p>4460544</text:p>
          </table:table-cell>
          <table:table-cell table:formula="of:=[.CP36]/[.CS36]" office:value-type="float" office:value="0.00161623618411484" calcext:value-type="float">
            <text:p>0.00161623618411484</text:p>
          </table:table-cell>
          <table:table-cell table:formula="of:=[.CQ36]/[.CS36]" office:value-type="float" office:value="0.00160487361519133" calcext:value-type="float">
            <text:p>0.00160487361519133</text:p>
          </table:table-cell>
          <table:table-cell table:formula="of:=[.CR36]/[.CS36]" office:value-type="float" office:value="0.00162950403175446" calcext:value-type="float">
            <text:p>0.00162950403175446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8576" calcext:value-type="float">
            <text:p>1048576</text:p>
          </table:table-cell>
          <table:table-cell table:style-name="ce1" office:value-type="float" office:value="216600000000" calcext:value-type="float">
            <text:p>2.166E+11</text:p>
          </table:table-cell>
          <table:table-cell table:style-name="ce1" office:value-type="float" office:value="27080000000" calcext:value-type="float">
            <text:p>2.708E+10</text:p>
          </table:table-cell>
          <table:table-cell table:number-columns-repeated="11"/>
          <table:table-cell office:value-type="float" office:value="2318" calcext:value-type="float">
            <text:p>2318</text:p>
          </table:table-cell>
          <table:table-cell office:value-type="float" office:value="36414592584" calcext:value-type="float">
            <text:p>36414592584</text:p>
          </table:table-cell>
          <table:table-cell office:value-type="float" office:value="15352470126" calcext:value-type="float">
            <text:p>15352470126</text:p>
          </table:table-cell>
          <table:table-cell office:value-type="float" office:value="56866030084" calcext:value-type="float">
            <text:p>56866030084</text:p>
          </table:table-cell>
          <table:table-cell table:formula="of:=[.P37]^3" office:value-type="float" office:value="12454901432" calcext:value-type="float">
            <text:p>12454901432</text:p>
          </table:table-cell>
          <table:table-cell table:formula="of:=[.Q37]/[.T37]" office:value-type="float" office:value="2.92371583852451" calcext:value-type="float">
            <text:p>2.92371583852451</text:p>
          </table:table-cell>
          <table:table-cell table:formula="of:=[.R37]/[.T37]" office:value-type="float" office:value="1.23264485149239" calcext:value-type="float">
            <text:p>1.23264485149239</text:p>
          </table:table-cell>
          <table:table-cell table:formula="of:=[.S37]/[.T37]" office:value-type="float" office:value="4.56575512816953" calcext:value-type="float">
            <text:p>4.56575512816953</text:p>
          </table:table-cell>
          <table:table-cell table:formula="of:=[.P37]^2" office:value-type="float" office:value="5373124" calcext:value-type="float">
            <text:p>5373124</text:p>
          </table:table-cell>
          <table:table-cell table:number-columns-repeated="10"/>
          <table:table-cell office:value-type="float" office:value="968" calcext:value-type="float">
            <text:p>968</text:p>
          </table:table-cell>
          <table:table-cell table:formula="of:=[.AI37]^2" office:value-type="float" office:value="937024" calcext:value-type="float">
            <text:p>937024</text:p>
          </table:table-cell>
          <table:table-cell office:value-type="float" office:value="1530176520" calcext:value-type="float">
            <text:p>1530176520</text:p>
          </table:table-cell>
          <table:table-cell office:value-type="float" office:value="801027918" calcext:value-type="float">
            <text:p>801027918</text:p>
          </table:table-cell>
          <table:table-cell office:value-type="float" office:value="1697623236" calcext:value-type="float">
            <text:p>1697623236</text:p>
          </table:table-cell>
          <table:table-cell table:number-columns-repeated="2"/>
          <table:table-cell office:value-type="float" office:value="1006" calcext:value-type="float">
            <text:p>1006</text:p>
          </table:table-cell>
          <table:table-cell office:value-type="float" office:value="1729819992" calcext:value-type="float">
            <text:p>1729819992</text:p>
          </table:table-cell>
          <table:table-cell office:value-type="float" office:value="969915326" calcext:value-type="float">
            <text:p>969915326</text:p>
          </table:table-cell>
          <table:table-cell office:value-type="float" office:value="2958231944" calcext:value-type="float">
            <text:p>2958231944</text:p>
          </table:table-cell>
          <table:table-cell table:formula="of:=[.AP37]^3" office:value-type="float" office:value="1018108216" calcext:value-type="float">
            <text:p>1018108216</text:p>
          </table:table-cell>
          <table:table-cell table:formula="of:=[.AP37]^2" office:value-type="float" office:value="1012036" calcext:value-type="float">
            <text:p>1012036</text:p>
          </table:table-cell>
          <table:table-cell table:formula="of:=[.AQ37]/[.AT37]" office:value-type="float" office:value="1.69905317019856" calcext:value-type="float">
            <text:p>1.69905317019856</text:p>
          </table:table-cell>
          <table:table-cell table:formula="of:=[.AR37]/[.AT37]" office:value-type="float" office:value="0.95266427552334" calcext:value-type="float">
            <text:p>0.95266427552334</text:p>
          </table:table-cell>
          <table:table-cell table:formula="of:=[.AS37]/[.AT37]" office:value-type="float" office:value="2.9056164143557" calcext:value-type="float">
            <text:p>2.9056164143557</text:p>
          </table:table-cell>
          <table:table-cell table:number-columns-repeated="12"/>
          <table:table-cell office:value-type="float" office:value="552" calcext:value-type="float">
            <text:p>552</text:p>
          </table:table-cell>
          <table:table-cell office:value-type="float" office:value="6106806" calcext:value-type="float">
            <text:p>6106806</text:p>
          </table:table-cell>
          <table:table-cell office:value-type="float" office:value="5974746" calcext:value-type="float">
            <text:p>5974746</text:p>
          </table:table-cell>
          <table:table-cell office:value-type="float" office:value="5874081" calcext:value-type="float">
            <text:p>5874081</text:p>
          </table:table-cell>
          <table:table-cell table:formula="of:=[.BK37]^3" office:value-type="float" office:value="168196608" calcext:value-type="float">
            <text:p>168196608</text:p>
          </table:table-cell>
          <table:table-cell table:formula="of:=[.BK37]^2" office:value-type="float" office:value="304704" calcext:value-type="float">
            <text:p>304704</text:p>
          </table:table-cell>
          <table:table-cell table:formula="of:=[.BL37]/[.BO37]" office:value-type="float" office:value="0.0363075455124517" calcext:value-type="float">
            <text:p>0.0363075455124517</text:p>
          </table:table-cell>
          <table:table-cell table:formula="of:=[.BM37]/[.BO37]" office:value-type="float" office:value="0.0355223929367232" calcext:value-type="float">
            <text:p>0.0355223929367232</text:p>
          </table:table-cell>
          <table:table-cell table:formula="of:=[.BN37]/[.BO37]" office:value-type="float" office:value="0.0349238969194908" calcext:value-type="float">
            <text:p>0.0349238969194908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1898526" calcext:value-type="float">
            <text:p>1898526</text:p>
          </table:table-cell>
          <table:table-cell office:value-type="float" office:value="2905953" calcext:value-type="float">
            <text:p>2905953</text:p>
          </table:table-cell>
          <table:table-cell office:value-type="float" office:value="1947525" calcext:value-type="float">
            <text:p>1947525</text:p>
          </table:table-cell>
          <table:table-cell table:formula="of:=[.BU37]^3" office:value-type="float" office:value="175616000" calcext:value-type="float">
            <text:p>175616000</text:p>
          </table:table-cell>
          <table:table-cell table:formula="of:=[.BU37]^2" office:value-type="float" office:value="313600" calcext:value-type="float">
            <text:p>313600</text:p>
          </table:table-cell>
          <table:table-cell table:formula="of:=[.BV37]/[.BY37]" office:value-type="float" office:value="0.0108106664540816" calcext:value-type="float">
            <text:p>0.0108106664540816</text:p>
          </table:table-cell>
          <table:table-cell table:formula="of:=[.BW37]/[.BY37]" office:value-type="float" office:value="0.016547199571793" calcext:value-type="float">
            <text:p>0.016547199571793</text:p>
          </table:table-cell>
          <table:table-cell table:formula="of:=[.BX37]/[.BY37]" office:value-type="float" office:value="0.0110896786169825" calcext:value-type="float">
            <text:p>0.0110896786169825</text:p>
          </table:table-cell>
          <table:table-cell/>
          <table:table-cell office:value-type="float" office:value="1088" calcext:value-type="float">
            <text:p>1088</text:p>
          </table:table-cell>
          <table:table-cell office:value-type="float" office:value="7405179" calcext:value-type="float">
            <text:p>7405179</text:p>
          </table:table-cell>
          <table:table-cell office:value-type="float" office:value="7387791" calcext:value-type="float">
            <text:p>7387791</text:p>
          </table:table-cell>
          <table:table-cell office:value-type="float" office:value="7433247" calcext:value-type="float">
            <text:p>7433247</text:p>
          </table:table-cell>
          <table:table-cell table:formula="of:=[.CE37]^3" office:value-type="float" office:value="1287913472" calcext:value-type="float">
            <text:p>1287913472</text:p>
          </table:table-cell>
          <table:table-cell table:formula="of:=[.CE37]^2" office:value-type="float" office:value="1183744" calcext:value-type="float">
            <text:p>1183744</text:p>
          </table:table-cell>
          <table:table-cell table:formula="of:=[.CF37]/[.CI37]" office:value-type="float" office:value="0.00574974884648151" calcext:value-type="float">
            <text:p>0.00574974884648151</text:p>
          </table:table-cell>
          <table:table-cell table:formula="of:=[.CG37]/[.CI37]" office:value-type="float" office:value="0.0057362479394889" calcext:value-type="float">
            <text:p>0.0057362479394889</text:p>
          </table:table-cell>
          <table:table-cell table:formula="of:=[.CH37]/[.CI37]" office:value-type="float" office:value="0.00577154223602997" calcext:value-type="float">
            <text:p>0.00577154223602997</text:p>
          </table:table-cell>
          <table:table-cell/>
          <table:table-cell office:value-type="float" office:value="2176" calcext:value-type="float">
            <text:p>2176</text:p>
          </table:table-cell>
          <table:table-cell office:value-type="float" office:value="16853190" calcext:value-type="float">
            <text:p>16853190</text:p>
          </table:table-cell>
          <table:table-cell office:value-type="float" office:value="16730733" calcext:value-type="float">
            <text:p>16730733</text:p>
          </table:table-cell>
          <table:table-cell office:value-type="float" office:value="16788471" calcext:value-type="float">
            <text:p>16788471</text:p>
          </table:table-cell>
          <table:table-cell table:formula="of:=[.CO37]^3" office:value-type="float" office:value="10303307776" calcext:value-type="float">
            <text:p>10303307776</text:p>
          </table:table-cell>
          <table:table-cell table:formula="of:=[.CO37]^2" office:value-type="float" office:value="4734976" calcext:value-type="float">
            <text:p>4734976</text:p>
          </table:table-cell>
          <table:table-cell table:formula="of:=[.CP37]/[.CS37]" office:value-type="float" office:value="0.00163570674257222" calcext:value-type="float">
            <text:p>0.00163570674257222</text:p>
          </table:table-cell>
          <table:table-cell table:formula="of:=[.CQ37]/[.CS37]" office:value-type="float" office:value="0.00162382153030231" calcext:value-type="float">
            <text:p>0.00162382153030231</text:p>
          </table:table-cell>
          <table:table-cell table:formula="of:=[.CR37]/[.CS37]" office:value-type="float" office:value="0.00162942536173735" calcext:value-type="float">
            <text:p>0.00162942536173735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94304" calcext:value-type="float">
            <text:p>4194304</text:p>
          </table:table-cell>
          <table:table-cell table:style-name="ce1" office:value-type="float" office:value="40550000000" calcext:value-type="float">
            <text:p>4.055E+10</text:p>
          </table:table-cell>
          <table:table-cell table:style-name="ce1" office:value-type="float" office:value="5069000000" calcext:value-type="float">
            <text:p>5.069E+09</text:p>
          </table:table-cell>
          <table:table-cell table:number-columns-repeated="11"/>
          <table:table-cell office:value-type="float" office:value="2456" calcext:value-type="float">
            <text:p>2456</text:p>
          </table:table-cell>
          <table:table-cell office:value-type="float" office:value="42232732198" calcext:value-type="float">
            <text:p>42232732198</text:p>
          </table:table-cell>
          <table:table-cell office:value-type="float" office:value="18274852750" calcext:value-type="float">
            <text:p>18274852750</text:p>
          </table:table-cell>
          <table:table-cell office:value-type="float" office:value="61696172086" calcext:value-type="float">
            <text:p>61696172086</text:p>
          </table:table-cell>
          <table:table-cell table:formula="of:=[.P38]^3" office:value-type="float" office:value="14814434816" calcext:value-type="float">
            <text:p>14814434816</text:p>
          </table:table-cell>
          <table:table-cell table:formula="of:=[.Q38]/[.T38]" office:value-type="float" office:value="2.85078254570924" calcext:value-type="float">
            <text:p>2.85078254570924</text:p>
          </table:table-cell>
          <table:table-cell table:formula="of:=[.R38]/[.T38]" office:value-type="float" office:value="1.23358420196109" calcext:value-type="float">
            <text:p>1.23358420196109</text:p>
          </table:table-cell>
          <table:table-cell table:formula="of:=[.S38]/[.T38]" office:value-type="float" office:value="4.16459843742175" calcext:value-type="float">
            <text:p>4.16459843742175</text:p>
          </table:table-cell>
          <table:table-cell table:formula="of:=[.P38]^2" office:value-type="float" office:value="6031936" calcext:value-type="float">
            <text:p>6031936</text:p>
          </table:table-cell>
          <table:table-cell table:number-columns-repeated="10"/>
          <table:table-cell office:value-type="float" office:value="1028" calcext:value-type="float">
            <text:p>1028</text:p>
          </table:table-cell>
          <table:table-cell table:formula="of:=[.AI38]^2" office:value-type="float" office:value="1056784" calcext:value-type="float">
            <text:p>1056784</text:p>
          </table:table-cell>
          <table:table-cell office:value-type="float" office:value="1835357412" calcext:value-type="float">
            <text:p>1835357412</text:p>
          </table:table-cell>
          <table:table-cell office:value-type="float" office:value="962680796" calcext:value-type="float">
            <text:p>962680796</text:p>
          </table:table-cell>
          <table:table-cell office:value-type="float" office:value="2244244162" calcext:value-type="float">
            <text:p>2244244162</text:p>
          </table:table-cell>
          <table:table-cell table:number-columns-repeated="2"/>
          <table:table-cell office:value-type="float" office:value="1014" calcext:value-type="float">
            <text:p>1014</text:p>
          </table:table-cell>
          <table:table-cell office:value-type="float" office:value="1769783846" calcext:value-type="float">
            <text:p>1769783846</text:p>
          </table:table-cell>
          <table:table-cell office:value-type="float" office:value="916541718" calcext:value-type="float">
            <text:p>916541718</text:p>
          </table:table-cell>
          <table:table-cell office:value-type="float" office:value="2304292296" calcext:value-type="float">
            <text:p>2304292296</text:p>
          </table:table-cell>
          <table:table-cell table:formula="of:=[.AP38]^3" office:value-type="float" office:value="1042590744" calcext:value-type="float">
            <text:p>1042590744</text:p>
          </table:table-cell>
          <table:table-cell table:formula="of:=[.AP38]^2" office:value-type="float" office:value="1028196" calcext:value-type="float">
            <text:p>1028196</text:p>
          </table:table-cell>
          <table:table-cell table:formula="of:=[.AQ38]/[.AT38]" office:value-type="float" office:value="1.69748662760045" calcext:value-type="float">
            <text:p>1.69748662760045</text:p>
          </table:table-cell>
          <table:table-cell table:formula="of:=[.AR38]/[.AT38]" office:value-type="float" office:value="0.879100186985738" calcext:value-type="float">
            <text:p>0.879100186985738</text:p>
          </table:table-cell>
          <table:table-cell table:formula="of:=[.AS38]/[.AT38]" office:value-type="float" office:value="2.21015993980472" calcext:value-type="float">
            <text:p>2.21015993980472</text:p>
          </table:table-cell>
          <table:table-cell table:number-columns-repeated="12"/>
          <table:table-cell office:value-type="float" office:value="568" calcext:value-type="float">
            <text:p>568</text:p>
          </table:table-cell>
          <table:table-cell office:value-type="float" office:value="6287025" calcext:value-type="float">
            <text:p>6287025</text:p>
          </table:table-cell>
          <table:table-cell office:value-type="float" office:value="6043932" calcext:value-type="float">
            <text:p>6043932</text:p>
          </table:table-cell>
          <table:table-cell office:value-type="float" office:value="6032433" calcext:value-type="float">
            <text:p>6032433</text:p>
          </table:table-cell>
          <table:table-cell table:formula="of:=[.BK38]^3" office:value-type="float" office:value="183250432" calcext:value-type="float">
            <text:p>183250432</text:p>
          </table:table-cell>
          <table:table-cell table:formula="of:=[.BK38]^2" office:value-type="float" office:value="322624" calcext:value-type="float">
            <text:p>322624</text:p>
          </table:table-cell>
          <table:table-cell table:formula="of:=[.BL38]/[.BO38]" office:value-type="float" office:value="0.0343083775104006" calcext:value-type="float">
            <text:p>0.0343083775104006</text:p>
          </table:table-cell>
          <table:table-cell table:formula="of:=[.BM38]/[.BO38]" office:value-type="float" office:value="0.032981815835501" calcext:value-type="float">
            <text:p>0.032981815835501</text:p>
          </table:table-cell>
          <table:table-cell table:formula="of:=[.BN38]/[.BO38]" office:value-type="float" office:value="0.0329190656423664" calcext:value-type="float">
            <text:p>0.0329190656423664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1961088" calcext:value-type="float">
            <text:p>1961088</text:p>
          </table:table-cell>
          <table:table-cell office:value-type="float" office:value="2880339" calcext:value-type="float">
            <text:p>2880339</text:p>
          </table:table-cell>
          <table:table-cell office:value-type="float" office:value="2004798" calcext:value-type="float">
            <text:p>2004798</text:p>
          </table:table-cell>
          <table:table-cell table:formula="of:=[.BU38]^3" office:value-type="float" office:value="191102976" calcext:value-type="float">
            <text:p>191102976</text:p>
          </table:table-cell>
          <table:table-cell table:formula="of:=[.BU38]^2" office:value-type="float" office:value="331776" calcext:value-type="float">
            <text:p>331776</text:p>
          </table:table-cell>
          <table:table-cell table:formula="of:=[.BV38]/[.BY38]" office:value-type="float" office:value="0.0102619438014403" calcext:value-type="float">
            <text:p>0.0102619438014403</text:p>
          </table:table-cell>
          <table:table-cell table:formula="of:=[.BW38]/[.BY38]" office:value-type="float" office:value="0.0150721828633375" calcext:value-type="float">
            <text:p>0.0150721828633375</text:p>
          </table:table-cell>
          <table:table-cell table:formula="of:=[.BX38]/[.BY38]" office:value-type="float" office:value="0.0104906686539513" calcext:value-type="float">
            <text:p>0.0104906686539513</text:p>
          </table:table-cell>
          <table:table-cell/>
          <table:table-cell office:value-type="float" office:value="1120" calcext:value-type="float">
            <text:p>1120</text:p>
          </table:table-cell>
          <table:table-cell office:value-type="float" office:value="7733310" calcext:value-type="float">
            <text:p>7733310</text:p>
          </table:table-cell>
          <table:table-cell office:value-type="float" office:value="7749672" calcext:value-type="float">
            <text:p>7749672</text:p>
          </table:table-cell>
          <table:table-cell office:value-type="float" office:value="7478079" calcext:value-type="float">
            <text:p>7478079</text:p>
          </table:table-cell>
          <table:table-cell table:formula="of:=[.CE38]^3" office:value-type="float" office:value="1404928000" calcext:value-type="float">
            <text:p>1404928000</text:p>
          </table:table-cell>
          <table:table-cell table:formula="of:=[.CE38]^2" office:value-type="float" office:value="1254400" calcext:value-type="float">
            <text:p>1254400</text:p>
          </table:table-cell>
          <table:table-cell table:formula="of:=[.CF38]/[.CI38]" office:value-type="float" office:value="0.00550441730821793" calcext:value-type="float">
            <text:p>0.00550441730821793</text:p>
          </table:table-cell>
          <table:table-cell table:formula="of:=[.CG38]/[.CI38]" office:value-type="float" office:value="0.00551606345663265" calcext:value-type="float">
            <text:p>0.00551606345663265</text:p>
          </table:table-cell>
          <table:table-cell table:formula="of:=[.CH38]/[.CI38]" office:value-type="float" office:value="0.00532274892378827" calcext:value-type="float">
            <text:p>0.00532274892378827</text:p>
          </table:table-cell>
          <table:table-cell/>
          <table:table-cell office:value-type="float" office:value="2240" calcext:value-type="float">
            <text:p>2240</text:p>
          </table:table-cell>
          <table:table-cell office:value-type="float" office:value="16169490" calcext:value-type="float">
            <text:p>16169490</text:p>
          </table:table-cell>
          <table:table-cell office:value-type="float" office:value="16047453" calcext:value-type="float">
            <text:p>16047453</text:p>
          </table:table-cell>
          <table:table-cell office:value-type="float" office:value="16273353" calcext:value-type="float">
            <text:p>16273353</text:p>
          </table:table-cell>
          <table:table-cell table:formula="of:=[.CO38]^3" office:value-type="float" office:value="11239424000" calcext:value-type="float">
            <text:p>11239424000</text:p>
          </table:table-cell>
          <table:table-cell table:formula="of:=[.CO38]^2" office:value-type="float" office:value="5017600" calcext:value-type="float">
            <text:p>5017600</text:p>
          </table:table-cell>
          <table:table-cell table:formula="of:=[.CP38]/[.CS38]" office:value-type="float" office:value="0.00143864044990206" calcext:value-type="float">
            <text:p>0.00143864044990206</text:p>
          </table:table-cell>
          <table:table-cell table:formula="of:=[.CQ38]/[.CS38]" office:value-type="float" office:value="0.00142778250913926" calcext:value-type="float">
            <text:p>0.00142778250913926</text:p>
          </table:table-cell>
          <table:table-cell table:formula="of:=[.CR38]/[.CS38]" office:value-type="float" office:value="0.00144788140388689" calcext:value-type="float">
            <text:p>0.00144788140388689</text:p>
          </table:table-cell>
          <table:table-cell table:number-columns-repeated="7"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777216" calcext:value-type="float">
            <text:p>16777216</text:p>
          </table:table-cell>
          <table:table-cell table:style-name="ce1" office:value-type="float" office:value="49000000000" calcext:value-type="float">
            <text:p>4.900E+10</text:p>
          </table:table-cell>
          <table:table-cell table:style-name="ce1" office:value-type="float" office:value="6125000000" calcext:value-type="float">
            <text:p>6.125E+09</text:p>
          </table:table-cell>
          <table:table-cell table:number-columns-repeated="30"/>
          <table:table-cell office:value-type="float" office:value="1090" calcext:value-type="float">
            <text:p>1090</text:p>
          </table:table-cell>
          <table:table-cell table:formula="of:=[.AI39]^2" office:value-type="float" office:value="1188100" calcext:value-type="float">
            <text:p>1188100</text:p>
          </table:table-cell>
          <table:table-cell office:value-type="float" office:value="2219887354" calcext:value-type="float">
            <text:p>2219887354</text:p>
          </table:table-cell>
          <table:table-cell office:value-type="float" office:value="1174574712" calcext:value-type="float">
            <text:p>1174574712</text:p>
          </table:table-cell>
          <table:table-cell office:value-type="float" office:value="2788645742" calcext:value-type="float">
            <text:p>2788645742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2614399998" calcext:value-type="float">
            <text:p>2614399998</text:p>
          </table:table-cell>
          <table:table-cell office:value-type="float" office:value="1018245226" calcext:value-type="float">
            <text:p>1018245226</text:p>
          </table:table-cell>
          <table:table-cell office:value-type="float" office:value="8436027994" calcext:value-type="float">
            <text:p>8436027994</text:p>
          </table:table-cell>
          <table:table-cell table:formula="of:=[.AP39]^3" office:value-type="float" office:value="1073741824" calcext:value-type="float">
            <text:p>1073741824</text:p>
          </table:table-cell>
          <table:table-cell table:formula="of:=[.AP39]^2" office:value-type="float" office:value="1048576" calcext:value-type="float">
            <text:p>1048576</text:p>
          </table:table-cell>
          <table:table-cell table:formula="of:=[.AQ39]/[.AT39]" office:value-type="float" office:value="2.43484973721206" calcext:value-type="float">
            <text:p>2.43484973721206</text:p>
          </table:table-cell>
          <table:table-cell table:formula="of:=[.AR39]/[.AT39]" office:value-type="float" office:value="0.94831476546824" calcext:value-type="float">
            <text:p>0.94831476546824</text:p>
          </table:table-cell>
          <table:table-cell table:formula="of:=[.AS39]/[.AT39]" office:value-type="float" office:value="7.85666331090033" calcext:value-type="float">
            <text:p>7.85666331090033</text:p>
          </table:table-cell>
          <table:table-cell table:number-columns-repeated="12"/>
          <table:table-cell office:value-type="float" office:value="584" calcext:value-type="float">
            <text:p>584</text:p>
          </table:table-cell>
          <table:table-cell office:value-type="float" office:value="7973484" calcext:value-type="float">
            <text:p>7973484</text:p>
          </table:table-cell>
          <table:table-cell office:value-type="float" office:value="7632594" calcext:value-type="float">
            <text:p>7632594</text:p>
          </table:table-cell>
          <table:table-cell office:value-type="float" office:value="7630482" calcext:value-type="float">
            <text:p>7630482</text:p>
          </table:table-cell>
          <table:table-cell table:formula="of:=[.BK39]^3" office:value-type="float" office:value="199176704" calcext:value-type="float">
            <text:p>199176704</text:p>
          </table:table-cell>
          <table:table-cell table:formula="of:=[.BK39]^2" office:value-type="float" office:value="341056" calcext:value-type="float">
            <text:p>341056</text:p>
          </table:table-cell>
          <table:table-cell table:formula="of:=[.BL39]/[.BO39]" office:value-type="float" office:value="0.0400322117992273" calcext:value-type="float">
            <text:p>0.0400322117992273</text:p>
          </table:table-cell>
          <table:table-cell table:formula="of:=[.BM39]/[.BO39]" office:value-type="float" office:value="0.0383207164629052" calcext:value-type="float">
            <text:p>0.0383207164629052</text:p>
          </table:table-cell>
          <table:table-cell table:formula="of:=[.BN39]/[.BO39]" office:value-type="float" office:value="0.0383101128131933" calcext:value-type="float">
            <text:p>0.0383101128131933</text:p>
          </table:table-cell>
          <table:table-cell/>
          <table:table-cell office:value-type="float" office:value="592" calcext:value-type="float">
            <text:p>592</text:p>
          </table:table-cell>
          <table:table-cell office:value-type="float" office:value="2019276" calcext:value-type="float">
            <text:p>2019276</text:p>
          </table:table-cell>
          <table:table-cell office:value-type="float" office:value="2969043" calcext:value-type="float">
            <text:p>2969043</text:p>
          </table:table-cell>
          <table:table-cell office:value-type="float" office:value="2075799" calcext:value-type="float">
            <text:p>2075799</text:p>
          </table:table-cell>
          <table:table-cell table:formula="of:=[.BU39]^3" office:value-type="float" office:value="207474688" calcext:value-type="float">
            <text:p>207474688</text:p>
          </table:table-cell>
          <table:table-cell table:formula="of:=[.BU39]^2" office:value-type="float" office:value="350464" calcext:value-type="float">
            <text:p>350464</text:p>
          </table:table-cell>
          <table:table-cell table:formula="of:=[.BV39]/[.BY39]" office:value-type="float" office:value="0.00973263784351371" calcext:value-type="float">
            <text:p>0.00973263784351371</text:p>
          </table:table-cell>
          <table:table-cell table:formula="of:=[.BW39]/[.BY39]" office:value-type="float" office:value="0.0143103866241264" calcext:value-type="float">
            <text:p>0.0143103866241264</text:p>
          </table:table-cell>
          <table:table-cell table:formula="of:=[.BX39]/[.BY39]" office:value-type="float" office:value="0.0100050710764293" calcext:value-type="float">
            <text:p>0.0100050710764293</text:p>
          </table:table-cell>
          <table:table-cell/>
          <table:table-cell office:value-type="float" office:value="1152" calcext:value-type="float">
            <text:p>1152</text:p>
          </table:table-cell>
          <table:table-cell office:value-type="float" office:value="7896186" calcext:value-type="float">
            <text:p>7896186</text:p>
          </table:table-cell>
          <table:table-cell office:value-type="float" office:value="7920480" calcext:value-type="float">
            <text:p>7920480</text:p>
          </table:table-cell>
          <table:table-cell office:value-type="float" office:value="7976235" calcext:value-type="float">
            <text:p>7976235</text:p>
          </table:table-cell>
          <table:table-cell table:formula="of:=[.CE39]^3" office:value-type="float" office:value="1528823808" calcext:value-type="float">
            <text:p>1528823808</text:p>
          </table:table-cell>
          <table:table-cell table:formula="of:=[.CE39]^2" office:value-type="float" office:value="1327104" calcext:value-type="float">
            <text:p>1327104</text:p>
          </table:table-cell>
          <table:table-cell table:formula="of:=[.CF39]/[.CI39]" office:value-type="float" office:value="0.00516487639627339" calcext:value-type="float">
            <text:p>0.00516487639627339</text:p>
          </table:table-cell>
          <table:table-cell table:formula="of:=[.CG39]/[.CI39]" office:value-type="float" office:value="0.00518076704362783" calcext:value-type="float">
            <text:p>0.00518076704362783</text:p>
          </table:table-cell>
          <table:table-cell table:formula="of:=[.CH39]/[.CI39]" office:value-type="float" office:value="0.00521723625591262" calcext:value-type="float">
            <text:p>0.00521723625591262</text:p>
          </table:table-cell>
          <table:table-cell/>
          <table:table-cell office:value-type="float" office:value="2304" calcext:value-type="float">
            <text:p>2304</text:p>
          </table:table-cell>
          <table:table-cell office:value-type="float" office:value="18257757" calcext:value-type="float">
            <text:p>18257757</text:p>
          </table:table-cell>
          <table:table-cell office:value-type="float" office:value="18369315" calcext:value-type="float">
            <text:p>18369315</text:p>
          </table:table-cell>
          <table:table-cell office:value-type="float" office:value="18265152" calcext:value-type="float">
            <text:p>18265152</text:p>
          </table:table-cell>
          <table:table-cell table:formula="of:=[.CO39]^3" office:value-type="float" office:value="12230590464" calcext:value-type="float">
            <text:p>12230590464</text:p>
          </table:table-cell>
          <table:table-cell table:formula="of:=[.CO39]^2" office:value-type="float" office:value="5308416" calcext:value-type="float">
            <text:p>5308416</text:p>
          </table:table-cell>
          <table:table-cell table:formula="of:=[.CP39]/[.CS39]" office:value-type="float" office:value="0.00149279440381399" calcext:value-type="float">
            <text:p>0.00149279440381399</text:p>
          </table:table-cell>
          <table:table-cell table:formula="of:=[.CQ39]/[.CS39]" office:value-type="float" office:value="0.00150191563147086" calcext:value-type="float">
            <text:p>0.00150191563147086</text:p>
          </table:table-cell>
          <table:table-cell table:formula="of:=[.CR39]/[.CS39]" office:value-type="float" office:value="0.00149339903529289" calcext:value-type="float">
            <text:p>0.00149339903529289</text:p>
          </table:table-cell>
          <table:table-cell table:number-columns-repeated="3"/>
          <table:table-cell office:value-type="string" calcext:value-type="string">
            <text:p>row_len</text:p>
          </table:table-cell>
          <table:table-cell office:value-type="string" calcext:value-type="string">
            <text:p>Elements</text:p>
          </table:table-cell>
          <table:table-cell office:value-type="string" calcext:value-type="string">
            <text:p><text:s/>transpose2D</text:p>
          </table:table-cell>
          <table:table-cell office:value-type="string" calcext:value-type="string">
            <text:p><text:s/>transpose2D_rev</text:p>
          </table:table-cell>
          <table:table-cell office:value-type="string" calcext:value-type="string">
            <text:p><text:s/>b_transpose2D 4</text:p>
          </table:table-cell>
          <table:table-cell office:value-type="string" calcext:value-type="string">
            <text:p><text:s/>b_transpose2D_rev 4</text:p>
          </table:table-cell>
          <table:table-cell office:value-type="string" calcext:value-type="string">
            <text:p><text:s/>b_transpose2D 8</text:p>
          </table:table-cell>
          <table:table-cell office:value-type="string" calcext:value-type="string">
            <text:p><text:s/>b_transpose2D_rev 8</text:p>
          </table:table-cell>
          <table:table-cell office:value-type="string" calcext:value-type="string">
            <text:p><text:s/>b_transpose2D 16</text:p>
          </table:table-cell>
          <table:table-cell office:value-type="string" calcext:value-type="string">
            <text:p><text:s/>b_transpose2D_rev 16</text:p>
          </table:table-cell>
          <table:table-cell office:value-type="string" calcext:value-type="string">
            <text:p><text:s/>b_transpose2D 32</text:p>
          </table:table-cell>
          <table:table-cell office:value-type="string" calcext:value-type="string">
            <text:p><text:s/>b_transpose2D_rev 32</text:p>
          </table:table-cell>
          <table:table-cell office:value-type="string" calcext:value-type="string">
            <text:p><text:s/>b_transpose2D 64</text:p>
          </table:table-cell>
          <table:table-cell office:value-type="string" calcext:value-type="string">
            <text:p><text:s/>b_transpose2D_rev 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108864" calcext:value-type="float">
            <text:p>67108864</text:p>
          </table:table-cell>
          <table:table-cell table:style-name="ce1" office:value-type="float" office:value="33410000000" calcext:value-type="float">
            <text:p>3.341E+10</text:p>
          </table:table-cell>
          <table:table-cell table:style-name="ce1" office:value-type="float" office:value="4176000000" calcext:value-type="float">
            <text:p>4.176E+09</text:p>
          </table:table-cell>
          <table:table-cell table:number-columns-repeated="11"/>
          <table:table-cell office:value-type="string" calcext:value-type="string">
            <text:p>row_len</text:p>
          </table:table-cell>
          <table:table-cell office:value-type="string" calcext:value-type="string">
            <text:p><text:s/>ijk</text:p>
          </table:table-cell>
          <table:table-cell office:value-type="string" calcext:value-type="string">
            <text:p><text:s/>kij</text:p>
          </table:table-cell>
          <table:table-cell office:value-type="string" calcext:value-type="string">
            <text:p><text:s/>jki</text:p>
          </table:table-cell>
          <table:table-cell office:value-type="string" calcext:value-type="string">
            <text:p>inner loop iterations</text:p>
          </table:table-cell>
          <table:table-cell office:value-type="string" calcext:value-type="string">
            <text:p>ijk cycles per innermost loop iteration</text:p>
          </table:table-cell>
          <table:table-cell office:value-type="string" calcext:value-type="string">
            <text:p>kij cycles per innermost loop iteration</text:p>
          </table:table-cell>
          <table:table-cell office:value-type="string" calcext:value-type="string">
            <text:p>jki cycles per innermost loop iteration</text:p>
          </table:table-cell>
          <table:table-cell office:value-type="string" calcext:value-type="string">
            <text:p>Number of Elements</text:p>
          </table:table-cell>
          <table:table-cell table:number-columns-repeated="17"/>
          <table:table-cell office:value-type="float" office:value="1036" calcext:value-type="float">
            <text:p>1036</text:p>
          </table:table-cell>
          <table:table-cell office:value-type="float" office:value="1915610882" calcext:value-type="float">
            <text:p>1915610882</text:p>
          </table:table-cell>
          <table:table-cell office:value-type="float" office:value="978130062" calcext:value-type="float">
            <text:p>978130062</text:p>
          </table:table-cell>
          <table:table-cell office:value-type="float" office:value="2116671751" calcext:value-type="float">
            <text:p>2116671751</text:p>
          </table:table-cell>
          <table:table-cell table:formula="of:=[.AP40]^3" office:value-type="float" office:value="1111934656" calcext:value-type="float">
            <text:p>1111934656</text:p>
          </table:table-cell>
          <table:table-cell table:formula="of:=[.AP40]^2" office:value-type="float" office:value="1073296" calcext:value-type="float">
            <text:p>1073296</text:p>
          </table:table-cell>
          <table:table-cell table:formula="of:=[.AQ40]/[.AT40]" office:value-type="float" office:value="1.72277289107176" calcext:value-type="float">
            <text:p>1.72277289107176</text:p>
          </table:table-cell>
          <table:table-cell table:formula="of:=[.AR40]/[.AT40]" office:value-type="float" office:value="0.879665056504903" calcext:value-type="float">
            <text:p>0.879665056504903</text:p>
          </table:table-cell>
          <table:table-cell table:formula="of:=[.AS40]/[.AT40]" office:value-type="float" office:value="1.9035936505607" calcext:value-type="float">
            <text:p>1.9035936505607</text:p>
          </table:table-cell>
          <table:table-cell table:number-columns-repeated="12"/>
          <table:table-cell office:value-type="float" office:value="600" calcext:value-type="float">
            <text:p>600</text:p>
          </table:table-cell>
          <table:table-cell office:value-type="float" office:value="8194428" calcext:value-type="float">
            <text:p>8194428</text:p>
          </table:table-cell>
          <table:table-cell office:value-type="float" office:value="7843920" calcext:value-type="float">
            <text:p>7843920</text:p>
          </table:table-cell>
          <table:table-cell office:value-type="float" office:value="7835616" calcext:value-type="float">
            <text:p>7835616</text:p>
          </table:table-cell>
          <table:table-cell table:formula="of:=[.BK40]^3" office:value-type="float" office:value="216000000" calcext:value-type="float">
            <text:p>216000000</text:p>
          </table:table-cell>
          <table:table-cell table:formula="of:=[.BK40]^2" office:value-type="float" office:value="360000" calcext:value-type="float">
            <text:p>360000</text:p>
          </table:table-cell>
          <table:table-cell table:formula="of:=[.BL40]/[.BO40]" office:value-type="float" office:value="0.0379371666666667" calcext:value-type="float">
            <text:p>0.0379371666666667</text:p>
          </table:table-cell>
          <table:table-cell table:formula="of:=[.BM40]/[.BO40]" office:value-type="float" office:value="0.0363144444444445" calcext:value-type="float">
            <text:p>0.0363144444444445</text:p>
          </table:table-cell>
          <table:table-cell table:formula="of:=[.BN40]/[.BO40]" office:value-type="float" office:value="0.036276" calcext:value-type="float">
            <text:p>0.036276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2142813" calcext:value-type="float">
            <text:p>2142813</text:p>
          </table:table-cell>
          <table:table-cell office:value-type="float" office:value="2976162" calcext:value-type="float">
            <text:p>2976162</text:p>
          </table:table-cell>
          <table:table-cell office:value-type="float" office:value="2217120" calcext:value-type="float">
            <text:p>2217120</text:p>
          </table:table-cell>
          <table:table-cell table:formula="of:=[.BU40]^3" office:value-type="float" office:value="224755712" calcext:value-type="float">
            <text:p>224755712</text:p>
          </table:table-cell>
          <table:table-cell table:formula="of:=[.BU40]^2" office:value-type="float" office:value="369664" calcext:value-type="float">
            <text:p>369664</text:p>
          </table:table-cell>
          <table:table-cell table:formula="of:=[.BV40]/[.BY40]" office:value-type="float" office:value="0.00953396459174306" calcext:value-type="float">
            <text:p>0.00953396459174306</text:p>
          </table:table-cell>
          <table:table-cell table:formula="of:=[.BW40]/[.BY40]" office:value-type="float" office:value="0.0132417635730655" calcext:value-type="float">
            <text:p>0.0132417635730655</text:p>
          </table:table-cell>
          <table:table-cell table:formula="of:=[.BX40]/[.BY40]" office:value-type="float" office:value="0.00986457687891821" calcext:value-type="float">
            <text:p>0.00986457687891821</text:p>
          </table:table-cell>
          <table:table-cell/>
          <table:table-cell office:value-type="float" office:value="1184" calcext:value-type="float">
            <text:p>1184</text:p>
          </table:table-cell>
          <table:table-cell office:value-type="float" office:value="8325579" calcext:value-type="float">
            <text:p>8325579</text:p>
          </table:table-cell>
          <table:table-cell office:value-type="float" office:value="8271435" calcext:value-type="float">
            <text:p>8271435</text:p>
          </table:table-cell>
          <table:table-cell office:value-type="float" office:value="8146539" calcext:value-type="float">
            <text:p>8146539</text:p>
          </table:table-cell>
          <table:table-cell table:formula="of:=[.CE40]^3" office:value-type="float" office:value="1659797504" calcext:value-type="float">
            <text:p>1659797504</text:p>
          </table:table-cell>
          <table:table-cell table:formula="of:=[.CE40]^2" office:value-type="float" office:value="1401856" calcext:value-type="float">
            <text:p>1401856</text:p>
          </table:table-cell>
          <table:table-cell table:formula="of:=[.CF40]/[.CI40]" office:value-type="float" office:value="0.00501602091817581" calcext:value-type="float">
            <text:p>0.00501602091817581</text:p>
          </table:table-cell>
          <table:table-cell table:formula="of:=[.CG40]/[.CI40]" office:value-type="float" office:value="0.00498340007143426" calcext:value-type="float">
            <text:p>0.00498340007143426</text:p>
          </table:table-cell>
          <table:table-cell table:formula="of:=[.CH40]/[.CI40]" office:value-type="float" office:value="0.00490815233808184" calcext:value-type="float">
            <text:p>0.00490815233808184</text:p>
          </table:table-cell>
          <table:table-cell/>
          <table:table-cell office:value-type="float" office:value="2368" calcext:value-type="float">
            <text:p>2368</text:p>
          </table:table-cell>
          <table:table-cell office:value-type="float" office:value="17102634" calcext:value-type="float">
            <text:p>17102634</text:p>
          </table:table-cell>
          <table:table-cell office:value-type="float" office:value="17005566" calcext:value-type="float">
            <text:p>17005566</text:p>
          </table:table-cell>
          <table:table-cell office:value-type="float" office:value="17375997" calcext:value-type="float">
            <text:p>17375997</text:p>
          </table:table-cell>
          <table:table-cell table:formula="of:=[.CO40]^3" office:value-type="float" office:value="13278380032" calcext:value-type="float">
            <text:p>13278380032</text:p>
          </table:table-cell>
          <table:table-cell table:formula="of:=[.CO40]^2" office:value-type="float" office:value="5607424" calcext:value-type="float">
            <text:p>5607424</text:p>
          </table:table-cell>
          <table:table-cell table:formula="of:=[.CP40]/[.CS40]" office:value-type="float" office:value="0.00128800606390115" calcext:value-type="float">
            <text:p>0.00128800606390115</text:p>
          </table:table-cell>
          <table:table-cell table:formula="of:=[.CQ40]/[.CS40]" office:value-type="float" office:value="0.0012806958348095" calcext:value-type="float">
            <text:p>0.0012806958348095</text:p>
          </table:table-cell>
          <table:table-cell table:formula="of:=[.CR40]/[.CS40]" office:value-type="float" office:value="0.00130859313847962" calcext:value-type="float">
            <text:p>0.00130859313847962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formula="of:=[.DA40]^2" office:value-type="float" office:value="4096" calcext:value-type="float">
            <text:p>4096</text:p>
          </table:table-cell>
          <table:table-cell office:value-type="float" office:value="18270" calcext:value-type="float">
            <text:p>18270</text:p>
          </table:table-cell>
          <table:table-cell office:value-type="float" office:value="15069" calcext:value-type="float">
            <text:p>15069</text:p>
          </table:table-cell>
          <table:table-cell office:value-type="float" office:value="21402" calcext:value-type="float">
            <text:p>21402</text:p>
          </table:table-cell>
          <table:table-cell office:value-type="float" office:value="16158" calcext:value-type="float">
            <text:p>16158</text:p>
          </table:table-cell>
          <table:table-cell office:value-type="float" office:value="20082" calcext:value-type="float">
            <text:p>20082</text:p>
          </table:table-cell>
          <table:table-cell office:value-type="float" office:value="15789" calcext:value-type="float">
            <text:p>15789</text:p>
          </table:table-cell>
          <table:table-cell office:value-type="float" office:value="19095" calcext:value-type="float">
            <text:p>19095</text:p>
          </table:table-cell>
          <table:table-cell office:value-type="float" office:value="15447" calcext:value-type="float">
            <text:p>15447</text:p>
          </table:table-cell>
          <table:table-cell office:value-type="float" office:value="18732" calcext:value-type="float">
            <text:p>18732</text:p>
          </table:table-cell>
          <table:table-cell office:value-type="float" office:value="15639" calcext:value-type="float">
            <text:p>15639</text:p>
          </table:table-cell>
          <table:table-cell office:value-type="float" office:value="18435" calcext:value-type="float">
            <text:p>18435</text:p>
          </table:table-cell>
          <table:table-cell office:value-type="float" office:value="14349" calcext:value-type="float">
            <text:p>14349</text:p>
          </table:table-cell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2260" calcext:value-type="float">
            <text:p>2260</text:p>
          </table:table-cell>
          <table:table-cell office:value-type="float" office:value="1316" calcext:value-type="float">
            <text:p>1316</text:p>
          </table:table-cell>
          <table:table-cell office:value-type="float" office:value="1244" calcext:value-type="float">
            <text:p>1244</text:p>
          </table:table-cell>
          <table:table-cell table:formula="of:=[.P41]^3" office:value-type="float" office:value="512" calcext:value-type="float">
            <text:p>512</text:p>
          </table:table-cell>
          <table:table-cell table:formula="of:=[.Q41]/[.T41]" office:value-type="float" office:value="4.4140625" calcext:value-type="float">
            <text:p>4.4140625</text:p>
          </table:table-cell>
          <table:table-cell table:formula="of:=[.R41]/[.T41]" office:value-type="float" office:value="2.5703125" calcext:value-type="float">
            <text:p>2.5703125</text:p>
          </table:table-cell>
          <table:table-cell table:formula="of:=[.S41]/[.T41]" office:value-type="float" office:value="2.4296875" calcext:value-type="float">
            <text:p>2.4296875</text:p>
          </table:table-cell>
          <table:table-cell table:formula="of:=[.P41]^2" office:value-type="float" office:value="64" calcext:value-type="float">
            <text:p>64</text:p>
          </table:table-cell>
          <table:table-cell table:number-columns-repeated="17"/>
          <table:table-cell office:value-type="float" office:value="1050" calcext:value-type="float">
            <text:p>1050</text:p>
          </table:table-cell>
          <table:table-cell office:value-type="float" office:value="2018117198" calcext:value-type="float">
            <text:p>2018117198</text:p>
          </table:table-cell>
          <table:table-cell office:value-type="float" office:value="1016982158" calcext:value-type="float">
            <text:p>1016982158</text:p>
          </table:table-cell>
          <table:table-cell office:value-type="float" office:value="2197542272" calcext:value-type="float">
            <text:p>2197542272</text:p>
          </table:table-cell>
          <table:table-cell table:formula="of:=[.AP41]^3" office:value-type="float" office:value="1157625000" calcext:value-type="float">
            <text:p>1157625000</text:p>
          </table:table-cell>
          <table:table-cell table:formula="of:=[.AP41]^2" office:value-type="float" office:value="1102500" calcext:value-type="float">
            <text:p>1102500</text:p>
          </table:table-cell>
          <table:table-cell table:formula="of:=[.AQ41]/[.AT41]" office:value-type="float" office:value="1.74332551387539" calcext:value-type="float">
            <text:p>1.74332551387539</text:p>
          </table:table-cell>
          <table:table-cell table:formula="of:=[.AR41]/[.AT41]" office:value-type="float" office:value="0.878507425116078" calcext:value-type="float">
            <text:p>0.878507425116078</text:p>
          </table:table-cell>
          <table:table-cell table:formula="of:=[.AS41]/[.AT41]" office:value-type="float" office:value="1.89831963891588" calcext:value-type="float">
            <text:p>1.89831963891588</text:p>
          </table:table-cell>
          <table:table-cell table:number-columns-repeated="12"/>
          <table:table-cell office:value-type="float" office:value="616" calcext:value-type="float">
            <text:p>616</text:p>
          </table:table-cell>
          <table:table-cell office:value-type="float" office:value="8460186" calcext:value-type="float">
            <text:p>8460186</text:p>
          </table:table-cell>
          <table:table-cell office:value-type="float" office:value="8050428" calcext:value-type="float">
            <text:p>8050428</text:p>
          </table:table-cell>
          <table:table-cell office:value-type="float" office:value="8137854" calcext:value-type="float">
            <text:p>8137854</text:p>
          </table:table-cell>
          <table:table-cell table:formula="of:=[.BK41]^3" office:value-type="float" office:value="233744896" calcext:value-type="float">
            <text:p>233744896</text:p>
          </table:table-cell>
          <table:table-cell table:formula="of:=[.BK41]^2" office:value-type="float" office:value="379456" calcext:value-type="float">
            <text:p>379456</text:p>
          </table:table-cell>
          <table:table-cell table:formula="of:=[.BL41]/[.BO41]" office:value-type="float" office:value="0.0361940993997148" calcext:value-type="float">
            <text:p>0.0361940993997148</text:p>
          </table:table-cell>
          <table:table-cell table:formula="of:=[.BM41]/[.BO41]" office:value-type="float" office:value="0.034441085721076" calcext:value-type="float">
            <text:p>0.034441085721076</text:p>
          </table:table-cell>
          <table:table-cell table:formula="of:=[.BN41]/[.BO41]" office:value-type="float" office:value="0.0348151088612433" calcext:value-type="float">
            <text:p>0.0348151088612433</text:p>
          </table:table-cell>
          <table:table-cell/>
          <table:table-cell office:value-type="float" office:value="624" calcext:value-type="float">
            <text:p>624</text:p>
          </table:table-cell>
          <table:table-cell office:value-type="float" office:value="2199006" calcext:value-type="float">
            <text:p>2199006</text:p>
          </table:table-cell>
          <table:table-cell office:value-type="float" office:value="3024468" calcext:value-type="float">
            <text:p>3024468</text:p>
          </table:table-cell>
          <table:table-cell office:value-type="float" office:value="2176254" calcext:value-type="float">
            <text:p>2176254</text:p>
          </table:table-cell>
          <table:table-cell table:formula="of:=[.BU41]^3" office:value-type="float" office:value="242970624" calcext:value-type="float">
            <text:p>242970624</text:p>
          </table:table-cell>
          <table:table-cell table:formula="of:=[.BU41]^2" office:value-type="float" office:value="389376" calcext:value-type="float">
            <text:p>389376</text:p>
          </table:table-cell>
          <table:table-cell table:formula="of:=[.BV41]/[.BY41]" office:value-type="float" office:value="0.00905050151247914" calcext:value-type="float">
            <text:p>0.00905050151247914</text:p>
          </table:table-cell>
          <table:table-cell table:formula="of:=[.BW41]/[.BY41]" office:value-type="float" office:value="0.0124478751801699" calcext:value-type="float">
            <text:p>0.0124478751801699</text:p>
          </table:table-cell>
          <table:table-cell table:formula="of:=[.BX41]/[.BY41]" office:value-type="float" office:value="0.00895686056269913" calcext:value-type="float">
            <text:p>0.00895686056269913</text:p>
          </table:table-cell>
          <table:table-cell/>
          <table:table-cell office:value-type="float" office:value="1216" calcext:value-type="float">
            <text:p>1216</text:p>
          </table:table-cell>
          <table:table-cell office:value-type="float" office:value="8492295" calcext:value-type="float">
            <text:p>8492295</text:p>
          </table:table-cell>
          <table:table-cell office:value-type="float" office:value="8194917" calcext:value-type="float">
            <text:p>8194917</text:p>
          </table:table-cell>
          <table:table-cell office:value-type="float" office:value="8388915" calcext:value-type="float">
            <text:p>8388915</text:p>
          </table:table-cell>
          <table:table-cell table:formula="of:=[.CE41]^3" office:value-type="float" office:value="1798045696" calcext:value-type="float">
            <text:p>1798045696</text:p>
          </table:table-cell>
          <table:table-cell table:formula="of:=[.CE41]^2" office:value-type="float" office:value="1478656" calcext:value-type="float">
            <text:p>1478656</text:p>
          </table:table-cell>
          <table:table-cell table:formula="of:=[.CF41]/[.CI41]" office:value-type="float" office:value="0.00472306961880462" calcext:value-type="float">
            <text:p>0.00472306961880462</text:p>
          </table:table-cell>
          <table:table-cell table:formula="of:=[.CG41]/[.CI41]" office:value-type="float" office:value="0.00455768005130833" calcext:value-type="float">
            <text:p>0.00455768005130833</text:p>
          </table:table-cell>
          <table:table-cell table:formula="of:=[.CH41]/[.CI41]" office:value-type="float" office:value="0.0046655738609215" calcext:value-type="float">
            <text:p>0.0046655738609215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18812949" calcext:value-type="float">
            <text:p>18812949</text:p>
          </table:table-cell>
          <table:table-cell office:value-type="float" office:value="18702306" calcext:value-type="float">
            <text:p>18702306</text:p>
          </table:table-cell>
          <table:table-cell office:value-type="float" office:value="19104495" calcext:value-type="float">
            <text:p>19104495</text:p>
          </table:table-cell>
          <table:table-cell table:formula="of:=[.CO41]^3" office:value-type="float" office:value="14384365568" calcext:value-type="float">
            <text:p>14384365568</text:p>
          </table:table-cell>
          <table:table-cell table:formula="of:=[.CO41]^2" office:value-type="float" office:value="5914624" calcext:value-type="float">
            <text:p>5914624</text:p>
          </table:table-cell>
          <table:table-cell table:formula="of:=[.CP41]/[.CS41]" office:value-type="float" office:value="0.00130787478328916" calcext:value-type="float">
            <text:p>0.00130787478328916</text:p>
          </table:table-cell>
          <table:table-cell table:formula="of:=[.CQ41]/[.CS41]" office:value-type="float" office:value="0.0013001828903463" calcext:value-type="float">
            <text:p>0.0013001828903463</text:p>
          </table:table-cell>
          <table:table-cell table:formula="of:=[.CR41]/[.CS41]" office:value-type="float" office:value="0.00132814303902986" calcext:value-type="float">
            <text:p>0.00132814303902986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formula="of:=[.DA41]^2" office:value-type="float" office:value="16384" calcext:value-type="float">
            <text:p>16384</text:p>
          </table:table-cell>
          <table:table-cell office:value-type="float" office:value="100656" calcext:value-type="float">
            <text:p>100656</text:p>
          </table:table-cell>
          <table:table-cell office:value-type="float" office:value="98298" calcext:value-type="float">
            <text:p>98298</text:p>
          </table:table-cell>
          <table:table-cell office:value-type="float" office:value="63651" calcext:value-type="float">
            <text:p>63651</text:p>
          </table:table-cell>
          <table:table-cell office:value-type="float" office:value="55539" calcext:value-type="float">
            <text:p>55539</text:p>
          </table:table-cell>
          <table:table-cell office:value-type="float" office:value="58818" calcext:value-type="float">
            <text:p>58818</text:p>
          </table:table-cell>
          <table:table-cell office:value-type="float" office:value="52998" calcext:value-type="float">
            <text:p>52998</text:p>
          </table:table-cell>
          <table:table-cell office:value-type="float" office:value="55155" calcext:value-type="float">
            <text:p>55155</text:p>
          </table:table-cell>
          <table:table-cell office:value-type="float" office:value="52446" calcext:value-type="float">
            <text:p>52446</text:p>
          </table:table-cell>
          <table:table-cell office:value-type="float" office:value="67728" calcext:value-type="float">
            <text:p>67728</text:p>
          </table:table-cell>
          <table:table-cell office:value-type="float" office:value="58935" calcext:value-type="float">
            <text:p>58935</text:p>
          </table:table-cell>
          <table:table-cell office:value-type="float" office:value="107892" calcext:value-type="float">
            <text:p>107892</text:p>
          </table:table-cell>
          <table:table-cell office:value-type="float" office:value="102393" calcext:value-type="float">
            <text:p>1023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style-name="ce1" office:value-type="float" office:value="425500000000" calcext:value-type="float">
            <text:p>4.255E+11</text:p>
          </table:table-cell>
          <table:table-cell table:style-name="ce1" office:value-type="float" office:value="26590000000" calcext:value-type="float">
            <text:p>2.659E+10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2392" calcext:value-type="float">
            <text:p>2392</text:p>
          </table:table-cell>
          <table:table-cell office:value-type="float" office:value="1918" calcext:value-type="float">
            <text:p>1918</text:p>
          </table:table-cell>
          <table:table-cell office:value-type="float" office:value="1864" calcext:value-type="float">
            <text:p>1864</text:p>
          </table:table-cell>
          <table:table-cell table:formula="of:=[.P42]^3" office:value-type="float" office:value="1331" calcext:value-type="float">
            <text:p>1331</text:p>
          </table:table-cell>
          <table:table-cell table:formula="of:=[.Q42]/[.T42]" office:value-type="float" office:value="1.79714500375657" calcext:value-type="float">
            <text:p>1.79714500375657</text:p>
          </table:table-cell>
          <table:table-cell table:formula="of:=[.R42]/[.T42]" office:value-type="float" office:value="1.44102178812923" calcext:value-type="float">
            <text:p>1.44102178812923</text:p>
          </table:table-cell>
          <table:table-cell table:formula="of:=[.S42]/[.T42]" office:value-type="float" office:value="1.40045078888054" calcext:value-type="float">
            <text:p>1.40045078888054</text:p>
          </table:table-cell>
          <table:table-cell table:formula="of:=[.P42]^2" office:value-type="float" office:value="121" calcext:value-type="float">
            <text:p>121</text:p>
          </table:table-cell>
          <table:table-cell table:number-columns-repeated="17"/>
          <table:table-cell office:value-type="float" office:value="1066" calcext:value-type="float">
            <text:p>1066</text:p>
          </table:table-cell>
          <table:table-cell office:value-type="float" office:value="2110684016" calcext:value-type="float">
            <text:p>2110684016</text:p>
          </table:table-cell>
          <table:table-cell office:value-type="float" office:value="1078282412" calcext:value-type="float">
            <text:p>1078282412</text:p>
          </table:table-cell>
          <table:table-cell office:value-type="float" office:value="2580442938" calcext:value-type="float">
            <text:p>2580442938</text:p>
          </table:table-cell>
          <table:table-cell table:formula="of:=[.AP42]^3" office:value-type="float" office:value="1211355496" calcext:value-type="float">
            <text:p>1211355496</text:p>
          </table:table-cell>
          <table:table-cell table:formula="of:=[.AP42]^2" office:value-type="float" office:value="1136356" calcext:value-type="float">
            <text:p>1136356</text:p>
          </table:table-cell>
          <table:table-cell table:formula="of:=[.AQ42]/[.AT42]" office:value-type="float" office:value="1.74241502430101" calcext:value-type="float">
            <text:p>1.74241502430101</text:p>
          </table:table-cell>
          <table:table-cell table:formula="of:=[.AR42]/[.AT42]" office:value-type="float" office:value="0.890145308755837" calcext:value-type="float">
            <text:p>0.890145308755837</text:p>
          </table:table-cell>
          <table:table-cell table:formula="of:=[.AS42]/[.AT42]" office:value-type="float" office:value="2.1302111118667" calcext:value-type="float">
            <text:p>2.1302111118667</text:p>
          </table:table-cell>
          <table:table-cell table:number-columns-repeated="12"/>
          <table:table-cell office:value-type="float" office:value="632" calcext:value-type="float">
            <text:p>632</text:p>
          </table:table-cell>
          <table:table-cell office:value-type="float" office:value="8532591" calcext:value-type="float">
            <text:p>8532591</text:p>
          </table:table-cell>
          <table:table-cell office:value-type="float" office:value="8257527" calcext:value-type="float">
            <text:p>8257527</text:p>
          </table:table-cell>
          <table:table-cell office:value-type="float" office:value="8255724" calcext:value-type="float">
            <text:p>8255724</text:p>
          </table:table-cell>
          <table:table-cell table:formula="of:=[.BK42]^3" office:value-type="float" office:value="252435968" calcext:value-type="float">
            <text:p>252435968</text:p>
          </table:table-cell>
          <table:table-cell table:formula="of:=[.BK42]^2" office:value-type="float" office:value="399424" calcext:value-type="float">
            <text:p>399424</text:p>
          </table:table-cell>
          <table:table-cell table:formula="of:=[.BL42]/[.BO42]" office:value-type="float" office:value="0.0338010112726884" calcext:value-type="float">
            <text:p>0.0338010112726884</text:p>
          </table:table-cell>
          <table:table-cell table:formula="of:=[.BM42]/[.BO42]" office:value-type="float" office:value="0.0327113725727072" calcext:value-type="float">
            <text:p>0.0327113725727072</text:p>
          </table:table-cell>
          <table:table-cell table:formula="of:=[.BN42]/[.BO42]" office:value-type="float" office:value="0.0327042301673904" calcext:value-type="float">
            <text:p>0.0327042301673904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2290761" calcext:value-type="float">
            <text:p>2290761</text:p>
          </table:table-cell>
          <table:table-cell office:value-type="float" office:value="3105774" calcext:value-type="float">
            <text:p>3105774</text:p>
          </table:table-cell>
          <table:table-cell office:value-type="float" office:value="2244909" calcext:value-type="float">
            <text:p>2244909</text:p>
          </table:table-cell>
          <table:table-cell table:formula="of:=[.BU42]^3" office:value-type="float" office:value="262144000" calcext:value-type="float">
            <text:p>262144000</text:p>
          </table:table-cell>
          <table:table-cell table:formula="of:=[.BU42]^2" office:value-type="float" office:value="409600" calcext:value-type="float">
            <text:p>409600</text:p>
          </table:table-cell>
          <table:table-cell table:formula="of:=[.BV42]/[.BY42]" office:value-type="float" office:value="0.00873855972290039" calcext:value-type="float">
            <text:p>0.00873855972290039</text:p>
          </table:table-cell>
          <table:table-cell table:formula="of:=[.BW42]/[.BY42]" office:value-type="float" office:value="0.0118475875854492" calcext:value-type="float">
            <text:p>0.0118475875854492</text:p>
          </table:table-cell>
          <table:table-cell table:formula="of:=[.BX42]/[.BY42]" office:value-type="float" office:value="0.00856364822387695" calcext:value-type="float">
            <text:p>0.00856364822387695</text:p>
          </table:table-cell>
          <table:table-cell/>
          <table:table-cell office:value-type="float" office:value="1248" calcext:value-type="float">
            <text:p>1248</text:p>
          </table:table-cell>
          <table:table-cell office:value-type="float" office:value="8730069" calcext:value-type="float">
            <text:p>8730069</text:p>
          </table:table-cell>
          <table:table-cell office:value-type="float" office:value="8589057" calcext:value-type="float">
            <text:p>8589057</text:p>
          </table:table-cell>
          <table:table-cell office:value-type="float" office:value="8435253" calcext:value-type="float">
            <text:p>8435253</text:p>
          </table:table-cell>
          <table:table-cell table:formula="of:=[.CE42]^3" office:value-type="float" office:value="1943764992" calcext:value-type="float">
            <text:p>1943764992</text:p>
          </table:table-cell>
          <table:table-cell table:formula="of:=[.CE42]^2" office:value-type="float" office:value="1557504" calcext:value-type="float">
            <text:p>1557504</text:p>
          </table:table-cell>
          <table:table-cell table:formula="of:=[.CF42]/[.CI42]" office:value-type="float" office:value="0.00449131918515384" calcext:value-type="float">
            <text:p>0.00449131918515384</text:p>
          </table:table-cell>
          <table:table-cell table:formula="of:=[.CG42]/[.CI42]" office:value-type="float" office:value="0.0044187733781348" calcext:value-type="float">
            <text:p>0.0044187733781348</text:p>
          </table:table-cell>
          <table:table-cell table:formula="of:=[.CH42]/[.CI42]" office:value-type="float" office:value="0.00433964652862726" calcext:value-type="float">
            <text:p>0.00433964652862726</text:p>
          </table:table-cell>
          <table:table-cell/>
          <table:table-cell office:value-type="float" office:value="2496" calcext:value-type="float">
            <text:p>2496</text:p>
          </table:table-cell>
          <table:table-cell office:value-type="float" office:value="17902467" calcext:value-type="float">
            <text:p>17902467</text:p>
          </table:table-cell>
          <table:table-cell office:value-type="float" office:value="18259773" calcext:value-type="float">
            <text:p>18259773</text:p>
          </table:table-cell>
          <table:table-cell office:value-type="float" office:value="18814392" calcext:value-type="float">
            <text:p>18814392</text:p>
          </table:table-cell>
          <table:table-cell table:formula="of:=[.CO42]^3" office:value-type="float" office:value="15550119936" calcext:value-type="float">
            <text:p>15550119936</text:p>
          </table:table-cell>
          <table:table-cell table:formula="of:=[.CO42]^2" office:value-type="float" office:value="6230016" calcext:value-type="float">
            <text:p>6230016</text:p>
          </table:table-cell>
          <table:table-cell table:formula="of:=[.CP42]/[.CS42]" office:value-type="float" office:value="0.00115127517174669" calcext:value-type="float">
            <text:p>0.00115127517174669</text:p>
          </table:table-cell>
          <table:table-cell table:formula="of:=[.CQ42]/[.CS42]" office:value-type="float" office:value="0.00117425287233489" calcext:value-type="float">
            <text:p>0.00117425287233489</text:p>
          </table:table-cell>
          <table:table-cell table:formula="of:=[.CR42]/[.CS42]" office:value-type="float" office:value="0.00120991941396175" calcext:value-type="float">
            <text:p>0.00120991941396175</text:p>
          </table:table-cell>
          <table:table-cell table:number-columns-repeated="3"/>
          <table:table-cell office:value-type="float" office:value="192" calcext:value-type="float">
            <text:p>192</text:p>
          </table:table-cell>
          <table:table-cell table:formula="of:=[.DA42]^2" office:value-type="float" office:value="36864" calcext:value-type="float">
            <text:p>36864</text:p>
          </table:table-cell>
          <table:table-cell office:value-type="float" office:value="272550" calcext:value-type="float">
            <text:p>272550</text:p>
          </table:table-cell>
          <table:table-cell office:value-type="float" office:value="181743" calcext:value-type="float">
            <text:p>181743</text:p>
          </table:table-cell>
          <table:table-cell office:value-type="float" office:value="135570" calcext:value-type="float">
            <text:p>135570</text:p>
          </table:table-cell>
          <table:table-cell office:value-type="float" office:value="119244" calcext:value-type="float">
            <text:p>119244</text:p>
          </table:table-cell>
          <table:table-cell office:value-type="float" office:value="122391" calcext:value-type="float">
            <text:p>122391</text:p>
          </table:table-cell>
          <table:table-cell office:value-type="float" office:value="112656" calcext:value-type="float">
            <text:p>112656</text:p>
          </table:table-cell>
          <table:table-cell office:value-type="float" office:value="203607" calcext:value-type="float">
            <text:p>203607</text:p>
          </table:table-cell>
          <table:table-cell office:value-type="float" office:value="108975" calcext:value-type="float">
            <text:p>108975</text:p>
          </table:table-cell>
          <table:table-cell office:value-type="float" office:value="142260" calcext:value-type="float">
            <text:p>142260</text:p>
          </table:table-cell>
          <table:table-cell office:value-type="float" office:value="123633" calcext:value-type="float">
            <text:p>123633</text:p>
          </table:table-cell>
          <table:table-cell office:value-type="float" office:value="139032" calcext:value-type="float">
            <text:p>139032</text:p>
          </table:table-cell>
          <table:table-cell office:value-type="float" office:value="125088" calcext:value-type="float">
            <text:p>1250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table:style-name="ce1" office:value-type="float" office:value="421600000000" calcext:value-type="float">
            <text:p>4.216E+11</text:p>
          </table:table-cell>
          <table:table-cell table:style-name="ce1" office:value-type="float" office:value="26350000000" calcext:value-type="float">
            <text:p>2.635E+10</text:p>
          </table:table-cell>
          <table:table-cell table:number-columns-repeated="11"/>
          <table:table-cell office:value-type="float" office:value="16" calcext:value-type="float">
            <text:p>16</text:p>
          </table:table-cell>
          <table:table-cell office:value-type="float" office:value="6040" calcext:value-type="float">
            <text:p>6040</text:p>
          </table:table-cell>
          <table:table-cell office:value-type="float" office:value="4422" calcext:value-type="float">
            <text:p>4422</text:p>
          </table:table-cell>
          <table:table-cell office:value-type="float" office:value="4400" calcext:value-type="float">
            <text:p>4400</text:p>
          </table:table-cell>
          <table:table-cell table:formula="of:=[.P43]^3" office:value-type="float" office:value="4096" calcext:value-type="float">
            <text:p>4096</text:p>
          </table:table-cell>
          <table:table-cell table:formula="of:=[.Q43]/[.T43]" office:value-type="float" office:value="1.474609375" calcext:value-type="float">
            <text:p>1.474609375</text:p>
          </table:table-cell>
          <table:table-cell table:formula="of:=[.R43]/[.T43]" office:value-type="float" office:value="1.07958984375" calcext:value-type="float">
            <text:p>1.07958984375</text:p>
          </table:table-cell>
          <table:table-cell table:formula="of:=[.S43]/[.T43]" office:value-type="float" office:value="1.07421875" calcext:value-type="float">
            <text:p>1.07421875</text:p>
          </table:table-cell>
          <table:table-cell table:formula="of:=[.P43]^2" office:value-type="float" office:value="256" calcext:value-type="float">
            <text:p>256</text:p>
          </table:table-cell>
          <table:table-cell table:number-columns-repeated="17"/>
          <table:table-cell office:value-type="float" office:value="1084" calcext:value-type="float">
            <text:p>1084</text:p>
          </table:table-cell>
          <table:table-cell office:value-type="float" office:value="2502965418" calcext:value-type="float">
            <text:p>2502965418</text:p>
          </table:table-cell>
          <table:table-cell office:value-type="float" office:value="1120762490" calcext:value-type="float">
            <text:p>1120762490</text:p>
          </table:table-cell>
          <table:table-cell office:value-type="float" office:value="2531787122" calcext:value-type="float">
            <text:p>2531787122</text:p>
          </table:table-cell>
          <table:table-cell table:formula="of:=[.AP43]^3" office:value-type="float" office:value="1273760704" calcext:value-type="float">
            <text:p>1273760704</text:p>
          </table:table-cell>
          <table:table-cell table:formula="of:=[.AP43]^2" office:value-type="float" office:value="1175056" calcext:value-type="float">
            <text:p>1175056</text:p>
          </table:table-cell>
          <table:table-cell table:formula="of:=[.AQ43]/[.AT43]" office:value-type="float" office:value="1.96502012516159" calcext:value-type="float">
            <text:p>1.96502012516159</text:p>
          </table:table-cell>
          <table:table-cell table:formula="of:=[.AR43]/[.AT43]" office:value-type="float" office:value="0.879884649040013" calcext:value-type="float">
            <text:p>0.879884649040013</text:p>
          </table:table-cell>
          <table:table-cell table:formula="of:=[.AS43]/[.AT43]" office:value-type="float" office:value="1.98764737681843" calcext:value-type="float">
            <text:p>1.98764737681843</text:p>
          </table:table-cell>
          <table:table-cell table:number-columns-repeated="12"/>
          <table:table-cell office:value-type="float" office:value="648" calcext:value-type="float">
            <text:p>648</text:p>
          </table:table-cell>
          <table:table-cell office:value-type="float" office:value="10556841" calcext:value-type="float">
            <text:p>10556841</text:p>
          </table:table-cell>
          <table:table-cell office:value-type="float" office:value="10216143" calcext:value-type="float">
            <text:p>10216143</text:p>
          </table:table-cell>
          <table:table-cell office:value-type="float" office:value="10310955" calcext:value-type="float">
            <text:p>10310955</text:p>
          </table:table-cell>
          <table:table-cell table:formula="of:=[.BK43]^3" office:value-type="float" office:value="272097792" calcext:value-type="float">
            <text:p>272097792</text:p>
          </table:table-cell>
          <table:table-cell table:formula="of:=[.BK43]^2" office:value-type="float" office:value="419904" calcext:value-type="float">
            <text:p>419904</text:p>
          </table:table-cell>
          <table:table-cell table:formula="of:=[.BL43]/[.BO43]" office:value-type="float" office:value="0.0387979664311278" calcext:value-type="float">
            <text:p>0.0387979664311278</text:p>
          </table:table-cell>
          <table:table-cell table:formula="of:=[.BM43]/[.BO43]" office:value-type="float" office:value="0.0375458504271876" calcext:value-type="float">
            <text:p>0.0375458504271876</text:p>
          </table:table-cell>
          <table:table-cell table:formula="of:=[.BN43]/[.BO43]" office:value-type="float" office:value="0.0378942986792043" calcext:value-type="float">
            <text:p>0.0378942986792043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2232804" calcext:value-type="float">
            <text:p>2232804</text:p>
          </table:table-cell>
          <table:table-cell office:value-type="float" office:value="3255246" calcext:value-type="float">
            <text:p>3255246</text:p>
          </table:table-cell>
          <table:table-cell office:value-type="float" office:value="2279667" calcext:value-type="float">
            <text:p>2279667</text:p>
          </table:table-cell>
          <table:table-cell table:formula="of:=[.BU43]^3" office:value-type="float" office:value="282300416" calcext:value-type="float">
            <text:p>282300416</text:p>
          </table:table-cell>
          <table:table-cell table:formula="of:=[.BU43]^2" office:value-type="float" office:value="430336" calcext:value-type="float">
            <text:p>430336</text:p>
          </table:table-cell>
          <table:table-cell table:formula="of:=[.BV43]/[.BY43]" office:value-type="float" office:value="0.00790931884422019" calcext:value-type="float">
            <text:p>0.00790931884422019</text:p>
          </table:table-cell>
          <table:table-cell table:formula="of:=[.BW43]/[.BY43]" office:value-type="float" office:value="0.0115311413497882" calcext:value-type="float">
            <text:p>0.0115311413497882</text:p>
          </table:table-cell>
          <table:table-cell table:formula="of:=[.BX43]/[.BY43]" office:value-type="float" office:value="0.00807532285039212" calcext:value-type="float">
            <text:p>0.00807532285039212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9545913" calcext:value-type="float">
            <text:p>9545913</text:p>
          </table:table-cell>
          <table:table-cell office:value-type="float" office:value="9488217" calcext:value-type="float">
            <text:p>9488217</text:p>
          </table:table-cell>
          <table:table-cell office:value-type="float" office:value="9637812" calcext:value-type="float">
            <text:p>9637812</text:p>
          </table:table-cell>
          <table:table-cell table:formula="of:=[.CE43]^3" office:value-type="float" office:value="2097152000" calcext:value-type="float">
            <text:p>2097152000</text:p>
          </table:table-cell>
          <table:table-cell table:formula="of:=[.CE43]^2" office:value-type="float" office:value="1638400" calcext:value-type="float">
            <text:p>1638400</text:p>
          </table:table-cell>
          <table:table-cell table:formula="of:=[.CF43]/[.CI43]" office:value-type="float" office:value="0.00455184602737427" calcext:value-type="float">
            <text:p>0.00455184602737427</text:p>
          </table:table-cell>
          <table:table-cell table:formula="of:=[.CG43]/[.CI43]" office:value-type="float" office:value="0.00452433443069458" calcext:value-type="float">
            <text:p>0.00452433443069458</text:p>
          </table:table-cell>
          <table:table-cell table:formula="of:=[.CH43]/[.CI43]" office:value-type="float" office:value="0.00459566688537598" calcext:value-type="float">
            <text:p>0.00459566688537598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3193212" calcext:value-type="float">
            <text:p>33193212</text:p>
          </table:table-cell>
          <table:table-cell office:value-type="float" office:value="32959674" calcext:value-type="float">
            <text:p>32959674</text:p>
          </table:table-cell>
          <table:table-cell office:value-type="float" office:value="34307073" calcext:value-type="float">
            <text:p>34307073</text:p>
          </table:table-cell>
          <table:table-cell table:formula="of:=[.CO43]^3" office:value-type="float" office:value="16777216000" calcext:value-type="float">
            <text:p>16777216000</text:p>
          </table:table-cell>
          <table:table-cell table:formula="of:=[.CO43]^2" office:value-type="float" office:value="6553600" calcext:value-type="float">
            <text:p>6553600</text:p>
          </table:table-cell>
          <table:table-cell table:formula="of:=[.CP43]/[.CS43]" office:value-type="float" office:value="0.00197846961021423" calcext:value-type="float">
            <text:p>0.00197846961021423</text:p>
          </table:table-cell>
          <table:table-cell table:formula="of:=[.CQ43]/[.CS43]" office:value-type="float" office:value="0.00196454966068268" calcext:value-type="float">
            <text:p>0.00196454966068268</text:p>
          </table:table-cell>
          <table:table-cell table:formula="of:=[.CR43]/[.CS43]" office:value-type="float" office:value="0.00204486089944839" calcext:value-type="float">
            <text:p>0.00204486089944839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table:formula="of:=[.DA43]^2" office:value-type="float" office:value="65536" calcext:value-type="float">
            <text:p>65536</text:p>
          </table:table-cell>
          <table:table-cell office:value-type="float" office:value="579747" calcext:value-type="float">
            <text:p>579747</text:p>
          </table:table-cell>
          <table:table-cell office:value-type="float" office:value="571707" calcext:value-type="float">
            <text:p>571707</text:p>
          </table:table-cell>
          <table:table-cell office:value-type="float" office:value="311232" calcext:value-type="float">
            <text:p>311232</text:p>
          </table:table-cell>
          <table:table-cell office:value-type="float" office:value="285984" calcext:value-type="float">
            <text:p>285984</text:p>
          </table:table-cell>
          <table:table-cell office:value-type="float" office:value="217836" calcext:value-type="float">
            <text:p>217836</text:p>
          </table:table-cell>
          <table:table-cell office:value-type="float" office:value="189909" calcext:value-type="float">
            <text:p>189909</text:p>
          </table:table-cell>
          <table:table-cell office:value-type="float" office:value="221094" calcext:value-type="float">
            <text:p>221094</text:p>
          </table:table-cell>
          <table:table-cell office:value-type="float" office:value="208290" calcext:value-type="float">
            <text:p>208290</text:p>
          </table:table-cell>
          <table:table-cell office:value-type="float" office:value="422112" calcext:value-type="float">
            <text:p>422112</text:p>
          </table:table-cell>
          <table:table-cell office:value-type="float" office:value="402630" calcext:value-type="float">
            <text:p>402630</text:p>
          </table:table-cell>
          <table:table-cell office:value-type="float" office:value="403986" calcext:value-type="float">
            <text:p>403986</text:p>
          </table:table-cell>
          <table:table-cell office:value-type="float" office:value="386349" calcext:value-type="float">
            <text:p>3863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384" calcext:value-type="float">
            <text:p>16384</text:p>
          </table:table-cell>
          <table:table-cell table:style-name="ce1" office:value-type="float" office:value="437500000000" calcext:value-type="float">
            <text:p>4.375E+11</text:p>
          </table:table-cell>
          <table:table-cell table:style-name="ce1" office:value-type="float" office:value="27350000000" calcext:value-type="float">
            <text:p>2.735E+10</text:p>
          </table:table-cell>
          <table:table-cell table:number-columns-repeated="11"/>
          <table:table-cell office:value-type="float" office:value="23" calcext:value-type="float">
            <text:p>23</text:p>
          </table:table-cell>
          <table:table-cell office:value-type="float" office:value="16996" calcext:value-type="float">
            <text:p>16996</text:p>
          </table:table-cell>
          <table:table-cell office:value-type="float" office:value="11942" calcext:value-type="float">
            <text:p>11942</text:p>
          </table:table-cell>
          <table:table-cell office:value-type="float" office:value="12198" calcext:value-type="float">
            <text:p>12198</text:p>
          </table:table-cell>
          <table:table-cell table:formula="of:=[.P44]^3" office:value-type="float" office:value="12167" calcext:value-type="float">
            <text:p>12167</text:p>
          </table:table-cell>
          <table:table-cell table:formula="of:=[.Q44]/[.T44]" office:value-type="float" office:value="1.39689323580176" calcext:value-type="float">
            <text:p>1.39689323580176</text:p>
          </table:table-cell>
          <table:table-cell table:formula="of:=[.R44]/[.T44]" office:value-type="float" office:value="0.98150735596285" calcext:value-type="float">
            <text:p>0.98150735596285</text:p>
          </table:table-cell>
          <table:table-cell table:formula="of:=[.S44]/[.T44]" office:value-type="float" office:value="1.00254787540067" calcext:value-type="float">
            <text:p>1.00254787540067</text:p>
          </table:table-cell>
          <table:table-cell table:formula="of:=[.P44]^2" office:value-type="float" office:value="529" calcext:value-type="float">
            <text:p>529</text:p>
          </table:table-cell>
          <table:table-cell table:number-columns-repeated="17"/>
          <table:table-cell office:value-type="float" office:value="1104" calcext:value-type="float">
            <text:p>1104</text:p>
          </table:table-cell>
          <table:table-cell office:value-type="float" office:value="2474439698" calcext:value-type="float">
            <text:p>2474439698</text:p>
          </table:table-cell>
          <table:table-cell office:value-type="float" office:value="1182319538" calcext:value-type="float">
            <text:p>1182319538</text:p>
          </table:table-cell>
          <table:table-cell office:value-type="float" office:value="3598660020" calcext:value-type="float">
            <text:p>3598660020</text:p>
          </table:table-cell>
          <table:table-cell table:formula="of:=[.AP44]^3" office:value-type="float" office:value="1345572864" calcext:value-type="float">
            <text:p>1345572864</text:p>
          </table:table-cell>
          <table:table-cell table:formula="of:=[.AP44]^2" office:value-type="float" office:value="1218816" calcext:value-type="float">
            <text:p>1218816</text:p>
          </table:table-cell>
          <table:table-cell table:formula="of:=[.AQ44]/[.AT44]" office:value-type="float" office:value="1.83894887018173" calcext:value-type="float">
            <text:p>1.83894887018173</text:p>
          </table:table-cell>
          <table:table-cell table:formula="of:=[.AR44]/[.AT44]" office:value-type="float" office:value="0.878673737879423" calcext:value-type="float">
            <text:p>0.878673737879423</text:p>
          </table:table-cell>
          <table:table-cell table:formula="of:=[.AS44]/[.AT44]" office:value-type="float" office:value="2.67444455538604" calcext:value-type="float">
            <text:p>2.67444455538604</text:p>
          </table:table-cell>
          <table:table-cell table:number-columns-repeated="12"/>
          <table:table-cell office:value-type="float" office:value="664" calcext:value-type="float">
            <text:p>664</text:p>
          </table:table-cell>
          <table:table-cell office:value-type="float" office:value="10924674" calcext:value-type="float">
            <text:p>10924674</text:p>
          </table:table-cell>
          <table:table-cell office:value-type="float" office:value="10637706" calcext:value-type="float">
            <text:p>10637706</text:p>
          </table:table-cell>
          <table:table-cell office:value-type="float" office:value="10481787" calcext:value-type="float">
            <text:p>10481787</text:p>
          </table:table-cell>
          <table:table-cell table:formula="of:=[.BK44]^3" office:value-type="float" office:value="292754944" calcext:value-type="float">
            <text:p>292754944</text:p>
          </table:table-cell>
          <table:table-cell table:formula="of:=[.BK44]^2" office:value-type="float" office:value="440896" calcext:value-type="float">
            <text:p>440896</text:p>
          </table:table-cell>
          <table:table-cell table:formula="of:=[.BL44]/[.BO44]" office:value-type="float" office:value="0.0373167873810527" calcext:value-type="float">
            <text:p>0.0373167873810527</text:p>
          </table:table-cell>
          <table:table-cell table:formula="of:=[.BM44]/[.BO44]" office:value-type="float" office:value="0.0363365545758298" calcext:value-type="float">
            <text:p>0.0363365545758298</text:p>
          </table:table-cell>
          <table:table-cell table:formula="of:=[.BN44]/[.BO44]" office:value-type="float" office:value="0.0358039623747567" calcext:value-type="float">
            <text:p>0.0358039623747567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2345529" calcext:value-type="float">
            <text:p>2345529</text:p>
          </table:table-cell>
          <table:table-cell office:value-type="float" office:value="3283176" calcext:value-type="float">
            <text:p>3283176</text:p>
          </table:table-cell>
          <table:table-cell office:value-type="float" office:value="2325750" calcext:value-type="float">
            <text:p>2325750</text:p>
          </table:table-cell>
          <table:table-cell table:formula="of:=[.BU44]^3" office:value-type="float" office:value="303464448" calcext:value-type="float">
            <text:p>303464448</text:p>
          </table:table-cell>
          <table:table-cell table:formula="of:=[.BU44]^2" office:value-type="float" office:value="451584" calcext:value-type="float">
            <text:p>451584</text:p>
          </table:table-cell>
          <table:table-cell table:formula="of:=[.BV44]/[.BY44]" office:value-type="float" office:value="0.00772917228182196" calcext:value-type="float">
            <text:p>0.00772917228182196</text:p>
          </table:table-cell>
          <table:table-cell table:formula="of:=[.BW44]/[.BY44]" office:value-type="float" office:value="0.0108189806800696" calcext:value-type="float">
            <text:p>0.0108189806800696</text:p>
          </table:table-cell>
          <table:table-cell table:formula="of:=[.BX44]/[.BY44]" office:value-type="float" office:value="0.00766399495996315" calcext:value-type="float">
            <text:p>0.00766399495996315</text:p>
          </table:table-cell>
          <table:table-cell/>
          <table:table-cell office:value-type="float" office:value="1312" calcext:value-type="float">
            <text:p>1312</text:p>
          </table:table-cell>
          <table:table-cell office:value-type="float" office:value="8850438" calcext:value-type="float">
            <text:p>8850438</text:p>
          </table:table-cell>
          <table:table-cell office:value-type="float" office:value="8905539" calcext:value-type="float">
            <text:p>8905539</text:p>
          </table:table-cell>
          <table:table-cell office:value-type="float" office:value="8918352" calcext:value-type="float">
            <text:p>8918352</text:p>
          </table:table-cell>
          <table:table-cell table:formula="of:=[.CE44]^3" office:value-type="float" office:value="2258403328" calcext:value-type="float">
            <text:p>2258403328</text:p>
          </table:table-cell>
          <table:table-cell table:formula="of:=[.CE44]^2" office:value-type="float" office:value="1721344" calcext:value-type="float">
            <text:p>1721344</text:p>
          </table:table-cell>
          <table:table-cell table:formula="of:=[.CF44]/[.CI44]" office:value-type="float" office:value="0.00391889167460525" calcext:value-type="float">
            <text:p>0.00391889167460525</text:p>
          </table:table-cell>
          <table:table-cell table:formula="of:=[.CG44]/[.CI44]" office:value-type="float" office:value="0.00394328988519804" calcext:value-type="float">
            <text:p>0.00394328988519804</text:p>
          </table:table-cell>
          <table:table-cell table:formula="of:=[.CH44]/[.CI44]" office:value-type="float" office:value="0.00394896336249111" calcext:value-type="float">
            <text:p>0.00394896336249111</text:p>
          </table:table-cell>
          <table:table-cell/>
          <table:table-cell office:value-type="float" office:value="2624" calcext:value-type="float">
            <text:p>2624</text:p>
          </table:table-cell>
          <table:table-cell office:value-type="float" office:value="18836994" calcext:value-type="float">
            <text:p>18836994</text:p>
          </table:table-cell>
          <table:table-cell office:value-type="float" office:value="18818772" calcext:value-type="float">
            <text:p>18818772</text:p>
          </table:table-cell>
          <table:table-cell office:value-type="float" office:value="19695543" calcext:value-type="float">
            <text:p>19695543</text:p>
          </table:table-cell>
          <table:table-cell table:formula="of:=[.CO44]^3" office:value-type="float" office:value="18067226624" calcext:value-type="float">
            <text:p>18067226624</text:p>
          </table:table-cell>
          <table:table-cell table:formula="of:=[.CO44]^2" office:value-type="float" office:value="6885376" calcext:value-type="float">
            <text:p>6885376</text:p>
          </table:table-cell>
          <table:table-cell table:formula="of:=[.CP44]/[.CS44]" office:value-type="float" office:value="0.00104260572981231" calcext:value-type="float">
            <text:p>0.00104260572981231</text:p>
          </table:table-cell>
          <table:table-cell table:formula="of:=[.CQ44]/[.CS44]" office:value-type="float" office:value="0.0010415971632858" calcext:value-type="float">
            <text:p>0.0010415971632858</text:p>
          </table:table-cell>
          <table:table-cell table:formula="of:=[.CR44]/[.CS44]" office:value-type="float" office:value="0.00109012541935114" calcext:value-type="float">
            <text:p>0.00109012541935114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table:formula="of:=[.DA44]^2" office:value-type="float" office:value="102400" calcext:value-type="float">
            <text:p>102400</text:p>
          </table:table-cell>
          <table:table-cell office:value-type="float" office:value="526446" calcext:value-type="float">
            <text:p>526446</text:p>
          </table:table-cell>
          <table:table-cell office:value-type="float" office:value="516618" calcext:value-type="float">
            <text:p>516618</text:p>
          </table:table-cell>
          <table:table-cell office:value-type="float" office:value="348786" calcext:value-type="float">
            <text:p>348786</text:p>
          </table:table-cell>
          <table:table-cell office:value-type="float" office:value="324762" calcext:value-type="float">
            <text:p>324762</text:p>
          </table:table-cell>
          <table:table-cell office:value-type="float" office:value="303717" calcext:value-type="float">
            <text:p>303717</text:p>
          </table:table-cell>
          <table:table-cell office:value-type="float" office:value="302265" calcext:value-type="float">
            <text:p>302265</text:p>
          </table:table-cell>
          <table:table-cell office:value-type="float" office:value="304398" calcext:value-type="float">
            <text:p>304398</text:p>
          </table:table-cell>
          <table:table-cell office:value-type="float" office:value="297150" calcext:value-type="float">
            <text:p>297150</text:p>
          </table:table-cell>
          <table:table-cell office:value-type="float" office:value="339807" calcext:value-type="float">
            <text:p>339807</text:p>
          </table:table-cell>
          <table:table-cell office:value-type="float" office:value="333492" calcext:value-type="float">
            <text:p>333492</text:p>
          </table:table-cell>
          <table:table-cell office:value-type="float" office:value="343644" calcext:value-type="float">
            <text:p>343644</text:p>
          </table:table-cell>
          <table:table-cell office:value-type="float" office:value="329457" calcext:value-type="float">
            <text:p>3294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table:style-name="ce1" office:value-type="float" office:value="415800000000" calcext:value-type="float">
            <text:p>4.158E+11</text:p>
          </table:table-cell>
          <table:table-cell table:style-name="ce1" office:value-type="float" office:value="25990000000" calcext:value-type="float">
            <text:p>2.599E+10</text:p>
          </table:table-cell>
          <table:table-cell table:number-columns-repeated="11"/>
          <table:table-cell office:value-type="float" office:value="32" calcext:value-type="float">
            <text:p>32</text:p>
          </table:table-cell>
          <table:table-cell office:value-type="float" office:value="84196" calcext:value-type="float">
            <text:p>84196</text:p>
          </table:table-cell>
          <table:table-cell office:value-type="float" office:value="38066" calcext:value-type="float">
            <text:p>38066</text:p>
          </table:table-cell>
          <table:table-cell office:value-type="float" office:value="31010" calcext:value-type="float">
            <text:p>31010</text:p>
          </table:table-cell>
          <table:table-cell table:formula="of:=[.P45]^3" office:value-type="float" office:value="32768" calcext:value-type="float">
            <text:p>32768</text:p>
          </table:table-cell>
          <table:table-cell table:formula="of:=[.Q45]/[.T45]" office:value-type="float" office:value="2.5694580078125" calcext:value-type="float">
            <text:p>2.5694580078125</text:p>
          </table:table-cell>
          <table:table-cell table:formula="of:=[.R45]/[.T45]" office:value-type="float" office:value="1.16168212890625" calcext:value-type="float">
            <text:p>1.16168212890625</text:p>
          </table:table-cell>
          <table:table-cell table:formula="of:=[.S45]/[.T45]" office:value-type="float" office:value="0.94635009765625" calcext:value-type="float">
            <text:p>0.94635009765625</text:p>
          </table:table-cell>
          <table:table-cell table:formula="of:=[.P45]^2" office:value-type="float" office:value="1024" calcext:value-type="float">
            <text:p>1024</text:p>
          </table:table-cell>
          <table:table-cell table:number-columns-repeated="17"/>
          <table:table-cell office:value-type="float" office:value="1126" calcext:value-type="float">
            <text:p>1126</text:p>
          </table:table-cell>
          <table:table-cell office:value-type="float" office:value="2642808458" calcext:value-type="float">
            <text:p>2642808458</text:p>
          </table:table-cell>
          <table:table-cell office:value-type="float" office:value="1257349984" calcext:value-type="float">
            <text:p>1257349984</text:p>
          </table:table-cell>
          <table:table-cell office:value-type="float" office:value="2900881790" calcext:value-type="float">
            <text:p>2900881790</text:p>
          </table:table-cell>
          <table:table-cell table:formula="of:=[.AP45]^3" office:value-type="float" office:value="1427628376" calcext:value-type="float">
            <text:p>1427628376</text:p>
          </table:table-cell>
          <table:table-cell table:formula="of:=[.AP45]^2" office:value-type="float" office:value="1267876" calcext:value-type="float">
            <text:p>1267876</text:p>
          </table:table-cell>
          <table:table-cell table:formula="of:=[.AQ45]/[.AT45]" office:value-type="float" office:value="1.85118795789472" calcext:value-type="float">
            <text:p>1.85118795789472</text:p>
          </table:table-cell>
          <table:table-cell table:formula="of:=[.AR45]/[.AT45]" office:value-type="float" office:value="0.880726388699912" calcext:value-type="float">
            <text:p>0.880726388699912</text:p>
          </table:table-cell>
          <table:table-cell table:formula="of:=[.AS45]/[.AT45]" office:value-type="float" office:value="2.03195862366356" calcext:value-type="float">
            <text:p>2.03195862366356</text:p>
          </table:table-cell>
          <table:table-cell table:number-columns-repeated="12"/>
          <table:table-cell office:value-type="float" office:value="680" calcext:value-type="float">
            <text:p>680</text:p>
          </table:table-cell>
          <table:table-cell office:value-type="float" office:value="11077866" calcext:value-type="float">
            <text:p>11077866</text:p>
          </table:table-cell>
          <table:table-cell office:value-type="float" office:value="10706232" calcext:value-type="float">
            <text:p>10706232</text:p>
          </table:table-cell>
          <table:table-cell office:value-type="float" office:value="10705992" calcext:value-type="float">
            <text:p>10705992</text:p>
          </table:table-cell>
          <table:table-cell table:formula="of:=[.BK45]^3" office:value-type="float" office:value="314432000" calcext:value-type="float">
            <text:p>314432000</text:p>
          </table:table-cell>
          <table:table-cell table:formula="of:=[.BK45]^2" office:value-type="float" office:value="462400" calcext:value-type="float">
            <text:p>462400</text:p>
          </table:table-cell>
          <table:table-cell table:formula="of:=[.BL45]/[.BO45]" office:value-type="float" office:value="0.0352313568593527" calcext:value-type="float">
            <text:p>0.0352313568593527</text:p>
          </table:table-cell>
          <table:table-cell table:formula="of:=[.BM45]/[.BO45]" office:value-type="float" office:value="0.0340494351719927" calcext:value-type="float">
            <text:p>0.0340494351719927</text:p>
          </table:table-cell>
          <table:table-cell table:formula="of:=[.BN45]/[.BO45]" office:value-type="float" office:value="0.0340486718909017" calcext:value-type="float">
            <text:p>0.0340486718909017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2403231" calcext:value-type="float">
            <text:p>2403231</text:p>
          </table:table-cell>
          <table:table-cell office:value-type="float" office:value="3330822" calcext:value-type="float">
            <text:p>3330822</text:p>
          </table:table-cell>
          <table:table-cell office:value-type="float" office:value="2381316" calcext:value-type="float">
            <text:p>2381316</text:p>
          </table:table-cell>
          <table:table-cell table:formula="of:=[.BU45]^3" office:value-type="float" office:value="325660672" calcext:value-type="float">
            <text:p>325660672</text:p>
          </table:table-cell>
          <table:table-cell table:formula="of:=[.BU45]^2" office:value-type="float" office:value="473344" calcext:value-type="float">
            <text:p>473344</text:p>
          </table:table-cell>
          <table:table-cell table:formula="of:=[.BV45]/[.BY45]" office:value-type="float" office:value="0.00737955549020055" calcext:value-type="float">
            <text:p>0.00737955549020055</text:p>
          </table:table-cell>
          <table:table-cell table:formula="of:=[.BW45]/[.BY45]" office:value-type="float" office:value="0.0102278914415555" calcext:value-type="float">
            <text:p>0.0102278914415555</text:p>
          </table:table-cell>
          <table:table-cell table:formula="of:=[.BX45]/[.BY45]" office:value-type="float" office:value="0.00731226151863987" calcext:value-type="float">
            <text:p>0.00731226151863987</text:p>
          </table:table-cell>
          <table:table-cell/>
          <table:table-cell office:value-type="float" office:value="1344" calcext:value-type="float">
            <text:p>1344</text:p>
          </table:table-cell>
          <table:table-cell office:value-type="float" office:value="9402324" calcext:value-type="float">
            <text:p>9402324</text:p>
          </table:table-cell>
          <table:table-cell office:value-type="float" office:value="9144660" calcext:value-type="float">
            <text:p>9144660</text:p>
          </table:table-cell>
          <table:table-cell office:value-type="float" office:value="9130113" calcext:value-type="float">
            <text:p>9130113</text:p>
          </table:table-cell>
          <table:table-cell table:formula="of:=[.CE45]^3" office:value-type="float" office:value="2427715584" calcext:value-type="float">
            <text:p>2427715584</text:p>
          </table:table-cell>
          <table:table-cell table:formula="of:=[.CE45]^2" office:value-type="float" office:value="1806336" calcext:value-type="float">
            <text:p>1806336</text:p>
          </table:table-cell>
          <table:table-cell table:formula="of:=[.CF45]/[.CI45]" office:value-type="float" office:value="0.00387291001547568" calcext:value-type="float">
            <text:p>0.00387291001547568</text:p>
          </table:table-cell>
          <table:table-cell table:formula="of:=[.CG45]/[.CI45]" office:value-type="float" office:value="0.00376677567185728" calcext:value-type="float">
            <text:p>0.00376677567185728</text:p>
          </table:table-cell>
          <table:table-cell table:formula="of:=[.CH45]/[.CI45]" office:value-type="float" office:value="0.00376078361904192" calcext:value-type="float">
            <text:p>0.00376078361904192</text:p>
          </table:table-cell>
          <table:table-cell/>
          <table:table-cell office:value-type="float" office:value="2688" calcext:value-type="float">
            <text:p>2688</text:p>
          </table:table-cell>
          <table:table-cell office:value-type="float" office:value="20767170" calcext:value-type="float">
            <text:p>20767170</text:p>
          </table:table-cell>
          <table:table-cell office:value-type="float" office:value="20821266" calcext:value-type="float">
            <text:p>20821266</text:p>
          </table:table-cell>
          <table:table-cell office:value-type="float" office:value="21821613" calcext:value-type="float">
            <text:p>21821613</text:p>
          </table:table-cell>
          <table:table-cell table:formula="of:=[.CO45]^3" office:value-type="float" office:value="19421724672" calcext:value-type="float">
            <text:p>19421724672</text:p>
          </table:table-cell>
          <table:table-cell table:formula="of:=[.CO45]^2" office:value-type="float" office:value="7225344" calcext:value-type="float">
            <text:p>7225344</text:p>
          </table:table-cell>
          <table:table-cell table:formula="of:=[.CP45]/[.CS45]" office:value-type="float" office:value="0.00106927527553409" calcext:value-type="float">
            <text:p>0.00106927527553409</text:p>
          </table:table-cell>
          <table:table-cell table:formula="of:=[.CQ45]/[.CS45]" office:value-type="float" office:value="0.0010720606100455" calcext:value-type="float">
            <text:p>0.0010720606100455</text:p>
          </table:table-cell>
          <table:table-cell table:formula="of:=[.CR45]/[.CS45]" office:value-type="float" office:value="0.00112356720984001" calcext:value-type="float">
            <text:p>0.00112356720984001</text:p>
          </table:table-cell>
          <table:table-cell table:number-columns-repeated="3"/>
          <table:table-cell office:value-type="float" office:value="384" calcext:value-type="float">
            <text:p>384</text:p>
          </table:table-cell>
          <table:table-cell table:formula="of:=[.DA45]^2" office:value-type="float" office:value="147456" calcext:value-type="float">
            <text:p>147456</text:p>
          </table:table-cell>
          <table:table-cell office:value-type="float" office:value="1078284" calcext:value-type="float">
            <text:p>1078284</text:p>
          </table:table-cell>
          <table:table-cell office:value-type="float" office:value="1061928" calcext:value-type="float">
            <text:p>1061928</text:p>
          </table:table-cell>
          <table:table-cell office:value-type="float" office:value="647667" calcext:value-type="float">
            <text:p>647667</text:p>
          </table:table-cell>
          <table:table-cell office:value-type="float" office:value="520881" calcext:value-type="float">
            <text:p>520881</text:p>
          </table:table-cell>
          <table:table-cell office:value-type="float" office:value="426255" calcext:value-type="float">
            <text:p>426255</text:p>
          </table:table-cell>
          <table:table-cell office:value-type="float" office:value="428706" calcext:value-type="float">
            <text:p>428706</text:p>
          </table:table-cell>
          <table:table-cell office:value-type="float" office:value="423927" calcext:value-type="float">
            <text:p>423927</text:p>
          </table:table-cell>
          <table:table-cell office:value-type="float" office:value="418677" calcext:value-type="float">
            <text:p>418677</text:p>
          </table:table-cell>
          <table:table-cell office:value-type="float" office:value="516867" calcext:value-type="float">
            <text:p>516867</text:p>
          </table:table-cell>
          <table:table-cell office:value-type="float" office:value="507363" calcext:value-type="float">
            <text:p>507363</text:p>
          </table:table-cell>
          <table:table-cell office:value-type="float" office:value="895986" calcext:value-type="float">
            <text:p>895986</text:p>
          </table:table-cell>
          <table:table-cell office:value-type="float" office:value="878856" calcext:value-type="float">
            <text:p>8788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2144" calcext:value-type="float">
            <text:p>262144</text:p>
          </table:table-cell>
          <table:table-cell table:style-name="ce1" office:value-type="float" office:value="442500000000" calcext:value-type="float">
            <text:p>4.425E+11</text:p>
          </table:table-cell>
          <table:table-cell table:style-name="ce1" office:value-type="float" office:value="27660000000" calcext:value-type="float">
            <text:p>2.766E+10</text:p>
          </table:table-cell>
          <table:table-cell table:number-columns-repeated="11"/>
          <table:table-cell office:value-type="float" office:value="43" calcext:value-type="float">
            <text:p>43</text:p>
          </table:table-cell>
          <table:table-cell office:value-type="float" office:value="134438" calcext:value-type="float">
            <text:p>134438</text:p>
          </table:table-cell>
          <table:table-cell office:value-type="float" office:value="132958" calcext:value-type="float">
            <text:p>132958</text:p>
          </table:table-cell>
          <table:table-cell office:value-type="float" office:value="132304" calcext:value-type="float">
            <text:p>132304</text:p>
          </table:table-cell>
          <table:table-cell table:formula="of:=[.P46]^3" office:value-type="float" office:value="79507" calcext:value-type="float">
            <text:p>79507</text:p>
          </table:table-cell>
          <table:table-cell table:formula="of:=[.Q46]/[.T46]" office:value-type="float" office:value="1.69089514130831" calcext:value-type="float">
            <text:p>1.69089514130831</text:p>
          </table:table-cell>
          <table:table-cell table:formula="of:=[.R46]/[.T46]" office:value-type="float" office:value="1.6722804281384" calcext:value-type="float">
            <text:p>1.6722804281384</text:p>
          </table:table-cell>
          <table:table-cell table:formula="of:=[.S46]/[.T46]" office:value-type="float" office:value="1.66405473731873" calcext:value-type="float">
            <text:p>1.66405473731873</text:p>
          </table:table-cell>
          <table:table-cell table:formula="of:=[.P46]^2" office:value-type="float" office:value="1849" calcext:value-type="float">
            <text:p>1849</text:p>
          </table:table-cell>
          <table:table-cell table:number-columns-repeated="17"/>
          <table:table-cell office:value-type="float" office:value="1150" calcext:value-type="float">
            <text:p>1150</text:p>
          </table:table-cell>
          <table:table-cell office:value-type="float" office:value="2853289512" calcext:value-type="float">
            <text:p>2853289512</text:p>
          </table:table-cell>
          <table:table-cell office:value-type="float" office:value="1341818594" calcext:value-type="float">
            <text:p>1341818594</text:p>
          </table:table-cell>
          <table:table-cell office:value-type="float" office:value="3178912052" calcext:value-type="float">
            <text:p>3178912052</text:p>
          </table:table-cell>
          <table:table-cell table:formula="of:=[.AP46]^3" office:value-type="float" office:value="1520875000" calcext:value-type="float">
            <text:p>1520875000</text:p>
          </table:table-cell>
          <table:table-cell table:formula="of:=[.AP46]^2" office:value-type="float" office:value="1322500" calcext:value-type="float">
            <text:p>1322500</text:p>
          </table:table-cell>
          <table:table-cell table:formula="of:=[.AQ46]/[.AT46]" office:value-type="float" office:value="1.87608416996795" calcext:value-type="float">
            <text:p>1.87608416996795</text:p>
          </table:table-cell>
          <table:table-cell table:formula="of:=[.AR46]/[.AT46]" office:value-type="float" office:value="0.882267506534068" calcext:value-type="float">
            <text:p>0.882267506534068</text:p>
          </table:table-cell>
          <table:table-cell table:formula="of:=[.AS46]/[.AT46]" office:value-type="float" office:value="2.09018627566368" calcext:value-type="float">
            <text:p>2.09018627566368</text:p>
          </table:table-cell>
          <table:table-cell table:number-columns-repeated="12"/>
          <table:table-cell office:value-type="float" office:value="696" calcext:value-type="float">
            <text:p>696</text:p>
          </table:table-cell>
          <table:table-cell office:value-type="float" office:value="11330727" calcext:value-type="float">
            <text:p>11330727</text:p>
          </table:table-cell>
          <table:table-cell office:value-type="float" office:value="10960533" calcext:value-type="float">
            <text:p>10960533</text:p>
          </table:table-cell>
          <table:table-cell office:value-type="float" office:value="10961169" calcext:value-type="float">
            <text:p>10961169</text:p>
          </table:table-cell>
          <table:table-cell table:formula="of:=[.BK46]^3" office:value-type="float" office:value="337153536" calcext:value-type="float">
            <text:p>337153536</text:p>
          </table:table-cell>
          <table:table-cell table:formula="of:=[.BK46]^2" office:value-type="float" office:value="484416" calcext:value-type="float">
            <text:p>484416</text:p>
          </table:table-cell>
          <table:table-cell table:formula="of:=[.BL46]/[.BO46]" office:value-type="float" office:value="0.0336070240710749" calcext:value-type="float">
            <text:p>0.0336070240710749</text:p>
          </table:table-cell>
          <table:table-cell table:formula="of:=[.BM46]/[.BO46]" office:value-type="float" office:value="0.0325090257988574" calcext:value-type="float">
            <text:p>0.0325090257988574</text:p>
          </table:table-cell>
          <table:table-cell table:formula="of:=[.BN46]/[.BO46]" office:value-type="float" office:value="0.0325109121797851" calcext:value-type="float">
            <text:p>0.0325109121797851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2354976" calcext:value-type="float">
            <text:p>2354976</text:p>
          </table:table-cell>
          <table:table-cell office:value-type="float" office:value="3398076" calcext:value-type="float">
            <text:p>3398076</text:p>
          </table:table-cell>
          <table:table-cell office:value-type="float" office:value="2444538" calcext:value-type="float">
            <text:p>2444538</text:p>
          </table:table-cell>
          <table:table-cell table:formula="of:=[.BU46]^3" office:value-type="float" office:value="348913664" calcext:value-type="float">
            <text:p>348913664</text:p>
          </table:table-cell>
          <table:table-cell table:formula="of:=[.BU46]^2" office:value-type="float" office:value="495616" calcext:value-type="float">
            <text:p>495616</text:p>
          </table:table-cell>
          <table:table-cell table:formula="of:=[.BV46]/[.BY46]" office:value-type="float" office:value="0.00674945192172239" calcext:value-type="float">
            <text:p>0.00674945192172239</text:p>
          </table:table-cell>
          <table:table-cell table:formula="of:=[.BW46]/[.BY46]" office:value-type="float" office:value="0.00973901669841167" calcext:value-type="float">
            <text:p>0.00973901669841167</text:p>
          </table:table-cell>
          <table:table-cell table:formula="of:=[.BX46]/[.BY46]" office:value-type="float" office:value="0.00700614006334816" calcext:value-type="float">
            <text:p>0.00700614006334816</text:p>
          </table:table-cell>
          <table:table-cell/>
          <table:table-cell office:value-type="float" office:value="1376" calcext:value-type="float">
            <text:p>1376</text:p>
          </table:table-cell>
          <table:table-cell office:value-type="float" office:value="9526863" calcext:value-type="float">
            <text:p>9526863</text:p>
          </table:table-cell>
          <table:table-cell office:value-type="float" office:value="9540273" calcext:value-type="float">
            <text:p>9540273</text:p>
          </table:table-cell>
          <table:table-cell office:value-type="float" office:value="9542733" calcext:value-type="float">
            <text:p>9542733</text:p>
          </table:table-cell>
          <table:table-cell table:formula="of:=[.CE46]^3" office:value-type="float" office:value="2605285376" calcext:value-type="float">
            <text:p>2605285376</text:p>
          </table:table-cell>
          <table:table-cell table:formula="of:=[.CE46]^2" office:value-type="float" office:value="1893376" calcext:value-type="float">
            <text:p>1893376</text:p>
          </table:table-cell>
          <table:table-cell table:formula="of:=[.CF46]/[.CI46]" office:value-type="float" office:value="0.00365674451166151" calcext:value-type="float">
            <text:p>0.00365674451166151</text:p>
          </table:table-cell>
          <table:table-cell table:formula="of:=[.CG46]/[.CI46]" office:value-type="float" office:value="0.00366189174049239" calcext:value-type="float">
            <text:p>0.00366189174049239</text:p>
          </table:table-cell>
          <table:table-cell table:formula="of:=[.CH46]/[.CI46]" office:value-type="float" office:value="0.00366283597486405" calcext:value-type="float">
            <text:p>0.00366283597486405</text:p>
          </table:table-cell>
          <table:table-cell/>
          <table:table-cell office:value-type="float" office:value="2752" calcext:value-type="float">
            <text:p>2752</text:p>
          </table:table-cell>
          <table:table-cell office:value-type="float" office:value="19947195" calcext:value-type="float">
            <text:p>19947195</text:p>
          </table:table-cell>
          <table:table-cell office:value-type="float" office:value="19835562" calcext:value-type="float">
            <text:p>19835562</text:p>
          </table:table-cell>
          <table:table-cell office:value-type="float" office:value="20286672" calcext:value-type="float">
            <text:p>20286672</text:p>
          </table:table-cell>
          <table:table-cell table:formula="of:=[.CO46]^3" office:value-type="float" office:value="20842283008" calcext:value-type="float">
            <text:p>20842283008</text:p>
          </table:table-cell>
          <table:table-cell table:formula="of:=[.CO46]^2" office:value-type="float" office:value="7573504" calcext:value-type="float">
            <text:p>7573504</text:p>
          </table:table-cell>
          <table:table-cell table:formula="of:=[.CP46]/[.CS46]" office:value-type="float" office:value="0.000957054224450535" calcext:value-type="float">
            <text:p>0.000957054224450535</text:p>
          </table:table-cell>
          <table:table-cell table:formula="of:=[.CQ46]/[.CS46]" office:value-type="float" office:value="0.000951698141340198" calcext:value-type="float">
            <text:p>0.000951698141340198</text:p>
          </table:table-cell>
          <table:table-cell table:formula="of:=[.CR46]/[.CS46]" office:value-type="float" office:value="0.000973342123423488" calcext:value-type="float">
            <text:p>0.000973342123423488</text:p>
          </table:table-cell>
          <table:table-cell table:number-columns-repeated="3"/>
          <table:table-cell office:value-type="float" office:value="448" calcext:value-type="float">
            <text:p>448</text:p>
          </table:table-cell>
          <table:table-cell table:formula="of:=[.DA46]^2" office:value-type="float" office:value="200704" calcext:value-type="float">
            <text:p>200704</text:p>
          </table:table-cell>
          <table:table-cell office:value-type="float" office:value="1060914" calcext:value-type="float">
            <text:p>1060914</text:p>
          </table:table-cell>
          <table:table-cell office:value-type="float" office:value="1044492" calcext:value-type="float">
            <text:p>1044492</text:p>
          </table:table-cell>
          <table:table-cell office:value-type="float" office:value="724065" calcext:value-type="float">
            <text:p>724065</text:p>
          </table:table-cell>
          <table:table-cell office:value-type="float" office:value="615456" calcext:value-type="float">
            <text:p>615456</text:p>
          </table:table-cell>
          <table:table-cell office:value-type="float" office:value="578367" calcext:value-type="float">
            <text:p>578367</text:p>
          </table:table-cell>
          <table:table-cell office:value-type="float" office:value="571551" calcext:value-type="float">
            <text:p>571551</text:p>
          </table:table-cell>
          <table:table-cell office:value-type="float" office:value="579525" calcext:value-type="float">
            <text:p>579525</text:p>
          </table:table-cell>
          <table:table-cell office:value-type="float" office:value="569952" calcext:value-type="float">
            <text:p>569952</text:p>
          </table:table-cell>
          <table:table-cell office:value-type="float" office:value="639021" calcext:value-type="float">
            <text:p>639021</text:p>
          </table:table-cell>
          <table:table-cell office:value-type="float" office:value="641553" calcext:value-type="float">
            <text:p>641553</text:p>
          </table:table-cell>
          <table:table-cell office:value-type="float" office:value="691674" calcext:value-type="float">
            <text:p>691674</text:p>
          </table:table-cell>
          <table:table-cell office:value-type="float" office:value="657297" calcext:value-type="float">
            <text:p>6572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table:style-name="ce1" office:value-type="float" office:value="432400000000" calcext:value-type="float">
            <text:p>4.324E+11</text:p>
          </table:table-cell>
          <table:table-cell table:style-name="ce1" office:value-type="float" office:value="27020000000" calcext:value-type="float">
            <text:p>2.702E+10</text:p>
          </table:table-cell>
          <table:table-cell table:number-columns-repeated="11"/>
          <table:table-cell office:value-type="float" office:value="56" calcext:value-type="float">
            <text:p>56</text:p>
          </table:table-cell>
          <table:table-cell office:value-type="float" office:value="294906" calcext:value-type="float">
            <text:p>294906</text:p>
          </table:table-cell>
          <table:table-cell office:value-type="float" office:value="259076" calcext:value-type="float">
            <text:p>259076</text:p>
          </table:table-cell>
          <table:table-cell office:value-type="float" office:value="337394" calcext:value-type="float">
            <text:p>337394</text:p>
          </table:table-cell>
          <table:table-cell table:formula="of:=[.P47]^3" office:value-type="float" office:value="175616" calcext:value-type="float">
            <text:p>175616</text:p>
          </table:table-cell>
          <table:table-cell table:formula="of:=[.Q47]/[.T47]" office:value-type="float" office:value="1.67926612609329" calcext:value-type="float">
            <text:p>1.67926612609329</text:p>
          </table:table-cell>
          <table:table-cell table:formula="of:=[.R47]/[.T47]" office:value-type="float" office:value="1.47524143586006" calcext:value-type="float">
            <text:p>1.47524143586006</text:p>
          </table:table-cell>
          <table:table-cell table:formula="of:=[.S47]/[.T47]" office:value-type="float" office:value="1.92120307944606" calcext:value-type="float">
            <text:p>1.92120307944606</text:p>
          </table:table-cell>
          <table:table-cell table:formula="of:=[.P47]^2" office:value-type="float" office:value="3136" calcext:value-type="float">
            <text:p>3136</text:p>
          </table:table-cell>
          <table:table-cell table:number-columns-repeated="17"/>
          <table:table-cell office:value-type="float" office:value="1176" calcext:value-type="float">
            <text:p>1176</text:p>
          </table:table-cell>
          <table:table-cell office:value-type="float" office:value="3108823100" calcext:value-type="float">
            <text:p>3108823100</text:p>
          </table:table-cell>
          <table:table-cell office:value-type="float" office:value="1454633856" calcext:value-type="float">
            <text:p>1454633856</text:p>
          </table:table-cell>
          <table:table-cell office:value-type="float" office:value="3414106788" calcext:value-type="float">
            <text:p>3414106788</text:p>
          </table:table-cell>
          <table:table-cell table:formula="of:=[.AP47]^3" office:value-type="float" office:value="1626379776" calcext:value-type="float">
            <text:p>1626379776</text:p>
          </table:table-cell>
          <table:table-cell table:formula="of:=[.AP47]^2" office:value-type="float" office:value="1382976" calcext:value-type="float">
            <text:p>1382976</text:p>
          </table:table-cell>
          <table:table-cell table:formula="of:=[.AQ47]/[.AT47]" office:value-type="float" office:value="1.91149886753142" calcext:value-type="float">
            <text:p>1.91149886753142</text:p>
          </table:table-cell>
          <table:table-cell table:formula="of:=[.AR47]/[.AT47]" office:value-type="float" office:value="0.894399867402188" calcext:value-type="float">
            <text:p>0.894399867402188</text:p>
          </table:table-cell>
          <table:table-cell table:formula="of:=[.AS47]/[.AT47]" office:value-type="float" office:value="2.0992063713414" calcext:value-type="float">
            <text:p>2.0992063713414</text:p>
          </table:table-cell>
          <table:table-cell table:number-columns-repeated="12"/>
          <table:table-cell office:value-type="float" office:value="712" calcext:value-type="float">
            <text:p>712</text:p>
          </table:table-cell>
          <table:table-cell office:value-type="float" office:value="13770216" calcext:value-type="float">
            <text:p>13770216</text:p>
          </table:table-cell>
          <table:table-cell office:value-type="float" office:value="13319523" calcext:value-type="float">
            <text:p>13319523</text:p>
          </table:table-cell>
          <table:table-cell office:value-type="float" office:value="13405407" calcext:value-type="float">
            <text:p>13405407</text:p>
          </table:table-cell>
          <table:table-cell table:formula="of:=[.BK47]^3" office:value-type="float" office:value="360944128" calcext:value-type="float">
            <text:p>360944128</text:p>
          </table:table-cell>
          <table:table-cell table:formula="of:=[.BK47]^2" office:value-type="float" office:value="506944" calcext:value-type="float">
            <text:p>506944</text:p>
          </table:table-cell>
          <table:table-cell table:formula="of:=[.BL47]/[.BO47]" office:value-type="float" office:value="0.0381505472226438" calcext:value-type="float">
            <text:p>0.0381505472226438</text:p>
          </table:table-cell>
          <table:table-cell table:formula="of:=[.BM47]/[.BO47]" office:value-type="float" office:value="0.0369018969052185" calcext:value-type="float">
            <text:p>0.0369018969052185</text:p>
          </table:table-cell>
          <table:table-cell table:formula="of:=[.BN47]/[.BO47]" office:value-type="float" office:value="0.0371398395487958" calcext:value-type="float">
            <text:p>0.0371398395487958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2408745" calcext:value-type="float">
            <text:p>2408745</text:p>
          </table:table-cell>
          <table:table-cell office:value-type="float" office:value="3475194" calcext:value-type="float">
            <text:p>3475194</text:p>
          </table:table-cell>
          <table:table-cell office:value-type="float" office:value="2523147" calcext:value-type="float">
            <text:p>2523147</text:p>
          </table:table-cell>
          <table:table-cell table:formula="of:=[.BU47]^3" office:value-type="float" office:value="373248000" calcext:value-type="float">
            <text:p>373248000</text:p>
          </table:table-cell>
          <table:table-cell table:formula="of:=[.BU47]^2" office:value-type="float" office:value="518400" calcext:value-type="float">
            <text:p>518400</text:p>
          </table:table-cell>
          <table:table-cell table:formula="of:=[.BV47]/[.BY47]" office:value-type="float" office:value="0.00645347061471193" calcext:value-type="float">
            <text:p>0.00645347061471193</text:p>
          </table:table-cell>
          <table:table-cell table:formula="of:=[.BW47]/[.BY47]" office:value-type="float" office:value="0.00931068351337449" calcext:value-type="float">
            <text:p>0.00931068351337449</text:p>
          </table:table-cell>
          <table:table-cell table:formula="of:=[.BX47]/[.BY47]" office:value-type="float" office:value="0.00675997460133745" calcext:value-type="float">
            <text:p>0.00675997460133745</text:p>
          </table:table-cell>
          <table:table-cell/>
          <table:table-cell office:value-type="float" office:value="1408" calcext:value-type="float">
            <text:p>1408</text:p>
          </table:table-cell>
          <table:table-cell office:value-type="float" office:value="9955587" calcext:value-type="float">
            <text:p>9955587</text:p>
          </table:table-cell>
          <table:table-cell office:value-type="float" office:value="9893862" calcext:value-type="float">
            <text:p>9893862</text:p>
          </table:table-cell>
          <table:table-cell office:value-type="float" office:value="9764991" calcext:value-type="float">
            <text:p>9764991</text:p>
          </table:table-cell>
          <table:table-cell table:formula="of:=[.CE47]^3" office:value-type="float" office:value="2791309312" calcext:value-type="float">
            <text:p>2791309312</text:p>
          </table:table-cell>
          <table:table-cell table:formula="of:=[.CE47]^2" office:value-type="float" office:value="1982464" calcext:value-type="float">
            <text:p>1982464</text:p>
          </table:table-cell>
          <table:table-cell table:formula="of:=[.CF47]/[.CI47]" office:value-type="float" office:value="0.0035666369746987" calcext:value-type="float">
            <text:p>0.0035666369746987</text:p>
          </table:table-cell>
          <table:table-cell table:formula="of:=[.CG47]/[.CI47]" office:value-type="float" office:value="0.00354452369626889" calcext:value-type="float">
            <text:p>0.00354452369626889</text:p>
          </table:table-cell>
          <table:table-cell table:formula="of:=[.CH47]/[.CI47]" office:value-type="float" office:value="0.00349835504005942" calcext:value-type="float">
            <text:p>0.00349835504005942</text:p>
          </table:table-cell>
          <table:table-cell/>
          <table:table-cell office:value-type="float" office:value="2816" calcext:value-type="float">
            <text:p>2816</text:p>
          </table:table-cell>
          <table:table-cell office:value-type="float" office:value="22550946" calcext:value-type="float">
            <text:p>22550946</text:p>
          </table:table-cell>
          <table:table-cell office:value-type="float" office:value="22103175" calcext:value-type="float">
            <text:p>22103175</text:p>
          </table:table-cell>
          <table:table-cell office:value-type="float" office:value="22560240" calcext:value-type="float">
            <text:p>22560240</text:p>
          </table:table-cell>
          <table:table-cell table:formula="of:=[.CO47]^3" office:value-type="float" office:value="22330474496" calcext:value-type="float">
            <text:p>22330474496</text:p>
          </table:table-cell>
          <table:table-cell table:formula="of:=[.CO47]^2" office:value-type="float" office:value="7929856" calcext:value-type="float">
            <text:p>7929856</text:p>
          </table:table-cell>
          <table:table-cell table:formula="of:=[.CP47]/[.CS47]" office:value-type="float" office:value="0.00100987312222315" calcext:value-type="float">
            <text:p>0.00100987312222315</text:p>
          </table:table-cell>
          <table:table-cell table:formula="of:=[.CQ47]/[.CS47]" office:value-type="float" office:value="0.00098982110765086" calcext:value-type="float">
            <text:p>0.00098982110765086</text:p>
          </table:table-cell>
          <table:table-cell table:formula="of:=[.CR47]/[.CS47]" office:value-type="float" office:value="0.00101028932475399" calcext:value-type="float">
            <text:p>0.00101028932475399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table:formula="of:=[.DA47]^2" office:value-type="float" office:value="262144" calcext:value-type="float">
            <text:p>262144</text:p>
          </table:table-cell>
          <table:table-cell office:value-type="float" office:value="2050035" calcext:value-type="float">
            <text:p>2050035</text:p>
          </table:table-cell>
          <table:table-cell office:value-type="float" office:value="2032863" calcext:value-type="float">
            <text:p>2032863</text:p>
          </table:table-cell>
          <table:table-cell office:value-type="float" office:value="1447953" calcext:value-type="float">
            <text:p>1447953</text:p>
          </table:table-cell>
          <table:table-cell office:value-type="float" office:value="1376670" calcext:value-type="float">
            <text:p>1376670</text:p>
          </table:table-cell>
          <table:table-cell office:value-type="float" office:value="1464843" calcext:value-type="float">
            <text:p>1464843</text:p>
          </table:table-cell>
          <table:table-cell office:value-type="float" office:value="1480614" calcext:value-type="float">
            <text:p>1480614</text:p>
          </table:table-cell>
          <table:table-cell office:value-type="float" office:value="1886082" calcext:value-type="float">
            <text:p>1886082</text:p>
          </table:table-cell>
          <table:table-cell office:value-type="float" office:value="1868670" calcext:value-type="float">
            <text:p>1868670</text:p>
          </table:table-cell>
          <table:table-cell office:value-type="float" office:value="1534062" calcext:value-type="float">
            <text:p>1534062</text:p>
          </table:table-cell>
          <table:table-cell office:value-type="float" office:value="1519878" calcext:value-type="float">
            <text:p>1519878</text:p>
          </table:table-cell>
          <table:table-cell office:value-type="float" office:value="1827393" calcext:value-type="float">
            <text:p>1827393</text:p>
          </table:table-cell>
          <table:table-cell office:value-type="float" office:value="1787679" calcext:value-type="float">
            <text:p>17876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table:style-name="ce1" office:value-type="float" office:value="74490000000" calcext:value-type="float">
            <text:p>7.449E+10</text:p>
          </table:table-cell>
          <table:table-cell table:style-name="ce1" office:value-type="float" office:value="4656000000" calcext:value-type="float">
            <text:p>4.656E+09</text:p>
          </table:table-cell>
          <table:table-cell table:number-columns-repeated="11"/>
          <table:table-cell office:value-type="float" office:value="71" calcext:value-type="float">
            <text:p>71</text:p>
          </table:table-cell>
          <table:table-cell office:value-type="float" office:value="523590" calcext:value-type="float">
            <text:p>523590</text:p>
          </table:table-cell>
          <table:table-cell office:value-type="float" office:value="404410" calcext:value-type="float">
            <text:p>404410</text:p>
          </table:table-cell>
          <table:table-cell office:value-type="float" office:value="439960" calcext:value-type="float">
            <text:p>439960</text:p>
          </table:table-cell>
          <table:table-cell table:formula="of:=[.P48]^3" office:value-type="float" office:value="357911" calcext:value-type="float">
            <text:p>357911</text:p>
          </table:table-cell>
          <table:table-cell table:formula="of:=[.Q48]/[.T48]" office:value-type="float" office:value="1.46290558267279" calcext:value-type="float">
            <text:p>1.46290558267279</text:p>
          </table:table-cell>
          <table:table-cell table:formula="of:=[.R48]/[.T48]" office:value-type="float" office:value="1.12991777285415" calcext:value-type="float">
            <text:p>1.12991777285415</text:p>
          </table:table-cell>
          <table:table-cell table:formula="of:=[.S48]/[.T48]" office:value-type="float" office:value="1.22924414170003" calcext:value-type="float">
            <text:p>1.22924414170003</text:p>
          </table:table-cell>
          <table:table-cell table:formula="of:=[.P48]^2" office:value-type="float" office:value="5041" calcext:value-type="float">
            <text:p>5041</text:p>
          </table:table-cell>
          <table:table-cell table:number-columns-repeated="17"/>
          <table:table-cell office:value-type="float" office:value="1204" calcext:value-type="float">
            <text:p>1204</text:p>
          </table:table-cell>
          <table:table-cell office:value-type="float" office:value="3366501970" calcext:value-type="float">
            <text:p>3366501970</text:p>
          </table:table-cell>
          <table:table-cell office:value-type="float" office:value="1597554212" calcext:value-type="float">
            <text:p>1597554212</text:p>
          </table:table-cell>
          <table:table-cell office:value-type="float" office:value="4004424206" calcext:value-type="float">
            <text:p>4004424206</text:p>
          </table:table-cell>
          <table:table-cell table:formula="of:=[.AP48]^3" office:value-type="float" office:value="1745337664" calcext:value-type="float">
            <text:p>1745337664</text:p>
          </table:table-cell>
          <table:table-cell table:formula="of:=[.AP48]^2" office:value-type="float" office:value="1449616" calcext:value-type="float">
            <text:p>1449616</text:p>
          </table:table-cell>
          <table:table-cell table:formula="of:=[.AQ48]/[.AT48]" office:value-type="float" office:value="1.92885424948923" calcext:value-type="float">
            <text:p>1.92885424948923</text:p>
          </table:table-cell>
          <table:table-cell table:formula="of:=[.AR48]/[.AT48]" office:value-type="float" office:value="0.915326727287082" calcext:value-type="float">
            <text:p>0.915326727287082</text:p>
          </table:table-cell>
          <table:table-cell table:formula="of:=[.AS48]/[.AT48]" office:value-type="float" office:value="2.29435500567986" calcext:value-type="float">
            <text:p>2.29435500567986</text:p>
          </table:table-cell>
          <table:table-cell table:number-columns-repeated="12"/>
          <table:table-cell office:value-type="float" office:value="728" calcext:value-type="float">
            <text:p>728</text:p>
          </table:table-cell>
          <table:table-cell office:value-type="float" office:value="14073015" calcext:value-type="float">
            <text:p>14073015</text:p>
          </table:table-cell>
          <table:table-cell office:value-type="float" office:value="13605399" calcext:value-type="float">
            <text:p>13605399</text:p>
          </table:table-cell>
          <table:table-cell office:value-type="float" office:value="13607025" calcext:value-type="float">
            <text:p>13607025</text:p>
          </table:table-cell>
          <table:table-cell table:formula="of:=[.BK48]^3" office:value-type="float" office:value="385828352" calcext:value-type="float">
            <text:p>385828352</text:p>
          </table:table-cell>
          <table:table-cell table:formula="of:=[.BK48]^2" office:value-type="float" office:value="529984" calcext:value-type="float">
            <text:p>529984</text:p>
          </table:table-cell>
          <table:table-cell table:formula="of:=[.BL48]/[.BO48]" office:value-type="float" office:value="0.036474807844085" calcext:value-type="float">
            <text:p>0.036474807844085</text:p>
          </table:table-cell>
          <table:table-cell table:formula="of:=[.BM48]/[.BO48]" office:value-type="float" office:value="0.0352628284818219" calcext:value-type="float">
            <text:p>0.0352628284818219</text:p>
          </table:table-cell>
          <table:table-cell table:formula="of:=[.BN48]/[.BO48]" office:value-type="float" office:value="0.0352670427910907" calcext:value-type="float">
            <text:p>0.0352670427910907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float" office:value="2460993" calcext:value-type="float">
            <text:p>2460993</text:p>
          </table:table-cell>
          <table:table-cell office:value-type="float" office:value="3559944" calcext:value-type="float">
            <text:p>3559944</text:p>
          </table:table-cell>
          <table:table-cell office:value-type="float" office:value="2577960" calcext:value-type="float">
            <text:p>2577960</text:p>
          </table:table-cell>
          <table:table-cell table:formula="of:=[.BU48]^3" office:value-type="float" office:value="398688256" calcext:value-type="float">
            <text:p>398688256</text:p>
          </table:table-cell>
          <table:table-cell table:formula="of:=[.BU48]^2" office:value-type="float" office:value="541696" calcext:value-type="float">
            <text:p>541696</text:p>
          </table:table-cell>
          <table:table-cell table:formula="of:=[.BV48]/[.BY48]" office:value-type="float" office:value="0.00617272508774374" calcext:value-type="float">
            <text:p>0.00617272508774374</text:p>
          </table:table-cell>
          <table:table-cell table:formula="of:=[.BW48]/[.BY48]" office:value-type="float" office:value="0.00892914187068505" calcext:value-type="float">
            <text:p>0.00892914187068505</text:p>
          </table:table-cell>
          <table:table-cell table:formula="of:=[.BX48]/[.BY48]" office:value-type="float" office:value="0.00646610468506" calcext:value-type="float">
            <text:p>0.00646610468506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9777432" calcext:value-type="float">
            <text:p>9777432</text:p>
          </table:table-cell>
          <table:table-cell office:value-type="float" office:value="9877134" calcext:value-type="float">
            <text:p>9877134</text:p>
          </table:table-cell>
          <table:table-cell office:value-type="float" office:value="9761361" calcext:value-type="float">
            <text:p>9761361</text:p>
          </table:table-cell>
          <table:table-cell table:formula="of:=[.CE48]^3" office:value-type="float" office:value="2985984000" calcext:value-type="float">
            <text:p>2985984000</text:p>
          </table:table-cell>
          <table:table-cell table:formula="of:=[.CE48]^2" office:value-type="float" office:value="2073600" calcext:value-type="float">
            <text:p>2073600</text:p>
          </table:table-cell>
          <table:table-cell table:formula="of:=[.CF48]/[.CI48]" office:value-type="float" office:value="0.00327444219393004" calcext:value-type="float">
            <text:p>0.00327444219393004</text:p>
          </table:table-cell>
          <table:table-cell table:formula="of:=[.CG48]/[.CI48]" office:value-type="float" office:value="0.00330783219200103" calcext:value-type="float">
            <text:p>0.00330783219200103</text:p>
          </table:table-cell>
          <table:table-cell table:formula="of:=[.CH48]/[.CI48]" office:value-type="float" office:value="0.00326906004854681" calcext:value-type="float">
            <text:p>0.00326906004854681</text:p>
          </table:table-cell>
          <table:table-cell/>
          <table:table-cell office:value-type="float" office:value="2880" calcext:value-type="float">
            <text:p>2880</text:p>
          </table:table-cell>
          <table:table-cell office:value-type="float" office:value="20625738" calcext:value-type="float">
            <text:p>20625738</text:p>
          </table:table-cell>
          <table:table-cell office:value-type="float" office:value="20808342" calcext:value-type="float">
            <text:p>20808342</text:p>
          </table:table-cell>
          <table:table-cell office:value-type="float" office:value="20881341" calcext:value-type="float">
            <text:p>20881341</text:p>
          </table:table-cell>
          <table:table-cell table:formula="of:=[.CO48]^3" office:value-type="float" office:value="23887872000" calcext:value-type="float">
            <text:p>23887872000</text:p>
          </table:table-cell>
          <table:table-cell table:formula="of:=[.CO48]^2" office:value-type="float" office:value="8294400" calcext:value-type="float">
            <text:p>8294400</text:p>
          </table:table-cell>
          <table:table-cell table:formula="of:=[.CP48]/[.CS48]" office:value-type="float" office:value="0.000863439740467464" calcext:value-type="float">
            <text:p>0.000863439740467464</text:p>
          </table:table-cell>
          <table:table-cell table:formula="of:=[.CQ48]/[.CS48]" office:value-type="float" office:value="0.000871083954234182" calcext:value-type="float">
            <text:p>0.000871083954234182</text:p>
          </table:table-cell>
          <table:table-cell table:formula="of:=[.CR48]/[.CS48]" office:value-type="float" office:value="0.000874139856409144" calcext:value-type="float">
            <text:p>0.000874139856409144</text:p>
          </table:table-cell>
          <table:table-cell table:number-columns-repeated="3"/>
          <table:table-cell office:value-type="float" office:value="576" calcext:value-type="float">
            <text:p>576</text:p>
          </table:table-cell>
          <table:table-cell table:formula="of:=[.DA48]^2" office:value-type="float" office:value="331776" calcext:value-type="float">
            <text:p>331776</text:p>
          </table:table-cell>
          <table:table-cell office:value-type="float" office:value="1959813" calcext:value-type="float">
            <text:p>1959813</text:p>
          </table:table-cell>
          <table:table-cell office:value-type="float" office:value="1945920" calcext:value-type="float">
            <text:p>1945920</text:p>
          </table:table-cell>
          <table:table-cell office:value-type="float" office:value="1177167" calcext:value-type="float">
            <text:p>1177167</text:p>
          </table:table-cell>
          <table:table-cell office:value-type="float" office:value="1054833" calcext:value-type="float">
            <text:p>1054833</text:p>
          </table:table-cell>
          <table:table-cell office:value-type="float" office:value="926457" calcext:value-type="float">
            <text:p>926457</text:p>
          </table:table-cell>
          <table:table-cell office:value-type="float" office:value="932262" calcext:value-type="float">
            <text:p>932262</text:p>
          </table:table-cell>
          <table:table-cell office:value-type="float" office:value="938577" calcext:value-type="float">
            <text:p>938577</text:p>
          </table:table-cell>
          <table:table-cell office:value-type="float" office:value="940341" calcext:value-type="float">
            <text:p>940341</text:p>
          </table:table-cell>
          <table:table-cell office:value-type="float" office:value="1034265" calcext:value-type="float">
            <text:p>1034265</text:p>
          </table:table-cell>
          <table:table-cell office:value-type="float" office:value="1077831" calcext:value-type="float">
            <text:p>1077831</text:p>
          </table:table-cell>
          <table:table-cell office:value-type="float" office:value="1151379" calcext:value-type="float">
            <text:p>1151379</text:p>
          </table:table-cell>
          <table:table-cell office:value-type="float" office:value="1106835" calcext:value-type="float">
            <text:p>11068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777216" calcext:value-type="float">
            <text:p>16777216</text:p>
          </table:table-cell>
          <table:table-cell table:style-name="ce1" office:value-type="float" office:value="68450000000" calcext:value-type="float">
            <text:p>6.845E+10</text:p>
          </table:table-cell>
          <table:table-cell table:style-name="ce1" office:value-type="float" office:value="4278000000" calcext:value-type="float">
            <text:p>4.278E+09</text:p>
          </table:table-cell>
          <table:table-cell table:number-columns-repeated="11"/>
          <table:table-cell office:value-type="float" office:value="88" calcext:value-type="float">
            <text:p>88</text:p>
          </table:table-cell>
          <table:table-cell office:value-type="float" office:value="1020514" calcext:value-type="float">
            <text:p>1020514</text:p>
          </table:table-cell>
          <table:table-cell office:value-type="float" office:value="712912" calcext:value-type="float">
            <text:p>712912</text:p>
          </table:table-cell>
          <table:table-cell office:value-type="float" office:value="747644" calcext:value-type="float">
            <text:p>747644</text:p>
          </table:table-cell>
          <table:table-cell table:formula="of:=[.P49]^3" office:value-type="float" office:value="681472" calcext:value-type="float">
            <text:p>681472</text:p>
          </table:table-cell>
          <table:table-cell table:formula="of:=[.Q49]/[.T49]" office:value-type="float" office:value="1.49751420454545" calcext:value-type="float">
            <text:p>1.49751420454545</text:p>
          </table:table-cell>
          <table:table-cell table:formula="of:=[.R49]/[.T49]" office:value-type="float" office:value="1.04613542449286" calcext:value-type="float">
            <text:p>1.04613542449286</text:p>
          </table:table-cell>
          <table:table-cell table:formula="of:=[.S49]/[.T49]" office:value-type="float" office:value="1.09710156836965" calcext:value-type="float">
            <text:p>1.09710156836965</text:p>
          </table:table-cell>
          <table:table-cell table:formula="of:=[.P49]^2" office:value-type="float" office:value="7744" calcext:value-type="float">
            <text:p>7744</text:p>
          </table:table-cell>
          <table:table-cell table:number-columns-repeated="17"/>
          <table:table-cell office:value-type="float" office:value="1234" calcext:value-type="float">
            <text:p>1234</text:p>
          </table:table-cell>
          <table:table-cell office:value-type="float" office:value="4087206140" calcext:value-type="float">
            <text:p>4087206140</text:p>
          </table:table-cell>
          <table:table-cell office:value-type="float" office:value="1832832726" calcext:value-type="float">
            <text:p>1832832726</text:p>
          </table:table-cell>
          <table:table-cell office:value-type="float" office:value="4971330844" calcext:value-type="float">
            <text:p>4971330844</text:p>
          </table:table-cell>
          <table:table-cell table:formula="of:=[.AP49]^3" office:value-type="float" office:value="1879080904" calcext:value-type="float">
            <text:p>1879080904</text:p>
          </table:table-cell>
          <table:table-cell table:formula="of:=[.AP49]^2" office:value-type="float" office:value="1522756" calcext:value-type="float">
            <text:p>1522756</text:p>
          </table:table-cell>
          <table:table-cell table:formula="of:=[.AQ49]/[.AT49]" office:value-type="float" office:value="2.17510918838011" calcext:value-type="float">
            <text:p>2.17510918838011</text:p>
          </table:table-cell>
          <table:table-cell table:formula="of:=[.AR49]/[.AT49]" office:value-type="float" office:value="0.975387872921516" calcext:value-type="float">
            <text:p>0.975387872921516</text:p>
          </table:table-cell>
          <table:table-cell table:formula="of:=[.AS49]/[.AT49]" office:value-type="float" office:value="2.64561830915185" calcext:value-type="float">
            <text:p>2.64561830915185</text:p>
          </table:table-cell>
          <table:table-cell table:number-columns-repeated="12"/>
          <table:table-cell office:value-type="float" office:value="744" calcext:value-type="float">
            <text:p>744</text:p>
          </table:table-cell>
          <table:table-cell office:value-type="float" office:value="14386644" calcext:value-type="float">
            <text:p>14386644</text:p>
          </table:table-cell>
          <table:table-cell office:value-type="float" office:value="13897857" calcext:value-type="float">
            <text:p>13897857</text:p>
          </table:table-cell>
          <table:table-cell office:value-type="float" office:value="14068935" calcext:value-type="float">
            <text:p>14068935</text:p>
          </table:table-cell>
          <table:table-cell table:formula="of:=[.BK49]^3" office:value-type="float" office:value="411830784" calcext:value-type="float">
            <text:p>411830784</text:p>
          </table:table-cell>
          <table:table-cell table:formula="of:=[.BK49]^2" office:value-type="float" office:value="553536" calcext:value-type="float">
            <text:p>553536</text:p>
          </table:table-cell>
          <table:table-cell table:formula="of:=[.BL49]/[.BO49]" office:value-type="float" office:value="0.0349333866212391" calcext:value-type="float">
            <text:p>0.0349333866212391</text:p>
          </table:table-cell>
          <table:table-cell table:formula="of:=[.BM49]/[.BO49]" office:value-type="float" office:value="0.0337465229408397" calcext:value-type="float">
            <text:p>0.0337465229408397</text:p>
          </table:table-cell>
          <table:table-cell table:formula="of:=[.BN49]/[.BO49]" office:value-type="float" office:value="0.034161931420843" calcext:value-type="float">
            <text:p>0.034161931420843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float" office:value="2519703" calcext:value-type="float">
            <text:p>2519703</text:p>
          </table:table-cell>
          <table:table-cell office:value-type="float" office:value="3630807" calcext:value-type="float">
            <text:p>3630807</text:p>
          </table:table-cell>
          <table:table-cell office:value-type="float" office:value="2680233" calcext:value-type="float">
            <text:p>2680233</text:p>
          </table:table-cell>
          <table:table-cell table:formula="of:=[.BU49]^3" office:value-type="float" office:value="425259008" calcext:value-type="float">
            <text:p>425259008</text:p>
          </table:table-cell>
          <table:table-cell table:formula="of:=[.BU49]^2" office:value-type="float" office:value="565504" calcext:value-type="float">
            <text:p>565504</text:p>
          </table:table-cell>
          <table:table-cell table:formula="of:=[.BV49]/[.BY49]" office:value-type="float" office:value="0.00592510200277756" calcext:value-type="float">
            <text:p>0.00592510200277756</text:p>
          </table:table-cell>
          <table:table-cell table:formula="of:=[.BW49]/[.BY49]" office:value-type="float" office:value="0.00853787205372967" calcext:value-type="float">
            <text:p>0.00853787205372967</text:p>
          </table:table-cell>
          <table:table-cell table:formula="of:=[.BX49]/[.BY49]" office:value-type="float" office:value="0.00630258959734958" calcext:value-type="float">
            <text:p>0.00630258959734958</text:p>
          </table:table-cell>
          <table:table-cell/>
          <table:table-cell office:value-type="float" office:value="1472" calcext:value-type="float">
            <text:p>1472</text:p>
          </table:table-cell>
          <table:table-cell office:value-type="float" office:value="10114413" calcext:value-type="float">
            <text:p>10114413</text:p>
          </table:table-cell>
          <table:table-cell office:value-type="float" office:value="10071618" calcext:value-type="float">
            <text:p>10071618</text:p>
          </table:table-cell>
          <table:table-cell office:value-type="float" office:value="10118688" calcext:value-type="float">
            <text:p>10118688</text:p>
          </table:table-cell>
          <table:table-cell table:formula="of:=[.CE49]^3" office:value-type="float" office:value="3189506048" calcext:value-type="float">
            <text:p>3189506048</text:p>
          </table:table-cell>
          <table:table-cell table:formula="of:=[.CE49]^2" office:value-type="float" office:value="2166784" calcext:value-type="float">
            <text:p>2166784</text:p>
          </table:table-cell>
          <table:table-cell table:formula="of:=[.CF49]/[.CI49]" office:value-type="float" office:value="0.00317115341616684" calcext:value-type="float">
            <text:p>0.00317115341616684</text:p>
          </table:table-cell>
          <table:table-cell table:formula="of:=[.CG49]/[.CI49]" office:value-type="float" office:value="0.003157735978057" calcext:value-type="float">
            <text:p>0.003157735978057</text:p>
          </table:table-cell>
          <table:table-cell table:formula="of:=[.CH49]/[.CI49]" office:value-type="float" office:value="0.00317249374910105" calcext:value-type="float">
            <text:p>0.00317249374910105</text:p>
          </table:table-cell>
          <table:table-cell/>
          <table:table-cell office:value-type="float" office:value="2944" calcext:value-type="float">
            <text:p>2944</text:p>
          </table:table-cell>
          <table:table-cell office:value-type="float" office:value="22704126" calcext:value-type="float">
            <text:p>22704126</text:p>
          </table:table-cell>
          <table:table-cell office:value-type="float" office:value="22784667" calcext:value-type="float">
            <text:p>22784667</text:p>
          </table:table-cell>
          <table:table-cell office:value-type="float" office:value="22793841" calcext:value-type="float">
            <text:p>22793841</text:p>
          </table:table-cell>
          <table:table-cell table:formula="of:=[.CO49]^3" office:value-type="float" office:value="25516048384" calcext:value-type="float">
            <text:p>25516048384</text:p>
          </table:table-cell>
          <table:table-cell table:formula="of:=[.CO49]^2" office:value-type="float" office:value="8667136" calcext:value-type="float">
            <text:p>8667136</text:p>
          </table:table-cell>
          <table:table-cell table:formula="of:=[.CP49]/[.CS49]" office:value-type="float" office:value="0.000889797889481851" calcext:value-type="float">
            <text:p>0.000889797889481851</text:p>
          </table:table-cell>
          <table:table-cell table:formula="of:=[.CQ49]/[.CS49]" office:value-type="float" office:value="0.000892954373541918" calcext:value-type="float">
            <text:p>0.000892954373541918</text:p>
          </table:table-cell>
          <table:table-cell table:formula="of:=[.CR49]/[.CS49]" office:value-type="float" office:value="0.000893313911972867" calcext:value-type="float">
            <text:p>0.000893313911972867</text:p>
          </table:table-cell>
          <table:table-cell table:number-columns-repeated="3"/>
          <table:table-cell office:value-type="float" office:value="640" calcext:value-type="float">
            <text:p>640</text:p>
          </table:table-cell>
          <table:table-cell table:formula="of:=[.DA49]^2" office:value-type="float" office:value="409600" calcext:value-type="float">
            <text:p>409600</text:p>
          </table:table-cell>
          <table:table-cell office:value-type="float" office:value="2999208" calcext:value-type="float">
            <text:p>2999208</text:p>
          </table:table-cell>
          <table:table-cell office:value-type="float" office:value="2989332" calcext:value-type="float">
            <text:p>2989332</text:p>
          </table:table-cell>
          <table:table-cell office:value-type="float" office:value="1468761" calcext:value-type="float">
            <text:p>1468761</text:p>
          </table:table-cell>
          <table:table-cell office:value-type="float" office:value="1461399" calcext:value-type="float">
            <text:p>1461399</text:p>
          </table:table-cell>
          <table:table-cell office:value-type="float" office:value="1153368" calcext:value-type="float">
            <text:p>1153368</text:p>
          </table:table-cell>
          <table:table-cell office:value-type="float" office:value="1154118" calcext:value-type="float">
            <text:p>1154118</text:p>
          </table:table-cell>
          <table:table-cell office:value-type="float" office:value="1146780" calcext:value-type="float">
            <text:p>1146780</text:p>
          </table:table-cell>
          <table:table-cell office:value-type="float" office:value="1139022" calcext:value-type="float">
            <text:p>1139022</text:p>
          </table:table-cell>
          <table:table-cell office:value-type="float" office:value="1370022" calcext:value-type="float">
            <text:p>1370022</text:p>
          </table:table-cell>
          <table:table-cell office:value-type="float" office:value="1363590" calcext:value-type="float">
            <text:p>1363590</text:p>
          </table:table-cell>
          <table:table-cell office:value-type="float" office:value="2512062" calcext:value-type="float">
            <text:p>2512062</text:p>
          </table:table-cell>
          <table:table-cell office:value-type="float" office:value="2448783" calcext:value-type="float">
            <text:p>24487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108864" calcext:value-type="float">
            <text:p>67108864</text:p>
          </table:table-cell>
          <table:table-cell table:style-name="ce1" office:value-type="float" office:value="68590000000" calcext:value-type="float">
            <text:p>6.859E+10</text:p>
          </table:table-cell>
          <table:table-cell table:style-name="ce2" office:value-type="float" office:value="4287000000" calcext:value-type="float">
            <text:p>4.29E+09</text:p>
          </table:table-cell>
          <table:table-cell table:number-columns-repeated="11"/>
          <table:table-cell office:value-type="float" office:value="107" calcext:value-type="float">
            <text:p>107</text:p>
          </table:table-cell>
          <table:table-cell office:value-type="float" office:value="1767578" calcext:value-type="float">
            <text:p>1767578</text:p>
          </table:table-cell>
          <table:table-cell office:value-type="float" office:value="1254334" calcext:value-type="float">
            <text:p>1254334</text:p>
          </table:table-cell>
          <table:table-cell office:value-type="float" office:value="1428210" calcext:value-type="float">
            <text:p>1428210</text:p>
          </table:table-cell>
          <table:table-cell table:formula="of:=[.P50]^3" office:value-type="float" office:value="1225043" calcext:value-type="float">
            <text:p>1225043</text:p>
          </table:table-cell>
          <table:table-cell table:formula="of:=[.Q50]/[.T50]" office:value-type="float" office:value="1.44287016863898" calcext:value-type="float">
            <text:p>1.44287016863898</text:p>
          </table:table-cell>
          <table:table-cell table:formula="of:=[.R50]/[.T50]" office:value-type="float" office:value="1.02391018111201" calcext:value-type="float">
            <text:p>1.02391018111201</text:p>
          </table:table-cell>
          <table:table-cell table:formula="of:=[.S50]/[.T50]" office:value-type="float" office:value="1.16584479075428" calcext:value-type="float">
            <text:p>1.16584479075428</text:p>
          </table:table-cell>
          <table:table-cell table:formula="of:=[.P50]^2" office:value-type="float" office:value="11449" calcext:value-type="float">
            <text:p>11449</text:p>
          </table:table-cell>
          <table:table-cell table:number-columns-repeated="17"/>
          <table:table-cell office:value-type="float" office:value="1266" calcext:value-type="float">
            <text:p>1266</text:p>
          </table:table-cell>
          <table:table-cell office:value-type="float" office:value="4731539318" calcext:value-type="float">
            <text:p>4731539318</text:p>
          </table:table-cell>
          <table:table-cell office:value-type="float" office:value="2078146962" calcext:value-type="float">
            <text:p>2078146962</text:p>
          </table:table-cell>
          <table:table-cell office:value-type="float" office:value="5966181044" calcext:value-type="float">
            <text:p>5966181044</text:p>
          </table:table-cell>
          <table:table-cell table:formula="of:=[.AP50]^3" office:value-type="float" office:value="2029089096" calcext:value-type="float">
            <text:p>2029089096</text:p>
          </table:table-cell>
          <table:table-cell table:formula="of:=[.AP50]^2" office:value-type="float" office:value="1602756" calcext:value-type="float">
            <text:p>1602756</text:p>
          </table:table-cell>
          <table:table-cell table:formula="of:=[.AQ50]/[.AT50]" office:value-type="float" office:value="2.33185389805081" calcext:value-type="float">
            <text:p>2.33185389805081</text:p>
          </table:table-cell>
          <table:table-cell table:formula="of:=[.AR50]/[.AT50]" office:value-type="float" office:value="1.02417728531325" calcext:value-type="float">
            <text:p>1.02417728531325</text:p>
          </table:table-cell>
          <table:table-cell table:formula="of:=[.AS50]/[.AT50]" office:value-type="float" office:value="2.94032482642645" calcext:value-type="float">
            <text:p>2.94032482642645</text:p>
          </table:table-cell>
          <table:table-cell table:number-columns-repeated="12"/>
          <table:table-cell office:value-type="float" office:value="760" calcext:value-type="float">
            <text:p>760</text:p>
          </table:table-cell>
          <table:table-cell office:value-type="float" office:value="14692407" calcext:value-type="float">
            <text:p>14692407</text:p>
          </table:table-cell>
          <table:table-cell office:value-type="float" office:value="14202291" calcext:value-type="float">
            <text:p>14202291</text:p>
          </table:table-cell>
          <table:table-cell office:value-type="float" office:value="14206059" calcext:value-type="float">
            <text:p>14206059</text:p>
          </table:table-cell>
          <table:table-cell table:formula="of:=[.BK50]^3" office:value-type="float" office:value="438976000" calcext:value-type="float">
            <text:p>438976000</text:p>
          </table:table-cell>
          <table:table-cell table:formula="of:=[.BK50]^2" office:value-type="float" office:value="577600" calcext:value-type="float">
            <text:p>577600</text:p>
          </table:table-cell>
          <table:table-cell table:formula="of:=[.BL50]/[.BO50]" office:value-type="float" office:value="0.033469727274384" calcext:value-type="float">
            <text:p>0.033469727274384</text:p>
          </table:table-cell>
          <table:table-cell table:formula="of:=[.BM50]/[.BO50]" office:value-type="float" office:value="0.0323532288781163" calcext:value-type="float">
            <text:p>0.0323532288781163</text:p>
          </table:table-cell>
          <table:table-cell table:formula="of:=[.BN50]/[.BO50]" office:value-type="float" office:value="0.0323618124908879" calcext:value-type="float">
            <text:p>0.0323618124908879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2618586" calcext:value-type="float">
            <text:p>2618586</text:p>
          </table:table-cell>
          <table:table-cell office:value-type="float" office:value="3792246" calcext:value-type="float">
            <text:p>3792246</text:p>
          </table:table-cell>
          <table:table-cell office:value-type="float" office:value="2955885" calcext:value-type="float">
            <text:p>2955885</text:p>
          </table:table-cell>
          <table:table-cell table:formula="of:=[.BU50]^3" office:value-type="float" office:value="452984832" calcext:value-type="float">
            <text:p>452984832</text:p>
          </table:table-cell>
          <table:table-cell table:formula="of:=[.BU50]^2" office:value-type="float" office:value="589824" calcext:value-type="float">
            <text:p>589824</text:p>
          </table:table-cell>
          <table:table-cell table:formula="of:=[.BV50]/[.BY50]" office:value-type="float" office:value="0.00578073660532634" calcext:value-type="float">
            <text:p>0.00578073660532634</text:p>
          </table:table-cell>
          <table:table-cell table:formula="of:=[.BW50]/[.BY50]" office:value-type="float" office:value="0.00837168428632948" calcext:value-type="float">
            <text:p>0.00837168428632948</text:p>
          </table:table-cell>
          <table:table-cell table:formula="of:=[.BX50]/[.BY50]" office:value-type="float" office:value="0.00652535094155206" calcext:value-type="float">
            <text:p>0.00652535094155206</text:p>
          </table:table-cell>
          <table:table-cell/>
          <table:table-cell office:value-type="float" office:value="1504" calcext:value-type="float">
            <text:p>1504</text:p>
          </table:table-cell>
          <table:table-cell office:value-type="float" office:value="10206813" calcext:value-type="float">
            <text:p>10206813</text:p>
          </table:table-cell>
          <table:table-cell office:value-type="float" office:value="10423824" calcext:value-type="float">
            <text:p>10423824</text:p>
          </table:table-cell>
          <table:table-cell office:value-type="float" office:value="10475505" calcext:value-type="float">
            <text:p>10475505</text:p>
          </table:table-cell>
          <table:table-cell table:formula="of:=[.CE50]^3" office:value-type="float" office:value="3402072064" calcext:value-type="float">
            <text:p>3402072064</text:p>
          </table:table-cell>
          <table:table-cell table:formula="of:=[.CE50]^2" office:value-type="float" office:value="2262016" calcext:value-type="float">
            <text:p>2262016</text:p>
          </table:table-cell>
          <table:table-cell table:formula="of:=[.CF50]/[.CI50]" office:value-type="float" office:value="0.00300017542485543" calcext:value-type="float">
            <text:p>0.00300017542485543</text:p>
          </table:table-cell>
          <table:table-cell table:formula="of:=[.CG50]/[.CI50]" office:value-type="float" office:value="0.00306396331526974" calcext:value-type="float">
            <text:p>0.00306396331526974</text:p>
          </table:table-cell>
          <table:table-cell table:formula="of:=[.CH50]/[.CI50]" office:value-type="float" office:value="0.00307915435150524" calcext:value-type="float">
            <text:p>0.00307915435150524</text:p>
          </table:table-cell>
          <table:table-cell/>
          <table:table-cell office:value-type="float" office:value="3008" calcext:value-type="float">
            <text:p>3008</text:p>
          </table:table-cell>
          <table:table-cell office:value-type="float" office:value="21723615" calcext:value-type="float">
            <text:p>21723615</text:p>
          </table:table-cell>
          <table:table-cell office:value-type="float" office:value="21527610" calcext:value-type="float">
            <text:p>21527610</text:p>
          </table:table-cell>
          <table:table-cell office:value-type="float" office:value="21808545" calcext:value-type="float">
            <text:p>21808545</text:p>
          </table:table-cell>
          <table:table-cell table:formula="of:=[.CO50]^3" office:value-type="float" office:value="27216576512" calcext:value-type="float">
            <text:p>27216576512</text:p>
          </table:table-cell>
          <table:table-cell table:formula="of:=[.CO50]^2" office:value-type="float" office:value="9048064" calcext:value-type="float">
            <text:p>9048064</text:p>
          </table:table-cell>
          <table:table-cell table:formula="of:=[.CP50]/[.CS50]" office:value-type="float" office:value="0.000798175883378348" calcext:value-type="float">
            <text:p>0.000798175883378348</text:p>
          </table:table-cell>
          <table:table-cell table:formula="of:=[.CQ50]/[.CS50]" office:value-type="float" office:value="0.000790974206124283" calcext:value-type="float">
            <text:p>0.000790974206124283</text:p>
          </table:table-cell>
          <table:table-cell table:formula="of:=[.CR50]/[.CS50]" office:value-type="float" office:value="0.000801296408105716" calcext:value-type="float">
            <text:p>0.000801296408105716</text:p>
          </table:table-cell>
          <table:table-cell table:number-columns-repeated="3"/>
          <table:table-cell office:value-type="float" office:value="704" calcext:value-type="float">
            <text:p>704</text:p>
          </table:table-cell>
          <table:table-cell table:formula="of:=[.DA50]^2" office:value-type="float" office:value="495616" calcext:value-type="float">
            <text:p>495616</text:p>
          </table:table-cell>
          <table:table-cell office:value-type="float" office:value="3419556" calcext:value-type="float">
            <text:p>3419556</text:p>
          </table:table-cell>
          <table:table-cell office:value-type="float" office:value="3416307" calcext:value-type="float">
            <text:p>3416307</text:p>
          </table:table-cell>
          <table:table-cell office:value-type="float" office:value="1668984" calcext:value-type="float">
            <text:p>1668984</text:p>
          </table:table-cell>
          <table:table-cell office:value-type="float" office:value="1592223" calcext:value-type="float">
            <text:p>1592223</text:p>
          </table:table-cell>
          <table:table-cell office:value-type="float" office:value="1471236" calcext:value-type="float">
            <text:p>1471236</text:p>
          </table:table-cell>
          <table:table-cell office:value-type="float" office:value="1418628" calcext:value-type="float">
            <text:p>1418628</text:p>
          </table:table-cell>
          <table:table-cell office:value-type="float" office:value="1399227" calcext:value-type="float">
            <text:p>1399227</text:p>
          </table:table-cell>
          <table:table-cell office:value-type="float" office:value="1385490" calcext:value-type="float">
            <text:p>1385490</text:p>
          </table:table-cell>
          <table:table-cell office:value-type="float" office:value="1546611" calcext:value-type="float">
            <text:p>1546611</text:p>
          </table:table-cell>
          <table:table-cell office:value-type="float" office:value="1536177" calcext:value-type="float">
            <text:p>1536177</text:p>
          </table:table-cell>
          <table:table-cell office:value-type="float" office:value="1666350" calcext:value-type="float">
            <text:p>1666350</text:p>
          </table:table-cell>
          <table:table-cell office:value-type="float" office:value="1621443" calcext:value-type="float">
            <text:p>1621443</text:p>
          </table:table-cell>
        </table:table-row>
        <table:table-row table:style-name="ro1">
          <table:table-cell table:number-columns-repeated="15"/>
          <table:table-cell office:value-type="float" office:value="128" calcext:value-type="float">
            <text:p>128</text:p>
          </table:table-cell>
          <table:table-cell office:value-type="float" office:value="3275290" calcext:value-type="float">
            <text:p>3275290</text:p>
          </table:table-cell>
          <table:table-cell office:value-type="float" office:value="2070496" calcext:value-type="float">
            <text:p>2070496</text:p>
          </table:table-cell>
          <table:table-cell office:value-type="float" office:value="9950724" calcext:value-type="float">
            <text:p>9950724</text:p>
          </table:table-cell>
          <table:table-cell table:formula="of:=[.P51]^3" office:value-type="float" office:value="2097152" calcext:value-type="float">
            <text:p>2097152</text:p>
          </table:table-cell>
          <table:table-cell table:formula="of:=[.Q51]/[.T51]" office:value-type="float" office:value="1.56177997589111" calcext:value-type="float">
            <text:p>1.56177997589111</text:p>
          </table:table-cell>
          <table:table-cell table:formula="of:=[.R51]/[.T51]" office:value-type="float" office:value="0.987289428710938" calcext:value-type="float">
            <text:p>0.987289428710938</text:p>
          </table:table-cell>
          <table:table-cell table:formula="of:=[.S51]/[.T51]" office:value-type="float" office:value="4.74487495422363" calcext:value-type="float">
            <text:p>4.74487495422363</text:p>
          </table:table-cell>
          <table:table-cell table:formula="of:=[.P51]^2" office:value-type="float" office:value="16384" calcext:value-type="float">
            <text:p>16384</text:p>
          </table:table-cell>
          <table:table-cell table:number-columns-repeated="17"/>
          <table:table-cell office:value-type="float" office:value="1300" calcext:value-type="float">
            <text:p>1300</text:p>
          </table:table-cell>
          <table:table-cell office:value-type="float" office:value="4677741738" calcext:value-type="float">
            <text:p>4677741738</text:p>
          </table:table-cell>
          <table:table-cell office:value-type="float" office:value="2534765250" calcext:value-type="float">
            <text:p>2534765250</text:p>
          </table:table-cell>
          <table:table-cell office:value-type="float" office:value="5743467874" calcext:value-type="float">
            <text:p>5743467874</text:p>
          </table:table-cell>
          <table:table-cell table:formula="of:=[.AP51]^3" office:value-type="float" office:value="2197000000" calcext:value-type="float">
            <text:p>2197000000</text:p>
          </table:table-cell>
          <table:table-cell table:formula="of:=[.AP51]^2" office:value-type="float" office:value="1690000" calcext:value-type="float">
            <text:p>1690000</text:p>
          </table:table-cell>
          <table:table-cell table:formula="of:=[.AQ51]/[.AT51]" office:value-type="float" office:value="2.1291496304051" calcext:value-type="float">
            <text:p>2.1291496304051</text:p>
          </table:table-cell>
          <table:table-cell table:formula="of:=[.AR51]/[.AT51]" office:value-type="float" office:value="1.15373930359581" calcext:value-type="float">
            <text:p>1.15373930359581</text:p>
          </table:table-cell>
          <table:table-cell table:formula="of:=[.AS51]/[.AT51]" office:value-type="float" office:value="2.61423207737824" calcext:value-type="float">
            <text:p>2.61423207737824</text:p>
          </table:table-cell>
          <table:table-cell table:number-columns-repeated="12"/>
          <table:table-cell office:value-type="float" office:value="776" calcext:value-type="float">
            <text:p>776</text:p>
          </table:table-cell>
          <table:table-cell office:value-type="float" office:value="17754315" calcext:value-type="float">
            <text:p>17754315</text:p>
          </table:table-cell>
          <table:table-cell office:value-type="float" office:value="17085522" calcext:value-type="float">
            <text:p>17085522</text:p>
          </table:table-cell>
          <table:table-cell office:value-type="float" office:value="16995585" calcext:value-type="float">
            <text:p>16995585</text:p>
          </table:table-cell>
          <table:table-cell table:formula="of:=[.BK51]^3" office:value-type="float" office:value="467288576" calcext:value-type="float">
            <text:p>467288576</text:p>
          </table:table-cell>
          <table:table-cell table:formula="of:=[.BK51]^2" office:value-type="float" office:value="602176" calcext:value-type="float">
            <text:p>602176</text:p>
          </table:table-cell>
          <table:table-cell table:formula="of:=[.BL51]/[.BO51]" office:value-type="float" office:value="0.0379943270857963" calcext:value-type="float">
            <text:p>0.0379943270857963</text:p>
          </table:table-cell>
          <table:table-cell table:formula="of:=[.BM51]/[.BO51]" office:value-type="float" office:value="0.0365631065630845" calcext:value-type="float">
            <text:p>0.0365631065630845</text:p>
          </table:table-cell>
          <table:table-cell table:formula="of:=[.BN51]/[.BO51]" office:value-type="float" office:value="0.0363706409120517" calcext:value-type="float">
            <text:p>0.0363706409120517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float" office:value="4555272" calcext:value-type="float">
            <text:p>4555272</text:p>
          </table:table-cell>
          <table:table-cell office:value-type="float" office:value="6629544" calcext:value-type="float">
            <text:p>6629544</text:p>
          </table:table-cell>
          <table:table-cell office:value-type="float" office:value="4807269" calcext:value-type="float">
            <text:p>4807269</text:p>
          </table:table-cell>
          <table:table-cell table:formula="of:=[.BU51]^3" office:value-type="float" office:value="481890304" calcext:value-type="float">
            <text:p>481890304</text:p>
          </table:table-cell>
          <table:table-cell table:formula="of:=[.BU51]^2" office:value-type="float" office:value="614656" calcext:value-type="float">
            <text:p>614656</text:p>
          </table:table-cell>
          <table:table-cell table:formula="of:=[.BV51]/[.BY51]" office:value-type="float" office:value="0.00945292312833088" calcext:value-type="float">
            <text:p>0.00945292312833088</text:p>
          </table:table-cell>
          <table:table-cell table:formula="of:=[.BW51]/[.BY51]" office:value-type="float" office:value="0.0137573716361805" calcext:value-type="float">
            <text:p>0.0137573716361805</text:p>
          </table:table-cell>
          <table:table-cell table:formula="of:=[.BX51]/[.BY51]" office:value-type="float" office:value="0.00997585749307793" calcext:value-type="float">
            <text:p>0.00997585749307793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float" office:value="15307674" calcext:value-type="float">
            <text:p>15307674</text:p>
          </table:table-cell>
          <table:table-cell office:value-type="float" office:value="15430644" calcext:value-type="float">
            <text:p>15430644</text:p>
          </table:table-cell>
          <table:table-cell office:value-type="float" office:value="15579000" calcext:value-type="float">
            <text:p>15579000</text:p>
          </table:table-cell>
          <table:table-cell table:formula="of:=[.CE51]^3" office:value-type="float" office:value="3623878656" calcext:value-type="float">
            <text:p>3623878656</text:p>
          </table:table-cell>
          <table:table-cell table:formula="of:=[.CE51]^2" office:value-type="float" office:value="2359296" calcext:value-type="float">
            <text:p>2359296</text:p>
          </table:table-cell>
          <table:table-cell table:formula="of:=[.CF51]/[.CI51]" office:value-type="float" office:value="0.00422411329216427" calcext:value-type="float">
            <text:p>0.00422411329216427</text:p>
          </table:table-cell>
          <table:table-cell table:formula="of:=[.CG51]/[.CI51]" office:value-type="float" office:value="0.00425804654757182" calcext:value-type="float">
            <text:p>0.00425804654757182</text:p>
          </table:table-cell>
          <table:table-cell table:formula="of:=[.CH51]/[.CI51]" office:value-type="float" office:value="0.00429898500442505" calcext:value-type="float">
            <text:p>0.00429898500442505</text:p>
          </table:table-cell>
          <table:table-cell/>
          <table:table-cell office:value-type="float" office:value="3072" calcext:value-type="float">
            <text:p>3072</text:p>
          </table:table-cell>
          <table:table-cell office:value-type="float" office:value="45340545" calcext:value-type="float">
            <text:p>45340545</text:p>
          </table:table-cell>
          <table:table-cell office:value-type="float" office:value="45333363" calcext:value-type="float">
            <text:p>45333363</text:p>
          </table:table-cell>
          <table:table-cell office:value-type="float" office:value="45417840" calcext:value-type="float">
            <text:p>45417840</text:p>
          </table:table-cell>
          <table:table-cell table:formula="of:=[.CO51]^3" office:value-type="float" office:value="28991029248" calcext:value-type="float">
            <text:p>28991029248</text:p>
          </table:table-cell>
          <table:table-cell table:formula="of:=[.CO51]^2" office:value-type="float" office:value="9437184" calcext:value-type="float">
            <text:p>9437184</text:p>
          </table:table-cell>
          <table:table-cell table:formula="of:=[.CP51]/[.CS51]" office:value-type="float" office:value="0.00156395085569885" calcext:value-type="float">
            <text:p>0.00156395085569885</text:p>
          </table:table-cell>
          <table:table-cell table:formula="of:=[.CQ51]/[.CS51]" office:value-type="float" office:value="0.001563703123894" calcext:value-type="float">
            <text:p>0.001563703123894</text:p>
          </table:table-cell>
          <table:table-cell table:formula="of:=[.CR51]/[.CS51]" office:value-type="float" office:value="0.0015666170252694" calcext:value-type="float">
            <text:p>0.0015666170252694</text:p>
          </table:table-cell>
          <table:table-cell table:number-columns-repeated="3"/>
          <table:table-cell office:value-type="float" office:value="768" calcext:value-type="float">
            <text:p>768</text:p>
          </table:table-cell>
          <table:table-cell table:formula="of:=[.DA51]^2" office:value-type="float" office:value="589824" calcext:value-type="float">
            <text:p>589824</text:p>
          </table:table-cell>
          <table:table-cell office:value-type="float" office:value="4395954" calcext:value-type="float">
            <text:p>4395954</text:p>
          </table:table-cell>
          <table:table-cell office:value-type="float" office:value="4426638" calcext:value-type="float">
            <text:p>4426638</text:p>
          </table:table-cell>
          <table:table-cell office:value-type="float" office:value="2623299" calcext:value-type="float">
            <text:p>2623299</text:p>
          </table:table-cell>
          <table:table-cell office:value-type="float" office:value="2589174" calcext:value-type="float">
            <text:p>2589174</text:p>
          </table:table-cell>
          <table:table-cell office:value-type="float" office:value="1791897" calcext:value-type="float">
            <text:p>1791897</text:p>
          </table:table-cell>
          <table:table-cell office:value-type="float" office:value="1666503" calcext:value-type="float">
            <text:p>1666503</text:p>
          </table:table-cell>
          <table:table-cell office:value-type="float" office:value="1805151" calcext:value-type="float">
            <text:p>1805151</text:p>
          </table:table-cell>
          <table:table-cell office:value-type="float" office:value="1787916" calcext:value-type="float">
            <text:p>1787916</text:p>
          </table:table-cell>
          <table:table-cell office:value-type="float" office:value="3485814" calcext:value-type="float">
            <text:p>3485814</text:p>
          </table:table-cell>
          <table:table-cell office:value-type="float" office:value="3468864" calcext:value-type="float">
            <text:p>3468864</text:p>
          </table:table-cell>
          <table:table-cell office:value-type="float" office:value="3364902" calcext:value-type="float">
            <text:p>3364902</text:p>
          </table:table-cell>
          <table:table-cell office:value-type="float" office:value="3281502" calcext:value-type="float">
            <text:p>3281502</text:p>
          </table:table-cell>
        </table:table-row>
        <table:table-row table:style-name="ro1">
          <table:table-cell table:number-columns-repeated="15"/>
          <table:table-cell office:value-type="float" office:value="151" calcext:value-type="float">
            <text:p>151</text:p>
          </table:table-cell>
          <table:table-cell office:value-type="float" office:value="5207002" calcext:value-type="float">
            <text:p>5207002</text:p>
          </table:table-cell>
          <table:table-cell office:value-type="float" office:value="3314038" calcext:value-type="float">
            <text:p>3314038</text:p>
          </table:table-cell>
          <table:table-cell office:value-type="float" office:value="3675290" calcext:value-type="float">
            <text:p>3675290</text:p>
          </table:table-cell>
          <table:table-cell table:formula="of:=[.P52]^3" office:value-type="float" office:value="3442951" calcext:value-type="float">
            <text:p>3442951</text:p>
          </table:table-cell>
          <table:table-cell table:formula="of:=[.Q52]/[.T52]" office:value-type="float" office:value="1.51236599068648" calcext:value-type="float">
            <text:p>1.51236599068648</text:p>
          </table:table-cell>
          <table:table-cell table:formula="of:=[.R52]/[.T52]" office:value-type="float" office:value="0.9625574107793" calcext:value-type="float">
            <text:p>0.9625574107793</text:p>
          </table:table-cell>
          <table:table-cell table:formula="of:=[.S52]/[.T52]" office:value-type="float" office:value="1.06748251717785" calcext:value-type="float">
            <text:p>1.06748251717785</text:p>
          </table:table-cell>
          <table:table-cell table:formula="of:=[.P52]^2" office:value-type="float" office:value="22801" calcext:value-type="float">
            <text:p>22801</text:p>
          </table:table-cell>
          <table:table-cell table:number-columns-repeated="17"/>
          <table:table-cell office:value-type="float" office:value="1336" calcext:value-type="float">
            <text:p>1336</text:p>
          </table:table-cell>
          <table:table-cell office:value-type="float" office:value="5157587604" calcext:value-type="float">
            <text:p>5157587604</text:p>
          </table:table-cell>
          <table:table-cell office:value-type="float" office:value="2720179666" calcext:value-type="float">
            <text:p>2720179666</text:p>
          </table:table-cell>
          <table:table-cell office:value-type="float" office:value="5737057228" calcext:value-type="float">
            <text:p>5737057228</text:p>
          </table:table-cell>
          <table:table-cell table:formula="of:=[.AP52]^3" office:value-type="float" office:value="2384621056" calcext:value-type="float">
            <text:p>2384621056</text:p>
          </table:table-cell>
          <table:table-cell table:formula="of:=[.AP52]^2" office:value-type="float" office:value="1784896" calcext:value-type="float">
            <text:p>1784896</text:p>
          </table:table-cell>
          <table:table-cell table:formula="of:=[.AQ52]/[.AT52]" office:value-type="float" office:value="2.16285417384153" calcext:value-type="float">
            <text:p>2.16285417384153</text:p>
          </table:table-cell>
          <table:table-cell table:formula="of:=[.AR52]/[.AT52]" office:value-type="float" office:value="1.14071779210189" calcext:value-type="float">
            <text:p>1.14071779210189</text:p>
          </table:table-cell>
          <table:table-cell table:formula="of:=[.AS52]/[.AT52]" office:value-type="float" office:value="2.40585698661213" calcext:value-type="float">
            <text:p>2.40585698661213</text:p>
          </table:table-cell>
          <table:table-cell table:number-columns-repeated="12"/>
          <table:table-cell office:value-type="float" office:value="792" calcext:value-type="float">
            <text:p>792</text:p>
          </table:table-cell>
          <table:table-cell office:value-type="float" office:value="17942358" calcext:value-type="float">
            <text:p>17942358</text:p>
          </table:table-cell>
          <table:table-cell office:value-type="float" office:value="17352333" calcext:value-type="float">
            <text:p>17352333</text:p>
          </table:table-cell>
          <table:table-cell office:value-type="float" office:value="17345013" calcext:value-type="float">
            <text:p>17345013</text:p>
          </table:table-cell>
          <table:table-cell table:formula="of:=[.BK52]^3" office:value-type="float" office:value="496793088" calcext:value-type="float">
            <text:p>496793088</text:p>
          </table:table-cell>
          <table:table-cell table:formula="of:=[.BK52]^2" office:value-type="float" office:value="627264" calcext:value-type="float">
            <text:p>627264</text:p>
          </table:table-cell>
          <table:table-cell table:formula="of:=[.BL52]/[.BO52]" office:value-type="float" office:value="0.0361163599764093" calcext:value-type="float">
            <text:p>0.0361163599764093</text:p>
          </table:table-cell>
          <table:table-cell table:formula="of:=[.BM52]/[.BO52]" office:value-type="float" office:value="0.0349286924861563" calcext:value-type="float">
            <text:p>0.0349286924861563</text:p>
          </table:table-cell>
          <table:table-cell table:formula="of:=[.BN52]/[.BO52]" office:value-type="float" office:value="0.0349139579816376" calcext:value-type="float">
            <text:p>0.034913957981637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4649439" calcext:value-type="float">
            <text:p>4649439</text:p>
          </table:table-cell>
          <table:table-cell office:value-type="float" office:value="6749196" calcext:value-type="float">
            <text:p>6749196</text:p>
          </table:table-cell>
          <table:table-cell office:value-type="float" office:value="4912884" calcext:value-type="float">
            <text:p>4912884</text:p>
          </table:table-cell>
          <table:table-cell table:formula="of:=[.BU52]^3" office:value-type="float" office:value="512000000" calcext:value-type="float">
            <text:p>512000000</text:p>
          </table:table-cell>
          <table:table-cell table:formula="of:=[.BU52]^2" office:value-type="float" office:value="640000" calcext:value-type="float">
            <text:p>640000</text:p>
          </table:table-cell>
          <table:table-cell table:formula="of:=[.BV52]/[.BY52]" office:value-type="float" office:value="0.009080935546875" calcext:value-type="float">
            <text:p>0.009080935546875</text:p>
          </table:table-cell>
          <table:table-cell table:formula="of:=[.BW52]/[.BY52]" office:value-type="float" office:value="0.0131820234375" calcext:value-type="float">
            <text:p>0.0131820234375</text:p>
          </table:table-cell>
          <table:table-cell table:formula="of:=[.BX52]/[.BY52]" office:value-type="float" office:value="0.0095954765625" calcext:value-type="float">
            <text:p>0.0095954765625</text:p>
          </table:table-cell>
          <table:table-cell/>
          <table:table-cell office:value-type="float" office:value="1568" calcext:value-type="float">
            <text:p>1568</text:p>
          </table:table-cell>
          <table:table-cell office:value-type="float" office:value="10725501" calcext:value-type="float">
            <text:p>10725501</text:p>
          </table:table-cell>
          <table:table-cell office:value-type="float" office:value="10751142" calcext:value-type="float">
            <text:p>10751142</text:p>
          </table:table-cell>
          <table:table-cell office:value-type="float" office:value="10766832" calcext:value-type="float">
            <text:p>10766832</text:p>
          </table:table-cell>
          <table:table-cell table:formula="of:=[.CE52]^3" office:value-type="float" office:value="3855122432" calcext:value-type="float">
            <text:p>3855122432</text:p>
          </table:table-cell>
          <table:table-cell table:formula="of:=[.CE52]^2" office:value-type="float" office:value="2458624" calcext:value-type="float">
            <text:p>2458624</text:p>
          </table:table-cell>
          <table:table-cell table:formula="of:=[.CF52]/[.CI52]" office:value-type="float" office:value="0.00278214276957106" calcext:value-type="float">
            <text:p>0.00278214276957106</text:p>
          </table:table-cell>
          <table:table-cell table:formula="of:=[.CG52]/[.CI52]" office:value-type="float" office:value="0.00278879392020305" calcext:value-type="float">
            <text:p>0.00278879392020305</text:p>
          </table:table-cell>
          <table:table-cell table:formula="of:=[.CH52]/[.CI52]" office:value-type="float" office:value="0.00279286382985618" calcext:value-type="float">
            <text:p>0.00279286382985618</text:p>
          </table:table-cell>
          <table:table-cell/>
          <table:table-cell office:value-type="float" office:value="3136" calcext:value-type="float">
            <text:p>3136</text:p>
          </table:table-cell>
          <table:table-cell office:value-type="float" office:value="22426323" calcext:value-type="float">
            <text:p>22426323</text:p>
          </table:table-cell>
          <table:table-cell office:value-type="float" office:value="22426869" calcext:value-type="float">
            <text:p>22426869</text:p>
          </table:table-cell>
          <table:table-cell office:value-type="float" office:value="22998948" calcext:value-type="float">
            <text:p>22998948</text:p>
          </table:table-cell>
          <table:table-cell table:formula="of:=[.CO52]^3" office:value-type="float" office:value="30840979456" calcext:value-type="float">
            <text:p>30840979456</text:p>
          </table:table-cell>
          <table:table-cell table:formula="of:=[.CO52]^2" office:value-type="float" office:value="9834496" calcext:value-type="float">
            <text:p>9834496</text:p>
          </table:table-cell>
          <table:table-cell table:formula="of:=[.CP52]/[.CS52]" office:value-type="float" office:value="0.000727159882583983" calcext:value-type="float">
            <text:p>0.000727159882583983</text:p>
          </table:table-cell>
          <table:table-cell table:formula="of:=[.CQ52]/[.CS52]" office:value-type="float" office:value="0.000727177586301882" calcext:value-type="float">
            <text:p>0.000727177586301882</text:p>
          </table:table-cell>
          <table:table-cell table:formula="of:=[.CR52]/[.CS52]" office:value-type="float" office:value="0.00074572689991289" calcext:value-type="float">
            <text:p>0.00074572689991289</text:p>
          </table:table-cell>
          <table:table-cell table:number-columns-repeated="3"/>
          <table:table-cell office:value-type="float" office:value="832" calcext:value-type="float">
            <text:p>832</text:p>
          </table:table-cell>
          <table:table-cell table:formula="of:=[.DA52]^2" office:value-type="float" office:value="692224" calcext:value-type="float">
            <text:p>692224</text:p>
          </table:table-cell>
          <table:table-cell office:value-type="float" office:value="5026212" calcext:value-type="float">
            <text:p>5026212</text:p>
          </table:table-cell>
          <table:table-cell office:value-type="float" office:value="5034990" calcext:value-type="float">
            <text:p>5034990</text:p>
          </table:table-cell>
          <table:table-cell office:value-type="float" office:value="2394879" calcext:value-type="float">
            <text:p>2394879</text:p>
          </table:table-cell>
          <table:table-cell office:value-type="float" office:value="2367663" calcext:value-type="float">
            <text:p>2367663</text:p>
          </table:table-cell>
          <table:table-cell office:value-type="float" office:value="2087055" calcext:value-type="float">
            <text:p>2087055</text:p>
          </table:table-cell>
          <table:table-cell office:value-type="float" office:value="2095086" calcext:value-type="float">
            <text:p>2095086</text:p>
          </table:table-cell>
          <table:table-cell office:value-type="float" office:value="1963911" calcext:value-type="float">
            <text:p>1963911</text:p>
          </table:table-cell>
          <table:table-cell office:value-type="float" office:value="1935828" calcext:value-type="float">
            <text:p>1935828</text:p>
          </table:table-cell>
          <table:table-cell office:value-type="float" office:value="2136363" calcext:value-type="float">
            <text:p>2136363</text:p>
          </table:table-cell>
          <table:table-cell office:value-type="float" office:value="2126646" calcext:value-type="float">
            <text:p>2126646</text:p>
          </table:table-cell>
          <table:table-cell office:value-type="float" office:value="2345883" calcext:value-type="float">
            <text:p>2345883</text:p>
          </table:table-cell>
          <table:table-cell office:value-type="float" office:value="2279883" calcext:value-type="float">
            <text:p>22798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 table:style-name="ce2" office:value-type="float" office:value="33840000000" calcext:value-type="float">
            <text:p>3.38E+10</text:p>
          </table:table-cell>
          <table:table-cell table:number-columns-repeated="11"/>
          <table:table-cell office:value-type="float" office:value="176" calcext:value-type="float">
            <text:p>176</text:p>
          </table:table-cell>
          <table:table-cell office:value-type="float" office:value="8346484" calcext:value-type="float">
            <text:p>8346484</text:p>
          </table:table-cell>
          <table:table-cell office:value-type="float" office:value="5183532" calcext:value-type="float">
            <text:p>5183532</text:p>
          </table:table-cell>
          <table:table-cell office:value-type="float" office:value="9217108" calcext:value-type="float">
            <text:p>9217108</text:p>
          </table:table-cell>
          <table:table-cell table:formula="of:=[.P53]^3" office:value-type="float" office:value="5451776" calcext:value-type="float">
            <text:p>5451776</text:p>
          </table:table-cell>
          <table:table-cell table:formula="of:=[.Q53]/[.T53]" office:value-type="float" office:value="1.53096605583208" calcext:value-type="float">
            <text:p>1.53096605583208</text:p>
          </table:table-cell>
          <table:table-cell table:formula="of:=[.R53]/[.T53]" office:value-type="float" office:value="0.950796951305409" calcext:value-type="float">
            <text:p>0.950796951305409</text:p>
          </table:table-cell>
          <table:table-cell table:formula="of:=[.S53]/[.T53]" office:value-type="float" office:value="1.69066153855184" calcext:value-type="float">
            <text:p>1.69066153855184</text:p>
          </table:table-cell>
          <table:table-cell table:formula="of:=[.P53]^2" office:value-type="float" office:value="30976" calcext:value-type="float">
            <text:p>30976</text:p>
          </table:table-cell>
          <table:table-cell table:number-columns-repeated="17"/>
          <table:table-cell office:value-type="float" office:value="1374" calcext:value-type="float">
            <text:p>1374</text:p>
          </table:table-cell>
          <table:table-cell office:value-type="float" office:value="6505600406" calcext:value-type="float">
            <text:p>6505600406</text:p>
          </table:table-cell>
          <table:table-cell office:value-type="float" office:value="2946000902" calcext:value-type="float">
            <text:p>2946000902</text:p>
          </table:table-cell>
          <table:table-cell office:value-type="float" office:value="8158325562" calcext:value-type="float">
            <text:p>8158325562</text:p>
          </table:table-cell>
          <table:table-cell table:formula="of:=[.AP53]^3" office:value-type="float" office:value="2593941624" calcext:value-type="float">
            <text:p>2593941624</text:p>
          </table:table-cell>
          <table:table-cell table:formula="of:=[.AP53]^2" office:value-type="float" office:value="1887876" calcext:value-type="float">
            <text:p>1887876</text:p>
          </table:table-cell>
          <table:table-cell table:formula="of:=[.AQ53]/[.AT53]" office:value-type="float" office:value="2.50799800034359" calcext:value-type="float">
            <text:p>2.50799800034359</text:p>
          </table:table-cell>
          <table:table-cell table:formula="of:=[.AR53]/[.AT53]" office:value-type="float" office:value="1.13572367039514" calcext:value-type="float">
            <text:p>1.13572367039514</text:p>
          </table:table-cell>
          <table:table-cell table:formula="of:=[.AS53]/[.AT53]" office:value-type="float" office:value="3.14514616925705" calcext:value-type="float">
            <text:p>3.14514616925705</text:p>
          </table:table-cell>
          <table:table-cell table:number-columns-repeated="12"/>
          <table:table-cell office:value-type="float" office:value="808" calcext:value-type="float">
            <text:p>808</text:p>
          </table:table-cell>
          <table:table-cell office:value-type="float" office:value="18298401" calcext:value-type="float">
            <text:p>18298401</text:p>
          </table:table-cell>
          <table:table-cell office:value-type="float" office:value="17697390" calcext:value-type="float">
            <text:p>17697390</text:p>
          </table:table-cell>
          <table:table-cell office:value-type="float" office:value="18035682" calcext:value-type="float">
            <text:p>18035682</text:p>
          </table:table-cell>
          <table:table-cell table:formula="of:=[.BK53]^3" office:value-type="float" office:value="527514112" calcext:value-type="float">
            <text:p>527514112</text:p>
          </table:table-cell>
          <table:table-cell table:formula="of:=[.BK53]^2" office:value-type="float" office:value="652864" calcext:value-type="float">
            <text:p>652864</text:p>
          </table:table-cell>
          <table:table-cell table:formula="of:=[.BL53]/[.BO53]" office:value-type="float" office:value="0.0346879838543542" calcext:value-type="float">
            <text:p>0.0346879838543542</text:p>
          </table:table-cell>
          <table:table-cell table:formula="of:=[.BM53]/[.BO53]" office:value-type="float" office:value="0.0335486569883461" calcext:value-type="float">
            <text:p>0.0335486569883461</text:p>
          </table:table-cell>
          <table:table-cell table:formula="of:=[.BN53]/[.BO53]" office:value-type="float" office:value="0.0341899516803827" calcext:value-type="float">
            <text:p>0.0341899516803827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4738731" calcext:value-type="float">
            <text:p>4738731</text:p>
          </table:table-cell>
          <table:table-cell office:value-type="float" office:value="6891558" calcext:value-type="float">
            <text:p>6891558</text:p>
          </table:table-cell>
          <table:table-cell office:value-type="float" office:value="5106789" calcext:value-type="float">
            <text:p>5106789</text:p>
          </table:table-cell>
          <table:table-cell table:formula="of:=[.BU53]^3" office:value-type="float" office:value="543338496" calcext:value-type="float">
            <text:p>543338496</text:p>
          </table:table-cell>
          <table:table-cell table:formula="of:=[.BU53]^2" office:value-type="float" office:value="665856" calcext:value-type="float">
            <text:p>665856</text:p>
          </table:table-cell>
          <table:table-cell table:formula="of:=[.BV53]/[.BY53]" office:value-type="float" office:value="0.00872150792716885" calcext:value-type="float">
            <text:p>0.00872150792716885</text:p>
          </table:table-cell>
          <table:table-cell table:formula="of:=[.BW53]/[.BY53]" office:value-type="float" office:value="0.012683728560989" calcext:value-type="float">
            <text:p>0.012683728560989</text:p>
          </table:table-cell>
          <table:table-cell table:formula="of:=[.BX53]/[.BY53]" office:value-type="float" office:value="0.0093989088525765" calcext:value-type="float">
            <text:p>0.0093989088525765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1021457" calcext:value-type="float">
            <text:p>11021457</text:p>
          </table:table-cell>
          <table:table-cell office:value-type="float" office:value="11335890" calcext:value-type="float">
            <text:p>11335890</text:p>
          </table:table-cell>
          <table:table-cell office:value-type="float" office:value="11281923" calcext:value-type="float">
            <text:p>11281923</text:p>
          </table:table-cell>
          <table:table-cell table:formula="of:=[.CE53]^3" office:value-type="float" office:value="4096000000" calcext:value-type="float">
            <text:p>4096000000</text:p>
          </table:table-cell>
          <table:table-cell table:formula="of:=[.CE53]^2" office:value-type="float" office:value="2560000" calcext:value-type="float">
            <text:p>2560000</text:p>
          </table:table-cell>
          <table:table-cell table:formula="of:=[.CF53]/[.CI53]" office:value-type="float" office:value="0.00269078540039063" calcext:value-type="float">
            <text:p>0.00269078540039063</text:p>
          </table:table-cell>
          <table:table-cell table:formula="of:=[.CG53]/[.CI53]" office:value-type="float" office:value="0.00276755126953125" calcext:value-type="float">
            <text:p>0.00276755126953125</text:p>
          </table:table-cell>
          <table:table-cell table:formula="of:=[.CH53]/[.CI53]" office:value-type="float" office:value="0.00275437573242188" calcext:value-type="float">
            <text:p>0.00275437573242188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24606828" calcext:value-type="float">
            <text:p>24606828</text:p>
          </table:table-cell>
          <table:table-cell office:value-type="float" office:value="24595989" calcext:value-type="float">
            <text:p>24595989</text:p>
          </table:table-cell>
          <table:table-cell office:value-type="float" office:value="24649026" calcext:value-type="float">
            <text:p>24649026</text:p>
          </table:table-cell>
          <table:table-cell table:formula="of:=[.CO53]^3" office:value-type="float" office:value="32768000000" calcext:value-type="float">
            <text:p>32768000000</text:p>
          </table:table-cell>
          <table:table-cell table:formula="of:=[.CO53]^2" office:value-type="float" office:value="10240000" calcext:value-type="float">
            <text:p>10240000</text:p>
          </table:table-cell>
          <table:table-cell table:formula="of:=[.CP53]/[.CS53]" office:value-type="float" office:value="0.000750940795898438" calcext:value-type="float">
            <text:p>0.000750940795898438</text:p>
          </table:table-cell>
          <table:table-cell table:formula="of:=[.CQ53]/[.CS53]" office:value-type="float" office:value="0.000750610015869141" calcext:value-type="float">
            <text:p>0.000750610015869141</text:p>
          </table:table-cell>
          <table:table-cell table:formula="of:=[.CR53]/[.CS53]" office:value-type="float" office:value="0.000752228576660156" calcext:value-type="float">
            <text:p>0.000752228576660156</text:p>
          </table:table-cell>
          <table:table-cell table:number-columns-repeated="3"/>
          <table:table-cell office:value-type="float" office:value="896" calcext:value-type="float">
            <text:p>896</text:p>
          </table:table-cell>
          <table:table-cell table:formula="of:=[.DA53]^2" office:value-type="float" office:value="802816" calcext:value-type="float">
            <text:p>802816</text:p>
          </table:table-cell>
          <table:table-cell office:value-type="float" office:value="5857824" calcext:value-type="float">
            <text:p>5857824</text:p>
          </table:table-cell>
          <table:table-cell office:value-type="float" office:value="5904414" calcext:value-type="float">
            <text:p>5904414</text:p>
          </table:table-cell>
          <table:table-cell office:value-type="float" office:value="2991894" calcext:value-type="float">
            <text:p>2991894</text:p>
          </table:table-cell>
          <table:table-cell office:value-type="float" office:value="3076653" calcext:value-type="float">
            <text:p>3076653</text:p>
          </table:table-cell>
          <table:table-cell office:value-type="float" office:value="2413977" calcext:value-type="float">
            <text:p>2413977</text:p>
          </table:table-cell>
          <table:table-cell office:value-type="float" office:value="2416968" calcext:value-type="float">
            <text:p>2416968</text:p>
          </table:table-cell>
          <table:table-cell office:value-type="float" office:value="2241387" calcext:value-type="float">
            <text:p>2241387</text:p>
          </table:table-cell>
          <table:table-cell office:value-type="float" office:value="2230773" calcext:value-type="float">
            <text:p>2230773</text:p>
          </table:table-cell>
          <table:table-cell office:value-type="float" office:value="2688240" calcext:value-type="float">
            <text:p>2688240</text:p>
          </table:table-cell>
          <table:table-cell office:value-type="float" office:value="2682606" calcext:value-type="float">
            <text:p>2682606</text:p>
          </table:table-cell>
          <table:table-cell office:value-type="float" office:value="4941579" calcext:value-type="float">
            <text:p>4941579</text:p>
          </table:table-cell>
          <table:table-cell office:value-type="float" office:value="5013591" calcext:value-type="float">
            <text:p>50135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table:number-columns-repeated="2" table:style-name="ce2" office:value-type="float" office:value="34670000000" calcext:value-type="float">
            <text:p>3.47E+10</text:p>
          </table:table-cell>
          <table:table-cell table:number-columns-repeated="11"/>
          <table:table-cell office:value-type="float" office:value="203" calcext:value-type="float">
            <text:p>203</text:p>
          </table:table-cell>
          <table:table-cell office:value-type="float" office:value="13543634" calcext:value-type="float">
            <text:p>13543634</text:p>
          </table:table-cell>
          <table:table-cell office:value-type="float" office:value="8111198" calcext:value-type="float">
            <text:p>8111198</text:p>
          </table:table-cell>
          <table:table-cell office:value-type="float" office:value="9835482" calcext:value-type="float">
            <text:p>9835482</text:p>
          </table:table-cell>
          <table:table-cell table:formula="of:=[.P54]^3" office:value-type="float" office:value="8365427" calcext:value-type="float">
            <text:p>8365427</text:p>
          </table:table-cell>
          <table:table-cell table:formula="of:=[.Q54]/[.T54]" office:value-type="float" office:value="1.61900091890109" calcext:value-type="float">
            <text:p>1.61900091890109</text:p>
          </table:table-cell>
          <table:table-cell table:formula="of:=[.R54]/[.T54]" office:value-type="float" office:value="0.969609560874777" calcext:value-type="float">
            <text:p>0.969609560874777</text:p>
          </table:table-cell>
          <table:table-cell table:formula="of:=[.S54]/[.T54]" office:value-type="float" office:value="1.17572982227925" calcext:value-type="float">
            <text:p>1.17572982227925</text:p>
          </table:table-cell>
          <table:table-cell table:formula="of:=[.P54]^2" office:value-type="float" office:value="41209" calcext:value-type="float">
            <text:p>41209</text:p>
          </table:table-cell>
          <table:table-cell table:number-columns-repeated="17"/>
          <table:table-cell office:value-type="float" office:value="1414" calcext:value-type="float">
            <text:p>1414</text:p>
          </table:table-cell>
          <table:table-cell office:value-type="float" office:value="7038495728" calcext:value-type="float">
            <text:p>7038495728</text:p>
          </table:table-cell>
          <table:table-cell office:value-type="float" office:value="3228300818" calcext:value-type="float">
            <text:p>3228300818</text:p>
          </table:table-cell>
          <table:table-cell office:value-type="float" office:value="9762215334" calcext:value-type="float">
            <text:p>9762215334</text:p>
          </table:table-cell>
          <table:table-cell table:formula="of:=[.AP54]^3" office:value-type="float" office:value="2827145944" calcext:value-type="float">
            <text:p>2827145944</text:p>
          </table:table-cell>
          <table:table-cell table:formula="of:=[.AP54]^2" office:value-type="float" office:value="1999396" calcext:value-type="float">
            <text:p>1999396</text:p>
          </table:table-cell>
          <table:table-cell table:formula="of:=[.AQ54]/[.AT54]" office:value-type="float" office:value="2.48961173827537" calcext:value-type="float">
            <text:p>2.48961173827537</text:p>
          </table:table-cell>
          <table:table-cell table:formula="of:=[.AR54]/[.AT54]" office:value-type="float" office:value="1.14189393895684" calcext:value-type="float">
            <text:p>1.14189393895684</text:p>
          </table:table-cell>
          <table:table-cell table:formula="of:=[.AS54]/[.AT54]" office:value-type="float" office:value="3.45302843481362" calcext:value-type="float">
            <text:p>3.45302843481362</text:p>
          </table:table-cell>
          <table:table-cell table:number-columns-repeated="12"/>
          <table:table-cell office:value-type="float" office:value="824" calcext:value-type="float">
            <text:p>824</text:p>
          </table:table-cell>
          <table:table-cell office:value-type="float" office:value="18845355" calcext:value-type="float">
            <text:p>18845355</text:p>
          </table:table-cell>
          <table:table-cell office:value-type="float" office:value="18214257" calcext:value-type="float">
            <text:p>18214257</text:p>
          </table:table-cell>
          <table:table-cell office:value-type="float" office:value="18045573" calcext:value-type="float">
            <text:p>18045573</text:p>
          </table:table-cell>
          <table:table-cell table:formula="of:=[.BK54]^3" office:value-type="float" office:value="559476224" calcext:value-type="float">
            <text:p>559476224</text:p>
          </table:table-cell>
          <table:table-cell table:formula="of:=[.BK54]^2" office:value-type="float" office:value="678976" calcext:value-type="float">
            <text:p>678976</text:p>
          </table:table-cell>
          <table:table-cell table:formula="of:=[.BL54]/[.BO54]" office:value-type="float" office:value="0.0336839246988269" calcext:value-type="float">
            <text:p>0.0336839246988269</text:p>
          </table:table-cell>
          <table:table-cell table:formula="of:=[.BM54]/[.BO54]" office:value-type="float" office:value="0.032555908935283" calcext:value-type="float">
            <text:p>0.032555908935283</text:p>
          </table:table-cell>
          <table:table-cell table:formula="of:=[.BN54]/[.BO54]" office:value-type="float" office:value="0.0322544055062472" calcext:value-type="float">
            <text:p>0.0322544055062472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4824894" calcext:value-type="float">
            <text:p>4824894</text:p>
          </table:table-cell>
          <table:table-cell office:value-type="float" office:value="7022403" calcext:value-type="float">
            <text:p>7022403</text:p>
          </table:table-cell>
          <table:table-cell office:value-type="float" office:value="5092878" calcext:value-type="float">
            <text:p>5092878</text:p>
          </table:table-cell>
          <table:table-cell table:formula="of:=[.BU54]^3" office:value-type="float" office:value="575930368" calcext:value-type="float">
            <text:p>575930368</text:p>
          </table:table-cell>
          <table:table-cell table:formula="of:=[.BU54]^2" office:value-type="float" office:value="692224" calcext:value-type="float">
            <text:p>692224</text:p>
          </table:table-cell>
          <table:table-cell table:formula="of:=[.BV54]/[.BY54]" office:value-type="float" office:value="0.00837756483783817" calcext:value-type="float">
            <text:p>0.00837756483783817</text:p>
          </table:table-cell>
          <table:table-cell table:formula="of:=[.BW54]/[.BY54]" office:value-type="float" office:value="0.0121931458908588" calcext:value-type="float">
            <text:p>0.0121931458908588</text:p>
          </table:table-cell>
          <table:table-cell table:formula="of:=[.BX54]/[.BY54]" office:value-type="float" office:value="0.00884287108819377" calcext:value-type="float">
            <text:p>0.00884287108819377</text:p>
          </table:table-cell>
          <table:table-cell/>
          <table:table-cell office:value-type="float" office:value="1632" calcext:value-type="float">
            <text:p>1632</text:p>
          </table:table-cell>
          <table:table-cell office:value-type="float" office:value="11217306" calcext:value-type="float">
            <text:p>11217306</text:p>
          </table:table-cell>
          <table:table-cell office:value-type="float" office:value="11431290" calcext:value-type="float">
            <text:p>11431290</text:p>
          </table:table-cell>
          <table:table-cell office:value-type="float" office:value="11398986" calcext:value-type="float">
            <text:p>11398986</text:p>
          </table:table-cell>
          <table:table-cell table:formula="of:=[.CE54]^3" office:value-type="float" office:value="4346707968" calcext:value-type="float">
            <text:p>4346707968</text:p>
          </table:table-cell>
          <table:table-cell table:formula="of:=[.CE54]^2" office:value-type="float" office:value="2663424" calcext:value-type="float">
            <text:p>2663424</text:p>
          </table:table-cell>
          <table:table-cell table:formula="of:=[.CF54]/[.CI54]" office:value-type="float" office:value="0.0025806440374142" calcext:value-type="float">
            <text:p>0.0025806440374142</text:p>
          </table:table-cell>
          <table:table-cell table:formula="of:=[.CG54]/[.CI54]" office:value-type="float" office:value="0.00262987301750105" calcext:value-type="float">
            <text:p>0.00262987301750105</text:p>
          </table:table-cell>
          <table:table-cell table:formula="of:=[.CH54]/[.CI54]" office:value-type="float" office:value="0.00262244118627663" calcext:value-type="float">
            <text:p>0.00262244118627663</text:p>
          </table:table-cell>
          <table:table-cell/>
          <table:table-cell office:value-type="float" office:value="3264" calcext:value-type="float">
            <text:p>3264</text:p>
          </table:table-cell>
          <table:table-cell office:value-type="float" office:value="23275794" calcext:value-type="float">
            <text:p>23275794</text:p>
          </table:table-cell>
          <table:table-cell office:value-type="float" office:value="23448858" calcext:value-type="float">
            <text:p>23448858</text:p>
          </table:table-cell>
          <table:table-cell office:value-type="float" office:value="24070581" calcext:value-type="float">
            <text:p>24070581</text:p>
          </table:table-cell>
          <table:table-cell table:formula="of:=[.CO54]^3" office:value-type="float" office:value="34773663744" calcext:value-type="float">
            <text:p>34773663744</text:p>
          </table:table-cell>
          <table:table-cell table:formula="of:=[.CO54]^2" office:value-type="float" office:value="10653696" calcext:value-type="float">
            <text:p>10653696</text:p>
          </table:table-cell>
          <table:table-cell table:formula="of:=[.CP54]/[.CS54]" office:value-type="float" office:value="0.000669351212784305" calcext:value-type="float">
            <text:p>0.000669351212784305</text:p>
          </table:table-cell>
          <table:table-cell table:formula="of:=[.CQ54]/[.CS54]" office:value-type="float" office:value="0.000674328082672795" calcext:value-type="float">
            <text:p>0.000674328082672795</text:p>
          </table:table-cell>
          <table:table-cell table:formula="of:=[.CR54]/[.CS54]" office:value-type="float" office:value="0.000692207216852531" calcext:value-type="float">
            <text:p>0.000692207216852531</text:p>
          </table:table-cell>
          <table:table-cell table:number-columns-repeated="3"/>
          <table:table-cell office:value-type="float" office:value="960" calcext:value-type="float">
            <text:p>960</text:p>
          </table:table-cell>
          <table:table-cell table:formula="of:=[.DA54]^2" office:value-type="float" office:value="921600" calcext:value-type="float">
            <text:p>921600</text:p>
          </table:table-cell>
          <table:table-cell office:value-type="float" office:value="6974763" calcext:value-type="float">
            <text:p>6974763</text:p>
          </table:table-cell>
          <table:table-cell office:value-type="float" office:value="7078647" calcext:value-type="float">
            <text:p>7078647</text:p>
          </table:table-cell>
          <table:table-cell office:value-type="float" office:value="3234840" calcext:value-type="float">
            <text:p>3234840</text:p>
          </table:table-cell>
          <table:table-cell office:value-type="float" office:value="3500286" calcext:value-type="float">
            <text:p>3500286</text:p>
          </table:table-cell>
          <table:table-cell office:value-type="float" office:value="3076374" calcext:value-type="float">
            <text:p>3076374</text:p>
          </table:table-cell>
          <table:table-cell office:value-type="float" office:value="3045321" calcext:value-type="float">
            <text:p>3045321</text:p>
          </table:table-cell>
          <table:table-cell office:value-type="float" office:value="2686056" calcext:value-type="float">
            <text:p>2686056</text:p>
          </table:table-cell>
          <table:table-cell office:value-type="float" office:value="2679894" calcext:value-type="float">
            <text:p>2679894</text:p>
          </table:table-cell>
          <table:table-cell office:value-type="float" office:value="3130731" calcext:value-type="float">
            <text:p>3130731</text:p>
          </table:table-cell>
          <table:table-cell office:value-type="float" office:value="3095085" calcext:value-type="float">
            <text:p>3095085</text:p>
          </table:table-cell>
          <table:table-cell office:value-type="float" office:value="3355089" calcext:value-type="float">
            <text:p>3355089</text:p>
          </table:table-cell>
          <table:table-cell office:value-type="float" office:value="3334146" calcext:value-type="float">
            <text:p>33341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table:number-columns-repeated="2" table:style-name="ce2" office:value-type="float" office:value="34960000000" calcext:value-type="float">
            <text:p>3.50E+10</text:p>
          </table:table-cell>
          <table:table-cell table:number-columns-repeated="11"/>
          <table:table-cell office:value-type="float" office:value="232" calcext:value-type="float">
            <text:p>232</text:p>
          </table:table-cell>
          <table:table-cell office:value-type="float" office:value="20190958" calcext:value-type="float">
            <text:p>20190958</text:p>
          </table:table-cell>
          <table:table-cell office:value-type="float" office:value="12057242" calcext:value-type="float">
            <text:p>12057242</text:p>
          </table:table-cell>
          <table:table-cell office:value-type="float" office:value="14004492" calcext:value-type="float">
            <text:p>14004492</text:p>
          </table:table-cell>
          <table:table-cell table:formula="of:=[.P55]^3" office:value-type="float" office:value="12487168" calcext:value-type="float">
            <text:p>12487168</text:p>
          </table:table-cell>
          <table:table-cell table:formula="of:=[.Q55]/[.T55]" office:value-type="float" office:value="1.61693652235639" calcext:value-type="float">
            <text:p>1.61693652235639</text:p>
          </table:table-cell>
          <table:table-cell table:formula="of:=[.R55]/[.T55]" office:value-type="float" office:value="0.965570576130633" calcext:value-type="float">
            <text:p>0.965570576130633</text:p>
          </table:table-cell>
          <table:table-cell table:formula="of:=[.S55]/[.T55]" office:value-type="float" office:value="1.12151065798106" calcext:value-type="float">
            <text:p>1.12151065798106</text:p>
          </table:table-cell>
          <table:table-cell table:formula="of:=[.P55]^2" office:value-type="float" office:value="53824" calcext:value-type="float">
            <text:p>53824</text:p>
          </table:table-cell>
          <table:table-cell table:number-columns-repeated="17"/>
          <table:table-cell office:value-type="float" office:value="1456" calcext:value-type="float">
            <text:p>1456</text:p>
          </table:table-cell>
          <table:table-cell office:value-type="float" office:value="6861857826" calcext:value-type="float">
            <text:p>6861857826</text:p>
          </table:table-cell>
          <table:table-cell office:value-type="float" office:value="3573462896" calcext:value-type="float">
            <text:p>3573462896</text:p>
          </table:table-cell>
          <table:table-cell office:value-type="float" office:value="12680518028" calcext:value-type="float">
            <text:p>12680518028</text:p>
          </table:table-cell>
          <table:table-cell table:formula="of:=[.AP55]^3" office:value-type="float" office:value="3086626816" calcext:value-type="float">
            <text:p>3086626816</text:p>
          </table:table-cell>
          <table:table-cell table:formula="of:=[.AP55]^2" office:value-type="float" office:value="2119936" calcext:value-type="float">
            <text:p>2119936</text:p>
          </table:table-cell>
          <table:table-cell table:formula="of:=[.AQ55]/[.AT55]" office:value-type="float" office:value="2.22309279192111" calcext:value-type="float">
            <text:p>2.22309279192111</text:p>
          </table:table-cell>
          <table:table-cell table:formula="of:=[.AR55]/[.AT55]" office:value-type="float" office:value="1.15772430845103" calcext:value-type="float">
            <text:p>1.15772430845103</text:p>
          </table:table-cell>
          <table:table-cell table:formula="of:=[.AS55]/[.AT55]" office:value-type="float" office:value="4.10821222775251" calcext:value-type="float">
            <text:p>4.10821222775251</text:p>
          </table:table-cell>
          <table:table-cell table:number-columns-repeated="12"/>
          <table:table-cell office:value-type="float" office:value="840" calcext:value-type="float">
            <text:p>840</text:p>
          </table:table-cell>
          <table:table-cell office:value-type="float" office:value="22048551" calcext:value-type="float">
            <text:p>22048551</text:p>
          </table:table-cell>
          <table:table-cell office:value-type="float" office:value="21339546" calcext:value-type="float">
            <text:p>21339546</text:p>
          </table:table-cell>
          <table:table-cell office:value-type="float" office:value="21316683" calcext:value-type="float">
            <text:p>21316683</text:p>
          </table:table-cell>
          <table:table-cell table:formula="of:=[.BK55]^3" office:value-type="float" office:value="592704000" calcext:value-type="float">
            <text:p>592704000</text:p>
          </table:table-cell>
          <table:table-cell table:formula="of:=[.BK55]^2" office:value-type="float" office:value="705600" calcext:value-type="float">
            <text:p>705600</text:p>
          </table:table-cell>
          <table:table-cell table:formula="of:=[.BL55]/[.BO55]" office:value-type="float" office:value="0.0371999362244898" calcext:value-type="float">
            <text:p>0.0371999362244898</text:p>
          </table:table-cell>
          <table:table-cell table:formula="of:=[.BM55]/[.BO55]" office:value-type="float" office:value="0.0360037151765468" calcext:value-type="float">
            <text:p>0.0360037151765468</text:p>
          </table:table-cell>
          <table:table-cell table:formula="of:=[.BN55]/[.BO55]" office:value-type="float" office:value="0.0359651411159702" calcext:value-type="float">
            <text:p>0.0359651411159702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float" office:value="4921110" calcext:value-type="float">
            <text:p>4921110</text:p>
          </table:table-cell>
          <table:table-cell office:value-type="float" office:value="7160628" calcext:value-type="float">
            <text:p>7160628</text:p>
          </table:table-cell>
          <table:table-cell office:value-type="float" office:value="5158983" calcext:value-type="float">
            <text:p>5158983</text:p>
          </table:table-cell>
          <table:table-cell table:formula="of:=[.BU55]^3" office:value-type="float" office:value="609800192" calcext:value-type="float">
            <text:p>609800192</text:p>
          </table:table-cell>
          <table:table-cell table:formula="of:=[.BU55]^2" office:value-type="float" office:value="719104" calcext:value-type="float">
            <text:p>719104</text:p>
          </table:table-cell>
          <table:table-cell table:formula="of:=[.BV55]/[.BY55]" office:value-type="float" office:value="0.00807003681625604" calcext:value-type="float">
            <text:p>0.00807003681625604</text:p>
          </table:table-cell>
          <table:table-cell table:formula="of:=[.BW55]/[.BY55]" office:value-type="float" office:value="0.0117425807566817" calcext:value-type="float">
            <text:p>0.0117425807566817</text:p>
          </table:table-cell>
          <table:table-cell table:formula="of:=[.BX55]/[.BY55]" office:value-type="float" office:value="0.00846012032741374" calcext:value-type="float">
            <text:p>0.00846012032741374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float" office:value="11596707" calcext:value-type="float">
            <text:p>11596707</text:p>
          </table:table-cell>
          <table:table-cell office:value-type="float" office:value="11770320" calcext:value-type="float">
            <text:p>11770320</text:p>
          </table:table-cell>
          <table:table-cell office:value-type="float" office:value="11760186" calcext:value-type="float">
            <text:p>11760186</text:p>
          </table:table-cell>
          <table:table-cell table:formula="of:=[.CE55]^3" office:value-type="float" office:value="4607442944" calcext:value-type="float">
            <text:p>4607442944</text:p>
          </table:table-cell>
          <table:table-cell table:formula="of:=[.CE55]^2" office:value-type="float" office:value="2768896" calcext:value-type="float">
            <text:p>2768896</text:p>
          </table:table-cell>
          <table:table-cell table:formula="of:=[.CF55]/[.CI55]" office:value-type="float" office:value="0.00251695075575525" calcext:value-type="float">
            <text:p>0.00251695075575525</text:p>
          </table:table-cell>
          <table:table-cell table:formula="of:=[.CG55]/[.CI55]" office:value-type="float" office:value="0.00255463174325963" calcext:value-type="float">
            <text:p>0.00255463174325963</text:p>
          </table:table-cell>
          <table:table-cell table:formula="of:=[.CH55]/[.CI55]" office:value-type="float" office:value="0.00255243225861638" calcext:value-type="float">
            <text:p>0.00255243225861638</text:p>
          </table:table-cell>
          <table:table-cell/>
          <table:table-cell office:value-type="float" office:value="3328" calcext:value-type="float">
            <text:p>3328</text:p>
          </table:table-cell>
          <table:table-cell office:value-type="float" office:value="26264139" calcext:value-type="float">
            <text:p>26264139</text:p>
          </table:table-cell>
          <table:table-cell office:value-type="float" office:value="26099133" calcext:value-type="float">
            <text:p>26099133</text:p>
          </table:table-cell>
          <table:table-cell office:value-type="float" office:value="26400876" calcext:value-type="float">
            <text:p>26400876</text:p>
          </table:table-cell>
          <table:table-cell table:formula="of:=[.CO55]^3" office:value-type="float" office:value="36859543552" calcext:value-type="float">
            <text:p>36859543552</text:p>
          </table:table-cell>
          <table:table-cell table:formula="of:=[.CO55]^2" office:value-type="float" office:value="11075584" calcext:value-type="float">
            <text:p>11075584</text:p>
          </table:table-cell>
          <table:table-cell table:formula="of:=[.CP55]/[.CS55]" office:value-type="float" office:value="0.00071254650679403" calcext:value-type="float">
            <text:p>0.00071254650679403</text:p>
          </table:table-cell>
          <table:table-cell table:formula="of:=[.CQ55]/[.CS55]" office:value-type="float" office:value="0.000708069891402219" calcext:value-type="float">
            <text:p>0.000708069891402219</text:p>
          </table:table-cell>
          <table:table-cell table:formula="of:=[.CR55]/[.CS55]" office:value-type="float" office:value="0.000716256183768382" calcext:value-type="float">
            <text:p>0.00071625618376838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formula="of:=[.DA55]^2" office:value-type="float" office:value="1048576" calcext:value-type="float">
            <text:p>1048576</text:p>
          </table:table-cell>
          <table:table-cell office:value-type="float" office:value="8397426" calcext:value-type="float">
            <text:p>8397426</text:p>
          </table:table-cell>
          <table:table-cell office:value-type="float" office:value="8456484" calcext:value-type="float">
            <text:p>8456484</text:p>
          </table:table-cell>
          <table:table-cell office:value-type="float" office:value="5683506" calcext:value-type="float">
            <text:p>5683506</text:p>
          </table:table-cell>
          <table:table-cell office:value-type="float" office:value="5842062" calcext:value-type="float">
            <text:p>5842062</text:p>
          </table:table-cell>
          <table:table-cell office:value-type="float" office:value="6254484" calcext:value-type="float">
            <text:p>6254484</text:p>
          </table:table-cell>
          <table:table-cell office:value-type="float" office:value="5988267" calcext:value-type="float">
            <text:p>5988267</text:p>
          </table:table-cell>
          <table:table-cell office:value-type="float" office:value="7566708" calcext:value-type="float">
            <text:p>7566708</text:p>
          </table:table-cell>
          <table:table-cell office:value-type="float" office:value="7549881" calcext:value-type="float">
            <text:p>7549881</text:p>
          </table:table-cell>
          <table:table-cell office:value-type="float" office:value="6408474" calcext:value-type="float">
            <text:p>6408474</text:p>
          </table:table-cell>
          <table:table-cell office:value-type="float" office:value="6417756" calcext:value-type="float">
            <text:p>6417756</text:p>
          </table:table-cell>
          <table:table-cell office:value-type="float" office:value="8266527" calcext:value-type="float">
            <text:p>8266527</text:p>
          </table:table-cell>
          <table:table-cell office:value-type="float" office:value="8128056" calcext:value-type="float">
            <text:p>81280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table:number-columns-repeated="2" table:style-name="ce2" office:value-type="float" office:value="33550000000" calcext:value-type="float">
            <text:p>3.36E+10</text:p>
          </table:table-cell>
          <table:table-cell table:number-columns-repeated="11"/>
          <table:table-cell office:value-type="float" office:value="263" calcext:value-type="float">
            <text:p>263</text:p>
          </table:table-cell>
          <table:table-cell office:value-type="float" office:value="30131104" calcext:value-type="float">
            <text:p>30131104</text:p>
          </table:table-cell>
          <table:table-cell office:value-type="float" office:value="17413826" calcext:value-type="float">
            <text:p>17413826</text:p>
          </table:table-cell>
          <table:table-cell office:value-type="float" office:value="22424472" calcext:value-type="float">
            <text:p>22424472</text:p>
          </table:table-cell>
          <table:table-cell table:formula="of:=[.P56]^3" office:value-type="float" office:value="18191447" calcext:value-type="float">
            <text:p>18191447</text:p>
          </table:table-cell>
          <table:table-cell table:formula="of:=[.Q56]/[.T56]" office:value-type="float" office:value="1.65633355059661" calcext:value-type="float">
            <text:p>1.65633355059661</text:p>
          </table:table-cell>
          <table:table-cell table:formula="of:=[.R56]/[.T56]" office:value-type="float" office:value="0.957253482914251" calcext:value-type="float">
            <text:p>0.957253482914251</text:p>
          </table:table-cell>
          <table:table-cell table:formula="of:=[.S56]/[.T56]" office:value-type="float" office:value="1.23269314420123" calcext:value-type="float">
            <text:p>1.23269314420123</text:p>
          </table:table-cell>
          <table:table-cell table:formula="of:=[.P56]^2" office:value-type="float" office:value="69169" calcext:value-type="float">
            <text:p>69169</text:p>
          </table:table-cell>
          <table:table-cell table:number-columns-repeated="17"/>
          <table:table-cell office:value-type="float" office:value="1500" calcext:value-type="float">
            <text:p>1500</text:p>
          </table:table-cell>
          <table:table-cell office:value-type="float" office:value="8299332293" calcext:value-type="float">
            <text:p>8299332293</text:p>
          </table:table-cell>
          <table:table-cell office:value-type="float" office:value="3911980762" calcext:value-type="float">
            <text:p>3911980762</text:p>
          </table:table-cell>
          <table:table-cell office:value-type="float" office:value="10829907404" calcext:value-type="float">
            <text:p>10829907404</text:p>
          </table:table-cell>
          <table:table-cell table:formula="of:=[.AP56]^3" office:value-type="float" office:value="3375000000" calcext:value-type="float">
            <text:p>3375000000</text:p>
          </table:table-cell>
          <table:table-cell table:formula="of:=[.AP56]^2" office:value-type="float" office:value="2250000" calcext:value-type="float">
            <text:p>2250000</text:p>
          </table:table-cell>
          <table:table-cell table:formula="of:=[.AQ56]/[.AT56]" office:value-type="float" office:value="2.45906142014815" calcext:value-type="float">
            <text:p>2.45906142014815</text:p>
          </table:table-cell>
          <table:table-cell table:formula="of:=[.AR56]/[.AT56]" office:value-type="float" office:value="1.15910541096296" calcext:value-type="float">
            <text:p>1.15910541096296</text:p>
          </table:table-cell>
          <table:table-cell table:formula="of:=[.AS56]/[.AT56]" office:value-type="float" office:value="3.20886145303704" calcext:value-type="float">
            <text:p>3.20886145303704</text:p>
          </table:table-cell>
          <table:table-cell table:number-columns-repeated="12"/>
          <table:table-cell office:value-type="float" office:value="856" calcext:value-type="float">
            <text:p>856</text:p>
          </table:table-cell>
          <table:table-cell office:value-type="float" office:value="22471089" calcext:value-type="float">
            <text:p>22471089</text:p>
          </table:table-cell>
          <table:table-cell office:value-type="float" office:value="21720438" calcext:value-type="float">
            <text:p>21720438</text:p>
          </table:table-cell>
          <table:table-cell office:value-type="float" office:value="21726594" calcext:value-type="float">
            <text:p>21726594</text:p>
          </table:table-cell>
          <table:table-cell table:formula="of:=[.BK56]^3" office:value-type="float" office:value="627222016" calcext:value-type="float">
            <text:p>627222016</text:p>
          </table:table-cell>
          <table:table-cell table:formula="of:=[.BK56]^2" office:value-type="float" office:value="732736" calcext:value-type="float">
            <text:p>732736</text:p>
          </table:table-cell>
          <table:table-cell table:formula="of:=[.BL56]/[.BO56]" office:value-type="float" office:value="0.0358263715666511" calcext:value-type="float">
            <text:p>0.0358263715666511</text:p>
          </table:table-cell>
          <table:table-cell table:formula="of:=[.BM56]/[.BO56]" office:value-type="float" office:value="0.0346295848135535" calcext:value-type="float">
            <text:p>0.0346295848135535</text:p>
          </table:table-cell>
          <table:table-cell table:formula="of:=[.BN56]/[.BO56]" office:value-type="float" office:value="0.0346393995200577" calcext:value-type="float">
            <text:p>0.0346393995200577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5017488" calcext:value-type="float">
            <text:p>5017488</text:p>
          </table:table-cell>
          <table:table-cell office:value-type="float" office:value="7292853" calcext:value-type="float">
            <text:p>7292853</text:p>
          </table:table-cell>
          <table:table-cell office:value-type="float" office:value="5260773" calcext:value-type="float">
            <text:p>5260773</text:p>
          </table:table-cell>
          <table:table-cell table:formula="of:=[.BU56]^3" office:value-type="float" office:value="644972544" calcext:value-type="float">
            <text:p>644972544</text:p>
          </table:table-cell>
          <table:table-cell table:formula="of:=[.BU56]^2" office:value-type="float" office:value="746496" calcext:value-type="float">
            <text:p>746496</text:p>
          </table:table-cell>
          <table:table-cell table:formula="of:=[.BV56]/[.BY56]" office:value-type="float" office:value="0.00777938231119494" calcext:value-type="float">
            <text:p>0.00777938231119494</text:p>
          </table:table-cell>
          <table:table-cell table:formula="of:=[.BW56]/[.BY56]" office:value-type="float" office:value="0.0113072301570716" calcext:value-type="float">
            <text:p>0.0113072301570716</text:p>
          </table:table-cell>
          <table:table-cell table:formula="of:=[.BX56]/[.BY56]" office:value-type="float" office:value="0.00815658441423516" calcext:value-type="float">
            <text:p>0.00815658441423516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11780199" calcext:value-type="float">
            <text:p>11780199</text:p>
          </table:table-cell>
          <table:table-cell office:value-type="float" office:value="11798766" calcext:value-type="float">
            <text:p>11798766</text:p>
          </table:table-cell>
          <table:table-cell office:value-type="float" office:value="11798295" calcext:value-type="float">
            <text:p>11798295</text:p>
          </table:table-cell>
          <table:table-cell table:formula="of:=[.CE56]^3" office:value-type="float" office:value="4878401536" calcext:value-type="float">
            <text:p>4878401536</text:p>
          </table:table-cell>
          <table:table-cell table:formula="of:=[.CE56]^2" office:value-type="float" office:value="2876416" calcext:value-type="float">
            <text:p>2876416</text:p>
          </table:table-cell>
          <table:table-cell table:formula="of:=[.CF56]/[.CI56]" office:value-type="float" office:value="0.00241476617147408" calcext:value-type="float">
            <text:p>0.00241476617147408</text:p>
          </table:table-cell>
          <table:table-cell table:formula="of:=[.CG56]/[.CI56]" office:value-type="float" office:value="0.00241857213124656" calcext:value-type="float">
            <text:p>0.00241857213124656</text:p>
          </table:table-cell>
          <table:table-cell table:formula="of:=[.CH56]/[.CI56]" office:value-type="float" office:value="0.00241847558322842" calcext:value-type="float">
            <text:p>0.00241847558322842</text:p>
          </table:table-cell>
          <table:table-cell/>
          <table:table-cell office:value-type="float" office:value="3392" calcext:value-type="float">
            <text:p>3392</text:p>
          </table:table-cell>
          <table:table-cell office:value-type="float" office:value="24799416" calcext:value-type="float">
            <text:p>24799416</text:p>
          </table:table-cell>
          <table:table-cell office:value-type="float" office:value="24647241" calcext:value-type="float">
            <text:p>24647241</text:p>
          </table:table-cell>
          <table:table-cell office:value-type="float" office:value="25448430" calcext:value-type="float">
            <text:p>25448430</text:p>
          </table:table-cell>
          <table:table-cell table:formula="of:=[.CO56]^3" office:value-type="float" office:value="39027212288" calcext:value-type="float">
            <text:p>39027212288</text:p>
          </table:table-cell>
          <table:table-cell table:formula="of:=[.CO56]^2" office:value-type="float" office:value="11505664" calcext:value-type="float">
            <text:p>11505664</text:p>
          </table:table-cell>
          <table:table-cell table:formula="of:=[.CP56]/[.CS56]" office:value-type="float" office:value="0.000635439083298944" calcext:value-type="float">
            <text:p>0.000635439083298944</text:p>
          </table:table-cell>
          <table:table-cell table:formula="of:=[.CQ56]/[.CS56]" office:value-type="float" office:value="0.000631539880894298" calcext:value-type="float">
            <text:p>0.000631539880894298</text:p>
          </table:table-cell>
          <table:table-cell table:formula="of:=[.CR56]/[.CS56]" office:value-type="float" office:value="0.000652068864468314" calcext:value-type="float">
            <text:p>0.000652068864468314</text:p>
          </table:table-cell>
          <table:table-cell table:number-columns-repeated="3"/>
          <table:table-cell office:value-type="float" office:value="1088" calcext:value-type="float">
            <text:p>1088</text:p>
          </table:table-cell>
          <table:table-cell table:formula="of:=[.DA56]^2" office:value-type="float" office:value="1183744" calcext:value-type="float">
            <text:p>1183744</text:p>
          </table:table-cell>
          <table:table-cell office:value-type="float" office:value="9081018" calcext:value-type="float">
            <text:p>9081018</text:p>
          </table:table-cell>
          <table:table-cell office:value-type="float" office:value="9082311" calcext:value-type="float">
            <text:p>9082311</text:p>
          </table:table-cell>
          <table:table-cell office:value-type="float" office:value="4502145" calcext:value-type="float">
            <text:p>4502145</text:p>
          </table:table-cell>
          <table:table-cell office:value-type="float" office:value="5033979" calcext:value-type="float">
            <text:p>5033979</text:p>
          </table:table-cell>
          <table:table-cell office:value-type="float" office:value="4619544" calcext:value-type="float">
            <text:p>4619544</text:p>
          </table:table-cell>
          <table:table-cell office:value-type="float" office:value="4504662" calcext:value-type="float">
            <text:p>4504662</text:p>
          </table:table-cell>
          <table:table-cell office:value-type="float" office:value="3791688" calcext:value-type="float">
            <text:p>3791688</text:p>
          </table:table-cell>
          <table:table-cell office:value-type="float" office:value="3752439" calcext:value-type="float">
            <text:p>3752439</text:p>
          </table:table-cell>
          <table:table-cell office:value-type="float" office:value="4652604" calcext:value-type="float">
            <text:p>4652604</text:p>
          </table:table-cell>
          <table:table-cell office:value-type="float" office:value="4714572" calcext:value-type="float">
            <text:p>4714572</text:p>
          </table:table-cell>
          <table:table-cell office:value-type="float" office:value="4806990" calcext:value-type="float">
            <text:p>4806990</text:p>
          </table:table-cell>
          <table:table-cell office:value-type="float" office:value="4801356" calcext:value-type="float">
            <text:p>48013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144" calcext:value-type="float">
            <text:p>262144</text:p>
          </table:table-cell>
          <table:table-cell table:number-columns-repeated="2" table:style-name="ce2" office:value-type="float" office:value="36090000000" calcext:value-type="float">
            <text:p>3.61E+10</text:p>
          </table:table-cell>
          <table:table-cell table:number-columns-repeated="11"/>
          <table:table-cell office:value-type="float" office:value="296" calcext:value-type="float">
            <text:p>296</text:p>
          </table:table-cell>
          <table:table-cell office:value-type="float" office:value="42794544" calcext:value-type="float">
            <text:p>42794544</text:p>
          </table:table-cell>
          <table:table-cell office:value-type="float" office:value="23895172" calcext:value-type="float">
            <text:p>23895172</text:p>
          </table:table-cell>
          <table:table-cell office:value-type="float" office:value="42574512" calcext:value-type="float">
            <text:p>42574512</text:p>
          </table:table-cell>
          <table:table-cell table:formula="of:=[.P57]^3" office:value-type="float" office:value="25934336" calcext:value-type="float">
            <text:p>25934336</text:p>
          </table:table-cell>
          <table:table-cell table:formula="of:=[.Q57]/[.T57]" office:value-type="float" office:value="1.65011141985667" calcext:value-type="float">
            <text:p>1.65011141985667</text:p>
          </table:table-cell>
          <table:table-cell table:formula="of:=[.R57]/[.T57]" office:value-type="float" office:value="0.92137203744102" calcext:value-type="float">
            <text:p>0.92137203744102</text:p>
          </table:table-cell>
          <table:table-cell table:formula="of:=[.S57]/[.T57]" office:value-type="float" office:value="1.64162722346159" calcext:value-type="float">
            <text:p>1.64162722346159</text:p>
          </table:table-cell>
          <table:table-cell table:formula="of:=[.P57]^2" office:value-type="float" office:value="87616" calcext:value-type="float">
            <text:p>87616</text:p>
          </table:table-cell>
          <table:table-cell table:number-columns-repeated="17"/>
          <table:table-cell office:value-type="float" office:value="1546" calcext:value-type="float">
            <text:p>1546</text:p>
          </table:table-cell>
          <table:table-cell office:value-type="float" office:value="9528649786" calcext:value-type="float">
            <text:p>9528649786</text:p>
          </table:table-cell>
          <table:table-cell office:value-type="float" office:value="4448480052" calcext:value-type="float">
            <text:p>4448480052</text:p>
          </table:table-cell>
          <table:table-cell office:value-type="float" office:value="13797092356" calcext:value-type="float">
            <text:p>13797092356</text:p>
          </table:table-cell>
          <table:table-cell table:formula="of:=[.AP57]^3" office:value-type="float" office:value="3695119336" calcext:value-type="float">
            <text:p>3695119336</text:p>
          </table:table-cell>
          <table:table-cell table:formula="of:=[.AP57]^2" office:value-type="float" office:value="2390116" calcext:value-type="float">
            <text:p>2390116</text:p>
          </table:table-cell>
          <table:table-cell table:formula="of:=[.AQ57]/[.AT57]" office:value-type="float" office:value="2.57871232822344" calcext:value-type="float">
            <text:p>2.57871232822344</text:p>
          </table:table-cell>
          <table:table-cell table:formula="of:=[.AR57]/[.AT57]" office:value-type="float" office:value="1.20387994202523" calcext:value-type="float">
            <text:p>1.20387994202523</text:p>
          </table:table-cell>
          <table:table-cell table:formula="of:=[.AS57]/[.AT57]" office:value-type="float" office:value="3.73386922083428" calcext:value-type="float">
            <text:p>3.73386922083428</text:p>
          </table:table-cell>
          <table:table-cell table:number-columns-repeated="12"/>
          <table:table-cell office:value-type="float" office:value="872" calcext:value-type="float">
            <text:p>872</text:p>
          </table:table-cell>
          <table:table-cell office:value-type="float" office:value="22885971" calcext:value-type="float">
            <text:p>22885971</text:p>
          </table:table-cell>
          <table:table-cell office:value-type="float" office:value="22123173" calcext:value-type="float">
            <text:p>22123173</text:p>
          </table:table-cell>
          <table:table-cell office:value-type="float" office:value="22211091" calcext:value-type="float">
            <text:p>22211091</text:p>
          </table:table-cell>
          <table:table-cell table:formula="of:=[.BK57]^3" office:value-type="float" office:value="663054848" calcext:value-type="float">
            <text:p>663054848</text:p>
          </table:table-cell>
          <table:table-cell table:formula="of:=[.BK57]^2" office:value-type="float" office:value="760384" calcext:value-type="float">
            <text:p>760384</text:p>
          </table:table-cell>
          <table:table-cell table:formula="of:=[.BL57]/[.BO57]" office:value-type="float" office:value="0.0345159545534309" calcext:value-type="float">
            <text:p>0.0345159545534309</text:p>
          </table:table-cell>
          <table:table-cell table:formula="of:=[.BM57]/[.BO57]" office:value-type="float" office:value="0.0333655248381503" calcext:value-type="float">
            <text:p>0.0333655248381503</text:p>
          </table:table-cell>
          <table:table-cell table:formula="of:=[.BN57]/[.BO57]" office:value-type="float" office:value="0.0334981202037754" calcext:value-type="float">
            <text:p>0.0334981202037754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5130561" calcext:value-type="float">
            <text:p>5130561</text:p>
          </table:table-cell>
          <table:table-cell office:value-type="float" office:value="7422000" calcext:value-type="float">
            <text:p>7422000</text:p>
          </table:table-cell>
          <table:table-cell office:value-type="float" office:value="5374011" calcext:value-type="float">
            <text:p>5374011</text:p>
          </table:table-cell>
          <table:table-cell table:formula="of:=[.BU57]^3" office:value-type="float" office:value="681472000" calcext:value-type="float">
            <text:p>681472000</text:p>
          </table:table-cell>
          <table:table-cell table:formula="of:=[.BU57]^2" office:value-type="float" office:value="774400" calcext:value-type="float">
            <text:p>774400</text:p>
          </table:table-cell>
          <table:table-cell table:formula="of:=[.BV57]/[.BY57]" office:value-type="float" office:value="0.00752864534419609" calcext:value-type="float">
            <text:p>0.00752864534419609</text:p>
          </table:table-cell>
          <table:table-cell table:formula="of:=[.BW57]/[.BY57]" office:value-type="float" office:value="0.0108911297896319" calcext:value-type="float">
            <text:p>0.0108911297896319</text:p>
          </table:table-cell>
          <table:table-cell table:formula="of:=[.BX57]/[.BY57]" office:value-type="float" office:value="0.00788588672755447" calcext:value-type="float">
            <text:p>0.00788588672755447</text:p>
          </table:table-cell>
          <table:table-cell/>
          <table:table-cell office:value-type="float" office:value="1728" calcext:value-type="float">
            <text:p>1728</text:p>
          </table:table-cell>
          <table:table-cell office:value-type="float" office:value="11889216" calcext:value-type="float">
            <text:p>11889216</text:p>
          </table:table-cell>
          <table:table-cell office:value-type="float" office:value="12044265" calcext:value-type="float">
            <text:p>12044265</text:p>
          </table:table-cell>
          <table:table-cell office:value-type="float" office:value="12110019" calcext:value-type="float">
            <text:p>12110019</text:p>
          </table:table-cell>
          <table:table-cell table:formula="of:=[.CE57]^3" office:value-type="float" office:value="5159780352" calcext:value-type="float">
            <text:p>5159780352</text:p>
          </table:table-cell>
          <table:table-cell table:formula="of:=[.CE57]^2" office:value-type="float" office:value="2985984" calcext:value-type="float">
            <text:p>2985984</text:p>
          </table:table-cell>
          <table:table-cell table:formula="of:=[.CF57]/[.CI57]" office:value-type="float" office:value="0.00230420971221994" calcext:value-type="float">
            <text:p>0.00230420971221994</text:p>
          </table:table-cell>
          <table:table-cell table:formula="of:=[.CG57]/[.CI57]" office:value-type="float" office:value="0.00233425924716572" calcext:value-type="float">
            <text:p>0.00233425924716572</text:p>
          </table:table-cell>
          <table:table-cell table:formula="of:=[.CH57]/[.CI57]" office:value-type="float" office:value="0.00234700281288253" calcext:value-type="float">
            <text:p>0.00234700281288253</text:p>
          </table:table-cell>
          <table:table-cell/>
          <table:table-cell office:value-type="float" office:value="3456" calcext:value-type="float">
            <text:p>3456</text:p>
          </table:table-cell>
          <table:table-cell office:value-type="float" office:value="27733179" calcext:value-type="float">
            <text:p>27733179</text:p>
          </table:table-cell>
          <table:table-cell office:value-type="float" office:value="27651873" calcext:value-type="float">
            <text:p>27651873</text:p>
          </table:table-cell>
          <table:table-cell office:value-type="float" office:value="28101876" calcext:value-type="float">
            <text:p>28101876</text:p>
          </table:table-cell>
          <table:table-cell table:formula="of:=[.CO57]^3" office:value-type="float" office:value="41278242816" calcext:value-type="float">
            <text:p>41278242816</text:p>
          </table:table-cell>
          <table:table-cell table:formula="of:=[.CO57]^2" office:value-type="float" office:value="11943936" calcext:value-type="float">
            <text:p>11943936</text:p>
          </table:table-cell>
          <table:table-cell table:formula="of:=[.CP57]/[.CS57]" office:value-type="float" office:value="0.000671859485967514" calcext:value-type="float">
            <text:p>0.000671859485967514</text:p>
          </table:table-cell>
          <table:table-cell table:formula="of:=[.CQ57]/[.CS57]" office:value-type="float" office:value="0.000669889780029148" calcext:value-type="float">
            <text:p>0.000669889780029148</text:p>
          </table:table-cell>
          <table:table-cell table:formula="of:=[.CR57]/[.CS57]" office:value-type="float" office:value="0.000680791479551725" calcext:value-type="float">
            <text:p>0.000680791479551725</text:p>
          </table:table-cell>
          <table:table-cell table:number-columns-repeated="3"/>
          <table:table-cell office:value-type="float" office:value="1152" calcext:value-type="float">
            <text:p>1152</text:p>
          </table:table-cell>
          <table:table-cell table:formula="of:=[.DA57]^2" office:value-type="float" office:value="1327104" calcext:value-type="float">
            <text:p>1327104</text:p>
          </table:table-cell>
          <table:table-cell office:value-type="float" office:value="10260987" calcext:value-type="float">
            <text:p>10260987</text:p>
          </table:table-cell>
          <table:table-cell office:value-type="float" office:value="10276542" calcext:value-type="float">
            <text:p>10276542</text:p>
          </table:table-cell>
          <table:table-cell office:value-type="float" office:value="5402718" calcext:value-type="float">
            <text:p>5402718</text:p>
          </table:table-cell>
          <table:table-cell office:value-type="float" office:value="6373857" calcext:value-type="float">
            <text:p>6373857</text:p>
          </table:table-cell>
          <table:table-cell office:value-type="float" office:value="4526916" calcext:value-type="float">
            <text:p>4526916</text:p>
          </table:table-cell>
          <table:table-cell office:value-type="float" office:value="4936116" calcext:value-type="float">
            <text:p>4936116</text:p>
          </table:table-cell>
          <table:table-cell office:value-type="float" office:value="4342614" calcext:value-type="float">
            <text:p>4342614</text:p>
          </table:table-cell>
          <table:table-cell office:value-type="float" office:value="4302606" calcext:value-type="float">
            <text:p>4302606</text:p>
          </table:table-cell>
          <table:table-cell office:value-type="float" office:value="5468529" calcext:value-type="float">
            <text:p>5468529</text:p>
          </table:table-cell>
          <table:table-cell office:value-type="float" office:value="5485527" calcext:value-type="float">
            <text:p>5485527</text:p>
          </table:table-cell>
          <table:table-cell office:value-type="float" office:value="8598777" calcext:value-type="float">
            <text:p>8598777</text:p>
          </table:table-cell>
          <table:table-cell office:value-type="float" office:value="8456955" calcext:value-type="float">
            <text:p>84569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8576" calcext:value-type="float">
            <text:p>1048576</text:p>
          </table:table-cell>
          <table:table-cell table:number-columns-repeated="2" table:style-name="ce2" office:value-type="float" office:value="35960000000" calcext:value-type="float">
            <text:p>3.60E+10</text:p>
          </table:table-cell>
          <table:table-cell table:number-columns-repeated="11"/>
          <table:table-cell office:value-type="float" office:value="331" calcext:value-type="float">
            <text:p>331</text:p>
          </table:table-cell>
          <table:table-cell office:value-type="float" office:value="60387424" calcext:value-type="float">
            <text:p>60387424</text:p>
          </table:table-cell>
          <table:table-cell office:value-type="float" office:value="33264502" calcext:value-type="float">
            <text:p>33264502</text:p>
          </table:table-cell>
          <table:table-cell office:value-type="float" office:value="59705518" calcext:value-type="float">
            <text:p>59705518</text:p>
          </table:table-cell>
          <table:table-cell table:formula="of:=[.P58]^3" office:value-type="float" office:value="36264691" calcext:value-type="float">
            <text:p>36264691</text:p>
          </table:table-cell>
          <table:table-cell table:formula="of:=[.Q58]/[.T58]" office:value-type="float" office:value="1.66518512456097" calcext:value-type="float">
            <text:p>1.66518512456097</text:p>
          </table:table-cell>
          <table:table-cell table:formula="of:=[.R58]/[.T58]" office:value-type="float" office:value="0.917269693542956" calcext:value-type="float">
            <text:p>0.917269693542956</text:p>
          </table:table-cell>
          <table:table-cell table:formula="of:=[.S58]/[.T58]" office:value-type="float" office:value="1.64638154506818" calcext:value-type="float">
            <text:p>1.64638154506818</text:p>
          </table:table-cell>
          <table:table-cell table:formula="of:=[.P58]^2" office:value-type="float" office:value="109561" calcext:value-type="float">
            <text:p>109561</text:p>
          </table:table-cell>
          <table:table-cell table:number-columns-repeated="17"/>
          <table:table-cell office:value-type="float" office:value="1594" calcext:value-type="float">
            <text:p>1594</text:p>
          </table:table-cell>
          <table:table-cell office:value-type="float" office:value="10873912404" calcext:value-type="float">
            <text:p>10873912404</text:p>
          </table:table-cell>
          <table:table-cell office:value-type="float" office:value="4796736688" calcext:value-type="float">
            <text:p>4796736688</text:p>
          </table:table-cell>
          <table:table-cell office:value-type="float" office:value="14050387074" calcext:value-type="float">
            <text:p>14050387074</text:p>
          </table:table-cell>
          <table:table-cell table:formula="of:=[.AP58]^3" office:value-type="float" office:value="4050092584" calcext:value-type="float">
            <text:p>4050092584</text:p>
          </table:table-cell>
          <table:table-cell table:formula="of:=[.AP58]^2" office:value-type="float" office:value="2540836" calcext:value-type="float">
            <text:p>2540836</text:p>
          </table:table-cell>
          <table:table-cell table:formula="of:=[.AQ58]/[.AT58]" office:value-type="float" office:value="2.68485526650864" calcext:value-type="float">
            <text:p>2.68485526650864</text:p>
          </table:table-cell>
          <table:table-cell table:formula="of:=[.AR58]/[.AT58]" office:value-type="float" office:value="1.18435235454854" calcext:value-type="float">
            <text:p>1.18435235454854</text:p>
          </table:table-cell>
          <table:table-cell table:formula="of:=[.AS58]/[.AT58]" office:value-type="float" office:value="3.46915207062338" calcext:value-type="float">
            <text:p>3.46915207062338</text:p>
          </table:table-cell>
          <table:table-cell table:number-columns-repeated="12"/>
          <table:table-cell office:value-type="float" office:value="888" calcext:value-type="float">
            <text:p>888</text:p>
          </table:table-cell>
          <table:table-cell office:value-type="float" office:value="23484768" calcext:value-type="float">
            <text:p>23484768</text:p>
          </table:table-cell>
          <table:table-cell office:value-type="float" office:value="22535844" calcext:value-type="float">
            <text:p>22535844</text:p>
          </table:table-cell>
          <table:table-cell office:value-type="float" office:value="22529559" calcext:value-type="float">
            <text:p>22529559</text:p>
          </table:table-cell>
          <table:table-cell table:formula="of:=[.BK58]^3" office:value-type="float" office:value="700227072" calcext:value-type="float">
            <text:p>700227072</text:p>
          </table:table-cell>
          <table:table-cell table:formula="of:=[.BK58]^2" office:value-type="float" office:value="788544" calcext:value-type="float">
            <text:p>788544</text:p>
          </table:table-cell>
          <table:table-cell table:formula="of:=[.BL58]/[.BO58]" office:value-type="float" office:value="0.0335387889715866" calcext:value-type="float">
            <text:p>0.0335387889715866</text:p>
          </table:table-cell>
          <table:table-cell table:formula="of:=[.BM58]/[.BO58]" office:value-type="float" office:value="0.0321836228577007" calcext:value-type="float">
            <text:p>0.0321836228577007</text:p>
          </table:table-cell>
          <table:table-cell table:formula="of:=[.BN58]/[.BO58]" office:value-type="float" office:value="0.0321746471978736" calcext:value-type="float">
            <text:p>0.0321746471978736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5183571" calcext:value-type="float">
            <text:p>5183571</text:p>
          </table:table-cell>
          <table:table-cell office:value-type="float" office:value="7559247" calcext:value-type="float">
            <text:p>7559247</text:p>
          </table:table-cell>
          <table:table-cell office:value-type="float" office:value="5520117" calcext:value-type="float">
            <text:p>5520117</text:p>
          </table:table-cell>
          <table:table-cell table:formula="of:=[.BU58]^3" office:value-type="float" office:value="719323136" calcext:value-type="float">
            <text:p>719323136</text:p>
          </table:table-cell>
          <table:table-cell table:formula="of:=[.BU58]^2" office:value-type="float" office:value="802816" calcext:value-type="float">
            <text:p>802816</text:p>
          </table:table-cell>
          <table:table-cell table:formula="of:=[.BV58]/[.BY58]" office:value-type="float" office:value="0.00720617861511408" calcext:value-type="float">
            <text:p>0.00720617861511408</text:p>
          </table:table-cell>
          <table:table-cell table:formula="of:=[.BW58]/[.BY58]" office:value-type="float" office:value="0.0105088334041851" calcext:value-type="float">
            <text:p>0.0105088334041851</text:p>
          </table:table-cell>
          <table:table-cell table:formula="of:=[.BX58]/[.BY58]" office:value-type="float" office:value="0.00767404344964653" calcext:value-type="float">
            <text:p>0.00767404344964653</text:p>
          </table:table-cell>
          <table:table-cell/>
          <table:table-cell office:value-type="float" office:value="1760" calcext:value-type="float">
            <text:p>1760</text:p>
          </table:table-cell>
          <table:table-cell office:value-type="float" office:value="12050055" calcext:value-type="float">
            <text:p>12050055</text:p>
          </table:table-cell>
          <table:table-cell office:value-type="float" office:value="12221133" calcext:value-type="float">
            <text:p>12221133</text:p>
          </table:table-cell>
          <table:table-cell office:value-type="float" office:value="12206394" calcext:value-type="float">
            <text:p>12206394</text:p>
          </table:table-cell>
          <table:table-cell table:formula="of:=[.CE58]^3" office:value-type="float" office:value="5451776000" calcext:value-type="float">
            <text:p>5451776000</text:p>
          </table:table-cell>
          <table:table-cell table:formula="of:=[.CE58]^2" office:value-type="float" office:value="3097600" calcext:value-type="float">
            <text:p>3097600</text:p>
          </table:table-cell>
          <table:table-cell table:formula="of:=[.CF58]/[.CI58]" office:value-type="float" office:value="0.00221029899247511" calcext:value-type="float">
            <text:p>0.00221029899247511</text:p>
          </table:table-cell>
          <table:table-cell table:formula="of:=[.CG58]/[.CI58]" office:value-type="float" office:value="0.00224167922526531" calcext:value-type="float">
            <text:p>0.00224167922526531</text:p>
          </table:table-cell>
          <table:table-cell table:formula="of:=[.CH58]/[.CI58]" office:value-type="float" office:value="0.00223897570259673" calcext:value-type="float">
            <text:p>0.00223897570259673</text:p>
          </table:table-cell>
          <table:table-cell/>
          <table:table-cell office:value-type="float" office:value="3520" calcext:value-type="float">
            <text:p>3520</text:p>
          </table:table-cell>
          <table:table-cell office:value-type="float" office:value="27223932" calcext:value-type="float">
            <text:p>27223932</text:p>
          </table:table-cell>
          <table:table-cell office:value-type="float" office:value="27383337" calcext:value-type="float">
            <text:p>27383337</text:p>
          </table:table-cell>
          <table:table-cell office:value-type="float" office:value="27577722" calcext:value-type="float">
            <text:p>27577722</text:p>
          </table:table-cell>
          <table:table-cell table:formula="of:=[.CO58]^3" office:value-type="float" office:value="43614208000" calcext:value-type="float">
            <text:p>43614208000</text:p>
          </table:table-cell>
          <table:table-cell table:formula="of:=[.CO58]^2" office:value-type="float" office:value="12390400" calcext:value-type="float">
            <text:p>12390400</text:p>
          </table:table-cell>
          <table:table-cell table:formula="of:=[.CP58]/[.CS58]" office:value-type="float" office:value="0.000624198701487369" calcext:value-type="float">
            <text:p>0.000624198701487369</text:p>
          </table:table-cell>
          <table:table-cell table:formula="of:=[.CQ58]/[.CS58]" office:value-type="float" office:value="0.000627853588445307" calcext:value-type="float">
            <text:p>0.000627853588445307</text:p>
          </table:table-cell>
          <table:table-cell table:formula="of:=[.CR58]/[.CS58]" office:value-type="float" office:value="0.000632310507621737" calcext:value-type="float">
            <text:p>0.000632310507621737</text:p>
          </table:table-cell>
          <table:table-cell table:number-columns-repeated="3"/>
          <table:table-cell office:value-type="float" office:value="1216" calcext:value-type="float">
            <text:p>1216</text:p>
          </table:table-cell>
          <table:table-cell table:formula="of:=[.DA58]^2" office:value-type="float" office:value="1478656" calcext:value-type="float">
            <text:p>1478656</text:p>
          </table:table-cell>
          <table:table-cell office:value-type="float" office:value="11650239" calcext:value-type="float">
            <text:p>11650239</text:p>
          </table:table-cell>
          <table:table-cell office:value-type="float" office:value="11621676" calcext:value-type="float">
            <text:p>11621676</text:p>
          </table:table-cell>
          <table:table-cell office:value-type="float" office:value="6949284" calcext:value-type="float">
            <text:p>6949284</text:p>
          </table:table-cell>
          <table:table-cell office:value-type="float" office:value="6362067" calcext:value-type="float">
            <text:p>6362067</text:p>
          </table:table-cell>
          <table:table-cell office:value-type="float" office:value="6111297" calcext:value-type="float">
            <text:p>6111297</text:p>
          </table:table-cell>
          <table:table-cell office:value-type="float" office:value="6881220" calcext:value-type="float">
            <text:p>6881220</text:p>
          </table:table-cell>
          <table:table-cell office:value-type="float" office:value="5115099" calcext:value-type="float">
            <text:p>5115099</text:p>
          </table:table-cell>
          <table:table-cell office:value-type="float" office:value="5125281" calcext:value-type="float">
            <text:p>5125281</text:p>
          </table:table-cell>
          <table:table-cell office:value-type="float" office:value="6210372" calcext:value-type="float">
            <text:p>6210372</text:p>
          </table:table-cell>
          <table:table-cell office:value-type="float" office:value="6278739" calcext:value-type="float">
            <text:p>6278739</text:p>
          </table:table-cell>
          <table:table-cell office:value-type="float" office:value="6556143" calcext:value-type="float">
            <text:p>6556143</text:p>
          </table:table-cell>
          <table:table-cell office:value-type="float" office:value="6476553" calcext:value-type="float">
            <text:p>64765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94304" calcext:value-type="float">
            <text:p>4194304</text:p>
          </table:table-cell>
          <table:table-cell table:number-columns-repeated="2" table:style-name="ce2" office:value-type="float" office:value="35530000000" calcext:value-type="float">
            <text:p>3.55E+10</text:p>
          </table:table-cell>
          <table:table-cell table:number-columns-repeated="11"/>
          <table:table-cell office:value-type="float" office:value="368" calcext:value-type="float">
            <text:p>368</text:p>
          </table:table-cell>
          <table:table-cell office:value-type="float" office:value="84486030" calcext:value-type="float">
            <text:p>84486030</text:p>
          </table:table-cell>
          <table:table-cell office:value-type="float" office:value="45323128" calcext:value-type="float">
            <text:p>45323128</text:p>
          </table:table-cell>
          <table:table-cell office:value-type="float" office:value="114754684" calcext:value-type="float">
            <text:p>114754684</text:p>
          </table:table-cell>
          <table:table-cell table:formula="of:=[.P59]^3" office:value-type="float" office:value="49836032" calcext:value-type="float">
            <text:p>49836032</text:p>
          </table:table-cell>
          <table:table-cell table:formula="of:=[.Q59]/[.T59]" office:value-type="float" office:value="1.69528003353076" calcext:value-type="float">
            <text:p>1.69528003353076</text:p>
          </table:table-cell>
          <table:table-cell table:formula="of:=[.R59]/[.T59]" office:value-type="float" office:value="0.90944495741555" calcext:value-type="float">
            <text:p>0.90944495741555</text:p>
          </table:table-cell>
          <table:table-cell table:formula="of:=[.S59]/[.T59]" office:value-type="float" office:value="2.30264488151866" calcext:value-type="float">
            <text:p>2.30264488151866</text:p>
          </table:table-cell>
          <table:table-cell table:formula="of:=[.P59]^2" office:value-type="float" office:value="135424" calcext:value-type="float">
            <text:p>135424</text:p>
          </table:table-cell>
          <table:table-cell table:number-columns-repeated="17"/>
          <table:table-cell office:value-type="float" office:value="1644" calcext:value-type="float">
            <text:p>1644</text:p>
          </table:table-cell>
          <table:table-cell office:value-type="float" office:value="10590569820" calcext:value-type="float">
            <text:p>10590569820</text:p>
          </table:table-cell>
          <table:table-cell office:value-type="float" office:value="5321921210" calcext:value-type="float">
            <text:p>5321921210</text:p>
          </table:table-cell>
          <table:table-cell office:value-type="float" office:value="13383140610" calcext:value-type="float">
            <text:p>13383140610</text:p>
          </table:table-cell>
          <table:table-cell table:formula="of:=[.AP59]^3" office:value-type="float" office:value="4443297984" calcext:value-type="float">
            <text:p>4443297984</text:p>
          </table:table-cell>
          <table:table-cell table:formula="of:=[.AP59]^2" office:value-type="float" office:value="2702736" calcext:value-type="float">
            <text:p>2702736</text:p>
          </table:table-cell>
          <table:table-cell table:formula="of:=[.AQ59]/[.AT59]" office:value-type="float" office:value="2.38349304011027" calcext:value-type="float">
            <text:p>2.38349304011027</text:p>
          </table:table-cell>
          <table:table-cell table:formula="of:=[.AR59]/[.AT59]" office:value-type="float" office:value="1.19774123391316" calcext:value-type="float">
            <text:p>1.19774123391316</text:p>
          </table:table-cell>
          <table:table-cell table:formula="of:=[.AS59]/[.AT59]" office:value-type="float" office:value="3.01198358925999" calcext:value-type="float">
            <text:p>3.01198358925999</text:p>
          </table:table-cell>
          <table:table-cell table:number-columns-repeated="12"/>
          <table:table-cell office:value-type="float" office:value="904" calcext:value-type="float">
            <text:p>904</text:p>
          </table:table-cell>
          <table:table-cell office:value-type="float" office:value="27219900" calcext:value-type="float">
            <text:p>27219900</text:p>
          </table:table-cell>
          <table:table-cell office:value-type="float" office:value="26402505" calcext:value-type="float">
            <text:p>26402505</text:p>
          </table:table-cell>
          <table:table-cell office:value-type="float" office:value="26337063" calcext:value-type="float">
            <text:p>26337063</text:p>
          </table:table-cell>
          <table:table-cell table:formula="of:=[.BK59]^3" office:value-type="float" office:value="738763264" calcext:value-type="float">
            <text:p>738763264</text:p>
          </table:table-cell>
          <table:table-cell table:formula="of:=[.BK59]^2" office:value-type="float" office:value="817216" calcext:value-type="float">
            <text:p>817216</text:p>
          </table:table-cell>
          <table:table-cell table:formula="of:=[.BL59]/[.BO59]" office:value-type="float" office:value="0.0368452267816067" calcext:value-type="float">
            <text:p>0.0368452267816067</text:p>
          </table:table-cell>
          <table:table-cell table:formula="of:=[.BM59]/[.BO59]" office:value-type="float" office:value="0.0357387897945072" calcext:value-type="float">
            <text:p>0.0357387897945072</text:p>
          </table:table-cell>
          <table:table-cell table:formula="of:=[.BN59]/[.BO59]" office:value-type="float" office:value="0.0356502066134138" calcext:value-type="float">
            <text:p>0.0356502066134138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float" office:value="5473599" calcext:value-type="float">
            <text:p>5473599</text:p>
          </table:table-cell>
          <table:table-cell office:value-type="float" office:value="8037669" calcext:value-type="float">
            <text:p>8037669</text:p>
          </table:table-cell>
          <table:table-cell office:value-type="float" office:value="5587902" calcext:value-type="float">
            <text:p>5587902</text:p>
          </table:table-cell>
          <table:table-cell table:formula="of:=[.BU59]^3" office:value-type="float" office:value="758550528" calcext:value-type="float">
            <text:p>758550528</text:p>
          </table:table-cell>
          <table:table-cell table:formula="of:=[.BU59]^2" office:value-type="float" office:value="831744" calcext:value-type="float">
            <text:p>831744</text:p>
          </table:table-cell>
          <table:table-cell table:formula="of:=[.BV59]/[.BY59]" office:value-type="float" office:value="0.00721586604709344" calcext:value-type="float">
            <text:p>0.00721586604709344</text:p>
          </table:table-cell>
          <table:table-cell table:formula="of:=[.BW59]/[.BY59]" office:value-type="float" office:value="0.0105960891243358" calcext:value-type="float">
            <text:p>0.0105960891243358</text:p>
          </table:table-cell>
          <table:table-cell table:formula="of:=[.BX59]/[.BY59]" office:value-type="float" office:value="0.0073665521197818" calcext:value-type="float">
            <text:p>0.0073665521197818</text:p>
          </table:table-cell>
          <table:table-cell/>
          <table:table-cell office:value-type="float" office:value="1792" calcext:value-type="float">
            <text:p>1792</text:p>
          </table:table-cell>
          <table:table-cell office:value-type="float" office:value="13655112" calcext:value-type="float">
            <text:p>13655112</text:p>
          </table:table-cell>
          <table:table-cell office:value-type="float" office:value="13856853" calcext:value-type="float">
            <text:p>13856853</text:p>
          </table:table-cell>
          <table:table-cell office:value-type="float" office:value="13837071" calcext:value-type="float">
            <text:p>13837071</text:p>
          </table:table-cell>
          <table:table-cell table:formula="of:=[.CE59]^3" office:value-type="float" office:value="5754585088" calcext:value-type="float">
            <text:p>5754585088</text:p>
          </table:table-cell>
          <table:table-cell table:formula="of:=[.CE59]^2" office:value-type="float" office:value="3211264" calcext:value-type="float">
            <text:p>3211264</text:p>
          </table:table-cell>
          <table:table-cell table:formula="of:=[.CF59]/[.CI59]" office:value-type="float" office:value="0.00237290991291013" calcext:value-type="float">
            <text:p>0.00237290991291013</text:p>
          </table:table-cell>
          <table:table-cell table:formula="of:=[.CG59]/[.CI59]" office:value-type="float" office:value="0.00240796734918311" calcext:value-type="float">
            <text:p>0.00240796734918311</text:p>
          </table:table-cell>
          <table:table-cell table:formula="of:=[.CH59]/[.CI59]" office:value-type="float" office:value="0.00240452974252729" calcext:value-type="float">
            <text:p>0.00240452974252729</text:p>
          </table:table-cell>
          <table:table-cell/>
          <table:table-cell office:value-type="float" office:value="3584" calcext:value-type="float">
            <text:p>3584</text:p>
          </table:table-cell>
          <table:table-cell office:value-type="float" office:value="47014479" calcext:value-type="float">
            <text:p>47014479</text:p>
          </table:table-cell>
          <table:table-cell office:value-type="float" office:value="47220744" calcext:value-type="float">
            <text:p>47220744</text:p>
          </table:table-cell>
          <table:table-cell office:value-type="float" office:value="47984124" calcext:value-type="float">
            <text:p>47984124</text:p>
          </table:table-cell>
          <table:table-cell table:formula="of:=[.CO59]^3" office:value-type="float" office:value="46036680704" calcext:value-type="float">
            <text:p>46036680704</text:p>
          </table:table-cell>
          <table:table-cell table:formula="of:=[.CO59]^2" office:value-type="float" office:value="12845056" calcext:value-type="float">
            <text:p>12845056</text:p>
          </table:table-cell>
          <table:table-cell table:formula="of:=[.CP59]/[.CS59]" office:value-type="float" office:value="0.0010212395481396" calcext:value-type="float">
            <text:p>0.0010212395481396</text:p>
          </table:table-cell>
          <table:table-cell table:formula="of:=[.CQ59]/[.CS59]" office:value-type="float" office:value="0.00102571999713909" calcext:value-type="float">
            <text:p>0.00102571999713909</text:p>
          </table:table-cell>
          <table:table-cell table:formula="of:=[.CR59]/[.CS59]" office:value-type="float" office:value="0.00104230199193815" calcext:value-type="float">
            <text:p>0.00104230199193815</text:p>
          </table:table-cell>
          <table:table-cell table:number-columns-repeated="3"/>
          <table:table-cell office:value-type="float" office:value="1280" calcext:value-type="float">
            <text:p>1280</text:p>
          </table:table-cell>
          <table:table-cell table:formula="of:=[.DA59]^2" office:value-type="float" office:value="1638400" calcext:value-type="float">
            <text:p>1638400</text:p>
          </table:table-cell>
          <table:table-cell office:value-type="float" office:value="13640505" calcext:value-type="float">
            <text:p>13640505</text:p>
          </table:table-cell>
          <table:table-cell office:value-type="float" office:value="13625781" calcext:value-type="float">
            <text:p>13625781</text:p>
          </table:table-cell>
          <table:table-cell office:value-type="float" office:value="8106324" calcext:value-type="float">
            <text:p>8106324</text:p>
          </table:table-cell>
          <table:table-cell office:value-type="float" office:value="8045760" calcext:value-type="float">
            <text:p>8045760</text:p>
          </table:table-cell>
          <table:table-cell office:value-type="float" office:value="5859762" calcext:value-type="float">
            <text:p>5859762</text:p>
          </table:table-cell>
          <table:table-cell office:value-type="float" office:value="5678184" calcext:value-type="float">
            <text:p>5678184</text:p>
          </table:table-cell>
          <table:table-cell office:value-type="float" office:value="6152760" calcext:value-type="float">
            <text:p>6152760</text:p>
          </table:table-cell>
          <table:table-cell office:value-type="float" office:value="6101442" calcext:value-type="float">
            <text:p>6101442</text:p>
          </table:table-cell>
          <table:table-cell office:value-type="float" office:value="10550163" calcext:value-type="float">
            <text:p>10550163</text:p>
          </table:table-cell>
          <table:table-cell office:value-type="float" office:value="10508700" calcext:value-type="float">
            <text:p>10508700</text:p>
          </table:table-cell>
          <table:table-cell office:value-type="float" office:value="10313922" calcext:value-type="float">
            <text:p>10313922</text:p>
          </table:table-cell>
          <table:table-cell office:value-type="float" office:value="10161126" calcext:value-type="float">
            <text:p>101611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77216" calcext:value-type="float">
            <text:p>16777216</text:p>
          </table:table-cell>
          <table:table-cell table:number-columns-repeated="2" table:style-name="ce2" office:value-type="float" office:value="30330000000" calcext:value-type="float">
            <text:p>3.03E+10</text:p>
          </table:table-cell>
          <table:table-cell table:number-columns-repeated="11"/>
          <table:table-cell office:value-type="float" office:value="407" calcext:value-type="float">
            <text:p>407</text:p>
          </table:table-cell>
          <table:table-cell office:value-type="float" office:value="112814426" calcext:value-type="float">
            <text:p>112814426</text:p>
          </table:table-cell>
          <table:table-cell office:value-type="float" office:value="61189322" calcext:value-type="float">
            <text:p>61189322</text:p>
          </table:table-cell>
          <table:table-cell office:value-type="float" office:value="122634608" calcext:value-type="float">
            <text:p>122634608</text:p>
          </table:table-cell>
          <table:table-cell table:formula="of:=[.P60]^3" office:value-type="float" office:value="67419143" calcext:value-type="float">
            <text:p>67419143</text:p>
          </table:table-cell>
          <table:table-cell table:formula="of:=[.Q60]/[.T60]" office:value-type="float" office:value="1.67332927978631" calcext:value-type="float">
            <text:p>1.67332927978631</text:p>
          </table:table-cell>
          <table:table-cell table:formula="of:=[.R60]/[.T60]" office:value-type="float" office:value="0.907595666115186" calcext:value-type="float">
            <text:p>0.907595666115186</text:p>
          </table:table-cell>
          <table:table-cell table:formula="of:=[.S60]/[.T60]" office:value-type="float" office:value="1.81898793937502" calcext:value-type="float">
            <text:p>1.81898793937502</text:p>
          </table:table-cell>
          <table:table-cell table:formula="of:=[.P60]^2" office:value-type="float" office:value="165649" calcext:value-type="float">
            <text:p>165649</text:p>
          </table:table-cell>
          <table:table-cell table:number-columns-repeated="17"/>
          <table:table-cell office:value-type="float" office:value="1696" calcext:value-type="float">
            <text:p>1696</text:p>
          </table:table-cell>
          <table:table-cell office:value-type="float" office:value="15201281558" calcext:value-type="float">
            <text:p>15201281558</text:p>
          </table:table-cell>
          <table:table-cell office:value-type="float" office:value="5903356928" calcext:value-type="float">
            <text:p>5903356928</text:p>
          </table:table-cell>
          <table:table-cell office:value-type="float" office:value="30212690590" calcext:value-type="float">
            <text:p>30212690590</text:p>
          </table:table-cell>
          <table:table-cell table:formula="of:=[.AP60]^3" office:value-type="float" office:value="4878401536" calcext:value-type="float">
            <text:p>4878401536</text:p>
          </table:table-cell>
          <table:table-cell table:formula="of:=[.AP60]^2" office:value-type="float" office:value="2876416" calcext:value-type="float">
            <text:p>2876416</text:p>
          </table:table-cell>
          <table:table-cell table:formula="of:=[.AQ60]/[.AT60]" office:value-type="float" office:value="3.11603738352054" calcext:value-type="float">
            <text:p>3.11603738352054</text:p>
          </table:table-cell>
          <table:table-cell table:formula="of:=[.AR60]/[.AT60]" office:value-type="float" office:value="1.21010066195584" calcext:value-type="float">
            <text:p>1.21010066195584</text:p>
          </table:table-cell>
          <table:table-cell table:formula="of:=[.AS60]/[.AT60]" office:value-type="float" office:value="6.19315371378237" calcext:value-type="float">
            <text:p>6.19315371378237</text:p>
          </table:table-cell>
          <table:table-cell table:number-columns-repeated="12"/>
          <table:table-cell office:value-type="float" office:value="920" calcext:value-type="float">
            <text:p>920</text:p>
          </table:table-cell>
          <table:table-cell office:value-type="float" office:value="27702699" calcext:value-type="float">
            <text:p>27702699</text:p>
          </table:table-cell>
          <table:table-cell office:value-type="float" office:value="27645489" calcext:value-type="float">
            <text:p>27645489</text:p>
          </table:table-cell>
          <table:table-cell office:value-type="float" office:value="27062952" calcext:value-type="float">
            <text:p>27062952</text:p>
          </table:table-cell>
          <table:table-cell table:formula="of:=[.BK60]^3" office:value-type="float" office:value="778688000" calcext:value-type="float">
            <text:p>778688000</text:p>
          </table:table-cell>
          <table:table-cell table:formula="of:=[.BK60]^2" office:value-type="float" office:value="846400" calcext:value-type="float">
            <text:p>846400</text:p>
          </table:table-cell>
          <table:table-cell table:formula="of:=[.BL60]/[.BO60]" office:value-type="float" office:value="0.0355761216302293" calcext:value-type="float">
            <text:p>0.0355761216302293</text:p>
          </table:table-cell>
          <table:table-cell table:formula="of:=[.BM60]/[.BO60]" office:value-type="float" office:value="0.0355026518965234" calcext:value-type="float">
            <text:p>0.0355026518965234</text:p>
          </table:table-cell>
          <table:table-cell table:formula="of:=[.BN60]/[.BO60]" office:value-type="float" office:value="0.0347545512451714" calcext:value-type="float">
            <text:p>0.0347545512451714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5372265" calcext:value-type="float">
            <text:p>5372265</text:p>
          </table:table-cell>
          <table:table-cell office:value-type="float" office:value="8146425" calcext:value-type="float">
            <text:p>8146425</text:p>
          </table:table-cell>
          <table:table-cell office:value-type="float" office:value="5709525" calcext:value-type="float">
            <text:p>5709525</text:p>
          </table:table-cell>
          <table:table-cell table:formula="of:=[.BU60]^3" office:value-type="float" office:value="799178752" calcext:value-type="float">
            <text:p>799178752</text:p>
          </table:table-cell>
          <table:table-cell table:formula="of:=[.BU60]^2" office:value-type="float" office:value="861184" calcext:value-type="float">
            <text:p>861184</text:p>
          </table:table-cell>
          <table:table-cell table:formula="of:=[.BV60]/[.BY60]" office:value-type="float" office:value="0.00672223202450708" calcext:value-type="float">
            <text:p>0.00672223202450708</text:p>
          </table:table-cell>
          <table:table-cell table:formula="of:=[.BW60]/[.BY60]" office:value-type="float" office:value="0.0101934954847248" calcext:value-type="float">
            <text:p>0.0101934954847248</text:p>
          </table:table-cell>
          <table:table-cell table:formula="of:=[.BX60]/[.BY60]" office:value-type="float" office:value="0.00714424024126207" calcext:value-type="float">
            <text:p>0.00714424024126207</text:p>
          </table:table-cell>
          <table:table-cell/>
          <table:table-cell office:value-type="float" office:value="1824" calcext:value-type="float">
            <text:p>1824</text:p>
          </table:table-cell>
          <table:table-cell office:value-type="float" office:value="12517560" calcext:value-type="float">
            <text:p>12517560</text:p>
          </table:table-cell>
          <table:table-cell office:value-type="float" office:value="12739782" calcext:value-type="float">
            <text:p>12739782</text:p>
          </table:table-cell>
          <table:table-cell office:value-type="float" office:value="12678777" calcext:value-type="float">
            <text:p>12678777</text:p>
          </table:table-cell>
          <table:table-cell table:formula="of:=[.CE60]^3" office:value-type="float" office:value="6068404224" calcext:value-type="float">
            <text:p>6068404224</text:p>
          </table:table-cell>
          <table:table-cell table:formula="of:=[.CE60]^2" office:value-type="float" office:value="3326976" calcext:value-type="float">
            <text:p>3326976</text:p>
          </table:table-cell>
          <table:table-cell table:formula="of:=[.CF60]/[.CI60]" office:value-type="float" office:value="0.00206274327449944" calcext:value-type="float">
            <text:p>0.00206274327449944</text:p>
          </table:table-cell>
          <table:table-cell table:formula="of:=[.CG60]/[.CI60]" office:value-type="float" office:value="0.00209936278628495" calcext:value-type="float">
            <text:p>0.00209936278628495</text:p>
          </table:table-cell>
          <table:table-cell table:formula="of:=[.CH60]/[.CI60]" office:value-type="float" office:value="0.00208930989630792" calcext:value-type="float">
            <text:p>0.00208930989630792</text:p>
          </table:table-cell>
          <table:table-cell/>
          <table:table-cell office:value-type="float" office:value="3648" calcext:value-type="float">
            <text:p>3648</text:p>
          </table:table-cell>
          <table:table-cell office:value-type="float" office:value="28769673" calcext:value-type="float">
            <text:p>28769673</text:p>
          </table:table-cell>
          <table:table-cell office:value-type="float" office:value="28588140" calcext:value-type="float">
            <text:p>28588140</text:p>
          </table:table-cell>
          <table:table-cell office:value-type="float" office:value="29032341" calcext:value-type="float">
            <text:p>29032341</text:p>
          </table:table-cell>
          <table:table-cell table:formula="of:=[.CO60]^3" office:value-type="float" office:value="48547233792" calcext:value-type="float">
            <text:p>48547233792</text:p>
          </table:table-cell>
          <table:table-cell table:formula="of:=[.CO60]^2" office:value-type="float" office:value="13307904" calcext:value-type="float">
            <text:p>13307904</text:p>
          </table:table-cell>
          <table:table-cell table:formula="of:=[.CP60]/[.CS60]" office:value-type="float" office:value="0.000592611993574408" calcext:value-type="float">
            <text:p>0.000592611993574408</text:p>
          </table:table-cell>
          <table:table-cell table:formula="of:=[.CQ60]/[.CS60]" office:value-type="float" office:value="0.000588872686804062" calcext:value-type="float">
            <text:p>0.000588872686804062</text:p>
          </table:table-cell>
          <table:table-cell table:formula="of:=[.CR60]/[.CS60]" office:value-type="float" office:value="0.000598022559315917" calcext:value-type="float">
            <text:p>0.000598022559315917</text:p>
          </table:table-cell>
          <table:table-cell table:number-columns-repeated="3"/>
          <table:table-cell office:value-type="float" office:value="1344" calcext:value-type="float">
            <text:p>1344</text:p>
          </table:table-cell>
          <table:table-cell table:formula="of:=[.DA60]^2" office:value-type="float" office:value="1806336" calcext:value-type="float">
            <text:p>1806336</text:p>
          </table:table-cell>
          <table:table-cell office:value-type="float" office:value="14939343" calcext:value-type="float">
            <text:p>14939343</text:p>
          </table:table-cell>
          <table:table-cell office:value-type="float" office:value="14747958" calcext:value-type="float">
            <text:p>14747958</text:p>
          </table:table-cell>
          <table:table-cell office:value-type="float" office:value="8597616" calcext:value-type="float">
            <text:p>8597616</text:p>
          </table:table-cell>
          <table:table-cell office:value-type="float" office:value="8115717" calcext:value-type="float">
            <text:p>8115717</text:p>
          </table:table-cell>
          <table:table-cell office:value-type="float" office:value="8591850" calcext:value-type="float">
            <text:p>8591850</text:p>
          </table:table-cell>
          <table:table-cell office:value-type="float" office:value="7744011" calcext:value-type="float">
            <text:p>7744011</text:p>
          </table:table-cell>
          <table:table-cell office:value-type="float" office:value="6664959" calcext:value-type="float">
            <text:p>6664959</text:p>
          </table:table-cell>
          <table:table-cell office:value-type="float" office:value="6377124" calcext:value-type="float">
            <text:p>6377124</text:p>
          </table:table-cell>
          <table:table-cell office:value-type="float" office:value="7993710" calcext:value-type="float">
            <text:p>7993710</text:p>
          </table:table-cell>
          <table:table-cell office:value-type="float" office:value="8076057" calcext:value-type="float">
            <text:p>8076057</text:p>
          </table:table-cell>
          <table:table-cell office:value-type="float" office:value="8636841" calcext:value-type="float">
            <text:p>8636841</text:p>
          </table:table-cell>
          <table:table-cell office:value-type="float" office:value="8614614" calcext:value-type="float">
            <text:p>86146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108864" calcext:value-type="float">
            <text:p>67108864</text:p>
          </table:table-cell>
          <table:table-cell table:number-columns-repeated="2" table:style-name="ce2" office:value-type="float" office:value="29760000000" calcext:value-type="float">
            <text:p>2.98E+10</text:p>
          </table:table-cell>
          <table:table-cell table:number-columns-repeated="11"/>
          <table:table-cell office:value-type="float" office:value="448" calcext:value-type="float">
            <text:p>448</text:p>
          </table:table-cell>
          <table:table-cell office:value-type="float" office:value="157041550" calcext:value-type="float">
            <text:p>157041550</text:p>
          </table:table-cell>
          <table:table-cell office:value-type="float" office:value="81025928" calcext:value-type="float">
            <text:p>81025928</text:p>
          </table:table-cell>
          <table:table-cell office:value-type="float" office:value="314747134" calcext:value-type="float">
            <text:p>314747134</text:p>
          </table:table-cell>
          <table:table-cell table:formula="of:=[.P61]^3" office:value-type="float" office:value="89915392" calcext:value-type="float">
            <text:p>89915392</text:p>
          </table:table-cell>
          <table:table-cell table:formula="of:=[.Q61]/[.T61]" office:value-type="float" office:value="1.74654802150003" calcext:value-type="float">
            <text:p>1.74654802150003</text:p>
          </table:table-cell>
          <table:table-cell table:formula="of:=[.R61]/[.T61]" office:value-type="float" office:value="0.901135236111744" calcext:value-type="float">
            <text:p>0.901135236111744</text:p>
          </table:table-cell>
          <table:table-cell table:formula="of:=[.S61]/[.T61]" office:value-type="float" office:value="3.50048114120439" calcext:value-type="float">
            <text:p>3.50048114120439</text:p>
          </table:table-cell>
          <table:table-cell table:formula="of:=[.P61]^2" office:value-type="float" office:value="200704" calcext:value-type="float">
            <text:p>200704</text:p>
          </table:table-cell>
          <table:table-cell table:number-columns-repeated="17"/>
          <table:table-cell office:value-type="float" office:value="1750" calcext:value-type="float">
            <text:p>1750</text:p>
          </table:table-cell>
          <table:table-cell office:value-type="float" office:value="15361404030" calcext:value-type="float">
            <text:p>15361404030</text:p>
          </table:table-cell>
          <table:table-cell office:value-type="float" office:value="6723507758" calcext:value-type="float">
            <text:p>6723507758</text:p>
          </table:table-cell>
          <table:table-cell office:value-type="float" office:value="22194965874" calcext:value-type="float">
            <text:p>22194965874</text:p>
          </table:table-cell>
          <table:table-cell table:formula="of:=[.AP61]^3" office:value-type="float" office:value="5359375000" calcext:value-type="float">
            <text:p>5359375000</text:p>
          </table:table-cell>
          <table:table-cell table:formula="of:=[.AP61]^2" office:value-type="float" office:value="3062500" calcext:value-type="float">
            <text:p>3062500</text:p>
          </table:table-cell>
          <table:table-cell table:formula="of:=[.AQ61]/[.AT61]" office:value-type="float" office:value="2.86626780734694" calcext:value-type="float">
            <text:p>2.86626780734694</text:p>
          </table:table-cell>
          <table:table-cell table:formula="of:=[.AR61]/[.AT61]" office:value-type="float" office:value="1.25453205980175" calcext:value-type="float">
            <text:p>1.25453205980175</text:p>
          </table:table-cell>
          <table:table-cell table:formula="of:=[.AS61]/[.AT61]" office:value-type="float" office:value="4.14133474033819" calcext:value-type="float">
            <text:p>4.14133474033819</text:p>
          </table:table-cell>
          <table:table-cell table:number-columns-repeated="12"/>
          <table:table-cell office:value-type="float" office:value="936" calcext:value-type="float">
            <text:p>936</text:p>
          </table:table-cell>
          <table:table-cell office:value-type="float" office:value="28189041" calcext:value-type="float">
            <text:p>28189041</text:p>
          </table:table-cell>
          <table:table-cell office:value-type="float" office:value="30344997" calcext:value-type="float">
            <text:p>30344997</text:p>
          </table:table-cell>
          <table:table-cell office:value-type="float" office:value="27723300" calcext:value-type="float">
            <text:p>27723300</text:p>
          </table:table-cell>
          <table:table-cell table:formula="of:=[.BK61]^3" office:value-type="float" office:value="820025856" calcext:value-type="float">
            <text:p>820025856</text:p>
          </table:table-cell>
          <table:table-cell table:formula="of:=[.BK61]^2" office:value-type="float" office:value="876096" calcext:value-type="float">
            <text:p>876096</text:p>
          </table:table-cell>
          <table:table-cell table:formula="of:=[.BL61]/[.BO61]" office:value-type="float" office:value="0.0343757953407752" calcext:value-type="float">
            <text:p>0.0343757953407752</text:p>
          </table:table-cell>
          <table:table-cell table:formula="of:=[.BM61]/[.BO61]" office:value-type="float" office:value="0.0370049270739092" calcext:value-type="float">
            <text:p>0.0370049270739092</text:p>
          </table:table-cell>
          <table:table-cell table:formula="of:=[.BN61]/[.BO61]" office:value-type="float" office:value="0.0338078364202214" calcext:value-type="float">
            <text:p>0.0338078364202214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float" office:value="5518371" calcext:value-type="float">
            <text:p>5518371</text:p>
          </table:table-cell>
          <table:table-cell office:value-type="float" office:value="8213448" calcext:value-type="float">
            <text:p>8213448</text:p>
          </table:table-cell>
          <table:table-cell office:value-type="float" office:value="5807370" calcext:value-type="float">
            <text:p>5807370</text:p>
          </table:table-cell>
          <table:table-cell table:formula="of:=[.BU61]^3" office:value-type="float" office:value="841232384" calcext:value-type="float">
            <text:p>841232384</text:p>
          </table:table-cell>
          <table:table-cell table:formula="of:=[.BU61]^2" office:value-type="float" office:value="891136" calcext:value-type="float">
            <text:p>891136</text:p>
          </table:table-cell>
          <table:table-cell table:formula="of:=[.BV61]/[.BY61]" office:value-type="float" office:value="0.00655986515136345" calcext:value-type="float">
            <text:p>0.00655986515136345</text:p>
          </table:table-cell>
          <table:table-cell table:formula="of:=[.BW61]/[.BY61]" office:value-type="float" office:value="0.00976358989051948" calcext:value-type="float">
            <text:p>0.00976358989051948</text:p>
          </table:table-cell>
          <table:table-cell table:formula="of:=[.BX61]/[.BY61]" office:value-type="float" office:value="0.00690340756068658" calcext:value-type="float">
            <text:p>0.00690340756068658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2869541" calcext:value-type="float">
            <text:p>12869541</text:p>
          </table:table-cell>
          <table:table-cell office:value-type="float" office:value="12991410" calcext:value-type="float">
            <text:p>12991410</text:p>
          </table:table-cell>
          <table:table-cell office:value-type="float" office:value="12913311" calcext:value-type="float">
            <text:p>12913311</text:p>
          </table:table-cell>
          <table:table-cell table:formula="of:=[.CE61]^3" office:value-type="float" office:value="6393430016" calcext:value-type="float">
            <text:p>6393430016</text:p>
          </table:table-cell>
          <table:table-cell table:formula="of:=[.CE61]^2" office:value-type="float" office:value="3444736" calcext:value-type="float">
            <text:p>3444736</text:p>
          </table:table-cell>
          <table:table-cell table:formula="of:=[.CF61]/[.CI61]" office:value-type="float" office:value="0.00201293217690552" calcext:value-type="float">
            <text:p>0.00201293217690552</text:p>
          </table:table-cell>
          <table:table-cell table:formula="of:=[.CG61]/[.CI61]" office:value-type="float" office:value="0.00203199377603072" calcext:value-type="float">
            <text:p>0.00203199377603072</text:p>
          </table:table-cell>
          <table:table-cell table:formula="of:=[.CH61]/[.CI61]" office:value-type="float" office:value="0.00201977826732811" calcext:value-type="float">
            <text:p>0.00201977826732811</text:p>
          </table:table-cell>
          <table:table-cell/>
          <table:table-cell office:value-type="float" office:value="3712" calcext:value-type="float">
            <text:p>3712</text:p>
          </table:table-cell>
          <table:table-cell office:value-type="float" office:value="29844411" calcext:value-type="float">
            <text:p>29844411</text:p>
          </table:table-cell>
          <table:table-cell office:value-type="float" office:value="29852808" calcext:value-type="float">
            <text:p>29852808</text:p>
          </table:table-cell>
          <table:table-cell office:value-type="float" office:value="30406392" calcext:value-type="float">
            <text:p>30406392</text:p>
          </table:table-cell>
          <table:table-cell table:formula="of:=[.CO61]^3" office:value-type="float" office:value="51147440128" calcext:value-type="float">
            <text:p>51147440128</text:p>
          </table:table-cell>
          <table:table-cell table:formula="of:=[.CO61]^2" office:value-type="float" office:value="13778944" calcext:value-type="float">
            <text:p>13778944</text:p>
          </table:table-cell>
          <table:table-cell table:formula="of:=[.CP61]/[.CS61]" office:value-type="float" office:value="0.000583497647688962" calcext:value-type="float">
            <text:p>0.000583497647688962</text:p>
          </table:table-cell>
          <table:table-cell table:formula="of:=[.CQ61]/[.CS61]" office:value-type="float" office:value="0.000583661820128071" calcext:value-type="float">
            <text:p>0.000583661820128071</text:p>
          </table:table-cell>
          <table:table-cell table:formula="of:=[.CR61]/[.CS61]" office:value-type="float" office:value="0.000594485118393138" calcext:value-type="float">
            <text:p>0.000594485118393138</text:p>
          </table:table-cell>
          <table:table-cell table:number-columns-repeated="3"/>
          <table:table-cell office:value-type="float" office:value="1408" calcext:value-type="float">
            <text:p>1408</text:p>
          </table:table-cell>
          <table:table-cell table:formula="of:=[.DA61]^2" office:value-type="float" office:value="1982464" calcext:value-type="float">
            <text:p>1982464</text:p>
          </table:table-cell>
          <table:table-cell office:value-type="float" office:value="16619538" calcext:value-type="float">
            <text:p>16619538</text:p>
          </table:table-cell>
          <table:table-cell office:value-type="float" office:value="16557039" calcext:value-type="float">
            <text:p>16557039</text:p>
          </table:table-cell>
          <table:table-cell office:value-type="float" office:value="9028407" calcext:value-type="float">
            <text:p>9028407</text:p>
          </table:table-cell>
          <table:table-cell office:value-type="float" office:value="8704713" calcext:value-type="float">
            <text:p>8704713</text:p>
          </table:table-cell>
          <table:table-cell office:value-type="float" office:value="7594275" calcext:value-type="float">
            <text:p>7594275</text:p>
          </table:table-cell>
          <table:table-cell office:value-type="float" office:value="6994455" calcext:value-type="float">
            <text:p>6994455</text:p>
          </table:table-cell>
          <table:table-cell office:value-type="float" office:value="7045047" calcext:value-type="float">
            <text:p>7045047</text:p>
          </table:table-cell>
          <table:table-cell office:value-type="float" office:value="6971448" calcext:value-type="float">
            <text:p>6971448</text:p>
          </table:table-cell>
          <table:table-cell office:value-type="float" office:value="8732772" calcext:value-type="float">
            <text:p>8732772</text:p>
          </table:table-cell>
          <table:table-cell office:value-type="float" office:value="8737149" calcext:value-type="float">
            <text:p>8737149</text:p>
          </table:table-cell>
          <table:table-cell office:value-type="float" office:value="13568361" calcext:value-type="float">
            <text:p>13568361</text:p>
          </table:table-cell>
          <table:table-cell office:value-type="float" office:value="13369002" calcext:value-type="float">
            <text:p>13369002</text:p>
          </table:table-cell>
        </table:table-row>
        <table:table-row table:style-name="ro1">
          <table:table-cell table:number-columns-repeated="15"/>
          <table:table-cell office:value-type="float" office:value="491" calcext:value-type="float">
            <text:p>491</text:p>
          </table:table-cell>
          <table:table-cell office:value-type="float" office:value="198883602" calcext:value-type="float">
            <text:p>198883602</text:p>
          </table:table-cell>
          <table:table-cell office:value-type="float" office:value="106376620" calcext:value-type="float">
            <text:p>106376620</text:p>
          </table:table-cell>
          <table:table-cell office:value-type="float" office:value="215651382" calcext:value-type="float">
            <text:p>215651382</text:p>
          </table:table-cell>
          <table:table-cell table:formula="of:=[.P62]^3" office:value-type="float" office:value="118370771" calcext:value-type="float">
            <text:p>118370771</text:p>
          </table:table-cell>
          <table:table-cell table:formula="of:=[.Q62]/[.T62]" office:value-type="float" office:value="1.68017493102246" calcext:value-type="float">
            <text:p>1.68017493102246</text:p>
          </table:table-cell>
          <table:table-cell table:formula="of:=[.R62]/[.T62]" office:value-type="float" office:value="0.898673034747742" calcext:value-type="float">
            <text:p>0.898673034747742</text:p>
          </table:table-cell>
          <table:table-cell table:formula="of:=[.S62]/[.T62]" office:value-type="float" office:value="1.82182966435185" calcext:value-type="float">
            <text:p>1.82182966435185</text:p>
          </table:table-cell>
          <table:table-cell table:formula="of:=[.P62]^2" office:value-type="float" office:value="241081" calcext:value-type="float">
            <text:p>241081</text:p>
          </table:table-cell>
          <table:table-cell table:number-columns-repeated="17"/>
          <table:table-cell office:value-type="float" office:value="1806" calcext:value-type="float">
            <text:p>1806</text:p>
          </table:table-cell>
          <table:table-cell office:value-type="float" office:value="16833342940" calcext:value-type="float">
            <text:p>16833342940</text:p>
          </table:table-cell>
          <table:table-cell office:value-type="float" office:value="7237542568" calcext:value-type="float">
            <text:p>7237542568</text:p>
          </table:table-cell>
          <table:table-cell office:value-type="float" office:value="23065352384" calcext:value-type="float">
            <text:p>23065352384</text:p>
          </table:table-cell>
          <table:table-cell table:formula="of:=[.AP62]^3" office:value-type="float" office:value="5890514616" calcext:value-type="float">
            <text:p>5890514616</text:p>
          </table:table-cell>
          <table:table-cell table:formula="of:=[.AP62]^2" office:value-type="float" office:value="3261636" calcext:value-type="float">
            <text:p>3261636</text:p>
          </table:table-cell>
          <table:table-cell table:formula="of:=[.AQ62]/[.AT62]" office:value-type="float" office:value="2.85770328016448" calcext:value-type="float">
            <text:p>2.85770328016448</text:p>
          </table:table-cell>
          <table:table-cell table:formula="of:=[.AR62]/[.AT62]" office:value-type="float" office:value="1.22867746535102" calcext:value-type="float">
            <text:p>1.22867746535102</text:p>
          </table:table-cell>
          <table:table-cell table:formula="of:=[.AS62]/[.AT62]" office:value-type="float" office:value="3.91567696332493" calcext:value-type="float">
            <text:p>3.91567696332493</text:p>
          </table:table-cell>
          <table:table-cell table:number-columns-repeated="12"/>
          <table:table-cell office:value-type="float" office:value="952" calcext:value-type="float">
            <text:p>952</text:p>
          </table:table-cell>
          <table:table-cell office:value-type="float" office:value="28668879" calcext:value-type="float">
            <text:p>28668879</text:p>
          </table:table-cell>
          <table:table-cell office:value-type="float" office:value="29139603" calcext:value-type="float">
            <text:p>29139603</text:p>
          </table:table-cell>
          <table:table-cell office:value-type="float" office:value="27723105" calcext:value-type="float">
            <text:p>27723105</text:p>
          </table:table-cell>
          <table:table-cell table:formula="of:=[.BK62]^3" office:value-type="float" office:value="862801408" calcext:value-type="float">
            <text:p>862801408</text:p>
          </table:table-cell>
          <table:table-cell table:formula="of:=[.BK62]^2" office:value-type="float" office:value="906304" calcext:value-type="float">
            <text:p>906304</text:p>
          </table:table-cell>
          <table:table-cell table:formula="of:=[.BL62]/[.BO62]" office:value-type="float" office:value="0.0332276683071894" calcext:value-type="float">
            <text:p>0.0332276683071894</text:p>
          </table:table-cell>
          <table:table-cell table:formula="of:=[.BM62]/[.BO62]" office:value-type="float" office:value="0.033773244607408" calcext:value-type="float">
            <text:p>0.033773244607408</text:p>
          </table:table-cell>
          <table:table-cell table:formula="of:=[.BN62]/[.BO62]" office:value-type="float" office:value="0.0321315018067286" calcext:value-type="float">
            <text:p>0.0321315018067286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5548833" calcext:value-type="float">
            <text:p>5548833</text:p>
          </table:table-cell>
          <table:table-cell office:value-type="float" office:value="8128977" calcext:value-type="float">
            <text:p>8128977</text:p>
          </table:table-cell>
          <table:table-cell office:value-type="float" office:value="6029403" calcext:value-type="float">
            <text:p>6029403</text:p>
          </table:table-cell>
          <table:table-cell table:formula="of:=[.BU62]^3" office:value-type="float" office:value="884736000" calcext:value-type="float">
            <text:p>884736000</text:p>
          </table:table-cell>
          <table:table-cell table:formula="of:=[.BU62]^2" office:value-type="float" office:value="921600" calcext:value-type="float">
            <text:p>921600</text:p>
          </table:table-cell>
          <table:table-cell table:formula="of:=[.BV62]/[.BY62]" office:value-type="float" office:value="0.00627173868815104" calcext:value-type="float">
            <text:p>0.00627173868815104</text:p>
          </table:table-cell>
          <table:table-cell table:formula="of:=[.BW62]/[.BY62]" office:value-type="float" office:value="0.00918802558051215" calcext:value-type="float">
            <text:p>0.00918802558051215</text:p>
          </table:table-cell>
          <table:table-cell table:formula="of:=[.BX62]/[.BY62]" office:value-type="float" office:value="0.0068149176703559" calcext:value-type="float">
            <text:p>0.0068149176703559</text:p>
          </table:table-cell>
          <table:table-cell/>
          <table:table-cell office:value-type="float" office:value="1888" calcext:value-type="float">
            <text:p>1888</text:p>
          </table:table-cell>
          <table:table-cell office:value-type="float" office:value="12966771" calcext:value-type="float">
            <text:p>12966771</text:p>
          </table:table-cell>
          <table:table-cell office:value-type="float" office:value="13176333" calcext:value-type="float">
            <text:p>13176333</text:p>
          </table:table-cell>
          <table:table-cell office:value-type="float" office:value="13118262" calcext:value-type="float">
            <text:p>13118262</text:p>
          </table:table-cell>
          <table:table-cell table:formula="of:=[.CE62]^3" office:value-type="float" office:value="6729859072" calcext:value-type="float">
            <text:p>6729859072</text:p>
          </table:table-cell>
          <table:table-cell table:formula="of:=[.CE62]^2" office:value-type="float" office:value="3564544" calcext:value-type="float">
            <text:p>3564544</text:p>
          </table:table-cell>
          <table:table-cell table:formula="of:=[.CF62]/[.CI62]" office:value-type="float" office:value="0.00192675223377991" calcext:value-type="float">
            <text:p>0.00192675223377991</text:p>
          </table:table-cell>
          <table:table-cell table:formula="of:=[.CG62]/[.CI62]" office:value-type="float" office:value="0.00195789137023997" calcext:value-type="float">
            <text:p>0.00195789137023997</text:p>
          </table:table-cell>
          <table:table-cell table:formula="of:=[.CH62]/[.CI62]" office:value-type="float" office:value="0.00194926251198622" calcext:value-type="float">
            <text:p>0.00194926251198622</text:p>
          </table:table-cell>
          <table:table-cell/>
          <table:table-cell office:value-type="float" office:value="3776" calcext:value-type="float">
            <text:p>3776</text:p>
          </table:table-cell>
          <table:table-cell office:value-type="float" office:value="28483215" calcext:value-type="float">
            <text:p>28483215</text:p>
          </table:table-cell>
          <table:table-cell office:value-type="float" office:value="28462329" calcext:value-type="float">
            <text:p>28462329</text:p>
          </table:table-cell>
          <table:table-cell office:value-type="float" office:value="29011446" calcext:value-type="float">
            <text:p>29011446</text:p>
          </table:table-cell>
          <table:table-cell table:formula="of:=[.CO62]^3" office:value-type="float" office:value="53838872576" calcext:value-type="float">
            <text:p>53838872576</text:p>
          </table:table-cell>
          <table:table-cell table:formula="of:=[.CO62]^2" office:value-type="float" office:value="14258176" calcext:value-type="float">
            <text:p>14258176</text:p>
          </table:table-cell>
          <table:table-cell table:formula="of:=[.CP62]/[.CS62]" office:value-type="float" office:value="0.000529045532292537" calcext:value-type="float">
            <text:p>0.000529045532292537</text:p>
          </table:table-cell>
          <table:table-cell table:formula="of:=[.CQ62]/[.CS62]" office:value-type="float" office:value="0.000528657596977389" calcext:value-type="float">
            <text:p>0.000528657596977389</text:p>
          </table:table-cell>
          <table:table-cell table:formula="of:=[.CR62]/[.CS62]" office:value-type="float" office:value="0.000538856863301639" calcext:value-type="float">
            <text:p>0.000538856863301639</text:p>
          </table:table-cell>
          <table:table-cell table:number-columns-repeated="3"/>
          <table:table-cell office:value-type="float" office:value="1472" calcext:value-type="float">
            <text:p>1472</text:p>
          </table:table-cell>
          <table:table-cell table:formula="of:=[.DA62]^2" office:value-type="float" office:value="2166784" calcext:value-type="float">
            <text:p>2166784</text:p>
          </table:table-cell>
          <table:table-cell office:value-type="float" office:value="18223923" calcext:value-type="float">
            <text:p>18223923</text:p>
          </table:table-cell>
          <table:table-cell office:value-type="float" office:value="18330471" calcext:value-type="float">
            <text:p>18330471</text:p>
          </table:table-cell>
          <table:table-cell office:value-type="float" office:value="10862316" calcext:value-type="float">
            <text:p>10862316</text:p>
          </table:table-cell>
          <table:table-cell office:value-type="float" office:value="10869411" calcext:value-type="float">
            <text:p>10869411</text:p>
          </table:table-cell>
          <table:table-cell office:value-type="float" office:value="9406392" calcext:value-type="float">
            <text:p>9406392</text:p>
          </table:table-cell>
          <table:table-cell office:value-type="float" office:value="8985381" calcext:value-type="float">
            <text:p>8985381</text:p>
          </table:table-cell>
          <table:table-cell office:value-type="float" office:value="8055333" calcext:value-type="float">
            <text:p>8055333</text:p>
          </table:table-cell>
          <table:table-cell office:value-type="float" office:value="8162931" calcext:value-type="float">
            <text:p>8162931</text:p>
          </table:table-cell>
          <table:table-cell office:value-type="float" office:value="9779373" calcext:value-type="float">
            <text:p>9779373</text:p>
          </table:table-cell>
          <table:table-cell office:value-type="float" office:value="9812931" calcext:value-type="float">
            <text:p>9812931</text:p>
          </table:table-cell>
          <table:table-cell office:value-type="float" office:value="10588707" calcext:value-type="float">
            <text:p>10588707</text:p>
          </table:table-cell>
          <table:table-cell office:value-type="float" office:value="10535805" calcext:value-type="float">
            <text:p>105358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table:style-name="ce2" office:value-type="float" office:value="67320000000" calcext:value-type="float">
            <text:p>6.73E+10</text:p>
          </table:table-cell>
          <table:table-cell table:style-name="ce2" office:value-type="float" office:value="33660000000" calcext:value-type="float">
            <text:p>3.37E+10</text:p>
          </table:table-cell>
          <table:table-cell table:number-columns-repeated="11"/>
          <table:table-cell office:value-type="float" office:value="536" calcext:value-type="float">
            <text:p>536</text:p>
          </table:table-cell>
          <table:table-cell office:value-type="float" office:value="261064434" calcext:value-type="float">
            <text:p>261064434</text:p>
          </table:table-cell>
          <table:table-cell office:value-type="float" office:value="137404188" calcext:value-type="float">
            <text:p>137404188</text:p>
          </table:table-cell>
          <table:table-cell office:value-type="float" office:value="305531522" calcext:value-type="float">
            <text:p>305531522</text:p>
          </table:table-cell>
          <table:table-cell table:formula="of:=[.P63]^3" office:value-type="float" office:value="153990656" calcext:value-type="float">
            <text:p>153990656</text:p>
          </table:table-cell>
          <table:table-cell table:formula="of:=[.Q63]/[.T63]" office:value-type="float" office:value="1.6953264618861" calcext:value-type="float">
            <text:p>1.6953264618861</text:p>
          </table:table-cell>
          <table:table-cell table:formula="of:=[.R63]/[.T63]" office:value-type="float" office:value="0.892289126945469" calcext:value-type="float">
            <text:p>0.892289126945469</text:p>
          </table:table-cell>
          <table:table-cell table:formula="of:=[.S63]/[.T63]" office:value-type="float" office:value="1.98409130746219" calcext:value-type="float">
            <text:p>1.98409130746219</text:p>
          </table:table-cell>
          <table:table-cell table:formula="of:=[.P63]^2" office:value-type="float" office:value="287296" calcext:value-type="float">
            <text:p>287296</text:p>
          </table:table-cell>
          <table:table-cell table:number-columns-repeated="17"/>
          <table:table-cell office:value-type="float" office:value="1864" calcext:value-type="float">
            <text:p>1864</text:p>
          </table:table-cell>
          <table:table-cell office:value-type="float" office:value="16158880658" calcext:value-type="float">
            <text:p>16158880658</text:p>
          </table:table-cell>
          <table:table-cell office:value-type="float" office:value="7951576778" calcext:value-type="float">
            <text:p>7951576778</text:p>
          </table:table-cell>
          <table:table-cell office:value-type="float" office:value="20501208054" calcext:value-type="float">
            <text:p>20501208054</text:p>
          </table:table-cell>
          <table:table-cell table:formula="of:=[.AP63]^3" office:value-type="float" office:value="6476460544" calcext:value-type="float">
            <text:p>6476460544</text:p>
          </table:table-cell>
          <table:table-cell table:formula="of:=[.AP63]^2" office:value-type="float" office:value="3474496" calcext:value-type="float">
            <text:p>3474496</text:p>
          </table:table-cell>
          <table:table-cell table:formula="of:=[.AQ63]/[.AT63]" office:value-type="float" office:value="2.49501723174553" calcext:value-type="float">
            <text:p>2.49501723174553</text:p>
          </table:table-cell>
          <table:table-cell table:formula="of:=[.AR63]/[.AT63]" office:value-type="float" office:value="1.22776580262912" calcext:value-type="float">
            <text:p>1.22776580262912</text:p>
          </table:table-cell>
          <table:table-cell table:formula="of:=[.AS63]/[.AT63]" office:value-type="float" office:value="3.16549570783581" calcext:value-type="float">
            <text:p>3.16549570783581</text:p>
          </table:table-cell>
          <table:table-cell table:number-columns-repeated="12"/>
          <table:table-cell office:value-type="float" office:value="968" calcext:value-type="float">
            <text:p>968</text:p>
          </table:table-cell>
          <table:table-cell office:value-type="float" office:value="33320370" calcext:value-type="float">
            <text:p>33320370</text:p>
          </table:table-cell>
          <table:table-cell office:value-type="float" office:value="33530145" calcext:value-type="float">
            <text:p>33530145</text:p>
          </table:table-cell>
          <table:table-cell office:value-type="float" office:value="32405397" calcext:value-type="float">
            <text:p>32405397</text:p>
          </table:table-cell>
          <table:table-cell table:formula="of:=[.BK63]^3" office:value-type="float" office:value="907039232" calcext:value-type="float">
            <text:p>907039232</text:p>
          </table:table-cell>
          <table:table-cell table:formula="of:=[.BK63]^2" office:value-type="float" office:value="937024" calcext:value-type="float">
            <text:p>937024</text:p>
          </table:table-cell>
          <table:table-cell table:formula="of:=[.BL63]/[.BO63]" office:value-type="float" office:value="0.0367353128998945" calcext:value-type="float">
            <text:p>0.0367353128998945</text:p>
          </table:table-cell>
          <table:table-cell table:formula="of:=[.BM63]/[.BO63]" office:value-type="float" office:value="0.0369665873504356" calcext:value-type="float">
            <text:p>0.0369665873504356</text:p>
          </table:table-cell>
          <table:table-cell table:formula="of:=[.BN63]/[.BO63]" office:value-type="float" office:value="0.0357265660147322" calcext:value-type="float">
            <text:p>0.035726566014732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5652942" calcext:value-type="float">
            <text:p>5652942</text:p>
          </table:table-cell>
          <table:table-cell office:value-type="float" office:value="8340654" calcext:value-type="float">
            <text:p>8340654</text:p>
          </table:table-cell>
          <table:table-cell office:value-type="float" office:value="5962494" calcext:value-type="float">
            <text:p>5962494</text:p>
          </table:table-cell>
          <table:table-cell table:formula="of:=[.BU63]^3" office:value-type="float" office:value="929714176" calcext:value-type="float">
            <text:p>929714176</text:p>
          </table:table-cell>
          <table:table-cell table:formula="of:=[.BU63]^2" office:value-type="float" office:value="952576" calcext:value-type="float">
            <text:p>952576</text:p>
          </table:table-cell>
          <table:table-cell table:formula="of:=[.BV63]/[.BY63]" office:value-type="float" office:value="0.00608030096337909" calcext:value-type="float">
            <text:p>0.00608030096337909</text:p>
          </table:table-cell>
          <table:table-cell table:formula="of:=[.BW63]/[.BY63]" office:value-type="float" office:value="0.00897120234939819" calcext:value-type="float">
            <text:p>0.00897120234939819</text:p>
          </table:table-cell>
          <table:table-cell table:formula="of:=[.BX63]/[.BY63]" office:value-type="float" office:value="0.00641325490555928" calcext:value-type="float">
            <text:p>0.00641325490555928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13631976" calcext:value-type="float">
            <text:p>13631976</text:p>
          </table:table-cell>
          <table:table-cell office:value-type="float" office:value="13751967" calcext:value-type="float">
            <text:p>13751967</text:p>
          </table:table-cell>
          <table:table-cell office:value-type="float" office:value="13724541" calcext:value-type="float">
            <text:p>13724541</text:p>
          </table:table-cell>
          <table:table-cell table:formula="of:=[.CE63]^3" office:value-type="float" office:value="7077888000" calcext:value-type="float">
            <text:p>7077888000</text:p>
          </table:table-cell>
          <table:table-cell table:formula="of:=[.CE63]^2" office:value-type="float" office:value="3686400" calcext:value-type="float">
            <text:p>3686400</text:p>
          </table:table-cell>
          <table:table-cell table:formula="of:=[.CF63]/[.CI63]" office:value-type="float" office:value="0.00192599487304688" calcext:value-type="float">
            <text:p>0.00192599487304688</text:p>
          </table:table-cell>
          <table:table-cell table:formula="of:=[.CG63]/[.CI63]" office:value-type="float" office:value="0.00194294781155056" calcext:value-type="float">
            <text:p>0.00194294781155056</text:p>
          </table:table-cell>
          <table:table-cell table:formula="of:=[.CH63]/[.CI63]" office:value-type="float" office:value="0.00193907292683919" calcext:value-type="float">
            <text:p>0.00193907292683919</text:p>
          </table:table-cell>
          <table:table-cell/>
          <table:table-cell office:value-type="float" office:value="3840" calcext:value-type="float">
            <text:p>3840</text:p>
          </table:table-cell>
          <table:table-cell office:value-type="float" office:value="30069819" calcext:value-type="float">
            <text:p>30069819</text:p>
          </table:table-cell>
          <table:table-cell office:value-type="float" office:value="30280446" calcext:value-type="float">
            <text:p>30280446</text:p>
          </table:table-cell>
          <table:table-cell office:value-type="float" office:value="30497100" calcext:value-type="float">
            <text:p>30497100</text:p>
          </table:table-cell>
          <table:table-cell table:formula="of:=[.CO63]^3" office:value-type="float" office:value="56623104000" calcext:value-type="float">
            <text:p>56623104000</text:p>
          </table:table-cell>
          <table:table-cell table:formula="of:=[.CO63]^2" office:value-type="float" office:value="14745600" calcext:value-type="float">
            <text:p>14745600</text:p>
          </table:table-cell>
          <table:table-cell table:formula="of:=[.CP63]/[.CS63]" office:value-type="float" office:value="0.000531052112579346" calcext:value-type="float">
            <text:p>0.000531052112579346</text:p>
          </table:table-cell>
          <table:table-cell table:formula="of:=[.CQ63]/[.CS63]" office:value-type="float" office:value="0.000534771919250488" calcext:value-type="float">
            <text:p>0.000534771919250488</text:p>
          </table:table-cell>
          <table:table-cell table:formula="of:=[.CR63]/[.CS63]" office:value-type="float" office:value="0.000538598166571723" calcext:value-type="float">
            <text:p>0.000538598166571723</text:p>
          </table:table-cell>
          <table:table-cell table:number-columns-repeated="3"/>
          <table:table-cell office:value-type="float" office:value="1536" calcext:value-type="float">
            <text:p>1536</text:p>
          </table:table-cell>
          <table:table-cell table:formula="of:=[.DA63]^2" office:value-type="float" office:value="2359296" calcext:value-type="float">
            <text:p>2359296</text:p>
          </table:table-cell>
          <table:table-cell office:value-type="float" office:value="21976776" calcext:value-type="float">
            <text:p>21976776</text:p>
          </table:table-cell>
          <table:table-cell office:value-type="float" office:value="21885930" calcext:value-type="float">
            <text:p>21885930</text:p>
          </table:table-cell>
          <table:table-cell office:value-type="float" office:value="14362590" calcext:value-type="float">
            <text:p>14362590</text:p>
          </table:table-cell>
          <table:table-cell office:value-type="float" office:value="15885879" calcext:value-type="float">
            <text:p>15885879</text:p>
          </table:table-cell>
          <table:table-cell office:value-type="float" office:value="14313435" calcext:value-type="float">
            <text:p>14313435</text:p>
          </table:table-cell>
          <table:table-cell office:value-type="float" office:value="13967268" calcext:value-type="float">
            <text:p>13967268</text:p>
          </table:table-cell>
          <table:table-cell office:value-type="float" office:value="17931567" calcext:value-type="float">
            <text:p>17931567</text:p>
          </table:table-cell>
          <table:table-cell office:value-type="float" office:value="18088749" calcext:value-type="float">
            <text:p>18088749</text:p>
          </table:table-cell>
          <table:table-cell office:value-type="float" office:value="15396510" calcext:value-type="float">
            <text:p>15396510</text:p>
          </table:table-cell>
          <table:table-cell office:value-type="float" office:value="15379140" calcext:value-type="float">
            <text:p>15379140</text:p>
          </table:table-cell>
          <table:table-cell office:value-type="float" office:value="16255086" calcext:value-type="float">
            <text:p>16255086</text:p>
          </table:table-cell>
          <table:table-cell office:value-type="float" office:value="16168119" calcext:value-type="float">
            <text:p>161681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table:style-name="ce2" office:value-type="float" office:value="68820000000" calcext:value-type="float">
            <text:p>6.88E+10</text:p>
          </table:table-cell>
          <table:table-cell table:style-name="ce2" office:value-type="float" office:value="34410000000" calcext:value-type="float">
            <text:p>3.44E+10</text:p>
          </table:table-cell>
          <table:table-cell table:number-columns-repeated="11"/>
          <table:table-cell office:value-type="float" office:value="583" calcext:value-type="float">
            <text:p>583</text:p>
          </table:table-cell>
          <table:table-cell office:value-type="float" office:value="334319814" calcext:value-type="float">
            <text:p>334319814</text:p>
          </table:table-cell>
          <table:table-cell office:value-type="float" office:value="178109854" calcext:value-type="float">
            <text:p>178109854</text:p>
          </table:table-cell>
          <table:table-cell office:value-type="float" office:value="382698080" calcext:value-type="float">
            <text:p>382698080</text:p>
          </table:table-cell>
          <table:table-cell table:formula="of:=[.P64]^3" office:value-type="float" office:value="198155287" calcext:value-type="float">
            <text:p>198155287</text:p>
          </table:table-cell>
          <table:table-cell table:formula="of:=[.Q64]/[.T64]" office:value-type="float" office:value="1.68716070644131" calcext:value-type="float">
            <text:p>1.68716070644131</text:p>
          </table:table-cell>
          <table:table-cell table:formula="of:=[.R64]/[.T64]" office:value-type="float" office:value="0.898839777108748" calcext:value-type="float">
            <text:p>0.898839777108748</text:p>
          </table:table-cell>
          <table:table-cell table:formula="of:=[.S64]/[.T64]" office:value-type="float" office:value="1.93130390712209" calcext:value-type="float">
            <text:p>1.93130390712209</text:p>
          </table:table-cell>
          <table:table-cell table:formula="of:=[.P64]^2" office:value-type="float" office:value="339889" calcext:value-type="float">
            <text:p>339889</text:p>
          </table:table-cell>
          <table:table-cell/>
          <table:table-cell office:value-type="string" calcext:value-type="string">
            <text:p>average plateau for ijk: </text:p>
          </table:table-cell>
          <table:table-cell/>
          <table:table-cell office:value-type="string" calcext:value-type="string">
            <text:p>50 – 74</text:p>
          </table:table-cell>
          <table:table-cell table:number-columns-repeated="13"/>
          <table:table-cell office:value-type="float" office:value="1924" calcext:value-type="float">
            <text:p>1924</text:p>
          </table:table-cell>
          <table:table-cell office:value-type="float" office:value="17916023050" calcext:value-type="float">
            <text:p>17916023050</text:p>
          </table:table-cell>
          <table:table-cell office:value-type="float" office:value="8837629902" calcext:value-type="float">
            <text:p>8837629902</text:p>
          </table:table-cell>
          <table:table-cell office:value-type="float" office:value="23048969596" calcext:value-type="float">
            <text:p>23048969596</text:p>
          </table:table-cell>
          <table:table-cell table:formula="of:=[.AP64]^3" office:value-type="float" office:value="7122217024" calcext:value-type="float">
            <text:p>7122217024</text:p>
          </table:table-cell>
          <table:table-cell table:formula="of:=[.AP64]^2" office:value-type="float" office:value="3701776" calcext:value-type="float">
            <text:p>3701776</text:p>
          </table:table-cell>
          <table:table-cell table:formula="of:=[.AQ64]/[.AT64]" office:value-type="float" office:value="2.5155120926009" calcext:value-type="float">
            <text:p>2.5155120926009</text:p>
          </table:table-cell>
          <table:table-cell table:formula="of:=[.AR64]/[.AT64]" office:value-type="float" office:value="1.24085377800473" calcext:value-type="float">
            <text:p>1.24085377800473</text:p>
          </table:table-cell>
          <table:table-cell table:formula="of:=[.AS64]/[.AT64]" office:value-type="float" office:value="3.23620714144641" calcext:value-type="float">
            <text:p>3.23620714144641</text:p>
          </table:table-cell>
          <table:table-cell table:number-columns-repeated="12"/>
          <table:table-cell office:value-type="float" office:value="984" calcext:value-type="float">
            <text:p>984</text:p>
          </table:table-cell>
          <table:table-cell office:value-type="float" office:value="33695397" calcext:value-type="float">
            <text:p>33695397</text:p>
          </table:table-cell>
          <table:table-cell office:value-type="float" office:value="32895651" calcext:value-type="float">
            <text:p>32895651</text:p>
          </table:table-cell>
          <table:table-cell office:value-type="float" office:value="32581122" calcext:value-type="float">
            <text:p>32581122</text:p>
          </table:table-cell>
          <table:table-cell table:formula="of:=[.BK64]^3" office:value-type="float" office:value="952763904" calcext:value-type="float">
            <text:p>952763904</text:p>
          </table:table-cell>
          <table:table-cell table:formula="of:=[.BK64]^2" office:value-type="float" office:value="968256" calcext:value-type="float">
            <text:p>968256</text:p>
          </table:table-cell>
          <table:table-cell table:formula="of:=[.BL64]/[.BO64]" office:value-type="float" office:value="0.0353659462313131" calcext:value-type="float">
            <text:p>0.0353659462313131</text:p>
          </table:table-cell>
          <table:table-cell table:formula="of:=[.BM64]/[.BO64]" office:value-type="float" office:value="0.0345265504516846" calcext:value-type="float">
            <text:p>0.0345265504516846</text:p>
          </table:table-cell>
          <table:table-cell table:formula="of:=[.BN64]/[.BO64]" office:value-type="float" office:value="0.0341964277437614" calcext:value-type="float">
            <text:p>0.0341964277437614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5756499" calcext:value-type="float">
            <text:p>5756499</text:p>
          </table:table-cell>
          <table:table-cell office:value-type="float" office:value="8408625" calcext:value-type="float">
            <text:p>8408625</text:p>
          </table:table-cell>
          <table:table-cell office:value-type="float" office:value="6056616" calcext:value-type="float">
            <text:p>6056616</text:p>
          </table:table-cell>
          <table:table-cell table:formula="of:=[.BU64]^3" office:value-type="float" office:value="976191488" calcext:value-type="float">
            <text:p>976191488</text:p>
          </table:table-cell>
          <table:table-cell table:formula="of:=[.BU64]^2" office:value-type="float" office:value="984064" calcext:value-type="float">
            <text:p>984064</text:p>
          </table:table-cell>
          <table:table-cell table:formula="of:=[.BV64]/[.BY64]" office:value-type="float" office:value="0.00589689530257408" calcext:value-type="float">
            <text:p>0.00589689530257408</text:p>
          </table:table-cell>
          <table:table-cell table:formula="of:=[.BW64]/[.BY64]" office:value-type="float" office:value="0.00861370448663449" calcext:value-type="float">
            <text:p>0.00861370448663449</text:p>
          </table:table-cell>
          <table:table-cell table:formula="of:=[.BX64]/[.BY64]" office:value-type="float" office:value="0.00620433191074905" calcext:value-type="float">
            <text:p>0.00620433191074905</text:p>
          </table:table-cell>
          <table:table-cell/>
          <table:table-cell office:value-type="float" office:value="1952" calcext:value-type="float">
            <text:p>1952</text:p>
          </table:table-cell>
          <table:table-cell office:value-type="float" office:value="13438704" calcext:value-type="float">
            <text:p>13438704</text:p>
          </table:table-cell>
          <table:table-cell office:value-type="float" office:value="13642536" calcext:value-type="float">
            <text:p>13642536</text:p>
          </table:table-cell>
          <table:table-cell office:value-type="float" office:value="13659909" calcext:value-type="float">
            <text:p>13659909</text:p>
          </table:table-cell>
          <table:table-cell table:formula="of:=[.CE64]^3" office:value-type="float" office:value="7437713408" calcext:value-type="float">
            <text:p>7437713408</text:p>
          </table:table-cell>
          <table:table-cell table:formula="of:=[.CE64]^2" office:value-type="float" office:value="3810304" calcext:value-type="float">
            <text:p>3810304</text:p>
          </table:table-cell>
          <table:table-cell table:formula="of:=[.CF64]/[.CI64]" office:value-type="float" office:value="0.00180683272705094" calcext:value-type="float">
            <text:p>0.00180683272705094</text:p>
          </table:table-cell>
          <table:table-cell table:formula="of:=[.CG64]/[.CI64]" office:value-type="float" office:value="0.00183423792389286" calcext:value-type="float">
            <text:p>0.00183423792389286</text:p>
          </table:table-cell>
          <table:table-cell table:formula="of:=[.CH64]/[.CI64]" office:value-type="float" office:value="0.00183657372241681" calcext:value-type="float">
            <text:p>0.00183657372241681</text:p>
          </table:table-cell>
          <table:table-cell/>
          <table:table-cell office:value-type="float" office:value="3904" calcext:value-type="float">
            <text:p>3904</text:p>
          </table:table-cell>
          <table:table-cell office:value-type="float" office:value="29636061" calcext:value-type="float">
            <text:p>29636061</text:p>
          </table:table-cell>
          <table:table-cell office:value-type="float" office:value="30141474" calcext:value-type="float">
            <text:p>30141474</text:p>
          </table:table-cell>
          <table:table-cell office:value-type="float" office:value="29664081" calcext:value-type="float">
            <text:p>29664081</text:p>
          </table:table-cell>
          <table:table-cell table:formula="of:=[.CO64]^3" office:value-type="float" office:value="59501707264" calcext:value-type="float">
            <text:p>59501707264</text:p>
          </table:table-cell>
          <table:table-cell table:formula="of:=[.CO64]^2" office:value-type="float" office:value="15241216" calcext:value-type="float">
            <text:p>15241216</text:p>
          </table:table-cell>
          <table:table-cell table:formula="of:=[.CP64]/[.CS64]" office:value-type="float" office:value="0.000498070767423686" calcext:value-type="float">
            <text:p>0.000498070767423686</text:p>
          </table:table-cell>
          <table:table-cell table:formula="of:=[.CQ64]/[.CS64]" office:value-type="float" office:value="0.000506564859832792" calcext:value-type="float">
            <text:p>0.000506564859832792</text:p>
          </table:table-cell>
          <table:table-cell table:formula="of:=[.CR64]/[.CS64]" office:value-type="float" office:value="0.000498541678281348" calcext:value-type="float">
            <text:p>0.000498541678281348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formula="of:=[.DA64]^2" office:value-type="float" office:value="2560000" calcext:value-type="float">
            <text:p>2560000</text:p>
          </table:table-cell>
          <table:table-cell office:value-type="float" office:value="21941331" calcext:value-type="float">
            <text:p>21941331</text:p>
          </table:table-cell>
          <table:table-cell office:value-type="float" office:value="22114785" calcext:value-type="float">
            <text:p>22114785</text:p>
          </table:table-cell>
          <table:table-cell office:value-type="float" office:value="12273138" calcext:value-type="float">
            <text:p>12273138</text:p>
          </table:table-cell>
          <table:table-cell office:value-type="float" office:value="13978692" calcext:value-type="float">
            <text:p>13978692</text:p>
          </table:table-cell>
          <table:table-cell office:value-type="float" office:value="11391618" calcext:value-type="float">
            <text:p>11391618</text:p>
          </table:table-cell>
          <table:table-cell office:value-type="float" office:value="10780149" calcext:value-type="float">
            <text:p>10780149</text:p>
          </table:table-cell>
          <table:table-cell office:value-type="float" office:value="9809274" calcext:value-type="float">
            <text:p>9809274</text:p>
          </table:table-cell>
          <table:table-cell office:value-type="float" office:value="9649371" calcext:value-type="float">
            <text:p>9649371</text:p>
          </table:table-cell>
          <table:table-cell office:value-type="float" office:value="11832981" calcext:value-type="float">
            <text:p>11832981</text:p>
          </table:table-cell>
          <table:table-cell office:value-type="float" office:value="12048303" calcext:value-type="float">
            <text:p>12048303</text:p>
          </table:table-cell>
          <table:table-cell office:value-type="float" office:value="12708600" calcext:value-type="float">
            <text:p>12708600</text:p>
          </table:table-cell>
          <table:table-cell office:value-type="float" office:value="12706281" calcext:value-type="float">
            <text:p>127062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table:style-name="ce2" office:value-type="float" office:value="67370000000" calcext:value-type="float">
            <text:p>6.74E+10</text:p>
          </table:table-cell>
          <table:table-cell table:style-name="ce2" office:value-type="float" office:value="33690000000" calcext:value-type="float">
            <text:p>3.37E+10</text:p>
          </table:table-cell>
          <table:table-cell table:number-columns-repeated="11"/>
          <table:table-cell office:value-type="float" office:value="632" calcext:value-type="float">
            <text:p>632</text:p>
          </table:table-cell>
          <table:table-cell office:value-type="float" office:value="433299648" calcext:value-type="float">
            <text:p>433299648</text:p>
          </table:table-cell>
          <table:table-cell office:value-type="float" office:value="230669584" calcext:value-type="float">
            <text:p>230669584</text:p>
          </table:table-cell>
          <table:table-cell office:value-type="float" office:value="486976690" calcext:value-type="float">
            <text:p>486976690</text:p>
          </table:table-cell>
          <table:table-cell table:formula="of:=[.P65]^3" office:value-type="float" office:value="252435968" calcext:value-type="float">
            <text:p>252435968</text:p>
          </table:table-cell>
          <table:table-cell table:formula="of:=[.Q65]/[.T65]" office:value-type="float" office:value="1.71647349398323" calcext:value-type="float">
            <text:p>1.71647349398323</text:p>
          </table:table-cell>
          <table:table-cell table:formula="of:=[.R65]/[.T65]" office:value-type="float" office:value="0.913774632939788" calcext:value-type="float">
            <text:p>0.913774632939788</text:p>
          </table:table-cell>
          <table:table-cell table:formula="of:=[.S65]/[.T65]" office:value-type="float" office:value="1.92910976141086" calcext:value-type="float">
            <text:p>1.92910976141086</text:p>
          </table:table-cell>
          <table:table-cell table:formula="of:=[.P65]^2" office:value-type="float" office:value="399424" calcext:value-type="float">
            <text:p>399424</text:p>
          </table:table-cell>
          <table:table-cell table:number-columns-repeated="3"/>
          <table:table-cell table:formula="of:=AVERAGE([.U50:.U74])" office:value-type="float" office:value="1.68372593913594" calcext:value-type="float">
            <text:p>1.68372593913594</text:p>
          </table:table-cell>
          <table:table-cell table:number-columns-repeated="13"/>
          <table:table-cell office:value-type="float" office:value="1986" calcext:value-type="float">
            <text:p>1986</text:p>
          </table:table-cell>
          <table:table-cell office:value-type="float" office:value="22781423608" calcext:value-type="float">
            <text:p>22781423608</text:p>
          </table:table-cell>
          <table:table-cell office:value-type="float" office:value="9586128114" calcext:value-type="float">
            <text:p>9586128114</text:p>
          </table:table-cell>
          <table:table-cell office:value-type="float" office:value="34126818292" calcext:value-type="float">
            <text:p>34126818292</text:p>
          </table:table-cell>
          <table:table-cell table:formula="of:=[.AP65]^3" office:value-type="float" office:value="7833173256" calcext:value-type="float">
            <text:p>7833173256</text:p>
          </table:table-cell>
          <table:table-cell table:formula="of:=[.AP65]^2" office:value-type="float" office:value="3944196" calcext:value-type="float">
            <text:p>3944196</text:p>
          </table:table-cell>
          <table:table-cell table:formula="of:=[.AQ65]/[.AT65]" office:value-type="float" office:value="2.90832627639763" calcext:value-type="float">
            <text:p>2.90832627639763</text:p>
          </table:table-cell>
          <table:table-cell table:formula="of:=[.AR65]/[.AT65]" office:value-type="float" office:value="1.22378604439233" calcext:value-type="float">
            <text:p>1.22378604439233</text:p>
          </table:table-cell>
          <table:table-cell table:formula="of:=[.AS65]/[.AT65]" office:value-type="float" office:value="4.35670413211654" calcext:value-type="float">
            <text:p>4.35670413211654</text:p>
          </table:table-cell>
          <table:table-cell table:number-columns-repeated="12"/>
          <table:table-cell office:value-type="float" office:value="1000" calcext:value-type="float">
            <text:p>1000</text:p>
          </table:table-cell>
          <table:table-cell office:value-type="float" office:value="34250529" calcext:value-type="float">
            <text:p>34250529</text:p>
          </table:table-cell>
          <table:table-cell office:value-type="float" office:value="33311256" calcext:value-type="float">
            <text:p>33311256</text:p>
          </table:table-cell>
          <table:table-cell office:value-type="float" office:value="33195048" calcext:value-type="float">
            <text:p>33195048</text:p>
          </table:table-cell>
          <table:table-cell table:formula="of:=[.BK65]^3" office:value-type="float" office:value="1000000000" calcext:value-type="float">
            <text:p>1000000000</text:p>
          </table:table-cell>
          <table:table-cell table:formula="of:=[.BK65]^2" office:value-type="float" office:value="1000000" calcext:value-type="float">
            <text:p>1000000</text:p>
          </table:table-cell>
          <table:table-cell table:formula="of:=[.BL65]/[.BO65]" office:value-type="float" office:value="0.034250529" calcext:value-type="float">
            <text:p>0.034250529</text:p>
          </table:table-cell>
          <table:table-cell table:formula="of:=[.BM65]/[.BO65]" office:value-type="float" office:value="0.033311256" calcext:value-type="float">
            <text:p>0.033311256</text:p>
          </table:table-cell>
          <table:table-cell table:formula="of:=[.BN65]/[.BO65]" office:value-type="float" office:value="0.033195048" calcext:value-type="float">
            <text:p>0.033195048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5826303" calcext:value-type="float">
            <text:p>5826303</text:p>
          </table:table-cell>
          <table:table-cell office:value-type="float" office:value="8519922" calcext:value-type="float">
            <text:p>8519922</text:p>
          </table:table-cell>
          <table:table-cell office:value-type="float" office:value="6160245" calcext:value-type="float">
            <text:p>6160245</text:p>
          </table:table-cell>
          <table:table-cell table:formula="of:=[.BU65]^3" office:value-type="float" office:value="1024192512" calcext:value-type="float">
            <text:p>1024192512</text:p>
          </table:table-cell>
          <table:table-cell table:formula="of:=[.BU65]^2" office:value-type="float" office:value="1016064" calcext:value-type="float">
            <text:p>1016064</text:p>
          </table:table-cell>
          <table:table-cell table:formula="of:=[.BV65]/[.BY65]" office:value-type="float" office:value="0.00568867955168178" calcext:value-type="float">
            <text:p>0.00568867955168178</text:p>
          </table:table-cell>
          <table:table-cell table:formula="of:=[.BW65]/[.BY65]" office:value-type="float" office:value="0.00831867241771047" calcext:value-type="float">
            <text:p>0.00831867241771047</text:p>
          </table:table-cell>
          <table:table-cell table:formula="of:=[.BX65]/[.BY65]" office:value-type="float" office:value="0.00601473348791677" calcext:value-type="float">
            <text:p>0.00601473348791677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13693788" calcext:value-type="float">
            <text:p>13693788</text:p>
          </table:table-cell>
          <table:table-cell office:value-type="float" office:value="13872030" calcext:value-type="float">
            <text:p>13872030</text:p>
          </table:table-cell>
          <table:table-cell office:value-type="float" office:value="13846464" calcext:value-type="float">
            <text:p>13846464</text:p>
          </table:table-cell>
          <table:table-cell table:formula="of:=[.CE65]^3" office:value-type="float" office:value="7809531904" calcext:value-type="float">
            <text:p>7809531904</text:p>
          </table:table-cell>
          <table:table-cell table:formula="of:=[.CE65]^2" office:value-type="float" office:value="3936256" calcext:value-type="float">
            <text:p>3936256</text:p>
          </table:table-cell>
          <table:table-cell table:formula="of:=[.CF65]/[.CI65]" office:value-type="float" office:value="0.00175347103620719" calcext:value-type="float">
            <text:p>0.00175347103620719</text:p>
          </table:table-cell>
          <table:table-cell table:formula="of:=[.CG65]/[.CI65]" office:value-type="float" office:value="0.00177629468328247" calcext:value-type="float">
            <text:p>0.00177629468328247</text:p>
          </table:table-cell>
          <table:table-cell table:formula="of:=[.CH65]/[.CI65]" office:value-type="float" office:value="0.00177302099155366" calcext:value-type="float">
            <text:p>0.00177302099155366</text:p>
          </table:table-cell>
          <table:table-cell/>
          <table:table-cell office:value-type="float" office:value="3968" calcext:value-type="float">
            <text:p>3968</text:p>
          </table:table-cell>
          <table:table-cell office:value-type="float" office:value="36254892" calcext:value-type="float">
            <text:p>36254892</text:p>
          </table:table-cell>
          <table:table-cell office:value-type="float" office:value="32136303" calcext:value-type="float">
            <text:p>32136303</text:p>
          </table:table-cell>
          <table:table-cell office:value-type="float" office:value="32130357" calcext:value-type="float">
            <text:p>32130357</text:p>
          </table:table-cell>
          <table:table-cell table:formula="of:=[.CO65]^3" office:value-type="float" office:value="62476255232" calcext:value-type="float">
            <text:p>62476255232</text:p>
          </table:table-cell>
          <table:table-cell table:formula="of:=[.CO65]^2" office:value-type="float" office:value="15745024" calcext:value-type="float">
            <text:p>15745024</text:p>
          </table:table-cell>
          <table:table-cell table:formula="of:=[.CP65]/[.CS65]" office:value-type="float" office:value="0.00058029873694207" calcext:value-type="float">
            <text:p>0.00058029873694207</text:p>
          </table:table-cell>
          <table:table-cell table:formula="of:=[.CQ65]/[.CS65]" office:value-type="float" office:value="0.000514376267922344" calcext:value-type="float">
            <text:p>0.000514376267922344</text:p>
          </table:table-cell>
          <table:table-cell table:formula="of:=[.CR65]/[.CS65]" office:value-type="float" office:value="0.000514281095764892" calcext:value-type="float">
            <text:p>0.000514281095764892</text:p>
          </table:table-cell>
          <table:table-cell table:number-columns-repeated="3"/>
          <table:table-cell office:value-type="float" office:value="1664" calcext:value-type="float">
            <text:p>1664</text:p>
          </table:table-cell>
          <table:table-cell table:formula="of:=[.DA65]^2" office:value-type="float" office:value="2768896" calcext:value-type="float">
            <text:p>2768896</text:p>
          </table:table-cell>
          <table:table-cell office:value-type="float" office:value="24368022" calcext:value-type="float">
            <text:p>24368022</text:p>
          </table:table-cell>
          <table:table-cell office:value-type="float" office:value="24205194" calcext:value-type="float">
            <text:p>24205194</text:p>
          </table:table-cell>
          <table:table-cell office:value-type="float" office:value="12553065" calcext:value-type="float">
            <text:p>12553065</text:p>
          </table:table-cell>
          <table:table-cell office:value-type="float" office:value="12596241" calcext:value-type="float">
            <text:p>12596241</text:p>
          </table:table-cell>
          <table:table-cell office:value-type="float" office:value="10747845" calcext:value-type="float">
            <text:p>10747845</text:p>
          </table:table-cell>
          <table:table-cell office:value-type="float" office:value="10496475" calcext:value-type="float">
            <text:p>10496475</text:p>
          </table:table-cell>
          <table:table-cell office:value-type="float" office:value="10236645" calcext:value-type="float">
            <text:p>10236645</text:p>
          </table:table-cell>
          <table:table-cell office:value-type="float" office:value="10123041" calcext:value-type="float">
            <text:p>10123041</text:p>
          </table:table-cell>
          <table:table-cell office:value-type="float" office:value="12473598" calcext:value-type="float">
            <text:p>12473598</text:p>
          </table:table-cell>
          <table:table-cell office:value-type="float" office:value="12848409" calcext:value-type="float">
            <text:p>12848409</text:p>
          </table:table-cell>
          <table:table-cell office:value-type="float" office:value="19231356" calcext:value-type="float">
            <text:p>19231356</text:p>
          </table:table-cell>
          <table:table-cell office:value-type="float" office:value="19055136" calcext:value-type="float">
            <text:p>190551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table:style-name="ce2" office:value-type="float" office:value="67830000000" calcext:value-type="float">
            <text:p>6.78E+10</text:p>
          </table:table-cell>
          <table:table-cell table:style-name="ce2" office:value-type="float" office:value="33920000000" calcext:value-type="float">
            <text:p>3.39E+10</text:p>
          </table:table-cell>
          <table:table-cell table:number-columns-repeated="11"/>
          <table:table-cell office:value-type="float" office:value="683" calcext:value-type="float">
            <text:p>683</text:p>
          </table:table-cell>
          <table:table-cell office:value-type="float" office:value="547020072" calcext:value-type="float">
            <text:p>547020072</text:p>
          </table:table-cell>
          <table:table-cell office:value-type="float" office:value="283484496" calcext:value-type="float">
            <text:p>283484496</text:p>
          </table:table-cell>
          <table:table-cell office:value-type="float" office:value="757623516" calcext:value-type="float">
            <text:p>757623516</text:p>
          </table:table-cell>
          <table:table-cell table:formula="of:=[.P66]^3" office:value-type="float" office:value="318611987" calcext:value-type="float">
            <text:p>318611987</text:p>
          </table:table-cell>
          <table:table-cell table:formula="of:=[.Q66]/[.T66]" office:value-type="float" office:value="1.71688478249251" calcext:value-type="float">
            <text:p>1.71688478249251</text:p>
          </table:table-cell>
          <table:table-cell table:formula="of:=[.R66]/[.T66]" office:value-type="float" office:value="0.8897483696996" calcext:value-type="float">
            <text:p>0.8897483696996</text:p>
          </table:table-cell>
          <table:table-cell table:formula="of:=[.S66]/[.T66]" office:value-type="float" office:value="2.37788767187846" calcext:value-type="float">
            <text:p>2.37788767187846</text:p>
          </table:table-cell>
          <table:table-cell table:formula="of:=[.P66]^2" office:value-type="float" office:value="466489" calcext:value-type="float">
            <text:p>466489</text:p>
          </table:table-cell>
          <table:table-cell table:number-columns-repeated="2"/>
          <table:table-cell office:value-type="string" calcext:value-type="string">
            <text:p>jki</text:p>
          </table:table-cell>
          <table:table-cell office:value-type="string" calcext:value-type="string">
            <text:p>8 – 11</text:p>
          </table:table-cell>
          <table:table-cell office:value-type="string" calcext:value-type="string">
            <text:p>16-26</text:p>
          </table:table-cell>
          <table:table-cell table:number-columns-repeated="33"/>
          <table:table-cell office:value-type="float" office:value="1016" calcext:value-type="float">
            <text:p>1016</text:p>
          </table:table-cell>
          <table:table-cell office:value-type="float" office:value="34799031" calcext:value-type="float">
            <text:p>34799031</text:p>
          </table:table-cell>
          <table:table-cell office:value-type="float" office:value="33663627" calcext:value-type="float">
            <text:p>33663627</text:p>
          </table:table-cell>
          <table:table-cell office:value-type="float" office:value="33727062" calcext:value-type="float">
            <text:p>33727062</text:p>
          </table:table-cell>
          <table:table-cell table:formula="of:=[.BK66]^3" office:value-type="float" office:value="1048772096" calcext:value-type="float">
            <text:p>1048772096</text:p>
          </table:table-cell>
          <table:table-cell table:formula="of:=[.BK66]^2" office:value-type="float" office:value="1032256" calcext:value-type="float">
            <text:p>1032256</text:p>
          </table:table-cell>
          <table:table-cell table:formula="of:=[.BL66]/[.BO66]" office:value-type="float" office:value="0.0331807369138853" calcext:value-type="float">
            <text:p>0.0331807369138853</text:p>
          </table:table-cell>
          <table:table-cell table:formula="of:=[.BM66]/[.BO66]" office:value-type="float" office:value="0.0320981337398206" calcext:value-type="float">
            <text:p>0.0320981337398206</text:p>
          </table:table-cell>
          <table:table-cell table:formula="of:=[.BN66]/[.BO66]" office:value-type="float" office:value="0.0321586187586745" calcext:value-type="float">
            <text:p>0.0321586187586745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7421040" calcext:value-type="float">
            <text:p>7421040</text:p>
          </table:table-cell>
          <table:table-cell office:value-type="float" office:value="9458385" calcext:value-type="float">
            <text:p>9458385</text:p>
          </table:table-cell>
          <table:table-cell office:value-type="float" office:value="8013630" calcext:value-type="float">
            <text:p>8013630</text:p>
          </table:table-cell>
          <table:table-cell table:formula="of:=[.BU66]^3" office:value-type="float" office:value="1073741824" calcext:value-type="float">
            <text:p>1073741824</text:p>
          </table:table-cell>
          <table:table-cell table:formula="of:=[.BU66]^2" office:value-type="float" office:value="1048576" calcext:value-type="float">
            <text:p>1048576</text:p>
          </table:table-cell>
          <table:table-cell table:formula="of:=[.BV66]/[.BY66]" office:value-type="float" office:value="0.00691138207912445" calcext:value-type="float">
            <text:p>0.00691138207912445</text:p>
          </table:table-cell>
          <table:table-cell table:formula="of:=[.BW66]/[.BY66]" office:value-type="float" office:value="0.00880880746990442" calcext:value-type="float">
            <text:p>0.00880880746990442</text:p>
          </table:table-cell>
          <table:table-cell table:formula="of:=[.BX66]/[.BY66]" office:value-type="float" office:value="0.00746327452361584" calcext:value-type="float">
            <text:p>0.00746327452361584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13979241" calcext:value-type="float">
            <text:p>13979241</text:p>
          </table:table-cell>
          <table:table-cell office:value-type="float" office:value="14106177" calcext:value-type="float">
            <text:p>14106177</text:p>
          </table:table-cell>
          <table:table-cell office:value-type="float" office:value="14074971" calcext:value-type="float">
            <text:p>14074971</text:p>
          </table:table-cell>
          <table:table-cell table:formula="of:=[.CE66]^3" office:value-type="float" office:value="8193540096" calcext:value-type="float">
            <text:p>8193540096</text:p>
          </table:table-cell>
          <table:table-cell table:formula="of:=[.CE66]^2" office:value-type="float" office:value="4064256" calcext:value-type="float">
            <text:p>4064256</text:p>
          </table:table-cell>
          <table:table-cell table:formula="of:=[.CF66]/[.CI66]" office:value-type="float" office:value="0.00170612956502459" calcext:value-type="float">
            <text:p>0.00170612956502459</text:p>
          </table:table-cell>
          <table:table-cell table:formula="of:=[.CG66]/[.CI66]" office:value-type="float" office:value="0.00172162176967761" calcext:value-type="float">
            <text:p>0.00172162176967761</text:p>
          </table:table-cell>
          <table:table-cell table:formula="of:=[.CH66]/[.CI66]" office:value-type="float" office:value="0.00171781315952445" calcext:value-type="float">
            <text:p>0.00171781315952445</text:p>
          </table:table-cell>
          <table:table-cell/>
          <table:table-cell office:value-type="float" office:value="4032" calcext:value-type="float">
            <text:p>4032</text:p>
          </table:table-cell>
          <table:table-cell office:value-type="float" office:value="33710214" calcext:value-type="float">
            <text:p>33710214</text:p>
          </table:table-cell>
          <table:table-cell office:value-type="float" office:value="31776006" calcext:value-type="float">
            <text:p>31776006</text:p>
          </table:table-cell>
          <table:table-cell office:value-type="float" office:value="31794111" calcext:value-type="float">
            <text:p>31794111</text:p>
          </table:table-cell>
          <table:table-cell table:formula="of:=[.CO66]^3" office:value-type="float" office:value="65548320768" calcext:value-type="float">
            <text:p>65548320768</text:p>
          </table:table-cell>
          <table:table-cell table:formula="of:=[.CO66]^2" office:value-type="float" office:value="16257024" calcext:value-type="float">
            <text:p>16257024</text:p>
          </table:table-cell>
          <table:table-cell table:formula="of:=[.CP66]/[.CS66]" office:value-type="float" office:value="0.00051428035997006" calcext:value-type="float">
            <text:p>0.00051428035997006</text:p>
          </table:table-cell>
          <table:table-cell table:formula="of:=[.CQ66]/[.CS66]" office:value-type="float" office:value="0.000484772235622437" calcext:value-type="float">
            <text:p>0.000484772235622437</text:p>
          </table:table-cell>
          <table:table-cell table:formula="of:=[.CR66]/[.CS66]" office:value-type="float" office:value="0.000485048444071226" calcext:value-type="float">
            <text:p>0.000485048444071226</text:p>
          </table:table-cell>
          <table:table-cell table:number-columns-repeated="3"/>
          <table:table-cell office:value-type="float" office:value="1728" calcext:value-type="float">
            <text:p>1728</text:p>
          </table:table-cell>
          <table:table-cell table:formula="of:=[.DA66]^2" office:value-type="float" office:value="2985984" calcext:value-type="float">
            <text:p>2985984</text:p>
          </table:table-cell>
          <table:table-cell office:value-type="float" office:value="26083623" calcext:value-type="float">
            <text:p>26083623</text:p>
          </table:table-cell>
          <table:table-cell office:value-type="float" office:value="26193306" calcext:value-type="float">
            <text:p>26193306</text:p>
          </table:table-cell>
          <table:table-cell office:value-type="float" office:value="15717912" calcext:value-type="float">
            <text:p>15717912</text:p>
          </table:table-cell>
          <table:table-cell office:value-type="float" office:value="15863367" calcext:value-type="float">
            <text:p>15863367</text:p>
          </table:table-cell>
          <table:table-cell office:value-type="float" office:value="14539833" calcext:value-type="float">
            <text:p>14539833</text:p>
          </table:table-cell>
          <table:table-cell office:value-type="float" office:value="13146579" calcext:value-type="float">
            <text:p>13146579</text:p>
          </table:table-cell>
          <table:table-cell office:value-type="float" office:value="11479797" calcext:value-type="float">
            <text:p>11479797</text:p>
          </table:table-cell>
          <table:table-cell office:value-type="float" office:value="11614986" calcext:value-type="float">
            <text:p>11614986</text:p>
          </table:table-cell>
          <table:table-cell office:value-type="float" office:value="14160717" calcext:value-type="float">
            <text:p>14160717</text:p>
          </table:table-cell>
          <table:table-cell office:value-type="float" office:value="14013258" calcext:value-type="float">
            <text:p>14013258</text:p>
          </table:table-cell>
          <table:table-cell office:value-type="float" office:value="14407158" calcext:value-type="float">
            <text:p>14407158</text:p>
          </table:table-cell>
          <table:table-cell office:value-type="float" office:value="14496111" calcext:value-type="float">
            <text:p>14496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2144" calcext:value-type="float">
            <text:p>262144</text:p>
          </table:table-cell>
          <table:table-cell table:style-name="ce2" office:value-type="float" office:value="71990000000" calcext:value-type="float">
            <text:p>7.20E+10</text:p>
          </table:table-cell>
          <table:table-cell table:style-name="ce2" office:value-type="float" office:value="36000000000" calcext:value-type="float">
            <text:p>3.60E+10</text:p>
          </table:table-cell>
          <table:table-cell table:number-columns-repeated="11"/>
          <table:table-cell office:value-type="float" office:value="736" calcext:value-type="float">
            <text:p>736</text:p>
          </table:table-cell>
          <table:table-cell office:value-type="float" office:value="700980276" calcext:value-type="float">
            <text:p>700980276</text:p>
          </table:table-cell>
          <table:table-cell office:value-type="float" office:value="353015978" calcext:value-type="float">
            <text:p>353015978</text:p>
          </table:table-cell>
          <table:table-cell office:value-type="float" office:value="1256092284" calcext:value-type="float">
            <text:p>1256092284</text:p>
          </table:table-cell>
          <table:table-cell table:formula="of:=[.P67]^3" office:value-type="float" office:value="398688256" calcext:value-type="float">
            <text:p>398688256</text:p>
          </table:table-cell>
          <table:table-cell table:formula="of:=[.Q67]/[.T67]" office:value-type="float" office:value="1.75821651491034" calcext:value-type="float">
            <text:p>1.75821651491034</text:p>
          </table:table-cell>
          <table:table-cell table:formula="of:=[.R67]/[.T67]" office:value-type="float" office:value="0.885443633433737" calcext:value-type="float">
            <text:p>0.885443633433737</text:p>
          </table:table-cell>
          <table:table-cell table:formula="of:=[.S67]/[.T67]" office:value-type="float" office:value="3.15056253876713" calcext:value-type="float">
            <text:p>3.15056253876713</text:p>
          </table:table-cell>
          <table:table-cell table:formula="of:=[.P67]^2" office:value-type="float" office:value="541696" calcext:value-type="float">
            <text:p>541696</text:p>
          </table:table-cell>
          <table:table-cell table:number-columns-repeated="3"/>
          <table:table-cell table:formula="of:=AVERAGE([.W8:.W11])" office:value-type="float" office:value="1.06919758458247" calcext:value-type="float">
            <text:p>1.06919758458247</text:p>
          </table:table-cell>
          <table:table-cell table:formula="of:=AVERAGE([.W16:.W26])" office:value-type="float" office:value="1.84074169260328" calcext:value-type="float">
            <text:p>1.84074169260328</text:p>
          </table:table-cell>
          <table:table-cell table:number-columns-repeated="33"/>
          <table:table-cell office:value-type="float" office:value="1032" calcext:value-type="float">
            <text:p>1032</text:p>
          </table:table-cell>
          <table:table-cell office:value-type="float" office:value="39966990" calcext:value-type="float">
            <text:p>39966990</text:p>
          </table:table-cell>
          <table:table-cell office:value-type="float" office:value="39379305" calcext:value-type="float">
            <text:p>39379305</text:p>
          </table:table-cell>
          <table:table-cell office:value-type="float" office:value="38826108" calcext:value-type="float">
            <text:p>38826108</text:p>
          </table:table-cell>
          <table:table-cell table:formula="of:=[.BK67]^3" office:value-type="float" office:value="1099104768" calcext:value-type="float">
            <text:p>1099104768</text:p>
          </table:table-cell>
          <table:table-cell table:formula="of:=[.BK67]^2" office:value-type="float" office:value="1065024" calcext:value-type="float">
            <text:p>1065024</text:p>
          </table:table-cell>
          <table:table-cell table:formula="of:=[.BL67]/[.BO67]" office:value-type="float" office:value="0.036363221381276" calcext:value-type="float">
            <text:p>0.036363221381276</text:p>
          </table:table-cell>
          <table:table-cell table:formula="of:=[.BM67]/[.BO67]" office:value-type="float" office:value="0.0358285271309095" calcext:value-type="float">
            <text:p>0.0358285271309095</text:p>
          </table:table-cell>
          <table:table-cell table:formula="of:=[.BN67]/[.BO67]" office:value-type="float" office:value="0.0353252111449306" calcext:value-type="float">
            <text:p>0.0353252111449306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float" office:value="9333564" calcext:value-type="float">
            <text:p>9333564</text:p>
          </table:table-cell>
          <table:table-cell office:value-type="float" office:value="13748187" calcext:value-type="float">
            <text:p>13748187</text:p>
          </table:table-cell>
          <table:table-cell office:value-type="float" office:value="9831330" calcext:value-type="float">
            <text:p>9831330</text:p>
          </table:table-cell>
          <table:table-cell table:formula="of:=[.BU67]^3" office:value-type="float" office:value="1124864000" calcext:value-type="float">
            <text:p>1124864000</text:p>
          </table:table-cell>
          <table:table-cell table:formula="of:=[.BU67]^2" office:value-type="float" office:value="1081600" calcext:value-type="float">
            <text:p>1081600</text:p>
          </table:table-cell>
          <table:table-cell table:formula="of:=[.BV67]/[.BY67]" office:value-type="float" office:value="0.00829750440942194" calcext:value-type="float">
            <text:p>0.00829750440942194</text:p>
          </table:table-cell>
          <table:table-cell table:formula="of:=[.BW67]/[.BY67]" office:value-type="float" office:value="0.0122220881813268" calcext:value-type="float">
            <text:p>0.0122220881813268</text:p>
          </table:table-cell>
          <table:table-cell table:formula="of:=[.BX67]/[.BY67]" office:value-type="float" office:value="0.00874001657089213" calcext:value-type="float">
            <text:p>0.00874001657089213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25773057" calcext:value-type="float">
            <text:p>25773057</text:p>
          </table:table-cell>
          <table:table-cell office:value-type="float" office:value="26217087" calcext:value-type="float">
            <text:p>26217087</text:p>
          </table:table-cell>
          <table:table-cell office:value-type="float" office:value="26197857" calcext:value-type="float">
            <text:p>26197857</text:p>
          </table:table-cell>
          <table:table-cell table:formula="of:=[.CE67]^3" office:value-type="float" office:value="8589934592" calcext:value-type="float">
            <text:p>8589934592</text:p>
          </table:table-cell>
          <table:table-cell table:formula="of:=[.CE67]^2" office:value-type="float" office:value="4194304" calcext:value-type="float">
            <text:p>4194304</text:p>
          </table:table-cell>
          <table:table-cell table:formula="of:=[.CF67]/[.CI67]" office:value-type="float" office:value="0.00300037872511894" calcext:value-type="float">
            <text:p>0.00300037872511894</text:p>
          </table:table-cell>
          <table:table-cell table:formula="of:=[.CG67]/[.CI67]" office:value-type="float" office:value="0.00305207062046975" calcext:value-type="float">
            <text:p>0.00305207062046975</text:p>
          </table:table-cell>
          <table:table-cell table:formula="of:=[.CH67]/[.CI67]" office:value-type="float" office:value="0.00304983195383102" calcext:value-type="float">
            <text:p>0.00304983195383102</text:p>
          </table:table-cell>
          <table:table-cell/>
          <table:table-cell office:value-type="float" office:value="4096" calcext:value-type="float">
            <text:p>4096</text:p>
          </table:table-cell>
          <table:table-cell office:value-type="float" office:value="65003748" calcext:value-type="float">
            <text:p>65003748</text:p>
          </table:table-cell>
          <table:table-cell office:value-type="float" office:value="62998815" calcext:value-type="float">
            <text:p>62998815</text:p>
          </table:table-cell>
          <table:table-cell office:value-type="float" office:value="63039921" calcext:value-type="float">
            <text:p>63039921</text:p>
          </table:table-cell>
          <table:table-cell table:formula="of:=[.CO67]^3" office:value-type="float" office:value="68719476736" calcext:value-type="float">
            <text:p>68719476736</text:p>
          </table:table-cell>
          <table:table-cell table:formula="of:=[.CO67]^2" office:value-type="float" office:value="16777216" calcext:value-type="float">
            <text:p>16777216</text:p>
          </table:table-cell>
          <table:table-cell table:formula="of:=[.CP67]/[.CS67]" office:value-type="float" office:value="0.000945929030422121" calcext:value-type="float">
            <text:p>0.000945929030422121</text:p>
          </table:table-cell>
          <table:table-cell table:formula="of:=[.CQ67]/[.CS67]" office:value-type="float" office:value="0.000916753415367566" calcext:value-type="float">
            <text:p>0.000916753415367566</text:p>
          </table:table-cell>
          <table:table-cell table:formula="of:=[.CR67]/[.CS67]" office:value-type="float" office:value="0.000917351586394943" calcext:value-type="float">
            <text:p>0.000917351586394943</text:p>
          </table:table-cell>
          <table:table-cell table:number-columns-repeated="3"/>
          <table:table-cell office:value-type="float" office:value="1792" calcext:value-type="float">
            <text:p>1792</text:p>
          </table:table-cell>
          <table:table-cell table:formula="of:=[.DA67]^2" office:value-type="float" office:value="3211264" calcext:value-type="float">
            <text:p>3211264</text:p>
          </table:table-cell>
          <table:table-cell office:value-type="float" office:value="30389664" calcext:value-type="float">
            <text:p>30389664</text:p>
          </table:table-cell>
          <table:table-cell office:value-type="float" office:value="30189198" calcext:value-type="float">
            <text:p>30189198</text:p>
          </table:table-cell>
          <table:table-cell office:value-type="float" office:value="18002382" calcext:value-type="float">
            <text:p>18002382</text:p>
          </table:table-cell>
          <table:table-cell office:value-type="float" office:value="18099672" calcext:value-type="float">
            <text:p>18099672</text:p>
          </table:table-cell>
          <table:table-cell office:value-type="float" office:value="12136995" calcext:value-type="float">
            <text:p>12136995</text:p>
          </table:table-cell>
          <table:table-cell office:value-type="float" office:value="12268071" calcext:value-type="float">
            <text:p>12268071</text:p>
          </table:table-cell>
          <table:table-cell office:value-type="float" office:value="12900801" calcext:value-type="float">
            <text:p>12900801</text:p>
          </table:table-cell>
          <table:table-cell office:value-type="float" office:value="12819603" calcext:value-type="float">
            <text:p>12819603</text:p>
          </table:table-cell>
          <table:table-cell office:value-type="float" office:value="21286932" calcext:value-type="float">
            <text:p>21286932</text:p>
          </table:table-cell>
          <table:table-cell office:value-type="float" office:value="21008967" calcext:value-type="float">
            <text:p>21008967</text:p>
          </table:table-cell>
          <table:table-cell office:value-type="float" office:value="20784789" calcext:value-type="float">
            <text:p>20784789</text:p>
          </table:table-cell>
          <table:table-cell office:value-type="float" office:value="20889825" calcext:value-type="float">
            <text:p>208898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table:style-name="ce2" office:value-type="float" office:value="71620000000" calcext:value-type="float">
            <text:p>7.16E+10</text:p>
          </table:table-cell>
          <table:table-cell table:style-name="ce2" office:value-type="float" office:value="35810000000" calcext:value-type="float">
            <text:p>3.58E+10</text:p>
          </table:table-cell>
          <table:table-cell table:number-columns-repeated="11"/>
          <table:table-cell office:value-type="float" office:value="791" calcext:value-type="float">
            <text:p>791</text:p>
          </table:table-cell>
          <table:table-cell office:value-type="float" office:value="840308576" calcext:value-type="float">
            <text:p>840308576</text:p>
          </table:table-cell>
          <table:table-cell office:value-type="float" office:value="438165512" calcext:value-type="float">
            <text:p>438165512</text:p>
          </table:table-cell>
          <table:table-cell office:value-type="float" office:value="913230010" calcext:value-type="float">
            <text:p>913230010</text:p>
          </table:table-cell>
          <table:table-cell table:formula="of:=[.P68]^3" office:value-type="float" office:value="494913671" calcext:value-type="float">
            <text:p>494913671</text:p>
          </table:table-cell>
          <table:table-cell table:formula="of:=[.Q68]/[.T68]" office:value-type="float" office:value="1.69788919813452" calcext:value-type="float">
            <text:p>1.69788919813452</text:p>
          </table:table-cell>
          <table:table-cell table:formula="of:=[.R68]/[.T68]" office:value-type="float" office:value="0.885337257131456" calcext:value-type="float">
            <text:p>0.885337257131456</text:p>
          </table:table-cell>
          <table:table-cell table:formula="of:=[.S68]/[.T68]" office:value-type="float" office:value="1.84523092311184" calcext:value-type="float">
            <text:p>1.84523092311184</text:p>
          </table:table-cell>
          <table:table-cell table:formula="of:=[.P68]^2" office:value-type="float" office:value="625681" calcext:value-type="float">
            <text:p>625681</text:p>
          </table:table-cell>
          <table:table-cell table:number-columns-repeated="2"/>
          <table:table-cell office:value-type="string" calcext:value-type="string">
            <text:p>kij</text:p>
          </table:table-cell>
          <table:table-cell office:value-type="string" calcext:value-type="string">
            <text:p>11-27</text:p>
          </table:table-cell>
          <table:table-cell office:value-type="string" calcext:value-type="string">
            <text:p>29-38</text:p>
          </table:table-cell>
          <table:table-cell table:number-columns-repeated="33"/>
          <table:table-cell office:value-type="float" office:value="1048" calcext:value-type="float">
            <text:p>1048</text:p>
          </table:table-cell>
          <table:table-cell office:value-type="float" office:value="40515474" calcext:value-type="float">
            <text:p>40515474</text:p>
          </table:table-cell>
          <table:table-cell office:value-type="float" office:value="39921867" calcext:value-type="float">
            <text:p>39921867</text:p>
          </table:table-cell>
          <table:table-cell office:value-type="float" office:value="39165513" calcext:value-type="float">
            <text:p>39165513</text:p>
          </table:table-cell>
          <table:table-cell table:formula="of:=[.BK68]^3" office:value-type="float" office:value="1151022592" calcext:value-type="float">
            <text:p>1151022592</text:p>
          </table:table-cell>
          <table:table-cell table:formula="of:=[.BK68]^2" office:value-type="float" office:value="1098304" calcext:value-type="float">
            <text:p>1098304</text:p>
          </table:table-cell>
          <table:table-cell table:formula="of:=[.BL68]/[.BO68]" office:value-type="float" office:value="0.0351995471518947" calcext:value-type="float">
            <text:p>0.0351995471518947</text:p>
          </table:table-cell>
          <table:table-cell table:formula="of:=[.BM68]/[.BO68]" office:value-type="float" office:value="0.0346838257367584" calcext:value-type="float">
            <text:p>0.0346838257367584</text:p>
          </table:table-cell>
          <table:table-cell table:formula="of:=[.BN68]/[.BO68]" office:value-type="float" office:value="0.0340267109196759" calcext:value-type="float">
            <text:p>0.0340267109196759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float" office:value="9585222" calcext:value-type="float">
            <text:p>9585222</text:p>
          </table:table-cell>
          <table:table-cell office:value-type="float" office:value="13874040" calcext:value-type="float">
            <text:p>13874040</text:p>
          </table:table-cell>
          <table:table-cell office:value-type="float" office:value="9992271" calcext:value-type="float">
            <text:p>9992271</text:p>
          </table:table-cell>
          <table:table-cell table:formula="of:=[.BU68]^3" office:value-type="float" office:value="1177583616" calcext:value-type="float">
            <text:p>1177583616</text:p>
          </table:table-cell>
          <table:table-cell table:formula="of:=[.BU68]^2" office:value-type="float" office:value="1115136" calcext:value-type="float">
            <text:p>1115136</text:p>
          </table:table-cell>
          <table:table-cell table:formula="of:=[.BV68]/[.BY68]" office:value-type="float" office:value="0.00813973790885351" calcext:value-type="float">
            <text:p>0.00813973790885351</text:p>
          </table:table-cell>
          <table:table-cell table:formula="of:=[.BW68]/[.BY68]" office:value-type="float" office:value="0.0117817875618269" calcext:value-type="float">
            <text:p>0.0117817875618269</text:p>
          </table:table-cell>
          <table:table-cell table:formula="of:=[.BX68]/[.BY68]" office:value-type="float" office:value="0.00848540253467657" calcext:value-type="float">
            <text:p>0.00848540253467657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1020648" calcext:value-type="float">
            <text:p>31020648</text:p>
          </table:table-cell>
          <table:table-cell office:value-type="float" office:value="31658343" calcext:value-type="float">
            <text:p>31658343</text:p>
          </table:table-cell>
          <table:table-cell office:value-type="float" office:value="31706985" calcext:value-type="float">
            <text:p>31706985</text:p>
          </table:table-cell>
          <table:table-cell table:formula="of:=[.CE68]^3" office:value-type="float" office:value="8998912000" calcext:value-type="float">
            <text:p>8998912000</text:p>
          </table:table-cell>
          <table:table-cell table:formula="of:=[.CE68]^2" office:value-type="float" office:value="4326400" calcext:value-type="float">
            <text:p>4326400</text:p>
          </table:table-cell>
          <table:table-cell table:formula="of:=[.CF68]/[.CI68]" office:value-type="float" office:value="0.00344715538945152" calcext:value-type="float">
            <text:p>0.00344715538945152</text:p>
          </table:table-cell>
          <table:table-cell table:formula="of:=[.CG68]/[.CI68]" office:value-type="float" office:value="0.00351801895606936" calcext:value-type="float">
            <text:p>0.00351801895606936</text:p>
          </table:table-cell>
          <table:table-cell table:formula="of:=[.CH68]/[.CI68]" office:value-type="float" office:value="0.00352342427617917" calcext:value-type="float">
            <text:p>0.00352342427617917</text:p>
          </table:table-cell>
          <table:table-cell/>
          <table:table-cell office:value-type="float" office:value="4160" calcext:value-type="float">
            <text:p>4160</text:p>
          </table:table-cell>
          <table:table-cell office:value-type="float" office:value="130723371" calcext:value-type="float">
            <text:p>130723371</text:p>
          </table:table-cell>
          <table:table-cell office:value-type="float" office:value="130382484" calcext:value-type="float">
            <text:p>130382484</text:p>
          </table:table-cell>
          <table:table-cell office:value-type="float" office:value="130794702" calcext:value-type="float">
            <text:p>130794702</text:p>
          </table:table-cell>
          <table:table-cell table:formula="of:=[.CO68]^3" office:value-type="float" office:value="71991296000" calcext:value-type="float">
            <text:p>71991296000</text:p>
          </table:table-cell>
          <table:table-cell table:formula="of:=[.CO68]^2" office:value-type="float" office:value="17305600" calcext:value-type="float">
            <text:p>17305600</text:p>
          </table:table-cell>
          <table:table-cell table:formula="of:=[.CP68]/[.CS68]" office:value-type="float" office:value="0.00181582188769042" calcext:value-type="float">
            <text:p>0.00181582188769042</text:p>
          </table:table-cell>
          <table:table-cell table:formula="of:=[.CQ68]/[.CS68]" office:value-type="float" office:value="0.00181108677360108" calcext:value-type="float">
            <text:p>0.00181108677360108</text:p>
          </table:table-cell>
          <table:table-cell table:formula="of:=[.CR68]/[.CS68]" office:value-type="float" office:value="0.00181681271580387" calcext:value-type="float">
            <text:p>0.00181681271580387</text:p>
          </table:table-cell>
          <table:table-cell table:number-columns-repeated="3"/>
          <table:table-cell office:value-type="float" office:value="1856" calcext:value-type="float">
            <text:p>1856</text:p>
          </table:table-cell>
          <table:table-cell table:formula="of:=[.DA68]^2" office:value-type="float" office:value="3444736" calcext:value-type="float">
            <text:p>3444736</text:p>
          </table:table-cell>
          <table:table-cell office:value-type="float" office:value="30235065" calcext:value-type="float">
            <text:p>30235065</text:p>
          </table:table-cell>
          <table:table-cell office:value-type="float" office:value="30333912" calcext:value-type="float">
            <text:p>30333912</text:p>
          </table:table-cell>
          <table:table-cell office:value-type="float" office:value="17667426" calcext:value-type="float">
            <text:p>17667426</text:p>
          </table:table-cell>
          <table:table-cell office:value-type="float" office:value="17882034" calcext:value-type="float">
            <text:p>17882034</text:p>
          </table:table-cell>
          <table:table-cell office:value-type="float" office:value="15627798" calcext:value-type="float">
            <text:p>15627798</text:p>
          </table:table-cell>
          <table:table-cell office:value-type="float" office:value="14568987" calcext:value-type="float">
            <text:p>14568987</text:p>
          </table:table-cell>
          <table:table-cell office:value-type="float" office:value="13155633" calcext:value-type="float">
            <text:p>13155633</text:p>
          </table:table-cell>
          <table:table-cell office:value-type="float" office:value="12990801" calcext:value-type="float">
            <text:p>12990801</text:p>
          </table:table-cell>
          <table:table-cell office:value-type="float" office:value="16345029" calcext:value-type="float">
            <text:p>16345029</text:p>
          </table:table-cell>
          <table:table-cell office:value-type="float" office:value="16336977" calcext:value-type="float">
            <text:p>16336977</text:p>
          </table:table-cell>
          <table:table-cell office:value-type="float" office:value="17519466" calcext:value-type="float">
            <text:p>17519466</text:p>
          </table:table-cell>
          <table:table-cell office:value-type="float" office:value="17633229" calcext:value-type="float">
            <text:p>176332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94304" calcext:value-type="float">
            <text:p>4194304</text:p>
          </table:table-cell>
          <table:table-cell table:style-name="ce2" office:value-type="float" office:value="68960000000" calcext:value-type="float">
            <text:p>6.90E+10</text:p>
          </table:table-cell>
          <table:table-cell table:style-name="ce2" office:value-type="float" office:value="34480000000" calcext:value-type="float">
            <text:p>3.45E+10</text:p>
          </table:table-cell>
          <table:table-cell table:number-columns-repeated="11"/>
          <table:table-cell office:value-type="float" office:value="848" calcext:value-type="float">
            <text:p>848</text:p>
          </table:table-cell>
          <table:table-cell office:value-type="float" office:value="1072576990" calcext:value-type="float">
            <text:p>1072576990</text:p>
          </table:table-cell>
          <table:table-cell office:value-type="float" office:value="539534580" calcext:value-type="float">
            <text:p>539534580</text:p>
          </table:table-cell>
          <table:table-cell office:value-type="float" office:value="1454567044" calcext:value-type="float">
            <text:p>1454567044</text:p>
          </table:table-cell>
          <table:table-cell table:formula="of:=[.P69]^3" office:value-type="float" office:value="609800192" calcext:value-type="float">
            <text:p>609800192</text:p>
          </table:table-cell>
          <table:table-cell table:formula="of:=[.Q69]/[.T69]" office:value-type="float" office:value="1.75889906902489" calcext:value-type="float">
            <text:p>1.75889906902489</text:p>
          </table:table-cell>
          <table:table-cell table:formula="of:=[.R69]/[.T69]" office:value-type="float" office:value="0.884772728966278" calcext:value-type="float">
            <text:p>0.884772728966278</text:p>
          </table:table-cell>
          <table:table-cell table:formula="of:=[.S69]/[.T69]" office:value-type="float" office:value="2.38531745821425" calcext:value-type="float">
            <text:p>2.38531745821425</text:p>
          </table:table-cell>
          <table:table-cell table:formula="of:=[.P69]^2" office:value-type="float" office:value="719104" calcext:value-type="float">
            <text:p>719104</text:p>
          </table:table-cell>
          <table:table-cell table:number-columns-repeated="3"/>
          <table:table-cell table:formula="of:=AVERAGE([.V11:.V27])" office:value-type="float" office:value="0.90610943115514" calcext:value-type="float">
            <text:p>0.90610943115514</text:p>
          </table:table-cell>
          <table:table-cell table:formula="of:=AVERAGE([.V29:.V38])" office:value-type="float" office:value="1.20203670677183" calcext:value-type="float">
            <text:p>1.20203670677183</text:p>
          </table:table-cell>
          <table:table-cell table:number-columns-repeated="33"/>
          <table:table-cell office:value-type="float" office:value="1064" calcext:value-type="float">
            <text:p>1064</text:p>
          </table:table-cell>
          <table:table-cell office:value-type="float" office:value="41135910" calcext:value-type="float">
            <text:p>41135910</text:p>
          </table:table-cell>
          <table:table-cell office:value-type="float" office:value="40541673" calcext:value-type="float">
            <text:p>40541673</text:p>
          </table:table-cell>
          <table:table-cell office:value-type="float" office:value="39770595" calcext:value-type="float">
            <text:p>39770595</text:p>
          </table:table-cell>
          <table:table-cell table:formula="of:=[.BK69]^3" office:value-type="float" office:value="1204550144" calcext:value-type="float">
            <text:p>1204550144</text:p>
          </table:table-cell>
          <table:table-cell table:formula="of:=[.BK69]^2" office:value-type="float" office:value="1132096" calcext:value-type="float">
            <text:p>1132096</text:p>
          </table:table-cell>
          <table:table-cell table:formula="of:=[.BL69]/[.BO69]" office:value-type="float" office:value="0.0341504338403035" calcext:value-type="float">
            <text:p>0.0341504338403035</text:p>
          </table:table-cell>
          <table:table-cell table:formula="of:=[.BM69]/[.BO69]" office:value-type="float" office:value="0.0336571069307016" calcext:value-type="float">
            <text:p>0.0336571069307016</text:p>
          </table:table-cell>
          <table:table-cell table:formula="of:=[.BN69]/[.BO69]" office:value-type="float" office:value="0.0330169691964272" calcext:value-type="float">
            <text:p>0.0330169691964272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9752340" calcext:value-type="float">
            <text:p>9752340</text:p>
          </table:table-cell>
          <table:table-cell office:value-type="float" office:value="14132073" calcext:value-type="float">
            <text:p>14132073</text:p>
          </table:table-cell>
          <table:table-cell office:value-type="float" office:value="10160457" calcext:value-type="float">
            <text:p>10160457</text:p>
          </table:table-cell>
          <table:table-cell table:formula="of:=[.BU69]^3" office:value-type="float" office:value="1231925248" calcext:value-type="float">
            <text:p>1231925248</text:p>
          </table:table-cell>
          <table:table-cell table:formula="of:=[.BU69]^2" office:value-type="float" office:value="1149184" calcext:value-type="float">
            <text:p>1149184</text:p>
          </table:table-cell>
          <table:table-cell table:formula="of:=[.BV69]/[.BY69]" office:value-type="float" office:value="0.00791634071615358" calcext:value-type="float">
            <text:p>0.00791634071615358</text:p>
          </table:table-cell>
          <table:table-cell table:formula="of:=[.BW69]/[.BY69]" office:value-type="float" office:value="0.0114715345131071" calcext:value-type="float">
            <text:p>0.0114715345131071</text:p>
          </table:table-cell>
          <table:table-cell table:formula="of:=[.BX69]/[.BY69]" office:value-type="float" office:value="0.00824762461561304" calcext:value-type="float">
            <text:p>0.00824762461561304</text:p>
          </table:table-cell>
          <table:table-cell/>
          <table:table-cell office:value-type="float" office:value="2112" calcext:value-type="float">
            <text:p>2112</text:p>
          </table:table-cell>
          <table:table-cell office:value-type="float" office:value="31731831" calcext:value-type="float">
            <text:p>31731831</text:p>
          </table:table-cell>
          <table:table-cell office:value-type="float" office:value="32339508" calcext:value-type="float">
            <text:p>32339508</text:p>
          </table:table-cell>
          <table:table-cell office:value-type="float" office:value="32320833" calcext:value-type="float">
            <text:p>32320833</text:p>
          </table:table-cell>
          <table:table-cell table:formula="of:=[.CE69]^3" office:value-type="float" office:value="9420668928" calcext:value-type="float">
            <text:p>9420668928</text:p>
          </table:table-cell>
          <table:table-cell table:formula="of:=[.CE69]^2" office:value-type="float" office:value="4460544" calcext:value-type="float">
            <text:p>4460544</text:p>
          </table:table-cell>
          <table:table-cell table:formula="of:=[.CF69]/[.CI69]" office:value-type="float" office:value="0.00336832036477654" calcext:value-type="float">
            <text:p>0.00336832036477654</text:p>
          </table:table-cell>
          <table:table-cell table:formula="of:=[.CG69]/[.CI69]" office:value-type="float" office:value="0.00343282501987528" calcext:value-type="float">
            <text:p>0.00343282501987528</text:p>
          </table:table-cell>
          <table:table-cell table:formula="of:=[.CH69]/[.CI69]" office:value-type="float" office:value="0.00343084267656795" calcext:value-type="float">
            <text:p>0.00343084267656795</text:p>
          </table:table-cell>
          <table:table-cell/>
          <table:table-cell office:value-type="float" office:value="4224" calcext:value-type="float">
            <text:p>4224</text:p>
          </table:table-cell>
          <table:table-cell office:value-type="float" office:value="138546465" calcext:value-type="float">
            <text:p>138546465</text:p>
          </table:table-cell>
          <table:table-cell office:value-type="float" office:value="136318809" calcext:value-type="float">
            <text:p>136318809</text:p>
          </table:table-cell>
          <table:table-cell office:value-type="float" office:value="136311276" calcext:value-type="float">
            <text:p>136311276</text:p>
          </table:table-cell>
          <table:table-cell table:formula="of:=[.CO69]^3" office:value-type="float" office:value="75365351424" calcext:value-type="float">
            <text:p>75365351424</text:p>
          </table:table-cell>
          <table:table-cell table:formula="of:=[.CO69]^2" office:value-type="float" office:value="17842176" calcext:value-type="float">
            <text:p>17842176</text:p>
          </table:table-cell>
          <table:table-cell table:formula="of:=[.CP69]/[.CS69]" office:value-type="float" office:value="0.00183833104181453" calcext:value-type="float">
            <text:p>0.00183833104181453</text:p>
          </table:table-cell>
          <table:table-cell table:formula="of:=[.CQ69]/[.CS69]" office:value-type="float" office:value="0.00180877294969515" calcext:value-type="float">
            <text:p>0.00180877294969515</text:p>
          </table:table-cell>
          <table:table-cell table:formula="of:=[.CR69]/[.CS69]" office:value-type="float" office:value="0.00180867299660188" calcext:value-type="float">
            <text:p>0.00180867299660188</text:p>
          </table:table-cell>
          <table:table-cell table:number-columns-repeated="3"/>
          <table:table-cell office:value-type="float" office:value="1920" calcext:value-type="float">
            <text:p>1920</text:p>
          </table:table-cell>
          <table:table-cell table:formula="of:=[.DA69]^2" office:value-type="float" office:value="3686400" calcext:value-type="float">
            <text:p>3686400</text:p>
          </table:table-cell>
          <table:table-cell office:value-type="float" office:value="33440244" calcext:value-type="float">
            <text:p>33440244</text:p>
          </table:table-cell>
          <table:table-cell office:value-type="float" office:value="33384747" calcext:value-type="float">
            <text:p>33384747</text:p>
          </table:table-cell>
          <table:table-cell office:value-type="float" office:value="17522583" calcext:value-type="float">
            <text:p>17522583</text:p>
          </table:table-cell>
          <table:table-cell office:value-type="float" office:value="16967949" calcext:value-type="float">
            <text:p>16967949</text:p>
          </table:table-cell>
          <table:table-cell office:value-type="float" office:value="16112013" calcext:value-type="float">
            <text:p>16112013</text:p>
          </table:table-cell>
          <table:table-cell office:value-type="float" office:value="14004891" calcext:value-type="float">
            <text:p>14004891</text:p>
          </table:table-cell>
          <table:table-cell office:value-type="float" office:value="13946583" calcext:value-type="float">
            <text:p>13946583</text:p>
          </table:table-cell>
          <table:table-cell office:value-type="float" office:value="13672779" calcext:value-type="float">
            <text:p>13672779</text:p>
          </table:table-cell>
          <table:table-cell office:value-type="float" office:value="16688445" calcext:value-type="float">
            <text:p>16688445</text:p>
          </table:table-cell>
          <table:table-cell office:value-type="float" office:value="16559214" calcext:value-type="float">
            <text:p>16559214</text:p>
          </table:table-cell>
          <table:table-cell office:value-type="float" office:value="25915467" calcext:value-type="float">
            <text:p>25915467</text:p>
          </table:table-cell>
          <table:table-cell office:value-type="float" office:value="25794912" calcext:value-type="float">
            <text:p>257949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777216" calcext:value-type="float">
            <text:p>16777216</text:p>
          </table:table-cell>
          <table:table-cell table:style-name="ce2" office:value-type="float" office:value="45380000000" calcext:value-type="float">
            <text:p>4.54E+10</text:p>
          </table:table-cell>
          <table:table-cell table:style-name="ce2" office:value-type="float" office:value="22690000000" calcext:value-type="float">
            <text:p>2.27E+10</text:p>
          </table:table-cell>
          <table:table-cell table:number-columns-repeated="11"/>
          <table:table-cell office:value-type="float" office:value="907" calcext:value-type="float">
            <text:p>907</text:p>
          </table:table-cell>
          <table:table-cell office:value-type="float" office:value="1267709340" calcext:value-type="float">
            <text:p>1267709340</text:p>
          </table:table-cell>
          <table:table-cell office:value-type="float" office:value="669779988" calcext:value-type="float">
            <text:p>669779988</text:p>
          </table:table-cell>
          <table:table-cell office:value-type="float" office:value="1362200926" calcext:value-type="float">
            <text:p>1362200926</text:p>
          </table:table-cell>
          <table:table-cell table:formula="of:=[.P70]^3" office:value-type="float" office:value="746142643" calcext:value-type="float">
            <text:p>746142643</text:p>
          </table:table-cell>
          <table:table-cell table:formula="of:=[.Q70]/[.T70]" office:value-type="float" office:value="1.69901740892726" calcext:value-type="float">
            <text:p>1.69901740892726</text:p>
          </table:table-cell>
          <table:table-cell table:formula="of:=[.R70]/[.T70]" office:value-type="float" office:value="0.897656760786422" calcext:value-type="float">
            <text:p>0.897656760786422</text:p>
          </table:table-cell>
          <table:table-cell table:formula="of:=[.S70]/[.T70]" office:value-type="float" office:value="1.82565751841099" calcext:value-type="float">
            <text:p>1.82565751841099</text:p>
          </table:table-cell>
          <table:table-cell table:formula="of:=[.P70]^2" office:value-type="float" office:value="822649" calcext:value-type="float">
            <text:p>822649</text:p>
          </table:table-cell>
          <table:table-cell table:number-columns-repeated="38"/>
          <table:table-cell office:value-type="float" office:value="1080" calcext:value-type="float">
            <text:p>1080</text:p>
          </table:table-cell>
          <table:table-cell office:value-type="float" office:value="41753385" calcext:value-type="float">
            <text:p>41753385</text:p>
          </table:table-cell>
          <table:table-cell office:value-type="float" office:value="41148393" calcext:value-type="float">
            <text:p>41148393</text:p>
          </table:table-cell>
          <table:table-cell office:value-type="float" office:value="40370508" calcext:value-type="float">
            <text:p>40370508</text:p>
          </table:table-cell>
          <table:table-cell table:formula="of:=[.BK70]^3" office:value-type="float" office:value="1259712000" calcext:value-type="float">
            <text:p>1259712000</text:p>
          </table:table-cell>
          <table:table-cell table:formula="of:=[.BK70]^2" office:value-type="float" office:value="1166400" calcext:value-type="float">
            <text:p>1166400</text:p>
          </table:table-cell>
          <table:table-cell table:formula="of:=[.BL70]/[.BO70]" office:value-type="float" office:value="0.0331451831847279" calcext:value-type="float">
            <text:p>0.0331451831847279</text:p>
          </table:table-cell>
          <table:table-cell table:formula="of:=[.BM70]/[.BO70]" office:value-type="float" office:value="0.0326649210295687" calcext:value-type="float">
            <text:p>0.0326649210295687</text:p>
          </table:table-cell>
          <table:table-cell table:formula="of:=[.BN70]/[.BO70]" office:value-type="float" office:value="0.0320474108367627" calcext:value-type="float">
            <text:p>0.0320474108367627</text:p>
          </table:table-cell>
          <table:table-cell/>
          <table:table-cell office:value-type="float" office:value="1088" calcext:value-type="float">
            <text:p>1088</text:p>
          </table:table-cell>
          <table:table-cell office:value-type="float" office:value="9772728" calcext:value-type="float">
            <text:p>9772728</text:p>
          </table:table-cell>
          <table:table-cell office:value-type="float" office:value="14520018" calcext:value-type="float">
            <text:p>14520018</text:p>
          </table:table-cell>
          <table:table-cell office:value-type="float" office:value="10325121" calcext:value-type="float">
            <text:p>10325121</text:p>
          </table:table-cell>
          <table:table-cell table:formula="of:=[.BU70]^3" office:value-type="float" office:value="1287913472" calcext:value-type="float">
            <text:p>1287913472</text:p>
          </table:table-cell>
          <table:table-cell table:formula="of:=[.BU70]^2" office:value-type="float" office:value="1183744" calcext:value-type="float">
            <text:p>1183744</text:p>
          </table:table-cell>
          <table:table-cell table:formula="of:=[.BV70]/[.BY70]" office:value-type="float" office:value="0.00758803150402949" calcext:value-type="float">
            <text:p>0.00758803150402949</text:p>
          </table:table-cell>
          <table:table-cell table:formula="of:=[.BW70]/[.BY70]" office:value-type="float" office:value="0.0112740632935937" calcext:value-type="float">
            <text:p>0.0112740632935937</text:p>
          </table:table-cell>
          <table:table-cell table:formula="of:=[.BX70]/[.BY70]" office:value-type="float" office:value="0.00801693687074034" calcext:value-type="float">
            <text:p>0.00801693687074034</text:p>
          </table:table-cell>
          <table:table-cell/>
          <table:table-cell office:value-type="float" office:value="2144" calcext:value-type="float">
            <text:p>2144</text:p>
          </table:table-cell>
          <table:table-cell office:value-type="float" office:value="32104803" calcext:value-type="float">
            <text:p>32104803</text:p>
          </table:table-cell>
          <table:table-cell office:value-type="float" office:value="32715408" calcext:value-type="float">
            <text:p>32715408</text:p>
          </table:table-cell>
          <table:table-cell office:value-type="float" office:value="32720208" calcext:value-type="float">
            <text:p>32720208</text:p>
          </table:table-cell>
          <table:table-cell table:formula="of:=[.CE70]^3" office:value-type="float" office:value="9855401984" calcext:value-type="float">
            <text:p>9855401984</text:p>
          </table:table-cell>
          <table:table-cell table:formula="of:=[.CE70]^2" office:value-type="float" office:value="4596736" calcext:value-type="float">
            <text:p>4596736</text:p>
          </table:table-cell>
          <table:table-cell table:formula="of:=[.CF70]/[.CI70]" office:value-type="float" office:value="0.00325758432300594" calcext:value-type="float">
            <text:p>0.00325758432300594</text:p>
          </table:table-cell>
          <table:table-cell table:formula="of:=[.CG70]/[.CI70]" office:value-type="float" office:value="0.00331954069992403" calcext:value-type="float">
            <text:p>0.00331954069992403</text:p>
          </table:table-cell>
          <table:table-cell table:formula="of:=[.CH70]/[.CI70]" office:value-type="float" office:value="0.0033200277424625" calcext:value-type="float">
            <text:p>0.0033200277424625</text:p>
          </table:table-cell>
          <table:table-cell/>
          <table:table-cell office:value-type="float" office:value="4288" calcext:value-type="float">
            <text:p>4288</text:p>
          </table:table-cell>
          <table:table-cell office:value-type="float" office:value="131799639" calcext:value-type="float">
            <text:p>131799639</text:p>
          </table:table-cell>
          <table:table-cell office:value-type="float" office:value="129657777" calcext:value-type="float">
            <text:p>129657777</text:p>
          </table:table-cell>
          <table:table-cell office:value-type="float" office:value="137248887" calcext:value-type="float">
            <text:p>137248887</text:p>
          </table:table-cell>
          <table:table-cell table:formula="of:=[.CO70]^3" office:value-type="float" office:value="78843215872" calcext:value-type="float">
            <text:p>78843215872</text:p>
          </table:table-cell>
          <table:table-cell table:formula="of:=[.CO70]^2" office:value-type="float" office:value="18386944" calcext:value-type="float">
            <text:p>18386944</text:p>
          </table:table-cell>
          <table:table-cell table:formula="of:=[.CP70]/[.CS70]" office:value-type="float" office:value="0.00167166746742007" calcext:value-type="float">
            <text:p>0.00167166746742007</text:p>
          </table:table-cell>
          <table:table-cell table:formula="of:=[.CQ70]/[.CS70]" office:value-type="float" office:value="0.00164450137612976" calcext:value-type="float">
            <text:p>0.00164450137612976</text:p>
          </table:table-cell>
          <table:table-cell table:formula="of:=[.CR70]/[.CS70]" office:value-type="float" office:value="0.00174078245644901" calcext:value-type="float">
            <text:p>0.00174078245644901</text:p>
          </table:table-cell>
          <table:table-cell table:number-columns-repeated="3"/>
          <table:table-cell office:value-type="float" office:value="1984" calcext:value-type="float">
            <text:p>1984</text:p>
          </table:table-cell>
          <table:table-cell table:formula="of:=[.DA70]^2" office:value-type="float" office:value="3936256" calcext:value-type="float">
            <text:p>3936256</text:p>
          </table:table-cell>
          <table:table-cell office:value-type="float" office:value="34921122" calcext:value-type="float">
            <text:p>34921122</text:p>
          </table:table-cell>
          <table:table-cell office:value-type="float" office:value="34993170" calcext:value-type="float">
            <text:p>34993170</text:p>
          </table:table-cell>
          <table:table-cell office:value-type="float" office:value="23055630" calcext:value-type="float">
            <text:p>23055630</text:p>
          </table:table-cell>
          <table:table-cell office:value-type="float" office:value="20133135" calcext:value-type="float">
            <text:p>20133135</text:p>
          </table:table-cell>
          <table:table-cell office:value-type="float" office:value="17713368" calcext:value-type="float">
            <text:p>17713368</text:p>
          </table:table-cell>
          <table:table-cell office:value-type="float" office:value="17823237" calcext:value-type="float">
            <text:p>17823237</text:p>
          </table:table-cell>
          <table:table-cell office:value-type="float" office:value="15391380" calcext:value-type="float">
            <text:p>15391380</text:p>
          </table:table-cell>
          <table:table-cell office:value-type="float" office:value="15125673" calcext:value-type="float">
            <text:p>15125673</text:p>
          </table:table-cell>
          <table:table-cell office:value-type="float" office:value="18643986" calcext:value-type="float">
            <text:p>18643986</text:p>
          </table:table-cell>
          <table:table-cell office:value-type="float" office:value="18690735" calcext:value-type="float">
            <text:p>18690735</text:p>
          </table:table-cell>
          <table:table-cell office:value-type="float" office:value="20418939" calcext:value-type="float">
            <text:p>20418939</text:p>
          </table:table-cell>
          <table:table-cell office:value-type="float" office:value="20506959" calcext:value-type="float">
            <text:p>205069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108864" calcext:value-type="float">
            <text:p>67108864</text:p>
          </table:table-cell>
          <table:table-cell table:style-name="ce2" office:value-type="float" office:value="36670000000" calcext:value-type="float">
            <text:p>3.67E+10</text:p>
          </table:table-cell>
          <table:table-cell table:style-name="ce2" office:value-type="float" office:value="18340000000" calcext:value-type="float">
            <text:p>1.83E+10</text:p>
          </table:table-cell>
          <table:table-cell table:number-columns-repeated="11"/>
          <table:table-cell office:value-type="float" office:value="968" calcext:value-type="float">
            <text:p>968</text:p>
          </table:table-cell>
          <table:table-cell office:value-type="float" office:value="1558375402" calcext:value-type="float">
            <text:p>1558375402</text:p>
          </table:table-cell>
          <table:table-cell office:value-type="float" office:value="801225448" calcext:value-type="float">
            <text:p>801225448</text:p>
          </table:table-cell>
          <table:table-cell office:value-type="float" office:value="1670981252" calcext:value-type="float">
            <text:p>1670981252</text:p>
          </table:table-cell>
          <table:table-cell table:formula="of:=[.P71]^3" office:value-type="float" office:value="907039232" calcext:value-type="float">
            <text:p>907039232</text:p>
          </table:table-cell>
          <table:table-cell table:formula="of:=[.Q71]/[.T71]" office:value-type="float" office:value="1.7180904055978" calcext:value-type="float">
            <text:p>1.7180904055978</text:p>
          </table:table-cell>
          <table:table-cell table:formula="of:=[.R71]/[.T71]" office:value-type="float" office:value="0.883341557600896" calcext:value-type="float">
            <text:p>0.883341557600896</text:p>
          </table:table-cell>
          <table:table-cell table:formula="of:=[.S71]/[.T71]" office:value-type="float" office:value="1.8422370202395" calcext:value-type="float">
            <text:p>1.8422370202395</text:p>
          </table:table-cell>
          <table:table-cell table:formula="of:=[.P71]^2" office:value-type="float" office:value="937024" calcext:value-type="float">
            <text:p>937024</text:p>
          </table:table-cell>
          <table:table-cell table:number-columns-repeated="38"/>
          <table:table-cell office:value-type="float" office:value="1096" calcext:value-type="float">
            <text:p>1096</text:p>
          </table:table-cell>
          <table:table-cell office:value-type="float" office:value="47704269" calcext:value-type="float">
            <text:p>47704269</text:p>
          </table:table-cell>
          <table:table-cell office:value-type="float" office:value="46810785" calcext:value-type="float">
            <text:p>46810785</text:p>
          </table:table-cell>
          <table:table-cell office:value-type="float" office:value="46077957" calcext:value-type="float">
            <text:p>46077957</text:p>
          </table:table-cell>
          <table:table-cell table:formula="of:=[.BK71]^3" office:value-type="float" office:value="1316532736" calcext:value-type="float">
            <text:p>1316532736</text:p>
          </table:table-cell>
          <table:table-cell table:formula="of:=[.BK71]^2" office:value-type="float" office:value="1201216" calcext:value-type="float">
            <text:p>1201216</text:p>
          </table:table-cell>
          <table:table-cell table:formula="of:=[.BL71]/[.BO71]" office:value-type="float" office:value="0.0362347761628314" calcext:value-type="float">
            <text:p>0.0362347761628314</text:p>
          </table:table-cell>
          <table:table-cell table:formula="of:=[.BM71]/[.BO71]" office:value-type="float" office:value="0.0355561116863865" calcext:value-type="float">
            <text:p>0.0355561116863865</text:p>
          </table:table-cell>
          <table:table-cell table:formula="of:=[.BN71]/[.BO71]" office:value-type="float" office:value="0.0349994768379235" calcext:value-type="float">
            <text:p>0.0349994768379235</text:p>
          </table:table-cell>
          <table:table-cell/>
          <table:table-cell office:value-type="float" office:value="1104" calcext:value-type="float">
            <text:p>1104</text:p>
          </table:table-cell>
          <table:table-cell office:value-type="float" office:value="10358781" calcext:value-type="float">
            <text:p>10358781</text:p>
          </table:table-cell>
          <table:table-cell office:value-type="float" office:value="14722902" calcext:value-type="float">
            <text:p>14722902</text:p>
          </table:table-cell>
          <table:table-cell office:value-type="float" office:value="10452600" calcext:value-type="float">
            <text:p>10452600</text:p>
          </table:table-cell>
          <table:table-cell table:formula="of:=[.BU71]^3" office:value-type="float" office:value="1345572864" calcext:value-type="float">
            <text:p>1345572864</text:p>
          </table:table-cell>
          <table:table-cell table:formula="of:=[.BU71]^2" office:value-type="float" office:value="1218816" calcext:value-type="float">
            <text:p>1218816</text:p>
          </table:table-cell>
          <table:table-cell table:formula="of:=[.BV71]/[.BY71]" office:value-type="float" office:value="0.00769841699185753" calcext:value-type="float">
            <text:p>0.00769841699185753</text:p>
          </table:table-cell>
          <table:table-cell table:formula="of:=[.BW71]/[.BY71]" office:value-type="float" office:value="0.0109417352221514" calcext:value-type="float">
            <text:p>0.0109417352221514</text:p>
          </table:table-cell>
          <table:table-cell table:formula="of:=[.BX71]/[.BY71]" office:value-type="float" office:value="0.00776814119818635" calcext:value-type="float">
            <text:p>0.00776814119818635</text:p>
          </table:table-cell>
          <table:table-cell/>
          <table:table-cell office:value-type="float" office:value="2176" calcext:value-type="float">
            <text:p>2176</text:p>
          </table:table-cell>
          <table:table-cell office:value-type="float" office:value="33038229" calcext:value-type="float">
            <text:p>33038229</text:p>
          </table:table-cell>
          <table:table-cell office:value-type="float" office:value="33338958" calcext:value-type="float">
            <text:p>33338958</text:p>
          </table:table-cell>
          <table:table-cell office:value-type="float" office:value="33395094" calcext:value-type="float">
            <text:p>33395094</text:p>
          </table:table-cell>
          <table:table-cell table:formula="of:=[.CE71]^3" office:value-type="float" office:value="10303307776" calcext:value-type="float">
            <text:p>10303307776</text:p>
          </table:table-cell>
          <table:table-cell table:formula="of:=[.CE71]^2" office:value-type="float" office:value="4734976" calcext:value-type="float">
            <text:p>4734976</text:p>
          </table:table-cell>
          <table:table-cell table:formula="of:=[.CF71]/[.CI71]" office:value-type="float" office:value="0.00320656528158438" calcext:value-type="float">
            <text:p>0.00320656528158438</text:p>
          </table:table-cell>
          <table:table-cell table:formula="of:=[.CG71]/[.CI71]" office:value-type="float" office:value="0.00323575289846801" calcext:value-type="float">
            <text:p>0.00323575289846801</text:p>
          </table:table-cell>
          <table:table-cell table:formula="of:=[.CH71]/[.CI71]" office:value-type="float" office:value="0.00324120124585513" calcext:value-type="float">
            <text:p>0.00324120124585513</text:p>
          </table:table-cell>
          <table:table-cell/>
          <table:table-cell office:value-type="float" office:value="4352" calcext:value-type="float">
            <text:p>4352</text:p>
          </table:table-cell>
          <table:table-cell office:value-type="float" office:value="136283097" calcext:value-type="float">
            <text:p>136283097</text:p>
          </table:table-cell>
          <table:table-cell office:value-type="float" office:value="136052454" calcext:value-type="float">
            <text:p>136052454</text:p>
          </table:table-cell>
          <table:table-cell office:value-type="float" office:value="137916384" calcext:value-type="float">
            <text:p>137916384</text:p>
          </table:table-cell>
          <table:table-cell table:formula="of:=[.CO71]^3" office:value-type="float" office:value="82426462208" calcext:value-type="float">
            <text:p>82426462208</text:p>
          </table:table-cell>
          <table:table-cell table:formula="of:=[.CO71]^2" office:value-type="float" office:value="18939904" calcext:value-type="float">
            <text:p>18939904</text:p>
          </table:table-cell>
          <table:table-cell table:formula="of:=[.CP71]/[.CS71]" office:value-type="float" office:value="0.00165339010494099" calcext:value-type="float">
            <text:p>0.00165339010494099</text:p>
          </table:table-cell>
          <table:table-cell table:formula="of:=[.CQ71]/[.CS71]" office:value-type="float" office:value="0.00165059193801958" calcext:value-type="float">
            <text:p>0.00165059193801958</text:p>
          </table:table-cell>
          <table:table-cell table:formula="of:=[.CR71]/[.CS71]" office:value-type="float" office:value="0.00167320518563533" calcext:value-type="float">
            <text:p>0.00167320518563533</text:p>
          </table:table-cell>
          <table:table-cell table:number-columns-repeated="17"/>
        </table:table-row>
        <table:table-row table:style-name="ro1">
          <table:table-cell table:number-columns-repeated="15"/>
          <table:table-cell office:value-type="float" office:value="1031" calcext:value-type="float">
            <text:p>1031</text:p>
          </table:table-cell>
          <table:table-cell office:value-type="float" office:value="1944114324" calcext:value-type="float">
            <text:p>1944114324</text:p>
          </table:table-cell>
          <table:table-cell office:value-type="float" office:value="972673696" calcext:value-type="float">
            <text:p>972673696</text:p>
          </table:table-cell>
          <table:table-cell office:value-type="float" office:value="2018734132" calcext:value-type="float">
            <text:p>2018734132</text:p>
          </table:table-cell>
          <table:table-cell table:formula="of:=[.P72]^3" office:value-type="float" office:value="1095912791" calcext:value-type="float">
            <text:p>1095912791</text:p>
          </table:table-cell>
          <table:table-cell table:formula="of:=[.Q72]/[.T72]" office:value-type="float" office:value="1.77396809305057" calcext:value-type="float">
            <text:p>1.77396809305057</text:p>
          </table:table-cell>
          <table:table-cell table:formula="of:=[.R72]/[.T72]" office:value-type="float" office:value="0.887546622311483" calcext:value-type="float">
            <text:p>0.887546622311483</text:p>
          </table:table-cell>
          <table:table-cell table:formula="of:=[.S72]/[.T72]" office:value-type="float" office:value="1.84205727734772" calcext:value-type="float">
            <text:p>1.84205727734772</text:p>
          </table:table-cell>
          <table:table-cell table:formula="of:=[.P72]^2" office:value-type="float" office:value="1062961" calcext:value-type="float">
            <text:p>1062961</text:p>
          </table:table-cell>
          <table:table-cell table:number-columns-repeated="38"/>
          <table:table-cell office:value-type="float" office:value="1112" calcext:value-type="float">
            <text:p>1112</text:p>
          </table:table-cell>
          <table:table-cell office:value-type="float" office:value="48175929" calcext:value-type="float">
            <text:p>48175929</text:p>
          </table:table-cell>
          <table:table-cell office:value-type="float" office:value="47490204" calcext:value-type="float">
            <text:p>47490204</text:p>
          </table:table-cell>
          <table:table-cell office:value-type="float" office:value="46572303" calcext:value-type="float">
            <text:p>46572303</text:p>
          </table:table-cell>
          <table:table-cell table:formula="of:=[.BK72]^3" office:value-type="float" office:value="1375036928" calcext:value-type="float">
            <text:p>1375036928</text:p>
          </table:table-cell>
          <table:table-cell table:formula="of:=[.BK72]^2" office:value-type="float" office:value="1236544" calcext:value-type="float">
            <text:p>1236544</text:p>
          </table:table-cell>
          <table:table-cell table:formula="of:=[.BL72]/[.BO72]" office:value-type="float" office:value="0.0350360983177901" calcext:value-type="float">
            <text:p>0.0350360983177901</text:p>
          </table:table-cell>
          <table:table-cell table:formula="of:=[.BM72]/[.BO72]" office:value-type="float" office:value="0.0345374026202153" calcext:value-type="float">
            <text:p>0.0345374026202153</text:p>
          </table:table-cell>
          <table:table-cell table:formula="of:=[.BN72]/[.BO72]" office:value-type="float" office:value="0.0338698561846915" calcext:value-type="float">
            <text:p>0.0338698561846915</text:p>
          </table:table-cell>
          <table:table-cell/>
          <table:table-cell office:value-type="float" office:value="1120" calcext:value-type="float">
            <text:p>1120</text:p>
          </table:table-cell>
          <table:table-cell office:value-type="float" office:value="10256337" calcext:value-type="float">
            <text:p>10256337</text:p>
          </table:table-cell>
          <table:table-cell office:value-type="float" office:value="14960733" calcext:value-type="float">
            <text:p>14960733</text:p>
          </table:table-cell>
          <table:table-cell office:value-type="float" office:value="10639563" calcext:value-type="float">
            <text:p>10639563</text:p>
          </table:table-cell>
          <table:table-cell table:formula="of:=[.BU72]^3" office:value-type="float" office:value="1404928000" calcext:value-type="float">
            <text:p>1404928000</text:p>
          </table:table-cell>
          <table:table-cell table:formula="of:=[.BU72]^2" office:value-type="float" office:value="1254400" calcext:value-type="float">
            <text:p>1254400</text:p>
          </table:table-cell>
          <table:table-cell table:formula="of:=[.BV72]/[.BY72]" office:value-type="float" office:value="0.00730025809151786" calcext:value-type="float">
            <text:p>0.00730025809151786</text:p>
          </table:table-cell>
          <table:table-cell table:formula="of:=[.BW72]/[.BY72]" office:value-type="float" office:value="0.0106487542422103" calcext:value-type="float">
            <text:p>0.0106487542422103</text:p>
          </table:table-cell>
          <table:table-cell table:formula="of:=[.BX72]/[.BY72]" office:value-type="float" office:value="0.0075730307887664" calcext:value-type="float">
            <text:p>0.0075730307887664</text:p>
          </table:table-cell>
          <table:table-cell/>
          <table:table-cell office:value-type="float" office:value="2208" calcext:value-type="float">
            <text:p>2208</text:p>
          </table:table-cell>
          <table:table-cell office:value-type="float" office:value="33050901" calcext:value-type="float">
            <text:p>33050901</text:p>
          </table:table-cell>
          <table:table-cell office:value-type="float" office:value="33143097" calcext:value-type="float">
            <text:p>33143097</text:p>
          </table:table-cell>
          <table:table-cell office:value-type="float" office:value="33266124" calcext:value-type="float">
            <text:p>33266124</text:p>
          </table:table-cell>
          <table:table-cell table:formula="of:=[.CE72]^3" office:value-type="float" office:value="10764582912" calcext:value-type="float">
            <text:p>10764582912</text:p>
          </table:table-cell>
          <table:table-cell table:formula="of:=[.CE72]^2" office:value-type="float" office:value="4875264" calcext:value-type="float">
            <text:p>4875264</text:p>
          </table:table-cell>
          <table:table-cell table:formula="of:=[.CF72]/[.CI72]" office:value-type="float" office:value="0.00307033735261177" calcext:value-type="float">
            <text:p>0.00307033735261177</text:p>
          </table:table-cell>
          <table:table-cell table:formula="of:=[.CG72]/[.CI72]" office:value-type="float" office:value="0.00307890210618873" calcext:value-type="float">
            <text:p>0.00307890210618873</text:p>
          </table:table-cell>
          <table:table-cell table:formula="of:=[.CH72]/[.CI72]" office:value-type="float" office:value="0.00309033097445104" calcext:value-type="float">
            <text:p>0.00309033097445104</text:p>
          </table:table-cell>
          <table:table-cell/>
          <table:table-cell office:value-type="float" office:value="4416" calcext:value-type="float">
            <text:p>4416</text:p>
          </table:table-cell>
          <table:table-cell office:value-type="float" office:value="133875294" calcext:value-type="float">
            <text:p>133875294</text:p>
          </table:table-cell>
          <table:table-cell office:value-type="float" office:value="133999422" calcext:value-type="float">
            <text:p>133999422</text:p>
          </table:table-cell>
          <table:table-cell office:value-type="float" office:value="136297902" calcext:value-type="float">
            <text:p>136297902</text:p>
          </table:table-cell>
          <table:table-cell table:formula="of:=[.CO72]^3" office:value-type="float" office:value="86116663296" calcext:value-type="float">
            <text:p>86116663296</text:p>
          </table:table-cell>
          <table:table-cell table:formula="of:=[.CO72]^2" office:value-type="float" office:value="19501056" calcext:value-type="float">
            <text:p>19501056</text:p>
          </table:table-cell>
          <table:table-cell table:formula="of:=[.CP72]/[.CS72]" office:value-type="float" office:value="0.00155458059887718" calcext:value-type="float">
            <text:p>0.00155458059887718</text:p>
          </table:table-cell>
          <table:table-cell table:formula="of:=[.CQ72]/[.CS72]" office:value-type="float" office:value="0.00155602199239208" calcext:value-type="float">
            <text:p>0.00155602199239208</text:p>
          </table:table-cell>
          <table:table-cell table:formula="of:=[.CR72]/[.CS72]" office:value-type="float" office:value="0.00158271229728812" calcext:value-type="float">
            <text:p>0.00158271229728812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style-name="ce2" office:value-type="float" office:value="131100000000" calcext:value-type="float">
            <text:p>1.31E+11</text:p>
          </table:table-cell>
          <table:table-cell table:style-name="ce2" office:value-type="float" office:value="32780000000" calcext:value-type="float">
            <text:p>3.28E+10</text:p>
          </table:table-cell>
          <table:table-cell table:number-columns-repeated="11"/>
          <table:table-cell office:value-type="float" office:value="1096" calcext:value-type="float">
            <text:p>1096</text:p>
          </table:table-cell>
          <table:table-cell office:value-type="float" office:value="2546728758" calcext:value-type="float">
            <text:p>2546728758</text:p>
          </table:table-cell>
          <table:table-cell office:value-type="float" office:value="1178517212" calcext:value-type="float">
            <text:p>1178517212</text:p>
          </table:table-cell>
          <table:table-cell office:value-type="float" office:value="2464127128" calcext:value-type="float">
            <text:p>2464127128</text:p>
          </table:table-cell>
          <table:table-cell table:formula="of:=[.P73]^3" office:value-type="float" office:value="1316532736" calcext:value-type="float">
            <text:p>1316532736</text:p>
          </table:table-cell>
          <table:table-cell table:formula="of:=[.Q73]/[.T73]" office:value-type="float" office:value="1.93442114150362" calcext:value-type="float">
            <text:p>1.93442114150362</text:p>
          </table:table-cell>
          <table:table-cell table:formula="of:=[.R73]/[.T73]" office:value-type="float" office:value="0.895167419520968" calcext:value-type="float">
            <text:p>0.895167419520968</text:p>
          </table:table-cell>
          <table:table-cell table:formula="of:=[.S73]/[.T73]" office:value-type="float" office:value="1.8716793442499" calcext:value-type="float">
            <text:p>1.8716793442499</text:p>
          </table:table-cell>
          <table:table-cell table:formula="of:=[.P73]^2" office:value-type="float" office:value="1201216" calcext:value-type="float">
            <text:p>1201216</text:p>
          </table:table-cell>
          <table:table-cell table:number-columns-repeated="38"/>
          <table:table-cell office:value-type="float" office:value="1128" calcext:value-type="float">
            <text:p>1128</text:p>
          </table:table-cell>
          <table:table-cell office:value-type="float" office:value="49058529" calcext:value-type="float">
            <text:p>49058529</text:p>
          </table:table-cell>
          <table:table-cell office:value-type="float" office:value="48205851" calcext:value-type="float">
            <text:p>48205851</text:p>
          </table:table-cell>
          <table:table-cell office:value-type="float" office:value="47254686" calcext:value-type="float">
            <text:p>47254686</text:p>
          </table:table-cell>
          <table:table-cell table:formula="of:=[.BK73]^3" office:value-type="float" office:value="1435249152" calcext:value-type="float">
            <text:p>1435249152</text:p>
          </table:table-cell>
          <table:table-cell table:formula="of:=[.BK73]^2" office:value-type="float" office:value="1272384" calcext:value-type="float">
            <text:p>1272384</text:p>
          </table:table-cell>
          <table:table-cell table:formula="of:=[.BL73]/[.BO73]" office:value-type="float" office:value="0.0341811935102958" calcext:value-type="float">
            <text:p>0.0341811935102958</text:p>
          </table:table-cell>
          <table:table-cell table:formula="of:=[.BM73]/[.BO73]" office:value-type="float" office:value="0.03358709596367" calcext:value-type="float">
            <text:p>0.03358709596367</text:p>
          </table:table-cell>
          <table:table-cell table:formula="of:=[.BN73]/[.BO73]" office:value-type="float" office:value="0.0329243782754731" calcext:value-type="float">
            <text:p>0.0329243782754731</text:p>
          </table:table-cell>
          <table:table-cell/>
          <table:table-cell office:value-type="float" office:value="1136" calcext:value-type="float">
            <text:p>1136</text:p>
          </table:table-cell>
          <table:table-cell office:value-type="float" office:value="10206102" calcext:value-type="float">
            <text:p>10206102</text:p>
          </table:table-cell>
          <table:table-cell office:value-type="float" office:value="15161967" calcext:value-type="float">
            <text:p>15161967</text:p>
          </table:table-cell>
          <table:table-cell office:value-type="float" office:value="10751637" calcext:value-type="float">
            <text:p>10751637</text:p>
          </table:table-cell>
          <table:table-cell table:formula="of:=[.BU73]^3" office:value-type="float" office:value="1466003456" calcext:value-type="float">
            <text:p>1466003456</text:p>
          </table:table-cell>
          <table:table-cell table:formula="of:=[.BU73]^2" office:value-type="float" office:value="1290496" calcext:value-type="float">
            <text:p>1290496</text:p>
          </table:table-cell>
          <table:table-cell table:formula="of:=[.BV73]/[.BY73]" office:value-type="float" office:value="0.00696185398351476" calcext:value-type="float">
            <text:p>0.00696185398351476</text:p>
          </table:table-cell>
          <table:table-cell table:formula="of:=[.BW73]/[.BY73]" office:value-type="float" office:value="0.0103423814848087" calcext:value-type="float">
            <text:p>0.0103423814848087</text:p>
          </table:table-cell>
          <table:table-cell table:formula="of:=[.BX73]/[.BY73]" office:value-type="float" office:value="0.00733397793572459" calcext:value-type="float">
            <text:p>0.00733397793572459</text:p>
          </table:table-cell>
          <table:table-cell/>
          <table:table-cell office:value-type="float" office:value="2240" calcext:value-type="float">
            <text:p>2240</text:p>
          </table:table-cell>
          <table:table-cell office:value-type="float" office:value="33931089" calcext:value-type="float">
            <text:p>33931089</text:p>
          </table:table-cell>
          <table:table-cell office:value-type="float" office:value="34652481" calcext:value-type="float">
            <text:p>34652481</text:p>
          </table:table-cell>
          <table:table-cell office:value-type="float" office:value="33669495" calcext:value-type="float">
            <text:p>33669495</text:p>
          </table:table-cell>
          <table:table-cell table:formula="of:=[.CE73]^3" office:value-type="float" office:value="11239424000" calcext:value-type="float">
            <text:p>11239424000</text:p>
          </table:table-cell>
          <table:table-cell table:formula="of:=[.CE73]^2" office:value-type="float" office:value="5017600" calcext:value-type="float">
            <text:p>5017600</text:p>
          </table:table-cell>
          <table:table-cell table:formula="of:=[.CF73]/[.CI73]" office:value-type="float" office:value="0.00301893486712486" calcext:value-type="float">
            <text:p>0.00301893486712486</text:p>
          </table:table-cell>
          <table:table-cell table:formula="of:=[.CG73]/[.CI73]" office:value-type="float" office:value="0.00308311893919119" calcext:value-type="float">
            <text:p>0.00308311893919119</text:p>
          </table:table-cell>
          <table:table-cell table:formula="of:=[.CH73]/[.CI73]" office:value-type="float" office:value="0.00299566018685655" calcext:value-type="float">
            <text:p>0.00299566018685655</text:p>
          </table:table-cell>
          <table:table-cell/>
          <table:table-cell office:value-type="float" office:value="4480" calcext:value-type="float">
            <text:p>4480</text:p>
          </table:table-cell>
          <table:table-cell office:value-type="float" office:value="143986953" calcext:value-type="float">
            <text:p>143986953</text:p>
          </table:table-cell>
          <table:table-cell office:value-type="float" office:value="144143628" calcext:value-type="float">
            <text:p>144143628</text:p>
          </table:table-cell>
          <table:table-cell office:value-type="float" office:value="145123212" calcext:value-type="float">
            <text:p>145123212</text:p>
          </table:table-cell>
          <table:table-cell table:formula="of:=[.CO73]^3" office:value-type="float" office:value="89915392000" calcext:value-type="float">
            <text:p>89915392000</text:p>
          </table:table-cell>
          <table:table-cell table:formula="of:=[.CO73]^2" office:value-type="float" office:value="20070400" calcext:value-type="float">
            <text:p>20070400</text:p>
          </table:table-cell>
          <table:table-cell table:formula="of:=[.CP73]/[.CS73]" office:value-type="float" office:value="0.00160136045450372" calcext:value-type="float">
            <text:p>0.00160136045450372</text:p>
          </table:table-cell>
          <table:table-cell table:formula="of:=[.CQ73]/[.CS73]" office:value-type="float" office:value="0.00160310292591506" calcext:value-type="float">
            <text:p>0.00160310292591506</text:p>
          </table:table-cell>
          <table:table-cell table:formula="of:=[.CR73]/[.CS73]" office:value-type="float" office:value="0.0016139974343881" calcext:value-type="float">
            <text:p>0.0016139974343881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table:style-name="ce2" office:value-type="float" office:value="133000000000" calcext:value-type="float">
            <text:p>1.33E+11</text:p>
          </table:table-cell>
          <table:table-cell table:style-name="ce2" office:value-type="float" office:value="33250000000" calcext:value-type="float">
            <text:p>3.33E+10</text:p>
          </table:table-cell>
          <table:table-cell table:number-columns-repeated="11"/>
          <table:table-cell office:value-type="float" office:value="1163" calcext:value-type="float">
            <text:p>1163</text:p>
          </table:table-cell>
          <table:table-cell office:value-type="float" office:value="2966622104" calcext:value-type="float">
            <text:p>2966622104</text:p>
          </table:table-cell>
          <table:table-cell office:value-type="float" office:value="1458165448" calcext:value-type="float">
            <text:p>1458165448</text:p>
          </table:table-cell>
          <table:table-cell office:value-type="float" office:value="3161913015" calcext:value-type="float">
            <text:p>3161913015</text:p>
          </table:table-cell>
          <table:table-cell table:formula="of:=[.P74]^3" office:value-type="float" office:value="1573037747" calcext:value-type="float">
            <text:p>1573037747</text:p>
          </table:table-cell>
          <table:table-cell table:formula="of:=[.Q74]/[.T74]" office:value-type="float" office:value="1.88591920928646" calcext:value-type="float">
            <text:p>1.88591920928646</text:p>
          </table:table-cell>
          <table:table-cell table:formula="of:=[.R74]/[.T74]" office:value-type="float" office:value="0.926974226003745" calcext:value-type="float">
            <text:p>0.926974226003745</text:p>
          </table:table-cell>
          <table:table-cell table:formula="of:=[.S74]/[.T74]" office:value-type="float" office:value="2.01006811249775" calcext:value-type="float">
            <text:p>2.01006811249775</text:p>
          </table:table-cell>
          <table:table-cell table:formula="of:=[.P74]^2" office:value-type="float" office:value="1352569" calcext:value-type="float">
            <text:p>1352569</text:p>
          </table:table-cell>
          <table:table-cell table:number-columns-repeated="38"/>
          <table:table-cell office:value-type="float" office:value="1144" calcext:value-type="float">
            <text:p>1144</text:p>
          </table:table-cell>
          <table:table-cell office:value-type="float" office:value="49742529" calcext:value-type="float">
            <text:p>49742529</text:p>
          </table:table-cell>
          <table:table-cell office:value-type="float" office:value="47919843" calcext:value-type="float">
            <text:p>47919843</text:p>
          </table:table-cell>
          <table:table-cell office:value-type="float" office:value="48100008" calcext:value-type="float">
            <text:p>48100008</text:p>
          </table:table-cell>
          <table:table-cell table:formula="of:=[.BK74]^3" office:value-type="float" office:value="1497193984" calcext:value-type="float">
            <text:p>1497193984</text:p>
          </table:table-cell>
          <table:table-cell table:formula="of:=[.BK74]^2" office:value-type="float" office:value="1308736" calcext:value-type="float">
            <text:p>1308736</text:p>
          </table:table-cell>
          <table:table-cell table:formula="of:=[.BL74]/[.BO74]" office:value-type="float" office:value="0.03322383707895" calcext:value-type="float">
            <text:p>0.03322383707895</text:p>
          </table:table-cell>
          <table:table-cell table:formula="of:=[.BM74]/[.BO74]" office:value-type="float" office:value="0.0320064357138106" calcext:value-type="float">
            <text:p>0.0320064357138106</text:p>
          </table:table-cell>
          <table:table-cell table:formula="of:=[.BN74]/[.BO74]" office:value-type="float" office:value="0.0321267708219699" calcext:value-type="float">
            <text:p>0.0321267708219699</text:p>
          </table:table-cell>
          <table:table-cell/>
          <table:table-cell office:value-type="float" office:value="1152" calcext:value-type="float">
            <text:p>1152</text:p>
          </table:table-cell>
          <table:table-cell office:value-type="float" office:value="10571112" calcext:value-type="float">
            <text:p>10571112</text:p>
          </table:table-cell>
          <table:table-cell office:value-type="float" office:value="15379152" calcext:value-type="float">
            <text:p>15379152</text:p>
          </table:table-cell>
          <table:table-cell office:value-type="float" office:value="10967472" calcext:value-type="float">
            <text:p>10967472</text:p>
          </table:table-cell>
          <table:table-cell table:formula="of:=[.BU74]^3" office:value-type="float" office:value="1528823808" calcext:value-type="float">
            <text:p>1528823808</text:p>
          </table:table-cell>
          <table:table-cell table:formula="of:=[.BU74]^2" office:value-type="float" office:value="1327104" calcext:value-type="float">
            <text:p>1327104</text:p>
          </table:table-cell>
          <table:table-cell table:formula="of:=[.BV74]/[.BY74]" office:value-type="float" office:value="0.00691453910168306" calcext:value-type="float">
            <text:p>0.00691453910168306</text:p>
          </table:table-cell>
          <table:table-cell table:formula="of:=[.BW74]/[.BY74]" office:value-type="float" office:value="0.0100594665778517" calcext:value-type="float">
            <text:p>0.0100594665778517</text:p>
          </table:table-cell>
          <table:table-cell table:formula="of:=[.BX74]/[.BY74]" office:value-type="float" office:value="0.00717379723066165" calcext:value-type="float">
            <text:p>0.00717379723066165</text:p>
          </table:table-cell>
          <table:table-cell table:number-columns-repeated="3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table:style-name="ce2" office:value-type="float" office:value="135400000000" calcext:value-type="float">
            <text:p>1.35E+11</text:p>
          </table:table-cell>
          <table:table-cell table:style-name="ce2" office:value-type="float" office:value="33850000000" calcext:value-type="float">
            <text:p>3.39E+10</text:p>
          </table:table-cell>
          <table:table-cell table:number-columns-repeated="11"/>
          <table:table-cell office:value-type="float" office:value="1232" calcext:value-type="float">
            <text:p>1232</text:p>
          </table:table-cell>
          <table:table-cell office:value-type="float" office:value="3741705552" calcext:value-type="float">
            <text:p>3741705552</text:p>
          </table:table-cell>
          <table:table-cell office:value-type="float" office:value="1867674300" calcext:value-type="float">
            <text:p>1867674300</text:p>
          </table:table-cell>
          <table:table-cell office:value-type="float" office:value="6106367684" calcext:value-type="float">
            <text:p>6106367684</text:p>
          </table:table-cell>
          <table:table-cell table:formula="of:=[.P75]^3" office:value-type="float" office:value="1869959168" calcext:value-type="float">
            <text:p>1869959168</text:p>
          </table:table-cell>
          <table:table-cell table:formula="of:=[.Q75]/[.T75]" office:value-type="float" office:value="2.0009557513504" calcext:value-type="float">
            <text:p>2.0009557513504</text:p>
          </table:table-cell>
          <table:table-cell table:formula="of:=[.R75]/[.T75]" office:value-type="float" office:value="0.99877811877441" calcext:value-type="float">
            <text:p>0.99877811877441</text:p>
          </table:table-cell>
          <table:table-cell table:formula="of:=[.S75]/[.T75]" office:value-type="float" office:value="3.26550856751114" calcext:value-type="float">
            <text:p>3.26550856751114</text:p>
          </table:table-cell>
          <table:table-cell table:formula="of:=[.P75]^2" office:value-type="float" office:value="1517824" calcext:value-type="float">
            <text:p>1517824</text:p>
          </table:table-cell>
          <table:table-cell table:number-columns-repeated="38"/>
          <table:table-cell office:value-type="float" office:value="1160" calcext:value-type="float">
            <text:p>1160</text:p>
          </table:table-cell>
          <table:table-cell office:value-type="float" office:value="55996041" calcext:value-type="float">
            <text:p>55996041</text:p>
          </table:table-cell>
          <table:table-cell office:value-type="float" office:value="54412653" calcext:value-type="float">
            <text:p>54412653</text:p>
          </table:table-cell>
          <table:table-cell office:value-type="float" office:value="54116421" calcext:value-type="float">
            <text:p>54116421</text:p>
          </table:table-cell>
          <table:table-cell table:formula="of:=[.BK75]^3" office:value-type="float" office:value="1560896000" calcext:value-type="float">
            <text:p>1560896000</text:p>
          </table:table-cell>
          <table:table-cell table:formula="of:=[.BK75]^2" office:value-type="float" office:value="1345600" calcext:value-type="float">
            <text:p>1345600</text:p>
          </table:table-cell>
          <table:table-cell table:formula="of:=[.BL75]/[.BO75]" office:value-type="float" office:value="0.0358742933545861" calcext:value-type="float">
            <text:p>0.0358742933545861</text:p>
          </table:table-cell>
          <table:table-cell table:formula="of:=[.BM75]/[.BO75]" office:value-type="float" office:value="0.0348598836821928" calcext:value-type="float">
            <text:p>0.0348598836821928</text:p>
          </table:table-cell>
          <table:table-cell table:formula="of:=[.BN75]/[.BO75]" office:value-type="float" office:value="0.0346701003782443" calcext:value-type="float">
            <text:p>0.0346701003782443</text:p>
          </table:table-cell>
          <table:table-cell/>
          <table:table-cell office:value-type="float" office:value="1168" calcext:value-type="float">
            <text:p>1168</text:p>
          </table:table-cell>
          <table:table-cell office:value-type="float" office:value="10505247" calcext:value-type="float">
            <text:p>10505247</text:p>
          </table:table-cell>
          <table:table-cell office:value-type="float" office:value="15598758" calcext:value-type="float">
            <text:p>15598758</text:p>
          </table:table-cell>
          <table:table-cell office:value-type="float" office:value="11085813" calcext:value-type="float">
            <text:p>11085813</text:p>
          </table:table-cell>
          <table:table-cell table:formula="of:=[.BU75]^3" office:value-type="float" office:value="1593413632" calcext:value-type="float">
            <text:p>1593413632</text:p>
          </table:table-cell>
          <table:table-cell table:formula="of:=[.BU75]^2" office:value-type="float" office:value="1364224" calcext:value-type="float">
            <text:p>1364224</text:p>
          </table:table-cell>
          <table:table-cell table:formula="of:=[.BV75]/[.BY75]" office:value-type="float" office:value="0.00659291899418117" calcext:value-type="float">
            <text:p>0.00659291899418117</text:p>
          </table:table-cell>
          <table:table-cell table:formula="of:=[.BW75]/[.BY75]" office:value-type="float" office:value="0.00978952212202487" calcext:value-type="float">
            <text:p>0.00978952212202487</text:p>
          </table:table-cell>
          <table:table-cell table:formula="of:=[.BX75]/[.BY75]" office:value-type="float" office:value="0.0069572725985063" calcext:value-type="float">
            <text:p>0.0069572725985063</text:p>
          </table:table-cell>
          <table:table-cell table:number-columns-repeated="3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table:style-name="ce2" office:value-type="float" office:value="126500000000" calcext:value-type="float">
            <text:p>1.27E+11</text:p>
          </table:table-cell>
          <table:table-cell table:style-name="ce2" office:value-type="float" office:value="31640000000" calcext:value-type="float">
            <text:p>3.16E+10</text:p>
          </table:table-cell>
          <table:table-cell table:number-columns-repeated="58"/>
          <table:table-cell office:value-type="float" office:value="1176" calcext:value-type="float">
            <text:p>1176</text:p>
          </table:table-cell>
          <table:table-cell office:value-type="float" office:value="56769084" calcext:value-type="float">
            <text:p>56769084</text:p>
          </table:table-cell>
          <table:table-cell office:value-type="float" office:value="54860721" calcext:value-type="float">
            <text:p>54860721</text:p>
          </table:table-cell>
          <table:table-cell office:value-type="float" office:value="54870018" calcext:value-type="float">
            <text:p>54870018</text:p>
          </table:table-cell>
          <table:table-cell table:formula="of:=[.BK76]^3" office:value-type="float" office:value="1626379776" calcext:value-type="float">
            <text:p>1626379776</text:p>
          </table:table-cell>
          <table:table-cell table:formula="of:=[.BK76]^2" office:value-type="float" office:value="1382976" calcext:value-type="float">
            <text:p>1382976</text:p>
          </table:table-cell>
          <table:table-cell table:formula="of:=[.BL76]/[.BO76]" office:value-type="float" office:value="0.0349051831790609" calcext:value-type="float">
            <text:p>0.0349051831790609</text:p>
          </table:table-cell>
          <table:table-cell table:formula="of:=[.BM76]/[.BO76]" office:value-type="float" office:value="0.033731802257728" calcext:value-type="float">
            <text:p>0.033731802257728</text:p>
          </table:table-cell>
          <table:table-cell table:formula="of:=[.BN76]/[.BO76]" office:value-type="float" office:value="0.033737518634762" calcext:value-type="float">
            <text:p>0.033737518634762</text:p>
          </table:table-cell>
          <table:table-cell/>
          <table:table-cell office:value-type="float" office:value="1184" calcext:value-type="float">
            <text:p>1184</text:p>
          </table:table-cell>
          <table:table-cell office:value-type="float" office:value="10646178" calcext:value-type="float">
            <text:p>10646178</text:p>
          </table:table-cell>
          <table:table-cell office:value-type="float" office:value="15813225" calcext:value-type="float">
            <text:p>15813225</text:p>
          </table:table-cell>
          <table:table-cell office:value-type="float" office:value="11272308" calcext:value-type="float">
            <text:p>11272308</text:p>
          </table:table-cell>
          <table:table-cell table:formula="of:=[.BU76]^3" office:value-type="float" office:value="1659797504" calcext:value-type="float">
            <text:p>1659797504</text:p>
          </table:table-cell>
          <table:table-cell table:formula="of:=[.BU76]^2" office:value-type="float" office:value="1401856" calcext:value-type="float">
            <text:p>1401856</text:p>
          </table:table-cell>
          <table:table-cell table:formula="of:=[.BV76]/[.BY76]" office:value-type="float" office:value="0.00641414267363545" calcext:value-type="float">
            <text:p>0.00641414267363545</text:p>
          </table:table-cell>
          <table:table-cell table:formula="of:=[.BW76]/[.BY76]" office:value-type="float" office:value="0.00952720133744701" calcext:value-type="float">
            <text:p>0.00952720133744701</text:p>
          </table:table-cell>
          <table:table-cell table:formula="of:=[.BX76]/[.BY76]" office:value-type="float" office:value="0.00679137543756663" calcext:value-type="float">
            <text:p>0.00679137543756663</text:p>
          </table:table-cell>
          <table:table-cell table:number-columns-repeated="3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table:style-name="ce2" office:value-type="float" office:value="139000000000" calcext:value-type="float">
            <text:p>1.39E+11</text:p>
          </table:table-cell>
          <table:table-cell table:style-name="ce2" office:value-type="float" office:value="34750000000" calcext:value-type="float">
            <text:p>3.48E+10</text:p>
          </table:table-cell>
          <table:table-cell table:number-columns-repeated="58"/>
          <table:table-cell office:value-type="float" office:value="1192" calcext:value-type="float">
            <text:p>1192</text:p>
          </table:table-cell>
          <table:table-cell office:value-type="float" office:value="57712785" calcext:value-type="float">
            <text:p>57712785</text:p>
          </table:table-cell>
          <table:table-cell office:value-type="float" office:value="56547987" calcext:value-type="float">
            <text:p>56547987</text:p>
          </table:table-cell>
          <table:table-cell office:value-type="float" office:value="55800309" calcext:value-type="float">
            <text:p>55800309</text:p>
          </table:table-cell>
          <table:table-cell table:formula="of:=[.BK77]^3" office:value-type="float" office:value="1693669888" calcext:value-type="float">
            <text:p>1693669888</text:p>
          </table:table-cell>
          <table:table-cell table:formula="of:=[.BK77]^2" office:value-type="float" office:value="1420864" calcext:value-type="float">
            <text:p>1420864</text:p>
          </table:table-cell>
          <table:table-cell table:formula="of:=[.BL77]/[.BO77]" office:value-type="float" office:value="0.0340755807308774" calcext:value-type="float">
            <text:p>0.0340755807308774</text:p>
          </table:table-cell>
          <table:table-cell table:formula="of:=[.BM77]/[.BO77]" office:value-type="float" office:value="0.0333878445856859" calcext:value-type="float">
            <text:p>0.0333878445856859</text:p>
          </table:table-cell>
          <table:table-cell table:formula="of:=[.BN77]/[.BO77]" office:value-type="float" office:value="0.0329463901999774" calcext:value-type="float">
            <text:p>0.032946390199977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0786845" calcext:value-type="float">
            <text:p>10786845</text:p>
          </table:table-cell>
          <table:table-cell office:value-type="float" office:value="16032981" calcext:value-type="float">
            <text:p>16032981</text:p>
          </table:table-cell>
          <table:table-cell office:value-type="float" office:value="11453781" calcext:value-type="float">
            <text:p>11453781</text:p>
          </table:table-cell>
          <table:table-cell table:formula="of:=[.BU77]^3" office:value-type="float" office:value="1728000000" calcext:value-type="float">
            <text:p>1728000000</text:p>
          </table:table-cell>
          <table:table-cell table:formula="of:=[.BU77]^2" office:value-type="float" office:value="1440000" calcext:value-type="float">
            <text:p>1440000</text:p>
          </table:table-cell>
          <table:table-cell table:formula="of:=[.BV77]/[.BY77]" office:value-type="float" office:value="0.00624238715277778" calcext:value-type="float">
            <text:p>0.00624238715277778</text:p>
          </table:table-cell>
          <table:table-cell table:formula="of:=[.BW77]/[.BY77]" office:value-type="float" office:value="0.00927834548611111" calcext:value-type="float">
            <text:p>0.00927834548611111</text:p>
          </table:table-cell>
          <table:table-cell table:formula="of:=[.BX77]/[.BY77]" office:value-type="float" office:value="0.00662834548611111" calcext:value-type="float">
            <text:p>0.00662834548611111</text:p>
          </table:table-cell>
          <table:table-cell table:number-columns-repeated="3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table:style-name="ce2" office:value-type="float" office:value="140000000000" calcext:value-type="float">
            <text:p>1.40E+11</text:p>
          </table:table-cell>
          <table:table-cell table:style-name="ce2" office:value-type="float" office:value="35010000000" calcext:value-type="float">
            <text:p>3.50E+10</text:p>
          </table:table-cell>
          <table:table-cell table:number-columns-repeated="58"/>
          <table:table-cell office:value-type="float" office:value="1208" calcext:value-type="float">
            <text:p>1208</text:p>
          </table:table-cell>
          <table:table-cell office:value-type="float" office:value="58321998" calcext:value-type="float">
            <text:p>58321998</text:p>
          </table:table-cell>
          <table:table-cell office:value-type="float" office:value="56657010" calcext:value-type="float">
            <text:p>56657010</text:p>
          </table:table-cell>
          <table:table-cell office:value-type="float" office:value="56378238" calcext:value-type="float">
            <text:p>56378238</text:p>
          </table:table-cell>
          <table:table-cell table:formula="of:=[.BK78]^3" office:value-type="float" office:value="1762790912" calcext:value-type="float">
            <text:p>1762790912</text:p>
          </table:table-cell>
          <table:table-cell table:formula="of:=[.BK78]^2" office:value-type="float" office:value="1459264" calcext:value-type="float">
            <text:p>1459264</text:p>
          </table:table-cell>
          <table:table-cell table:formula="of:=[.BL78]/[.BO78]" office:value-type="float" office:value="0.0330850344206903" calcext:value-type="float">
            <text:p>0.0330850344206903</text:p>
          </table:table-cell>
          <table:table-cell table:formula="of:=[.BM78]/[.BO78]" office:value-type="float" office:value="0.0321405162769525" calcext:value-type="float">
            <text:p>0.0321405162769525</text:p>
          </table:table-cell>
          <table:table-cell table:formula="of:=[.BN78]/[.BO78]" office:value-type="float" office:value="0.0319823738687393" calcext:value-type="float">
            <text:p>0.0319823738687393</text:p>
          </table:table-cell>
          <table:table-cell/>
          <table:table-cell office:value-type="float" office:value="1216" calcext:value-type="float">
            <text:p>1216</text:p>
          </table:table-cell>
          <table:table-cell office:value-type="float" office:value="10947651" calcext:value-type="float">
            <text:p>10947651</text:p>
          </table:table-cell>
          <table:table-cell office:value-type="float" office:value="16244142" calcext:value-type="float">
            <text:p>16244142</text:p>
          </table:table-cell>
          <table:table-cell office:value-type="float" office:value="11554374" calcext:value-type="float">
            <text:p>11554374</text:p>
          </table:table-cell>
          <table:table-cell table:formula="of:=[.BU78]^3" office:value-type="float" office:value="1798045696" calcext:value-type="float">
            <text:p>1798045696</text:p>
          </table:table-cell>
          <table:table-cell table:formula="of:=[.BU78]^2" office:value-type="float" office:value="1478656" calcext:value-type="float">
            <text:p>1478656</text:p>
          </table:table-cell>
          <table:table-cell table:formula="of:=[.BV78]/[.BY78]" office:value-type="float" office:value="0.00608863891743939" calcext:value-type="float">
            <text:p>0.00608863891743939</text:p>
          </table:table-cell>
          <table:table-cell table:formula="of:=[.BW78]/[.BY78]" office:value-type="float" office:value="0.00903433212856455" calcext:value-type="float">
            <text:p>0.00903433212856455</text:p>
          </table:table-cell>
          <table:table-cell table:formula="of:=[.BX78]/[.BY78]" office:value-type="float" office:value="0.00642607361186887" calcext:value-type="float">
            <text:p>0.00642607361186887</text:p>
          </table:table-cell>
          <table:table-cell table:number-columns-repeated="3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94304" calcext:value-type="float">
            <text:p>4194304</text:p>
          </table:table-cell>
          <table:table-cell table:style-name="ce2" office:value-type="float" office:value="67910000000" calcext:value-type="float">
            <text:p>6.79E+10</text:p>
          </table:table-cell>
          <table:table-cell table:style-name="ce2" office:value-type="float" office:value="16980000000" calcext:value-type="float">
            <text:p>1.70E+10</text:p>
          </table:table-cell>
          <table:table-cell table:number-columns-repeated="58"/>
          <table:table-cell office:value-type="float" office:value="1224" calcext:value-type="float">
            <text:p>1224</text:p>
          </table:table-cell>
          <table:table-cell office:value-type="float" office:value="65624883" calcext:value-type="float">
            <text:p>65624883</text:p>
          </table:table-cell>
          <table:table-cell office:value-type="float" office:value="63286227" calcext:value-type="float">
            <text:p>63286227</text:p>
          </table:table-cell>
          <table:table-cell office:value-type="float" office:value="63732984" calcext:value-type="float">
            <text:p>63732984</text:p>
          </table:table-cell>
          <table:table-cell table:formula="of:=[.BK79]^3" office:value-type="float" office:value="1833767424" calcext:value-type="float">
            <text:p>1833767424</text:p>
          </table:table-cell>
          <table:table-cell table:formula="of:=[.BK79]^2" office:value-type="float" office:value="1498176" calcext:value-type="float">
            <text:p>1498176</text:p>
          </table:table-cell>
          <table:table-cell table:formula="of:=[.BL79]/[.BO79]" office:value-type="float" office:value="0.0357869172181346" calcext:value-type="float">
            <text:p>0.0357869172181346</text:p>
          </table:table-cell>
          <table:table-cell table:formula="of:=[.BM79]/[.BO79]" office:value-type="float" office:value="0.0345115886408068" calcext:value-type="float">
            <text:p>0.0345115886408068</text:p>
          </table:table-cell>
          <table:table-cell table:formula="of:=[.BN79]/[.BO79]" office:value-type="float" office:value="0.0347552165917416" calcext:value-type="float">
            <text:p>0.0347552165917416</text:p>
          </table:table-cell>
          <table:table-cell/>
          <table:table-cell office:value-type="float" office:value="1232" calcext:value-type="float">
            <text:p>1232</text:p>
          </table:table-cell>
          <table:table-cell office:value-type="float" office:value="11050017" calcext:value-type="float">
            <text:p>11050017</text:p>
          </table:table-cell>
          <table:table-cell office:value-type="float" office:value="16471866" calcext:value-type="float">
            <text:p>16471866</text:p>
          </table:table-cell>
          <table:table-cell office:value-type="float" office:value="11702811" calcext:value-type="float">
            <text:p>11702811</text:p>
          </table:table-cell>
          <table:table-cell table:formula="of:=[.BU79]^3" office:value-type="float" office:value="1869959168" calcext:value-type="float">
            <text:p>1869959168</text:p>
          </table:table-cell>
          <table:table-cell table:formula="of:=[.BU79]^2" office:value-type="float" office:value="1517824" calcext:value-type="float">
            <text:p>1517824</text:p>
          </table:table-cell>
          <table:table-cell table:formula="of:=[.BV79]/[.BY79]" office:value-type="float" office:value="0.00590922902975387" calcext:value-type="float">
            <text:p>0.00590922902975387</text:p>
          </table:table-cell>
          <table:table-cell table:formula="of:=[.BW79]/[.BY79]" office:value-type="float" office:value="0.00880867683202802" calcext:value-type="float">
            <text:p>0.00880867683202802</text:p>
          </table:table-cell>
          <table:table-cell table:formula="of:=[.BX79]/[.BY79]" office:value-type="float" office:value="0.00625832435288769" calcext:value-type="float">
            <text:p>0.00625832435288769</text:p>
          </table:table-cell>
          <table:table-cell table:number-columns-repeated="3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777216" calcext:value-type="float">
            <text:p>16777216</text:p>
          </table:table-cell>
          <table:table-cell table:style-name="ce2" office:value-type="float" office:value="37690000000" calcext:value-type="float">
            <text:p>3.77E+10</text:p>
          </table:table-cell>
          <table:table-cell table:style-name="ce2" office:value-type="float" office:value="9423000000" calcext:value-type="float">
            <text:p>9.42E+09</text:p>
          </table:table-cell>
          <table:table-cell table:number-columns-repeated="58"/>
          <table:table-cell office:value-type="float" office:value="1240" calcext:value-type="float">
            <text:p>1240</text:p>
          </table:table-cell>
          <table:table-cell office:value-type="float" office:value="66300483" calcext:value-type="float">
            <text:p>66300483</text:p>
          </table:table-cell>
          <table:table-cell office:value-type="float" office:value="64378512" calcext:value-type="float">
            <text:p>64378512</text:p>
          </table:table-cell>
          <table:table-cell office:value-type="float" office:value="72997152" calcext:value-type="float">
            <text:p>72997152</text:p>
          </table:table-cell>
          <table:table-cell table:formula="of:=[.BK80]^3" office:value-type="float" office:value="1906624000" calcext:value-type="float">
            <text:p>1906624000</text:p>
          </table:table-cell>
          <table:table-cell table:formula="of:=[.BK80]^2" office:value-type="float" office:value="1537600" calcext:value-type="float">
            <text:p>1537600</text:p>
          </table:table-cell>
          <table:table-cell table:formula="of:=[.BL80]/[.BO80]" office:value-type="float" office:value="0.0347737587484475" calcext:value-type="float">
            <text:p>0.0347737587484475</text:p>
          </table:table-cell>
          <table:table-cell table:formula="of:=[.BM80]/[.BO80]" office:value-type="float" office:value="0.0337657094424491" calcext:value-type="float">
            <text:p>0.0337657094424491</text:p>
          </table:table-cell>
          <table:table-cell table:formula="of:=[.BN80]/[.BO80]" office:value-type="float" office:value="0.0382860763317781" calcext:value-type="float">
            <text:p>0.0382860763317781</text:p>
          </table:table-cell>
          <table:table-cell/>
          <table:table-cell office:value-type="float" office:value="1248" calcext:value-type="float">
            <text:p>1248</text:p>
          </table:table-cell>
          <table:table-cell office:value-type="float" office:value="11220054" calcext:value-type="float">
            <text:p>11220054</text:p>
          </table:table-cell>
          <table:table-cell office:value-type="float" office:value="16691103" calcext:value-type="float">
            <text:p>16691103</text:p>
          </table:table-cell>
          <table:table-cell office:value-type="float" office:value="11832900" calcext:value-type="float">
            <text:p>11832900</text:p>
          </table:table-cell>
          <table:table-cell table:formula="of:=[.BU80]^3" office:value-type="float" office:value="1943764992" calcext:value-type="float">
            <text:p>1943764992</text:p>
          </table:table-cell>
          <table:table-cell table:formula="of:=[.BU80]^2" office:value-type="float" office:value="1557504" calcext:value-type="float">
            <text:p>1557504</text:p>
          </table:table-cell>
          <table:table-cell table:formula="of:=[.BV80]/[.BY80]" office:value-type="float" office:value="0.00577233052667305" calcext:value-type="float">
            <text:p>0.00577233052667305</text:p>
          </table:table-cell>
          <table:table-cell table:formula="of:=[.BW80]/[.BY80]" office:value-type="float" office:value="0.00858699640578772" calcext:value-type="float">
            <text:p>0.00858699640578772</text:p>
          </table:table-cell>
          <table:table-cell table:formula="of:=[.BX80]/[.BY80]" office:value-type="float" office:value="0.00608761864150293" calcext:value-type="float">
            <text:p>0.00608761864150293</text:p>
          </table:table-cell>
          <table:table-cell table:number-columns-repeated="3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108864" calcext:value-type="float">
            <text:p>67108864</text:p>
          </table:table-cell>
          <table:table-cell table:style-name="ce2" office:value-type="float" office:value="53920000000" calcext:value-type="float">
            <text:p>5.39E+10</text:p>
          </table:table-cell>
          <table:table-cell table:style-name="ce2" office:value-type="float" office:value="13480000000" calcext:value-type="float">
            <text:p>1.35E+10</text:p>
          </table:table-cell>
          <table:table-cell table:number-columns-repeated="58"/>
          <table:table-cell office:value-type="float" office:value="1256" calcext:value-type="float">
            <text:p>1256</text:p>
          </table:table-cell>
          <table:table-cell office:value-type="float" office:value="67337736" calcext:value-type="float">
            <text:p>67337736</text:p>
          </table:table-cell>
          <table:table-cell office:value-type="float" office:value="64927089" calcext:value-type="float">
            <text:p>64927089</text:p>
          </table:table-cell>
          <table:table-cell office:value-type="float" office:value="70518000" calcext:value-type="float">
            <text:p>70518000</text:p>
          </table:table-cell>
          <table:table-cell table:formula="of:=[.BK81]^3" office:value-type="float" office:value="1981385216" calcext:value-type="float">
            <text:p>1981385216</text:p>
          </table:table-cell>
          <table:table-cell table:formula="of:=[.BK81]^2" office:value-type="float" office:value="1577536" calcext:value-type="float">
            <text:p>1577536</text:p>
          </table:table-cell>
          <table:table-cell table:formula="of:=[.BL81]/[.BO81]" office:value-type="float" office:value="0.0339851814055324" calcext:value-type="float">
            <text:p>0.0339851814055324</text:p>
          </table:table-cell>
          <table:table-cell table:formula="of:=[.BM81]/[.BO81]" office:value-type="float" office:value="0.0327685340920602" calcext:value-type="float">
            <text:p>0.0327685340920602</text:p>
          </table:table-cell>
          <table:table-cell table:formula="of:=[.BN81]/[.BO81]" office:value-type="float" office:value="0.035590252430752" calcext:value-type="float">
            <text:p>0.035590252430752</text:p>
          </table:table-cell>
          <table:table-cell/>
          <table:table-cell office:value-type="float" office:value="1264" calcext:value-type="float">
            <text:p>1264</text:p>
          </table:table-cell>
          <table:table-cell office:value-type="float" office:value="11382279" calcext:value-type="float">
            <text:p>11382279</text:p>
          </table:table-cell>
          <table:table-cell office:value-type="float" office:value="16893444" calcext:value-type="float">
            <text:p>16893444</text:p>
          </table:table-cell>
          <table:table-cell office:value-type="float" office:value="12040497" calcext:value-type="float">
            <text:p>12040497</text:p>
          </table:table-cell>
          <table:table-cell table:formula="of:=[.BU81]^3" office:value-type="float" office:value="2019487744" calcext:value-type="float">
            <text:p>2019487744</text:p>
          </table:table-cell>
          <table:table-cell table:formula="of:=[.BU81]^2" office:value-type="float" office:value="1597696" calcext:value-type="float">
            <text:p>1597696</text:p>
          </table:table-cell>
          <table:table-cell table:formula="of:=[.BV81]/[.BY81]" office:value-type="float" office:value="0.00563622088513155" calcext:value-type="float">
            <text:p>0.00563622088513155</text:p>
          </table:table-cell>
          <table:table-cell table:formula="of:=[.BW81]/[.BY81]" office:value-type="float" office:value="0.00836521244072477" calcext:value-type="float">
            <text:p>0.00836521244072477</text:p>
          </table:table-cell>
          <table:table-cell table:formula="of:=[.BX81]/[.BY81]" office:value-type="float" office:value="0.00596215403424602" calcext:value-type="float">
            <text:p>0.00596215403424602</text:p>
          </table:table-cell>
          <table:table-cell table:number-columns-repeated="37"/>
        </table:table-row>
        <table:table-row table:style-name="ro1">
          <table:table-cell table:number-columns-repeated="62"/>
          <table:table-cell office:value-type="float" office:value="1272" calcext:value-type="float">
            <text:p>1272</text:p>
          </table:table-cell>
          <table:table-cell office:value-type="float" office:value="68150718" calcext:value-type="float">
            <text:p>68150718</text:p>
          </table:table-cell>
          <table:table-cell office:value-type="float" office:value="65878587" calcext:value-type="float">
            <text:p>65878587</text:p>
          </table:table-cell>
          <table:table-cell office:value-type="float" office:value="69705087" calcext:value-type="float">
            <text:p>69705087</text:p>
          </table:table-cell>
          <table:table-cell table:formula="of:=[.BK82]^3" office:value-type="float" office:value="2058075648" calcext:value-type="float">
            <text:p>2058075648</text:p>
          </table:table-cell>
          <table:table-cell table:formula="of:=[.BK82]^2" office:value-type="float" office:value="1617984" calcext:value-type="float">
            <text:p>1617984</text:p>
          </table:table-cell>
          <table:table-cell table:formula="of:=[.BL82]/[.BO82]" office:value-type="float" office:value="0.0331138061257503" calcext:value-type="float">
            <text:p>0.0331138061257503</text:p>
          </table:table-cell>
          <table:table-cell table:formula="of:=[.BM82]/[.BO82]" office:value-type="float" office:value="0.0320097986019219" calcext:value-type="float">
            <text:p>0.0320097986019219</text:p>
          </table:table-cell>
          <table:table-cell table:formula="of:=[.BN82]/[.BO82]" office:value-type="float" office:value="0.0338690597052339" calcext:value-type="float">
            <text:p>0.0338690597052339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11923326" calcext:value-type="float">
            <text:p>11923326</text:p>
          </table:table-cell>
          <table:table-cell office:value-type="float" office:value="17194947" calcext:value-type="float">
            <text:p>17194947</text:p>
          </table:table-cell>
          <table:table-cell office:value-type="float" office:value="12529788" calcext:value-type="float">
            <text:p>12529788</text:p>
          </table:table-cell>
          <table:table-cell table:formula="of:=[.BU82]^3" office:value-type="float" office:value="2097152000" calcext:value-type="float">
            <text:p>2097152000</text:p>
          </table:table-cell>
          <table:table-cell table:formula="of:=[.BU82]^2" office:value-type="float" office:value="1638400" calcext:value-type="float">
            <text:p>1638400</text:p>
          </table:table-cell>
          <table:table-cell table:formula="of:=[.BV82]/[.BY82]" office:value-type="float" office:value="0.00568548488616943" calcext:value-type="float">
            <text:p>0.00568548488616943</text:p>
          </table:table-cell>
          <table:table-cell table:formula="of:=[.BW82]/[.BY82]" office:value-type="float" office:value="0.00819918966293335" calcext:value-type="float">
            <text:p>0.00819918966293335</text:p>
          </table:table-cell>
          <table:table-cell table:formula="of:=[.BX82]/[.BY82]" office:value-type="float" office:value="0.00597466850280762" calcext:value-type="float">
            <text:p>0.00597466850280762</text:p>
          </table:table-cell>
          <table:table-cell table:number-columns-repeated="3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table:style-name="ce2" office:value-type="float" office:value="250200000000" calcext:value-type="float">
            <text:p>2.50E+11</text:p>
          </table:table-cell>
          <table:table-cell table:style-name="ce2" office:value-type="float" office:value="31280000000" calcext:value-type="float">
            <text:p>3.13E+10</text:p>
          </table:table-cell>
          <table:table-cell table:number-columns-repeated="58"/>
          <table:table-cell office:value-type="float" office:value="1288" calcext:value-type="float">
            <text:p>1288</text:p>
          </table:table-cell>
          <table:table-cell office:value-type="float" office:value="76088382" calcext:value-type="float">
            <text:p>76088382</text:p>
          </table:table-cell>
          <table:table-cell office:value-type="float" office:value="73564770" calcext:value-type="float">
            <text:p>73564770</text:p>
          </table:table-cell>
          <table:table-cell office:value-type="float" office:value="77354112" calcext:value-type="float">
            <text:p>77354112</text:p>
          </table:table-cell>
          <table:table-cell table:formula="of:=[.BK83]^3" office:value-type="float" office:value="2136719872" calcext:value-type="float">
            <text:p>2136719872</text:p>
          </table:table-cell>
          <table:table-cell table:formula="of:=[.BK83]^2" office:value-type="float" office:value="1658944" calcext:value-type="float">
            <text:p>1658944</text:p>
          </table:table-cell>
          <table:table-cell table:formula="of:=[.BL83]/[.BO83]" office:value-type="float" office:value="0.0356099004820787" calcext:value-type="float">
            <text:p>0.0356099004820787</text:p>
          </table:table-cell>
          <table:table-cell table:formula="of:=[.BM83]/[.BO83]" office:value-type="float" office:value="0.0344288322320615" calcext:value-type="float">
            <text:p>0.0344288322320615</text:p>
          </table:table-cell>
          <table:table-cell table:formula="of:=[.BN83]/[.BO83]" office:value-type="float" office:value="0.0362022710668177" calcext:value-type="float">
            <text:p>0.0362022710668177</text:p>
          </table:table-cell>
          <table:table-cell/>
          <table:table-cell office:value-type="float" office:value="1296" calcext:value-type="float">
            <text:p>1296</text:p>
          </table:table-cell>
          <table:table-cell office:value-type="float" office:value="16682580" calcext:value-type="float">
            <text:p>16682580</text:p>
          </table:table-cell>
          <table:table-cell office:value-type="float" office:value="24888930" calcext:value-type="float">
            <text:p>24888930</text:p>
          </table:table-cell>
          <table:table-cell office:value-type="float" office:value="17860530" calcext:value-type="float">
            <text:p>17860530</text:p>
          </table:table-cell>
          <table:table-cell table:formula="of:=[.BU83]^3" office:value-type="float" office:value="2176782336" calcext:value-type="float">
            <text:p>2176782336</text:p>
          </table:table-cell>
          <table:table-cell table:formula="of:=[.BU83]^2" office:value-type="float" office:value="1679616" calcext:value-type="float">
            <text:p>1679616</text:p>
          </table:table-cell>
          <table:table-cell table:formula="of:=[.BV83]/[.BY83]" office:value-type="float" office:value="0.00766387145104066" calcext:value-type="float">
            <text:p>0.00766387145104066</text:p>
          </table:table-cell>
          <table:table-cell table:formula="of:=[.BW83]/[.BY83]" office:value-type="float" office:value="0.0114338165963508" calcext:value-type="float">
            <text:p>0.0114338165963508</text:p>
          </table:table-cell>
          <table:table-cell table:formula="of:=[.BX83]/[.BY83]" office:value-type="float" office:value="0.00820501421047915" calcext:value-type="float">
            <text:p>0.00820501421047915</text:p>
          </table:table-cell>
          <table:table-cell table:number-columns-repeated="3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table:style-name="ce2" office:value-type="float" office:value="218200000000" calcext:value-type="float">
            <text:p>2.18E+11</text:p>
          </table:table-cell>
          <table:table-cell table:style-name="ce2" office:value-type="float" office:value="27270000000" calcext:value-type="float">
            <text:p>2.73E+10</text:p>
          </table:table-cell>
          <table:table-cell table:number-columns-repeated="58"/>
          <table:table-cell office:value-type="float" office:value="1304" calcext:value-type="float">
            <text:p>1304</text:p>
          </table:table-cell>
          <table:table-cell office:value-type="float" office:value="76875309" calcext:value-type="float">
            <text:p>76875309</text:p>
          </table:table-cell>
          <table:table-cell office:value-type="float" office:value="74679129" calcext:value-type="float">
            <text:p>74679129</text:p>
          </table:table-cell>
          <table:table-cell office:value-type="float" office:value="78490707" calcext:value-type="float">
            <text:p>78490707</text:p>
          </table:table-cell>
          <table:table-cell table:formula="of:=[.BK84]^3" office:value-type="float" office:value="2217342464" calcext:value-type="float">
            <text:p>2217342464</text:p>
          </table:table-cell>
          <table:table-cell table:formula="of:=[.BK84]^2" office:value-type="float" office:value="1700416" calcext:value-type="float">
            <text:p>1700416</text:p>
          </table:table-cell>
          <table:table-cell table:formula="of:=[.BL84]/[.BO84]" office:value-type="float" office:value="0.0346700206432343" calcext:value-type="float">
            <text:p>0.0346700206432343</text:p>
          </table:table-cell>
          <table:table-cell table:formula="of:=[.BM84]/[.BO84]" office:value-type="float" office:value="0.033679564709766" calcext:value-type="float">
            <text:p>0.033679564709766</text:p>
          </table:table-cell>
          <table:table-cell table:formula="of:=[.BN84]/[.BO84]" office:value-type="float" office:value="0.0353985495133692" calcext:value-type="float">
            <text:p>0.0353985495133692</text:p>
          </table:table-cell>
          <table:table-cell/>
          <table:table-cell office:value-type="float" office:value="1312" calcext:value-type="float">
            <text:p>1312</text:p>
          </table:table-cell>
          <table:table-cell office:value-type="float" office:value="17055741" calcext:value-type="float">
            <text:p>17055741</text:p>
          </table:table-cell>
          <table:table-cell office:value-type="float" office:value="25210662" calcext:value-type="float">
            <text:p>25210662</text:p>
          </table:table-cell>
          <table:table-cell office:value-type="float" office:value="17840247" calcext:value-type="float">
            <text:p>17840247</text:p>
          </table:table-cell>
          <table:table-cell table:formula="of:=[.BU84]^3" office:value-type="float" office:value="2258403328" calcext:value-type="float">
            <text:p>2258403328</text:p>
          </table:table-cell>
          <table:table-cell table:formula="of:=[.BU84]^2" office:value-type="float" office:value="1721344" calcext:value-type="float">
            <text:p>1721344</text:p>
          </table:table-cell>
          <table:table-cell table:formula="of:=[.BV84]/[.BY84]" office:value-type="float" office:value="0.00755212356824866" calcext:value-type="float">
            <text:p>0.00755212356824866</text:p>
          </table:table-cell>
          <table:table-cell table:formula="of:=[.BW84]/[.BY84]" office:value-type="float" office:value="0.0111630467806324" calcext:value-type="float">
            <text:p>0.0111630467806324</text:p>
          </table:table-cell>
          <table:table-cell table:formula="of:=[.BX84]/[.BY84]" office:value-type="float" office:value="0.00789949553244725" calcext:value-type="float">
            <text:p>0.00789949553244725</text:p>
          </table:table-cell>
          <table:table-cell table:number-columns-repeated="3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table:style-name="ce2" office:value-type="float" office:value="219800000000" calcext:value-type="float">
            <text:p>2.20E+11</text:p>
          </table:table-cell>
          <table:table-cell table:style-name="ce2" office:value-type="float" office:value="27470000000" calcext:value-type="float">
            <text:p>2.75E+10</text:p>
          </table:table-cell>
          <table:table-cell table:number-columns-repeated="58"/>
          <table:table-cell office:value-type="float" office:value="1320" calcext:value-type="float">
            <text:p>1320</text:p>
          </table:table-cell>
          <table:table-cell office:value-type="float" office:value="78470322" calcext:value-type="float">
            <text:p>78470322</text:p>
          </table:table-cell>
          <table:table-cell office:value-type="float" office:value="75390414" calcext:value-type="float">
            <text:p>75390414</text:p>
          </table:table-cell>
          <table:table-cell office:value-type="float" office:value="81052182" calcext:value-type="float">
            <text:p>81052182</text:p>
          </table:table-cell>
          <table:table-cell table:formula="of:=[.BK85]^3" office:value-type="float" office:value="2299968000" calcext:value-type="float">
            <text:p>2299968000</text:p>
          </table:table-cell>
          <table:table-cell table:formula="of:=[.BK85]^2" office:value-type="float" office:value="1742400" calcext:value-type="float">
            <text:p>1742400</text:p>
          </table:table-cell>
          <table:table-cell table:formula="of:=[.BL85]/[.BO85]" office:value-type="float" office:value="0.0341180059896486" calcext:value-type="float">
            <text:p>0.0341180059896486</text:p>
          </table:table-cell>
          <table:table-cell table:formula="of:=[.BM85]/[.BO85]" office:value-type="float" office:value="0.0327788969237833" calcext:value-type="float">
            <text:p>0.0327788969237833</text:p>
          </table:table-cell>
          <table:table-cell table:formula="of:=[.BN85]/[.BO85]" office:value-type="float" office:value="0.0352405694340095" calcext:value-type="float">
            <text:p>0.0352405694340095</text:p>
          </table:table-cell>
          <table:table-cell/>
          <table:table-cell office:value-type="float" office:value="1328" calcext:value-type="float">
            <text:p>1328</text:p>
          </table:table-cell>
          <table:table-cell office:value-type="float" office:value="17121138" calcext:value-type="float">
            <text:p>17121138</text:p>
          </table:table-cell>
          <table:table-cell office:value-type="float" office:value="25545051" calcext:value-type="float">
            <text:p>25545051</text:p>
          </table:table-cell>
          <table:table-cell office:value-type="float" office:value="18031404" calcext:value-type="float">
            <text:p>18031404</text:p>
          </table:table-cell>
          <table:table-cell table:formula="of:=[.BU85]^3" office:value-type="float" office:value="2342039552" calcext:value-type="float">
            <text:p>2342039552</text:p>
          </table:table-cell>
          <table:table-cell table:formula="of:=[.BU85]^2" office:value-type="float" office:value="1763584" calcext:value-type="float">
            <text:p>1763584</text:p>
          </table:table-cell>
          <table:table-cell table:formula="of:=[.BV85]/[.BY85]" office:value-type="float" office:value="0.00731035391156366" calcext:value-type="float">
            <text:p>0.00731035391156366</text:p>
          </table:table-cell>
          <table:table-cell table:formula="of:=[.BW85]/[.BY85]" office:value-type="float" office:value="0.0109071817246577" calcext:value-type="float">
            <text:p>0.0109071817246577</text:p>
          </table:table-cell>
          <table:table-cell table:formula="of:=[.BX85]/[.BY85]" office:value-type="float" office:value="0.00769901771496641" calcext:value-type="float">
            <text:p>0.00769901771496641</text:p>
          </table:table-cell>
          <table:table-cell table:number-columns-repeated="3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536" calcext:value-type="float">
            <text:p>65536</text:p>
          </table:table-cell>
          <table:table-cell table:style-name="ce2" office:value-type="float" office:value="210300000000" calcext:value-type="float">
            <text:p>2.10E+11</text:p>
          </table:table-cell>
          <table:table-cell table:style-name="ce2" office:value-type="float" office:value="26290000000" calcext:value-type="float">
            <text:p>2.63E+10</text:p>
          </table:table-cell>
          <table:table-cell table:number-columns-repeated="58"/>
          <table:table-cell office:value-type="float" office:value="1336" calcext:value-type="float">
            <text:p>1336</text:p>
          </table:table-cell>
          <table:table-cell office:value-type="float" office:value="78749832" calcext:value-type="float">
            <text:p>78749832</text:p>
          </table:table-cell>
          <table:table-cell office:value-type="float" office:value="76414185" calcext:value-type="float">
            <text:p>76414185</text:p>
          </table:table-cell>
          <table:table-cell office:value-type="float" office:value="80022396" calcext:value-type="float">
            <text:p>80022396</text:p>
          </table:table-cell>
          <table:table-cell table:formula="of:=[.BK86]^3" office:value-type="float" office:value="2384621056" calcext:value-type="float">
            <text:p>2384621056</text:p>
          </table:table-cell>
          <table:table-cell table:formula="of:=[.BK86]^2" office:value-type="float" office:value="1784896" calcext:value-type="float">
            <text:p>1784896</text:p>
          </table:table-cell>
          <table:table-cell table:formula="of:=[.BL86]/[.BO86]" office:value-type="float" office:value="0.0330240445549433" calcext:value-type="float">
            <text:p>0.0330240445549433</text:p>
          </table:table-cell>
          <table:table-cell table:formula="of:=[.BM86]/[.BO86]" office:value-type="float" office:value="0.0320445820134535" calcext:value-type="float">
            <text:p>0.0320445820134535</text:p>
          </table:table-cell>
          <table:table-cell table:formula="of:=[.BN86]/[.BO86]" office:value-type="float" office:value="0.0335576991567083" calcext:value-type="float">
            <text:p>0.0335576991567083</text:p>
          </table:table-cell>
          <table:table-cell/>
          <table:table-cell office:value-type="float" office:value="1344" calcext:value-type="float">
            <text:p>1344</text:p>
          </table:table-cell>
          <table:table-cell office:value-type="float" office:value="17336565" calcext:value-type="float">
            <text:p>17336565</text:p>
          </table:table-cell>
          <table:table-cell office:value-type="float" office:value="25726200" calcext:value-type="float">
            <text:p>25726200</text:p>
          </table:table-cell>
          <table:table-cell office:value-type="float" office:value="18330015" calcext:value-type="float">
            <text:p>18330015</text:p>
          </table:table-cell>
          <table:table-cell table:formula="of:=[.BU86]^3" office:value-type="float" office:value="2427715584" calcext:value-type="float">
            <text:p>2427715584</text:p>
          </table:table-cell>
          <table:table-cell table:formula="of:=[.BU86]^2" office:value-type="float" office:value="1806336" calcext:value-type="float">
            <text:p>1806336</text:p>
          </table:table-cell>
          <table:table-cell table:formula="of:=[.BV86]/[.BY86]" office:value-type="float" office:value="0.00714110215968363" calcext:value-type="float">
            <text:p>0.00714110215968363</text:p>
          </table:table-cell>
          <table:table-cell table:formula="of:=[.BW86]/[.BY86]" office:value-type="float" office:value="0.0105968755852415" calcext:value-type="float">
            <text:p>0.0105968755852415</text:p>
          </table:table-cell>
          <table:table-cell table:formula="of:=[.BX86]/[.BY86]" office:value-type="float" office:value="0.00755031401569649" calcext:value-type="float">
            <text:p>0.00755031401569649</text:p>
          </table:table-cell>
          <table:table-cell table:number-columns-repeated="3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2144" calcext:value-type="float">
            <text:p>262144</text:p>
          </table:table-cell>
          <table:table-cell table:style-name="ce2" office:value-type="float" office:value="220700000000" calcext:value-type="float">
            <text:p>2.21E+11</text:p>
          </table:table-cell>
          <table:table-cell table:style-name="ce2" office:value-type="float" office:value="27590000000" calcext:value-type="float">
            <text:p>2.76E+10</text:p>
          </table:table-cell>
          <table:table-cell table:number-columns-repeated="58"/>
          <table:table-cell office:value-type="float" office:value="1352" calcext:value-type="float">
            <text:p>1352</text:p>
          </table:table-cell>
          <table:table-cell office:value-type="float" office:value="87706077" calcext:value-type="float">
            <text:p>87706077</text:p>
          </table:table-cell>
          <table:table-cell office:value-type="float" office:value="84539550" calcext:value-type="float">
            <text:p>84539550</text:p>
          </table:table-cell>
          <table:table-cell office:value-type="float" office:value="88382778" calcext:value-type="float">
            <text:p>88382778</text:p>
          </table:table-cell>
          <table:table-cell table:formula="of:=[.BK87]^3" office:value-type="float" office:value="2471326208" calcext:value-type="float">
            <text:p>2471326208</text:p>
          </table:table-cell>
          <table:table-cell table:formula="of:=[.BK87]^2" office:value-type="float" office:value="1827904" calcext:value-type="float">
            <text:p>1827904</text:p>
          </table:table-cell>
          <table:table-cell table:formula="of:=[.BL87]/[.BO87]" office:value-type="float" office:value="0.0354894779637282" calcext:value-type="float">
            <text:p>0.0354894779637282</text:p>
          </table:table-cell>
          <table:table-cell table:formula="of:=[.BM87]/[.BO87]" office:value-type="float" office:value="0.0342081711942093" calcext:value-type="float">
            <text:p>0.0342081711942093</text:p>
          </table:table-cell>
          <table:table-cell table:formula="of:=[.BN87]/[.BO87]" office:value-type="float" office:value="0.0357632989582248" calcext:value-type="float">
            <text:p>0.0357632989582248</text:p>
          </table:table-cell>
          <table:table-cell/>
          <table:table-cell office:value-type="float" office:value="1360" calcext:value-type="float">
            <text:p>1360</text:p>
          </table:table-cell>
          <table:table-cell office:value-type="float" office:value="17516874" calcext:value-type="float">
            <text:p>17516874</text:p>
          </table:table-cell>
          <table:table-cell office:value-type="float" office:value="25669632" calcext:value-type="float">
            <text:p>25669632</text:p>
          </table:table-cell>
          <table:table-cell office:value-type="float" office:value="18535518" calcext:value-type="float">
            <text:p>18535518</text:p>
          </table:table-cell>
          <table:table-cell table:formula="of:=[.BU87]^3" office:value-type="float" office:value="2515456000" calcext:value-type="float">
            <text:p>2515456000</text:p>
          </table:table-cell>
          <table:table-cell table:formula="of:=[.BU87]^2" office:value-type="float" office:value="1849600" calcext:value-type="float">
            <text:p>1849600</text:p>
          </table:table-cell>
          <table:table-cell table:formula="of:=[.BV87]/[.BY87]" office:value-type="float" office:value="0.00696369723819459" calcext:value-type="float">
            <text:p>0.00696369723819459</text:p>
          </table:table-cell>
          <table:table-cell table:formula="of:=[.BW87]/[.BY87]" office:value-type="float" office:value="0.0102047628740077" calcext:value-type="float">
            <text:p>0.0102047628740077</text:p>
          </table:table-cell>
          <table:table-cell table:formula="of:=[.BX87]/[.BY87]" office:value-type="float" office:value="0.00736865125050885" calcext:value-type="float">
            <text:p>0.00736865125050885</text:p>
          </table:table-cell>
          <table:table-cell table:number-columns-repeated="3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8576" calcext:value-type="float">
            <text:p>1048576</text:p>
          </table:table-cell>
          <table:table-cell table:style-name="ce2" office:value-type="float" office:value="217300000000" calcext:value-type="float">
            <text:p>2.17E+11</text:p>
          </table:table-cell>
          <table:table-cell table:style-name="ce2" office:value-type="float" office:value="27160000000" calcext:value-type="float">
            <text:p>2.72E+10</text:p>
          </table:table-cell>
          <table:table-cell table:number-columns-repeated="58"/>
          <table:table-cell office:value-type="float" office:value="1368" calcext:value-type="float">
            <text:p>1368</text:p>
          </table:table-cell>
          <table:table-cell office:value-type="float" office:value="88480827" calcext:value-type="float">
            <text:p>88480827</text:p>
          </table:table-cell>
          <table:table-cell office:value-type="float" office:value="85813980" calcext:value-type="float">
            <text:p>85813980</text:p>
          </table:table-cell>
          <table:table-cell office:value-type="float" office:value="89390160" calcext:value-type="float">
            <text:p>89390160</text:p>
          </table:table-cell>
          <table:table-cell table:formula="of:=[.BK88]^3" office:value-type="float" office:value="2560108032" calcext:value-type="float">
            <text:p>2560108032</text:p>
          </table:table-cell>
          <table:table-cell table:formula="of:=[.BK88]^2" office:value-type="float" office:value="1871424" calcext:value-type="float">
            <text:p>1871424</text:p>
          </table:table-cell>
          <table:table-cell table:formula="of:=[.BL88]/[.BO88]" office:value-type="float" office:value="0.0345613645572907" calcext:value-type="float">
            <text:p>0.0345613645572907</text:p>
          </table:table-cell>
          <table:table-cell table:formula="of:=[.BM88]/[.BO88]" office:value-type="float" office:value="0.0335196714073666" calcext:value-type="float">
            <text:p>0.0335196714073666</text:p>
          </table:table-cell>
          <table:table-cell table:formula="of:=[.BN88]/[.BO88]" office:value-type="float" office:value="0.0349165577712621" calcext:value-type="float">
            <text:p>0.0349165577712621</text:p>
          </table:table-cell>
          <table:table-cell/>
          <table:table-cell office:value-type="float" office:value="1376" calcext:value-type="float">
            <text:p>1376</text:p>
          </table:table-cell>
          <table:table-cell office:value-type="float" office:value="17733198" calcext:value-type="float">
            <text:p>17733198</text:p>
          </table:table-cell>
          <table:table-cell office:value-type="float" office:value="26010555" calcext:value-type="float">
            <text:p>26010555</text:p>
          </table:table-cell>
          <table:table-cell office:value-type="float" office:value="18269430" calcext:value-type="float">
            <text:p>18269430</text:p>
          </table:table-cell>
          <table:table-cell table:formula="of:=[.BU88]^3" office:value-type="float" office:value="2605285376" calcext:value-type="float">
            <text:p>2605285376</text:p>
          </table:table-cell>
          <table:table-cell table:formula="of:=[.BU88]^2" office:value-type="float" office:value="1893376" calcext:value-type="float">
            <text:p>1893376</text:p>
          </table:table-cell>
          <table:table-cell table:formula="of:=[.BV88]/[.BY88]" office:value-type="float" office:value="0.00680662401261642" calcext:value-type="float">
            <text:p>0.00680662401261642</text:p>
          </table:table-cell>
          <table:table-cell table:formula="of:=[.BW88]/[.BY88]" office:value-type="float" office:value="0.00998376425078433" calcext:value-type="float">
            <text:p>0.00998376425078433</text:p>
          </table:table-cell>
          <table:table-cell table:formula="of:=[.BX88]/[.BY88]" office:value-type="float" office:value="0.0070124486815528" calcext:value-type="float">
            <text:p>0.0070124486815528</text:p>
          </table:table-cell>
          <table:table-cell table:number-columns-repeated="3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94304" calcext:value-type="float">
            <text:p>4194304</text:p>
          </table:table-cell>
          <table:table-cell table:style-name="ce2" office:value-type="float" office:value="42980000000" calcext:value-type="float">
            <text:p>4.30E+10</text:p>
          </table:table-cell>
          <table:table-cell table:style-name="ce2" office:value-type="float" office:value="5372000000" calcext:value-type="float">
            <text:p>5.37E+09</text:p>
          </table:table-cell>
          <table:table-cell table:number-columns-repeated="58"/>
          <table:table-cell office:value-type="float" office:value="1384" calcext:value-type="float">
            <text:p>1384</text:p>
          </table:table-cell>
          <table:table-cell office:value-type="float" office:value="89690874" calcext:value-type="float">
            <text:p>89690874</text:p>
          </table:table-cell>
          <table:table-cell office:value-type="float" office:value="86540664" calcext:value-type="float">
            <text:p>86540664</text:p>
          </table:table-cell>
          <table:table-cell office:value-type="float" office:value="90522537" calcext:value-type="float">
            <text:p>90522537</text:p>
          </table:table-cell>
          <table:table-cell table:formula="of:=[.BK89]^3" office:value-type="float" office:value="2650991104" calcext:value-type="float">
            <text:p>2650991104</text:p>
          </table:table-cell>
          <table:table-cell table:formula="of:=[.BK89]^2" office:value-type="float" office:value="1915456" calcext:value-type="float">
            <text:p>1915456</text:p>
          </table:table-cell>
          <table:table-cell table:formula="of:=[.BL89]/[.BO89]" office:value-type="float" office:value="0.0338329592523597" calcext:value-type="float">
            <text:p>0.0338329592523597</text:p>
          </table:table-cell>
          <table:table-cell table:formula="of:=[.BM89]/[.BO89]" office:value-type="float" office:value="0.0326446451930455" calcext:value-type="float">
            <text:p>0.0326446451930455</text:p>
          </table:table-cell>
          <table:table-cell table:formula="of:=[.BN89]/[.BO89]" office:value-type="float" office:value="0.0341466770157822" calcext:value-type="float">
            <text:p>0.0341466770157822</text:p>
          </table:table-cell>
          <table:table-cell/>
          <table:table-cell office:value-type="float" office:value="1392" calcext:value-type="float">
            <text:p>1392</text:p>
          </table:table-cell>
          <table:table-cell office:value-type="float" office:value="17948868" calcext:value-type="float">
            <text:p>17948868</text:p>
          </table:table-cell>
          <table:table-cell office:value-type="float" office:value="26456367" calcext:value-type="float">
            <text:p>26456367</text:p>
          </table:table-cell>
          <table:table-cell office:value-type="float" office:value="18517791" calcext:value-type="float">
            <text:p>18517791</text:p>
          </table:table-cell>
          <table:table-cell table:formula="of:=[.BU89]^3" office:value-type="float" office:value="2697228288" calcext:value-type="float">
            <text:p>2697228288</text:p>
          </table:table-cell>
          <table:table-cell table:formula="of:=[.BU89]^2" office:value-type="float" office:value="1937664" calcext:value-type="float">
            <text:p>1937664</text:p>
          </table:table-cell>
          <table:table-cell table:formula="of:=[.BV89]/[.BY89]" office:value-type="float" office:value="0.00665456019420185" calcext:value-type="float">
            <text:p>0.00665456019420185</text:p>
          </table:table-cell>
          <table:table-cell table:formula="of:=[.BW89]/[.BY89]" office:value-type="float" office:value="0.00980872368783343" calcext:value-type="float">
            <text:p>0.00980872368783343</text:p>
          </table:table-cell>
          <table:table-cell table:formula="of:=[.BX89]/[.BY89]" office:value-type="float" office:value="0.006865488947445" calcext:value-type="float">
            <text:p>0.006865488947445</text:p>
          </table:table-cell>
          <table:table-cell table:number-columns-repeated="3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777216" calcext:value-type="float">
            <text:p>16777216</text:p>
          </table:table-cell>
          <table:table-cell table:style-name="ce2" office:value-type="float" office:value="48810000000" calcext:value-type="float">
            <text:p>4.88E+10</text:p>
          </table:table-cell>
          <table:table-cell table:style-name="ce2" office:value-type="float" office:value="6101000000" calcext:value-type="float">
            <text:p>6.10E+09</text:p>
          </table:table-cell>
          <table:table-cell table:number-columns-repeated="58"/>
          <table:table-cell office:value-type="float" office:value="1400" calcext:value-type="float">
            <text:p>1400</text:p>
          </table:table-cell>
          <table:table-cell office:value-type="float" office:value="91502073" calcext:value-type="float">
            <text:p>91502073</text:p>
          </table:table-cell>
          <table:table-cell office:value-type="float" office:value="87827886" calcext:value-type="float">
            <text:p>87827886</text:p>
          </table:table-cell>
          <table:table-cell office:value-type="float" office:value="89918823" calcext:value-type="float">
            <text:p>89918823</text:p>
          </table:table-cell>
          <table:table-cell table:formula="of:=[.BK90]^3" office:value-type="float" office:value="2744000000" calcext:value-type="float">
            <text:p>2744000000</text:p>
          </table:table-cell>
          <table:table-cell table:formula="of:=[.BK90]^2" office:value-type="float" office:value="1960000" calcext:value-type="float">
            <text:p>1960000</text:p>
          </table:table-cell>
          <table:table-cell table:formula="of:=[.BL90]/[.BO90]" office:value-type="float" office:value="0.033346236516035" calcext:value-type="float">
            <text:p>0.033346236516035</text:p>
          </table:table-cell>
          <table:table-cell table:formula="of:=[.BM90]/[.BO90]" office:value-type="float" office:value="0.0320072470845481" calcext:value-type="float">
            <text:p>0.0320072470845481</text:p>
          </table:table-cell>
          <table:table-cell table:formula="of:=[.BN90]/[.BO90]" office:value-type="float" office:value="0.0327692503644315" calcext:value-type="float">
            <text:p>0.0327692503644315</text:p>
          </table:table-cell>
          <table:table-cell/>
          <table:table-cell office:value-type="float" office:value="1408" calcext:value-type="float">
            <text:p>1408</text:p>
          </table:table-cell>
          <table:table-cell office:value-type="float" office:value="18180528" calcext:value-type="float">
            <text:p>18180528</text:p>
          </table:table-cell>
          <table:table-cell office:value-type="float" office:value="26708034" calcext:value-type="float">
            <text:p>26708034</text:p>
          </table:table-cell>
          <table:table-cell office:value-type="float" office:value="18797091" calcext:value-type="float">
            <text:p>18797091</text:p>
          </table:table-cell>
          <table:table-cell table:formula="of:=[.BU90]^3" office:value-type="float" office:value="2791309312" calcext:value-type="float">
            <text:p>2791309312</text:p>
          </table:table-cell>
          <table:table-cell table:formula="of:=[.BU90]^2" office:value-type="float" office:value="1982464" calcext:value-type="float">
            <text:p>1982464</text:p>
          </table:table-cell>
          <table:table-cell table:formula="of:=[.BV90]/[.BY90]" office:value-type="float" office:value="0.0065132616875675" calcext:value-type="float">
            <text:p>0.0065132616875675</text:p>
          </table:table-cell>
          <table:table-cell table:formula="of:=[.BW90]/[.BY90]" office:value-type="float" office:value="0.00956828176840905" calcext:value-type="float">
            <text:p>0.00956828176840905</text:p>
          </table:table-cell>
          <table:table-cell table:formula="of:=[.BX90]/[.BY90]" office:value-type="float" office:value="0.00673414835080807" calcext:value-type="float">
            <text:p>0.00673414835080807</text:p>
          </table:table-cell>
          <table:table-cell table:number-columns-repeated="3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108864" calcext:value-type="float">
            <text:p>67108864</text:p>
          </table:table-cell>
          <table:table-cell table:style-name="ce2" office:value-type="float" office:value="33480000000" calcext:value-type="float">
            <text:p>3.35E+10</text:p>
          </table:table-cell>
          <table:table-cell table:style-name="ce2" office:value-type="float" office:value="4185000000" calcext:value-type="float">
            <text:p>4.19E+09</text:p>
          </table:table-cell>
          <table:table-cell table:number-columns-repeated="58"/>
          <table:table-cell office:value-type="float" office:value="1416" calcext:value-type="float">
            <text:p>1416</text:p>
          </table:table-cell>
          <table:table-cell office:value-type="float" office:value="100393794" calcext:value-type="float">
            <text:p>100393794</text:p>
          </table:table-cell>
          <table:table-cell office:value-type="float" office:value="96946485" calcext:value-type="float">
            <text:p>96946485</text:p>
          </table:table-cell>
          <table:table-cell office:value-type="float" office:value="99088236" calcext:value-type="float">
            <text:p>99088236</text:p>
          </table:table-cell>
          <table:table-cell table:formula="of:=[.BK91]^3" office:value-type="float" office:value="2839159296" calcext:value-type="float">
            <text:p>2839159296</text:p>
          </table:table-cell>
          <table:table-cell table:formula="of:=[.BK91]^2" office:value-type="float" office:value="2005056" calcext:value-type="float">
            <text:p>2005056</text:p>
          </table:table-cell>
          <table:table-cell table:formula="of:=[.BL91]/[.BO91]" office:value-type="float" office:value="0.0353603949385445" calcext:value-type="float">
            <text:p>0.0353603949385445</text:p>
          </table:table-cell>
          <table:table-cell table:formula="of:=[.BM91]/[.BO91]" office:value-type="float" office:value="0.0341461943106133" calcext:value-type="float">
            <text:p>0.0341461943106133</text:p>
          </table:table-cell>
          <table:table-cell table:formula="of:=[.BN91]/[.BO91]" office:value-type="float" office:value="0.0349005552945205" calcext:value-type="float">
            <text:p>0.0349005552945205</text:p>
          </table:table-cell>
          <table:table-cell/>
          <table:table-cell office:value-type="float" office:value="1424" calcext:value-type="float">
            <text:p>1424</text:p>
          </table:table-cell>
          <table:table-cell office:value-type="float" office:value="18579585" calcext:value-type="float">
            <text:p>18579585</text:p>
          </table:table-cell>
          <table:table-cell office:value-type="float" office:value="26906028" calcext:value-type="float">
            <text:p>26906028</text:p>
          </table:table-cell>
          <table:table-cell office:value-type="float" office:value="18973800" calcext:value-type="float">
            <text:p>18973800</text:p>
          </table:table-cell>
          <table:table-cell table:formula="of:=[.BU91]^3" office:value-type="float" office:value="2887553024" calcext:value-type="float">
            <text:p>2887553024</text:p>
          </table:table-cell>
          <table:table-cell table:formula="of:=[.BU91]^2" office:value-type="float" office:value="2027776" calcext:value-type="float">
            <text:p>2027776</text:p>
          </table:table-cell>
          <table:table-cell table:formula="of:=[.BV91]/[.BY91]" office:value-type="float" office:value="0.0064343701554829" calcext:value-type="float">
            <text:p>0.0064343701554829</text:p>
          </table:table-cell>
          <table:table-cell table:formula="of:=[.BW91]/[.BY91]" office:value-type="float" office:value="0.00931793382714346" calcext:value-type="float">
            <text:p>0.00931793382714346</text:p>
          </table:table-cell>
          <table:table-cell table:formula="of:=[.BX91]/[.BY91]" office:value-type="float" office:value="0.0065708923238114" calcext:value-type="float">
            <text:p>0.0065708923238114</text:p>
          </table:table-cell>
          <table:table-cell table:number-columns-repeated="37"/>
        </table:table-row>
        <table:table-row table:style-name="ro1">
          <table:table-cell table:number-columns-repeated="62"/>
          <table:table-cell office:value-type="float" office:value="1432" calcext:value-type="float">
            <text:p>1432</text:p>
          </table:table-cell>
          <table:table-cell office:value-type="float" office:value="101404983" calcext:value-type="float">
            <text:p>101404983</text:p>
          </table:table-cell>
          <table:table-cell office:value-type="float" office:value="97884099" calcext:value-type="float">
            <text:p>97884099</text:p>
          </table:table-cell>
          <table:table-cell office:value-type="float" office:value="100597530" calcext:value-type="float">
            <text:p>100597530</text:p>
          </table:table-cell>
          <table:table-cell table:formula="of:=[.BK92]^3" office:value-type="float" office:value="2936493568" calcext:value-type="float">
            <text:p>2936493568</text:p>
          </table:table-cell>
          <table:table-cell table:formula="of:=[.BK92]^2" office:value-type="float" office:value="2050624" calcext:value-type="float">
            <text:p>2050624</text:p>
          </table:table-cell>
          <table:table-cell table:formula="of:=[.BL92]/[.BO92]" office:value-type="float" office:value="0.0345326766947647" calcext:value-type="float">
            <text:p>0.0345326766947647</text:p>
          </table:table-cell>
          <table:table-cell table:formula="of:=[.BM92]/[.BO92]" office:value-type="float" office:value="0.0333336670873988" calcext:value-type="float">
            <text:p>0.0333336670873988</text:p>
          </table:table-cell>
          <table:table-cell table:formula="of:=[.BN92]/[.BO92]" office:value-type="float" office:value="0.0342577048682301" calcext:value-type="float">
            <text:p>0.0342577048682301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8765684" calcext:value-type="float">
            <text:p>18765684</text:p>
          </table:table-cell>
          <table:table-cell office:value-type="float" office:value="27207618" calcext:value-type="float">
            <text:p>27207618</text:p>
          </table:table-cell>
          <table:table-cell office:value-type="float" office:value="19189785" calcext:value-type="float">
            <text:p>19189785</text:p>
          </table:table-cell>
          <table:table-cell table:formula="of:=[.BU92]^3" office:value-type="float" office:value="2985984000" calcext:value-type="float">
            <text:p>2985984000</text:p>
          </table:table-cell>
          <table:table-cell table:formula="of:=[.BU92]^2" office:value-type="float" office:value="2073600" calcext:value-type="float">
            <text:p>2073600</text:p>
          </table:table-cell>
          <table:table-cell table:formula="of:=[.BV92]/[.BY92]" office:value-type="float" office:value="0.00628458960262346" calcext:value-type="float">
            <text:p>0.00628458960262346</text:p>
          </table:table-cell>
          <table:table-cell table:formula="of:=[.BW92]/[.BY92]" office:value-type="float" office:value="0.0091117762184928" calcext:value-type="float">
            <text:p>0.0091117762184928</text:p>
          </table:table-cell>
          <table:table-cell table:formula="of:=[.BX92]/[.BY92]" office:value-type="float" office:value="0.00642662016943158" calcext:value-type="float">
            <text:p>0.00642662016943158</text:p>
          </table:table-cell>
          <table:table-cell table:number-columns-repeated="3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style-name="ce2" office:value-type="float" office:value="425800000000" calcext:value-type="float">
            <text:p>4.26E+11</text:p>
          </table:table-cell>
          <table:table-cell table:style-name="ce2" office:value-type="float" office:value="26610000000" calcext:value-type="float">
            <text:p>2.66E+10</text:p>
          </table:table-cell>
          <table:table-cell table:number-columns-repeated="58"/>
          <table:table-cell office:value-type="float" office:value="1448" calcext:value-type="float">
            <text:p>1448</text:p>
          </table:table-cell>
          <table:table-cell office:value-type="float" office:value="102623067" calcext:value-type="float">
            <text:p>102623067</text:p>
          </table:table-cell>
          <table:table-cell office:value-type="float" office:value="99214020" calcext:value-type="float">
            <text:p>99214020</text:p>
          </table:table-cell>
          <table:table-cell office:value-type="float" office:value="101180979" calcext:value-type="float">
            <text:p>101180979</text:p>
          </table:table-cell>
          <table:table-cell table:formula="of:=[.BK93]^3" office:value-type="float" office:value="3036027392" calcext:value-type="float">
            <text:p>3036027392</text:p>
          </table:table-cell>
          <table:table-cell table:formula="of:=[.BK93]^2" office:value-type="float" office:value="2096704" calcext:value-type="float">
            <text:p>2096704</text:p>
          </table:table-cell>
          <table:table-cell table:formula="of:=[.BL93]/[.BO93]" office:value-type="float" office:value="0.0338017592563276" calcext:value-type="float">
            <text:p>0.0338017592563276</text:p>
          </table:table-cell>
          <table:table-cell table:formula="of:=[.BM93]/[.BO93]" office:value-type="float" office:value="0.0326788948813279" calcext:value-type="float">
            <text:p>0.0326788948813279</text:p>
          </table:table-cell>
          <table:table-cell table:formula="of:=[.BN93]/[.BO93]" office:value-type="float" office:value="0.0333267674944614" calcext:value-type="float">
            <text:p>0.0333267674944614</text:p>
          </table:table-cell>
          <table:table-cell/>
          <table:table-cell office:value-type="float" office:value="1456" calcext:value-type="float">
            <text:p>1456</text:p>
          </table:table-cell>
          <table:table-cell office:value-type="float" office:value="18787458" calcext:value-type="float">
            <text:p>18787458</text:p>
          </table:table-cell>
          <table:table-cell office:value-type="float" office:value="27626757" calcext:value-type="float">
            <text:p>27626757</text:p>
          </table:table-cell>
          <table:table-cell office:value-type="float" office:value="19471281" calcext:value-type="float">
            <text:p>19471281</text:p>
          </table:table-cell>
          <table:table-cell table:formula="of:=[.BU93]^3" office:value-type="float" office:value="3086626816" calcext:value-type="float">
            <text:p>3086626816</text:p>
          </table:table-cell>
          <table:table-cell table:formula="of:=[.BU93]^2" office:value-type="float" office:value="2119936" calcext:value-type="float">
            <text:p>2119936</text:p>
          </table:table-cell>
          <table:table-cell table:formula="of:=[.BV93]/[.BY93]" office:value-type="float" office:value="0.00608672804325173" calcext:value-type="float">
            <text:p>0.00608672804325173</text:p>
          </table:table-cell>
          <table:table-cell table:formula="of:=[.BW93]/[.BY93]" office:value-type="float" office:value="0.00895046879551247" calcext:value-type="float">
            <text:p>0.00895046879551247</text:p>
          </table:table-cell>
          <table:table-cell table:formula="of:=[.BX93]/[.BY93]" office:value-type="float" office:value="0.00630827183223694" calcext:value-type="float">
            <text:p>0.00630827183223694</text:p>
          </table:table-cell>
          <table:table-cell table:number-columns-repeated="3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table:style-name="ce2" office:value-type="float" office:value="410400000000" calcext:value-type="float">
            <text:p>4.10E+11</text:p>
          </table:table-cell>
          <table:table-cell table:style-name="ce2" office:value-type="float" office:value="25650000000" calcext:value-type="float">
            <text:p>2.57E+10</text:p>
          </table:table-cell>
          <table:table-cell table:number-columns-repeated="58"/>
          <table:table-cell office:value-type="float" office:value="1464" calcext:value-type="float">
            <text:p>1464</text:p>
          </table:table-cell>
          <table:table-cell office:value-type="float" office:value="103603086" calcext:value-type="float">
            <text:p>103603086</text:p>
          </table:table-cell>
          <table:table-cell office:value-type="float" office:value="100699164" calcext:value-type="float">
            <text:p>100699164</text:p>
          </table:table-cell>
          <table:table-cell office:value-type="float" office:value="102378069" calcext:value-type="float">
            <text:p>102378069</text:p>
          </table:table-cell>
          <table:table-cell table:formula="of:=[.BK94]^3" office:value-type="float" office:value="3137785344" calcext:value-type="float">
            <text:p>3137785344</text:p>
          </table:table-cell>
          <table:table-cell table:formula="of:=[.BK94]^2" office:value-type="float" office:value="2143296" calcext:value-type="float">
            <text:p>2143296</text:p>
          </table:table-cell>
          <table:table-cell table:formula="of:=[.BL94]/[.BO94]" office:value-type="float" office:value="0.0330179010486193" calcext:value-type="float">
            <text:p>0.0330179010486193</text:p>
          </table:table-cell>
          <table:table-cell table:formula="of:=[.BM94]/[.BO94]" office:value-type="float" office:value="0.0320924323878797" calcext:value-type="float">
            <text:p>0.0320924323878797</text:p>
          </table:table-cell>
          <table:table-cell table:formula="of:=[.BN94]/[.BO94]" office:value-type="float" office:value="0.0326274928894562" calcext:value-type="float">
            <text:p>0.0326274928894562</text:p>
          </table:table-cell>
          <table:table-cell/>
          <table:table-cell office:value-type="float" office:value="1472" calcext:value-type="float">
            <text:p>1472</text:p>
          </table:table-cell>
          <table:table-cell office:value-type="float" office:value="18977655" calcext:value-type="float">
            <text:p>18977655</text:p>
          </table:table-cell>
          <table:table-cell office:value-type="float" office:value="27994098" calcext:value-type="float">
            <text:p>27994098</text:p>
          </table:table-cell>
          <table:table-cell office:value-type="float" office:value="19656978" calcext:value-type="float">
            <text:p>19656978</text:p>
          </table:table-cell>
          <table:table-cell table:formula="of:=[.BU94]^3" office:value-type="float" office:value="3189506048" calcext:value-type="float">
            <text:p>3189506048</text:p>
          </table:table-cell>
          <table:table-cell table:formula="of:=[.BU94]^2" office:value-type="float" office:value="2166784" calcext:value-type="float">
            <text:p>2166784</text:p>
          </table:table-cell>
          <table:table-cell table:formula="of:=[.BV94]/[.BY94]" office:value-type="float" office:value="0.00595002947616295" calcext:value-type="float">
            <text:p>0.00595002947616295</text:p>
          </table:table-cell>
          <table:table-cell table:formula="of:=[.BW94]/[.BY94]" office:value-type="float" office:value="0.00877693836559861" calcext:value-type="float">
            <text:p>0.00877693836559861</text:p>
          </table:table-cell>
          <table:table-cell table:formula="of:=[.BX94]/[.BY94]" office:value-type="float" office:value="0.00616301637437748" calcext:value-type="float">
            <text:p>0.00616301637437748</text:p>
          </table:table-cell>
          <table:table-cell table:number-columns-repeated="3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384" calcext:value-type="float">
            <text:p>16384</text:p>
          </table:table-cell>
          <table:table-cell table:style-name="ce2" office:value-type="float" office:value="434400000000" calcext:value-type="float">
            <text:p>4.34E+11</text:p>
          </table:table-cell>
          <table:table-cell table:style-name="ce2" office:value-type="float" office:value="27150000000" calcext:value-type="float">
            <text:p>2.72E+10</text:p>
          </table:table-cell>
          <table:table-cell table:number-columns-repeated="58"/>
          <table:table-cell office:value-type="float" office:value="1480" calcext:value-type="float">
            <text:p>1480</text:p>
          </table:table-cell>
          <table:table-cell office:value-type="float" office:value="113964435" calcext:value-type="float">
            <text:p>113964435</text:p>
          </table:table-cell>
          <table:table-cell office:value-type="float" office:value="110178180" calcext:value-type="float">
            <text:p>110178180</text:p>
          </table:table-cell>
          <table:table-cell office:value-type="float" office:value="114275466" calcext:value-type="float">
            <text:p>114275466</text:p>
          </table:table-cell>
          <table:table-cell table:formula="of:=[.BK95]^3" office:value-type="float" office:value="3241792000" calcext:value-type="float">
            <text:p>3241792000</text:p>
          </table:table-cell>
          <table:table-cell table:formula="of:=[.BK95]^2" office:value-type="float" office:value="2190400" calcext:value-type="float">
            <text:p>2190400</text:p>
          </table:table-cell>
          <table:table-cell table:formula="of:=[.BL95]/[.BO95]" office:value-type="float" office:value="0.0351547647103824" calcext:value-type="float">
            <text:p>0.0351547647103824</text:p>
          </table:table-cell>
          <table:table-cell table:formula="of:=[.BM95]/[.BO95]" office:value-type="float" office:value="0.0339868134661323" calcext:value-type="float">
            <text:p>0.0339868134661323</text:p>
          </table:table-cell>
          <table:table-cell table:formula="of:=[.BN95]/[.BO95]" office:value-type="float" office:value="0.0352507088671944" calcext:value-type="float">
            <text:p>0.0352507088671944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19171680" calcext:value-type="float">
            <text:p>19171680</text:p>
          </table:table-cell>
          <table:table-cell office:value-type="float" office:value="28132878" calcext:value-type="float">
            <text:p>28132878</text:p>
          </table:table-cell>
          <table:table-cell office:value-type="float" office:value="19846512" calcext:value-type="float">
            <text:p>19846512</text:p>
          </table:table-cell>
          <table:table-cell table:formula="of:=[.BU95]^3" office:value-type="float" office:value="3294646272" calcext:value-type="float">
            <text:p>3294646272</text:p>
          </table:table-cell>
          <table:table-cell table:formula="of:=[.BU95]^2" office:value-type="float" office:value="2214144" calcext:value-type="float">
            <text:p>2214144</text:p>
          </table:table-cell>
          <table:table-cell table:formula="of:=[.BV95]/[.BY95]" office:value-type="float" office:value="0.00581904047270055" calcext:value-type="float">
            <text:p>0.00581904047270055</text:p>
          </table:table-cell>
          <table:table-cell table:formula="of:=[.BW95]/[.BY95]" office:value-type="float" office:value="0.00853896766978935" calcext:value-type="float">
            <text:p>0.00853896766978935</text:p>
          </table:table-cell>
          <table:table-cell table:formula="of:=[.BX95]/[.BY95]" office:value-type="float" office:value="0.0060238673173106" calcext:value-type="float">
            <text:p>0.0060238673173106</text:p>
          </table:table-cell>
          <table:table-cell table:number-columns-repeated="3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table:style-name="ce2" office:value-type="float" office:value="418500000000" calcext:value-type="float">
            <text:p>4.19E+11</text:p>
          </table:table-cell>
          <table:table-cell table:style-name="ce2" office:value-type="float" office:value="26150000000" calcext:value-type="float">
            <text:p>2.62E+10</text:p>
          </table:table-cell>
          <table:table-cell table:number-columns-repeated="58"/>
          <table:table-cell office:value-type="float" office:value="1496" calcext:value-type="float">
            <text:p>1496</text:p>
          </table:table-cell>
          <table:table-cell office:value-type="float" office:value="115408545" calcext:value-type="float">
            <text:p>115408545</text:p>
          </table:table-cell>
          <table:table-cell office:value-type="float" office:value="111585024" calcext:value-type="float">
            <text:p>111585024</text:p>
          </table:table-cell>
          <table:table-cell office:value-type="float" office:value="116812173" calcext:value-type="float">
            <text:p>116812173</text:p>
          </table:table-cell>
          <table:table-cell table:formula="of:=[.BK96]^3" office:value-type="float" office:value="3348071936" calcext:value-type="float">
            <text:p>3348071936</text:p>
          </table:table-cell>
          <table:table-cell table:formula="of:=[.BK96]^2" office:value-type="float" office:value="2238016" calcext:value-type="float">
            <text:p>2238016</text:p>
          </table:table-cell>
          <table:table-cell table:formula="of:=[.BL96]/[.BO96]" office:value-type="float" office:value="0.0344701509424199" calcext:value-type="float">
            <text:p>0.0344701509424199</text:p>
          </table:table-cell>
          <table:table-cell table:formula="of:=[.BM96]/[.BO96]" office:value-type="float" office:value="0.0333281441178688" calcext:value-type="float">
            <text:p>0.0333281441178688</text:p>
          </table:table-cell>
          <table:table-cell table:formula="of:=[.BN96]/[.BO96]" office:value-type="float" office:value="0.0348893856622321" calcext:value-type="float">
            <text:p>0.0348893856622321</text:p>
          </table:table-cell>
          <table:table-cell/>
          <table:table-cell office:value-type="float" office:value="1504" calcext:value-type="float">
            <text:p>1504</text:p>
          </table:table-cell>
          <table:table-cell office:value-type="float" office:value="19406751" calcext:value-type="float">
            <text:p>19406751</text:p>
          </table:table-cell>
          <table:table-cell office:value-type="float" office:value="28446183" calcext:value-type="float">
            <text:p>28446183</text:p>
          </table:table-cell>
          <table:table-cell office:value-type="float" office:value="19990596" calcext:value-type="float">
            <text:p>19990596</text:p>
          </table:table-cell>
          <table:table-cell table:formula="of:=[.BU96]^3" office:value-type="float" office:value="3402072064" calcext:value-type="float">
            <text:p>3402072064</text:p>
          </table:table-cell>
          <table:table-cell table:formula="of:=[.BU96]^2" office:value-type="float" office:value="2262016" calcext:value-type="float">
            <text:p>2262016</text:p>
          </table:table-cell>
          <table:table-cell table:formula="of:=[.BV96]/[.BY96]" office:value-type="float" office:value="0.0057043915105027" calcext:value-type="float">
            <text:p>0.0057043915105027</text:p>
          </table:table-cell>
          <table:table-cell table:formula="of:=[.BW96]/[.BY96]" office:value-type="float" office:value="0.00836142870135275" calcext:value-type="float">
            <text:p>0.00836142870135275</text:p>
          </table:table-cell>
          <table:table-cell table:formula="of:=[.BX96]/[.BY96]" office:value-type="float" office:value="0.00587600604100549" calcext:value-type="float">
            <text:p>0.00587600604100549</text:p>
          </table:table-cell>
          <table:table-cell table:number-columns-repeated="3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2144" calcext:value-type="float">
            <text:p>262144</text:p>
          </table:table-cell>
          <table:table-cell table:style-name="ce2" office:value-type="float" office:value="442200000000" calcext:value-type="float">
            <text:p>4.42E+11</text:p>
          </table:table-cell>
          <table:table-cell table:style-name="ce2" office:value-type="float" office:value="27640000000" calcext:value-type="float">
            <text:p>2.76E+10</text:p>
          </table:table-cell>
          <table:table-cell table:number-columns-repeated="58"/>
          <table:table-cell office:value-type="float" office:value="1512" calcext:value-type="float">
            <text:p>1512</text:p>
          </table:table-cell>
          <table:table-cell office:value-type="float" office:value="116633481" calcext:value-type="float">
            <text:p>116633481</text:p>
          </table:table-cell>
          <table:table-cell office:value-type="float" office:value="112750752" calcext:value-type="float">
            <text:p>112750752</text:p>
          </table:table-cell>
          <table:table-cell office:value-type="float" office:value="114900603" calcext:value-type="float">
            <text:p>114900603</text:p>
          </table:table-cell>
          <table:table-cell table:formula="of:=[.BK97]^3" office:value-type="float" office:value="3456649728" calcext:value-type="float">
            <text:p>3456649728</text:p>
          </table:table-cell>
          <table:table-cell table:formula="of:=[.BK97]^2" office:value-type="float" office:value="2286144" calcext:value-type="float">
            <text:p>2286144</text:p>
          </table:table-cell>
          <table:table-cell table:formula="of:=[.BL97]/[.BO97]" office:value-type="float" office:value="0.0337417702624684" calcext:value-type="float">
            <text:p>0.0337417702624684</text:p>
          </table:table-cell>
          <table:table-cell table:formula="of:=[.BM97]/[.BO97]" office:value-type="float" office:value="0.0326185066096463" calcext:value-type="float">
            <text:p>0.0326185066096463</text:p>
          </table:table-cell>
          <table:table-cell table:formula="of:=[.BN97]/[.BO97]" office:value-type="float" office:value="0.0332404530517707" calcext:value-type="float">
            <text:p>0.0332404530517707</text:p>
          </table:table-cell>
          <table:table-cell/>
          <table:table-cell office:value-type="float" office:value="1520" calcext:value-type="float">
            <text:p>1520</text:p>
          </table:table-cell>
          <table:table-cell office:value-type="float" office:value="19622253" calcext:value-type="float">
            <text:p>19622253</text:p>
          </table:table-cell>
          <table:table-cell office:value-type="float" office:value="28821072" calcext:value-type="float">
            <text:p>28821072</text:p>
          </table:table-cell>
          <table:table-cell office:value-type="float" office:value="20227815" calcext:value-type="float">
            <text:p>20227815</text:p>
          </table:table-cell>
          <table:table-cell table:formula="of:=[.BU97]^3" office:value-type="float" office:value="3511808000" calcext:value-type="float">
            <text:p>3511808000</text:p>
          </table:table-cell>
          <table:table-cell table:formula="of:=[.BU97]^2" office:value-type="float" office:value="2310400" calcext:value-type="float">
            <text:p>2310400</text:p>
          </table:table-cell>
          <table:table-cell table:formula="of:=[.BV97]/[.BY97]" office:value-type="float" office:value="0.0055875073466431" calcext:value-type="float">
            <text:p>0.0055875073466431</text:p>
          </table:table-cell>
          <table:table-cell table:formula="of:=[.BW97]/[.BY97]" office:value-type="float" office:value="0.00820690424989065" calcext:value-type="float">
            <text:p>0.00820690424989065</text:p>
          </table:table-cell>
          <table:table-cell table:formula="of:=[.BX97]/[.BY97]" office:value-type="float" office:value="0.00575994331125164" calcext:value-type="float">
            <text:p>0.00575994331125164</text:p>
          </table:table-cell>
          <table:table-cell table:number-columns-repeated="3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table:style-name="ce2" office:value-type="float" office:value="432200000000" calcext:value-type="float">
            <text:p>4.32E+11</text:p>
          </table:table-cell>
          <table:table-cell table:style-name="ce2" office:value-type="float" office:value="27010000000" calcext:value-type="float">
            <text:p>2.70E+10</text:p>
          </table:table-cell>
          <table:table-cell table:number-columns-repeated="58"/>
          <table:table-cell office:value-type="float" office:value="1528" calcext:value-type="float">
            <text:p>1528</text:p>
          </table:table-cell>
          <table:table-cell office:value-type="float" office:value="117704742" calcext:value-type="float">
            <text:p>117704742</text:p>
          </table:table-cell>
          <table:table-cell office:value-type="float" office:value="113948571" calcext:value-type="float">
            <text:p>113948571</text:p>
          </table:table-cell>
          <table:table-cell office:value-type="float" office:value="116055720" calcext:value-type="float">
            <text:p>116055720</text:p>
          </table:table-cell>
          <table:table-cell table:formula="of:=[.BK98]^3" office:value-type="float" office:value="3567549952" calcext:value-type="float">
            <text:p>3567549952</text:p>
          </table:table-cell>
          <table:table-cell table:formula="of:=[.BK98]^2" office:value-type="float" office:value="2334784" calcext:value-type="float">
            <text:p>2334784</text:p>
          </table:table-cell>
          <table:table-cell table:formula="of:=[.BL98]/[.BO98]" office:value-type="float" office:value="0.0329931587738565" calcext:value-type="float">
            <text:p>0.0329931587738565</text:p>
          </table:table-cell>
          <table:table-cell table:formula="of:=[.BM98]/[.BO98]" office:value-type="float" office:value="0.0319402874614606" calcext:value-type="float">
            <text:p>0.0319402874614606</text:p>
          </table:table-cell>
          <table:table-cell table:formula="of:=[.BN98]/[.BO98]" office:value-type="float" office:value="0.0325309306278776" calcext:value-type="float">
            <text:p>0.0325309306278776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float" office:value="23465637" calcext:value-type="float">
            <text:p>23465637</text:p>
          </table:table-cell>
          <table:table-cell office:value-type="float" office:value="30819591" calcext:value-type="float">
            <text:p>30819591</text:p>
          </table:table-cell>
          <table:table-cell office:value-type="float" office:value="25898106" calcext:value-type="float">
            <text:p>25898106</text:p>
          </table:table-cell>
          <table:table-cell table:formula="of:=[.BU98]^3" office:value-type="float" office:value="3623878656" calcext:value-type="float">
            <text:p>3623878656</text:p>
          </table:table-cell>
          <table:table-cell table:formula="of:=[.BU98]^2" office:value-type="float" office:value="2359296" calcext:value-type="float">
            <text:p>2359296</text:p>
          </table:table-cell>
          <table:table-cell table:formula="of:=[.BV98]/[.BY98]" office:value-type="float" office:value="0.00647528221209844" calcext:value-type="float">
            <text:p>0.00647528221209844</text:p>
          </table:table-cell>
          <table:table-cell table:formula="of:=[.BW98]/[.BY98]" office:value-type="float" office:value="0.00850458691517512" calcext:value-type="float">
            <text:p>0.00850458691517512</text:p>
          </table:table-cell>
          <table:table-cell table:formula="of:=[.BX98]/[.BY98]" office:value-type="float" office:value="0.00714651578002506" calcext:value-type="float">
            <text:p>0.00714651578002506</text:p>
          </table:table-cell>
          <table:table-cell table:number-columns-repeated="3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table:style-name="ce2" office:value-type="float" office:value="72670000000" calcext:value-type="float">
            <text:p>7.27E+10</text:p>
          </table:table-cell>
          <table:table-cell table:style-name="ce2" office:value-type="float" office:value="4542000000" calcext:value-type="float">
            <text:p>4.54E+09</text:p>
          </table:table-cell>
          <table:table-cell table:number-columns-repeated="58"/>
          <table:table-cell office:value-type="float" office:value="1544" calcext:value-type="float">
            <text:p>1544</text:p>
          </table:table-cell>
          <table:table-cell office:value-type="float" office:value="129142197" calcext:value-type="float">
            <text:p>129142197</text:p>
          </table:table-cell>
          <table:table-cell office:value-type="float" office:value="124612209" calcext:value-type="float">
            <text:p>124612209</text:p>
          </table:table-cell>
          <table:table-cell office:value-type="float" office:value="127213035" calcext:value-type="float">
            <text:p>127213035</text:p>
          </table:table-cell>
          <table:table-cell table:formula="of:=[.BK99]^3" office:value-type="float" office:value="3680797184" calcext:value-type="float">
            <text:p>3680797184</text:p>
          </table:table-cell>
          <table:table-cell table:formula="of:=[.BK99]^2" office:value-type="float" office:value="2383936" calcext:value-type="float">
            <text:p>2383936</text:p>
          </table:table-cell>
          <table:table-cell table:formula="of:=[.BL99]/[.BO99]" office:value-type="float" office:value="0.0350853879049262" calcext:value-type="float">
            <text:p>0.0350853879049262</text:p>
          </table:table-cell>
          <table:table-cell table:formula="of:=[.BM99]/[.BO99]" office:value-type="float" office:value="0.0338546795084703" calcext:value-type="float">
            <text:p>0.0338546795084703</text:p>
          </table:table-cell>
          <table:table-cell table:formula="of:=[.BN99]/[.BO99]" office:value-type="float" office:value="0.0345612726376178" calcext:value-type="float">
            <text:p>0.0345612726376178</text:p>
          </table:table-cell>
          <table:table-cell/>
          <table:table-cell office:value-type="float" office:value="1552" calcext:value-type="float">
            <text:p>1552</text:p>
          </table:table-cell>
          <table:table-cell office:value-type="float" office:value="27356469" calcext:value-type="float">
            <text:p>27356469</text:p>
          </table:table-cell>
          <table:table-cell office:value-type="float" office:value="39946734" calcext:value-type="float">
            <text:p>39946734</text:p>
          </table:table-cell>
          <table:table-cell office:value-type="float" office:value="28062534" calcext:value-type="float">
            <text:p>28062534</text:p>
          </table:table-cell>
          <table:table-cell table:formula="of:=[.BU99]^3" office:value-type="float" office:value="3738308608" calcext:value-type="float">
            <text:p>3738308608</text:p>
          </table:table-cell>
          <table:table-cell table:formula="of:=[.BU99]^2" office:value-type="float" office:value="2408704" calcext:value-type="float">
            <text:p>2408704</text:p>
          </table:table-cell>
          <table:table-cell table:formula="of:=[.BV99]/[.BY99]" office:value-type="float" office:value="0.00731787336697056" calcext:value-type="float">
            <text:p>0.00731787336697056</text:p>
          </table:table-cell>
          <table:table-cell table:formula="of:=[.BW99]/[.BY99]" office:value-type="float" office:value="0.0106857774969444" calcext:value-type="float">
            <text:p>0.0106857774969444</text:p>
          </table:table-cell>
          <table:table-cell table:formula="of:=[.BX99]/[.BY99]" office:value-type="float" office:value="0.00750674621671042" calcext:value-type="float">
            <text:p>0.00750674621671042</text:p>
          </table:table-cell>
          <table:table-cell table:number-columns-repeated="3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777216" calcext:value-type="float">
            <text:p>16777216</text:p>
          </table:table-cell>
          <table:table-cell table:style-name="ce2" office:value-type="float" office:value="67470000000" calcext:value-type="float">
            <text:p>6.75E+10</text:p>
          </table:table-cell>
          <table:table-cell table:style-name="ce2" office:value-type="float" office:value="4217000000" calcext:value-type="float">
            <text:p>4.22E+09</text:p>
          </table:table-cell>
          <table:table-cell table:number-columns-repeated="58"/>
          <table:table-cell office:value-type="float" office:value="1560" calcext:value-type="float">
            <text:p>1560</text:p>
          </table:table-cell>
          <table:table-cell office:value-type="float" office:value="130342425" calcext:value-type="float">
            <text:p>130342425</text:p>
          </table:table-cell>
          <table:table-cell office:value-type="float" office:value="126136272" calcext:value-type="float">
            <text:p>126136272</text:p>
          </table:table-cell>
          <table:table-cell office:value-type="float" office:value="128491881" calcext:value-type="float">
            <text:p>128491881</text:p>
          </table:table-cell>
          <table:table-cell table:formula="of:=[.BK100]^3" office:value-type="float" office:value="3796416000" calcext:value-type="float">
            <text:p>3796416000</text:p>
          </table:table-cell>
          <table:table-cell table:formula="of:=[.BK100]^2" office:value-type="float" office:value="2433600" calcext:value-type="float">
            <text:p>2433600</text:p>
          </table:table-cell>
          <table:table-cell table:formula="of:=[.BL100]/[.BO100]" office:value-type="float" office:value="0.0343330196163961" calcext:value-type="float">
            <text:p>0.0343330196163961</text:p>
          </table:table-cell>
          <table:table-cell table:formula="of:=[.BM100]/[.BO100]" office:value-type="float" office:value="0.0332250922975775" calcext:value-type="float">
            <text:p>0.0332250922975775</text:p>
          </table:table-cell>
          <table:table-cell table:formula="of:=[.BN100]/[.BO100]" office:value-type="float" office:value="0.0338455746156375" calcext:value-type="float">
            <text:p>0.0338455746156375</text:p>
          </table:table-cell>
          <table:table-cell/>
          <table:table-cell office:value-type="float" office:value="1568" calcext:value-type="float">
            <text:p>1568</text:p>
          </table:table-cell>
          <table:table-cell office:value-type="float" office:value="27426036" calcext:value-type="float">
            <text:p>27426036</text:p>
          </table:table-cell>
          <table:table-cell office:value-type="float" office:value="40243587" calcext:value-type="float">
            <text:p>40243587</text:p>
          </table:table-cell>
          <table:table-cell office:value-type="float" office:value="28243965" calcext:value-type="float">
            <text:p>28243965</text:p>
          </table:table-cell>
          <table:table-cell table:formula="of:=[.BU100]^3" office:value-type="float" office:value="3855122432" calcext:value-type="float">
            <text:p>3855122432</text:p>
          </table:table-cell>
          <table:table-cell table:formula="of:=[.BU100]^2" office:value-type="float" office:value="2458624" calcext:value-type="float">
            <text:p>2458624</text:p>
          </table:table-cell>
          <table:table-cell table:formula="of:=[.BV100]/[.BY100]" office:value-type="float" office:value="0.00711418028448234" calcext:value-type="float">
            <text:p>0.00711418028448234</text:p>
          </table:table-cell>
          <table:table-cell table:formula="of:=[.BW100]/[.BY100]" office:value-type="float" office:value="0.0104389906442276" calcext:value-type="float">
            <text:p>0.0104389906442276</text:p>
          </table:table-cell>
          <table:table-cell table:formula="of:=[.BX100]/[.BY100]" office:value-type="float" office:value="0.00732634708707482" calcext:value-type="float">
            <text:p>0.00732634708707482</text:p>
          </table:table-cell>
          <table:table-cell table:number-columns-repeated="3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108864" calcext:value-type="float">
            <text:p>67108864</text:p>
          </table:table-cell>
          <table:table-cell table:style-name="ce2" office:value-type="float" office:value="66710000000" calcext:value-type="float">
            <text:p>6.67E+10</text:p>
          </table:table-cell>
          <table:table-cell table:style-name="ce2" office:value-type="float" office:value="4169000000" calcext:value-type="float">
            <text:p>4.17E+09</text:p>
          </table:table-cell>
          <table:table-cell table:number-columns-repeated="58"/>
          <table:table-cell office:value-type="float" office:value="1576" calcext:value-type="float">
            <text:p>1576</text:p>
          </table:table-cell>
          <table:table-cell office:value-type="float" office:value="132410340" calcext:value-type="float">
            <text:p>132410340</text:p>
          </table:table-cell>
          <table:table-cell office:value-type="float" office:value="127389486" calcext:value-type="float">
            <text:p>127389486</text:p>
          </table:table-cell>
          <table:table-cell office:value-type="float" office:value="127484964" calcext:value-type="float">
            <text:p>127484964</text:p>
          </table:table-cell>
          <table:table-cell table:formula="of:=[.BK101]^3" office:value-type="float" office:value="3914430976" calcext:value-type="float">
            <text:p>3914430976</text:p>
          </table:table-cell>
          <table:table-cell table:formula="of:=[.BK101]^2" office:value-type="float" office:value="2483776" calcext:value-type="float">
            <text:p>2483776</text:p>
          </table:table-cell>
          <table:table-cell table:formula="of:=[.BL101]/[.BO101]" office:value-type="float" office:value="0.0338262038114426" calcext:value-type="float">
            <text:p>0.0338262038114426</text:p>
          </table:table-cell>
          <table:table-cell table:formula="of:=[.BM101]/[.BO101]" office:value-type="float" office:value="0.0325435514845057" calcext:value-type="float">
            <text:p>0.0325435514845057</text:p>
          </table:table-cell>
          <table:table-cell table:formula="of:=[.BN101]/[.BO101]" office:value-type="float" office:value="0.0325679427691102" calcext:value-type="float">
            <text:p>0.0325679427691102</text:p>
          </table:table-cell>
          <table:table-cell/>
          <table:table-cell office:value-type="float" office:value="1584" calcext:value-type="float">
            <text:p>1584</text:p>
          </table:table-cell>
          <table:table-cell office:value-type="float" office:value="27686664" calcext:value-type="float">
            <text:p>27686664</text:p>
          </table:table-cell>
          <table:table-cell office:value-type="float" office:value="40619013" calcext:value-type="float">
            <text:p>40619013</text:p>
          </table:table-cell>
          <table:table-cell office:value-type="float" office:value="28520586" calcext:value-type="float">
            <text:p>28520586</text:p>
          </table:table-cell>
          <table:table-cell table:formula="of:=[.BU101]^3" office:value-type="float" office:value="3974344704" calcext:value-type="float">
            <text:p>3974344704</text:p>
          </table:table-cell>
          <table:table-cell table:formula="of:=[.BU101]^2" office:value-type="float" office:value="2509056" calcext:value-type="float">
            <text:p>2509056</text:p>
          </table:table-cell>
          <table:table-cell table:formula="of:=[.BV101]/[.BY101]" office:value-type="float" office:value="0.00696634692308763" calcext:value-type="float">
            <text:p>0.00696634692308763</text:p>
          </table:table-cell>
          <table:table-cell table:formula="of:=[.BW101]/[.BY101]" office:value-type="float" office:value="0.010220304484188" calcext:value-type="float">
            <text:p>0.010220304484188</text:p>
          </table:table-cell>
          <table:table-cell table:formula="of:=[.BX101]/[.BY101]" office:value-type="float" office:value="0.00717617321197512" calcext:value-type="float">
            <text:p>0.00717617321197512</text:p>
          </table:table-cell>
          <table:table-cell table:number-columns-repeated="37"/>
        </table:table-row>
        <table:table-row table:style-name="ro1">
          <table:table-cell table:number-columns-repeated="62"/>
          <table:table-cell office:value-type="float" office:value="1592" calcext:value-type="float">
            <text:p>1592</text:p>
          </table:table-cell>
          <table:table-cell office:value-type="float" office:value="133134162" calcext:value-type="float">
            <text:p>133134162</text:p>
          </table:table-cell>
          <table:table-cell office:value-type="float" office:value="128787261" calcext:value-type="float">
            <text:p>128787261</text:p>
          </table:table-cell>
          <table:table-cell office:value-type="float" office:value="129329238" calcext:value-type="float">
            <text:p>129329238</text:p>
          </table:table-cell>
          <table:table-cell table:formula="of:=[.BK102]^3" office:value-type="float" office:value="4034866688" calcext:value-type="float">
            <text:p>4034866688</text:p>
          </table:table-cell>
          <table:table-cell table:formula="of:=[.BK102]^2" office:value-type="float" office:value="2534464" calcext:value-type="float">
            <text:p>2534464</text:p>
          </table:table-cell>
          <table:table-cell table:formula="of:=[.BL102]/[.BO102]" office:value-type="float" office:value="0.0329959258371413" calcext:value-type="float">
            <text:p>0.0329959258371413</text:p>
          </table:table-cell>
          <table:table-cell table:formula="of:=[.BM102]/[.BO102]" office:value-type="float" office:value="0.0319185913584266" calcext:value-type="float">
            <text:p>0.0319185913584266</text:p>
          </table:table-cell>
          <table:table-cell table:formula="of:=[.BN102]/[.BO102]" office:value-type="float" office:value="0.0320529147554329" calcext:value-type="float">
            <text:p>0.0320529147554329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28101180" calcext:value-type="float">
            <text:p>28101180</text:p>
          </table:table-cell>
          <table:table-cell office:value-type="float" office:value="41039460" calcext:value-type="float">
            <text:p>41039460</text:p>
          </table:table-cell>
          <table:table-cell office:value-type="float" office:value="28855974" calcext:value-type="float">
            <text:p>28855974</text:p>
          </table:table-cell>
          <table:table-cell table:formula="of:=[.BU102]^3" office:value-type="float" office:value="4096000000" calcext:value-type="float">
            <text:p>4096000000</text:p>
          </table:table-cell>
          <table:table-cell table:formula="of:=[.BU102]^2" office:value-type="float" office:value="2560000" calcext:value-type="float">
            <text:p>2560000</text:p>
          </table:table-cell>
          <table:table-cell table:formula="of:=[.BV102]/[.BY102]" office:value-type="float" office:value="0.0068606396484375" calcext:value-type="float">
            <text:p>0.0068606396484375</text:p>
          </table:table-cell>
          <table:table-cell table:formula="of:=[.BW102]/[.BY102]" office:value-type="float" office:value="0.0100193994140625" calcext:value-type="float">
            <text:p>0.0100193994140625</text:p>
          </table:table-cell>
          <table:table-cell table:formula="of:=[.BX102]/[.BY102]" office:value-type="float" office:value="0.00704491552734375" calcext:value-type="float">
            <text:p>0.00704491552734375</text:p>
          </table:table-cell>
          <table:table-cell table:number-columns-repeated="37"/>
        </table:table-row>
        <table:table-row table:style-name="ro1">
          <table:table-cell table:number-columns-repeated="62"/>
          <table:table-cell office:value-type="float" office:value="1608" calcext:value-type="float">
            <text:p>1608</text:p>
          </table:table-cell>
          <table:table-cell office:value-type="float" office:value="149653608" calcext:value-type="float">
            <text:p>149653608</text:p>
          </table:table-cell>
          <table:table-cell office:value-type="float" office:value="140786388" calcext:value-type="float">
            <text:p>140786388</text:p>
          </table:table-cell>
          <table:table-cell office:value-type="float" office:value="140681673" calcext:value-type="float">
            <text:p>140681673</text:p>
          </table:table-cell>
          <table:table-cell table:formula="of:=[.BK103]^3" office:value-type="float" office:value="4157747712" calcext:value-type="float">
            <text:p>4157747712</text:p>
          </table:table-cell>
          <table:table-cell table:formula="of:=[.BK103]^2" office:value-type="float" office:value="2585664" calcext:value-type="float">
            <text:p>2585664</text:p>
          </table:table-cell>
          <table:table-cell table:formula="of:=[.BL103]/[.BO103]" office:value-type="float" office:value="0.0359939126580656" calcext:value-type="float">
            <text:p>0.0359939126580656</text:p>
          </table:table-cell>
          <table:table-cell table:formula="of:=[.BM103]/[.BO103]" office:value-type="float" office:value="0.0338612147133568" calcext:value-type="float">
            <text:p>0.0338612147133568</text:p>
          </table:table-cell>
          <table:table-cell table:formula="of:=[.BN103]/[.BO103]" office:value-type="float" office:value="0.0338360292025338" calcext:value-type="float">
            <text:p>0.0338360292025338</text:p>
          </table:table-cell>
          <table:table-cell/>
          <table:table-cell office:value-type="float" office:value="1616" calcext:value-type="float">
            <text:p>1616</text:p>
          </table:table-cell>
          <table:table-cell office:value-type="float" office:value="28690167" calcext:value-type="float">
            <text:p>28690167</text:p>
          </table:table-cell>
          <table:table-cell office:value-type="float" office:value="41611011" calcext:value-type="float">
            <text:p>41611011</text:p>
          </table:table-cell>
          <table:table-cell office:value-type="float" office:value="29179869" calcext:value-type="float">
            <text:p>29179869</text:p>
          </table:table-cell>
          <table:table-cell table:formula="of:=[.BU103]^3" office:value-type="float" office:value="4220112896" calcext:value-type="float">
            <text:p>4220112896</text:p>
          </table:table-cell>
          <table:table-cell table:formula="of:=[.BU103]^2" office:value-type="float" office:value="2611456" calcext:value-type="float">
            <text:p>2611456</text:p>
          </table:table-cell>
          <table:table-cell table:formula="of:=[.BV103]/[.BY103]" office:value-type="float" office:value="0.00679843589663057" calcext:value-type="float">
            <text:p>0.00679843589663057</text:p>
          </table:table-cell>
          <table:table-cell table:formula="of:=[.BW103]/[.BY103]" office:value-type="float" office:value="0.00986016536179415" calcext:value-type="float">
            <text:p>0.00986016536179415</text:p>
          </table:table-cell>
          <table:table-cell table:formula="of:=[.BX103]/[.BY103]" office:value-type="float" office:value="0.00691447592021955" calcext:value-type="float">
            <text:p>0.00691447592021955</text:p>
          </table:table-cell>
          <table:table-cell table:number-columns-repeated="37"/>
        </table:table-row>
        <table:table-row table:style-name="ro1">
          <table:table-cell table:number-columns-repeated="62"/>
          <table:table-cell office:value-type="float" office:value="1624" calcext:value-type="float">
            <text:p>1624</text:p>
          </table:table-cell>
          <table:table-cell office:value-type="float" office:value="147241245" calcext:value-type="float">
            <text:p>147241245</text:p>
          </table:table-cell>
          <table:table-cell office:value-type="float" office:value="143954526" calcext:value-type="float">
            <text:p>143954526</text:p>
          </table:table-cell>
          <table:table-cell office:value-type="float" office:value="142004010" calcext:value-type="float">
            <text:p>142004010</text:p>
          </table:table-cell>
          <table:table-cell table:formula="of:=[.BK104]^3" office:value-type="float" office:value="4283098624" calcext:value-type="float">
            <text:p>4283098624</text:p>
          </table:table-cell>
          <table:table-cell table:formula="of:=[.BK104]^2" office:value-type="float" office:value="2637376" calcext:value-type="float">
            <text:p>2637376</text:p>
          </table:table-cell>
          <table:table-cell table:formula="of:=[.BL104]/[.BO104]" office:value-type="float" office:value="0.0343772716731166" calcext:value-type="float">
            <text:p>0.0343772716731166</text:p>
          </table:table-cell>
          <table:table-cell table:formula="of:=[.BM104]/[.BO104]" office:value-type="float" office:value="0.0336099022313804" calcext:value-type="float">
            <text:p>0.0336099022313804</text:p>
          </table:table-cell>
          <table:table-cell table:formula="of:=[.BN104]/[.BO104]" office:value-type="float" office:value="0.0331545038921803" calcext:value-type="float">
            <text:p>0.0331545038921803</text:p>
          </table:table-cell>
          <table:table-cell/>
          <table:table-cell office:value-type="float" office:value="1632" calcext:value-type="float">
            <text:p>1632</text:p>
          </table:table-cell>
          <table:table-cell office:value-type="float" office:value="28800528" calcext:value-type="float">
            <text:p>28800528</text:p>
          </table:table-cell>
          <table:table-cell office:value-type="float" office:value="41856009" calcext:value-type="float">
            <text:p>41856009</text:p>
          </table:table-cell>
          <table:table-cell office:value-type="float" office:value="29443362" calcext:value-type="float">
            <text:p>29443362</text:p>
          </table:table-cell>
          <table:table-cell table:formula="of:=[.BU104]^3" office:value-type="float" office:value="4346707968" calcext:value-type="float">
            <text:p>4346707968</text:p>
          </table:table-cell>
          <table:table-cell table:formula="of:=[.BU104]^2" office:value-type="float" office:value="2663424" calcext:value-type="float">
            <text:p>2663424</text:p>
          </table:table-cell>
          <table:table-cell table:formula="of:=[.BV104]/[.BY104]" office:value-type="float" office:value="0.00662582538602234" calcext:value-type="float">
            <text:p>0.00662582538602234</text:p>
          </table:table-cell>
          <table:table-cell table:formula="of:=[.BW104]/[.BY104]" office:value-type="float" office:value="0.00962935842668508" calcext:value-type="float">
            <text:p>0.00962935842668508</text:p>
          </table:table-cell>
          <table:table-cell table:formula="of:=[.BX104]/[.BY104]" office:value-type="float" office:value="0.00677371523846527" calcext:value-type="float">
            <text:p>0.0067737152384652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ow_len</text:p>
          </table:table-cell>
          <table:table-cell office:value-type="string" calcext:value-type="string">
            <text:p><text:s/>combine2D</text:p>
          </table:table-cell>
          <table:table-cell office:value-type="string" calcext:value-type="string">
            <text:p><text:s/>combine2D_rev</text:p>
          </table:table-cell>
          <table:table-cell office:value-type="string" calcext:value-type="string">
            <text:p>elements</text:p>
          </table:table-cell>
          <table:table-cell office:value-type="string" calcext:value-type="string">
            <text:p>speedup of combine2d over combine 2d_rev</text:p>
          </table:table-cell>
          <table:table-cell office:value-type="string" calcext:value-type="string">
            <text:p>Ratio of number of cycles to number of elements for combine2d</text:p>
          </table:table-cell>
          <table:table-cell office:value-type="string" calcext:value-type="string">
            <text:p>Ratio of number of cycles to number of elements for combined2d_rev</text:p>
          </table:table-cell>
          <table:table-cell table:number-columns-repeated="55"/>
          <table:table-cell office:value-type="float" office:value="1640" calcext:value-type="float">
            <text:p>1640</text:p>
          </table:table-cell>
          <table:table-cell office:value-type="float" office:value="148560804" calcext:value-type="float">
            <text:p>148560804</text:p>
          </table:table-cell>
          <table:table-cell office:value-type="float" office:value="145364826" calcext:value-type="float">
            <text:p>145364826</text:p>
          </table:table-cell>
          <table:table-cell office:value-type="float" office:value="143310258" calcext:value-type="float">
            <text:p>143310258</text:p>
          </table:table-cell>
          <table:table-cell table:formula="of:=[.BK105]^3" office:value-type="float" office:value="4410944000" calcext:value-type="float">
            <text:p>4410944000</text:p>
          </table:table-cell>
          <table:table-cell table:formula="of:=[.BK105]^2" office:value-type="float" office:value="2689600" calcext:value-type="float">
            <text:p>2689600</text:p>
          </table:table-cell>
          <table:table-cell table:formula="of:=[.BL105]/[.BO105]" office:value-type="float" office:value="0.0336800476269932" calcext:value-type="float">
            <text:p>0.0336800476269932</text:p>
          </table:table-cell>
          <table:table-cell table:formula="of:=[.BM105]/[.BO105]" office:value-type="float" office:value="0.0329554911601689" calcext:value-type="float">
            <text:p>0.0329554911601689</text:p>
          </table:table-cell>
          <table:table-cell table:formula="of:=[.BN105]/[.BO105]" office:value-type="float" office:value="0.0324897024310442" calcext:value-type="float">
            <text:p>0.0324897024310442</text:p>
          </table:table-cell>
          <table:table-cell/>
          <table:table-cell office:value-type="float" office:value="1648" calcext:value-type="float">
            <text:p>1648</text:p>
          </table:table-cell>
          <table:table-cell office:value-type="float" office:value="28827009" calcext:value-type="float">
            <text:p>28827009</text:p>
          </table:table-cell>
          <table:table-cell office:value-type="float" office:value="42777546" calcext:value-type="float">
            <text:p>42777546</text:p>
          </table:table-cell>
          <table:table-cell office:value-type="float" office:value="29808246" calcext:value-type="float">
            <text:p>29808246</text:p>
          </table:table-cell>
          <table:table-cell table:formula="of:=[.BU105]^3" office:value-type="float" office:value="4475809792" calcext:value-type="float">
            <text:p>4475809792</text:p>
          </table:table-cell>
          <table:table-cell table:formula="of:=[.BU105]^2" office:value-type="float" office:value="2715904" calcext:value-type="float">
            <text:p>2715904</text:p>
          </table:table-cell>
          <table:table-cell table:formula="of:=[.BV105]/[.BY105]" office:value-type="float" office:value="0.00644062423106652" calcext:value-type="float">
            <text:p>0.00644062423106652</text:p>
          </table:table-cell>
          <table:table-cell table:formula="of:=[.BW105]/[.BY105]" office:value-type="float" office:value="0.0095574986400137" calcext:value-type="float">
            <text:p>0.0095574986400137</text:p>
          </table:table-cell>
          <table:table-cell table:formula="of:=[.BX105]/[.BY105]" office:value-type="float" office:value="0.00665985539717949" calcext:value-type="float">
            <text:p>0.00665985539717949</text:p>
          </table:table-cell>
          <table:table-cell table:number-columns-repeated="3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450" calcext:value-type="float">
            <text:p>30450</text:p>
          </table:table-cell>
          <table:table-cell office:value-type="float" office:value="34644" calcext:value-type="float">
            <text:p>34644</text:p>
          </table:table-cell>
          <table:table-cell table:formula="of:=[.A106]^2" office:value-type="float" office:value="10000" calcext:value-type="float">
            <text:p>10000</text:p>
          </table:table-cell>
          <table:table-cell table:formula="of:=[.C106]/[.B106]" office:value-type="float" office:value="1.13773399014778" calcext:value-type="float">
            <text:p>1.13773399014778</text:p>
          </table:table-cell>
          <table:table-cell table:formula="of:=[.B106]/[.D106]" office:value-type="float" office:value="3.045" calcext:value-type="float">
            <text:p>3.045</text:p>
          </table:table-cell>
          <table:table-cell table:formula="of:=[.C106]/[.D106]" office:value-type="float" office:value="3.4644" calcext:value-type="float">
            <text:p>3.4644</text:p>
          </table:table-cell>
          <table:table-cell table:number-columns-repeated="55"/>
          <table:table-cell office:value-type="float" office:value="1656" calcext:value-type="float">
            <text:p>1656</text:p>
          </table:table-cell>
          <table:table-cell office:value-type="float" office:value="149886468" calcext:value-type="float">
            <text:p>149886468</text:p>
          </table:table-cell>
          <table:table-cell office:value-type="float" office:value="144814629" calcext:value-type="float">
            <text:p>144814629</text:p>
          </table:table-cell>
          <table:table-cell office:value-type="float" office:value="144688233" calcext:value-type="float">
            <text:p>144688233</text:p>
          </table:table-cell>
          <table:table-cell table:formula="of:=[.BK106]^3" office:value-type="float" office:value="4541308416" calcext:value-type="float">
            <text:p>4541308416</text:p>
          </table:table-cell>
          <table:table-cell table:formula="of:=[.BK106]^2" office:value-type="float" office:value="2742336" calcext:value-type="float">
            <text:p>2742336</text:p>
          </table:table-cell>
          <table:table-cell table:formula="of:=[.BL106]/[.BO106]" office:value-type="float" office:value="0.033005128537828" calcext:value-type="float">
            <text:p>0.033005128537828</text:p>
          </table:table-cell>
          <table:table-cell table:formula="of:=[.BM106]/[.BO106]" office:value-type="float" office:value="0.0318883052491628" calcext:value-type="float">
            <text:p>0.0318883052491628</text:p>
          </table:table-cell>
          <table:table-cell table:formula="of:=[.BN106]/[.BO106]" office:value-type="float" office:value="0.0318604727417835" calcext:value-type="float">
            <text:p>0.0318604727417835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float" office:value="29077605" calcext:value-type="float">
            <text:p>29077605</text:p>
          </table:table-cell>
          <table:table-cell office:value-type="float" office:value="43525170" calcext:value-type="float">
            <text:p>43525170</text:p>
          </table:table-cell>
          <table:table-cell office:value-type="float" office:value="30789141" calcext:value-type="float">
            <text:p>30789141</text:p>
          </table:table-cell>
          <table:table-cell table:formula="of:=[.BU106]^3" office:value-type="float" office:value="4607442944" calcext:value-type="float">
            <text:p>4607442944</text:p>
          </table:table-cell>
          <table:table-cell table:formula="of:=[.BU106]^2" office:value-type="float" office:value="2768896" calcext:value-type="float">
            <text:p>2768896</text:p>
          </table:table-cell>
          <table:table-cell table:formula="of:=[.BV106]/[.BY106]" office:value-type="float" office:value="0.00631100707125761" calcext:value-type="float">
            <text:p>0.00631100707125761</text:p>
          </table:table-cell>
          <table:table-cell table:formula="of:=[.BW106]/[.BY106]" office:value-type="float" office:value="0.00944670840833314" calcext:value-type="float">
            <text:p>0.00944670840833314</text:p>
          </table:table-cell>
          <table:table-cell table:formula="of:=[.BX106]/[.BY106]" office:value-type="float" office:value="0.00668247906142709" calcext:value-type="float">
            <text:p>0.00668247906142709</text:p>
          </table:table-cell>
          <table:table-cell table:number-columns-repeated="3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1466" calcext:value-type="float">
            <text:p>41466</text:p>
          </table:table-cell>
          <table:table-cell office:value-type="float" office:value="45600" calcext:value-type="float">
            <text:p>45600</text:p>
          </table:table-cell>
          <table:table-cell table:formula="of:=[.A107]^2" office:value-type="float" office:value="15376" calcext:value-type="float">
            <text:p>15376</text:p>
          </table:table-cell>
          <table:table-cell table:formula="of:=[.C107]/[.B107]" office:value-type="float" office:value="1.09969613659384" calcext:value-type="float">
            <text:p>1.09969613659384</text:p>
          </table:table-cell>
          <table:table-cell table:formula="of:=[.B107]/[.D107]" office:value-type="float" office:value="2.69680020811655" calcext:value-type="float">
            <text:p>2.69680020811655</text:p>
          </table:table-cell>
          <table:table-cell table:formula="of:=[.C107]/[.D107]" office:value-type="float" office:value="2.96566077003122" calcext:value-type="float">
            <text:p>2.96566077003122</text:p>
          </table:table-cell>
          <table:table-cell table:number-columns-repeated="55"/>
          <table:table-cell office:value-type="float" office:value="1672" calcext:value-type="float">
            <text:p>1672</text:p>
          </table:table-cell>
          <table:table-cell office:value-type="float" office:value="163068714" calcext:value-type="float">
            <text:p>163068714</text:p>
          </table:table-cell>
          <table:table-cell office:value-type="float" office:value="158539842" calcext:value-type="float">
            <text:p>158539842</text:p>
          </table:table-cell>
          <table:table-cell office:value-type="float" office:value="158081637" calcext:value-type="float">
            <text:p>158081637</text:p>
          </table:table-cell>
          <table:table-cell table:formula="of:=[.BK107]^3" office:value-type="float" office:value="4674216448" calcext:value-type="float">
            <text:p>4674216448</text:p>
          </table:table-cell>
          <table:table-cell table:formula="of:=[.BK107]^2" office:value-type="float" office:value="2795584" calcext:value-type="float">
            <text:p>2795584</text:p>
          </table:table-cell>
          <table:table-cell table:formula="of:=[.BL107]/[.BO107]" office:value-type="float" office:value="0.0348868555434085" calcext:value-type="float">
            <text:p>0.0348868555434085</text:p>
          </table:table-cell>
          <table:table-cell table:formula="of:=[.BM107]/[.BO107]" office:value-type="float" office:value="0.033917950476563" calcext:value-type="float">
            <text:p>0.033917950476563</text:p>
          </table:table-cell>
          <table:table-cell table:formula="of:=[.BN107]/[.BO107]" office:value-type="float" office:value="0.0338199222818703" calcext:value-type="float">
            <text:p>0.0338199222818703</text:p>
          </table:table-cell>
          <table:table-cell/>
          <table:table-cell office:value-type="float" office:value="1680" calcext:value-type="float">
            <text:p>1680</text:p>
          </table:table-cell>
          <table:table-cell office:value-type="float" office:value="29382900" calcext:value-type="float">
            <text:p>29382900</text:p>
          </table:table-cell>
          <table:table-cell office:value-type="float" office:value="43129851" calcext:value-type="float">
            <text:p>43129851</text:p>
          </table:table-cell>
          <table:table-cell office:value-type="float" office:value="30334620" calcext:value-type="float">
            <text:p>30334620</text:p>
          </table:table-cell>
          <table:table-cell table:formula="of:=[.BU107]^3" office:value-type="float" office:value="4741632000" calcext:value-type="float">
            <text:p>4741632000</text:p>
          </table:table-cell>
          <table:table-cell table:formula="of:=[.BU107]^2" office:value-type="float" office:value="2822400" calcext:value-type="float">
            <text:p>2822400</text:p>
          </table:table-cell>
          <table:table-cell table:formula="of:=[.BV107]/[.BY107]" office:value-type="float" office:value="0.00619679047214124" calcext:value-type="float">
            <text:p>0.00619679047214124</text:p>
          </table:table-cell>
          <table:table-cell table:formula="of:=[.BW107]/[.BY107]" office:value-type="float" office:value="0.00909599289864756" calcext:value-type="float">
            <text:p>0.00909599289864756</text:p>
          </table:table-cell>
          <table:table-cell table:formula="of:=[.BX107]/[.BY107]" office:value-type="float" office:value="0.00639750617508908" calcext:value-type="float">
            <text:p>0.00639750617508908</text:p>
          </table:table-cell>
          <table:table-cell table:number-columns-repeated="3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4590" calcext:value-type="float">
            <text:p>64590</text:p>
          </table:table-cell>
          <table:table-cell office:value-type="float" office:value="72009" calcext:value-type="float">
            <text:p>72009</text:p>
          </table:table-cell>
          <table:table-cell table:formula="of:=[.A108]^2" office:value-type="float" office:value="24336" calcext:value-type="float">
            <text:p>24336</text:p>
          </table:table-cell>
          <table:table-cell table:formula="of:=[.C108]/[.B108]" office:value-type="float" office:value="1.11486298188574" calcext:value-type="float">
            <text:p>1.11486298188574</text:p>
          </table:table-cell>
          <table:table-cell table:formula="of:=[.B108]/[.D108]" office:value-type="float" office:value="2.65409270216963" calcext:value-type="float">
            <text:p>2.65409270216963</text:p>
          </table:table-cell>
          <table:table-cell table:formula="of:=[.C108]/[.D108]" office:value-type="float" office:value="2.95894970414201" calcext:value-type="float">
            <text:p>2.95894970414201</text:p>
          </table:table-cell>
          <table:table-cell table:number-columns-repeated="55"/>
          <table:table-cell office:value-type="float" office:value="1688" calcext:value-type="float">
            <text:p>1688</text:p>
          </table:table-cell>
          <table:table-cell office:value-type="float" office:value="164514840" calcext:value-type="float">
            <text:p>164514840</text:p>
          </table:table-cell>
          <table:table-cell office:value-type="float" office:value="159006114" calcext:value-type="float">
            <text:p>159006114</text:p>
          </table:table-cell>
          <table:table-cell office:value-type="float" office:value="159131355" calcext:value-type="float">
            <text:p>159131355</text:p>
          </table:table-cell>
          <table:table-cell table:formula="of:=[.BK108]^3" office:value-type="float" office:value="4809692672" calcext:value-type="float">
            <text:p>4809692672</text:p>
          </table:table-cell>
          <table:table-cell table:formula="of:=[.BK108]^2" office:value-type="float" office:value="2849344" calcext:value-type="float">
            <text:p>2849344</text:p>
          </table:table-cell>
          <table:table-cell table:formula="of:=[.BL108]/[.BO108]" office:value-type="float" office:value="0.034204854908451" calcext:value-type="float">
            <text:p>0.034204854908451</text:p>
          </table:table-cell>
          <table:table-cell table:formula="of:=[.BM108]/[.BO108]" office:value-type="float" office:value="0.0330595164480397" calcext:value-type="float">
            <text:p>0.0330595164480397</text:p>
          </table:table-cell>
          <table:table-cell table:formula="of:=[.BN108]/[.BO108]" office:value-type="float" office:value="0.0330855557417204" calcext:value-type="float">
            <text:p>0.0330855557417204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9640153" calcext:value-type="float">
            <text:p>29640153</text:p>
          </table:table-cell>
          <table:table-cell office:value-type="float" office:value="43536636" calcext:value-type="float">
            <text:p>43536636</text:p>
          </table:table-cell>
          <table:table-cell office:value-type="float" office:value="30485652" calcext:value-type="float">
            <text:p>30485652</text:p>
          </table:table-cell>
          <table:table-cell table:formula="of:=[.BU108]^3" office:value-type="float" office:value="4878401536" calcext:value-type="float">
            <text:p>4878401536</text:p>
          </table:table-cell>
          <table:table-cell table:formula="of:=[.BU108]^2" office:value-type="float" office:value="2876416" calcext:value-type="float">
            <text:p>2876416</text:p>
          </table:table-cell>
          <table:table-cell table:formula="of:=[.BV108]/[.BY108]" office:value-type="float" office:value="0.00607579199483099" calcext:value-type="float">
            <text:p>0.00607579199483099</text:p>
          </table:table-cell>
          <table:table-cell table:formula="of:=[.BW108]/[.BY108]" office:value-type="float" office:value="0.00892436501561482" calcext:value-type="float">
            <text:p>0.00892436501561482</text:p>
          </table:table-cell>
          <table:table-cell table:formula="of:=[.BX108]/[.BY108]" office:value-type="float" office:value="0.00624910675659479" calcext:value-type="float">
            <text:p>0.00624910675659479</text:p>
          </table:table-cell>
          <table:table-cell table:number-columns-repeated="3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3965" calcext:value-type="float">
            <text:p>103965</text:p>
          </table:table-cell>
          <table:table-cell office:value-type="float" office:value="113889" calcext:value-type="float">
            <text:p>113889</text:p>
          </table:table-cell>
          <table:table-cell table:formula="of:=[.A109]^2" office:value-type="float" office:value="38416" calcext:value-type="float">
            <text:p>38416</text:p>
          </table:table-cell>
          <table:table-cell table:formula="of:=[.C109]/[.B109]" office:value-type="float" office:value="1.09545520126966" calcext:value-type="float">
            <text:p>1.09545520126966</text:p>
          </table:table-cell>
          <table:table-cell table:formula="of:=[.B109]/[.D109]" office:value-type="float" office:value="2.70629425239484" calcext:value-type="float">
            <text:p>2.70629425239484</text:p>
          </table:table-cell>
          <table:table-cell table:formula="of:=[.C109]/[.D109]" office:value-type="float" office:value="2.9646241149521" calcext:value-type="float">
            <text:p>2.9646241149521</text:p>
          </table:table-cell>
          <table:table-cell table:number-columns-repeated="55"/>
          <table:table-cell office:value-type="float" office:value="1704" calcext:value-type="float">
            <text:p>1704</text:p>
          </table:table-cell>
          <table:table-cell office:value-type="float" office:value="167276184" calcext:value-type="float">
            <text:p>167276184</text:p>
          </table:table-cell>
          <table:table-cell office:value-type="float" office:value="160550949" calcext:value-type="float">
            <text:p>160550949</text:p>
          </table:table-cell>
          <table:table-cell office:value-type="float" office:value="160650267" calcext:value-type="float">
            <text:p>160650267</text:p>
          </table:table-cell>
          <table:table-cell table:formula="of:=[.BK109]^3" office:value-type="float" office:value="4947761664" calcext:value-type="float">
            <text:p>4947761664</text:p>
          </table:table-cell>
          <table:table-cell table:formula="of:=[.BK109]^2" office:value-type="float" office:value="2903616" calcext:value-type="float">
            <text:p>2903616</text:p>
          </table:table-cell>
          <table:table-cell table:formula="of:=[.BL109]/[.BO109]" office:value-type="float" office:value="0.0338084562999678" calcext:value-type="float">
            <text:p>0.0338084562999678</text:p>
          </table:table-cell>
          <table:table-cell table:formula="of:=[.BM109]/[.BO109]" office:value-type="float" office:value="0.0324492083295304" calcext:value-type="float">
            <text:p>0.0324492083295304</text:p>
          </table:table-cell>
          <table:table-cell table:formula="of:=[.BN109]/[.BO109]" office:value-type="float" office:value="0.0324692816488907" calcext:value-type="float">
            <text:p>0.0324692816488907</text:p>
          </table:table-cell>
          <table:table-cell/>
          <table:table-cell office:value-type="float" office:value="1712" calcext:value-type="float">
            <text:p>1712</text:p>
          </table:table-cell>
          <table:table-cell office:value-type="float" office:value="30465447" calcext:value-type="float">
            <text:p>30465447</text:p>
          </table:table-cell>
          <table:table-cell office:value-type="float" office:value="44014380" calcext:value-type="float">
            <text:p>44014380</text:p>
          </table:table-cell>
          <table:table-cell office:value-type="float" office:value="32137083" calcext:value-type="float">
            <text:p>32137083</text:p>
          </table:table-cell>
          <table:table-cell table:formula="of:=[.BU109]^3" office:value-type="float" office:value="5017776128" calcext:value-type="float">
            <text:p>5017776128</text:p>
          </table:table-cell>
          <table:table-cell table:formula="of:=[.BU109]^2" office:value-type="float" office:value="2930944" calcext:value-type="float">
            <text:p>2930944</text:p>
          </table:table-cell>
          <table:table-cell table:formula="of:=[.BV109]/[.BY109]" office:value-type="float" office:value="0.00607150383413837" calcext:value-type="float">
            <text:p>0.00607150383413837</text:p>
          </table:table-cell>
          <table:table-cell table:formula="of:=[.BW109]/[.BY109]" office:value-type="float" office:value="0.00877169066080742" calcext:value-type="float">
            <text:p>0.00877169066080742</text:p>
          </table:table-cell>
          <table:table-cell table:formula="of:=[.BX109]/[.BY109]" office:value-type="float" office:value="0.0064046466363196" calcext:value-type="float">
            <text:p>0.0064046466363196</text:p>
          </table:table-cell>
          <table:table-cell table:number-columns-repeated="3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57278" calcext:value-type="float">
            <text:p>157278</text:p>
          </table:table-cell>
          <table:table-cell office:value-type="float" office:value="181338" calcext:value-type="float">
            <text:p>181338</text:p>
          </table:table-cell>
          <table:table-cell table:formula="of:=[.A110]^2" office:value-type="float" office:value="59536" calcext:value-type="float">
            <text:p>59536</text:p>
          </table:table-cell>
          <table:table-cell table:formula="of:=[.C110]/[.B110]" office:value-type="float" office:value="1.15297753023309" calcext:value-type="float">
            <text:p>1.15297753023309</text:p>
          </table:table-cell>
          <table:table-cell table:formula="of:=[.B110]/[.D110]" office:value-type="float" office:value="2.64172937382424" calcext:value-type="float">
            <text:p>2.64172937382424</text:p>
          </table:table-cell>
          <table:table-cell table:formula="of:=[.C110]/[.D110]" office:value-type="float" office:value="3.04585460897608" calcext:value-type="float">
            <text:p>3.04585460897608</text:p>
          </table:table-cell>
          <table:table-cell table:number-columns-repeated="55"/>
          <table:table-cell office:value-type="float" office:value="1720" calcext:value-type="float">
            <text:p>1720</text:p>
          </table:table-cell>
          <table:table-cell office:value-type="float" office:value="168108063" calcext:value-type="float">
            <text:p>168108063</text:p>
          </table:table-cell>
          <table:table-cell office:value-type="float" office:value="162015927" calcext:value-type="float">
            <text:p>162015927</text:p>
          </table:table-cell>
          <table:table-cell office:value-type="float" office:value="162002127" calcext:value-type="float">
            <text:p>162002127</text:p>
          </table:table-cell>
          <table:table-cell table:formula="of:=[.BK110]^3" office:value-type="float" office:value="5088448000" calcext:value-type="float">
            <text:p>5088448000</text:p>
          </table:table-cell>
          <table:table-cell table:formula="of:=[.BK110]^2" office:value-type="float" office:value="2958400" calcext:value-type="float">
            <text:p>2958400</text:p>
          </table:table-cell>
          <table:table-cell table:formula="of:=[.BL110]/[.BO110]" office:value-type="float" office:value="0.033037197786044" calcext:value-type="float">
            <text:p>0.033037197786044</text:p>
          </table:table-cell>
          <table:table-cell table:formula="of:=[.BM110]/[.BO110]" office:value-type="float" office:value="0.0318399494305533" calcext:value-type="float">
            <text:p>0.0318399494305533</text:p>
          </table:table-cell>
          <table:table-cell table:formula="of:=[.BN110]/[.BO110]" office:value-type="float" office:value="0.031837237405197" calcext:value-type="float">
            <text:p>0.031837237405197</text:p>
          </table:table-cell>
          <table:table-cell/>
          <table:table-cell office:value-type="float" office:value="1728" calcext:value-type="float">
            <text:p>1728</text:p>
          </table:table-cell>
          <table:table-cell office:value-type="float" office:value="30224568" calcext:value-type="float">
            <text:p>30224568</text:p>
          </table:table-cell>
          <table:table-cell office:value-type="float" office:value="44699400" calcext:value-type="float">
            <text:p>44699400</text:p>
          </table:table-cell>
          <table:table-cell office:value-type="float" office:value="32423976" calcext:value-type="float">
            <text:p>32423976</text:p>
          </table:table-cell>
          <table:table-cell table:formula="of:=[.BU110]^3" office:value-type="float" office:value="5159780352" calcext:value-type="float">
            <text:p>5159780352</text:p>
          </table:table-cell>
          <table:table-cell table:formula="of:=[.BU110]^2" office:value-type="float" office:value="2985984" calcext:value-type="float">
            <text:p>2985984</text:p>
          </table:table-cell>
          <table:table-cell table:formula="of:=[.BV110]/[.BY110]" office:value-type="float" office:value="0.00585772376692053" calcext:value-type="float">
            <text:p>0.00585772376692053</text:p>
          </table:table-cell>
          <table:table-cell table:formula="of:=[.BW110]/[.BY110]" office:value-type="float" office:value="0.00866304318219164" calcext:value-type="float">
            <text:p>0.00866304318219164</text:p>
          </table:table-cell>
          <table:table-cell table:formula="of:=[.BX110]/[.BY110]" office:value-type="float" office:value="0.00628398377218364" calcext:value-type="float">
            <text:p>0.00628398377218364</text:p>
          </table:table-cell>
          <table:table-cell table:number-columns-repeated="3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37921" calcext:value-type="float">
            <text:p>237921</text:p>
          </table:table-cell>
          <table:table-cell office:value-type="float" office:value="267975" calcext:value-type="float">
            <text:p>267975</text:p>
          </table:table-cell>
          <table:table-cell table:formula="of:=[.A111]^2" office:value-type="float" office:value="90000" calcext:value-type="float">
            <text:p>90000</text:p>
          </table:table-cell>
          <table:table-cell table:formula="of:=[.C111]/[.B111]" office:value-type="float" office:value="1.12631924042014" calcext:value-type="float">
            <text:p>1.12631924042014</text:p>
          </table:table-cell>
          <table:table-cell table:formula="of:=[.B111]/[.D111]" office:value-type="float" office:value="2.64356666666667" calcext:value-type="float">
            <text:p>2.64356666666667</text:p>
          </table:table-cell>
          <table:table-cell table:formula="of:=[.C111]/[.D111]" office:value-type="float" office:value="2.9775" calcext:value-type="float">
            <text:p>2.9775</text:p>
          </table:table-cell>
          <table:table-cell table:number-columns-repeated="55"/>
          <table:table-cell office:value-type="float" office:value="1736" calcext:value-type="float">
            <text:p>1736</text:p>
          </table:table-cell>
          <table:table-cell office:value-type="float" office:value="182011311" calcext:value-type="float">
            <text:p>182011311</text:p>
          </table:table-cell>
          <table:table-cell office:value-type="float" office:value="183145434" calcext:value-type="float">
            <text:p>183145434</text:p>
          </table:table-cell>
          <table:table-cell office:value-type="float" office:value="175940547" calcext:value-type="float">
            <text:p>175940547</text:p>
          </table:table-cell>
          <table:table-cell table:formula="of:=[.BK111]^3" office:value-type="float" office:value="5231776256" calcext:value-type="float">
            <text:p>5231776256</text:p>
          </table:table-cell>
          <table:table-cell table:formula="of:=[.BK111]^2" office:value-type="float" office:value="3013696" calcext:value-type="float">
            <text:p>3013696</text:p>
          </table:table-cell>
          <table:table-cell table:formula="of:=[.BL111]/[.BO111]" office:value-type="float" office:value="0.0347895823700913" calcext:value-type="float">
            <text:p>0.0347895823700913</text:p>
          </table:table-cell>
          <table:table-cell table:formula="of:=[.BM111]/[.BO111]" office:value-type="float" office:value="0.0350063582688503" calcext:value-type="float">
            <text:p>0.0350063582688503</text:p>
          </table:table-cell>
          <table:table-cell table:formula="of:=[.BN111]/[.BO111]" office:value-type="float" office:value="0.0336292185274981" calcext:value-type="float">
            <text:p>0.0336292185274981</text:p>
          </table:table-cell>
          <table:table-cell/>
          <table:table-cell office:value-type="float" office:value="1744" calcext:value-type="float">
            <text:p>1744</text:p>
          </table:table-cell>
          <table:table-cell office:value-type="float" office:value="30473841" calcext:value-type="float">
            <text:p>30473841</text:p>
          </table:table-cell>
          <table:table-cell office:value-type="float" office:value="44767386" calcext:value-type="float">
            <text:p>44767386</text:p>
          </table:table-cell>
          <table:table-cell office:value-type="float" office:value="32298489" calcext:value-type="float">
            <text:p>32298489</text:p>
          </table:table-cell>
          <table:table-cell table:formula="of:=[.BU111]^3" office:value-type="float" office:value="5304438784" calcext:value-type="float">
            <text:p>5304438784</text:p>
          </table:table-cell>
          <table:table-cell table:formula="of:=[.BU111]^2" office:value-type="float" office:value="3041536" calcext:value-type="float">
            <text:p>3041536</text:p>
          </table:table-cell>
          <table:table-cell table:formula="of:=[.BV111]/[.BY111]" office:value-type="float" office:value="0.0057449698716327" calcext:value-type="float">
            <text:p>0.0057449698716327</text:p>
          </table:table-cell>
          <table:table-cell table:formula="of:=[.BW111]/[.BY111]" office:value-type="float" office:value="0.00843960837761645" calcext:value-type="float">
            <text:p>0.00843960837761645</text:p>
          </table:table-cell>
          <table:table-cell table:formula="of:=[.BX111]/[.BY111]" office:value-type="float" office:value="0.00608895498943701" calcext:value-type="float">
            <text:p>0.00608895498943701</text:p>
          </table:table-cell>
          <table:table-cell table:number-columns-repeated="3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48528" calcext:value-type="float">
            <text:p>348528</text:p>
          </table:table-cell>
          <table:table-cell office:value-type="float" office:value="402063" calcext:value-type="float">
            <text:p>402063</text:p>
          </table:table-cell>
          <table:table-cell table:formula="of:=[.A112]^2" office:value-type="float" office:value="132496" calcext:value-type="float">
            <text:p>132496</text:p>
          </table:table-cell>
          <table:table-cell table:formula="of:=[.C112]/[.B112]" office:value-type="float" office:value="1.15360315383556" calcext:value-type="float">
            <text:p>1.15360315383556</text:p>
          </table:table-cell>
          <table:table-cell table:formula="of:=[.B112]/[.D112]" office:value-type="float" office:value="2.63047941069919" calcext:value-type="float">
            <text:p>2.63047941069919</text:p>
          </table:table-cell>
          <table:table-cell table:formula="of:=[.C112]/[.D112]" office:value-type="float" office:value="3.03452934428209" calcext:value-type="float">
            <text:p>3.03452934428209</text:p>
          </table:table-cell>
          <table:table-cell table:number-columns-repeated="55"/>
          <table:table-cell office:value-type="float" office:value="1752" calcext:value-type="float">
            <text:p>1752</text:p>
          </table:table-cell>
          <table:table-cell office:value-type="float" office:value="184764288" calcext:value-type="float">
            <text:p>184764288</text:p>
          </table:table-cell>
          <table:table-cell office:value-type="float" office:value="181147584" calcext:value-type="float">
            <text:p>181147584</text:p>
          </table:table-cell>
          <table:table-cell office:value-type="float" office:value="177617175" calcext:value-type="float">
            <text:p>177617175</text:p>
          </table:table-cell>
          <table:table-cell table:formula="of:=[.BK112]^3" office:value-type="float" office:value="5377771008" calcext:value-type="float">
            <text:p>5377771008</text:p>
          </table:table-cell>
          <table:table-cell table:formula="of:=[.BK112]^2" office:value-type="float" office:value="3069504" calcext:value-type="float">
            <text:p>3069504</text:p>
          </table:table-cell>
          <table:table-cell table:formula="of:=[.BL112]/[.BO112]" office:value-type="float" office:value="0.0343570389525965" calcext:value-type="float">
            <text:p>0.0343570389525965</text:p>
          </table:table-cell>
          <table:table-cell table:formula="of:=[.BM112]/[.BO112]" office:value-type="float" office:value="0.033684510502683" calcext:value-type="float">
            <text:p>0.033684510502683</text:p>
          </table:table-cell>
          <table:table-cell table:formula="of:=[.BN112]/[.BO112]" office:value-type="float" office:value="0.0330280286638787" calcext:value-type="float">
            <text:p>0.0330280286638787</text:p>
          </table:table-cell>
          <table:table-cell/>
          <table:table-cell office:value-type="float" office:value="1760" calcext:value-type="float">
            <text:p>1760</text:p>
          </table:table-cell>
          <table:table-cell office:value-type="float" office:value="30794019" calcext:value-type="float">
            <text:p>30794019</text:p>
          </table:table-cell>
          <table:table-cell office:value-type="float" office:value="45166461" calcext:value-type="float">
            <text:p>45166461</text:p>
          </table:table-cell>
          <table:table-cell office:value-type="float" office:value="31598205" calcext:value-type="float">
            <text:p>31598205</text:p>
          </table:table-cell>
          <table:table-cell table:formula="of:=[.BU112]^3" office:value-type="float" office:value="5451776000" calcext:value-type="float">
            <text:p>5451776000</text:p>
          </table:table-cell>
          <table:table-cell table:formula="of:=[.BU112]^2" office:value-type="float" office:value="3097600" calcext:value-type="float">
            <text:p>3097600</text:p>
          </table:table-cell>
          <table:table-cell table:formula="of:=[.BV112]/[.BY112]" office:value-type="float" office:value="0.0056484380502794" calcext:value-type="float">
            <text:p>0.0056484380502794</text:p>
          </table:table-cell>
          <table:table-cell table:formula="of:=[.BW112]/[.BY112]" office:value-type="float" office:value="0.00828472428067478" calcext:value-type="float">
            <text:p>0.00828472428067478</text:p>
          </table:table-cell>
          <table:table-cell table:formula="of:=[.BX112]/[.BY112]" office:value-type="float" office:value="0.00579594704551324" calcext:value-type="float">
            <text:p>0.00579594704551324</text:p>
          </table:table-cell>
          <table:table-cell table:number-columns-repeated="37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98981" calcext:value-type="float">
            <text:p>498981</text:p>
          </table:table-cell>
          <table:table-cell office:value-type="float" office:value="570123" calcext:value-type="float">
            <text:p>570123</text:p>
          </table:table-cell>
          <table:table-cell table:formula="of:=[.A113]^2" office:value-type="float" office:value="190096" calcext:value-type="float">
            <text:p>190096</text:p>
          </table:table-cell>
          <table:table-cell table:formula="of:=[.C113]/[.B113]" office:value-type="float" office:value="1.14257456696748" calcext:value-type="float">
            <text:p>1.14257456696748</text:p>
          </table:table-cell>
          <table:table-cell table:formula="of:=[.B113]/[.D113]" office:value-type="float" office:value="2.62488952950088" calcext:value-type="float">
            <text:p>2.62488952950088</text:p>
          </table:table-cell>
          <table:table-cell table:formula="of:=[.C113]/[.D113]" office:value-type="float" office:value="2.99913201750694" calcext:value-type="float">
            <text:p>2.99913201750694</text:p>
          </table:table-cell>
          <table:table-cell table:number-columns-repeated="55"/>
          <table:table-cell office:value-type="float" office:value="1768" calcext:value-type="float">
            <text:p>1768</text:p>
          </table:table-cell>
          <table:table-cell office:value-type="float" office:value="185481309" calcext:value-type="float">
            <text:p>185481309</text:p>
          </table:table-cell>
          <table:table-cell office:value-type="float" office:value="180994161" calcext:value-type="float">
            <text:p>180994161</text:p>
          </table:table-cell>
          <table:table-cell office:value-type="float" office:value="179201346" calcext:value-type="float">
            <text:p>179201346</text:p>
          </table:table-cell>
          <table:table-cell table:formula="of:=[.BK113]^3" office:value-type="float" office:value="5526456832" calcext:value-type="float">
            <text:p>5526456832</text:p>
          </table:table-cell>
          <table:table-cell table:formula="of:=[.BK113]^2" office:value-type="float" office:value="3125824" calcext:value-type="float">
            <text:p>3125824</text:p>
          </table:table-cell>
          <table:table-cell table:formula="of:=[.BL113]/[.BO113]" office:value-type="float" office:value="0.0335624279060686" calcext:value-type="float">
            <text:p>0.0335624279060686</text:p>
          </table:table-cell>
          <table:table-cell table:formula="of:=[.BM113]/[.BO113]" office:value-type="float" office:value="0.0327504885140845" calcext:value-type="float">
            <text:p>0.0327504885140845</text:p>
          </table:table-cell>
          <table:table-cell table:formula="of:=[.BN113]/[.BO113]" office:value-type="float" office:value="0.0324260826507077" calcext:value-type="float">
            <text:p>0.0324260826507077</text:p>
          </table:table-cell>
          <table:table-cell/>
          <table:table-cell office:value-type="float" office:value="1776" calcext:value-type="float">
            <text:p>1776</text:p>
          </table:table-cell>
          <table:table-cell office:value-type="float" office:value="31300008" calcext:value-type="float">
            <text:p>31300008</text:p>
          </table:table-cell>
          <table:table-cell office:value-type="float" office:value="45772344" calcext:value-type="float">
            <text:p>45772344</text:p>
          </table:table-cell>
          <table:table-cell office:value-type="float" office:value="31877643" calcext:value-type="float">
            <text:p>31877643</text:p>
          </table:table-cell>
          <table:table-cell table:formula="of:=[.BU113]^3" office:value-type="float" office:value="5601816576" calcext:value-type="float">
            <text:p>5601816576</text:p>
          </table:table-cell>
          <table:table-cell table:formula="of:=[.BU113]^2" office:value-type="float" office:value="3154176" calcext:value-type="float">
            <text:p>3154176</text:p>
          </table:table-cell>
          <table:table-cell table:formula="of:=[.BV113]/[.BY113]" office:value-type="float" office:value="0.00558747462994404" calcext:value-type="float">
            <text:p>0.00558747462994404</text:p>
          </table:table-cell>
          <table:table-cell table:formula="of:=[.BW113]/[.BY113]" office:value-type="float" office:value="0.00817098228387262" calcext:value-type="float">
            <text:p>0.00817098228387262</text:p>
          </table:table-cell>
          <table:table-cell table:formula="of:=[.BX113]/[.BY113]" office:value-type="float" office:value="0.00569059028754604" calcext:value-type="float">
            <text:p>0.00569059028754604</text:p>
          </table:table-cell>
          <table:table-cell table:number-columns-repeated="37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895533" calcext:value-type="float">
            <text:p>895533</text:p>
          </table:table-cell>
          <table:table-cell office:value-type="float" office:value="784236" calcext:value-type="float">
            <text:p>784236</text:p>
          </table:table-cell>
          <table:table-cell table:formula="of:=[.A114]^2" office:value-type="float" office:value="266256" calcext:value-type="float">
            <text:p>266256</text:p>
          </table:table-cell>
          <table:table-cell table:formula="of:=[.C114]/[.B114]" office:value-type="float" office:value="0.875719822720101" calcext:value-type="float">
            <text:p>0.875719822720101</text:p>
          </table:table-cell>
          <table:table-cell table:formula="of:=[.B114]/[.D114]" office:value-type="float" office:value="3.36342842978186" calcext:value-type="float">
            <text:p>3.36342842978186</text:p>
          </table:table-cell>
          <table:table-cell table:formula="of:=[.C114]/[.D114]" office:value-type="float" office:value="2.94542094826032" calcext:value-type="float">
            <text:p>2.94542094826032</text:p>
          </table:table-cell>
          <table:table-cell table:number-columns-repeated="55"/>
          <table:table-cell office:value-type="float" office:value="1784" calcext:value-type="float">
            <text:p>1784</text:p>
          </table:table-cell>
          <table:table-cell office:value-type="float" office:value="187188627" calcext:value-type="float">
            <text:p>187188627</text:p>
          </table:table-cell>
          <table:table-cell office:value-type="float" office:value="181249437" calcext:value-type="float">
            <text:p>181249437</text:p>
          </table:table-cell>
          <table:table-cell office:value-type="float" office:value="180703062" calcext:value-type="float">
            <text:p>180703062</text:p>
          </table:table-cell>
          <table:table-cell table:formula="of:=[.BK114]^3" office:value-type="float" office:value="5677858304" calcext:value-type="float">
            <text:p>5677858304</text:p>
          </table:table-cell>
          <table:table-cell table:formula="of:=[.BK114]^2" office:value-type="float" office:value="3182656" calcext:value-type="float">
            <text:p>3182656</text:p>
          </table:table-cell>
          <table:table-cell table:formula="of:=[.BL114]/[.BO114]" office:value-type="float" office:value="0.0329681751423996" calcext:value-type="float">
            <text:p>0.0329681751423996</text:p>
          </table:table-cell>
          <table:table-cell table:formula="of:=[.BM114]/[.BO114]" office:value-type="float" office:value="0.0319221486862945" calcext:value-type="float">
            <text:p>0.0319221486862945</text:p>
          </table:table-cell>
          <table:table-cell table:formula="of:=[.BN114]/[.BO114]" office:value-type="float" office:value="0.0318259196205542" calcext:value-type="float">
            <text:p>0.0318259196205542</text:p>
          </table:table-cell>
          <table:table-cell/>
          <table:table-cell office:value-type="float" office:value="1792" calcext:value-type="float">
            <text:p>1792</text:p>
          </table:table-cell>
          <table:table-cell office:value-type="float" office:value="32259318" calcext:value-type="float">
            <text:p>32259318</text:p>
          </table:table-cell>
          <table:table-cell office:value-type="float" office:value="46229991" calcext:value-type="float">
            <text:p>46229991</text:p>
          </table:table-cell>
          <table:table-cell office:value-type="float" office:value="32863194" calcext:value-type="float">
            <text:p>32863194</text:p>
          </table:table-cell>
          <table:table-cell table:formula="of:=[.BU114]^3" office:value-type="float" office:value="5754585088" calcext:value-type="float">
            <text:p>5754585088</text:p>
          </table:table-cell>
          <table:table-cell table:formula="of:=[.BU114]^2" office:value-type="float" office:value="3211264" calcext:value-type="float">
            <text:p>3211264</text:p>
          </table:table-cell>
          <table:table-cell table:formula="of:=[.BV114]/[.BY114]" office:value-type="float" office:value="0.00560584603523722" calcext:value-type="float">
            <text:p>0.00560584603523722</text:p>
          </table:table-cell>
          <table:table-cell table:formula="of:=[.BW114]/[.BY114]" office:value-type="float" office:value="0.00803359239511518" calcext:value-type="float">
            <text:p>0.00803359239511518</text:p>
          </table:table-cell>
          <table:table-cell table:formula="of:=[.BX114]/[.BY114]" office:value-type="float" office:value="0.00571078426983892" calcext:value-type="float">
            <text:p>0.00571078426983892</text:p>
          </table:table-cell>
          <table:table-cell table:number-columns-repeated="3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952404" calcext:value-type="float">
            <text:p>952404</text:p>
          </table:table-cell>
          <table:table-cell office:value-type="float" office:value="1011627" calcext:value-type="float">
            <text:p>1011627</text:p>
          </table:table-cell>
          <table:table-cell table:formula="of:=[.A115]^2" office:value-type="float" office:value="364816" calcext:value-type="float">
            <text:p>364816</text:p>
          </table:table-cell>
          <table:table-cell table:formula="of:=[.C115]/[.B115]" office:value-type="float" office:value="1.06218264517999" calcext:value-type="float">
            <text:p>1.06218264517999</text:p>
          </table:table-cell>
          <table:table-cell table:formula="of:=[.B115]/[.D115]" office:value-type="float" office:value="2.61064207710188" calcext:value-type="float">
            <text:p>2.61064207710188</text:p>
          </table:table-cell>
          <table:table-cell table:formula="of:=[.C115]/[.D115]" office:value-type="float" office:value="2.77297870707425" calcext:value-type="float">
            <text:p>2.77297870707425</text:p>
          </table:table-cell>
          <table:table-cell table:number-columns-repeated="55"/>
          <table:table-cell office:value-type="float" office:value="1800" calcext:value-type="float">
            <text:p>1800</text:p>
          </table:table-cell>
          <table:table-cell office:value-type="float" office:value="202545003" calcext:value-type="float">
            <text:p>202545003</text:p>
          </table:table-cell>
          <table:table-cell office:value-type="float" office:value="195777951" calcext:value-type="float">
            <text:p>195777951</text:p>
          </table:table-cell>
          <table:table-cell office:value-type="float" office:value="195523080" calcext:value-type="float">
            <text:p>195523080</text:p>
          </table:table-cell>
          <table:table-cell table:formula="of:=[.BK115]^3" office:value-type="float" office:value="5832000000" calcext:value-type="float">
            <text:p>5832000000</text:p>
          </table:table-cell>
          <table:table-cell table:formula="of:=[.BK115]^2" office:value-type="float" office:value="3240000" calcext:value-type="float">
            <text:p>3240000</text:p>
          </table:table-cell>
          <table:table-cell table:formula="of:=[.BL115]/[.BO115]" office:value-type="float" office:value="0.0347299387860082" calcext:value-type="float">
            <text:p>0.0347299387860082</text:p>
          </table:table-cell>
          <table:table-cell table:formula="of:=[.BM115]/[.BO115]" office:value-type="float" office:value="0.0335696075102881" calcext:value-type="float">
            <text:p>0.0335696075102881</text:p>
          </table:table-cell>
          <table:table-cell table:formula="of:=[.BN115]/[.BO115]" office:value-type="float" office:value="0.0335259053497942" calcext:value-type="float">
            <text:p>0.0335259053497942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float" office:value="41176194" calcext:value-type="float">
            <text:p>41176194</text:p>
          </table:table-cell>
          <table:table-cell office:value-type="float" office:value="60561090" calcext:value-type="float">
            <text:p>60561090</text:p>
          </table:table-cell>
          <table:table-cell office:value-type="float" office:value="42213684" calcext:value-type="float">
            <text:p>42213684</text:p>
          </table:table-cell>
          <table:table-cell table:formula="of:=[.BU115]^3" office:value-type="float" office:value="5910106112" calcext:value-type="float">
            <text:p>5910106112</text:p>
          </table:table-cell>
          <table:table-cell table:formula="of:=[.BU115]^2" office:value-type="float" office:value="3268864" calcext:value-type="float">
            <text:p>3268864</text:p>
          </table:table-cell>
          <table:table-cell table:formula="of:=[.BV115]/[.BY115]" office:value-type="float" office:value="0.00696708201505807" calcext:value-type="float">
            <text:p>0.00696708201505807</text:p>
          </table:table-cell>
          <table:table-cell table:formula="of:=[.BW115]/[.BY115]" office:value-type="float" office:value="0.0102470393682163" calcext:value-type="float">
            <text:p>0.0102470393682163</text:p>
          </table:table-cell>
          <table:table-cell table:formula="of:=[.BX115]/[.BY115]" office:value-type="float" office:value="0.00714262708655746" calcext:value-type="float">
            <text:p>0.00714262708655746</text:p>
          </table:table-cell>
          <table:table-cell table:number-columns-repeated="37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78252" calcext:value-type="float">
            <text:p>1278252</text:p>
          </table:table-cell>
          <table:table-cell office:value-type="float" office:value="1390617" calcext:value-type="float">
            <text:p>1390617</text:p>
          </table:table-cell>
          <table:table-cell table:formula="of:=[.A116]^2" office:value-type="float" office:value="490000" calcext:value-type="float">
            <text:p>490000</text:p>
          </table:table-cell>
          <table:table-cell table:formula="of:=[.C116]/[.B116]" office:value-type="float" office:value="1.0879052017912" calcext:value-type="float">
            <text:p>1.0879052017912</text:p>
          </table:table-cell>
          <table:table-cell table:formula="of:=[.B116]/[.D116]" office:value-type="float" office:value="2.60867755102041" calcext:value-type="float">
            <text:p>2.60867755102041</text:p>
          </table:table-cell>
          <table:table-cell table:formula="of:=[.C116]/[.D116]" office:value-type="float" office:value="2.83799387755102" calcext:value-type="float">
            <text:p>2.83799387755102</text:p>
          </table:table-cell>
          <table:table-cell table:number-columns-repeated="55"/>
          <table:table-cell office:value-type="float" office:value="1816" calcext:value-type="float">
            <text:p>1816</text:p>
          </table:table-cell>
          <table:table-cell office:value-type="float" office:value="204841506" calcext:value-type="float">
            <text:p>204841506</text:p>
          </table:table-cell>
          <table:table-cell office:value-type="float" office:value="197157771" calcext:value-type="float">
            <text:p>197157771</text:p>
          </table:table-cell>
          <table:table-cell office:value-type="float" office:value="203007159" calcext:value-type="float">
            <text:p>203007159</text:p>
          </table:table-cell>
          <table:table-cell table:formula="of:=[.BK116]^3" office:value-type="float" office:value="5988906496" calcext:value-type="float">
            <text:p>5988906496</text:p>
          </table:table-cell>
          <table:table-cell table:formula="of:=[.BK116]^2" office:value-type="float" office:value="3297856" calcext:value-type="float">
            <text:p>3297856</text:p>
          </table:table-cell>
          <table:table-cell table:formula="of:=[.BL116]/[.BO116]" office:value-type="float" office:value="0.0342034904263097" calcext:value-type="float">
            <text:p>0.0342034904263097</text:p>
          </table:table-cell>
          <table:table-cell table:formula="of:=[.BM116]/[.BO116]" office:value-type="float" office:value="0.0329204957752608" calcext:value-type="float">
            <text:p>0.0329204957752608</text:p>
          </table:table-cell>
          <table:table-cell table:formula="of:=[.BN116]/[.BO116]" office:value-type="float" office:value="0.0338971996199287" calcext:value-type="float">
            <text:p>0.0338971996199287</text:p>
          </table:table-cell>
          <table:table-cell/>
          <table:table-cell office:value-type="float" office:value="1824" calcext:value-type="float">
            <text:p>1824</text:p>
          </table:table-cell>
          <table:table-cell office:value-type="float" office:value="45654552" calcext:value-type="float">
            <text:p>45654552</text:p>
          </table:table-cell>
          <table:table-cell office:value-type="float" office:value="61258755" calcext:value-type="float">
            <text:p>61258755</text:p>
          </table:table-cell>
          <table:table-cell office:value-type="float" office:value="42541968" calcext:value-type="float">
            <text:p>42541968</text:p>
          </table:table-cell>
          <table:table-cell table:formula="of:=[.BU116]^3" office:value-type="float" office:value="6068404224" calcext:value-type="float">
            <text:p>6068404224</text:p>
          </table:table-cell>
          <table:table-cell table:formula="of:=[.BU116]^2" office:value-type="float" office:value="3326976" calcext:value-type="float">
            <text:p>3326976</text:p>
          </table:table-cell>
          <table:table-cell table:formula="of:=[.BV116]/[.BY116]" office:value-type="float" office:value="0.00752332084593843" calcext:value-type="float">
            <text:p>0.00752332084593843</text:p>
          </table:table-cell>
          <table:table-cell table:formula="of:=[.BW116]/[.BY116]" office:value-type="float" office:value="0.0100947057478022" calcext:value-type="float">
            <text:p>0.0100947057478022</text:p>
          </table:table-cell>
          <table:table-cell table:formula="of:=[.BX116]/[.BY116]" office:value-type="float" office:value="0.0070104044539008" calcext:value-type="float">
            <text:p>0.0070104044539008</text:p>
          </table:table-cell>
          <table:table-cell table:number-columns-repeated="37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686762" calcext:value-type="float">
            <text:p>1686762</text:p>
          </table:table-cell>
          <table:table-cell office:value-type="float" office:value="1879242" calcext:value-type="float">
            <text:p>1879242</text:p>
          </table:table-cell>
          <table:table-cell table:formula="of:=[.A117]^2" office:value-type="float" office:value="646416" calcext:value-type="float">
            <text:p>646416</text:p>
          </table:table-cell>
          <table:table-cell table:formula="of:=[.C117]/[.B117]" office:value-type="float" office:value="1.11411212725921" calcext:value-type="float">
            <text:p>1.11411212725921</text:p>
          </table:table-cell>
          <table:table-cell table:formula="of:=[.B117]/[.D117]" office:value-type="float" office:value="2.60940632657608" calcext:value-type="float">
            <text:p>2.60940632657608</text:p>
          </table:table-cell>
          <table:table-cell table:formula="of:=[.C117]/[.D117]" office:value-type="float" office:value="2.90717123338531" calcext:value-type="float">
            <text:p>2.90717123338531</text:p>
          </table:table-cell>
          <table:table-cell table:number-columns-repeated="55"/>
          <table:table-cell office:value-type="float" office:value="1832" calcext:value-type="float">
            <text:p>1832</text:p>
          </table:table-cell>
          <table:table-cell office:value-type="float" office:value="206125206" calcext:value-type="float">
            <text:p>206125206</text:p>
          </table:table-cell>
          <table:table-cell office:value-type="float" office:value="199063689" calcext:value-type="float">
            <text:p>199063689</text:p>
          </table:table-cell>
          <table:table-cell office:value-type="float" office:value="201381663" calcext:value-type="float">
            <text:p>201381663</text:p>
          </table:table-cell>
          <table:table-cell table:formula="of:=[.BK117]^3" office:value-type="float" office:value="6148602368" calcext:value-type="float">
            <text:p>6148602368</text:p>
          </table:table-cell>
          <table:table-cell table:formula="of:=[.BK117]^2" office:value-type="float" office:value="3356224" calcext:value-type="float">
            <text:p>3356224</text:p>
          </table:table-cell>
          <table:table-cell table:formula="of:=[.BL117]/[.BO117]" office:value-type="float" office:value="0.0335239122101577" calcext:value-type="float">
            <text:p>0.0335239122101577</text:p>
          </table:table-cell>
          <table:table-cell table:formula="of:=[.BM117]/[.BO117]" office:value-type="float" office:value="0.0323754370645293" calcext:value-type="float">
            <text:p>0.0323754370645293</text:p>
          </table:table-cell>
          <table:table-cell table:formula="of:=[.BN117]/[.BO117]" office:value-type="float" office:value="0.0327524290801561" calcext:value-type="float">
            <text:p>0.0327524290801561</text:p>
          </table:table-cell>
          <table:table-cell/>
          <table:table-cell office:value-type="float" office:value="1840" calcext:value-type="float">
            <text:p>1840</text:p>
          </table:table-cell>
          <table:table-cell office:value-type="float" office:value="43402911" calcext:value-type="float">
            <text:p>43402911</text:p>
          </table:table-cell>
          <table:table-cell office:value-type="float" office:value="61552350" calcext:value-type="float">
            <text:p>61552350</text:p>
          </table:table-cell>
          <table:table-cell office:value-type="float" office:value="42944712" calcext:value-type="float">
            <text:p>42944712</text:p>
          </table:table-cell>
          <table:table-cell table:formula="of:=[.BU117]^3" office:value-type="float" office:value="6229504000" calcext:value-type="float">
            <text:p>6229504000</text:p>
          </table:table-cell>
          <table:table-cell table:formula="of:=[.BU117]^2" office:value-type="float" office:value="3385600" calcext:value-type="float">
            <text:p>3385600</text:p>
          </table:table-cell>
          <table:table-cell table:formula="of:=[.BV117]/[.BY117]" office:value-type="float" office:value="0.00696731409113791" calcext:value-type="float">
            <text:p>0.00696731409113791</text:p>
          </table:table-cell>
          <table:table-cell table:formula="of:=[.BW117]/[.BY117]" office:value-type="float" office:value="0.00988077863020876" calcext:value-type="float">
            <text:p>0.00988077863020876</text:p>
          </table:table-cell>
          <table:table-cell table:formula="of:=[.BX117]/[.BY117]" office:value-type="float" office:value="0.00689376104421797" calcext:value-type="float">
            <text:p>0.00689376104421797</text:p>
          </table:table-cell>
          <table:table-cell table:number-columns-repeated="37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185743" calcext:value-type="float">
            <text:p>2185743</text:p>
          </table:table-cell>
          <table:table-cell office:value-type="float" office:value="2590065" calcext:value-type="float">
            <text:p>2590065</text:p>
          </table:table-cell>
          <table:table-cell table:formula="of:=[.A118]^2" office:value-type="float" office:value="839056" calcext:value-type="float">
            <text:p>839056</text:p>
          </table:table-cell>
          <table:table-cell table:formula="of:=[.C118]/[.B118]" office:value-type="float" office:value="1.18498149141962" calcext:value-type="float">
            <text:p>1.18498149141962</text:p>
          </table:table-cell>
          <table:table-cell table:formula="of:=[.B118]/[.D118]" office:value-type="float" office:value="2.605002526649" calcext:value-type="float">
            <text:p>2.605002526649</text:p>
          </table:table-cell>
          <table:table-cell table:formula="of:=[.C118]/[.D118]" office:value-type="float" office:value="3.08687977918041" calcext:value-type="float">
            <text:p>3.08687977918041</text:p>
          </table:table-cell>
          <table:table-cell table:number-columns-repeated="55"/>
          <table:table-cell office:value-type="float" office:value="1848" calcext:value-type="float">
            <text:p>1848</text:p>
          </table:table-cell>
          <table:table-cell office:value-type="float" office:value="207673341" calcext:value-type="float">
            <text:p>207673341</text:p>
          </table:table-cell>
          <table:table-cell office:value-type="float" office:value="200912238" calcext:value-type="float">
            <text:p>200912238</text:p>
          </table:table-cell>
          <table:table-cell office:value-type="float" office:value="204841566" calcext:value-type="float">
            <text:p>204841566</text:p>
          </table:table-cell>
          <table:table-cell table:formula="of:=[.BK118]^3" office:value-type="float" office:value="6311112192" calcext:value-type="float">
            <text:p>6311112192</text:p>
          </table:table-cell>
          <table:table-cell table:formula="of:=[.BK118]^2" office:value-type="float" office:value="3415104" calcext:value-type="float">
            <text:p>3415104</text:p>
          </table:table-cell>
          <table:table-cell table:formula="of:=[.BL118]/[.BO118]" office:value-type="float" office:value="0.032905981494553" calcext:value-type="float">
            <text:p>0.032905981494553</text:p>
          </table:table-cell>
          <table:table-cell table:formula="of:=[.BM118]/[.BO118]" office:value-type="float" office:value="0.0318346801463421" calcext:value-type="float">
            <text:p>0.0318346801463421</text:p>
          </table:table-cell>
          <table:table-cell table:formula="of:=[.BN118]/[.BO118]" office:value-type="float" office:value="0.0324572848284425" calcext:value-type="float">
            <text:p>0.0324572848284425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43347225" calcext:value-type="float">
            <text:p>43347225</text:p>
          </table:table-cell>
          <table:table-cell office:value-type="float" office:value="62312544" calcext:value-type="float">
            <text:p>62312544</text:p>
          </table:table-cell>
          <table:table-cell office:value-type="float" office:value="43375437" calcext:value-type="float">
            <text:p>43375437</text:p>
          </table:table-cell>
          <table:table-cell table:formula="of:=[.BU118]^3" office:value-type="float" office:value="6393430016" calcext:value-type="float">
            <text:p>6393430016</text:p>
          </table:table-cell>
          <table:table-cell table:formula="of:=[.BU118]^2" office:value-type="float" office:value="3444736" calcext:value-type="float">
            <text:p>3444736</text:p>
          </table:table-cell>
          <table:table-cell table:formula="of:=[.BV118]/[.BY118]" office:value-type="float" office:value="0.00677996394603845" calcext:value-type="float">
            <text:p>0.00677996394603845</text:p>
          </table:table-cell>
          <table:table-cell table:formula="of:=[.BW118]/[.BY118]" office:value-type="float" office:value="0.00974634020299879" calcext:value-type="float">
            <text:p>0.00974634020299879</text:p>
          </table:table-cell>
          <table:table-cell table:formula="of:=[.BX118]/[.BY118]" office:value-type="float" office:value="0.00678437660089341" calcext:value-type="float">
            <text:p>0.00678437660089341</text:p>
          </table:table-cell>
          <table:table-cell table:number-columns-repeated="37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2806191" calcext:value-type="float">
            <text:p>2806191</text:p>
          </table:table-cell>
          <table:table-cell office:value-type="float" office:value="3093033" calcext:value-type="float">
            <text:p>3093033</text:p>
          </table:table-cell>
          <table:table-cell table:formula="of:=[.A119]^2" office:value-type="float" office:value="1073296" calcext:value-type="float">
            <text:p>1073296</text:p>
          </table:table-cell>
          <table:table-cell table:formula="of:=[.C119]/[.B119]" office:value-type="float" office:value="1.10221756109973" calcext:value-type="float">
            <text:p>1.10221756109973</text:p>
          </table:table-cell>
          <table:table-cell table:formula="of:=[.B119]/[.D119]" office:value-type="float" office:value="2.61455460562603" calcext:value-type="float">
            <text:p>2.61455460562603</text:p>
          </table:table-cell>
          <table:table-cell table:formula="of:=[.C119]/[.D119]" office:value-type="float" office:value="2.88180800077518" calcext:value-type="float">
            <text:p>2.88180800077518</text:p>
          </table:table-cell>
          <table:table-cell table:number-columns-repeated="55"/>
          <table:table-cell office:value-type="float" office:value="1864" calcext:value-type="float">
            <text:p>1864</text:p>
          </table:table-cell>
          <table:table-cell office:value-type="float" office:value="224308149" calcext:value-type="float">
            <text:p>224308149</text:p>
          </table:table-cell>
          <table:table-cell office:value-type="float" office:value="216666324" calcext:value-type="float">
            <text:p>216666324</text:p>
          </table:table-cell>
          <table:table-cell office:value-type="float" office:value="217452174" calcext:value-type="float">
            <text:p>217452174</text:p>
          </table:table-cell>
          <table:table-cell table:formula="of:=[.BK119]^3" office:value-type="float" office:value="6476460544" calcext:value-type="float">
            <text:p>6476460544</text:p>
          </table:table-cell>
          <table:table-cell table:formula="of:=[.BK119]^2" office:value-type="float" office:value="3474496" calcext:value-type="float">
            <text:p>3474496</text:p>
          </table:table-cell>
          <table:table-cell table:formula="of:=[.BL119]/[.BO119]" office:value-type="float" office:value="0.0346343728146088" calcext:value-type="float">
            <text:p>0.0346343728146088</text:p>
          </table:table-cell>
          <table:table-cell table:formula="of:=[.BM119]/[.BO119]" office:value-type="float" office:value="0.0334544343361632" calcext:value-type="float">
            <text:p>0.0334544343361632</text:p>
          </table:table-cell>
          <table:table-cell table:formula="of:=[.BN119]/[.BO119]" office:value-type="float" office:value="0.0335757737614035" calcext:value-type="float">
            <text:p>0.0335757737614035</text:p>
          </table:table-cell>
          <table:table-cell/>
          <table:table-cell office:value-type="float" office:value="1872" calcext:value-type="float">
            <text:p>1872</text:p>
          </table:table-cell>
          <table:table-cell office:value-type="float" office:value="43280982" calcext:value-type="float">
            <text:p>43280982</text:p>
          </table:table-cell>
          <table:table-cell office:value-type="float" office:value="62612244" calcext:value-type="float">
            <text:p>62612244</text:p>
          </table:table-cell>
          <table:table-cell office:value-type="float" office:value="43382724" calcext:value-type="float">
            <text:p>43382724</text:p>
          </table:table-cell>
          <table:table-cell table:formula="of:=[.BU119]^3" office:value-type="float" office:value="6560206848" calcext:value-type="float">
            <text:p>6560206848</text:p>
          </table:table-cell>
          <table:table-cell table:formula="of:=[.BU119]^2" office:value-type="float" office:value="3504384" calcext:value-type="float">
            <text:p>3504384</text:p>
          </table:table-cell>
          <table:table-cell table:formula="of:=[.BV119]/[.BY119]" office:value-type="float" office:value="0.00659750264020943" calcext:value-type="float">
            <text:p>0.00659750264020943</text:p>
          </table:table-cell>
          <table:table-cell table:formula="of:=[.BW119]/[.BY119]" office:value-type="float" office:value="0.00954424844379541" calcext:value-type="float">
            <text:p>0.00954424844379541</text:p>
          </table:table-cell>
          <table:table-cell table:formula="of:=[.BX119]/[.BY119]" office:value-type="float" office:value="0.00661301160240489" calcext:value-type="float">
            <text:p>0.00661301160240489</text:p>
          </table:table-cell>
          <table:table-cell table:number-columns-repeated="37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3546648" calcext:value-type="float">
            <text:p>3546648</text:p>
          </table:table-cell>
          <table:table-cell office:value-type="float" office:value="3967893" calcext:value-type="float">
            <text:p>3967893</text:p>
          </table:table-cell>
          <table:table-cell table:formula="of:=[.A120]^2" office:value-type="float" office:value="1354896" calcext:value-type="float">
            <text:p>1354896</text:p>
          </table:table-cell>
          <table:table-cell table:formula="of:=[.C120]/[.B120]" office:value-type="float" office:value="1.1187727115857" calcext:value-type="float">
            <text:p>1.1187727115857</text:p>
          </table:table-cell>
          <table:table-cell table:formula="of:=[.B120]/[.D120]" office:value-type="float" office:value="2.61765331066001" calcext:value-type="float">
            <text:p>2.61765331066001</text:p>
          </table:table-cell>
          <table:table-cell table:formula="of:=[.C120]/[.D120]" office:value-type="float" office:value="2.92855909235838" calcext:value-type="float">
            <text:p>2.92855909235838</text:p>
          </table:table-cell>
          <table:table-cell table:number-columns-repeated="55"/>
          <table:table-cell office:value-type="float" office:value="1880" calcext:value-type="float">
            <text:p>1880</text:p>
          </table:table-cell>
          <table:table-cell office:value-type="float" office:value="226060656" calcext:value-type="float">
            <text:p>226060656</text:p>
          </table:table-cell>
          <table:table-cell office:value-type="float" office:value="218606205" calcext:value-type="float">
            <text:p>218606205</text:p>
          </table:table-cell>
          <table:table-cell office:value-type="float" office:value="218529108" calcext:value-type="float">
            <text:p>218529108</text:p>
          </table:table-cell>
          <table:table-cell table:formula="of:=[.BK120]^3" office:value-type="float" office:value="6644672000" calcext:value-type="float">
            <text:p>6644672000</text:p>
          </table:table-cell>
          <table:table-cell table:formula="of:=[.BK120]^2" office:value-type="float" office:value="3534400" calcext:value-type="float">
            <text:p>3534400</text:p>
          </table:table-cell>
          <table:table-cell table:formula="of:=[.BL120]/[.BO120]" office:value-type="float" office:value="0.0340213416102405" calcext:value-type="float">
            <text:p>0.0340213416102405</text:p>
          </table:table-cell>
          <table:table-cell table:formula="of:=[.BM120]/[.BO120]" office:value-type="float" office:value="0.0328994726902998" calcext:value-type="float">
            <text:p>0.0328994726902998</text:p>
          </table:table-cell>
          <table:table-cell table:formula="of:=[.BN120]/[.BO120]" office:value-type="float" office:value="0.0328878698602429" calcext:value-type="float">
            <text:p>0.0328878698602429</text:p>
          </table:table-cell>
          <table:table-cell/>
          <table:table-cell office:value-type="float" office:value="1888" calcext:value-type="float">
            <text:p>1888</text:p>
          </table:table-cell>
          <table:table-cell office:value-type="float" office:value="43754421" calcext:value-type="float">
            <text:p>43754421</text:p>
          </table:table-cell>
          <table:table-cell office:value-type="float" office:value="63237027" calcext:value-type="float">
            <text:p>63237027</text:p>
          </table:table-cell>
          <table:table-cell office:value-type="float" office:value="43284387" calcext:value-type="float">
            <text:p>43284387</text:p>
          </table:table-cell>
          <table:table-cell table:formula="of:=[.BU120]^3" office:value-type="float" office:value="6729859072" calcext:value-type="float">
            <text:p>6729859072</text:p>
          </table:table-cell>
          <table:table-cell table:formula="of:=[.BU120]^2" office:value-type="float" office:value="3564544" calcext:value-type="float">
            <text:p>3564544</text:p>
          </table:table-cell>
          <table:table-cell table:formula="of:=[.BV120]/[.BY120]" office:value-type="float" office:value="0.00650153599531423" calcext:value-type="float">
            <text:p>0.00650153599531423</text:p>
          </table:table-cell>
          <table:table-cell table:formula="of:=[.BW120]/[.BY120]" office:value-type="float" office:value="0.00939648606656588" calcext:value-type="float">
            <text:p>0.00939648606656588</text:p>
          </table:table-cell>
          <table:table-cell table:formula="of:=[.BX120]/[.BY120]" office:value-type="float" office:value="0.00643169292802689" calcext:value-type="float">
            <text:p>0.00643169292802689</text:p>
          </table:table-cell>
          <table:table-cell table:number-columns-repeated="37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459221" calcext:value-type="float">
            <text:p>4459221</text:p>
          </table:table-cell>
          <table:table-cell office:value-type="float" office:value="5190510" calcext:value-type="float">
            <text:p>5190510</text:p>
          </table:table-cell>
          <table:table-cell table:formula="of:=[.A121]^2" office:value-type="float" office:value="1690000" calcext:value-type="float">
            <text:p>1690000</text:p>
          </table:table-cell>
          <table:table-cell table:formula="of:=[.C121]/[.B121]" office:value-type="float" office:value="1.16399478743036" calcext:value-type="float">
            <text:p>1.16399478743036</text:p>
          </table:table-cell>
          <table:table-cell table:formula="of:=[.B121]/[.D121]" office:value-type="float" office:value="2.63859230769231" calcext:value-type="float">
            <text:p>2.63859230769231</text:p>
          </table:table-cell>
          <table:table-cell table:formula="of:=[.C121]/[.D121]" office:value-type="float" office:value="3.07130769230769" calcext:value-type="float">
            <text:p>3.07130769230769</text:p>
          </table:table-cell>
          <table:table-cell table:number-columns-repeated="55"/>
          <table:table-cell office:value-type="float" office:value="1896" calcext:value-type="float">
            <text:p>1896</text:p>
          </table:table-cell>
          <table:table-cell office:value-type="float" office:value="228331581" calcext:value-type="float">
            <text:p>228331581</text:p>
          </table:table-cell>
          <table:table-cell office:value-type="float" office:value="220257555" calcext:value-type="float">
            <text:p>220257555</text:p>
          </table:table-cell>
          <table:table-cell office:value-type="float" office:value="220549662" calcext:value-type="float">
            <text:p>220549662</text:p>
          </table:table-cell>
          <table:table-cell table:formula="of:=[.BK121]^3" office:value-type="float" office:value="6815771136" calcext:value-type="float">
            <text:p>6815771136</text:p>
          </table:table-cell>
          <table:table-cell table:formula="of:=[.BK121]^2" office:value-type="float" office:value="3594816" calcext:value-type="float">
            <text:p>3594816</text:p>
          </table:table-cell>
          <table:table-cell table:formula="of:=[.BL121]/[.BO121]" office:value-type="float" office:value="0.0335004765336064" calcext:value-type="float">
            <text:p>0.0335004765336064</text:p>
          </table:table-cell>
          <table:table-cell table:formula="of:=[.BM121]/[.BO121]" office:value-type="float" office:value="0.0323158672151752" calcext:value-type="float">
            <text:p>0.0323158672151752</text:p>
          </table:table-cell>
          <table:table-cell table:formula="of:=[.BN121]/[.BO121]" office:value-type="float" office:value="0.0323587247281655" calcext:value-type="float">
            <text:p>0.0323587247281655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44120352" calcext:value-type="float">
            <text:p>44120352</text:p>
          </table:table-cell>
          <table:table-cell office:value-type="float" office:value="63686136" calcext:value-type="float">
            <text:p>63686136</text:p>
          </table:table-cell>
          <table:table-cell office:value-type="float" office:value="43756821" calcext:value-type="float">
            <text:p>43756821</text:p>
          </table:table-cell>
          <table:table-cell table:formula="of:=[.BU121]^3" office:value-type="float" office:value="6902411264" calcext:value-type="float">
            <text:p>6902411264</text:p>
          </table:table-cell>
          <table:table-cell table:formula="of:=[.BU121]^2" office:value-type="float" office:value="3625216" calcext:value-type="float">
            <text:p>3625216</text:p>
          </table:table-cell>
          <table:table-cell table:formula="of:=[.BV121]/[.BY121]" office:value-type="float" office:value="0.00639202016693974" calcext:value-type="float">
            <text:p>0.00639202016693974</text:p>
          </table:table-cell>
          <table:table-cell table:formula="of:=[.BW121]/[.BY121]" office:value-type="float" office:value="0.00922665045071415" calcext:value-type="float">
            <text:p>0.00922665045071415</text:p>
          </table:table-cell>
          <table:table-cell table:formula="of:=[.BX121]/[.BY121]" office:value-type="float" office:value="0.00633935291978569" calcext:value-type="float">
            <text:p>0.00633935291978569</text:p>
          </table:table-cell>
          <table:table-cell table:number-columns-repeated="37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5738856" calcext:value-type="float">
            <text:p>5738856</text:p>
          </table:table-cell>
          <table:table-cell office:value-type="float" office:value="7070703" calcext:value-type="float">
            <text:p>7070703</text:p>
          </table:table-cell>
          <table:table-cell table:formula="of:=[.A122]^2" office:value-type="float" office:value="2085136" calcext:value-type="float">
            <text:p>2085136</text:p>
          </table:table-cell>
          <table:table-cell table:formula="of:=[.C122]/[.B122]" office:value-type="float" office:value="1.23207534742116" calcext:value-type="float">
            <text:p>1.23207534742116</text:p>
          </table:table-cell>
          <table:table-cell table:formula="of:=[.B122]/[.D122]" office:value-type="float" office:value="2.75226939633674" calcext:value-type="float">
            <text:p>2.75226939633674</text:p>
          </table:table-cell>
          <table:table-cell table:formula="of:=[.C122]/[.D122]" office:value-type="float" office:value="3.39100327268821" calcext:value-type="float">
            <text:p>3.39100327268821</text:p>
          </table:table-cell>
          <table:table-cell table:number-columns-repeated="55"/>
          <table:table-cell office:value-type="float" office:value="1912" calcext:value-type="float">
            <text:p>1912</text:p>
          </table:table-cell>
          <table:table-cell office:value-type="float" office:value="229910514" calcext:value-type="float">
            <text:p>229910514</text:p>
          </table:table-cell>
          <table:table-cell office:value-type="float" office:value="222491475" calcext:value-type="float">
            <text:p>222491475</text:p>
          </table:table-cell>
          <table:table-cell office:value-type="float" office:value="222224349" calcext:value-type="float">
            <text:p>222224349</text:p>
          </table:table-cell>
          <table:table-cell table:formula="of:=[.BK122]^3" office:value-type="float" office:value="6989782528" calcext:value-type="float">
            <text:p>6989782528</text:p>
          </table:table-cell>
          <table:table-cell table:formula="of:=[.BK122]^2" office:value-type="float" office:value="3655744" calcext:value-type="float">
            <text:p>3655744</text:p>
          </table:table-cell>
          <table:table-cell table:formula="of:=[.BL122]/[.BO122]" office:value-type="float" office:value="0.0328923701243942" calcext:value-type="float">
            <text:p>0.0328923701243942</text:p>
          </table:table-cell>
          <table:table-cell table:formula="of:=[.BM122]/[.BO122]" office:value-type="float" office:value="0.0318309581319209" calcext:value-type="float">
            <text:p>0.0318309581319209</text:p>
          </table:table-cell>
          <table:table-cell table:formula="of:=[.BN122]/[.BO122]" office:value-type="float" office:value="0.0317927414922858" calcext:value-type="float">
            <text:p>0.0317927414922858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44662917" calcext:value-type="float">
            <text:p>44662917</text:p>
          </table:table-cell>
          <table:table-cell office:value-type="float" office:value="64501506" calcext:value-type="float">
            <text:p>64501506</text:p>
          </table:table-cell>
          <table:table-cell office:value-type="float" office:value="47434941" calcext:value-type="float">
            <text:p>47434941</text:p>
          </table:table-cell>
          <table:table-cell table:formula="of:=[.BU122]^3" office:value-type="float" office:value="7077888000" calcext:value-type="float">
            <text:p>7077888000</text:p>
          </table:table-cell>
          <table:table-cell table:formula="of:=[.BU122]^2" office:value-type="float" office:value="3686400" calcext:value-type="float">
            <text:p>3686400</text:p>
          </table:table-cell>
          <table:table-cell table:formula="of:=[.BV122]/[.BY122]" office:value-type="float" office:value="0.00631020397610135" calcext:value-type="float">
            <text:p>0.00631020397610135</text:p>
          </table:table-cell>
          <table:table-cell table:formula="of:=[.BW122]/[.BY122]" office:value-type="float" office:value="0.00911310068766276" calcext:value-type="float">
            <text:p>0.00911310068766276</text:p>
          </table:table-cell>
          <table:table-cell table:formula="of:=[.BX122]/[.BY122]" office:value-type="float" office:value="0.00670184961954753" calcext:value-type="float">
            <text:p>0.00670184961954753</text:p>
          </table:table-cell>
          <table:table-cell table:number-columns-repeated="37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6812457" calcext:value-type="float">
            <text:p>6812457</text:p>
          </table:table-cell>
          <table:table-cell office:value-type="float" office:value="9145299" calcext:value-type="float">
            <text:p>9145299</text:p>
          </table:table-cell>
          <table:table-cell table:formula="of:=[.A123]^2" office:value-type="float" office:value="2547216" calcext:value-type="float">
            <text:p>2547216</text:p>
          </table:table-cell>
          <table:table-cell table:formula="of:=[.C123]/[.B123]" office:value-type="float" office:value="1.34243768437731" calcext:value-type="float">
            <text:p>1.34243768437731</text:p>
          </table:table-cell>
          <table:table-cell table:formula="of:=[.B123]/[.D123]" office:value-type="float" office:value="2.67447165846948" calcext:value-type="float">
            <text:p>2.67447165846948</text:p>
          </table:table-cell>
          <table:table-cell table:formula="of:=[.C123]/[.D123]" office:value-type="float" office:value="3.59031154012852" calcext:value-type="float">
            <text:p>3.59031154012852</text:p>
          </table:table-cell>
          <table:table-cell table:number-columns-repeated="55"/>
          <table:table-cell office:value-type="float" office:value="1928" calcext:value-type="float">
            <text:p>1928</text:p>
          </table:table-cell>
          <table:table-cell office:value-type="float" office:value="247659432" calcext:value-type="float">
            <text:p>247659432</text:p>
          </table:table-cell>
          <table:table-cell office:value-type="float" office:value="240060468" calcext:value-type="float">
            <text:p>240060468</text:p>
          </table:table-cell>
          <table:table-cell office:value-type="float" office:value="239651625" calcext:value-type="float">
            <text:p>239651625</text:p>
          </table:table-cell>
          <table:table-cell table:formula="of:=[.BK123]^3" office:value-type="float" office:value="7166730752" calcext:value-type="float">
            <text:p>7166730752</text:p>
          </table:table-cell>
          <table:table-cell table:formula="of:=[.BK123]^2" office:value-type="float" office:value="3717184" calcext:value-type="float">
            <text:p>3717184</text:p>
          </table:table-cell>
          <table:table-cell table:formula="of:=[.BL123]/[.BO123]" office:value-type="float" office:value="0.0345568210345961" calcext:value-type="float">
            <text:p>0.0345568210345961</text:p>
          </table:table-cell>
          <table:table-cell table:formula="of:=[.BM123]/[.BO123]" office:value-type="float" office:value="0.0334965099579061" calcext:value-type="float">
            <text:p>0.0334965099579061</text:p>
          </table:table-cell>
          <table:table-cell table:formula="of:=[.BN123]/[.BO123]" office:value-type="float" office:value="0.0334394626075664" calcext:value-type="float">
            <text:p>0.0334394626075664</text:p>
          </table:table-cell>
          <table:table-cell/>
          <table:table-cell office:value-type="float" office:value="1936" calcext:value-type="float">
            <text:p>1936</text:p>
          </table:table-cell>
          <table:table-cell office:value-type="float" office:value="44884887" calcext:value-type="float">
            <text:p>44884887</text:p>
          </table:table-cell>
          <table:table-cell office:value-type="float" office:value="64954629" calcext:value-type="float">
            <text:p>64954629</text:p>
          </table:table-cell>
          <table:table-cell office:value-type="float" office:value="46330965" calcext:value-type="float">
            <text:p>46330965</text:p>
          </table:table-cell>
          <table:table-cell table:formula="of:=[.BU123]^3" office:value-type="float" office:value="7256313856" calcext:value-type="float">
            <text:p>7256313856</text:p>
          </table:table-cell>
          <table:table-cell table:formula="of:=[.BU123]^2" office:value-type="float" office:value="3748096" calcext:value-type="float">
            <text:p>3748096</text:p>
          </table:table-cell>
          <table:table-cell table:formula="of:=[.BV123]/[.BY123]" office:value-type="float" office:value="0.00618563197385491" calcext:value-type="float">
            <text:p>0.00618563197385491</text:p>
          </table:table-cell>
          <table:table-cell table:formula="of:=[.BW123]/[.BY123]" office:value-type="float" office:value="0.00895146355146852" calcext:value-type="float">
            <text:p>0.00895146355146852</text:p>
          </table:table-cell>
          <table:table-cell table:formula="of:=[.BX123]/[.BY123]" office:value-type="float" office:value="0.00638491745525733" calcext:value-type="float">
            <text:p>0.00638491745525733</text:p>
          </table:table-cell>
          <table:table-cell table:number-columns-repeated="37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8280936" calcext:value-type="float">
            <text:p>8280936</text:p>
          </table:table-cell>
          <table:table-cell office:value-type="float" office:value="11593695" calcext:value-type="float">
            <text:p>11593695</text:p>
          </table:table-cell>
          <table:table-cell table:formula="of:=[.A124]^2" office:value-type="float" office:value="3083536" calcext:value-type="float">
            <text:p>3083536</text:p>
          </table:table-cell>
          <table:table-cell table:formula="of:=[.C124]/[.B124]" office:value-type="float" office:value="1.40004644402517" calcext:value-type="float">
            <text:p>1.40004644402517</text:p>
          </table:table-cell>
          <table:table-cell table:formula="of:=[.B124]/[.D124]" office:value-type="float" office:value="2.68553245365061" calcext:value-type="float">
            <text:p>2.68553245365061</text:p>
          </table:table-cell>
          <table:table-cell table:formula="of:=[.C124]/[.D124]" office:value-type="float" office:value="3.75987016204773" calcext:value-type="float">
            <text:p>3.75987016204773</text:p>
          </table:table-cell>
          <table:table-cell table:number-columns-repeated="55"/>
          <table:table-cell office:value-type="float" office:value="1944" calcext:value-type="float">
            <text:p>1944</text:p>
          </table:table-cell>
          <table:table-cell office:value-type="float" office:value="249705714" calcext:value-type="float">
            <text:p>249705714</text:p>
          </table:table-cell>
          <table:table-cell office:value-type="float" office:value="241349901" calcext:value-type="float">
            <text:p>241349901</text:p>
          </table:table-cell>
          <table:table-cell office:value-type="float" office:value="241448163" calcext:value-type="float">
            <text:p>241448163</text:p>
          </table:table-cell>
          <table:table-cell table:formula="of:=[.BK124]^3" office:value-type="float" office:value="7346640384" calcext:value-type="float">
            <text:p>7346640384</text:p>
          </table:table-cell>
          <table:table-cell table:formula="of:=[.BK124]^2" office:value-type="float" office:value="3779136" calcext:value-type="float">
            <text:p>3779136</text:p>
          </table:table-cell>
          <table:table-cell table:formula="of:=[.BL124]/[.BO124]" office:value-type="float" office:value="0.0339891026303432" calcext:value-type="float">
            <text:p>0.0339891026303432</text:p>
          </table:table-cell>
          <table:table-cell table:formula="of:=[.BM124]/[.BO124]" office:value-type="float" office:value="0.032851737445272" calcext:value-type="float">
            <text:p>0.032851737445272</text:p>
          </table:table-cell>
          <table:table-cell table:formula="of:=[.BN124]/[.BO124]" office:value-type="float" office:value="0.0328651125384934" calcext:value-type="float">
            <text:p>0.0328651125384934</text:p>
          </table:table-cell>
          <table:table-cell/>
          <table:table-cell office:value-type="float" office:value="1952" calcext:value-type="float">
            <text:p>1952</text:p>
          </table:table-cell>
          <table:table-cell office:value-type="float" office:value="45317274" calcext:value-type="float">
            <text:p>45317274</text:p>
          </table:table-cell>
          <table:table-cell office:value-type="float" office:value="65328705" calcext:value-type="float">
            <text:p>65328705</text:p>
          </table:table-cell>
          <table:table-cell office:value-type="float" office:value="45853191" calcext:value-type="float">
            <text:p>45853191</text:p>
          </table:table-cell>
          <table:table-cell table:formula="of:=[.BU124]^3" office:value-type="float" office:value="7437713408" calcext:value-type="float">
            <text:p>7437713408</text:p>
          </table:table-cell>
          <table:table-cell table:formula="of:=[.BU124]^2" office:value-type="float" office:value="3810304" calcext:value-type="float">
            <text:p>3810304</text:p>
          </table:table-cell>
          <table:table-cell table:formula="of:=[.BV124]/[.BY124]" office:value-type="float" office:value="0.00609290403032426" calcext:value-type="float">
            <text:p>0.00609290403032426</text:p>
          </table:table-cell>
          <table:table-cell table:formula="of:=[.BW124]/[.BY124]" office:value-type="float" office:value="0.00878343940084226" calcext:value-type="float">
            <text:p>0.00878343940084226</text:p>
          </table:table-cell>
          <table:table-cell table:formula="of:=[.BX124]/[.BY124]" office:value-type="float" office:value="0.0061649580300688" calcext:value-type="float">
            <text:p>0.0061649580300688</text:p>
          </table:table-cell>
          <table:table-cell table:number-columns-repeated="37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9958416" calcext:value-type="float">
            <text:p>9958416</text:p>
          </table:table-cell>
          <table:table-cell office:value-type="float" office:value="14359320" calcext:value-type="float">
            <text:p>14359320</text:p>
          </table:table-cell>
          <table:table-cell table:formula="of:=[.A125]^2" office:value-type="float" office:value="3701776" calcext:value-type="float">
            <text:p>3701776</text:p>
          </table:table-cell>
          <table:table-cell table:formula="of:=[.C125]/[.B125]" office:value-type="float" office:value="1.44192811386871" calcext:value-type="float">
            <text:p>1.44192811386871</text:p>
          </table:table-cell>
          <table:table-cell table:formula="of:=[.B125]/[.D125]" office:value-type="float" office:value="2.69017250098331" calcext:value-type="float">
            <text:p>2.69017250098331</text:p>
          </table:table-cell>
          <table:table-cell table:formula="of:=[.C125]/[.D125]" office:value-type="float" office:value="3.87903536032434" calcext:value-type="float">
            <text:p>3.87903536032434</text:p>
          </table:table-cell>
          <table:table-cell table:number-columns-repeated="55"/>
          <table:table-cell office:value-type="float" office:value="1960" calcext:value-type="float">
            <text:p>1960</text:p>
          </table:table-cell>
          <table:table-cell office:value-type="float" office:value="251593272" calcext:value-type="float">
            <text:p>251593272</text:p>
          </table:table-cell>
          <table:table-cell office:value-type="float" office:value="243179544" calcext:value-type="float">
            <text:p>243179544</text:p>
          </table:table-cell>
          <table:table-cell office:value-type="float" office:value="243651924" calcext:value-type="float">
            <text:p>243651924</text:p>
          </table:table-cell>
          <table:table-cell table:formula="of:=[.BK125]^3" office:value-type="float" office:value="7529536000" calcext:value-type="float">
            <text:p>7529536000</text:p>
          </table:table-cell>
          <table:table-cell table:formula="of:=[.BK125]^2" office:value-type="float" office:value="3841600" calcext:value-type="float">
            <text:p>3841600</text:p>
          </table:table-cell>
          <table:table-cell table:formula="of:=[.BL125]/[.BO125]" office:value-type="float" office:value="0.0334141801035283" calcext:value-type="float">
            <text:p>0.0334141801035283</text:p>
          </table:table-cell>
          <table:table-cell table:formula="of:=[.BM125]/[.BO125]" office:value-type="float" office:value="0.0322967502911202" calcext:value-type="float">
            <text:p>0.0322967502911202</text:p>
          </table:table-cell>
          <table:table-cell table:formula="of:=[.BN125]/[.BO125]" office:value-type="float" office:value="0.0323594872247108" calcext:value-type="float">
            <text:p>0.032359487224710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45626232" calcext:value-type="float">
            <text:p>45626232</text:p>
          </table:table-cell>
          <table:table-cell office:value-type="float" office:value="66009711" calcext:value-type="float">
            <text:p>66009711</text:p>
          </table:table-cell>
          <table:table-cell office:value-type="float" office:value="45104796" calcext:value-type="float">
            <text:p>45104796</text:p>
          </table:table-cell>
          <table:table-cell table:formula="of:=[.BU125]^3" office:value-type="float" office:value="7622111232" calcext:value-type="float">
            <text:p>7622111232</text:p>
          </table:table-cell>
          <table:table-cell table:formula="of:=[.BU125]^2" office:value-type="float" office:value="3873024" calcext:value-type="float">
            <text:p>3873024</text:p>
          </table:table-cell>
          <table:table-cell table:formula="of:=[.BV125]/[.BY125]" office:value-type="float" office:value="0.0059860359697254" calcext:value-type="float">
            <text:p>0.0059860359697254</text:p>
          </table:table-cell>
          <table:table-cell table:formula="of:=[.BW125]/[.BY125]" office:value-type="float" office:value="0.0086602922721556" calcext:value-type="float">
            <text:p>0.0086602922721556</text:p>
          </table:table-cell>
          <table:table-cell table:formula="of:=[.BX125]/[.BY125]" office:value-type="float" office:value="0.00591762500272051" calcext:value-type="float">
            <text:p>0.00591762500272051</text:p>
          </table:table-cell>
          <table:table-cell table:number-columns-repeated="37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1885061" calcext:value-type="float">
            <text:p>11885061</text:p>
          </table:table-cell>
          <table:table-cell office:value-type="float" office:value="17513958" calcext:value-type="float">
            <text:p>17513958</text:p>
          </table:table-cell>
          <table:table-cell table:formula="of:=[.A126]^2" office:value-type="float" office:value="4410000" calcext:value-type="float">
            <text:p>4410000</text:p>
          </table:table-cell>
          <table:table-cell table:formula="of:=[.C126]/[.B126]" office:value-type="float" office:value="1.47361111566865" calcext:value-type="float">
            <text:p>1.47361111566865</text:p>
          </table:table-cell>
          <table:table-cell table:formula="of:=[.B126]/[.D126]" office:value-type="float" office:value="2.69502517006803" calcext:value-type="float">
            <text:p>2.69502517006803</text:p>
          </table:table-cell>
          <table:table-cell table:formula="of:=[.C126]/[.D126]" office:value-type="float" office:value="3.97141904761905" calcext:value-type="float">
            <text:p>3.97141904761905</text:p>
          </table:table-cell>
          <table:table-cell table:number-columns-repeated="55"/>
          <table:table-cell office:value-type="float" office:value="1976" calcext:value-type="float">
            <text:p>1976</text:p>
          </table:table-cell>
          <table:table-cell office:value-type="float" office:value="254646660" calcext:value-type="float">
            <text:p>254646660</text:p>
          </table:table-cell>
          <table:table-cell office:value-type="float" office:value="245283165" calcext:value-type="float">
            <text:p>245283165</text:p>
          </table:table-cell>
          <table:table-cell office:value-type="float" office:value="245460123" calcext:value-type="float">
            <text:p>245460123</text:p>
          </table:table-cell>
          <table:table-cell table:formula="of:=[.BK126]^3" office:value-type="float" office:value="7715442176" calcext:value-type="float">
            <text:p>7715442176</text:p>
          </table:table-cell>
          <table:table-cell table:formula="of:=[.BK126]^2" office:value-type="float" office:value="3904576" calcext:value-type="float">
            <text:p>3904576</text:p>
          </table:table-cell>
          <table:table-cell table:formula="of:=[.BL126]/[.BO126]" office:value-type="float" office:value="0.0330048044157619" calcext:value-type="float">
            <text:p>0.0330048044157619</text:p>
          </table:table-cell>
          <table:table-cell table:formula="of:=[.BM126]/[.BO126]" office:value-type="float" office:value="0.0317911999603845" calcext:value-type="float">
            <text:p>0.0317911999603845</text:p>
          </table:table-cell>
          <table:table-cell table:formula="of:=[.BN126]/[.BO126]" office:value-type="float" office:value="0.0318141355220754" calcext:value-type="float">
            <text:p>0.0318141355220754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45565707" calcext:value-type="float">
            <text:p>45565707</text:p>
          </table:table-cell>
          <table:table-cell office:value-type="float" office:value="67153806" calcext:value-type="float">
            <text:p>67153806</text:p>
          </table:table-cell>
          <table:table-cell office:value-type="float" office:value="46649142" calcext:value-type="float">
            <text:p>46649142</text:p>
          </table:table-cell>
          <table:table-cell table:formula="of:=[.BU126]^3" office:value-type="float" office:value="7809531904" calcext:value-type="float">
            <text:p>7809531904</text:p>
          </table:table-cell>
          <table:table-cell table:formula="of:=[.BU126]^2" office:value-type="float" office:value="3936256" calcext:value-type="float">
            <text:p>3936256</text:p>
          </table:table-cell>
          <table:table-cell table:formula="of:=[.BV126]/[.BY126]" office:value-type="float" office:value="0.00583462716589473" calcext:value-type="float">
            <text:p>0.00583462716589473</text:p>
          </table:table-cell>
          <table:table-cell table:formula="of:=[.BW126]/[.BY126]" office:value-type="float" office:value="0.00859895405070363" calcext:value-type="float">
            <text:p>0.00859895405070363</text:p>
          </table:table-cell>
          <table:table-cell table:formula="of:=[.BX126]/[.BY126]" office:value-type="float" office:value="0.00597335955258811" calcext:value-type="float">
            <text:p>0.00597335955258811</text:p>
          </table:table-cell>
          <table:table-cell table:number-columns-repeated="37"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14083134" calcext:value-type="float">
            <text:p>14083134</text:p>
          </table:table-cell>
          <table:table-cell office:value-type="float" office:value="20930343" calcext:value-type="float">
            <text:p>20930343</text:p>
          </table:table-cell>
          <table:table-cell table:formula="of:=[.A127]^2" office:value-type="float" office:value="5216656" calcext:value-type="float">
            <text:p>5216656</text:p>
          </table:table-cell>
          <table:table-cell table:formula="of:=[.C127]/[.B127]" office:value-type="float" office:value="1.48619923661878" calcext:value-type="float">
            <text:p>1.48619923661878</text:p>
          </table:table-cell>
          <table:table-cell table:formula="of:=[.B127]/[.D127]" office:value-type="float" office:value="2.69964782036615" calcext:value-type="float">
            <text:p>2.69964782036615</text:p>
          </table:table-cell>
          <table:table-cell table:formula="of:=[.C127]/[.D127]" office:value-type="float" office:value="4.01221452976773" calcext:value-type="float">
            <text:p>4.01221452976773</text:p>
          </table:table-cell>
          <table:table-cell table:number-columns-repeated="55"/>
          <table:table-cell office:value-type="float" office:value="1992" calcext:value-type="float">
            <text:p>1992</text:p>
          </table:table-cell>
          <table:table-cell office:value-type="float" office:value="272629452" calcext:value-type="float">
            <text:p>272629452</text:p>
          </table:table-cell>
          <table:table-cell office:value-type="float" office:value="263555598" calcext:value-type="float">
            <text:p>263555598</text:p>
          </table:table-cell>
          <table:table-cell office:value-type="float" office:value="263740548" calcext:value-type="float">
            <text:p>263740548</text:p>
          </table:table-cell>
          <table:table-cell table:formula="of:=[.BK127]^3" office:value-type="float" office:value="7904383488" calcext:value-type="float">
            <text:p>7904383488</text:p>
          </table:table-cell>
          <table:table-cell table:formula="of:=[.BK127]^2" office:value-type="float" office:value="3968064" calcext:value-type="float">
            <text:p>3968064</text:p>
          </table:table-cell>
          <table:table-cell table:formula="of:=[.BL127]/[.BO127]" office:value-type="float" office:value="0.0344909191733791" calcext:value-type="float">
            <text:p>0.0344909191733791</text:p>
          </table:table-cell>
          <table:table-cell table:formula="of:=[.BM127]/[.BO127]" office:value-type="float" office:value="0.0333429670258428" calcext:value-type="float">
            <text:p>0.0333429670258428</text:p>
          </table:table-cell>
          <table:table-cell table:formula="of:=[.BN127]/[.BO127]" office:value-type="float" office:value="0.033366365435128" calcext:value-type="float">
            <text:p>0.03336636543512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45538032" calcext:value-type="float">
            <text:p>45538032</text:p>
          </table:table-cell>
          <table:table-cell office:value-type="float" office:value="72168495" calcext:value-type="float">
            <text:p>72168495</text:p>
          </table:table-cell>
          <table:table-cell office:value-type="float" office:value="46654113" calcext:value-type="float">
            <text:p>46654113</text:p>
          </table:table-cell>
          <table:table-cell table:formula="of:=[.BU127]^3" office:value-type="float" office:value="8000000000" calcext:value-type="float">
            <text:p>8000000000</text:p>
          </table:table-cell>
          <table:table-cell table:formula="of:=[.BU127]^2" office:value-type="float" office:value="4000000" calcext:value-type="float">
            <text:p>4000000</text:p>
          </table:table-cell>
          <table:table-cell table:formula="of:=[.BV127]/[.BY127]" office:value-type="float" office:value="0.005692254" calcext:value-type="float">
            <text:p>0.005692254</text:p>
          </table:table-cell>
          <table:table-cell table:formula="of:=[.BW127]/[.BY127]" office:value-type="float" office:value="0.009021061875" calcext:value-type="float">
            <text:p>0.009021061875</text:p>
          </table:table-cell>
          <table:table-cell table:formula="of:=[.BX127]/[.BY127]" office:value-type="float" office:value="0.005831764125" calcext:value-type="float">
            <text:p>0.005831764125</text:p>
          </table:table-cell>
          <table:table-cell table:number-columns-repeated="37"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16566522" calcext:value-type="float">
            <text:p>16566522</text:p>
          </table:table-cell>
          <table:table-cell office:value-type="float" office:value="24761616" calcext:value-type="float">
            <text:p>24761616</text:p>
          </table:table-cell>
          <table:table-cell table:formula="of:=[.A128]^2" office:value-type="float" office:value="6130576" calcext:value-type="float">
            <text:p>6130576</text:p>
          </table:table-cell>
          <table:table-cell table:formula="of:=[.C128]/[.B128]" office:value-type="float" office:value="1.49467800181595" calcext:value-type="float">
            <text:p>1.49467800181595</text:p>
          </table:table-cell>
          <table:table-cell table:formula="of:=[.B128]/[.D128]" office:value-type="float" office:value="2.70227821986058" calcext:value-type="float">
            <text:p>2.70227821986058</text:p>
          </table:table-cell>
          <table:table-cell table:formula="of:=[.C128]/[.D128]" office:value-type="float" office:value="4.03903581001198" calcext:value-type="float">
            <text:p>4.03903581001198</text:p>
          </table:table-cell>
          <table:table-cell table:number-columns-repeated="55"/>
          <table:table-cell office:value-type="float" office:value="2008" calcext:value-type="float">
            <text:p>2008</text:p>
          </table:table-cell>
          <table:table-cell office:value-type="float" office:value="274884522" calcext:value-type="float">
            <text:p>274884522</text:p>
          </table:table-cell>
          <table:table-cell office:value-type="float" office:value="265870098" calcext:value-type="float">
            <text:p>265870098</text:p>
          </table:table-cell>
          <table:table-cell office:value-type="float" office:value="265638021" calcext:value-type="float">
            <text:p>265638021</text:p>
          </table:table-cell>
          <table:table-cell table:formula="of:=[.BK128]^3" office:value-type="float" office:value="8096384512" calcext:value-type="float">
            <text:p>8096384512</text:p>
          </table:table-cell>
          <table:table-cell table:formula="of:=[.BK128]^2" office:value-type="float" office:value="4032064" calcext:value-type="float">
            <text:p>4032064</text:p>
          </table:table-cell>
          <table:table-cell table:formula="of:=[.BL128]/[.BO128]" office:value-type="float" office:value="0.0339515152217118" calcext:value-type="float">
            <text:p>0.0339515152217118</text:p>
          </table:table-cell>
          <table:table-cell table:formula="of:=[.BM128]/[.BO128]" office:value-type="float" office:value="0.0328381264014749" calcext:value-type="float">
            <text:p>0.0328381264014749</text:p>
          </table:table-cell>
          <table:table-cell table:formula="of:=[.BN128]/[.BO128]" office:value-type="float" office:value="0.0328094621255063" calcext:value-type="float">
            <text:p>0.0328094621255063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46262997" calcext:value-type="float">
            <text:p>46262997</text:p>
          </table:table-cell>
          <table:table-cell office:value-type="float" office:value="75028458" calcext:value-type="float">
            <text:p>75028458</text:p>
          </table:table-cell>
          <table:table-cell office:value-type="float" office:value="47087346" calcext:value-type="float">
            <text:p>47087346</text:p>
          </table:table-cell>
          <table:table-cell table:formula="of:=[.BU128]^3" office:value-type="float" office:value="8193540096" calcext:value-type="float">
            <text:p>8193540096</text:p>
          </table:table-cell>
          <table:table-cell table:formula="of:=[.BU128]^2" office:value-type="float" office:value="4064256" calcext:value-type="float">
            <text:p>4064256</text:p>
          </table:table-cell>
          <table:table-cell table:formula="of:=[.BV128]/[.BY128]" office:value-type="float" office:value="0.00564627700090039" calcext:value-type="float">
            <text:p>0.00564627700090039</text:p>
          </table:table-cell>
          <table:table-cell table:formula="of:=[.BW128]/[.BY128]" office:value-type="float" office:value="0.00915702579360393" calcext:value-type="float">
            <text:p>0.00915702579360393</text:p>
          </table:table-cell>
          <table:table-cell table:formula="of:=[.BX128]/[.BY128]" office:value-type="float" office:value="0.00574688662632988" calcext:value-type="float">
            <text:p>0.00574688662632988</text:p>
          </table:table-cell>
          <table:table-cell table:number-columns-repeated="37"/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19359831" calcext:value-type="float">
            <text:p>19359831</text:p>
          </table:table-cell>
          <table:table-cell office:value-type="float" office:value="28991007" calcext:value-type="float">
            <text:p>28991007</text:p>
          </table:table-cell>
          <table:table-cell table:formula="of:=[.A129]^2" office:value-type="float" office:value="7160976" calcext:value-type="float">
            <text:p>7160976</text:p>
          </table:table-cell>
          <table:table-cell table:formula="of:=[.C129]/[.B129]" office:value-type="float" office:value="1.49748244186636" calcext:value-type="float">
            <text:p>1.49748244186636</text:p>
          </table:table-cell>
          <table:table-cell table:formula="of:=[.B129]/[.D129]" office:value-type="float" office:value="2.70351848686548" calcext:value-type="float">
            <text:p>2.70351848686548</text:p>
          </table:table-cell>
          <table:table-cell table:formula="of:=[.C129]/[.D129]" office:value-type="float" office:value="4.04847146534215" calcext:value-type="float">
            <text:p>4.04847146534215</text:p>
          </table:table-cell>
          <table:table-cell table:number-columns-repeated="55"/>
          <table:table-cell office:value-type="float" office:value="2024" calcext:value-type="float">
            <text:p>2024</text:p>
          </table:table-cell>
          <table:table-cell office:value-type="float" office:value="277026303" calcext:value-type="float">
            <text:p>277026303</text:p>
          </table:table-cell>
          <table:table-cell office:value-type="float" office:value="267844491" calcext:value-type="float">
            <text:p>267844491</text:p>
          </table:table-cell>
          <table:table-cell office:value-type="float" office:value="267578295" calcext:value-type="float">
            <text:p>267578295</text:p>
          </table:table-cell>
          <table:table-cell table:formula="of:=[.BK129]^3" office:value-type="float" office:value="8291469824" calcext:value-type="float">
            <text:p>8291469824</text:p>
          </table:table-cell>
          <table:table-cell table:formula="of:=[.BK129]^2" office:value-type="float" office:value="4096576" calcext:value-type="float">
            <text:p>4096576</text:p>
          </table:table-cell>
          <table:table-cell table:formula="of:=[.BL129]/[.BO129]" office:value-type="float" office:value="0.0334110005680942" calcext:value-type="float">
            <text:p>0.0334110005680942</text:p>
          </table:table-cell>
          <table:table-cell table:formula="of:=[.BM129]/[.BO129]" office:value-type="float" office:value="0.0323036200680262" calcext:value-type="float">
            <text:p>0.0323036200680262</text:p>
          </table:table-cell>
          <table:table-cell table:formula="of:=[.BN129]/[.BO129]" office:value-type="float" office:value="0.032271515265663" calcext:value-type="float">
            <text:p>0.032271515265663</text:p>
          </table:table-cell>
          <table:table-cell/>
          <table:table-cell office:value-type="float" office:value="2032" calcext:value-type="float">
            <text:p>2032</text:p>
          </table:table-cell>
          <table:table-cell office:value-type="float" office:value="46452519" calcext:value-type="float">
            <text:p>46452519</text:p>
          </table:table-cell>
          <table:table-cell office:value-type="float" office:value="73131849" calcext:value-type="float">
            <text:p>73131849</text:p>
          </table:table-cell>
          <table:table-cell office:value-type="float" office:value="47454780" calcext:value-type="float">
            <text:p>47454780</text:p>
          </table:table-cell>
          <table:table-cell table:formula="of:=[.BU129]^3" office:value-type="float" office:value="8390176768" calcext:value-type="float">
            <text:p>8390176768</text:p>
          </table:table-cell>
          <table:table-cell table:formula="of:=[.BU129]^2" office:value-type="float" office:value="4129024" calcext:value-type="float">
            <text:p>4129024</text:p>
          </table:table-cell>
          <table:table-cell table:formula="of:=[.BV129]/[.BY129]" office:value-type="float" office:value="0.00553653639064783" calcext:value-type="float">
            <text:p>0.00553653639064783</text:p>
          </table:table-cell>
          <table:table-cell table:formula="of:=[.BW129]/[.BY129]" office:value-type="float" office:value="0.00871636570029415" calcext:value-type="float">
            <text:p>0.00871636570029415</text:p>
          </table:table-cell>
          <table:table-cell table:formula="of:=[.BX129]/[.BY129]" office:value-type="float" office:value="0.00565599287264027" calcext:value-type="float">
            <text:p>0.00565599287264027</text:p>
          </table:table-cell>
          <table:table-cell table:number-columns-repeated="37"/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22509537" calcext:value-type="float">
            <text:p>22509537</text:p>
          </table:table-cell>
          <table:table-cell office:value-type="float" office:value="33564732" calcext:value-type="float">
            <text:p>33564732</text:p>
          </table:table-cell>
          <table:table-cell table:formula="of:=[.A130]^2" office:value-type="float" office:value="8317456" calcext:value-type="float">
            <text:p>8317456</text:p>
          </table:table-cell>
          <table:table-cell table:formula="of:=[.C130]/[.B130]" office:value-type="float" office:value="1.49113382474282" calcext:value-type="float">
            <text:p>1.49113382474282</text:p>
          </table:table-cell>
          <table:table-cell table:formula="of:=[.B130]/[.D130]" office:value-type="float" office:value="2.70630070059884" calcext:value-type="float">
            <text:p>2.70630070059884</text:p>
          </table:table-cell>
          <table:table-cell table:formula="of:=[.C130]/[.D130]" office:value-type="float" office:value="4.03545651458811" calcext:value-type="float">
            <text:p>4.03545651458811</text:p>
          </table:table-cell>
          <table:table-cell table:number-columns-repeated="55"/>
          <table:table-cell office:value-type="float" office:value="2040" calcext:value-type="float">
            <text:p>2040</text:p>
          </table:table-cell>
          <table:table-cell office:value-type="float" office:value="279180351" calcext:value-type="float">
            <text:p>279180351</text:p>
          </table:table-cell>
          <table:table-cell office:value-type="float" office:value="269666433" calcext:value-type="float">
            <text:p>269666433</text:p>
          </table:table-cell>
          <table:table-cell office:value-type="float" office:value="269836122" calcext:value-type="float">
            <text:p>269836122</text:p>
          </table:table-cell>
          <table:table-cell table:formula="of:=[.BK130]^3" office:value-type="float" office:value="8489664000" calcext:value-type="float">
            <text:p>8489664000</text:p>
          </table:table-cell>
          <table:table-cell table:formula="of:=[.BK130]^2" office:value-type="float" office:value="4161600" calcext:value-type="float">
            <text:p>4161600</text:p>
          </table:table-cell>
          <table:table-cell table:formula="of:=[.BL130]/[.BO130]" office:value-type="float" office:value="0.0328847350142479" calcext:value-type="float">
            <text:p>0.0328847350142479</text:p>
          </table:table-cell>
          <table:table-cell table:formula="of:=[.BM130]/[.BO130]" office:value-type="float" office:value="0.0317640878366918" calcext:value-type="float">
            <text:p>0.0317640878366918</text:p>
          </table:table-cell>
          <table:table-cell table:formula="of:=[.BN130]/[.BO130]" office:value-type="float" office:value="0.0317840755535201" calcext:value-type="float">
            <text:p>0.0317840755535201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69477588" calcext:value-type="float">
            <text:p>69477588</text:p>
          </table:table-cell>
          <table:table-cell office:value-type="float" office:value="94362450" calcext:value-type="float">
            <text:p>94362450</text:p>
          </table:table-cell>
          <table:table-cell office:value-type="float" office:value="71113662" calcext:value-type="float">
            <text:p>71113662</text:p>
          </table:table-cell>
          <table:table-cell table:formula="of:=[.BU130]^3" office:value-type="float" office:value="8589934592" calcext:value-type="float">
            <text:p>8589934592</text:p>
          </table:table-cell>
          <table:table-cell table:formula="of:=[.BU130]^2" office:value-type="float" office:value="4194304" calcext:value-type="float">
            <text:p>4194304</text:p>
          </table:table-cell>
          <table:table-cell table:formula="of:=[.BV130]/[.BY130]" office:value-type="float" office:value="0.00808825576677918" calcext:value-type="float">
            <text:p>0.00808825576677918</text:p>
          </table:table-cell>
          <table:table-cell table:formula="of:=[.BW130]/[.BY130]" office:value-type="float" office:value="0.010985234985128" calcext:value-type="float">
            <text:p>0.010985234985128</text:p>
          </table:table-cell>
          <table:table-cell table:formula="of:=[.BX130]/[.BY130]" office:value-type="float" office:value="0.00827871984802187" calcext:value-type="float">
            <text:p>0.00827871984802187</text:p>
          </table:table-cell>
          <table:table-cell table:number-columns-repeated="37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6008002" calcext:value-type="float">
            <text:p>26008002</text:p>
          </table:table-cell>
          <table:table-cell office:value-type="float" office:value="38486901" calcext:value-type="float">
            <text:p>38486901</text:p>
          </table:table-cell>
          <table:table-cell table:formula="of:=[.A131]^2" office:value-type="float" office:value="9610000" calcext:value-type="float">
            <text:p>9610000</text:p>
          </table:table-cell>
          <table:table-cell table:formula="of:=[.C131]/[.B131]" office:value-type="float" office:value="1.47980998309674" calcext:value-type="float">
            <text:p>1.47980998309674</text:p>
          </table:table-cell>
          <table:table-cell table:formula="of:=[.B131]/[.D131]" office:value-type="float" office:value="2.70634776274714" calcext:value-type="float">
            <text:p>2.70634776274714</text:p>
          </table:table-cell>
          <table:table-cell table:formula="of:=[.C131]/[.D131]" office:value-type="float" office:value="4.00488043704475" calcext:value-type="float">
            <text:p>4.00488043704475</text:p>
          </table:table-cell>
          <table:table-cell table:number-columns-repeated="55"/>
          <table:table-cell office:value-type="float" office:value="2056" calcext:value-type="float">
            <text:p>2056</text:p>
          </table:table-cell>
          <table:table-cell office:value-type="float" office:value="299146062" calcext:value-type="float">
            <text:p>299146062</text:p>
          </table:table-cell>
          <table:table-cell office:value-type="float" office:value="289146582" calcext:value-type="float">
            <text:p>289146582</text:p>
          </table:table-cell>
          <table:table-cell office:value-type="float" office:value="289807266" calcext:value-type="float">
            <text:p>289807266</text:p>
          </table:table-cell>
          <table:table-cell table:formula="of:=[.BK131]^3" office:value-type="float" office:value="8690991616" calcext:value-type="float">
            <text:p>8690991616</text:p>
          </table:table-cell>
          <table:table-cell table:formula="of:=[.BK131]^2" office:value-type="float" office:value="4227136" calcext:value-type="float">
            <text:p>4227136</text:p>
          </table:table-cell>
          <table:table-cell table:formula="of:=[.BL131]/[.BO131]" office:value-type="float" office:value="0.0344202451477776" calcext:value-type="float">
            <text:p>0.0344202451477776</text:p>
          </table:table-cell>
          <table:table-cell table:formula="of:=[.BM131]/[.BO131]" office:value-type="float" office:value="0.0332696882905381" calcext:value-type="float">
            <text:p>0.0332696882905381</text:p>
          </table:table-cell>
          <table:table-cell table:formula="of:=[.BN131]/[.BO131]" office:value-type="float" office:value="0.0333457076942139" calcext:value-type="float">
            <text:p>0.0333457076942139</text:p>
          </table:table-cell>
          <table:table-cell/>
          <table:table-cell office:value-type="float" office:value="2064" calcext:value-type="float">
            <text:p>2064</text:p>
          </table:table-cell>
          <table:table-cell office:value-type="float" office:value="59363304" calcext:value-type="float">
            <text:p>59363304</text:p>
          </table:table-cell>
          <table:table-cell office:value-type="float" office:value="92536941" calcext:value-type="float">
            <text:p>92536941</text:p>
          </table:table-cell>
          <table:table-cell office:value-type="float" office:value="60757704" calcext:value-type="float">
            <text:p>60757704</text:p>
          </table:table-cell>
          <table:table-cell table:formula="of:=[.BU131]^3" office:value-type="float" office:value="8792838144" calcext:value-type="float">
            <text:p>8792838144</text:p>
          </table:table-cell>
          <table:table-cell table:formula="of:=[.BU131]^2" office:value-type="float" office:value="4260096" calcext:value-type="float">
            <text:p>4260096</text:p>
          </table:table-cell>
          <table:table-cell table:formula="of:=[.BV131]/[.BY131]" office:value-type="float" office:value="0.00675132454706993" calcext:value-type="float">
            <text:p>0.00675132454706993</text:p>
          </table:table-cell>
          <table:table-cell table:formula="of:=[.BW131]/[.BY131]" office:value-type="float" office:value="0.0105241265089299" calcext:value-type="float">
            <text:p>0.0105241265089299</text:p>
          </table:table-cell>
          <table:table-cell table:formula="of:=[.BX131]/[.BY131]" office:value-type="float" office:value="0.00690990815536158" calcext:value-type="float">
            <text:p>0.00690990815536158</text:p>
          </table:table-cell>
          <table:table-cell table:number-columns-repeated="37"/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float" office:value="30093573" calcext:value-type="float">
            <text:p>30093573</text:p>
          </table:table-cell>
          <table:table-cell office:value-type="float" office:value="44240286" calcext:value-type="float">
            <text:p>44240286</text:p>
          </table:table-cell>
          <table:table-cell table:formula="of:=[.A132]^2" office:value-type="float" office:value="11048976" calcext:value-type="float">
            <text:p>11048976</text:p>
          </table:table-cell>
          <table:table-cell table:formula="of:=[.C132]/[.B132]" office:value-type="float" office:value="1.47009083966201" calcext:value-type="float">
            <text:p>1.47009083966201</text:p>
          </table:table-cell>
          <table:table-cell table:formula="of:=[.B132]/[.D132]" office:value-type="float" office:value="2.72365267152359" calcext:value-type="float">
            <text:p>2.72365267152359</text:p>
          </table:table-cell>
          <table:table-cell table:formula="of:=[.C132]/[.D132]" office:value-type="float" office:value="4.00401684282779" calcext:value-type="float">
            <text:p>4.00401684282779</text:p>
          </table:table-cell>
          <table:table-cell table:number-columns-repeated="55"/>
          <table:table-cell office:value-type="float" office:value="2072" calcext:value-type="float">
            <text:p>2072</text:p>
          </table:table-cell>
          <table:table-cell office:value-type="float" office:value="303040614" calcext:value-type="float">
            <text:p>303040614</text:p>
          </table:table-cell>
          <table:table-cell office:value-type="float" office:value="292137225" calcext:value-type="float">
            <text:p>292137225</text:p>
          </table:table-cell>
          <table:table-cell office:value-type="float" office:value="291411735" calcext:value-type="float">
            <text:p>291411735</text:p>
          </table:table-cell>
          <table:table-cell table:formula="of:=[.BK132]^3" office:value-type="float" office:value="8895477248" calcext:value-type="float">
            <text:p>8895477248</text:p>
          </table:table-cell>
          <table:table-cell table:formula="of:=[.BK132]^2" office:value-type="float" office:value="4293184" calcext:value-type="float">
            <text:p>4293184</text:p>
          </table:table-cell>
          <table:table-cell table:formula="of:=[.BL132]/[.BO132]" office:value-type="float" office:value="0.0340668190757425" calcext:value-type="float">
            <text:p>0.0340668190757425</text:p>
          </table:table-cell>
          <table:table-cell table:formula="of:=[.BM132]/[.BO132]" office:value-type="float" office:value="0.0328410963071916" calcext:value-type="float">
            <text:p>0.0328410963071916</text:p>
          </table:table-cell>
          <table:table-cell table:formula="of:=[.BN132]/[.BO132]" office:value-type="float" office:value="0.0327595391315872" calcext:value-type="float">
            <text:p>0.0327595391315872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59830449" calcext:value-type="float">
            <text:p>59830449</text:p>
          </table:table-cell>
          <table:table-cell office:value-type="float" office:value="95154177" calcext:value-type="float">
            <text:p>95154177</text:p>
          </table:table-cell>
          <table:table-cell office:value-type="float" office:value="60276663" calcext:value-type="float">
            <text:p>60276663</text:p>
          </table:table-cell>
          <table:table-cell table:formula="of:=[.BU132]^3" office:value-type="float" office:value="8998912000" calcext:value-type="float">
            <text:p>8998912000</text:p>
          </table:table-cell>
          <table:table-cell table:formula="of:=[.BU132]^2" office:value-type="float" office:value="4326400" calcext:value-type="float">
            <text:p>4326400</text:p>
          </table:table-cell>
          <table:table-cell table:formula="of:=[.BV132]/[.BY132]" office:value-type="float" office:value="0.00664863141233074" calcext:value-type="float">
            <text:p>0.00664863141233074</text:p>
          </table:table-cell>
          <table:table-cell table:formula="of:=[.BW132]/[.BY132]" office:value-type="float" office:value="0.010573964608166" calcext:value-type="float">
            <text:p>0.010573964608166</text:p>
          </table:table-cell>
          <table:table-cell table:formula="of:=[.BX132]/[.BY132]" office:value-type="float" office:value="0.00669821673997923" calcext:value-type="float">
            <text:p>0.00669821673997923</text:p>
          </table:table-cell>
          <table:table-cell table:number-columns-repeated="37"/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float" office:value="34262685" calcext:value-type="float">
            <text:p>34262685</text:p>
          </table:table-cell>
          <table:table-cell office:value-type="float" office:value="48079422" calcext:value-type="float">
            <text:p>48079422</text:p>
          </table:table-cell>
          <table:table-cell table:formula="of:=[.A133]^2" office:value-type="float" office:value="12645136" calcext:value-type="float">
            <text:p>12645136</text:p>
          </table:table-cell>
          <table:table-cell table:formula="of:=[.C133]/[.B133]" office:value-type="float" office:value="1.40325902654739" calcext:value-type="float">
            <text:p>1.40325902654739</text:p>
          </table:table-cell>
          <table:table-cell table:formula="of:=[.B133]/[.D133]" office:value-type="float" office:value="2.70955448798653" calcext:value-type="float">
            <text:p>2.70955448798653</text:p>
          </table:table-cell>
          <table:table-cell table:formula="of:=[.C133]/[.D133]" office:value-type="float" office:value="3.8022067931891" calcext:value-type="float">
            <text:p>3.8022067931891</text:p>
          </table:table-cell>
          <table:table-cell table:number-columns-repeated="111"/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float" office:value="39132564" calcext:value-type="float">
            <text:p>39132564</text:p>
          </table:table-cell>
          <table:table-cell office:value-type="float" office:value="54135720" calcext:value-type="float">
            <text:p>54135720</text:p>
          </table:table-cell>
          <table:table-cell table:formula="of:=[.A134]^2" office:value-type="float" office:value="14409616" calcext:value-type="float">
            <text:p>14409616</text:p>
          </table:table-cell>
          <table:table-cell table:formula="of:=[.C134]/[.B134]" office:value-type="float" office:value="1.38339312496876" calcext:value-type="float">
            <text:p>1.38339312496876</text:p>
          </table:table-cell>
          <table:table-cell table:formula="of:=[.B134]/[.D134]" office:value-type="float" office:value="2.71572566541676" calcext:value-type="float">
            <text:p>2.71572566541676</text:p>
          </table:table-cell>
          <table:table-cell table:formula="of:=[.C134]/[.D134]" office:value-type="float" office:value="3.75691621483876" calcext:value-type="float">
            <text:p>3.75691621483876</text:p>
          </table:table-cell>
          <table:table-cell table:number-columns-repeated="111"/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float" office:value="44330508" calcext:value-type="float">
            <text:p>44330508</text:p>
          </table:table-cell>
          <table:table-cell office:value-type="float" office:value="62728872" calcext:value-type="float">
            <text:p>62728872</text:p>
          </table:table-cell>
          <table:table-cell table:formula="of:=[.A135]^2" office:value-type="float" office:value="16353936" calcext:value-type="float">
            <text:p>16353936</text:p>
          </table:table-cell>
          <table:table-cell table:formula="of:=[.C135]/[.B135]" office:value-type="float" office:value="1.41502714112818" calcext:value-type="float">
            <text:p>1.41502714112818</text:p>
          </table:table-cell>
          <table:table-cell table:formula="of:=[.B135]/[.D135]" office:value-type="float" office:value="2.71069349910627" calcext:value-type="float">
            <text:p>2.71069349910627</text:p>
          </table:table-cell>
          <table:table-cell table:formula="of:=[.C135]/[.D135]" office:value-type="float" office:value="3.83570487251509" calcext:value-type="float">
            <text:p>3.83570487251509</text:p>
          </table:table-cell>
          <table:table-cell table:number-columns-repeated="111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50378565" calcext:value-type="float">
            <text:p>50378565</text:p>
          </table:table-cell>
          <table:table-cell office:value-type="float" office:value="70198959" calcext:value-type="float">
            <text:p>70198959</text:p>
          </table:table-cell>
          <table:table-cell table:formula="of:=[.A136]^2" office:value-type="float" office:value="18490000" calcext:value-type="float">
            <text:p>18490000</text:p>
          </table:table-cell>
          <table:table-cell table:formula="of:=[.C136]/[.B136]" office:value-type="float" office:value="1.39342911017811" calcext:value-type="float">
            <text:p>1.39342911017811</text:p>
          </table:table-cell>
          <table:table-cell table:formula="of:=[.B136]/[.D136]" office:value-type="float" office:value="2.72463845321796" calcext:value-type="float">
            <text:p>2.72463845321796</text:p>
          </table:table-cell>
          <table:table-cell table:formula="of:=[.C136]/[.D136]" office:value-type="float" office:value="3.79659053542455" calcext:value-type="float">
            <text:p>3.79659053542455</text:p>
          </table:table-cell>
          <table:table-cell table:number-columns-repeated="111"/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float" office:value="56809281" calcext:value-type="float">
            <text:p>56809281</text:p>
          </table:table-cell>
          <table:table-cell office:value-type="float" office:value="83454945" calcext:value-type="float">
            <text:p>83454945</text:p>
          </table:table-cell>
          <table:table-cell table:formula="of:=[.A137]^2" office:value-type="float" office:value="20830096" calcext:value-type="float">
            <text:p>20830096</text:p>
          </table:table-cell>
          <table:table-cell table:formula="of:=[.C137]/[.B137]" office:value-type="float" office:value="1.46903716313537" calcext:value-type="float">
            <text:p>1.46903716313537</text:p>
          </table:table-cell>
          <table:table-cell table:formula="of:=[.B137]/[.D137]" office:value-type="float" office:value="2.72726928382855" calcext:value-type="float">
            <text:p>2.72726928382855</text:p>
          </table:table-cell>
          <table:table-cell table:formula="of:=[.C137]/[.D137]" office:value-type="float" office:value="4.00645993182173" calcext:value-type="float">
            <text:p>4.00645993182173</text:p>
          </table:table-cell>
          <table:table-cell table:number-columns-repeated="111"/>
        </table:table-row>
        <table:table-row table:style-name="ro1">
          <table:table-cell office:value-type="float" office:value="4836" calcext:value-type="float">
            <text:p>4836</text:p>
          </table:table-cell>
          <table:table-cell office:value-type="float" office:value="63833310" calcext:value-type="float">
            <text:p>63833310</text:p>
          </table:table-cell>
          <table:table-cell office:value-type="float" office:value="94379325" calcext:value-type="float">
            <text:p>94379325</text:p>
          </table:table-cell>
          <table:table-cell table:formula="of:=[.A138]^2" office:value-type="float" office:value="23386896" calcext:value-type="float">
            <text:p>23386896</text:p>
          </table:table-cell>
          <table:table-cell table:formula="of:=[.C138]/[.B138]" office:value-type="float" office:value="1.47852782504934" calcext:value-type="float">
            <text:p>1.47852782504934</text:p>
          </table:table-cell>
          <table:table-cell table:formula="of:=[.B138]/[.D138]" office:value-type="float" office:value="2.72944772149327" calcext:value-type="float">
            <text:p>2.72944772149327</text:p>
          </table:table-cell>
          <table:table-cell table:formula="of:=[.C138]/[.D138]" office:value-type="float" office:value="4.03556440324531" calcext:value-type="float">
            <text:p>4.03556440324531</text:p>
          </table:table-cell>
          <table:table-cell table:number-columns-repeated="111"/>
        </table:table-row>
        <table:table-row table:style-name="ro1">
          <table:table-cell office:value-type="float" office:value="5116" calcext:value-type="float">
            <text:p>5116</text:p>
          </table:table-cell>
          <table:table-cell office:value-type="float" office:value="71253939" calcext:value-type="float">
            <text:p>71253939</text:p>
          </table:table-cell>
          <table:table-cell office:value-type="float" office:value="107029653" calcext:value-type="float">
            <text:p>107029653</text:p>
          </table:table-cell>
          <table:table-cell table:formula="of:=[.A139]^2" office:value-type="float" office:value="26173456" calcext:value-type="float">
            <text:p>26173456</text:p>
          </table:table-cell>
          <table:table-cell table:formula="of:=[.C139]/[.B139]" office:value-type="float" office:value="1.502087526698" calcext:value-type="float">
            <text:p>1.502087526698</text:p>
          </table:table-cell>
          <table:table-cell table:formula="of:=[.B139]/[.D139]" office:value-type="float" office:value="2.72237411062567" calcext:value-type="float">
            <text:p>2.72237411062567</text:p>
          </table:table-cell>
          <table:table-cell table:formula="of:=[.C139]/[.D139]" office:value-type="float" office:value="4.08924419457637" calcext:value-type="float">
            <text:p>4.08924419457637</text:p>
          </table:table-cell>
          <table:table-cell table:number-columns-repeated="111"/>
        </table:table-row>
        <table:table-row table:style-name="ro1">
          <table:table-cell office:value-type="float" office:value="5404" calcext:value-type="float">
            <text:p>5404</text:p>
          </table:table-cell>
          <table:table-cell office:value-type="float" office:value="79340952" calcext:value-type="float">
            <text:p>79340952</text:p>
          </table:table-cell>
          <table:table-cell office:value-type="float" office:value="121329564" calcext:value-type="float">
            <text:p>121329564</text:p>
          </table:table-cell>
          <table:table-cell table:formula="of:=[.A140]^2" office:value-type="float" office:value="29203216" calcext:value-type="float">
            <text:p>29203216</text:p>
          </table:table-cell>
          <table:table-cell table:formula="of:=[.C140]/[.B140]" office:value-type="float" office:value="1.52921739582858" calcext:value-type="float">
            <text:p>1.52921739582858</text:p>
          </table:table-cell>
          <table:table-cell table:formula="of:=[.B140]/[.D140]" office:value-type="float" office:value="2.71685666400577" calcext:value-type="float">
            <text:p>2.71685666400577</text:p>
          </table:table-cell>
          <table:table-cell table:formula="of:=[.C140]/[.D140]" office:value-type="float" office:value="4.15466447257042" calcext:value-type="float">
            <text:p>4.15466447257042</text:p>
          </table:table-cell>
          <table:table-cell table:number-columns-repeated="111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88292154" calcext:value-type="float">
            <text:p>88292154</text:p>
          </table:table-cell>
          <table:table-cell office:value-type="float" office:value="138094992" calcext:value-type="float">
            <text:p>138094992</text:p>
          </table:table-cell>
          <table:table-cell table:formula="of:=[.A141]^2" office:value-type="float" office:value="32490000" calcext:value-type="float">
            <text:p>32490000</text:p>
          </table:table-cell>
          <table:table-cell table:formula="of:=[.C141]/[.B141]" office:value-type="float" office:value="1.56406867137934" calcext:value-type="float">
            <text:p>1.56406867137934</text:p>
          </table:table-cell>
          <table:table-cell table:formula="of:=[.B141]/[.D141]" office:value-type="float" office:value="2.71751782086796" calcext:value-type="float">
            <text:p>2.71751782086796</text:p>
          </table:table-cell>
          <table:table-cell table:formula="of:=[.C141]/[.D141]" office:value-type="float" office:value="4.25038448753463" calcext:value-type="float">
            <text:p>4.25038448753463</text:p>
          </table:table-cell>
          <table:table-cell table:number-columns-repeated="111"/>
        </table:table-row>
        <table:table-row table:style-name="ro1">
          <table:table-cell office:value-type="float" office:value="6004" calcext:value-type="float">
            <text:p>6004</text:p>
          </table:table-cell>
          <table:table-cell office:value-type="float" office:value="97995543" calcext:value-type="float">
            <text:p>97995543</text:p>
          </table:table-cell>
          <table:table-cell office:value-type="float" office:value="158001678" calcext:value-type="float">
            <text:p>158001678</text:p>
          </table:table-cell>
          <table:table-cell table:formula="of:=[.A142]^2" office:value-type="float" office:value="36048016" calcext:value-type="float">
            <text:p>36048016</text:p>
          </table:table-cell>
          <table:table-cell table:formula="of:=[.C142]/[.B142]" office:value-type="float" office:value="1.61233534876173" calcext:value-type="float">
            <text:p>1.61233534876173</text:p>
          </table:table-cell>
          <table:table-cell table:formula="of:=[.B142]/[.D142]" office:value-type="float" office:value="2.71847257835216" calcext:value-type="float">
            <text:p>2.71847257835216</text:p>
          </table:table-cell>
          <table:table-cell table:formula="of:=[.C142]/[.D142]" office:value-type="float" office:value="4.38308943271663" calcext:value-type="float">
            <text:p>4.38308943271663</text:p>
          </table:table-cell>
          <table:table-cell table:number-columns-repeated="111"/>
        </table:table-row>
        <table:table-row table:style-name="ro1">
          <table:table-cell office:value-type="float" office:value="6316" calcext:value-type="float">
            <text:p>6316</text:p>
          </table:table-cell>
          <table:table-cell office:value-type="float" office:value="108542541" calcext:value-type="float">
            <text:p>108542541</text:p>
          </table:table-cell>
          <table:table-cell office:value-type="float" office:value="176708874" calcext:value-type="float">
            <text:p>176708874</text:p>
          </table:table-cell>
          <table:table-cell table:formula="of:=[.A143]^2" office:value-type="float" office:value="39891856" calcext:value-type="float">
            <text:p>39891856</text:p>
          </table:table-cell>
          <table:table-cell table:formula="of:=[.C143]/[.B143]" office:value-type="float" office:value="1.62801489970647" calcext:value-type="float">
            <text:p>1.62801489970647</text:p>
          </table:table-cell>
          <table:table-cell table:formula="of:=[.B143]/[.D143]" office:value-type="float" office:value="2.7209198037815" calcext:value-type="float">
            <text:p>2.7209198037815</text:p>
          </table:table-cell>
          <table:table-cell table:formula="of:=[.C143]/[.D143]" office:value-type="float" office:value="4.42969798146268" calcext:value-type="float">
            <text:p>4.42969798146268</text:p>
          </table:table-cell>
          <table:table-cell table:number-columns-repeated="111"/>
        </table:table-row>
        <table:table-row table:style-name="ro1">
          <table:table-cell office:value-type="float" office:value="6636" calcext:value-type="float">
            <text:p>6636</text:p>
          </table:table-cell>
          <table:table-cell office:value-type="float" office:value="119633244" calcext:value-type="float">
            <text:p>119633244</text:p>
          </table:table-cell>
          <table:table-cell office:value-type="float" office:value="195959115" calcext:value-type="float">
            <text:p>195959115</text:p>
          </table:table-cell>
          <table:table-cell table:formula="of:=[.A144]^2" office:value-type="float" office:value="44036496" calcext:value-type="float">
            <text:p>44036496</text:p>
          </table:table-cell>
          <table:table-cell table:formula="of:=[.C144]/[.B144]" office:value-type="float" office:value="1.63799884085731" calcext:value-type="float">
            <text:p>1.63799884085731</text:p>
          </table:table-cell>
          <table:table-cell table:formula="of:=[.B144]/[.D144]" office:value-type="float" office:value="2.71668399774587" calcext:value-type="float">
            <text:p>2.71668399774587</text:p>
          </table:table-cell>
          <table:table-cell table:formula="of:=[.C144]/[.D144]" office:value-type="float" office:value="4.44992523928334" calcext:value-type="float">
            <text:p>4.44992523928334</text:p>
          </table:table-cell>
          <table:table-cell table:number-columns-repeated="111"/>
        </table:table-row>
        <table:table-row table:style-name="ro1">
          <table:table-cell office:value-type="float" office:value="6964" calcext:value-type="float">
            <text:p>6964</text:p>
          </table:table-cell>
          <table:table-cell office:value-type="float" office:value="131917761" calcext:value-type="float">
            <text:p>131917761</text:p>
          </table:table-cell>
          <table:table-cell office:value-type="float" office:value="218847498" calcext:value-type="float">
            <text:p>218847498</text:p>
          </table:table-cell>
          <table:table-cell table:formula="of:=[.A145]^2" office:value-type="float" office:value="48497296" calcext:value-type="float">
            <text:p>48497296</text:p>
          </table:table-cell>
          <table:table-cell table:formula="of:=[.C145]/[.B145]" office:value-type="float" office:value="1.65896916640361" calcext:value-type="float">
            <text:p>1.65896916640361</text:p>
          </table:table-cell>
          <table:table-cell table:formula="of:=[.B145]/[.D145]" office:value-type="float" office:value="2.72010548794308" calcext:value-type="float">
            <text:p>2.72010548794308</text:p>
          </table:table-cell>
          <table:table-cell table:formula="of:=[.C145]/[.D145]" office:value-type="float" office:value="4.5125711338628" calcext:value-type="float">
            <text:p>4.5125711338628</text:p>
          </table:table-cell>
          <table:table-cell table:number-columns-repeated="111"/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145413990" calcext:value-type="float">
            <text:p>145413990</text:p>
          </table:table-cell>
          <table:table-cell office:value-type="float" office:value="237973104" calcext:value-type="float">
            <text:p>237973104</text:p>
          </table:table-cell>
          <table:table-cell table:formula="of:=[.A146]^2" office:value-type="float" office:value="53290000" calcext:value-type="float">
            <text:p>53290000</text:p>
          </table:table-cell>
          <table:table-cell table:formula="of:=[.C146]/[.B146]" office:value-type="float" office:value="1.63652138284631" calcext:value-type="float">
            <text:p>1.63652138284631</text:p>
          </table:table-cell>
          <table:table-cell table:formula="of:=[.B146]/[.D146]" office:value-type="float" office:value="2.72872940514168" calcext:value-type="float">
            <text:p>2.72872940514168</text:p>
          </table:table-cell>
          <table:table-cell table:formula="of:=[.C146]/[.D146]" office:value-type="float" office:value="4.46562401951586" calcext:value-type="float">
            <text:p>4.46562401951586</text:p>
          </table:table-cell>
          <table:table-cell table:number-columns-repeated="111"/>
        </table:table-row>
        <table:table-row table:style-name="ro1">
          <table:table-cell office:value-type="float" office:value="7644" calcext:value-type="float">
            <text:p>7644</text:p>
          </table:table-cell>
          <table:table-cell office:value-type="float" office:value="159482610" calcext:value-type="float">
            <text:p>159482610</text:p>
          </table:table-cell>
          <table:table-cell office:value-type="float" office:value="273764616" calcext:value-type="float">
            <text:p>273764616</text:p>
          </table:table-cell>
          <table:table-cell table:formula="of:=[.A147]^2" office:value-type="float" office:value="58430736" calcext:value-type="float">
            <text:p>58430736</text:p>
          </table:table-cell>
          <table:table-cell table:formula="of:=[.C147]/[.B147]" office:value-type="float" office:value="1.71657973242349" calcext:value-type="float">
            <text:p>1.71657973242349</text:p>
          </table:table-cell>
          <table:table-cell table:formula="of:=[.B147]/[.D147]" office:value-type="float" office:value="2.7294301067849" calcext:value-type="float">
            <text:p>2.7294301067849</text:p>
          </table:table-cell>
          <table:table-cell table:formula="of:=[.C147]/[.D147]" office:value-type="float" office:value="4.68528440237344" calcext:value-type="float">
            <text:p>4.68528440237344</text:p>
          </table:table-cell>
          <table:table-cell table:number-columns-repeated="111"/>
        </table:table-row>
        <table:table-row table:style-name="ro1">
          <table:table-cell office:value-type="float" office:value="7996" calcext:value-type="float">
            <text:p>7996</text:p>
          </table:table-cell>
          <table:table-cell office:value-type="float" office:value="174726000" calcext:value-type="float">
            <text:p>174726000</text:p>
          </table:table-cell>
          <table:table-cell office:value-type="float" office:value="287667339" calcext:value-type="float">
            <text:p>287667339</text:p>
          </table:table-cell>
          <table:table-cell table:formula="of:=[.A148]^2" office:value-type="float" office:value="63936016" calcext:value-type="float">
            <text:p>63936016</text:p>
          </table:table-cell>
          <table:table-cell table:formula="of:=[.C148]/[.B148]" office:value-type="float" office:value="1.64639114384808" calcext:value-type="float">
            <text:p>1.64639114384808</text:p>
          </table:table-cell>
          <table:table-cell table:formula="of:=[.B148]/[.D148]" office:value-type="float" office:value="2.73282589268621" calcext:value-type="float">
            <text:p>2.73282589268621</text:p>
          </table:table-cell>
          <table:table-cell table:formula="of:=[.C148]/[.D148]" office:value-type="float" office:value="4.49930034739731" calcext:value-type="float">
            <text:p>4.49930034739731</text:p>
          </table:table-cell>
          <table:table-cell table:number-columns-repeated="111"/>
        </table:table-row>
        <table:table-row table:style-name="ro1">
          <table:table-cell office:value-type="float" office:value="8356" calcext:value-type="float">
            <text:p>8356</text:p>
          </table:table-cell>
          <table:table-cell office:value-type="float" office:value="190572552" calcext:value-type="float">
            <text:p>190572552</text:p>
          </table:table-cell>
          <table:table-cell office:value-type="float" office:value="321958965" calcext:value-type="float">
            <text:p>321958965</text:p>
          </table:table-cell>
          <table:table-cell table:formula="of:=[.A149]^2" office:value-type="float" office:value="69822736" calcext:value-type="float">
            <text:p>69822736</text:p>
          </table:table-cell>
          <table:table-cell table:formula="of:=[.C149]/[.B149]" office:value-type="float" office:value="1.689429887049" calcext:value-type="float">
            <text:p>1.689429887049</text:p>
          </table:table-cell>
          <table:table-cell table:formula="of:=[.B149]/[.D149]" office:value-type="float" office:value="2.72937674627932" calcext:value-type="float">
            <text:p>2.72937674627932</text:p>
          </table:table-cell>
          <table:table-cell table:formula="of:=[.C149]/[.D149]" office:value-type="float" office:value="4.61109064818085" calcext:value-type="float">
            <text:p>4.61109064818085</text:p>
          </table:table-cell>
          <table:table-cell table:number-columns-repeated="111"/>
        </table:table-row>
        <table:table-row table:style-name="ro1">
          <table:table-cell office:value-type="float" office:value="8724" calcext:value-type="float">
            <text:p>8724</text:p>
          </table:table-cell>
          <table:table-cell office:value-type="float" office:value="207692283" calcext:value-type="float">
            <text:p>207692283</text:p>
          </table:table-cell>
          <table:table-cell office:value-type="float" office:value="353613474" calcext:value-type="float">
            <text:p>353613474</text:p>
          </table:table-cell>
          <table:table-cell table:formula="of:=[.A150]^2" office:value-type="float" office:value="76108176" calcext:value-type="float">
            <text:p>76108176</text:p>
          </table:table-cell>
          <table:table-cell table:formula="of:=[.C150]/[.B150]" office:value-type="float" office:value="1.70258359575161" calcext:value-type="float">
            <text:p>1.70258359575161</text:p>
          </table:table-cell>
          <table:table-cell table:formula="of:=[.B150]/[.D150]" office:value-type="float" office:value="2.7289089545386" calcext:value-type="float">
            <text:p>2.7289089545386</text:p>
          </table:table-cell>
          <table:table-cell table:formula="of:=[.C150]/[.D150]" office:value-type="float" office:value="4.64619562029709" calcext:value-type="float">
            <text:p>4.64619562029709</text:p>
          </table:table-cell>
          <table:table-cell table:number-columns-repeated="111"/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225851025" calcext:value-type="float">
            <text:p>225851025</text:p>
          </table:table-cell>
          <table:table-cell office:value-type="float" office:value="370926906" calcext:value-type="float">
            <text:p>370926906</text:p>
          </table:table-cell>
          <table:table-cell table:formula="of:=[.A151]^2" office:value-type="float" office:value="82810000" calcext:value-type="float">
            <text:p>82810000</text:p>
          </table:table-cell>
          <table:table-cell table:formula="of:=[.C151]/[.B151]" office:value-type="float" office:value="1.6423521035603" calcext:value-type="float">
            <text:p>1.6423521035603</text:p>
          </table:table-cell>
          <table:table-cell table:formula="of:=[.B151]/[.D151]" office:value-type="float" office:value="2.72733999516967" calcext:value-type="float">
            <text:p>2.72733999516967</text:p>
          </table:table-cell>
          <table:table-cell table:formula="of:=[.C151]/[.D151]" office:value-type="float" office:value="4.47925257819104" calcext:value-type="float">
            <text:p>4.47925257819104</text:p>
          </table:table-cell>
          <table:table-cell table:number-columns-repeated="111"/>
        </table:table-row>
        <table:table-row table:style-name="ro1">
          <table:table-cell office:value-type="float" office:value="9484" calcext:value-type="float">
            <text:p>9484</text:p>
          </table:table-cell>
          <table:table-cell office:value-type="float" office:value="245463246" calcext:value-type="float">
            <text:p>245463246</text:p>
          </table:table-cell>
          <table:table-cell office:value-type="float" office:value="401958420" calcext:value-type="float">
            <text:p>401958420</text:p>
          </table:table-cell>
          <table:table-cell table:formula="of:=[.A152]^2" office:value-type="float" office:value="89946256" calcext:value-type="float">
            <text:p>89946256</text:p>
          </table:table-cell>
          <table:table-cell table:formula="of:=[.C152]/[.B152]" office:value-type="float" office:value="1.63755033207701" calcext:value-type="float">
            <text:p>1.63755033207701</text:p>
          </table:table-cell>
          <table:table-cell table:formula="of:=[.B152]/[.D152]" office:value-type="float" office:value="2.72899903693601" calcext:value-type="float">
            <text:p>2.72899903693601</text:p>
          </table:table-cell>
          <table:table-cell table:formula="of:=[.C152]/[.D152]" office:value-type="float" office:value="4.4688732791724" calcext:value-type="float">
            <text:p>4.4688732791724</text:p>
          </table:table-cell>
          <table:table-cell table:number-columns-repeated="111"/>
        </table:table-row>
        <table:table-row table:style-name="ro1">
          <table:table-cell office:value-type="float" office:value="9876" calcext:value-type="float">
            <text:p>9876</text:p>
          </table:table-cell>
          <table:table-cell office:value-type="float" office:value="269329755" calcext:value-type="float">
            <text:p>269329755</text:p>
          </table:table-cell>
          <table:table-cell office:value-type="float" office:value="439033644" calcext:value-type="float">
            <text:p>439033644</text:p>
          </table:table-cell>
          <table:table-cell table:formula="of:=[.A153]^2" office:value-type="float" office:value="97535376" calcext:value-type="float">
            <text:p>97535376</text:p>
          </table:table-cell>
          <table:table-cell table:formula="of:=[.C153]/[.B153]" office:value-type="float" office:value="1.6300970681832" calcext:value-type="float">
            <text:p>1.6300970681832</text:p>
          </table:table-cell>
          <table:table-cell table:formula="of:=[.B153]/[.D153]" office:value-type="float" office:value="2.76135455714038" calcext:value-type="float">
            <text:p>2.76135455714038</text:p>
          </table:table-cell>
          <table:table-cell table:formula="of:=[.C153]/[.D153]" office:value-type="float" office:value="4.50127596780885" calcext:value-type="float">
            <text:p>4.50127596780885</text:p>
          </table:table-cell>
          <table:table-cell table:number-columns-repeated="111"/>
        </table:table-row>
        <table:table-row table:style-name="ro1">
          <table:table-cell office:value-type="float" office:value="10276" calcext:value-type="float">
            <text:p>10276</text:p>
          </table:table-cell>
          <table:table-cell office:value-type="float" office:value="288447825" calcext:value-type="float">
            <text:p>288447825</text:p>
          </table:table-cell>
          <table:table-cell office:value-type="float" office:value="478809834" calcext:value-type="float">
            <text:p>478809834</text:p>
          </table:table-cell>
          <table:table-cell table:formula="of:=[.A154]^2" office:value-type="float" office:value="105596176" calcext:value-type="float">
            <text:p>105596176</text:p>
          </table:table-cell>
          <table:table-cell table:formula="of:=[.C154]/[.B154]" office:value-type="float" office:value="1.65995300536588" calcext:value-type="float">
            <text:p>1.65995300536588</text:p>
          </table:table-cell>
          <table:table-cell table:formula="of:=[.B154]/[.D154]" office:value-type="float" office:value="2.73161241179794" calcext:value-type="float">
            <text:p>2.73161241179794</text:p>
          </table:table-cell>
          <table:table-cell table:formula="of:=[.C154]/[.D154]" office:value-type="float" office:value="4.53434823245872" calcext:value-type="float">
            <text:p>4.53434823245872</text:p>
          </table:table-cell>
          <table:table-cell table:number-columns-repeated="111"/>
        </table:table-row>
        <table:table-row table:style-name="ro1">
          <table:table-cell office:value-type="float" office:value="10684" calcext:value-type="float">
            <text:p>10684</text:p>
          </table:table-cell>
          <table:table-cell office:value-type="float" office:value="311790471" calcext:value-type="float">
            <text:p>311790471</text:p>
          </table:table-cell>
          <table:table-cell office:value-type="float" office:value="513137967" calcext:value-type="float">
            <text:p>513137967</text:p>
          </table:table-cell>
          <table:table-cell table:formula="of:=[.A155]^2" office:value-type="float" office:value="114147856" calcext:value-type="float">
            <text:p>114147856</text:p>
          </table:table-cell>
          <table:table-cell table:formula="of:=[.C155]/[.B155]" office:value-type="float" office:value="1.64577822200346" calcext:value-type="float">
            <text:p>1.64577822200346</text:p>
          </table:table-cell>
          <table:table-cell table:formula="of:=[.B155]/[.D155]" office:value-type="float" office:value="2.73146147396759" calcext:value-type="float">
            <text:p>2.73146147396759</text:p>
          </table:table-cell>
          <table:table-cell table:formula="of:=[.C155]/[.D155]" office:value-type="float" office:value="4.49537980809732" calcext:value-type="float">
            <text:p>4.49537980809732</text:p>
          </table:table-cell>
          <table:table-cell table:number-columns-repeated="111"/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343764198" calcext:value-type="float">
            <text:p>343764198</text:p>
          </table:table-cell>
          <table:table-cell office:value-type="float" office:value="552663195" calcext:value-type="float">
            <text:p>552663195</text:p>
          </table:table-cell>
          <table:table-cell table:formula="of:=[.A156]^2" office:value-type="float" office:value="123210000" calcext:value-type="float">
            <text:p>123210000</text:p>
          </table:table-cell>
          <table:table-cell table:formula="of:=[.C156]/[.B156]" office:value-type="float" office:value="1.60768107387378" calcext:value-type="float">
            <text:p>1.60768107387378</text:p>
          </table:table-cell>
          <table:table-cell table:formula="of:=[.B156]/[.D156]" office:value-type="float" office:value="2.79006734842951" calcext:value-type="float">
            <text:p>2.79006734842951</text:p>
          </table:table-cell>
          <table:table-cell table:formula="of:=[.C156]/[.D156]" office:value-type="float" office:value="4.48553847090334" calcext:value-type="float">
            <text:p>4.48553847090334</text:p>
          </table:table-cell>
          <table:table-cell table:number-columns-repeated="111"/>
        </table:table-row>
        <table:table-row table:style-name="ro1">
          <table:table-cell office:value-type="float" office:value="11524" calcext:value-type="float">
            <text:p>11524</text:p>
          </table:table-cell>
          <table:table-cell office:value-type="float" office:value="364877961" calcext:value-type="float">
            <text:p>364877961</text:p>
          </table:table-cell>
          <table:table-cell office:value-type="float" office:value="607395531" calcext:value-type="float">
            <text:p>607395531</text:p>
          </table:table-cell>
          <table:table-cell table:formula="of:=[.A157]^2" office:value-type="float" office:value="132802576" calcext:value-type="float">
            <text:p>132802576</text:p>
          </table:table-cell>
          <table:table-cell table:formula="of:=[.C157]/[.B157]" office:value-type="float" office:value="1.66465392794716" calcext:value-type="float">
            <text:p>1.66465392794716</text:p>
          </table:table-cell>
          <table:table-cell table:formula="of:=[.B157]/[.D157]" office:value-type="float" office:value="2.74752171222944" calcext:value-type="float">
            <text:p>2.74752171222944</text:p>
          </table:table-cell>
          <table:table-cell table:formula="of:=[.C157]/[.D157]" office:value-type="float" office:value="4.57367281038284" calcext:value-type="float">
            <text:p>4.57367281038284</text:p>
          </table:table-cell>
          <table:table-cell table:number-columns-repeated="111"/>
        </table:table-row>
        <table:table-row table:style-name="ro1">
          <table:table-cell office:value-type="float" office:value="11956" calcext:value-type="float">
            <text:p>11956</text:p>
          </table:table-cell>
          <table:table-cell office:value-type="float" office:value="392468214" calcext:value-type="float">
            <text:p>392468214</text:p>
          </table:table-cell>
          <table:table-cell office:value-type="float" office:value="649553394" calcext:value-type="float">
            <text:p>649553394</text:p>
          </table:table-cell>
          <table:table-cell table:formula="of:=[.A158]^2" office:value-type="float" office:value="142945936" calcext:value-type="float">
            <text:p>142945936</text:p>
          </table:table-cell>
          <table:table-cell table:formula="of:=[.C158]/[.B158]" office:value-type="float" office:value="1.65504713714217" calcext:value-type="float">
            <text:p>1.65504713714217</text:p>
          </table:table-cell>
          <table:table-cell table:formula="of:=[.B158]/[.D158]" office:value-type="float" office:value="2.74557098286446" calcext:value-type="float">
            <text:p>2.74557098286446</text:p>
          </table:table-cell>
          <table:table-cell table:formula="of:=[.C158]/[.D158]" office:value-type="float" office:value="4.54404939501043" calcext:value-type="float">
            <text:p>4.54404939501043</text:p>
          </table:table-cell>
          <table:table-cell table:number-columns-repeated="111"/>
        </table:table-row>
        <table:table-row table:style-name="ro1">
          <table:table-cell office:value-type="float" office:value="12396" calcext:value-type="float">
            <text:p>12396</text:p>
          </table:table-cell>
          <table:table-cell office:value-type="float" office:value="420066027" calcext:value-type="float">
            <text:p>420066027</text:p>
          </table:table-cell>
          <table:table-cell office:value-type="float" office:value="709599747" calcext:value-type="float">
            <text:p>709599747</text:p>
          </table:table-cell>
          <table:table-cell table:formula="of:=[.A159]^2" office:value-type="float" office:value="153660816" calcext:value-type="float">
            <text:p>153660816</text:p>
          </table:table-cell>
          <table:table-cell table:formula="of:=[.C159]/[.B159]" office:value-type="float" office:value="1.68925764377513" calcext:value-type="float">
            <text:p>1.68925764377513</text:p>
          </table:table-cell>
          <table:table-cell table:formula="of:=[.B159]/[.D159]" office:value-type="float" office:value="2.73372248003681" calcext:value-type="float">
            <text:p>2.73372248003681</text:p>
          </table:table-cell>
          <table:table-cell table:formula="of:=[.C159]/[.D159]" office:value-type="float" office:value="4.61796159536209" calcext:value-type="float">
            <text:p>4.61796159536209</text:p>
          </table:table-cell>
          <table:table-cell table:number-columns-repeated="111"/>
        </table:table-row>
        <table:table-row table:style-name="ro1">
          <table:table-cell office:value-type="float" office:value="12844" calcext:value-type="float">
            <text:p>12844</text:p>
          </table:table-cell>
          <table:table-cell office:value-type="float" office:value="449635479" calcext:value-type="float">
            <text:p>449635479</text:p>
          </table:table-cell>
          <table:table-cell office:value-type="float" office:value="745160448" calcext:value-type="float">
            <text:p>745160448</text:p>
          </table:table-cell>
          <table:table-cell table:formula="of:=[.A160]^2" office:value-type="float" office:value="164968336" calcext:value-type="float">
            <text:p>164968336</text:p>
          </table:table-cell>
          <table:table-cell table:formula="of:=[.C160]/[.B160]" office:value-type="float" office:value="1.65725456019897" calcext:value-type="float">
            <text:p>1.65725456019897</text:p>
          </table:table-cell>
          <table:table-cell table:formula="of:=[.B160]/[.D160]" office:value-type="float" office:value="2.72558655741063" calcext:value-type="float">
            <text:p>2.72558655741063</text:p>
          </table:table-cell>
          <table:table-cell table:formula="of:=[.C160]/[.D160]" office:value-type="float" office:value="4.51699075148579" calcext:value-type="float">
            <text:p>4.51699075148579</text:p>
          </table:table-cell>
          <table:table-cell table:number-columns-repeated="111"/>
        </table:table-row>
        <table:table-row table:style-name="ro1">
          <table:table-cell office:value-type="float" office:value="13300" calcext:value-type="float">
            <text:p>13300</text:p>
          </table:table-cell>
          <table:table-cell office:value-type="float" office:value="482844030" calcext:value-type="float">
            <text:p>482844030</text:p>
          </table:table-cell>
          <table:table-cell office:value-type="float" office:value="797557380" calcext:value-type="float">
            <text:p>797557380</text:p>
          </table:table-cell>
          <table:table-cell table:formula="of:=[.A161]^2" office:value-type="float" office:value="176890000" calcext:value-type="float">
            <text:p>176890000</text:p>
          </table:table-cell>
          <table:table-cell table:formula="of:=[.C161]/[.B161]" office:value-type="float" office:value="1.65179091061766" calcext:value-type="float">
            <text:p>1.65179091061766</text:p>
          </table:table-cell>
          <table:table-cell table:formula="of:=[.B161]/[.D161]" office:value-type="float" office:value="2.72962875233196" calcext:value-type="float">
            <text:p>2.72962875233196</text:p>
          </table:table-cell>
          <table:table-cell table:formula="of:=[.C161]/[.D161]" office:value-type="float" office:value="4.50877596246255" calcext:value-type="float">
            <text:p>4.50877596246255</text:p>
          </table:table-cell>
          <table:table-cell table:number-columns-repeated="111"/>
        </table:table-row>
        <table:table-row table:style-name="ro1">
          <table:table-cell office:value-type="float" office:value="13764" calcext:value-type="float">
            <text:p>13764</text:p>
          </table:table-cell>
          <table:table-cell office:value-type="float" office:value="517135995" calcext:value-type="float">
            <text:p>517135995</text:p>
          </table:table-cell>
          <table:table-cell office:value-type="float" office:value="854568558" calcext:value-type="float">
            <text:p>854568558</text:p>
          </table:table-cell>
          <table:table-cell table:formula="of:=[.A162]^2" office:value-type="float" office:value="189447696" calcext:value-type="float">
            <text:p>189447696</text:p>
          </table:table-cell>
          <table:table-cell table:formula="of:=[.C162]/[.B162]" office:value-type="float" office:value="1.65250256463003" calcext:value-type="float">
            <text:p>1.65250256463003</text:p>
          </table:table-cell>
          <table:table-cell table:formula="of:=[.B162]/[.D162]" office:value-type="float" office:value="2.72970326860032" calcext:value-type="float">
            <text:p>2.72970326860032</text:p>
          </table:table-cell>
          <table:table-cell table:formula="of:=[.C162]/[.D162]" office:value-type="float" office:value="4.51084165204099" calcext:value-type="float">
            <text:p>4.51084165204099</text:p>
          </table:table-cell>
          <table:table-cell table:number-columns-repeated="111"/>
        </table:table-row>
        <table:table-row table:style-name="ro1">
          <table:table-cell office:value-type="float" office:value="14236" calcext:value-type="float">
            <text:p>14236</text:p>
          </table:table-cell>
          <table:table-cell office:value-type="float" office:value="551253867" calcext:value-type="float">
            <text:p>551253867</text:p>
          </table:table-cell>
          <table:table-cell office:value-type="float" office:value="913326072" calcext:value-type="float">
            <text:p>913326072</text:p>
          </table:table-cell>
          <table:table-cell table:formula="of:=[.A163]^2" office:value-type="float" office:value="202663696" calcext:value-type="float">
            <text:p>202663696</text:p>
          </table:table-cell>
          <table:table-cell table:formula="of:=[.C163]/[.B163]" office:value-type="float" office:value="1.65681571899068" calcext:value-type="float">
            <text:p>1.65681571899068</text:p>
          </table:table-cell>
          <table:table-cell table:formula="of:=[.B163]/[.D163]" office:value-type="float" office:value="2.72004250332038" calcext:value-type="float">
            <text:p>2.72004250332038</text:p>
          </table:table-cell>
          <table:table-cell table:formula="of:=[.C163]/[.D163]" office:value-type="float" office:value="4.50660917582397" calcext:value-type="float">
            <text:p>4.50660917582397</text:p>
          </table:table-cell>
          <table:table-cell table:number-columns-repeated="111"/>
        </table:table-row>
        <table:table-row table:style-name="ro1">
          <table:table-cell office:value-type="float" office:value="14716" calcext:value-type="float">
            <text:p>14716</text:p>
          </table:table-cell>
          <table:table-cell office:value-type="float" office:value="589856037" calcext:value-type="float">
            <text:p>589856037</text:p>
          </table:table-cell>
          <table:table-cell office:value-type="float" office:value="979612662" calcext:value-type="float">
            <text:p>979612662</text:p>
          </table:table-cell>
          <table:table-cell table:formula="of:=[.A164]^2" office:value-type="float" office:value="216560656" calcext:value-type="float">
            <text:p>216560656</text:p>
          </table:table-cell>
          <table:table-cell table:formula="of:=[.C164]/[.B164]" office:value-type="float" office:value="1.66076567933813" calcext:value-type="float">
            <text:p>1.66076567933813</text:p>
          </table:table-cell>
          <table:table-cell table:formula="of:=[.B164]/[.D164]" office:value-type="float" office:value="2.72374515248975" calcext:value-type="float">
            <text:p>2.72374515248975</text:p>
          </table:table-cell>
          <table:table-cell table:formula="of:=[.C164]/[.D164]" office:value-type="float" office:value="4.52350246851857" calcext:value-type="float">
            <text:p>4.52350246851857</text:p>
          </table:table-cell>
          <table:table-cell table:number-columns-repeated="111"/>
        </table:table-row>
        <table:table-row table:style-name="ro1">
          <table:table-cell office:value-type="float" office:value="15204" calcext:value-type="float">
            <text:p>15204</text:p>
          </table:table-cell>
          <table:table-cell office:value-type="float" office:value="631357884" calcext:value-type="float">
            <text:p>631357884</text:p>
          </table:table-cell>
          <table:table-cell office:value-type="float" office:value="1049728755" calcext:value-type="float">
            <text:p>1049728755</text:p>
          </table:table-cell>
          <table:table-cell table:formula="of:=[.A165]^2" office:value-type="float" office:value="231161616" calcext:value-type="float">
            <text:p>231161616</text:p>
          </table:table-cell>
          <table:table-cell table:formula="of:=[.C165]/[.B165]" office:value-type="float" office:value="1.66265248538498" calcext:value-type="float">
            <text:p>1.66265248538498</text:p>
          </table:table-cell>
          <table:table-cell table:formula="of:=[.B165]/[.D165]" office:value-type="float" office:value="2.7312401380686" calcext:value-type="float">
            <text:p>2.7312401380686</text:p>
          </table:table-cell>
          <table:table-cell table:formula="of:=[.C165]/[.D165]" office:value-type="float" office:value="4.54110320374296" calcext:value-type="float">
            <text:p>4.54110320374296</text:p>
          </table:table-cell>
          <table:table-cell table:number-columns-repeated="111"/>
        </table:table-row>
        <table:table-row table:style-name="ro1">
          <table:table-cell office:value-type="float" office:value="15700" calcext:value-type="float">
            <text:p>15700</text:p>
          </table:table-cell>
          <table:table-cell office:value-type="float" office:value="671817345" calcext:value-type="float">
            <text:p>671817345</text:p>
          </table:table-cell>
          <table:table-cell office:value-type="float" office:value="1118776176" calcext:value-type="float">
            <text:p>1118776176</text:p>
          </table:table-cell>
          <table:table-cell table:formula="of:=[.A166]^2" office:value-type="float" office:value="246490000" calcext:value-type="float">
            <text:p>246490000</text:p>
          </table:table-cell>
          <table:table-cell table:formula="of:=[.C166]/[.B166]" office:value-type="float" office:value="1.6652981414167" calcext:value-type="float">
            <text:p>1.6652981414167</text:p>
          </table:table-cell>
          <table:table-cell table:formula="of:=[.B166]/[.D166]" office:value-type="float" office:value="2.72553590409347" calcext:value-type="float">
            <text:p>2.72553590409347</text:p>
          </table:table-cell>
          <table:table-cell table:formula="of:=[.C166]/[.D166]" office:value-type="float" office:value="4.53882987545134" calcext:value-type="float">
            <text:p>4.53882987545134</text:p>
          </table:table-cell>
          <table:table-cell table:number-columns-repeated="111"/>
        </table:table-row>
        <table:table-row table:style-name="ro1">
          <table:table-cell office:value-type="float" office:value="16204" calcext:value-type="float">
            <text:p>16204</text:p>
          </table:table-cell>
          <table:table-cell office:value-type="float" office:value="716841348" calcext:value-type="float">
            <text:p>716841348</text:p>
          </table:table-cell>
          <table:table-cell office:value-type="float" office:value="1197465207" calcext:value-type="float">
            <text:p>1197465207</text:p>
          </table:table-cell>
          <table:table-cell table:formula="of:=[.A167]^2" office:value-type="float" office:value="262569616" calcext:value-type="float">
            <text:p>262569616</text:p>
          </table:table-cell>
          <table:table-cell table:formula="of:=[.C167]/[.B167]" office:value-type="float" office:value="1.67047452039555" calcext:value-type="float">
            <text:p>1.67047452039555</text:p>
          </table:table-cell>
          <table:table-cell table:formula="of:=[.B167]/[.D167]" office:value-type="float" office:value="2.73010014989701" calcext:value-type="float">
            <text:p>2.73010014989701</text:p>
          </table:table-cell>
          <table:table-cell table:formula="of:=[.C167]/[.D167]" office:value-type="float" office:value="4.56056273853103" calcext:value-type="float">
            <text:p>4.56056273853103</text:p>
          </table:table-cell>
          <table:table-cell table:number-columns-repeated="111"/>
        </table:table-row>
        <table:table-row table:style-name="ro1">
          <table:table-cell office:value-type="float" office:value="16716" calcext:value-type="float">
            <text:p>16716</text:p>
          </table:table-cell>
          <table:table-cell office:value-type="float" office:value="762513924" calcext:value-type="float">
            <text:p>762513924</text:p>
          </table:table-cell>
          <table:table-cell office:value-type="float" office:value="1285042548" calcext:value-type="float">
            <text:p>1285042548</text:p>
          </table:table-cell>
          <table:table-cell table:formula="of:=[.A168]^2" office:value-type="float" office:value="279424656" calcext:value-type="float">
            <text:p>279424656</text:p>
          </table:table-cell>
          <table:table-cell table:formula="of:=[.C168]/[.B168]" office:value-type="float" office:value="1.6852709275903" calcext:value-type="float">
            <text:p>1.6852709275903</text:p>
          </table:table-cell>
          <table:table-cell table:formula="of:=[.B168]/[.D168]" office:value-type="float" office:value="2.72887129903096" calcext:value-type="float">
            <text:p>2.72887129903096</text:p>
          </table:table-cell>
          <table:table-cell table:formula="of:=[.C168]/[.D168]" office:value-type="float" office:value="4.59888746539246" calcext:value-type="float">
            <text:p>4.59888746539246</text:p>
          </table:table-cell>
          <table:table-cell table:number-columns-repeated="111"/>
        </table:table-row>
        <table:table-row table:style-name="ro1">
          <table:table-cell office:value-type="float" office:value="17236" calcext:value-type="float">
            <text:p>17236</text:p>
          </table:table-cell>
          <table:table-cell office:value-type="float" office:value="809382501" calcext:value-type="float">
            <text:p>809382501</text:p>
          </table:table-cell>
          <table:table-cell office:value-type="float" office:value="1358720604" calcext:value-type="float">
            <text:p>1358720604</text:p>
          </table:table-cell>
          <table:table-cell table:formula="of:=[.A169]^2" office:value-type="float" office:value="297079696" calcext:value-type="float">
            <text:p>297079696</text:p>
          </table:table-cell>
          <table:table-cell table:formula="of:=[.C169]/[.B169]" office:value-type="float" office:value="1.67871260167015" calcext:value-type="float">
            <text:p>1.67871260167015</text:p>
          </table:table-cell>
          <table:table-cell table:formula="of:=[.B169]/[.D169]" office:value-type="float" office:value="2.72446253277437" calcext:value-type="float">
            <text:p>2.72446253277437</text:p>
          </table:table-cell>
          <table:table-cell table:formula="of:=[.C169]/[.D169]" office:value-type="float" office:value="4.5735895865465" calcext:value-type="float">
            <text:p>4.5735895865465</text:p>
          </table:table-cell>
          <table:table-cell table:number-columns-repeated="111"/>
        </table:table-row>
        <table:table-row table:style-name="ro1">
          <table:table-cell office:value-type="float" office:value="17764" calcext:value-type="float">
            <text:p>17764</text:p>
          </table:table-cell>
          <table:table-cell office:value-type="float" office:value="858880356" calcext:value-type="float">
            <text:p>858880356</text:p>
          </table:table-cell>
          <table:table-cell office:value-type="float" office:value="1432562787" calcext:value-type="float">
            <text:p>1432562787</text:p>
          </table:table-cell>
          <table:table-cell table:formula="of:=[.A170]^2" office:value-type="float" office:value="315559696" calcext:value-type="float">
            <text:p>315559696</text:p>
          </table:table-cell>
          <table:table-cell table:formula="of:=[.C170]/[.B170]" office:value-type="float" office:value="1.66794219589766" calcext:value-type="float">
            <text:p>1.66794219589766</text:p>
          </table:table-cell>
          <table:table-cell table:formula="of:=[.B170]/[.D170]" office:value-type="float" office:value="2.72176823240443" calcext:value-type="float">
            <text:p>2.72176823240443</text:p>
          </table:table-cell>
          <table:table-cell table:formula="of:=[.C170]/[.D170]" office:value-type="float" office:value="4.53975208228113" calcext:value-type="float">
            <text:p>4.53975208228113</text:p>
          </table:table-cell>
          <table:table-cell table:number-columns-repeated="111"/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912336228" calcext:value-type="float">
            <text:p>912336228</text:p>
          </table:table-cell>
          <table:table-cell office:value-type="float" office:value="1517847588" calcext:value-type="float">
            <text:p>1517847588</text:p>
          </table:table-cell>
          <table:table-cell table:formula="of:=[.A171]^2" office:value-type="float" office:value="334890000" calcext:value-type="float">
            <text:p>334890000</text:p>
          </table:table-cell>
          <table:table-cell table:formula="of:=[.C171]/[.B171]" office:value-type="float" office:value="1.66369321026239" calcext:value-type="float">
            <text:p>1.66369321026239</text:p>
          </table:table-cell>
          <table:table-cell table:formula="of:=[.B171]/[.D171]" office:value-type="float" office:value="2.72428626713249" calcext:value-type="float">
            <text:p>2.72428626713249</text:p>
          </table:table-cell>
          <table:table-cell table:formula="of:=[.C171]/[.D171]" office:value-type="float" office:value="4.5323765654394" calcext:value-type="float">
            <text:p>4.5323765654394</text:p>
          </table:table-cell>
          <table:table-cell table:number-columns-repeated="111"/>
        </table:table-row>
        <table:table-row table:style-name="ro1">
          <table:table-cell office:value-type="float" office:value="18844" calcext:value-type="float">
            <text:p>18844</text:p>
          </table:table-cell>
          <table:table-cell office:value-type="float" office:value="968997138" calcext:value-type="float">
            <text:p>968997138</text:p>
          </table:table-cell>
          <table:table-cell office:value-type="float" office:value="1658297523" calcext:value-type="float">
            <text:p>1658297523</text:p>
          </table:table-cell>
          <table:table-cell table:formula="of:=[.A172]^2" office:value-type="float" office:value="355096336" calcext:value-type="float">
            <text:p>355096336</text:p>
          </table:table-cell>
          <table:table-cell table:formula="of:=[.C172]/[.B172]" office:value-type="float" office:value="1.71135440752974" calcext:value-type="float">
            <text:p>1.71135440752974</text:p>
          </table:table-cell>
          <table:table-cell table:formula="of:=[.B172]/[.D172]" office:value-type="float" office:value="2.72882888321326" calcext:value-type="float">
            <text:p>2.72882888321326</text:p>
          </table:table-cell>
          <table:table-cell table:formula="of:=[.C172]/[.D172]" office:value-type="float" office:value="4.66999333668146" calcext:value-type="float">
            <text:p>4.66999333668146</text:p>
          </table:table-cell>
          <table:table-cell table:number-columns-repeated="111"/>
        </table:table-row>
        <table:table-row table:style-name="ro1">
          <table:table-cell office:value-type="float" office:value="19396" calcext:value-type="float">
            <text:p>19396</text:p>
          </table:table-cell>
          <table:table-cell office:value-type="float" office:value="1026708906" calcext:value-type="float">
            <text:p>1026708906</text:p>
          </table:table-cell>
          <table:table-cell office:value-type="float" office:value="1735152372" calcext:value-type="float">
            <text:p>1735152372</text:p>
          </table:table-cell>
          <table:table-cell table:formula="of:=[.A173]^2" office:value-type="float" office:value="376204816" calcext:value-type="float">
            <text:p>376204816</text:p>
          </table:table-cell>
          <table:table-cell table:formula="of:=[.C173]/[.B173]" office:value-type="float" office:value="1.69001394831575" calcext:value-type="float">
            <text:p>1.69001394831575</text:p>
          </table:table-cell>
          <table:table-cell table:formula="of:=[.B173]/[.D173]" office:value-type="float" office:value="2.72912217583094" calcext:value-type="float">
            <text:p>2.72912217583094</text:p>
          </table:table-cell>
          <table:table-cell table:formula="of:=[.C173]/[.D173]" office:value-type="float" office:value="4.61225454381211" calcext:value-type="float">
            <text:p>4.61225454381211</text:p>
          </table:table-cell>
          <table:table-cell table:number-columns-repeated="111"/>
        </table:table-row>
        <table:table-row table:style-name="ro1">
          <table:table-cell office:value-type="float" office:value="19956" calcext:value-type="float">
            <text:p>19956</text:p>
          </table:table-cell>
          <table:table-cell office:value-type="float" office:value="1086680901" calcext:value-type="float">
            <text:p>1086680901</text:p>
          </table:table-cell>
          <table:table-cell office:value-type="float" office:value="1836162690" calcext:value-type="float">
            <text:p>1836162690</text:p>
          </table:table-cell>
          <table:table-cell table:formula="of:=[.A174]^2" office:value-type="float" office:value="398241936" calcext:value-type="float">
            <text:p>398241936</text:p>
          </table:table-cell>
          <table:table-cell table:formula="of:=[.C174]/[.B174]" office:value-type="float" office:value="1.68969813338056" calcext:value-type="float">
            <text:p>1.68969813338056</text:p>
          </table:table-cell>
          <table:table-cell table:formula="of:=[.B174]/[.D174]" office:value-type="float" office:value="2.72869530495653" calcext:value-type="float">
            <text:p>2.72869530495653</text:p>
          </table:table-cell>
          <table:table-cell table:formula="of:=[.C174]/[.D174]" office:value-type="float" office:value="4.61067136334934" calcext:value-type="float">
            <text:p>4.61067136334934</text:p>
          </table:table-cell>
          <table:table-cell table:number-columns-repeated="111"/>
        </table:table-row>
        <table:table-row table:style-name="ro1">
          <table:table-cell office:value-type="float" office:value="20524" calcext:value-type="float">
            <text:p>20524</text:p>
          </table:table-cell>
          <table:table-cell office:value-type="float" office:value="1147438536" calcext:value-type="float">
            <text:p>1147438536</text:p>
          </table:table-cell>
          <table:table-cell office:value-type="float" office:value="1976682882" calcext:value-type="float">
            <text:p>1976682882</text:p>
          </table:table-cell>
          <table:table-cell table:formula="of:=[.A175]^2" office:value-type="float" office:value="421234576" calcext:value-type="float">
            <text:p>421234576</text:p>
          </table:table-cell>
          <table:table-cell table:formula="of:=[.C175]/[.B175]" office:value-type="float" office:value="1.72269173466212" calcext:value-type="float">
            <text:p>1.72269173466212</text:p>
          </table:table-cell>
          <table:table-cell table:formula="of:=[.B175]/[.D175]" office:value-type="float" office:value="2.72398943813197" calcext:value-type="float">
            <text:p>2.72398943813197</text:p>
          </table:table-cell>
          <table:table-cell table:formula="of:=[.C175]/[.D175]" office:value-type="float" office:value="4.69259409037685" calcext:value-type="float">
            <text:p>4.69259409037685</text:p>
          </table:table-cell>
          <table:table-cell table:number-columns-repeated="111"/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float" office:value="1211373510" calcext:value-type="float">
            <text:p>1211373510</text:p>
          </table:table-cell>
          <table:table-cell office:value-type="float" office:value="2071151736" calcext:value-type="float">
            <text:p>2071151736</text:p>
          </table:table-cell>
          <table:table-cell table:formula="of:=[.A176]^2" office:value-type="float" office:value="445210000" calcext:value-type="float">
            <text:p>445210000</text:p>
          </table:table-cell>
          <table:table-cell table:formula="of:=[.C176]/[.B176]" office:value-type="float" office:value="1.70975485174676" calcext:value-type="float">
            <text:p>1.70975485174676</text:p>
          </table:table-cell>
          <table:table-cell table:formula="of:=[.B176]/[.D176]" office:value-type="float" office:value="2.72090364097841" calcext:value-type="float">
            <text:p>2.72090364097841</text:p>
          </table:table-cell>
          <table:table-cell table:formula="of:=[.C176]/[.D176]" office:value-type="float" office:value="4.65207820129826" calcext:value-type="float">
            <text:p>4.65207820129826</text:p>
          </table:table-cell>
          <table:table-cell table:number-columns-repeated="111"/>
        </table:table-row>
        <table:table-row table:style-name="ro1">
          <table:table-cell office:value-type="float" office:value="21684" calcext:value-type="float">
            <text:p>21684</text:p>
          </table:table-cell>
          <table:table-cell office:value-type="float" office:value="1292868195" calcext:value-type="float">
            <text:p>1292868195</text:p>
          </table:table-cell>
          <table:table-cell office:value-type="float" office:value="2237285781" calcext:value-type="float">
            <text:p>2237285781</text:p>
          </table:table-cell>
          <table:table-cell table:formula="of:=[.A177]^2" office:value-type="float" office:value="470195856" calcext:value-type="float">
            <text:p>470195856</text:p>
          </table:table-cell>
          <table:table-cell table:formula="of:=[.C177]/[.B177]" office:value-type="float" office:value="1.7304824959361" calcext:value-type="float">
            <text:p>1.7304824959361</text:p>
          </table:table-cell>
          <table:table-cell table:formula="of:=[.B177]/[.D177]" office:value-type="float" office:value="2.74963757868593" calcext:value-type="float">
            <text:p>2.74963757868593</text:p>
          </table:table-cell>
          <table:table-cell table:formula="of:=[.C177]/[.D177]" office:value-type="float" office:value="4.75819970008413" calcext:value-type="float">
            <text:p>4.75819970008413</text:p>
          </table:table-cell>
          <table:table-cell table:number-columns-repeated="111"/>
        </table:table-row>
        <table:table-row table:style-name="ro1">
          <table:table-cell office:value-type="float" office:value="22276" calcext:value-type="float">
            <text:p>22276</text:p>
          </table:table-cell>
          <table:table-cell office:value-type="float" office:value="1355929338" calcext:value-type="float">
            <text:p>1355929338</text:p>
          </table:table-cell>
          <table:table-cell office:value-type="float" office:value="2276510025" calcext:value-type="float">
            <text:p>2276510025</text:p>
          </table:table-cell>
          <table:table-cell table:formula="of:=[.A178]^2" office:value-type="float" office:value="496220176" calcext:value-type="float">
            <text:p>496220176</text:p>
          </table:table-cell>
          <table:table-cell table:formula="of:=[.C178]/[.B178]" office:value-type="float" office:value="1.6789296913937" calcext:value-type="float">
            <text:p>1.6789296913937</text:p>
          </table:table-cell>
          <table:table-cell table:formula="of:=[.B178]/[.D178]" office:value-type="float" office:value="2.73251553157323" calcext:value-type="float">
            <text:p>2.73251553157323</text:p>
          </table:table-cell>
          <table:table-cell table:formula="of:=[.C178]/[.D178]" office:value-type="float" office:value="4.58770145815272" calcext:value-type="float">
            <text:p>4.58770145815272</text:p>
          </table:table-cell>
          <table:table-cell table:number-columns-repeated="111"/>
        </table:table-row>
        <table:table-row table:style-name="ro1">
          <table:table-cell office:value-type="float" office:value="22876" calcext:value-type="float">
            <text:p>22876</text:p>
          </table:table-cell>
          <table:table-cell office:value-type="float" office:value="1428778677" calcext:value-type="float">
            <text:p>1428778677</text:p>
          </table:table-cell>
          <table:table-cell office:value-type="float" office:value="2649725568" calcext:value-type="float">
            <text:p>2649725568</text:p>
          </table:table-cell>
          <table:table-cell table:formula="of:=[.A179]^2" office:value-type="float" office:value="523311376" calcext:value-type="float">
            <text:p>523311376</text:p>
          </table:table-cell>
          <table:table-cell table:formula="of:=[.C179]/[.B179]" office:value-type="float" office:value="1.85453885241598" calcext:value-type="float">
            <text:p>1.85453885241598</text:p>
          </table:table-cell>
          <table:table-cell table:formula="of:=[.B179]/[.D179]" office:value-type="float" office:value="2.73026489108848" calcext:value-type="float">
            <text:p>2.73026489108848</text:p>
          </table:table-cell>
          <table:table-cell table:formula="of:=[.C179]/[.D179]" office:value-type="float" office:value="5.06338231791086" calcext:value-type="float">
            <text:p>5.06338231791086</text:p>
          </table:table-cell>
          <table:table-cell table:number-columns-repeated="111"/>
        </table:table-row>
        <table:table-row table:style-name="ro1">
          <table:table-cell office:value-type="float" office:value="23484" calcext:value-type="float">
            <text:p>23484</text:p>
          </table:table-cell>
          <table:table-cell office:value-type="float" office:value="1560335139" calcext:value-type="float">
            <text:p>1560335139</text:p>
          </table:table-cell>
          <table:table-cell office:value-type="float" office:value="2811333864" calcext:value-type="float">
            <text:p>2811333864</text:p>
          </table:table-cell>
          <table:table-cell table:formula="of:=[.A180]^2" office:value-type="float" office:value="551498256" calcext:value-type="float">
            <text:p>551498256</text:p>
          </table:table-cell>
          <table:table-cell table:formula="of:=[.C180]/[.B180]" office:value-type="float" office:value="1.80175001750057" calcext:value-type="float">
            <text:p>1.80175001750057</text:p>
          </table:table-cell>
          <table:table-cell table:formula="of:=[.B180]/[.D180]" office:value-type="float" office:value="2.82926577196647" calcext:value-type="float">
            <text:p>2.82926577196647</text:p>
          </table:table-cell>
          <table:table-cell table:formula="of:=[.C180]/[.D180]" office:value-type="float" office:value="5.09762965415434" calcext:value-type="float">
            <text:p>5.09762965415434</text:p>
          </table:table-cell>
          <table:table-cell table:number-columns-repeated="111"/>
        </table:table-row>
        <table:table-row table:style-name="ro1">
          <table:table-cell office:value-type="float" office:value="24100" calcext:value-type="float">
            <text:p>24100</text:p>
          </table:table-cell>
          <table:table-cell office:value-type="float" office:value="1599748200" calcext:value-type="float">
            <text:p>1599748200</text:p>
          </table:table-cell>
          <table:table-cell office:value-type="float" office:value="2943114231" calcext:value-type="float">
            <text:p>2943114231</text:p>
          </table:table-cell>
          <table:table-cell table:formula="of:=[.A181]^2" office:value-type="float" office:value="580810000" calcext:value-type="float">
            <text:p>580810000</text:p>
          </table:table-cell>
          <table:table-cell table:formula="of:=[.C181]/[.B181]" office:value-type="float" office:value="1.83973592281585" calcext:value-type="float">
            <text:p>1.83973592281585</text:p>
          </table:table-cell>
          <table:table-cell table:formula="of:=[.B181]/[.D181]" office:value-type="float" office:value="2.75433997348531" calcext:value-type="float">
            <text:p>2.75433997348531</text:p>
          </table:table-cell>
          <table:table-cell table:formula="of:=[.C181]/[.D181]" office:value-type="float" office:value="5.06725819286858" calcext:value-type="float">
            <text:p>5.06725819286858</text:p>
          </table:table-cell>
          <table:table-cell table:number-columns-repeated="111"/>
        </table:table-row>
        <table:table-row table:style-name="ro1">
          <table:table-cell office:value-type="float" office:value="24724" calcext:value-type="float">
            <text:p>24724</text:p>
          </table:table-cell>
          <table:table-cell office:value-type="float" office:value="1666044699" calcext:value-type="float">
            <text:p>1666044699</text:p>
          </table:table-cell>
          <table:table-cell office:value-type="float" office:value="3275343252" calcext:value-type="float">
            <text:p>3275343252</text:p>
          </table:table-cell>
          <table:table-cell table:formula="of:=[.A182]^2" office:value-type="float" office:value="611276176" calcext:value-type="float">
            <text:p>611276176</text:p>
          </table:table-cell>
          <table:table-cell table:formula="of:=[.C182]/[.B182]" office:value-type="float" office:value="1.96593960172013" calcext:value-type="float">
            <text:p>1.96593960172013</text:p>
          </table:table-cell>
          <table:table-cell table:formula="of:=[.B182]/[.D182]" office:value-type="float" office:value="2.72551878252818" calcext:value-type="float">
            <text:p>2.72551878252818</text:p>
          </table:table-cell>
          <table:table-cell table:formula="of:=[.C182]/[.D182]" office:value-type="float" office:value="5.35820530980419" calcext:value-type="float">
            <text:p>5.35820530980419</text:p>
          </table:table-cell>
          <table:table-cell table:number-columns-repeated="111"/>
        </table:table-row>
        <table:table-row table:style-name="ro1">
          <table:table-cell office:value-type="float" office:value="25356" calcext:value-type="float">
            <text:p>25356</text:p>
          </table:table-cell>
          <table:table-cell office:value-type="float" office:value="1754070822" calcext:value-type="float">
            <text:p>1754070822</text:p>
          </table:table-cell>
          <table:table-cell office:value-type="float" office:value="3336702987" calcext:value-type="float">
            <text:p>3336702987</text:p>
          </table:table-cell>
          <table:table-cell table:formula="of:=[.A183]^2" office:value-type="float" office:value="642926736" calcext:value-type="float">
            <text:p>642926736</text:p>
          </table:table-cell>
          <table:table-cell table:formula="of:=[.C183]/[.B183]" office:value-type="float" office:value="1.90226240876379" calcext:value-type="float">
            <text:p>1.90226240876379</text:p>
          </table:table-cell>
          <table:table-cell table:formula="of:=[.B183]/[.D183]" office:value-type="float" office:value="2.72825926156538" calcext:value-type="float">
            <text:p>2.72825926156538</text:p>
          </table:table-cell>
          <table:table-cell table:formula="of:=[.C183]/[.D183]" office:value-type="float" office:value="5.18986503463748" calcext:value-type="float">
            <text:p>5.18986503463748</text:p>
          </table:table-cell>
          <table:table-cell table:number-columns-repeated="111"/>
        </table:table-row>
        <table:table-row table:style-name="ro1">
          <table:table-cell office:value-type="float" office:value="25996" calcext:value-type="float">
            <text:p>25996</text:p>
          </table:table-cell>
          <table:table-cell office:value-type="float" office:value="1844892438" calcext:value-type="float">
            <text:p>1844892438</text:p>
          </table:table-cell>
          <table:table-cell office:value-type="float" office:value="3658606890" calcext:value-type="float">
            <text:p>3658606890</text:p>
          </table:table-cell>
          <table:table-cell table:formula="of:=[.A184]^2" office:value-type="float" office:value="675792016" calcext:value-type="float">
            <text:p>675792016</text:p>
          </table:table-cell>
          <table:table-cell table:formula="of:=[.C184]/[.B184]" office:value-type="float" office:value="1.98310037736737" calcext:value-type="float">
            <text:p>1.98310037736737</text:p>
          </table:table-cell>
          <table:table-cell table:formula="of:=[.B184]/[.D184]" office:value-type="float" office:value="2.72997075182966" calcext:value-type="float">
            <text:p>2.72997075182966</text:p>
          </table:table-cell>
          <table:table-cell table:formula="of:=[.C184]/[.D184]" office:value-type="float" office:value="5.41380602815527" calcext:value-type="float">
            <text:p>5.41380602815527</text:p>
          </table:table-cell>
          <table:table-cell table:formula="of:=[.G184]/[.F184]" office:value-type="float" office:value="1.98310037736737" calcext:value-type="float">
            <text:p>1.98310037736737</text:p>
          </table:table-cell>
          <table:table-cell table:number-columns-repeated="110"/>
        </table:table-row>
        <table:table-row table:style-name="ro1">
          <table:table-cell table:number-columns-repeated="118"/>
        </table:table-row>
        <table:table-row table:style-name="ro1">
          <table:table-cell office:value-type="string" calcext:value-type="string">
            <text:p>Small narrow range</text:p>
          </table:table-cell>
          <table:table-cell table:number-columns-repeated="5"/>
          <table:table-cell office:value-type="string" calcext:value-type="string">
            <text:p>Large narrow range</text:p>
          </table:table-cell>
          <table:table-cell table:number-columns-repeated="111"/>
        </table:table-row>
        <table:table-row table:style-name="ro1">
          <table:table-cell office:value-type="string" calcext:value-type="string">
            <text:p>row_len</text:p>
          </table:table-cell>
          <table:table-cell office:value-type="string" calcext:value-type="string">
            <text:p><text:s/>combine2D</text:p>
          </table:table-cell>
          <table:table-cell office:value-type="string" calcext:value-type="string">
            <text:p><text:s/>combine2D_rev</text:p>
          </table:table-cell>
          <table:table-cell office:value-type="string" calcext:value-type="string">
            <text:p>elements</text:p>
          </table:table-cell>
          <table:table-cell office:value-type="string" calcext:value-type="string">
            <text:p>combine2d/cycles</text:p>
          </table:table-cell>
          <table:table-cell office:value-type="string" calcext:value-type="string">
            <text:p>combine2d_rev/cycles</text:p>
          </table:table-cell>
          <table:table-cell office:value-type="string" calcext:value-type="string">
            <text:p>row_len</text:p>
          </table:table-cell>
          <table:table-cell office:value-type="string" calcext:value-type="string">
            <text:p><text:s/>combine2D</text:p>
          </table:table-cell>
          <table:table-cell office:value-type="string" calcext:value-type="string">
            <text:p><text:s/>combine2D_rev</text:p>
          </table:table-cell>
          <table:table-cell office:value-type="string" calcext:value-type="string">
            <text:p>elements</text:p>
          </table:table-cell>
          <table:table-cell office:value-type="string" calcext:value-type="string">
            <text:p>combine2d/cycles</text:p>
          </table:table-cell>
          <table:table-cell office:value-type="string" calcext:value-type="string">
            <text:p>combine2d_rev/cycles</text:p>
          </table:table-cell>
          <table:table-cell table:number-columns-repeated="10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64" calcext:value-type="float">
            <text:p>7464</text:p>
          </table:table-cell>
          <table:table-cell office:value-type="float" office:value="7035" calcext:value-type="float">
            <text:p>7035</text:p>
          </table:table-cell>
          <table:table-cell table:formula="of:=[.A188]^2" office:value-type="float" office:value="2500" calcext:value-type="float">
            <text:p>2500</text:p>
          </table:table-cell>
          <table:table-cell table:formula="of:=[.B188]/[.D188]" office:value-type="float" office:value="2.9856" calcext:value-type="float">
            <text:p>2.9856</text:p>
          </table:table-cell>
          <table:table-cell table:formula="of:=[.C188]/[.D188]" office:value-type="float" office:value="2.814" calcext:value-type="float">
            <text:p>2.814</text:p>
          </table:table-cell>
          <table:table-cell office:value-type="float" office:value="10000" calcext:value-type="float">
            <text:p>10000</text:p>
          </table:table-cell>
          <table:table-cell office:value-type="float" office:value="273421362" calcext:value-type="float">
            <text:p>273421362</text:p>
          </table:table-cell>
          <table:table-cell office:value-type="float" office:value="484331907" calcext:value-type="float">
            <text:p>484331907</text:p>
          </table:table-cell>
          <table:table-cell table:formula="of:=[.G188]^2" office:value-type="float" office:value="100000000" calcext:value-type="float">
            <text:p>100000000</text:p>
          </table:table-cell>
          <table:table-cell table:formula="of:=[.H188]/[.J188]" office:value-type="float" office:value="2.73421362" calcext:value-type="float">
            <text:p>2.73421362</text:p>
          </table:table-cell>
          <table:table-cell table:formula="of:=[.I188]/[.J188]" office:value-type="float" office:value="4.84331907" calcext:value-type="float">
            <text:p>4.84331907</text:p>
          </table:table-cell>
          <table:table-cell table:number-columns-repeated="10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386" calcext:value-type="float">
            <text:p>7386</text:p>
          </table:table-cell>
          <table:table-cell office:value-type="float" office:value="7212" calcext:value-type="float">
            <text:p>7212</text:p>
          </table:table-cell>
          <table:table-cell table:formula="of:=[.A189]^2" office:value-type="float" office:value="2601" calcext:value-type="float">
            <text:p>2601</text:p>
          </table:table-cell>
          <table:table-cell table:formula="of:=[.B189]/[.D189]" office:value-type="float" office:value="2.8396770472895" calcext:value-type="float">
            <text:p>2.8396770472895</text:p>
          </table:table-cell>
          <table:table-cell table:formula="of:=[.C189]/[.D189]" office:value-type="float" office:value="2.77277970011534" calcext:value-type="float">
            <text:p>2.77277970011534</text:p>
          </table:table-cell>
          <table:table-cell office:value-type="float" office:value="10001" calcext:value-type="float">
            <text:p>10001</text:p>
          </table:table-cell>
          <table:table-cell office:value-type="float" office:value="273419277" calcext:value-type="float">
            <text:p>273419277</text:p>
          </table:table-cell>
          <table:table-cell office:value-type="float" office:value="453327459" calcext:value-type="float">
            <text:p>453327459</text:p>
          </table:table-cell>
          <table:table-cell table:formula="of:=[.G189]^2" office:value-type="float" office:value="100020001" calcext:value-type="float">
            <text:p>100020001</text:p>
          </table:table-cell>
          <table:table-cell table:formula="of:=[.H189]/[.J189]" office:value-type="float" office:value="2.73364601346085" calcext:value-type="float">
            <text:p>2.73364601346085</text:p>
          </table:table-cell>
          <table:table-cell table:formula="of:=[.I189]/[.J189]" office:value-type="float" office:value="4.53236807106211" calcext:value-type="float">
            <text:p>4.53236807106211</text:p>
          </table:table-cell>
          <table:table-cell table:number-columns-repeated="10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515" calcext:value-type="float">
            <text:p>7515</text:p>
          </table:table-cell>
          <table:table-cell office:value-type="float" office:value="7524" calcext:value-type="float">
            <text:p>7524</text:p>
          </table:table-cell>
          <table:table-cell table:formula="of:=[.A190]^2" office:value-type="float" office:value="2704" calcext:value-type="float">
            <text:p>2704</text:p>
          </table:table-cell>
          <table:table-cell table:formula="of:=[.B190]/[.D190]" office:value-type="float" office:value="2.77921597633136" calcext:value-type="float">
            <text:p>2.77921597633136</text:p>
          </table:table-cell>
          <table:table-cell table:formula="of:=[.C190]/[.D190]" office:value-type="float" office:value="2.78254437869823" calcext:value-type="float">
            <text:p>2.78254437869823</text:p>
          </table:table-cell>
          <table:table-cell office:value-type="float" office:value="10002" calcext:value-type="float">
            <text:p>10002</text:p>
          </table:table-cell>
          <table:table-cell office:value-type="float" office:value="274368798" calcext:value-type="float">
            <text:p>274368798</text:p>
          </table:table-cell>
          <table:table-cell office:value-type="float" office:value="433185297" calcext:value-type="float">
            <text:p>433185297</text:p>
          </table:table-cell>
          <table:table-cell table:formula="of:=[.G190]^2" office:value-type="float" office:value="100040004" calcext:value-type="float">
            <text:p>100040004</text:p>
          </table:table-cell>
          <table:table-cell table:formula="of:=[.H190]/[.J190]" office:value-type="float" office:value="2.74259083396278" calcext:value-type="float">
            <text:p>2.74259083396278</text:p>
          </table:table-cell>
          <table:table-cell table:formula="of:=[.I190]/[.J190]" office:value-type="float" office:value="4.33012074849577" calcext:value-type="float">
            <text:p>4.33012074849577</text:p>
          </table:table-cell>
          <table:table-cell table:number-columns-repeated="10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776" calcext:value-type="float">
            <text:p>7776</text:p>
          </table:table-cell>
          <table:table-cell office:value-type="float" office:value="7782" calcext:value-type="float">
            <text:p>7782</text:p>
          </table:table-cell>
          <table:table-cell table:formula="of:=[.A191]^2" office:value-type="float" office:value="2809" calcext:value-type="float">
            <text:p>2809</text:p>
          </table:table-cell>
          <table:table-cell table:formula="of:=[.B191]/[.D191]" office:value-type="float" office:value="2.76824492702029" calcext:value-type="float">
            <text:p>2.76824492702029</text:p>
          </table:table-cell>
          <table:table-cell table:formula="of:=[.C191]/[.D191]" office:value-type="float" office:value="2.77038091847633" calcext:value-type="float">
            <text:p>2.77038091847633</text:p>
          </table:table-cell>
          <table:table-cell office:value-type="float" office:value="10003" calcext:value-type="float">
            <text:p>10003</text:p>
          </table:table-cell>
          <table:table-cell office:value-type="float" office:value="274786269" calcext:value-type="float">
            <text:p>274786269</text:p>
          </table:table-cell>
          <table:table-cell office:value-type="float" office:value="457994658" calcext:value-type="float">
            <text:p>457994658</text:p>
          </table:table-cell>
          <table:table-cell table:formula="of:=[.G191]^2" office:value-type="float" office:value="100060009" calcext:value-type="float">
            <text:p>100060009</text:p>
          </table:table-cell>
          <table:table-cell table:formula="of:=[.H191]/[.J191]" office:value-type="float" office:value="2.74621471401227" calcext:value-type="float">
            <text:p>2.74621471401227</text:p>
          </table:table-cell>
          <table:table-cell table:formula="of:=[.I191]/[.J191]" office:value-type="float" office:value="4.57719984814313" calcext:value-type="float">
            <text:p>4.57719984814313</text:p>
          </table:table-cell>
          <table:table-cell table:number-columns-repeated="10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058" calcext:value-type="float">
            <text:p>8058</text:p>
          </table:table-cell>
          <table:table-cell office:value-type="float" office:value="8040" calcext:value-type="float">
            <text:p>8040</text:p>
          </table:table-cell>
          <table:table-cell table:formula="of:=[.A192]^2" office:value-type="float" office:value="2916" calcext:value-type="float">
            <text:p>2916</text:p>
          </table:table-cell>
          <table:table-cell table:formula="of:=[.B192]/[.D192]" office:value-type="float" office:value="2.76337448559671" calcext:value-type="float">
            <text:p>2.76337448559671</text:p>
          </table:table-cell>
          <table:table-cell table:formula="of:=[.C192]/[.D192]" office:value-type="float" office:value="2.75720164609054" calcext:value-type="float">
            <text:p>2.75720164609054</text:p>
          </table:table-cell>
          <table:table-cell office:value-type="float" office:value="10004" calcext:value-type="float">
            <text:p>10004</text:p>
          </table:table-cell>
          <table:table-cell office:value-type="float" office:value="275822259" calcext:value-type="float">
            <text:p>275822259</text:p>
          </table:table-cell>
          <table:table-cell office:value-type="float" office:value="425678439" calcext:value-type="float">
            <text:p>425678439</text:p>
          </table:table-cell>
          <table:table-cell table:formula="of:=[.G192]^2" office:value-type="float" office:value="100080016" calcext:value-type="float">
            <text:p>100080016</text:p>
          </table:table-cell>
          <table:table-cell table:formula="of:=[.H192]/[.J192]" office:value-type="float" office:value="2.75601733516909" calcext:value-type="float">
            <text:p>2.75601733516909</text:p>
          </table:table-cell>
          <table:table-cell table:formula="of:=[.I192]/[.J192]" office:value-type="float" office:value="4.25338100465532" calcext:value-type="float">
            <text:p>4.25338100465532</text:p>
          </table:table-cell>
          <table:table-cell table:number-columns-repeated="10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520" calcext:value-type="float">
            <text:p>8520</text:p>
          </table:table-cell>
          <table:table-cell office:value-type="float" office:value="8355" calcext:value-type="float">
            <text:p>8355</text:p>
          </table:table-cell>
          <table:table-cell table:formula="of:=[.A193]^2" office:value-type="float" office:value="3025" calcext:value-type="float">
            <text:p>3025</text:p>
          </table:table-cell>
          <table:table-cell table:formula="of:=[.B193]/[.D193]" office:value-type="float" office:value="2.81652892561984" calcext:value-type="float">
            <text:p>2.81652892561984</text:p>
          </table:table-cell>
          <table:table-cell table:formula="of:=[.C193]/[.D193]" office:value-type="float" office:value="2.76198347107438" calcext:value-type="float">
            <text:p>2.76198347107438</text:p>
          </table:table-cell>
          <table:table-cell office:value-type="float" office:value="10005" calcext:value-type="float">
            <text:p>10005</text:p>
          </table:table-cell>
          <table:table-cell office:value-type="float" office:value="273935784" calcext:value-type="float">
            <text:p>273935784</text:p>
          </table:table-cell>
          <table:table-cell office:value-type="float" office:value="458896659" calcext:value-type="float">
            <text:p>458896659</text:p>
          </table:table-cell>
          <table:table-cell table:formula="of:=[.G193]^2" office:value-type="float" office:value="100100025" calcext:value-type="float">
            <text:p>100100025</text:p>
          </table:table-cell>
          <table:table-cell table:formula="of:=[.H193]/[.J193]" office:value-type="float" office:value="2.73662053530956" calcext:value-type="float">
            <text:p>2.73662053530956</text:p>
          </table:table-cell>
          <table:table-cell table:formula="of:=[.I193]/[.J193]" office:value-type="float" office:value="4.58438106284189" calcext:value-type="float">
            <text:p>4.58438106284189</text:p>
          </table:table-cell>
          <table:table-cell table:number-columns-repeated="10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652" calcext:value-type="float">
            <text:p>8652</text:p>
          </table:table-cell>
          <table:table-cell office:value-type="float" office:value="8691" calcext:value-type="float">
            <text:p>8691</text:p>
          </table:table-cell>
          <table:table-cell table:formula="of:=[.A194]^2" office:value-type="float" office:value="3136" calcext:value-type="float">
            <text:p>3136</text:p>
          </table:table-cell>
          <table:table-cell table:formula="of:=[.B194]/[.D194]" office:value-type="float" office:value="2.75892857142857" calcext:value-type="float">
            <text:p>2.75892857142857</text:p>
          </table:table-cell>
          <table:table-cell table:formula="of:=[.C194]/[.D194]" office:value-type="float" office:value="2.77136479591837" calcext:value-type="float">
            <text:p>2.77136479591837</text:p>
          </table:table-cell>
          <table:table-cell office:value-type="float" office:value="10006" calcext:value-type="float">
            <text:p>10006</text:p>
          </table:table-cell>
          <table:table-cell office:value-type="float" office:value="273742965" calcext:value-type="float">
            <text:p>273742965</text:p>
          </table:table-cell>
          <table:table-cell office:value-type="float" office:value="432292167" calcext:value-type="float">
            <text:p>432292167</text:p>
          </table:table-cell>
          <table:table-cell table:formula="of:=[.G194]^2" office:value-type="float" office:value="100120036" calcext:value-type="float">
            <text:p>100120036</text:p>
          </table:table-cell>
          <table:table-cell table:formula="of:=[.H194]/[.J194]" office:value-type="float" office:value="2.73414768848066" calcext:value-type="float">
            <text:p>2.73414768848066</text:p>
          </table:table-cell>
          <table:table-cell table:formula="of:=[.I194]/[.J194]" office:value-type="float" office:value="4.3177388290192" calcext:value-type="float">
            <text:p>4.3177388290192</text:p>
          </table:table-cell>
          <table:table-cell table:number-columns-repeated="10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940" calcext:value-type="float">
            <text:p>8940</text:p>
          </table:table-cell>
          <table:table-cell office:value-type="float" office:value="8976" calcext:value-type="float">
            <text:p>8976</text:p>
          </table:table-cell>
          <table:table-cell table:formula="of:=[.A195]^2" office:value-type="float" office:value="3249" calcext:value-type="float">
            <text:p>3249</text:p>
          </table:table-cell>
          <table:table-cell table:formula="of:=[.B195]/[.D195]" office:value-type="float" office:value="2.75161588180979" calcext:value-type="float">
            <text:p>2.75161588180979</text:p>
          </table:table-cell>
          <table:table-cell table:formula="of:=[.C195]/[.D195]" office:value-type="float" office:value="2.76269621421976" calcext:value-type="float">
            <text:p>2.76269621421976</text:p>
          </table:table-cell>
          <table:table-cell office:value-type="float" office:value="10007" calcext:value-type="float">
            <text:p>10007</text:p>
          </table:table-cell>
          <table:table-cell office:value-type="float" office:value="273759072" calcext:value-type="float">
            <text:p>273759072</text:p>
          </table:table-cell>
          <table:table-cell office:value-type="float" office:value="458040999" calcext:value-type="float">
            <text:p>458040999</text:p>
          </table:table-cell>
          <table:table-cell table:formula="of:=[.G195]^2" office:value-type="float" office:value="100140049" calcext:value-type="float">
            <text:p>100140049</text:p>
          </table:table-cell>
          <table:table-cell table:formula="of:=[.H195]/[.J195]" office:value-type="float" office:value="2.73376211349767" calcext:value-type="float">
            <text:p>2.73376211349767</text:p>
          </table:table-cell>
          <table:table-cell table:formula="of:=[.I195]/[.J195]" office:value-type="float" office:value="4.57400414293786" calcext:value-type="float">
            <text:p>4.57400414293786</text:p>
          </table:table-cell>
          <table:table-cell table:number-columns-repeated="10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210" calcext:value-type="float">
            <text:p>9210</text:p>
          </table:table-cell>
          <table:table-cell office:value-type="float" office:value="9261" calcext:value-type="float">
            <text:p>9261</text:p>
          </table:table-cell>
          <table:table-cell table:formula="of:=[.A196]^2" office:value-type="float" office:value="3364" calcext:value-type="float">
            <text:p>3364</text:p>
          </table:table-cell>
          <table:table-cell table:formula="of:=[.B196]/[.D196]" office:value-type="float" office:value="2.73781212841855" calcext:value-type="float">
            <text:p>2.73781212841855</text:p>
          </table:table-cell>
          <table:table-cell table:formula="of:=[.C196]/[.D196]" office:value-type="float" office:value="2.75297265160523" calcext:value-type="float">
            <text:p>2.75297265160523</text:p>
          </table:table-cell>
          <table:table-cell office:value-type="float" office:value="10008" calcext:value-type="float">
            <text:p>10008</text:p>
          </table:table-cell>
          <table:table-cell office:value-type="float" office:value="274229019" calcext:value-type="float">
            <text:p>274229019</text:p>
          </table:table-cell>
          <table:table-cell office:value-type="float" office:value="430817007" calcext:value-type="float">
            <text:p>430817007</text:p>
          </table:table-cell>
          <table:table-cell table:formula="of:=[.G196]^2" office:value-type="float" office:value="100160064" calcext:value-type="float">
            <text:p>100160064</text:p>
          </table:table-cell>
          <table:table-cell table:formula="of:=[.H196]/[.J196]" office:value-type="float" office:value="2.73790778528257" calcext:value-type="float">
            <text:p>2.73790778528257</text:p>
          </table:table-cell>
          <table:table-cell table:formula="of:=[.I196]/[.J196]" office:value-type="float" office:value="4.30128526076022" calcext:value-type="float">
            <text:p>4.30128526076022</text:p>
          </table:table-cell>
          <table:table-cell table:number-columns-repeated="10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711" calcext:value-type="float">
            <text:p>9711</text:p>
          </table:table-cell>
          <table:table-cell office:value-type="float" office:value="9543" calcext:value-type="float">
            <text:p>9543</text:p>
          </table:table-cell>
          <table:table-cell table:formula="of:=[.A197]^2" office:value-type="float" office:value="3481" calcext:value-type="float">
            <text:p>3481</text:p>
          </table:table-cell>
          <table:table-cell table:formula="of:=[.B197]/[.D197]" office:value-type="float" office:value="2.78971559896581" calcext:value-type="float">
            <text:p>2.78971559896581</text:p>
          </table:table-cell>
          <table:table-cell table:formula="of:=[.C197]/[.D197]" office:value-type="float" office:value="2.74145360528584" calcext:value-type="float">
            <text:p>2.74145360528584</text:p>
          </table:table-cell>
          <table:table-cell office:value-type="float" office:value="10009" calcext:value-type="float">
            <text:p>10009</text:p>
          </table:table-cell>
          <table:table-cell office:value-type="float" office:value="274078236" calcext:value-type="float">
            <text:p>274078236</text:p>
          </table:table-cell>
          <table:table-cell office:value-type="float" office:value="465958620" calcext:value-type="float">
            <text:p>465958620</text:p>
          </table:table-cell>
          <table:table-cell table:formula="of:=[.G197]^2" office:value-type="float" office:value="100180081" calcext:value-type="float">
            <text:p>100180081</text:p>
          </table:table-cell>
          <table:table-cell table:formula="of:=[.H197]/[.J197]" office:value-type="float" office:value="2.73585560387" calcext:value-type="float">
            <text:p>2.73585560387</text:p>
          </table:table-cell>
          <table:table-cell table:formula="of:=[.I197]/[.J197]" office:value-type="float" office:value="4.65121025406238" calcext:value-type="float">
            <text:p>4.65121025406238</text:p>
          </table:table-cell>
          <table:table-cell table:number-columns-repeated="10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852" calcext:value-type="float">
            <text:p>9852</text:p>
          </table:table-cell>
          <table:table-cell office:value-type="float" office:value="9879" calcext:value-type="float">
            <text:p>9879</text:p>
          </table:table-cell>
          <table:table-cell table:formula="of:=[.A198]^2" office:value-type="float" office:value="3600" calcext:value-type="float">
            <text:p>3600</text:p>
          </table:table-cell>
          <table:table-cell table:formula="of:=[.B198]/[.D198]" office:value-type="float" office:value="2.73666666666667" calcext:value-type="float">
            <text:p>2.73666666666667</text:p>
          </table:table-cell>
          <table:table-cell table:formula="of:=[.C198]/[.D198]" office:value-type="float" office:value="2.74416666666667" calcext:value-type="float">
            <text:p>2.74416666666667</text:p>
          </table:table-cell>
          <table:table-cell office:value-type="float" office:value="10010" calcext:value-type="float">
            <text:p>10010</text:p>
          </table:table-cell>
          <table:table-cell office:value-type="float" office:value="275016537" calcext:value-type="float">
            <text:p>275016537</text:p>
          </table:table-cell>
          <table:table-cell office:value-type="float" office:value="432396654" calcext:value-type="float">
            <text:p>432396654</text:p>
          </table:table-cell>
          <table:table-cell table:formula="of:=[.G198]^2" office:value-type="float" office:value="100200100" calcext:value-type="float">
            <text:p>100200100</text:p>
          </table:table-cell>
          <table:table-cell table:formula="of:=[.H198]/[.J198]" office:value-type="float" office:value="2.74467327876918" calcext:value-type="float">
            <text:p>2.74467327876918</text:p>
          </table:table-cell>
          <table:table-cell table:formula="of:=[.I198]/[.J198]" office:value-type="float" office:value="4.31533156154535" calcext:value-type="float">
            <text:p>4.31533156154535</text:p>
          </table:table-cell>
          <table:table-cell table:number-columns-repeated="10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176" calcext:value-type="float">
            <text:p>10176</text:p>
          </table:table-cell>
          <table:table-cell office:value-type="float" office:value="10152" calcext:value-type="float">
            <text:p>10152</text:p>
          </table:table-cell>
          <table:table-cell table:formula="of:=[.A199]^2" office:value-type="float" office:value="3721" calcext:value-type="float">
            <text:p>3721</text:p>
          </table:table-cell>
          <table:table-cell table:formula="of:=[.B199]/[.D199]" office:value-type="float" office:value="2.73474872346144" calcext:value-type="float">
            <text:p>2.73474872346144</text:p>
          </table:table-cell>
          <table:table-cell table:formula="of:=[.C199]/[.D199]" office:value-type="float" office:value="2.72829884439667" calcext:value-type="float">
            <text:p>2.72829884439667</text:p>
          </table:table-cell>
          <table:table-cell office:value-type="float" office:value="10011" calcext:value-type="float">
            <text:p>10011</text:p>
          </table:table-cell>
          <table:table-cell office:value-type="float" office:value="276243294" calcext:value-type="float">
            <text:p>276243294</text:p>
          </table:table-cell>
          <table:table-cell office:value-type="float" office:value="457181733" calcext:value-type="float">
            <text:p>457181733</text:p>
          </table:table-cell>
          <table:table-cell table:formula="of:=[.G199]^2" office:value-type="float" office:value="100220121" calcext:value-type="float">
            <text:p>100220121</text:p>
          </table:table-cell>
          <table:table-cell table:formula="of:=[.H199]/[.J199]" office:value-type="float" office:value="2.75636560047658" calcext:value-type="float">
            <text:p>2.75636560047658</text:p>
          </table:table-cell>
          <table:table-cell table:formula="of:=[.I199]/[.J199]" office:value-type="float" office:value="4.56177590326398" calcext:value-type="float">
            <text:p>4.56177590326398</text:p>
          </table:table-cell>
          <table:table-cell table:number-columns-repeated="10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09" calcext:value-type="float">
            <text:p>10509</text:p>
          </table:table-cell>
          <table:table-cell office:value-type="float" office:value="10455" calcext:value-type="float">
            <text:p>10455</text:p>
          </table:table-cell>
          <table:table-cell table:formula="of:=[.A200]^2" office:value-type="float" office:value="3844" calcext:value-type="float">
            <text:p>3844</text:p>
          </table:table-cell>
          <table:table-cell table:formula="of:=[.B200]/[.D200]" office:value-type="float" office:value="2.73387096774194" calcext:value-type="float">
            <text:p>2.73387096774194</text:p>
          </table:table-cell>
          <table:table-cell table:formula="of:=[.C200]/[.D200]" office:value-type="float" office:value="2.71982310093652" calcext:value-type="float">
            <text:p>2.71982310093652</text:p>
          </table:table-cell>
          <table:table-cell office:value-type="float" office:value="10012" calcext:value-type="float">
            <text:p>10012</text:p>
          </table:table-cell>
          <table:table-cell office:value-type="float" office:value="273880605" calcext:value-type="float">
            <text:p>273880605</text:p>
          </table:table-cell>
          <table:table-cell office:value-type="float" office:value="433451430" calcext:value-type="float">
            <text:p>433451430</text:p>
          </table:table-cell>
          <table:table-cell table:formula="of:=[.G200]^2" office:value-type="float" office:value="100240144" calcext:value-type="float">
            <text:p>100240144</text:p>
          </table:table-cell>
          <table:table-cell table:formula="of:=[.H200]/[.J200]" office:value-type="float" office:value="2.73224472821986" calcext:value-type="float">
            <text:p>2.73224472821986</text:p>
          </table:table-cell>
          <table:table-cell table:formula="of:=[.I200]/[.J200]" office:value-type="float" office:value="4.32413016086649" calcext:value-type="float">
            <text:p>4.32413016086649</text:p>
          </table:table-cell>
          <table:table-cell table:number-columns-repeated="10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022" calcext:value-type="float">
            <text:p>11022</text:p>
          </table:table-cell>
          <table:table-cell office:value-type="float" office:value="10809" calcext:value-type="float">
            <text:p>10809</text:p>
          </table:table-cell>
          <table:table-cell table:formula="of:=[.A201]^2" office:value-type="float" office:value="3969" calcext:value-type="float">
            <text:p>3969</text:p>
          </table:table-cell>
          <table:table-cell table:formula="of:=[.B201]/[.D201]" office:value-type="float" office:value="2.77702191987906" calcext:value-type="float">
            <text:p>2.77702191987906</text:p>
          </table:table-cell>
          <table:table-cell table:formula="of:=[.C201]/[.D201]" office:value-type="float" office:value="2.72335600907029" calcext:value-type="float">
            <text:p>2.72335600907029</text:p>
          </table:table-cell>
          <table:table-cell office:value-type="float" office:value="10013" calcext:value-type="float">
            <text:p>10013</text:p>
          </table:table-cell>
          <table:table-cell office:value-type="float" office:value="273812715" calcext:value-type="float">
            <text:p>273812715</text:p>
          </table:table-cell>
          <table:table-cell office:value-type="float" office:value="457148004" calcext:value-type="float">
            <text:p>457148004</text:p>
          </table:table-cell>
          <table:table-cell table:formula="of:=[.G201]^2" office:value-type="float" office:value="100260169" calcext:value-type="float">
            <text:p>100260169</text:p>
          </table:table-cell>
          <table:table-cell table:formula="of:=[.H201]/[.J201]" office:value-type="float" office:value="2.73102187769103" calcext:value-type="float">
            <text:p>2.73102187769103</text:p>
          </table:table-cell>
          <table:table-cell table:formula="of:=[.I201]/[.J201]" office:value-type="float" office:value="4.55961732919082" calcext:value-type="float">
            <text:p>4.55961732919082</text:p>
          </table:table-cell>
          <table:table-cell table:number-columns-repeated="10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193" calcext:value-type="float">
            <text:p>11193</text:p>
          </table:table-cell>
          <table:table-cell office:value-type="float" office:value="11208" calcext:value-type="float">
            <text:p>11208</text:p>
          </table:table-cell>
          <table:table-cell table:formula="of:=[.A202]^2" office:value-type="float" office:value="4096" calcext:value-type="float">
            <text:p>4096</text:p>
          </table:table-cell>
          <table:table-cell table:formula="of:=[.B202]/[.D202]" office:value-type="float" office:value="2.732666015625" calcext:value-type="float">
            <text:p>2.732666015625</text:p>
          </table:table-cell>
          <table:table-cell table:formula="of:=[.C202]/[.D202]" office:value-type="float" office:value="2.736328125" calcext:value-type="float">
            <text:p>2.736328125</text:p>
          </table:table-cell>
          <table:table-cell office:value-type="float" office:value="10014" calcext:value-type="float">
            <text:p>10014</text:p>
          </table:table-cell>
          <table:table-cell office:value-type="float" office:value="273613935" calcext:value-type="float">
            <text:p>273613935</text:p>
          </table:table-cell>
          <table:table-cell office:value-type="float" office:value="431320506" calcext:value-type="float">
            <text:p>431320506</text:p>
          </table:table-cell>
          <table:table-cell table:formula="of:=[.G202]^2" office:value-type="float" office:value="100280196" calcext:value-type="float">
            <text:p>100280196</text:p>
          </table:table-cell>
          <table:table-cell table:formula="of:=[.H202]/[.J202]" office:value-type="float" office:value="2.72849421833998" calcext:value-type="float">
            <text:p>2.72849421833998</text:p>
          </table:table-cell>
          <table:table-cell table:formula="of:=[.I202]/[.J202]" office:value-type="float" office:value="4.30115340021872" calcext:value-type="float">
            <text:p>4.30115340021872</text:p>
          </table:table-cell>
          <table:table-cell table:number-columns-repeated="10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520" calcext:value-type="float">
            <text:p>11520</text:p>
          </table:table-cell>
          <table:table-cell office:value-type="float" office:value="11556" calcext:value-type="float">
            <text:p>11556</text:p>
          </table:table-cell>
          <table:table-cell table:formula="of:=[.A203]^2" office:value-type="float" office:value="4225" calcext:value-type="float">
            <text:p>4225</text:p>
          </table:table-cell>
          <table:table-cell table:formula="of:=[.B203]/[.D203]" office:value-type="float" office:value="2.72662721893491" calcext:value-type="float">
            <text:p>2.72662721893491</text:p>
          </table:table-cell>
          <table:table-cell table:formula="of:=[.C203]/[.D203]" office:value-type="float" office:value="2.73514792899408" calcext:value-type="float">
            <text:p>2.73514792899408</text:p>
          </table:table-cell>
          <table:table-cell office:value-type="float" office:value="10015" calcext:value-type="float">
            <text:p>10015</text:p>
          </table:table-cell>
          <table:table-cell office:value-type="float" office:value="274166643" calcext:value-type="float">
            <text:p>274166643</text:p>
          </table:table-cell>
          <table:table-cell office:value-type="float" office:value="465794025" calcext:value-type="float">
            <text:p>465794025</text:p>
          </table:table-cell>
          <table:table-cell table:formula="of:=[.G203]^2" office:value-type="float" office:value="100300225" calcext:value-type="float">
            <text:p>100300225</text:p>
          </table:table-cell>
          <table:table-cell table:formula="of:=[.H203]/[.J203]" office:value-type="float" office:value="2.73345990001518" calcext:value-type="float">
            <text:p>2.73345990001518</text:p>
          </table:table-cell>
          <table:table-cell table:formula="of:=[.I203]/[.J203]" office:value-type="float" office:value="4.64399780758219" calcext:value-type="float">
            <text:p>4.64399780758219</text:p>
          </table:table-cell>
          <table:table-cell table:number-columns-repeated="10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826" calcext:value-type="float">
            <text:p>11826</text:p>
          </table:table-cell>
          <table:table-cell office:value-type="float" office:value="11883" calcext:value-type="float">
            <text:p>11883</text:p>
          </table:table-cell>
          <table:table-cell table:formula="of:=[.A204]^2" office:value-type="float" office:value="4356" calcext:value-type="float">
            <text:p>4356</text:p>
          </table:table-cell>
          <table:table-cell table:formula="of:=[.B204]/[.D204]" office:value-type="float" office:value="2.71487603305785" calcext:value-type="float">
            <text:p>2.71487603305785</text:p>
          </table:table-cell>
          <table:table-cell table:formula="of:=[.C204]/[.D204]" office:value-type="float" office:value="2.72796143250689" calcext:value-type="float">
            <text:p>2.72796143250689</text:p>
          </table:table-cell>
          <table:table-cell office:value-type="float" office:value="10016" calcext:value-type="float">
            <text:p>10016</text:p>
          </table:table-cell>
          <table:table-cell office:value-type="float" office:value="276743742" calcext:value-type="float">
            <text:p>276743742</text:p>
          </table:table-cell>
          <table:table-cell office:value-type="float" office:value="550768992" calcext:value-type="float">
            <text:p>550768992</text:p>
          </table:table-cell>
          <table:table-cell table:formula="of:=[.G204]^2" office:value-type="float" office:value="100320256" calcext:value-type="float">
            <text:p>100320256</text:p>
          </table:table-cell>
          <table:table-cell table:formula="of:=[.H204]/[.J204]" office:value-type="float" office:value="2.7586028289242" calcext:value-type="float">
            <text:p>2.7586028289242</text:p>
          </table:table-cell>
          <table:table-cell table:formula="of:=[.I204]/[.J204]" office:value-type="float" office:value="5.49010752125672" calcext:value-type="float">
            <text:p>5.49010752125672</text:p>
          </table:table-cell>
          <table:table-cell table:number-columns-repeated="10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327" calcext:value-type="float">
            <text:p>12327</text:p>
          </table:table-cell>
          <table:table-cell office:value-type="float" office:value="12189" calcext:value-type="float">
            <text:p>12189</text:p>
          </table:table-cell>
          <table:table-cell table:formula="of:=[.A205]^2" office:value-type="float" office:value="4489" calcext:value-type="float">
            <text:p>4489</text:p>
          </table:table-cell>
          <table:table-cell table:formula="of:=[.B205]/[.D205]" office:value-type="float" office:value="2.74604588995322" calcext:value-type="float">
            <text:p>2.74604588995322</text:p>
          </table:table-cell>
          <table:table-cell table:formula="of:=[.C205]/[.D205]" office:value-type="float" office:value="2.71530407663177" calcext:value-type="float">
            <text:p>2.71530407663177</text:p>
          </table:table-cell>
          <table:table-cell office:value-type="float" office:value="10017" calcext:value-type="float">
            <text:p>10017</text:p>
          </table:table-cell>
          <table:table-cell office:value-type="float" office:value="274016421" calcext:value-type="float">
            <text:p>274016421</text:p>
          </table:table-cell>
          <table:table-cell office:value-type="float" office:value="459231402" calcext:value-type="float">
            <text:p>459231402</text:p>
          </table:table-cell>
          <table:table-cell table:formula="of:=[.G205]^2" office:value-type="float" office:value="100340289" calcext:value-type="float">
            <text:p>100340289</text:p>
          </table:table-cell>
          <table:table-cell table:formula="of:=[.H205]/[.J205]" office:value-type="float" office:value="2.73087135517419" calcext:value-type="float">
            <text:p>2.73087135517419</text:p>
          </table:table-cell>
          <table:table-cell table:formula="of:=[.I205]/[.J205]" office:value-type="float" office:value="4.57673987763779" calcext:value-type="float">
            <text:p>4.57673987763779</text:p>
          </table:table-cell>
          <table:table-cell table:number-columns-repeated="10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558" calcext:value-type="float">
            <text:p>12558</text:p>
          </table:table-cell>
          <table:table-cell office:value-type="float" office:value="12585" calcext:value-type="float">
            <text:p>12585</text:p>
          </table:table-cell>
          <table:table-cell table:formula="of:=[.A206]^2" office:value-type="float" office:value="4624" calcext:value-type="float">
            <text:p>4624</text:p>
          </table:table-cell>
          <table:table-cell table:formula="of:=[.B206]/[.D206]" office:value-type="float" office:value="2.71583044982699" calcext:value-type="float">
            <text:p>2.71583044982699</text:p>
          </table:table-cell>
          <table:table-cell table:formula="of:=[.C206]/[.D206]" office:value-type="float" office:value="2.72166955017301" calcext:value-type="float">
            <text:p>2.72166955017301</text:p>
          </table:table-cell>
          <table:table-cell office:value-type="float" office:value="10018" calcext:value-type="float">
            <text:p>10018</text:p>
          </table:table-cell>
          <table:table-cell office:value-type="float" office:value="274100040" calcext:value-type="float">
            <text:p>274100040</text:p>
          </table:table-cell>
          <table:table-cell office:value-type="float" office:value="433991727" calcext:value-type="float">
            <text:p>433991727</text:p>
          </table:table-cell>
          <table:table-cell table:formula="of:=[.G206]^2" office:value-type="float" office:value="100360324" calcext:value-type="float">
            <text:p>100360324</text:p>
          </table:table-cell>
          <table:table-cell table:formula="of:=[.H206]/[.J206]" office:value-type="float" office:value="2.73115937728539" calcext:value-type="float">
            <text:p>2.73115937728539</text:p>
          </table:table-cell>
          <table:table-cell table:formula="of:=[.I206]/[.J206]" office:value-type="float" office:value="4.32433565080958" calcext:value-type="float">
            <text:p>4.32433565080958</text:p>
          </table:table-cell>
          <table:table-cell table:number-columns-repeated="10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915" calcext:value-type="float">
            <text:p>12915</text:p>
          </table:table-cell>
          <table:table-cell office:value-type="float" office:value="12882" calcext:value-type="float">
            <text:p>12882</text:p>
          </table:table-cell>
          <table:table-cell table:formula="of:=[.A207]^2" office:value-type="float" office:value="4761" calcext:value-type="float">
            <text:p>4761</text:p>
          </table:table-cell>
          <table:table-cell table:formula="of:=[.B207]/[.D207]" office:value-type="float" office:value="2.71266540642722" calcext:value-type="float">
            <text:p>2.71266540642722</text:p>
          </table:table-cell>
          <table:table-cell table:formula="of:=[.C207]/[.D207]" office:value-type="float" office:value="2.705734089477" calcext:value-type="float">
            <text:p>2.705734089477</text:p>
          </table:table-cell>
          <table:table-cell office:value-type="float" office:value="10019" calcext:value-type="float">
            <text:p>10019</text:p>
          </table:table-cell>
          <table:table-cell office:value-type="float" office:value="284041161" calcext:value-type="float">
            <text:p>284041161</text:p>
          </table:table-cell>
          <table:table-cell office:value-type="float" office:value="459564849" calcext:value-type="float">
            <text:p>459564849</text:p>
          </table:table-cell>
          <table:table-cell table:formula="of:=[.G207]^2" office:value-type="float" office:value="100380361" calcext:value-type="float">
            <text:p>100380361</text:p>
          </table:table-cell>
          <table:table-cell table:formula="of:=[.H207]/[.J207]" office:value-type="float" office:value="2.82964872979487" calcext:value-type="float">
            <text:p>2.82964872979487</text:p>
          </table:table-cell>
          <table:table-cell table:formula="of:=[.I207]/[.J207]" office:value-type="float" office:value="4.57823467082371" calcext:value-type="float">
            <text:p>4.57823467082371</text:p>
          </table:table-cell>
          <table:table-cell table:number-columns-repeated="10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75" calcext:value-type="float">
            <text:p>13275</text:p>
          </table:table-cell>
          <table:table-cell office:value-type="float" office:value="13248" calcext:value-type="float">
            <text:p>13248</text:p>
          </table:table-cell>
          <table:table-cell table:formula="of:=[.A208]^2" office:value-type="float" office:value="4900" calcext:value-type="float">
            <text:p>4900</text:p>
          </table:table-cell>
          <table:table-cell table:formula="of:=[.B208]/[.D208]" office:value-type="float" office:value="2.70918367346939" calcext:value-type="float">
            <text:p>2.70918367346939</text:p>
          </table:table-cell>
          <table:table-cell table:formula="of:=[.C208]/[.D208]" office:value-type="float" office:value="2.70367346938776" calcext:value-type="float">
            <text:p>2.70367346938776</text:p>
          </table:table-cell>
          <table:table-cell office:value-type="float" office:value="10020" calcext:value-type="float">
            <text:p>10020</text:p>
          </table:table-cell>
          <table:table-cell office:value-type="float" office:value="283428651" calcext:value-type="float">
            <text:p>283428651</text:p>
          </table:table-cell>
          <table:table-cell office:value-type="float" office:value="432691173" calcext:value-type="float">
            <text:p>432691173</text:p>
          </table:table-cell>
          <table:table-cell table:formula="of:=[.G208]^2" office:value-type="float" office:value="100400400" calcext:value-type="float">
            <text:p>100400400</text:p>
          </table:table-cell>
          <table:table-cell table:formula="of:=[.H208]/[.J208]" office:value-type="float" office:value="2.82298328492715" calcext:value-type="float">
            <text:p>2.82298328492715</text:p>
          </table:table-cell>
          <table:table-cell table:formula="of:=[.I208]/[.J208]" office:value-type="float" office:value="4.30965586790491" calcext:value-type="float">
            <text:p>4.30965586790491</text:p>
          </table:table-cell>
          <table:table-cell table:number-columns-repeated="10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830" calcext:value-type="float">
            <text:p>13830</text:p>
          </table:table-cell>
          <table:table-cell office:value-type="float" office:value="13632" calcext:value-type="float">
            <text:p>13632</text:p>
          </table:table-cell>
          <table:table-cell table:formula="of:=[.A209]^2" office:value-type="float" office:value="5041" calcext:value-type="float">
            <text:p>5041</text:p>
          </table:table-cell>
          <table:table-cell table:formula="of:=[.B209]/[.D209]" office:value-type="float" office:value="2.74350327316009" calcext:value-type="float">
            <text:p>2.74350327316009</text:p>
          </table:table-cell>
          <table:table-cell table:formula="of:=[.C209]/[.D209]" office:value-type="float" office:value="2.70422535211268" calcext:value-type="float">
            <text:p>2.70422535211268</text:p>
          </table:table-cell>
          <table:table-cell office:value-type="float" office:value="10021" calcext:value-type="float">
            <text:p>10021</text:p>
          </table:table-cell>
          <table:table-cell office:value-type="float" office:value="276541617" calcext:value-type="float">
            <text:p>276541617</text:p>
          </table:table-cell>
          <table:table-cell office:value-type="float" office:value="460517655" calcext:value-type="float">
            <text:p>460517655</text:p>
          </table:table-cell>
          <table:table-cell table:formula="of:=[.G209]^2" office:value-type="float" office:value="100420441" calcext:value-type="float">
            <text:p>100420441</text:p>
          </table:table-cell>
          <table:table-cell table:formula="of:=[.H209]/[.J209]" office:value-type="float" office:value="2.75383790636809" calcext:value-type="float">
            <text:p>2.75383790636809</text:p>
          </table:table-cell>
          <table:table-cell table:formula="of:=[.I209]/[.J209]" office:value-type="float" office:value="4.58589556482828" calcext:value-type="float">
            <text:p>4.58589556482828</text:p>
          </table:table-cell>
          <table:table-cell table:number-columns-repeated="106"/>
        </table:table-row>
        <table:table-row table:style-name="ro1" table:number-rows-repeated="22">
          <table:table-cell table:number-columns-repeated="118"/>
        </table:table-row>
        <table:table-row table:style-name="ro1">
          <table:table-cell office:value-type="string" calcext:value-type="string">
            <text:p>row_len</text:p>
          </table:table-cell>
          <table:table-cell office:value-type="string" calcext:value-type="string">
            <text:p><text:s/>combine2D</text:p>
          </table:table-cell>
          <table:table-cell office:value-type="string" calcext:value-type="string">
            <text:p><text:s/>combine2D_rev</text:p>
          </table:table-cell>
          <table:table-cell table:number-columns-repeated="1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2" calcext:value-type="float">
            <text:p>1002</text:p>
          </table:table-cell>
          <table:table-cell office:value-type="float" office:value="729" calcext:value-type="float">
            <text:p>729</text:p>
          </table:table-cell>
          <table:table-cell table:number-columns-repeated="1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23" calcext:value-type="float">
            <text:p>723</text:p>
          </table:table-cell>
          <table:table-cell office:value-type="float" office:value="747" calcext:value-type="float">
            <text:p>747</text:p>
          </table:table-cell>
          <table:table-cell table:number-columns-repeated="1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2" calcext:value-type="float">
            <text:p>792</text:p>
          </table:table-cell>
          <table:table-cell office:value-type="float" office:value="768" calcext:value-type="float">
            <text:p>768</text:p>
          </table:table-cell>
          <table:table-cell table:number-columns-repeated="1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61" calcext:value-type="float">
            <text:p>861</text:p>
          </table:table-cell>
          <table:table-cell office:value-type="float" office:value="1020" calcext:value-type="float">
            <text:p>1020</text:p>
          </table:table-cell>
          <table:table-cell table:number-columns-repeated="1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94" calcext:value-type="float">
            <text:p>894</text:p>
          </table:table-cell>
          <table:table-cell office:value-type="float" office:value="888" calcext:value-type="float">
            <text:p>888</text:p>
          </table:table-cell>
          <table:table-cell table:number-columns-repeated="1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2" calcext:value-type="float">
            <text:p>972</text:p>
          </table:table-cell>
          <table:table-cell office:value-type="float" office:value="960" calcext:value-type="float">
            <text:p>960</text:p>
          </table:table-cell>
          <table:table-cell table:number-columns-repeated="1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53" calcext:value-type="float">
            <text:p>1053</text:p>
          </table:table-cell>
          <table:table-cell office:value-type="float" office:value="1050" calcext:value-type="float">
            <text:p>1050</text:p>
          </table:table-cell>
          <table:table-cell table:number-columns-repeated="1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61" calcext:value-type="float">
            <text:p>1161</text:p>
          </table:table-cell>
          <table:table-cell office:value-type="float" office:value="1302" calcext:value-type="float">
            <text:p>1302</text:p>
          </table:table-cell>
          <table:table-cell table:number-columns-repeated="11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254" calcext:value-type="float">
            <text:p>1254</text:p>
          </table:table-cell>
          <table:table-cell table:number-columns-repeated="1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47" calcext:value-type="float">
            <text:p>1347</text:p>
          </table:table-cell>
          <table:table-cell office:value-type="float" office:value="1338" calcext:value-type="float">
            <text:p>1338</text:p>
          </table:table-cell>
          <table:table-cell table:number-columns-repeated="1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6" calcext:value-type="float">
            <text:p>1446</text:p>
          </table:table-cell>
          <table:table-cell office:value-type="float" office:value="1422" calcext:value-type="float">
            <text:p>1422</text:p>
          </table:table-cell>
          <table:table-cell table:number-columns-repeated="1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48" calcext:value-type="float">
            <text:p>1548</text:p>
          </table:table-cell>
          <table:table-cell office:value-type="float" office:value="1677" calcext:value-type="float">
            <text:p>1677</text:p>
          </table:table-cell>
          <table:table-cell table:number-columns-repeated="1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35" calcext:value-type="float">
            <text:p>1635</text:p>
          </table:table-cell>
          <table:table-cell office:value-type="float" office:value="1632" calcext:value-type="float">
            <text:p>1632</text:p>
          </table:table-cell>
          <table:table-cell table:number-columns-repeated="1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49" calcext:value-type="float">
            <text:p>1749</text:p>
          </table:table-cell>
          <table:table-cell office:value-type="float" office:value="1740" calcext:value-type="float">
            <text:p>1740</text:p>
          </table:table-cell>
          <table:table-cell table:number-columns-repeated="1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66" calcext:value-type="float">
            <text:p>1866</text:p>
          </table:table-cell>
          <table:table-cell office:value-type="float" office:value="1860" calcext:value-type="float">
            <text:p>1860</text:p>
          </table:table-cell>
          <table:table-cell table:number-columns-repeated="1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22" calcext:value-type="float">
            <text:p>2022</text:p>
          </table:table-cell>
          <table:table-cell office:value-type="float" office:value="2154" calcext:value-type="float">
            <text:p>2154</text:p>
          </table:table-cell>
          <table:table-cell table:number-columns-repeated="1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51" calcext:value-type="float">
            <text:p>2151</text:p>
          </table:table-cell>
          <table:table-cell office:value-type="float" office:value="2145" calcext:value-type="float">
            <text:p>2145</text:p>
          </table:table-cell>
          <table:table-cell table:number-columns-repeated="1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86" calcext:value-type="float">
            <text:p>2286</text:p>
          </table:table-cell>
          <table:table-cell office:value-type="float" office:value="2277" calcext:value-type="float">
            <text:p>2277</text:p>
          </table:table-cell>
          <table:table-cell table:number-columns-repeated="1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24" calcext:value-type="float">
            <text:p>2424</text:p>
          </table:table-cell>
          <table:table-cell office:value-type="float" office:value="2406" calcext:value-type="float">
            <text:p>2406</text:p>
          </table:table-cell>
          <table:table-cell table:number-columns-repeated="1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71" calcext:value-type="float">
            <text:p>2571</text:p>
          </table:table-cell>
          <table:table-cell office:value-type="float" office:value="2706" calcext:value-type="float">
            <text:p>2706</text:p>
          </table:table-cell>
          <table:table-cell table:number-columns-repeated="1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91" calcext:value-type="float">
            <text:p>2691</text:p>
          </table:table-cell>
          <table:table-cell office:value-type="float" office:value="2700" calcext:value-type="float">
            <text:p>2700</text:p>
          </table:table-cell>
          <table:table-cell table:number-columns-repeated="11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2847" calcext:value-type="float">
            <text:p>2847</text:p>
          </table:table-cell>
          <table:table-cell table:number-columns-repeated="1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09" calcext:value-type="float">
            <text:p>3009</text:p>
          </table:table-cell>
          <table:table-cell office:value-type="float" office:value="3018" calcext:value-type="float">
            <text:p>3018</text:p>
          </table:table-cell>
          <table:table-cell table:number-columns-repeated="1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07" calcext:value-type="float">
            <text:p>3207</text:p>
          </table:table-cell>
          <table:table-cell office:value-type="float" office:value="3342" calcext:value-type="float">
            <text:p>3342</text:p>
          </table:table-cell>
          <table:table-cell table:number-columns-repeated="1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75" calcext:value-type="float">
            <text:p>3375</text:p>
          </table:table-cell>
          <table:table-cell office:value-type="float" office:value="3378" calcext:value-type="float">
            <text:p>3378</text:p>
          </table:table-cell>
          <table:table-cell table:number-columns-repeated="11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3555" calcext:value-type="float">
            <text:p>3555</text:p>
          </table:table-cell>
          <table:table-cell table:number-columns-repeated="1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35" calcext:value-type="float">
            <text:p>3735</text:p>
          </table:table-cell>
          <table:table-cell office:value-type="float" office:value="3726" calcext:value-type="float">
            <text:p>3726</text:p>
          </table:table-cell>
          <table:table-cell table:number-columns-repeated="1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27" calcext:value-type="float">
            <text:p>3927</text:p>
          </table:table-cell>
          <table:table-cell office:value-type="float" office:value="4062" calcext:value-type="float">
            <text:p>4062</text:p>
          </table:table-cell>
          <table:table-cell table:number-columns-repeated="1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92" calcext:value-type="float">
            <text:p>4092</text:p>
          </table:table-cell>
          <table:table-cell office:value-type="float" office:value="4095" calcext:value-type="float">
            <text:p>4095</text:p>
          </table:table-cell>
          <table:table-cell table:number-columns-repeated="1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87" calcext:value-type="float">
            <text:p>4287</text:p>
          </table:table-cell>
          <table:table-cell office:value-type="float" office:value="4284" calcext:value-type="float">
            <text:p>4284</text:p>
          </table:table-cell>
          <table:table-cell table:number-columns-repeated="1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88" calcext:value-type="float">
            <text:p>4488</text:p>
          </table:table-cell>
          <table:table-cell office:value-type="float" office:value="4485" calcext:value-type="float">
            <text:p>4485</text:p>
          </table:table-cell>
          <table:table-cell table:number-columns-repeated="1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734" calcext:value-type="float">
            <text:p>4734</text:p>
          </table:table-cell>
          <table:table-cell office:value-type="float" office:value="4848" calcext:value-type="float">
            <text:p>4848</text:p>
          </table:table-cell>
          <table:table-cell table:number-columns-repeated="1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944" calcext:value-type="float">
            <text:p>4944</text:p>
          </table:table-cell>
          <table:table-cell office:value-type="float" office:value="4926" calcext:value-type="float">
            <text:p>4926</text:p>
          </table:table-cell>
          <table:table-cell table:number-columns-repeated="1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163" calcext:value-type="float">
            <text:p>5163</text:p>
          </table:table-cell>
          <table:table-cell office:value-type="float" office:value="5142" calcext:value-type="float">
            <text:p>5142</text:p>
          </table:table-cell>
          <table:table-cell table:number-columns-repeated="1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409" calcext:value-type="float">
            <text:p>5409</text:p>
          </table:table-cell>
          <table:table-cell office:value-type="float" office:value="5346" calcext:value-type="float">
            <text:p>5346</text:p>
          </table:table-cell>
          <table:table-cell table:number-columns-repeated="1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607" calcext:value-type="float">
            <text:p>5607</text:p>
          </table:table-cell>
          <table:table-cell office:value-type="float" office:value="5724" calcext:value-type="float">
            <text:p>5724</text:p>
          </table:table-cell>
          <table:table-cell table:number-columns-repeated="1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799" calcext:value-type="float">
            <text:p>5799</text:p>
          </table:table-cell>
          <table:table-cell office:value-type="float" office:value="5793" calcext:value-type="float">
            <text:p>5793</text:p>
          </table:table-cell>
          <table:table-cell table:number-columns-repeated="1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42" calcext:value-type="float">
            <text:p>6042</text:p>
          </table:table-cell>
          <table:table-cell office:value-type="float" office:value="6033" calcext:value-type="float">
            <text:p>6033</text:p>
          </table:table-cell>
          <table:table-cell table:number-columns-repeated="11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6279" calcext:value-type="float">
            <text:p>6279</text:p>
          </table:table-cell>
          <table:table-cell table:number-columns-repeated="1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558" calcext:value-type="float">
            <text:p>6558</text:p>
          </table:table-cell>
          <table:table-cell office:value-type="float" office:value="6702" calcext:value-type="float">
            <text:p>6702</text:p>
          </table:table-cell>
          <table:table-cell table:number-columns-repeated="1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807" calcext:value-type="float">
            <text:p>6807</text:p>
          </table:table-cell>
          <table:table-cell office:value-type="float" office:value="6816" calcext:value-type="float">
            <text:p>6816</text:p>
          </table:table-cell>
          <table:table-cell table:number-columns-repeated="1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50" calcext:value-type="float">
            <text:p>7050</text:p>
          </table:table-cell>
          <table:table-cell office:value-type="float" office:value="7080" calcext:value-type="float">
            <text:p>7080</text:p>
          </table:table-cell>
          <table:table-cell table:number-columns-repeated="1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326" calcext:value-type="float">
            <text:p>7326</text:p>
          </table:table-cell>
          <table:table-cell office:value-type="float" office:value="7338" calcext:value-type="float">
            <text:p>7338</text:p>
          </table:table-cell>
          <table:table-cell table:number-columns-repeated="1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614" calcext:value-type="float">
            <text:p>7614</text:p>
          </table:table-cell>
          <table:table-cell office:value-type="float" office:value="7761" calcext:value-type="float">
            <text:p>7761</text:p>
          </table:table-cell>
          <table:table-cell table:number-columns-repeated="1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878" calcext:value-type="float">
            <text:p>7878</text:p>
          </table:table-cell>
          <table:table-cell office:value-type="float" office:value="7890" calcext:value-type="float">
            <text:p>7890</text:p>
          </table:table-cell>
          <table:table-cell table:number-columns-repeated="1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166" calcext:value-type="float">
            <text:p>8166</text:p>
          </table:table-cell>
          <table:table-cell office:value-type="float" office:value="8136" calcext:value-type="float">
            <text:p>8136</text:p>
          </table:table-cell>
          <table:table-cell table:number-columns-repeated="1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451" calcext:value-type="float">
            <text:p>8451</text:p>
          </table:table-cell>
          <table:table-cell office:value-type="float" office:value="8409" calcext:value-type="float">
            <text:p>8409</text:p>
          </table:table-cell>
          <table:table-cell table:number-columns-repeated="1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769" calcext:value-type="float">
            <text:p>8769</text:p>
          </table:table-cell>
          <table:table-cell office:value-type="float" office:value="8853" calcext:value-type="float">
            <text:p>8853</text:p>
          </table:table-cell>
          <table:table-cell table:number-columns-repeated="1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054" calcext:value-type="float">
            <text:p>9054</text:p>
          </table:table-cell>
          <table:table-cell office:value-type="float" office:value="9018" calcext:value-type="float">
            <text:p>9018</text:p>
          </table:table-cell>
          <table:table-cell table:number-columns-repeated="1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327" calcext:value-type="float">
            <text:p>9327</text:p>
          </table:table-cell>
          <table:table-cell office:value-type="float" office:value="9330" calcext:value-type="float">
            <text:p>9330</text:p>
          </table:table-cell>
          <table:table-cell table:number-columns-repeated="11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9624" calcext:value-type="float">
            <text:p>9624</text:p>
          </table:table-cell>
          <table:table-cell table:number-columns-repeated="1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951" calcext:value-type="float">
            <text:p>9951</text:p>
          </table:table-cell>
          <table:table-cell office:value-type="float" office:value="10098" calcext:value-type="float">
            <text:p>10098</text:p>
          </table:table-cell>
          <table:table-cell table:number-columns-repeated="1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260" calcext:value-type="float">
            <text:p>10260</text:p>
          </table:table-cell>
          <table:table-cell office:value-type="float" office:value="10284" calcext:value-type="float">
            <text:p>10284</text:p>
          </table:table-cell>
          <table:table-cell table:number-columns-repeated="1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590" calcext:value-type="float">
            <text:p>10590</text:p>
          </table:table-cell>
          <table:table-cell office:value-type="float" office:value="10605" calcext:value-type="float">
            <text:p>10605</text:p>
          </table:table-cell>
          <table:table-cell table:number-columns-repeated="1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923" calcext:value-type="float">
            <text:p>10923</text:p>
          </table:table-cell>
          <table:table-cell office:value-type="float" office:value="10911" calcext:value-type="float">
            <text:p>10911</text:p>
          </table:table-cell>
          <table:table-cell table:number-columns-repeated="1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304" calcext:value-type="float">
            <text:p>11304</text:p>
          </table:table-cell>
          <table:table-cell office:value-type="float" office:value="11406" calcext:value-type="float">
            <text:p>11406</text:p>
          </table:table-cell>
          <table:table-cell table:number-columns-repeated="1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625" calcext:value-type="float">
            <text:p>11625</text:p>
          </table:table-cell>
          <table:table-cell office:value-type="float" office:value="11589" calcext:value-type="float">
            <text:p>11589</text:p>
          </table:table-cell>
          <table:table-cell table:number-columns-repeated="1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928" calcext:value-type="float">
            <text:p>11928</text:p>
          </table:table-cell>
          <table:table-cell office:value-type="float" office:value="11949" calcext:value-type="float">
            <text:p>11949</text:p>
          </table:table-cell>
          <table:table-cell table:number-columns-repeated="115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12291" calcext:value-type="float">
            <text:p>12291</text:p>
          </table:table-cell>
          <table:table-cell table:number-columns-repeated="1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648" calcext:value-type="float">
            <text:p>12648</text:p>
          </table:table-cell>
          <table:table-cell office:value-type="float" office:value="12828" calcext:value-type="float">
            <text:p>12828</text:p>
          </table:table-cell>
          <table:table-cell table:number-columns-repeated="1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996" calcext:value-type="float">
            <text:p>12996</text:p>
          </table:table-cell>
          <table:table-cell office:value-type="float" office:value="13044" calcext:value-type="float">
            <text:p>13044</text:p>
          </table:table-cell>
          <table:table-cell table:number-columns-repeated="11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80" calcext:value-type="float">
            <text:p>13380</text:p>
          </table:table-cell>
          <table:table-cell office:value-type="float" office:value="13398" calcext:value-type="float">
            <text:p>13398</text:p>
          </table:table-cell>
          <table:table-cell table:number-columns-repeated="11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755" calcext:value-type="float">
            <text:p>13755</text:p>
          </table:table-cell>
          <table:table-cell office:value-type="float" office:value="13740" calcext:value-type="float">
            <text:p>13740</text:p>
          </table:table-cell>
          <table:table-cell table:number-columns-repeated="11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166" calcext:value-type="float">
            <text:p>14166</text:p>
          </table:table-cell>
          <table:table-cell office:value-type="float" office:value="14256" calcext:value-type="float">
            <text:p>14256</text:p>
          </table:table-cell>
          <table:table-cell table:number-columns-repeated="1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532" calcext:value-type="float">
            <text:p>14532</text:p>
          </table:table-cell>
          <table:table-cell office:value-type="float" office:value="14487" calcext:value-type="float">
            <text:p>14487</text:p>
          </table:table-cell>
          <table:table-cell table:number-columns-repeated="1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838" calcext:value-type="float">
            <text:p>14838</text:p>
          </table:table-cell>
          <table:table-cell office:value-type="float" office:value="14871" calcext:value-type="float">
            <text:p>14871</text:p>
          </table:table-cell>
          <table:table-cell table:number-columns-repeated="1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213" calcext:value-type="float">
            <text:p>15213</text:p>
          </table:table-cell>
          <table:table-cell office:value-type="float" office:value="15273" calcext:value-type="float">
            <text:p>15273</text:p>
          </table:table-cell>
          <table:table-cell table:number-columns-repeated="1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654" calcext:value-type="float">
            <text:p>15654</text:p>
          </table:table-cell>
          <table:table-cell office:value-type="float" office:value="15825" calcext:value-type="float">
            <text:p>15825</text:p>
          </table:table-cell>
          <table:table-cell table:number-columns-repeated="11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062" calcext:value-type="float">
            <text:p>16062</text:p>
          </table:table-cell>
          <table:table-cell office:value-type="float" office:value="16050" calcext:value-type="float">
            <text:p>16050</text:p>
          </table:table-cell>
          <table:table-cell table:number-columns-repeated="11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473" calcext:value-type="float">
            <text:p>16473</text:p>
          </table:table-cell>
          <table:table-cell office:value-type="float" office:value="16443" calcext:value-type="float">
            <text:p>16443</text:p>
          </table:table-cell>
          <table:table-cell table:number-columns-repeated="1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851" calcext:value-type="float">
            <text:p>16851</text:p>
          </table:table-cell>
          <table:table-cell office:value-type="float" office:value="16827" calcext:value-type="float">
            <text:p>16827</text:p>
          </table:table-cell>
          <table:table-cell table:number-columns-repeated="11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7259" calcext:value-type="float">
            <text:p>17259</text:p>
          </table:table-cell>
          <table:table-cell office:value-type="float" office:value="17409" calcext:value-type="float">
            <text:p>17409</text:p>
          </table:table-cell>
          <table:table-cell table:number-columns-repeated="11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7673" calcext:value-type="float">
            <text:p>17673</text:p>
          </table:table-cell>
          <table:table-cell office:value-type="float" office:value="17736" calcext:value-type="float">
            <text:p>17736</text:p>
          </table:table-cell>
          <table:table-cell table:number-columns-repeated="11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8105" calcext:value-type="float">
            <text:p>18105</text:p>
          </table:table-cell>
          <table:table-cell office:value-type="float" office:value="18162" calcext:value-type="float">
            <text:p>18162</text:p>
          </table:table-cell>
          <table:table-cell table:number-columns-repeated="11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8555" calcext:value-type="float">
            <text:p>18555</text:p>
          </table:table-cell>
          <table:table-cell office:value-type="float" office:value="18600" calcext:value-type="float">
            <text:p>18600</text:p>
          </table:table-cell>
          <table:table-cell table:number-columns-repeated="1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9002" calcext:value-type="float">
            <text:p>19002</text:p>
          </table:table-cell>
          <table:table-cell office:value-type="float" office:value="19077" calcext:value-type="float">
            <text:p>19077</text:p>
          </table:table-cell>
          <table:table-cell table:number-columns-repeated="11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9371" calcext:value-type="float">
            <text:p>19371</text:p>
          </table:table-cell>
          <table:table-cell office:value-type="float" office:value="19407" calcext:value-type="float">
            <text:p>19407</text:p>
          </table:table-cell>
          <table:table-cell table:number-columns-repeated="1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797" calcext:value-type="float">
            <text:p>19797</text:p>
          </table:table-cell>
          <table:table-cell office:value-type="float" office:value="19911" calcext:value-type="float">
            <text:p>19911</text:p>
          </table:table-cell>
          <table:table-cell table:number-columns-repeated="11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310" calcext:value-type="float">
            <text:p>20310</text:p>
          </table:table-cell>
          <table:table-cell office:value-type="float" office:value="20325" calcext:value-type="float">
            <text:p>20325</text:p>
          </table:table-cell>
          <table:table-cell table:number-columns-repeated="11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802" calcext:value-type="float">
            <text:p>20802</text:p>
          </table:table-cell>
          <table:table-cell office:value-type="float" office:value="20925" calcext:value-type="float">
            <text:p>20925</text:p>
          </table:table-cell>
          <table:table-cell table:number-columns-repeated="1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1216" calcext:value-type="float">
            <text:p>21216</text:p>
          </table:table-cell>
          <table:table-cell office:value-type="float" office:value="21270" calcext:value-type="float">
            <text:p>21270</text:p>
          </table:table-cell>
          <table:table-cell table:number-columns-repeated="11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1621" calcext:value-type="float">
            <text:p>21621</text:p>
          </table:table-cell>
          <table:table-cell office:value-type="float" office:value="21714" calcext:value-type="float">
            <text:p>21714</text:p>
          </table:table-cell>
          <table:table-cell table:number-columns-repeated="11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2140" calcext:value-type="float">
            <text:p>22140</text:p>
          </table:table-cell>
          <table:table-cell office:value-type="float" office:value="22194" calcext:value-type="float">
            <text:p>22194</text:p>
          </table:table-cell>
          <table:table-cell table:number-columns-repeated="11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2659" calcext:value-type="float">
            <text:p>22659</text:p>
          </table:table-cell>
          <table:table-cell office:value-type="float" office:value="22842" calcext:value-type="float">
            <text:p>22842</text:p>
          </table:table-cell>
          <table:table-cell table:number-columns-repeated="11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3097" calcext:value-type="float">
            <text:p>23097</text:p>
          </table:table-cell>
          <table:table-cell office:value-type="float" office:value="23055" calcext:value-type="float">
            <text:p>23055</text:p>
          </table:table-cell>
          <table:table-cell table:number-columns-repeated="1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3520" calcext:value-type="float">
            <text:p>23520</text:p>
          </table:table-cell>
          <table:table-cell office:value-type="float" office:value="23562" calcext:value-type="float">
            <text:p>23562</text:p>
          </table:table-cell>
          <table:table-cell table:number-columns-repeated="11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4039" calcext:value-type="float">
            <text:p>24039</text:p>
          </table:table-cell>
          <table:table-cell office:value-type="float" office:value="24153" calcext:value-type="float">
            <text:p>24153</text:p>
          </table:table-cell>
          <table:table-cell table:number-columns-repeated="11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4690" calcext:value-type="float">
            <text:p>24690</text:p>
          </table:table-cell>
          <table:table-cell office:value-type="float" office:value="24774" calcext:value-type="float">
            <text:p>24774</text:p>
          </table:table-cell>
          <table:table-cell table:number-columns-repeated="11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077" calcext:value-type="float">
            <text:p>25077</text:p>
          </table:table-cell>
          <table:table-cell office:value-type="float" office:value="25074" calcext:value-type="float">
            <text:p>25074</text:p>
          </table:table-cell>
          <table:table-cell table:number-columns-repeated="11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509" calcext:value-type="float">
            <text:p>25509</text:p>
          </table:table-cell>
          <table:table-cell office:value-type="float" office:value="25674" calcext:value-type="float">
            <text:p>25674</text:p>
          </table:table-cell>
          <table:table-cell table:number-columns-repeated="1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052" calcext:value-type="float">
            <text:p>26052</text:p>
          </table:table-cell>
          <table:table-cell office:value-type="float" office:value="26178" calcext:value-type="float">
            <text:p>26178</text:p>
          </table:table-cell>
          <table:table-cell table:number-columns-repeated="11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6721" calcext:value-type="float">
            <text:p>26721</text:p>
          </table:table-cell>
          <table:table-cell office:value-type="float" office:value="26709" calcext:value-type="float">
            <text:p>26709</text:p>
          </table:table-cell>
          <table:table-cell table:number-columns-repeated="11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7075" calcext:value-type="float">
            <text:p>27075</text:p>
          </table:table-cell>
          <table:table-cell office:value-type="float" office:value="27150" calcext:value-type="float">
            <text:p>27150</text:p>
          </table:table-cell>
          <table:table-cell table:number-columns-repeated="11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7579" calcext:value-type="float">
            <text:p>27579</text:p>
          </table:table-cell>
          <table:table-cell office:value-type="float" office:value="27753" calcext:value-type="float">
            <text:p>27753</text:p>
          </table:table-cell>
          <table:table-cell table:number-columns-repeated="11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8260" calcext:value-type="float">
            <text:p>28260</text:p>
          </table:table-cell>
          <table:table-cell office:value-type="float" office:value="28200" calcext:value-type="float">
            <text:p>28200</text:p>
          </table:table-cell>
          <table:table-cell table:number-columns-repeated="1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8722" calcext:value-type="float">
            <text:p>28722</text:p>
          </table:table-cell>
          <table:table-cell office:value-type="float" office:value="28851" calcext:value-type="float">
            <text:p>28851</text:p>
          </table:table-cell>
          <table:table-cell table:number-columns-repeated="11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9196" calcext:value-type="float">
            <text:p>29196</text:p>
          </table:table-cell>
          <table:table-cell office:value-type="float" office:value="29295" calcext:value-type="float">
            <text:p>29295</text:p>
          </table:table-cell>
          <table:table-cell table:number-columns-repeated="11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0636" calcext:value-type="float">
            <text:p>30636</text:p>
          </table:table-cell>
          <table:table-cell office:value-type="float" office:value="29898" calcext:value-type="float">
            <text:p>29898</text:p>
          </table:table-cell>
          <table:table-cell table:number-columns-repeated="11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0522" calcext:value-type="float">
            <text:p>30522</text:p>
          </table:table-cell>
          <table:table-cell office:value-type="float" office:value="30348" calcext:value-type="float">
            <text:p>30348</text:p>
          </table:table-cell>
          <table:table-cell table:number-columns-repeated="1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5">00/00/0000</text:date>, <text:time style:data-style-name="N2" text:time-value="13:14:17.5767131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1:27:36.825767528</meta:creation-date>
    <dc:date>2025-02-05T15:12:48.882187901</dc:date>
    <meta:editing-duration>P2DT5H14M22S</meta:editing-duration>
    <meta:editing-cycles>10</meta:editing-cycles>
    <meta:generator>LibreOffice/7.6.7.2$MacOSX_X86_64 LibreOffice_project/dd47e4b30cb7dab30588d6c79c651f218165e3c5</meta:generator>
    <meta:document-statistic meta:table-count="1" meta:cell-count="7391" meta:object-count="1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7cm" svg:y="0.315cm" chart:style-name="ch2">
          <text:p>Bandwidth vs Memory Size</text:p>
        </chart:title>
        <chart:legend chart:legend-position="end" svg:x="13.808cm" svg:y="3.212cm" style:legend-expansion="high" chart:style-name="ch3"/>
        <chart:plot-area chart:style-name="ch4" table:cell-range-address="'Lab 1'.B2:'Lab 1'.C10 'Lab 1'.C12:'Lab 1'.C20 'Lab 1'.C22:'Lab 1'.C30 'Lab 1'.C32:'Lab 1'.C40 'Lab 1'.C42:'Lab 1'.C50" chart:data-source-has-labels="row" svg:x="1.296cm" svg:y="1.284cm" svg:width="12.192cm" svg:height="6.59cm">
          <chart:coordinate-region svg:x="3.28cm" svg:y="1.483cm" svg:width="9.32cm" svg:height="5.747cm"/>
          <chart:axis chart:dimension="x" chart:name="primary-x" chart:style-name="ch5">
            <chart:title svg:x="5.888cm" svg:y="8.055cm" chart:style-name="ch6">
              <text:p>Memory Size (Bytes)</text:p>
            </chart:title>
          </chart:axis>
          <chart:axis chart:dimension="y" chart:name="primary-y" chart:style-name="ch7">
            <chart:title svg:x="0.451cm" svg:y="6.034cm" chart:style-name="ch8">
              <text:p>Bandwidth (Bytes/s)</text:p>
            </chart:title>
            <chart:grid chart:style-name="ch9" chart:class="major"/>
          </chart:axis>
          <chart:series chart:style-name="ch10" chart:values-cell-range-address="'Lab 1'.C2:'Lab 1'.C10" loext:label-string="&quot;1 Task&quot;" chart:class="chart:scatter">
            <chart:domain table:cell-range-address="'Lab 1'.B2:'Lab 1'.B10"/>
            <chart:data-point chart:repeated="9"/>
          </chart:series>
          <chart:series chart:style-name="ch11" chart:values-cell-range-address="'Lab 1'.C12:'Lab 1'.C20" loext:label-string="&quot;2 Tasks&quot;" chart:class="chart:scatter">
            <chart:domain table:cell-range-address="'Lab 1'.B12:'Lab 1'.B20"/>
            <chart:data-point chart:repeated="9"/>
          </chart:series>
          <chart:series chart:style-name="ch12" chart:values-cell-range-address="'Lab 1'.C22:'Lab 1'.C30" loext:label-string="&quot;4 Tasks&quot;" chart:class="chart:scatter">
            <chart:domain table:cell-range-address="'Lab 1'.B22:'Lab 1'.B30"/>
            <chart:data-point chart:repeated="9"/>
          </chart:series>
          <chart:series chart:style-name="ch13" chart:values-cell-range-address="'Lab 1'.C32:'Lab 1'.C40" loext:label-string="&quot;8 Tasks&quot;" chart:class="chart:scatter">
            <chart:domain table:cell-range-address="'Lab 1'.B32:'Lab 1'.B40"/>
            <chart:data-point chart:repeated="9"/>
          </chart:series>
          <chart:series chart:style-name="ch14" chart:values-cell-range-address="'Lab 1'.C42:'Lab 1'.C50" loext:label-string="&quot;16 Tasks&quot;" chart:class="chart:scatter">
            <chart:domain table:cell-range-address="'Lab 1'.B42:'Lab 1'.B50"/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 Task</text:p>
              </table:table-cell>
              <table:table-cell office:value-type="string">
                <text:p>Column B</text:p>
              </table:table-cell>
              <table:table-cell office:value-type="string">
                <text:p>2 Tasks</text:p>
              </table:table-cell>
              <table:table-cell office:value-type="string">
                <text:p>Column B</text:p>
              </table:table-cell>
              <table:table-cell office:value-type="string">
                <text:p>4 Tasks</text:p>
              </table:table-cell>
              <table:table-cell office:value-type="string">
                <text:p>Column B</text:p>
              </table:table-cell>
              <table:table-cell office:value-type="string">
                <text:p>8 Tasks</text:p>
              </table:table-cell>
              <table:table-cell office:value-type="string">
                <text:p>Column B</text:p>
              </table:table-cell>
              <table:table-cell office:value-type="string">
                <text:p>16 Task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4">
                <text:p>1024</text:p>
                <draw:g>
                  <svg:desc>'Lab 1'.B2:'Lab 1'.B10</svg:desc>
                </draw:g>
              </table:table-cell>
              <table:table-cell office:value-type="float" office:value="34350000000">
                <text:p>34350000000</text:p>
                <draw:g>
                  <svg:desc>'Lab 1'.C2:'Lab 1'.C10</svg:desc>
                </draw:g>
              </table:table-cell>
              <table:table-cell office:value-type="float" office:value="1024">
                <text:p>1024</text:p>
                <draw:g>
                  <svg:desc>'Lab 1'.B12:'Lab 1'.B20</svg:desc>
                </draw:g>
              </table:table-cell>
              <table:table-cell office:value-type="float" office:value="67090000000">
                <text:p>67090000000</text:p>
                <draw:g>
                  <svg:desc>'Lab 1'.C12:'Lab 1'.C20</svg:desc>
                </draw:g>
              </table:table-cell>
              <table:table-cell office:value-type="float" office:value="1024">
                <text:p>1024</text:p>
                <draw:g>
                  <svg:desc>'Lab 1'.B22:'Lab 1'.B30</svg:desc>
                </draw:g>
              </table:table-cell>
              <table:table-cell office:value-type="float" office:value="131100000000">
                <text:p>131100000000</text:p>
                <draw:g>
                  <svg:desc>'Lab 1'.C22:'Lab 1'.C30</svg:desc>
                </draw:g>
              </table:table-cell>
              <table:table-cell office:value-type="float" office:value="1024">
                <text:p>1024</text:p>
                <draw:g>
                  <svg:desc>'Lab 1'.B32:'Lab 1'.B40</svg:desc>
                </draw:g>
              </table:table-cell>
              <table:table-cell office:value-type="float" office:value="250300000000">
                <text:p>250300000000</text:p>
                <draw:g>
                  <svg:desc>'Lab 1'.C32:'Lab 1'.C40</svg:desc>
                </draw:g>
              </table:table-cell>
              <table:table-cell office:value-type="float" office:value="1024">
                <text:p>1024</text:p>
                <draw:g>
                  <svg:desc>'Lab 1'.B42:'Lab 1'.B50</svg:desc>
                </draw:g>
              </table:table-cell>
              <table:table-cell office:value-type="float" office:value="425500000000">
                <text:p>425500000000</text:p>
                <draw:g>
                  <svg:desc>'Lab 1'.C42:'Lab 1'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96">
                <text:p>4096</text:p>
              </table:table-cell>
              <table:table-cell office:value-type="float" office:value="35020000000">
                <text:p>35020000000</text:p>
              </table:table-cell>
              <table:table-cell office:value-type="float" office:value="4096">
                <text:p>4096</text:p>
              </table:table-cell>
              <table:table-cell office:value-type="float" office:value="68330000000">
                <text:p>68330000000</text:p>
              </table:table-cell>
              <table:table-cell office:value-type="float" office:value="4096">
                <text:p>4096</text:p>
              </table:table-cell>
              <table:table-cell office:value-type="float" office:value="134600000000">
                <text:p>134600000000</text:p>
              </table:table-cell>
              <table:table-cell office:value-type="float" office:value="4096">
                <text:p>4096</text:p>
              </table:table-cell>
              <table:table-cell office:value-type="float" office:value="212800000000">
                <text:p>212800000000</text:p>
              </table:table-cell>
              <table:table-cell office:value-type="float" office:value="4096">
                <text:p>4096</text:p>
              </table:table-cell>
              <table:table-cell office:value-type="float" office:value="421600000000">
                <text:p>4216000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384">
                <text:p>16384</text:p>
              </table:table-cell>
              <table:table-cell office:value-type="float" office:value="22970000000">
                <text:p>22970000000</text:p>
              </table:table-cell>
              <table:table-cell office:value-type="float" office:value="16384">
                <text:p>16384</text:p>
              </table:table-cell>
              <table:table-cell office:value-type="float" office:value="68620000000">
                <text:p>68620000000</text:p>
              </table:table-cell>
              <table:table-cell office:value-type="float" office:value="16384">
                <text:p>16384</text:p>
              </table:table-cell>
              <table:table-cell office:value-type="float" office:value="133600000000">
                <text:p>133600000000</text:p>
              </table:table-cell>
              <table:table-cell office:value-type="float" office:value="16384">
                <text:p>16384</text:p>
              </table:table-cell>
              <table:table-cell office:value-type="float" office:value="211500000000">
                <text:p>211500000000</text:p>
              </table:table-cell>
              <table:table-cell office:value-type="float" office:value="16384">
                <text:p>16384</text:p>
              </table:table-cell>
              <table:table-cell office:value-type="float" office:value="437500000000">
                <text:p>4375000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536">
                <text:p>65536</text:p>
              </table:table-cell>
              <table:table-cell office:value-type="float" office:value="34330000000">
                <text:p>34330000000</text:p>
              </table:table-cell>
              <table:table-cell office:value-type="float" office:value="65536">
                <text:p>65536</text:p>
              </table:table-cell>
              <table:table-cell office:value-type="float" office:value="62000000000">
                <text:p>62000000000</text:p>
              </table:table-cell>
              <table:table-cell office:value-type="float" office:value="65536">
                <text:p>65536</text:p>
              </table:table-cell>
              <table:table-cell office:value-type="float" office:value="130100000000">
                <text:p>130100000000</text:p>
              </table:table-cell>
              <table:table-cell office:value-type="float" office:value="65536">
                <text:p>65536</text:p>
              </table:table-cell>
              <table:table-cell office:value-type="float" office:value="211500000000">
                <text:p>211500000000</text:p>
              </table:table-cell>
              <table:table-cell office:value-type="float" office:value="65536">
                <text:p>65536</text:p>
              </table:table-cell>
              <table:table-cell office:value-type="float" office:value="415800000000">
                <text:p>4158000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144">
                <text:p>262144</text:p>
              </table:table-cell>
              <table:table-cell office:value-type="float" office:value="36710000000">
                <text:p>36710000000</text:p>
              </table:table-cell>
              <table:table-cell office:value-type="float" office:value="262144">
                <text:p>262144</text:p>
              </table:table-cell>
              <table:table-cell office:value-type="float" office:value="71310000000">
                <text:p>71310000000</text:p>
              </table:table-cell>
              <table:table-cell office:value-type="float" office:value="262144">
                <text:p>262144</text:p>
              </table:table-cell>
              <table:table-cell office:value-type="float" office:value="140100000000">
                <text:p>140100000000</text:p>
              </table:table-cell>
              <table:table-cell office:value-type="float" office:value="262144">
                <text:p>262144</text:p>
              </table:table-cell>
              <table:table-cell office:value-type="float" office:value="221100000000">
                <text:p>221100000000</text:p>
              </table:table-cell>
              <table:table-cell office:value-type="float" office:value="262144">
                <text:p>262144</text:p>
              </table:table-cell>
              <table:table-cell office:value-type="float" office:value="442500000000">
                <text:p>442500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48576">
                <text:p>1048576</text:p>
              </table:table-cell>
              <table:table-cell office:value-type="float" office:value="36320000000">
                <text:p>36320000000</text:p>
              </table:table-cell>
              <table:table-cell office:value-type="float" office:value="1048576">
                <text:p>1048576</text:p>
              </table:table-cell>
              <table:table-cell office:value-type="float" office:value="71480000000">
                <text:p>71480000000</text:p>
              </table:table-cell>
              <table:table-cell office:value-type="float" office:value="1048576">
                <text:p>1048576</text:p>
              </table:table-cell>
              <table:table-cell office:value-type="float" office:value="139600000000">
                <text:p>139600000000</text:p>
              </table:table-cell>
              <table:table-cell office:value-type="float" office:value="1048576">
                <text:p>1048576</text:p>
              </table:table-cell>
              <table:table-cell office:value-type="float" office:value="216600000000">
                <text:p>216600000000</text:p>
              </table:table-cell>
              <table:table-cell office:value-type="float" office:value="1048576">
                <text:p>1048576</text:p>
              </table:table-cell>
              <table:table-cell office:value-type="float" office:value="432400000000">
                <text:p>4324000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94304">
                <text:p>4194304</text:p>
              </table:table-cell>
              <table:table-cell office:value-type="float" office:value="35620000000">
                <text:p>35620000000</text:p>
              </table:table-cell>
              <table:table-cell office:value-type="float" office:value="4194304">
                <text:p>4194304</text:p>
              </table:table-cell>
              <table:table-cell office:value-type="float" office:value="69300000000">
                <text:p>69300000000</text:p>
              </table:table-cell>
              <table:table-cell office:value-type="float" office:value="4194304">
                <text:p>4194304</text:p>
              </table:table-cell>
              <table:table-cell office:value-type="float" office:value="79010000000">
                <text:p>79010000000</text:p>
              </table:table-cell>
              <table:table-cell office:value-type="float" office:value="4194304">
                <text:p>4194304</text:p>
              </table:table-cell>
              <table:table-cell office:value-type="float" office:value="40550000000">
                <text:p>40550000000</text:p>
              </table:table-cell>
              <table:table-cell office:value-type="float" office:value="4194304">
                <text:p>4194304</text:p>
              </table:table-cell>
              <table:table-cell office:value-type="float" office:value="74490000000">
                <text:p>7449000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777216">
                <text:p>16777216</text:p>
              </table:table-cell>
              <table:table-cell office:value-type="float" office:value="32280000000">
                <text:p>32280000000</text:p>
              </table:table-cell>
              <table:table-cell office:value-type="float" office:value="16777216">
                <text:p>16777216</text:p>
              </table:table-cell>
              <table:table-cell office:value-type="float" office:value="45650000000">
                <text:p>45650000000</text:p>
              </table:table-cell>
              <table:table-cell office:value-type="float" office:value="16777216">
                <text:p>16777216</text:p>
              </table:table-cell>
              <table:table-cell office:value-type="float" office:value="37820000000">
                <text:p>37820000000</text:p>
              </table:table-cell>
              <table:table-cell office:value-type="float" office:value="16777216">
                <text:p>16777216</text:p>
              </table:table-cell>
              <table:table-cell office:value-type="float" office:value="49000000000">
                <text:p>49000000000</text:p>
              </table:table-cell>
              <table:table-cell office:value-type="float" office:value="16777216">
                <text:p>16777216</text:p>
              </table:table-cell>
              <table:table-cell office:value-type="float" office:value="68450000000">
                <text:p>6845000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108864">
                <text:p>67108864</text:p>
              </table:table-cell>
              <table:table-cell office:value-type="float" office:value="29840000000">
                <text:p>29840000000</text:p>
              </table:table-cell>
              <table:table-cell office:value-type="float" office:value="67108864">
                <text:p>67108864</text:p>
              </table:table-cell>
              <table:table-cell office:value-type="float" office:value="36940000000">
                <text:p>36940000000</text:p>
              </table:table-cell>
              <table:table-cell office:value-type="float" office:value="67108864">
                <text:p>67108864</text:p>
              </table:table-cell>
              <table:table-cell office:value-type="float" office:value="33790000000">
                <text:p>33790000000</text:p>
              </table:table-cell>
              <table:table-cell office:value-type="float" office:value="67108864">
                <text:p>67108864</text:p>
              </table:table-cell>
              <table:table-cell office:value-type="float" office:value="33410000000">
                <text:p>33410000000</text:p>
              </table:table-cell>
              <table:table-cell office:value-type="float" office:value="67108864">
                <text:p>67108864</text:p>
              </table:table-cell>
              <table:table-cell office:value-type="float" office:value="68590000000">
                <text:p>68590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MacOSX_X86_64 LibreOffice_project/dd47e4b30cb7dab30588d6c79c651f218165e3c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163cm" svg:height="9.155cm" xlink:href=".." xlink:type="simple" chart:class="chart:scatter" chart:style-name="ch1">
        <chart:title svg:x="4.731cm" svg:y="0.318cm" chart:style-name="ch2">
          <text:p>100 - 300 K Elements, cycles per inner loop iteration</text:p>
        </chart:title>
        <chart:legend chart:legend-position="end" svg:x="13.778cm" svg:y="3.784cm" style:legend-expansion="high" chart:style-name="ch3"/>
        <chart:plot-area chart:style-name="ch4" table:cell-range-address="'Lab 1'.AU36:'Lab 1'.AX65 'Lab 1'.AV35:'Lab 1'.AX35" chart:data-source-has-labels="row" svg:x="1.379cm" svg:y="1.29cm" svg:width="11.996cm" svg:height="6.736cm">
          <chart:coordinate-region svg:x="2.355cm" svg:y="1.488cm" svg:width="10.88cm" svg:height="5.036cm"/>
          <chart:axis chart:dimension="x" chart:name="primary-x" chart:style-name="ch5">
            <chart:title svg:x="6.66cm" svg:y="8.21cm" chart:style-name="ch6">
              <text:p>Elements</text:p>
            </chart:title>
          </chart:axis>
          <chart:axis chart:dimension="y" chart:name="primary-y" chart:style-name="ch7">
            <chart:title svg:x="0.451cm" svg:y="5.966cm" chart:style-name="ch8">
              <text:p>Number of Cycles</text:p>
            </chart:title>
            <chart:grid chart:style-name="ch9" chart:class="major"/>
          </chart:axis>
          <chart:series chart:style-name="ch10" chart:values-cell-range-address="'Lab 1'.AV36:'Lab 1'.AV65" chart:label-cell-address="'Lab 1'.AV35:'Lab 1'.AV35" chart:class="chart:scatter">
            <chart:domain table:cell-range-address="'Lab 1'.AU36:'Lab 1'.AU65"/>
            <chart:data-point chart:repeated="30"/>
          </chart:series>
          <chart:series chart:style-name="ch11" chart:values-cell-range-address="'Lab 1'.AW36:'Lab 1'.AW65" chart:label-cell-address="'Lab 1'.AW35:'Lab 1'.AW35" chart:class="chart:scatter">
            <chart:data-point chart:repeated="30"/>
          </chart:series>
          <chart:series chart:style-name="ch12" chart:values-cell-range-address="'Lab 1'.AX36:'Lab 1'.AX65" chart:label-cell-address="'Lab 1'.AX35:'Lab 1'.AX35" chart:class="chart:scatter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U</text:p>
              </table:table-cell>
              <table:table-cell office:value-type="string">
                <text:p>ijk cycles per inner loop iteration</text:p>
                <draw:g>
                  <svg:desc>'Lab 1'.AV35:'Lab 1'.AV35</svg:desc>
                </draw:g>
              </table:table-cell>
              <table:table-cell office:value-type="string">
                <text:p>kij cycles per inner loop iteration</text:p>
                <draw:g>
                  <svg:desc>'Lab 1'.AW35:'Lab 1'.AW35</svg:desc>
                </draw:g>
              </table:table-cell>
              <table:table-cell office:value-type="string">
                <text:p>jki cycles per inner loop iteration</text:p>
                <draw:g>
                  <svg:desc>'Lab 1'.AX35:'Lab 1'.AX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  <draw:g>
                  <svg:desc>'Lab 1'.AU36:'Lab 1'.AU65</svg:desc>
                </draw:g>
              </table:table-cell>
              <table:table-cell office:value-type="float" office:value="1.712228568">
                <text:p>1.712228568</text:p>
                <draw:g>
                  <svg:desc>'Lab 1'.AV36:'Lab 1'.AV65</svg:desc>
                </draw:g>
              </table:table-cell>
              <table:table-cell office:value-type="float" office:value="0.96941412">
                <text:p>0.96941412</text:p>
                <draw:g>
                  <svg:desc>'Lab 1'.AW36:'Lab 1'.AW65</svg:desc>
                </draw:g>
              </table:table-cell>
              <table:table-cell office:value-type="float" office:value="1.894007404">
                <text:p>1.894007404</text:p>
                <draw:g>
                  <svg:desc>'Lab 1'.AX36:'Lab 1'.AX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2036">
                <text:p>1012036</text:p>
              </table:table-cell>
              <table:table-cell office:value-type="float" office:value="1.69905317019856">
                <text:p>1.69905317019856</text:p>
              </table:table-cell>
              <table:table-cell office:value-type="float" office:value="0.95266427552334">
                <text:p>0.95266427552334</text:p>
              </table:table-cell>
              <table:table-cell office:value-type="float" office:value="2.9056164143557">
                <text:p>2.90561641435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8196">
                <text:p>1028196</text:p>
              </table:table-cell>
              <table:table-cell office:value-type="float" office:value="1.69748662760045">
                <text:p>1.69748662760045</text:p>
              </table:table-cell>
              <table:table-cell office:value-type="float" office:value="0.879100186985738">
                <text:p>0.879100186985738</text:p>
              </table:table-cell>
              <table:table-cell office:value-type="float" office:value="2.21015993980472">
                <text:p>2.210159939804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8576">
                <text:p>1048576</text:p>
              </table:table-cell>
              <table:table-cell office:value-type="float" office:value="2.43484973721206">
                <text:p>2.43484973721206</text:p>
              </table:table-cell>
              <table:table-cell office:value-type="float" office:value="0.94831476546824">
                <text:p>0.94831476546824</text:p>
              </table:table-cell>
              <table:table-cell office:value-type="float" office:value="7.85666331090033">
                <text:p>7.856663310900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73296">
                <text:p>1073296</text:p>
              </table:table-cell>
              <table:table-cell office:value-type="float" office:value="1.72277289107176">
                <text:p>1.72277289107176</text:p>
              </table:table-cell>
              <table:table-cell office:value-type="float" office:value="0.879665056504903">
                <text:p>0.879665056504903</text:p>
              </table:table-cell>
              <table:table-cell office:value-type="float" office:value="1.9035936505607">
                <text:p>1.90359365056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2500">
                <text:p>1102500</text:p>
              </table:table-cell>
              <table:table-cell office:value-type="float" office:value="1.74332551387539">
                <text:p>1.74332551387539</text:p>
              </table:table-cell>
              <table:table-cell office:value-type="float" office:value="0.878507425116078">
                <text:p>0.878507425116078</text:p>
              </table:table-cell>
              <table:table-cell office:value-type="float" office:value="1.89831963891588">
                <text:p>1.898319638915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36356">
                <text:p>1136356</text:p>
              </table:table-cell>
              <table:table-cell office:value-type="float" office:value="1.74241502430101">
                <text:p>1.74241502430101</text:p>
              </table:table-cell>
              <table:table-cell office:value-type="float" office:value="0.890145308755837">
                <text:p>0.890145308755837</text:p>
              </table:table-cell>
              <table:table-cell office:value-type="float" office:value="2.1302111118667">
                <text:p>2.1302111118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75056">
                <text:p>1175056</text:p>
              </table:table-cell>
              <table:table-cell office:value-type="float" office:value="1.96502012516159">
                <text:p>1.96502012516159</text:p>
              </table:table-cell>
              <table:table-cell office:value-type="float" office:value="0.879884649040013">
                <text:p>0.879884649040013</text:p>
              </table:table-cell>
              <table:table-cell office:value-type="float" office:value="1.98764737681843">
                <text:p>1.987647376818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18816">
                <text:p>1218816</text:p>
              </table:table-cell>
              <table:table-cell office:value-type="float" office:value="1.83894887018173">
                <text:p>1.83894887018173</text:p>
              </table:table-cell>
              <table:table-cell office:value-type="float" office:value="0.878673737879423">
                <text:p>0.878673737879423</text:p>
              </table:table-cell>
              <table:table-cell office:value-type="float" office:value="2.67444455538604">
                <text:p>2.674444555386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67876">
                <text:p>1267876</text:p>
              </table:table-cell>
              <table:table-cell office:value-type="float" office:value="1.85118795789472">
                <text:p>1.85118795789472</text:p>
              </table:table-cell>
              <table:table-cell office:value-type="float" office:value="0.880726388699912">
                <text:p>0.880726388699912</text:p>
              </table:table-cell>
              <table:table-cell office:value-type="float" office:value="2.03195862366356">
                <text:p>2.031958623663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22500">
                <text:p>1322500</text:p>
              </table:table-cell>
              <table:table-cell office:value-type="float" office:value="1.87608416996795">
                <text:p>1.87608416996795</text:p>
              </table:table-cell>
              <table:table-cell office:value-type="float" office:value="0.882267506534068">
                <text:p>0.882267506534068</text:p>
              </table:table-cell>
              <table:table-cell office:value-type="float" office:value="2.09018627566368">
                <text:p>2.09018627566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82976">
                <text:p>1382976</text:p>
              </table:table-cell>
              <table:table-cell office:value-type="float" office:value="1.91149886753142">
                <text:p>1.91149886753142</text:p>
              </table:table-cell>
              <table:table-cell office:value-type="float" office:value="0.894399867402188">
                <text:p>0.894399867402188</text:p>
              </table:table-cell>
              <table:table-cell office:value-type="float" office:value="2.0992063713414">
                <text:p>2.09920637134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49616">
                <text:p>1449616</text:p>
              </table:table-cell>
              <table:table-cell office:value-type="float" office:value="1.92885424948923">
                <text:p>1.92885424948923</text:p>
              </table:table-cell>
              <table:table-cell office:value-type="float" office:value="0.915326727287082">
                <text:p>0.915326727287082</text:p>
              </table:table-cell>
              <table:table-cell office:value-type="float" office:value="2.29435500567986">
                <text:p>2.294355005679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22756">
                <text:p>1522756</text:p>
              </table:table-cell>
              <table:table-cell office:value-type="float" office:value="2.17510918838011">
                <text:p>2.17510918838011</text:p>
              </table:table-cell>
              <table:table-cell office:value-type="float" office:value="0.975387872921516">
                <text:p>0.975387872921516</text:p>
              </table:table-cell>
              <table:table-cell office:value-type="float" office:value="2.64561830915185">
                <text:p>2.645618309151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2756">
                <text:p>1602756</text:p>
              </table:table-cell>
              <table:table-cell office:value-type="float" office:value="2.33185389805081">
                <text:p>2.33185389805081</text:p>
              </table:table-cell>
              <table:table-cell office:value-type="float" office:value="1.02417728531325">
                <text:p>1.02417728531325</text:p>
              </table:table-cell>
              <table:table-cell office:value-type="float" office:value="2.94032482642645">
                <text:p>2.940324826426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90000">
                <text:p>1690000</text:p>
              </table:table-cell>
              <table:table-cell office:value-type="float" office:value="2.1291496304051">
                <text:p>2.1291496304051</text:p>
              </table:table-cell>
              <table:table-cell office:value-type="float" office:value="1.15373930359581">
                <text:p>1.15373930359581</text:p>
              </table:table-cell>
              <table:table-cell office:value-type="float" office:value="2.61423207737824">
                <text:p>2.614232077378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84896">
                <text:p>1784896</text:p>
              </table:table-cell>
              <table:table-cell office:value-type="float" office:value="2.16285417384153">
                <text:p>2.16285417384153</text:p>
              </table:table-cell>
              <table:table-cell office:value-type="float" office:value="1.14071779210189">
                <text:p>1.14071779210189</text:p>
              </table:table-cell>
              <table:table-cell office:value-type="float" office:value="2.40585698661213">
                <text:p>2.405856986612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87876">
                <text:p>1887876</text:p>
              </table:table-cell>
              <table:table-cell office:value-type="float" office:value="2.50799800034359">
                <text:p>2.50799800034359</text:p>
              </table:table-cell>
              <table:table-cell office:value-type="float" office:value="1.13572367039514">
                <text:p>1.13572367039514</text:p>
              </table:table-cell>
              <table:table-cell office:value-type="float" office:value="3.14514616925705">
                <text:p>3.145146169257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9396">
                <text:p>1999396</text:p>
              </table:table-cell>
              <table:table-cell office:value-type="float" office:value="2.48961173827537">
                <text:p>2.48961173827537</text:p>
              </table:table-cell>
              <table:table-cell office:value-type="float" office:value="1.14189393895684">
                <text:p>1.14189393895684</text:p>
              </table:table-cell>
              <table:table-cell office:value-type="float" office:value="3.45302843481362">
                <text:p>3.453028434813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19936">
                <text:p>2119936</text:p>
              </table:table-cell>
              <table:table-cell office:value-type="float" office:value="2.22309279192111">
                <text:p>2.22309279192111</text:p>
              </table:table-cell>
              <table:table-cell office:value-type="float" office:value="1.15772430845103">
                <text:p>1.15772430845103</text:p>
              </table:table-cell>
              <table:table-cell office:value-type="float" office:value="4.10821222775251">
                <text:p>4.108212227752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50000">
                <text:p>2250000</text:p>
              </table:table-cell>
              <table:table-cell office:value-type="float" office:value="2.45906142014815">
                <text:p>2.45906142014815</text:p>
              </table:table-cell>
              <table:table-cell office:value-type="float" office:value="1.15910541096296">
                <text:p>1.15910541096296</text:p>
              </table:table-cell>
              <table:table-cell office:value-type="float" office:value="3.20886145303704">
                <text:p>3.208861453037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90116">
                <text:p>2390116</text:p>
              </table:table-cell>
              <table:table-cell office:value-type="float" office:value="2.57871232822344">
                <text:p>2.57871232822344</text:p>
              </table:table-cell>
              <table:table-cell office:value-type="float" office:value="1.20387994202523">
                <text:p>1.20387994202523</text:p>
              </table:table-cell>
              <table:table-cell office:value-type="float" office:value="3.73386922083428">
                <text:p>3.733869220834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40836">
                <text:p>2540836</text:p>
              </table:table-cell>
              <table:table-cell office:value-type="float" office:value="2.68485526650864">
                <text:p>2.68485526650864</text:p>
              </table:table-cell>
              <table:table-cell office:value-type="float" office:value="1.18435235454854">
                <text:p>1.18435235454854</text:p>
              </table:table-cell>
              <table:table-cell office:value-type="float" office:value="3.46915207062338">
                <text:p>3.469152070623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02736">
                <text:p>2702736</text:p>
              </table:table-cell>
              <table:table-cell office:value-type="float" office:value="2.38349304011027">
                <text:p>2.38349304011027</text:p>
              </table:table-cell>
              <table:table-cell office:value-type="float" office:value="1.19774123391316">
                <text:p>1.19774123391316</text:p>
              </table:table-cell>
              <table:table-cell office:value-type="float" office:value="3.01198358925999">
                <text:p>3.01198358925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76416">
                <text:p>2876416</text:p>
              </table:table-cell>
              <table:table-cell office:value-type="float" office:value="3.11603738352054">
                <text:p>3.11603738352054</text:p>
              </table:table-cell>
              <table:table-cell office:value-type="float" office:value="1.21010066195584">
                <text:p>1.21010066195584</text:p>
              </table:table-cell>
              <table:table-cell office:value-type="float" office:value="6.19315371378237">
                <text:p>6.193153713782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62500">
                <text:p>3062500</text:p>
              </table:table-cell>
              <table:table-cell office:value-type="float" office:value="2.86626780734694">
                <text:p>2.86626780734694</text:p>
              </table:table-cell>
              <table:table-cell office:value-type="float" office:value="1.25453205980175">
                <text:p>1.25453205980175</text:p>
              </table:table-cell>
              <table:table-cell office:value-type="float" office:value="4.14133474033819">
                <text:p>4.141334740338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61636">
                <text:p>3261636</text:p>
              </table:table-cell>
              <table:table-cell office:value-type="float" office:value="2.85770328016448">
                <text:p>2.85770328016448</text:p>
              </table:table-cell>
              <table:table-cell office:value-type="float" office:value="1.22867746535102">
                <text:p>1.22867746535102</text:p>
              </table:table-cell>
              <table:table-cell office:value-type="float" office:value="3.91567696332493">
                <text:p>3.915676963324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74496">
                <text:p>3474496</text:p>
              </table:table-cell>
              <table:table-cell office:value-type="float" office:value="2.49501723174553">
                <text:p>2.49501723174553</text:p>
              </table:table-cell>
              <table:table-cell office:value-type="float" office:value="1.22776580262912">
                <text:p>1.22776580262912</text:p>
              </table:table-cell>
              <table:table-cell office:value-type="float" office:value="3.16549570783581">
                <text:p>3.165495707835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01776">
                <text:p>3701776</text:p>
              </table:table-cell>
              <table:table-cell office:value-type="float" office:value="2.5155120926009">
                <text:p>2.5155120926009</text:p>
              </table:table-cell>
              <table:table-cell office:value-type="float" office:value="1.24085377800473">
                <text:p>1.24085377800473</text:p>
              </table:table-cell>
              <table:table-cell office:value-type="float" office:value="3.23620714144641">
                <text:p>3.236207141446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44196">
                <text:p>3944196</text:p>
              </table:table-cell>
              <table:table-cell office:value-type="float" office:value="2.90832627639763">
                <text:p>2.90832627639763</text:p>
              </table:table-cell>
              <table:table-cell office:value-type="float" office:value="1.22378604439233">
                <text:p>1.22378604439233</text:p>
              </table:table-cell>
              <table:table-cell office:value-type="float" office:value="4.35670413211654">
                <text:p>4.3567041321165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MacOSX_X86_64 LibreOffice_project/dd47e4b30cb7dab30588d6c79c651f218165e3c5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21cm" svg:height="11.374cm" xlink:href=".." xlink:type="simple" chart:class="chart:scatter" chart:style-name="ch1">
        <chart:title svg:x="5.626cm" svg:y="0.362cm" chart:style-name="ch2">
          <text:p>100 - 300 K Elements, cycles per inner loop</text:p>
        </chart:title>
        <chart:legend chart:legend-position="end" svg:x="13.836cm" svg:y="4.894cm" style:legend-expansion="high" chart:style-name="ch3"/>
        <chart:plot-area chart:style-name="ch4" table:cell-range-address="'Lab 1'.AU4:'Lab 1'.AX33 'Lab 1'.AV3:'Lab 1'.AX3" chart:data-source-has-labels="row" svg:x="1.38cm" svg:y="1.378cm" svg:width="12.052cm" svg:height="8.823cm">
          <chart:coordinate-region svg:x="2.356cm" svg:y="1.576cm" svg:width="10.936cm" svg:height="7.123cm"/>
          <chart:axis chart:dimension="x" chart:name="primary-x" chart:style-name="ch5">
            <chart:title svg:x="6.689cm" svg:y="10.429cm" chart:style-name="ch6">
              <text:p>Elements</text:p>
            </chart:title>
          </chart:axis>
          <chart:axis chart:dimension="y" chart:name="primary-y" chart:style-name="ch5">
            <chart:title svg:x="0.451cm" svg:y="7.097cm" chart:style-name="ch7">
              <text:p>Number of Cycles</text:p>
            </chart:title>
            <chart:grid chart:style-name="ch8" chart:class="major"/>
          </chart:axis>
          <chart:series chart:style-name="ch9" chart:values-cell-range-address="'Lab 1'.AV4:'Lab 1'.AV33" chart:label-cell-address="'Lab 1'.AV3:'Lab 1'.AV3" chart:class="chart:scatter">
            <chart:domain table:cell-range-address="'Lab 1'.AU4:'Lab 1'.AU33"/>
            <chart:data-point chart:repeated="30"/>
          </chart:series>
          <chart:series chart:style-name="ch10" chart:values-cell-range-address="'Lab 1'.AW4:'Lab 1'.AW33" chart:label-cell-address="'Lab 1'.AW3:'Lab 1'.AW3" chart:class="chart:scatter">
            <chart:data-point chart:repeated="30"/>
          </chart:series>
          <chart:series chart:style-name="ch11" chart:values-cell-range-address="'Lab 1'.AX4:'Lab 1'.AX33" chart:label-cell-address="'Lab 1'.AX3:'Lab 1'.AX3" chart:class="chart:scatte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U</text:p>
              </table:table-cell>
              <table:table-cell office:value-type="string">
                <text:p>ijk cycles per inner loop iteration</text:p>
                <draw:g>
                  <svg:desc>'Lab 1'.AV3:'Lab 1'.AV3</svg:desc>
                </draw:g>
              </table:table-cell>
              <table:table-cell office:value-type="string">
                <text:p>kij cycles per inner loop iteration</text:p>
                <draw:g>
                  <svg:desc>'Lab 1'.AW3:'Lab 1'.AW3</svg:desc>
                </draw:g>
              </table:table-cell>
              <table:table-cell office:value-type="string">
                <text:p>jki cycles per inner loop iteration</text:p>
                <draw:g>
                  <svg:desc>'Lab 1'.AX3:'Lab 1'.AX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  <draw:g>
                  <svg:desc>'Lab 1'.AU4:'Lab 1'.AU33</svg:desc>
                </draw:g>
              </table:table-cell>
              <table:table-cell office:value-type="float" office:value="1.809941394">
                <text:p>1.809941394</text:p>
                <draw:g>
                  <svg:desc>'Lab 1'.AV4:'Lab 1'.AV33</svg:desc>
                </draw:g>
              </table:table-cell>
              <table:table-cell office:value-type="float" office:value="0.882346044">
                <text:p>0.882346044</text:p>
                <draw:g>
                  <svg:desc>'Lab 1'.AW4:'Lab 1'.AW33</svg:desc>
                </draw:g>
              </table:table-cell>
              <table:table-cell office:value-type="float" office:value="1.895361262">
                <text:p>1.895361262</text:p>
                <draw:g>
                  <svg:desc>'Lab 1'.AX4:'Lab 1'.AX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2036">
                <text:p>1012036</text:p>
              </table:table-cell>
              <table:table-cell office:value-type="float" office:value="1.72148039320017">
                <text:p>1.72148039320017</text:p>
              </table:table-cell>
              <table:table-cell office:value-type="float" office:value="0.883967432790072">
                <text:p>0.883967432790072</text:p>
              </table:table-cell>
              <table:table-cell office:value-type="float" office:value="2.74545192355073">
                <text:p>2.745451923550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8196">
                <text:p>1028196</text:p>
              </table:table-cell>
              <table:table-cell office:value-type="float" office:value="1.72045669532627">
                <text:p>1.72045669532627</text:p>
              </table:table-cell>
              <table:table-cell office:value-type="float" office:value="0.894504501758746">
                <text:p>0.894504501758746</text:p>
              </table:table-cell>
              <table:table-cell office:value-type="float" office:value="2.21650610011554">
                <text:p>2.216506100115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8576">
                <text:p>1048576</text:p>
              </table:table-cell>
              <table:table-cell office:value-type="float" office:value="2.46138725243509">
                <text:p>2.46138725243509</text:p>
              </table:table-cell>
              <table:table-cell office:value-type="float" office:value="0.952821480110288">
                <text:p>0.952821480110288</text:p>
              </table:table-cell>
              <table:table-cell office:value-type="float" office:value="7.8604196831584">
                <text:p>7.86041968315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73296">
                <text:p>1073296</text:p>
              </table:table-cell>
              <table:table-cell office:value-type="float" office:value="1.71911879505265">
                <text:p>1.71911879505265</text:p>
              </table:table-cell>
              <table:table-cell office:value-type="float" office:value="0.891975698974887">
                <text:p>0.891975698974887</text:p>
              </table:table-cell>
              <table:table-cell office:value-type="float" office:value="1.92304378720614">
                <text:p>1.923043787206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2500">
                <text:p>1102500</text:p>
              </table:table-cell>
              <table:table-cell office:value-type="float" office:value="1.72467886059821">
                <text:p>1.72467886059821</text:p>
              </table:table-cell>
              <table:table-cell office:value-type="float" office:value="0.887753379548645">
                <text:p>0.887753379548645</text:p>
              </table:table-cell>
              <table:table-cell office:value-type="float" office:value="1.87959642198467">
                <text:p>1.879596421984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36356">
                <text:p>1136356</text:p>
              </table:table-cell>
              <table:table-cell office:value-type="float" office:value="1.7461218221938">
                <text:p>1.7461218221938</text:p>
              </table:table-cell>
              <table:table-cell office:value-type="float" office:value="1.03266897300642">
                <text:p>1.03266897300642</text:p>
              </table:table-cell>
              <table:table-cell office:value-type="float" office:value="1.95617363839492">
                <text:p>1.956173638394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75056">
                <text:p>1175056</text:p>
              </table:table-cell>
              <table:table-cell office:value-type="float" office:value="1.77205364941137">
                <text:p>1.77205364941137</text:p>
              </table:table-cell>
              <table:table-cell office:value-type="float" office:value="0.931127823519354">
                <text:p>0.931127823519354</text:p>
              </table:table-cell>
              <table:table-cell office:value-type="float" office:value="1.98333075283817">
                <text:p>1.983330752838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18816">
                <text:p>1218816</text:p>
              </table:table-cell>
              <table:table-cell office:value-type="float" office:value="1.82306503470034">
                <text:p>1.82306503470034</text:p>
              </table:table-cell>
              <table:table-cell office:value-type="float" office:value="0.906771915994881">
                <text:p>0.906771915994881</text:p>
              </table:table-cell>
              <table:table-cell office:value-type="float" office:value="2.89892339713533">
                <text:p>2.898923397135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67876">
                <text:p>1267876</text:p>
              </table:table-cell>
              <table:table-cell office:value-type="float" office:value="2.03902606233991">
                <text:p>2.03902606233991</text:p>
              </table:table-cell>
              <table:table-cell office:value-type="float" office:value="0.906007203095829">
                <text:p>0.906007203095829</text:p>
              </table:table-cell>
              <table:table-cell office:value-type="float" office:value="2.08001431459359">
                <text:p>2.080014314593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22500">
                <text:p>1322500</text:p>
              </table:table-cell>
              <table:table-cell office:value-type="float" office:value="1.86963579255363">
                <text:p>1.86963579255363</text:p>
              </table:table-cell>
              <table:table-cell office:value-type="float" office:value="0.925808637790746">
                <text:p>0.925808637790746</text:p>
              </table:table-cell>
              <table:table-cell office:value-type="float" office:value="2.16310953365661">
                <text:p>2.163109533656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82976">
                <text:p>1382976</text:p>
              </table:table-cell>
              <table:table-cell office:value-type="float" office:value="1.9066452004381">
                <text:p>1.9066452004381</text:p>
              </table:table-cell>
              <table:table-cell office:value-type="float" office:value="0.938752131900588">
                <text:p>0.938752131900588</text:p>
              </table:table-cell>
              <table:table-cell office:value-type="float" office:value="2.07330269335568">
                <text:p>2.073302693355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49616">
                <text:p>1449616</text:p>
              </table:table-cell>
              <table:table-cell office:value-type="float" office:value="1.92342664760141">
                <text:p>1.92342664760141</text:p>
              </table:table-cell>
              <table:table-cell office:value-type="float" office:value="0.959961550454457">
                <text:p>0.959961550454457</text:p>
              </table:table-cell>
              <table:table-cell office:value-type="float" office:value="2.31086383752044">
                <text:p>2.310863837520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22756">
                <text:p>1522756</text:p>
              </table:table-cell>
              <table:table-cell office:value-type="float" office:value="2.04112175044487">
                <text:p>2.04112175044487</text:p>
              </table:table-cell>
              <table:table-cell office:value-type="float" office:value="0.990622438894201">
                <text:p>0.990622438894201</text:p>
              </table:table-cell>
              <table:table-cell office:value-type="float" office:value="2.56678511379306">
                <text:p>2.56678511379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2756">
                <text:p>1602756</text:p>
              </table:table-cell>
              <table:table-cell office:value-type="float" office:value="2.28727684809361">
                <text:p>2.28727684809361</text:p>
              </table:table-cell>
              <table:table-cell office:value-type="float" office:value="1.0353074254557">
                <text:p>1.0353074254557</text:p>
              </table:table-cell>
              <table:table-cell office:value-type="float" office:value="3.06571881159032">
                <text:p>3.065718811590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90000">
                <text:p>1690000</text:p>
              </table:table-cell>
              <table:table-cell office:value-type="float" office:value="2.20173971051434">
                <text:p>2.20173971051434</text:p>
              </table:table-cell>
              <table:table-cell office:value-type="float" office:value="1.07265022212107">
                <text:p>1.07265022212107</text:p>
              </table:table-cell>
              <table:table-cell office:value-type="float" office:value="2.65237833864361">
                <text:p>2.652378338643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84896">
                <text:p>1784896</text:p>
              </table:table-cell>
              <table:table-cell office:value-type="float" office:value="2.140709758121">
                <text:p>2.140709758121</text:p>
              </table:table-cell>
              <table:table-cell office:value-type="float" office:value="1.12474780563206">
                <text:p>1.12474780563206</text:p>
              </table:table-cell>
              <table:table-cell office:value-type="float" office:value="2.36167083060429">
                <text:p>2.36167083060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87876">
                <text:p>1887876</text:p>
              </table:table-cell>
              <table:table-cell office:value-type="float" office:value="2.44522893164384">
                <text:p>2.44522893164384</text:p>
              </table:table-cell>
              <table:table-cell office:value-type="float" office:value="1.19658234452234">
                <text:p>1.19658234452234</text:p>
              </table:table-cell>
              <table:table-cell office:value-type="float" office:value="3.21962109892108">
                <text:p>3.219621098921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9396">
                <text:p>1999396</text:p>
              </table:table-cell>
              <table:table-cell office:value-type="float" office:value="2.52895979536315">
                <text:p>2.52895979536315</text:p>
              </table:table-cell>
              <table:table-cell office:value-type="float" office:value="1.15956164093947">
                <text:p>1.15956164093947</text:p>
              </table:table-cell>
              <table:table-cell office:value-type="float" office:value="3.43653388273754">
                <text:p>3.436533882737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19936">
                <text:p>2119936</text:p>
              </table:table-cell>
              <table:table-cell office:value-type="float" office:value="2.21583130637844">
                <text:p>2.21583130637844</text:p>
              </table:table-cell>
              <table:table-cell office:value-type="float" office:value="1.16459350296787">
                <text:p>1.16459350296787</text:p>
              </table:table-cell>
              <table:table-cell office:value-type="float" office:value="4.149723669089">
                <text:p>4.1497236690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50000">
                <text:p>2250000</text:p>
              </table:table-cell>
              <table:table-cell office:value-type="float" office:value="2.41455315525926">
                <text:p>2.41455315525926</text:p>
              </table:table-cell>
              <table:table-cell office:value-type="float" office:value="1.16547272651852">
                <text:p>1.16547272651852</text:p>
              </table:table-cell>
              <table:table-cell office:value-type="float" office:value="3.24756950755556">
                <text:p>3.247569507555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90116">
                <text:p>2390116</text:p>
              </table:table-cell>
              <table:table-cell office:value-type="float" office:value="2.61266852302818">
                <text:p>2.61266852302818</text:p>
              </table:table-cell>
              <table:table-cell office:value-type="float" office:value="1.18286475606264">
                <text:p>1.18286475606264</text:p>
              </table:table-cell>
              <table:table-cell office:value-type="float" office:value="3.75095605301988">
                <text:p>3.750956053019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40836">
                <text:p>2540836</text:p>
              </table:table-cell>
              <table:table-cell office:value-type="float" office:value="2.64346103600085">
                <text:p>2.64346103600085</text:p>
              </table:table-cell>
              <table:table-cell office:value-type="float" office:value="1.22386080643731">
                <text:p>1.22386080643731</text:p>
              </table:table-cell>
              <table:table-cell office:value-type="float" office:value="3.4965289549045">
                <text:p>3.49652895490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02736">
                <text:p>2702736</text:p>
              </table:table-cell>
              <table:table-cell office:value-type="float" office:value="2.40848020018817">
                <text:p>2.40848020018817</text:p>
              </table:table-cell>
              <table:table-cell office:value-type="float" office:value="1.19972766877118">
                <text:p>1.19972766877118</text:p>
              </table:table-cell>
              <table:table-cell office:value-type="float" office:value="3.05923599923925">
                <text:p>3.059235999239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76416">
                <text:p>2876416</text:p>
              </table:table-cell>
              <table:table-cell office:value-type="float" office:value="3.12036504614613">
                <text:p>3.12036504614613</text:p>
              </table:table-cell>
              <table:table-cell office:value-type="float" office:value="1.20091015730608">
                <text:p>1.20091015730608</text:p>
              </table:table-cell>
              <table:table-cell office:value-type="float" office:value="6.17514097019176">
                <text:p>6.175140970191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62500">
                <text:p>3062500</text:p>
              </table:table-cell>
              <table:table-cell office:value-type="float" office:value="2.83917529861224">
                <text:p>2.83917529861224</text:p>
              </table:table-cell>
              <table:table-cell office:value-type="float" office:value="1.23015159454227">
                <text:p>1.23015159454227</text:p>
              </table:table-cell>
              <table:table-cell office:value-type="float" office:value="4.14082958740525">
                <text:p>4.140829587405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61636">
                <text:p>3261636</text:p>
              </table:table-cell>
              <table:table-cell office:value-type="float" office:value="2.8447736393835">
                <text:p>2.8447736393835</text:p>
              </table:table-cell>
              <table:table-cell office:value-type="float" office:value="1.25133180655875">
                <text:p>1.25133180655875</text:p>
              </table:table-cell>
              <table:table-cell office:value-type="float" office:value="3.91566896232619">
                <text:p>3.915668962326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74496">
                <text:p>3474496</text:p>
              </table:table-cell>
              <table:table-cell office:value-type="float" office:value="2.51287613742621">
                <text:p>2.51287613742621</text:p>
              </table:table-cell>
              <table:table-cell office:value-type="float" office:value="1.23222776419033">
                <text:p>1.23222776419033</text:p>
              </table:table-cell>
              <table:table-cell office:value-type="float" office:value="3.17925332426761">
                <text:p>3.179253324267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01776">
                <text:p>3701776</text:p>
              </table:table-cell>
              <table:table-cell office:value-type="float" office:value="2.51259015889264">
                <text:p>2.51259015889264</text:p>
              </table:table-cell>
              <table:table-cell office:value-type="float" office:value="1.24714219070671">
                <text:p>1.24714219070671</text:p>
              </table:table-cell>
              <table:table-cell office:value-type="float" office:value="3.30829979269107">
                <text:p>3.308299792691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44196">
                <text:p>3944196</text:p>
              </table:table-cell>
              <table:table-cell office:value-type="float" office:value="2.90737648992453">
                <text:p>2.90737648992453</text:p>
              </table:table-cell>
              <table:table-cell office:value-type="float" office:value="1.2229418879076">
                <text:p>1.2229418879076</text:p>
              </table:table-cell>
              <table:table-cell office:value-type="float" office:value="4.39640898656513">
                <text:p>4.3964089865651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MacOSX_X86_64 LibreOffice_project/dd47e4b30cb7dab30588d6c79c651f218165e3c5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000" draw:fill-color="#ff8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5308d" draw:fill-color="#55308d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256cm" svg:height="13.612cm" xlink:href=".." xlink:type="simple" chart:class="chart:scatter" chart:style-name="ch1">
        <chart:title svg:x="8.195cm" svg:y="0.407cm" chart:style-name="ch2">
          <text:p>IJK Blocking performance comparison</text:p>
        </chart:title>
        <chart:legend chart:legend-position="end" svg:x="20.766cm" svg:y="5.518cm" style:legend-expansion="high" chart:style-name="ch3"/>
        <chart:plot-area chart:style-name="ch4" table:cell-range-address="'Lab 1'.X4:'Lab 1'.X38 'Lab 1'.U4:'Lab 1'.U38 'Lab 1'.BQ4:'Lab 1'.BQ132 'Lab 1'.CA4:'Lab 1'.CA132 'Lab 1'.CK5:'Lab 1'.CK132 'Lab 1'.CU5:'Lab 1'.CU38" chart:data-source-has-labels="row" svg:x="1.461cm" svg:y="1.468cm" svg:width="18.82cm" svg:height="10.926cm">
          <chart:coordinate-region svg:x="2.598cm" svg:y="1.666cm" svg:width="16.894cm" svg:height="10.084cm"/>
          <chart:axis chart:dimension="x" chart:name="primary-x" chart:style-name="ch5">
            <chart:title svg:x="10.154cm" svg:y="12.667cm" chart:style-name="ch6">
              <text:p>Elements</text:p>
            </chart:title>
          </chart:axis>
          <chart:axis chart:dimension="y" chart:name="primary-y" chart:style-name="ch5">
            <chart:title svg:x="0.451cm" svg:y="9.459cm" chart:style-name="ch7">
              <text:p>Cycles per Innermost Loop Iteration</text:p>
            </chart:title>
            <chart:grid chart:style-name="ch8" chart:class="major"/>
          </chart:axis>
          <chart:series chart:style-name="ch9" chart:values-cell-range-address="'Lab 1'.U4:'Lab 1'.U38" loext:label-string="&quot;No Blocks&quot;" chart:class="chart:scatter">
            <chart:domain table:cell-range-address="'Lab 1'.X4:'Lab 1'.X38"/>
            <chart:data-point chart:repeated="35"/>
          </chart:series>
          <chart:series chart:style-name="ch10" chart:values-cell-range-address="'Lab 1'.BQ4:'Lab 1'.BQ132" loext:label-string="&quot;Block Size 8&quot;" chart:class="chart:scatter">
            <chart:domain table:cell-range-address="'Lab 1'.BP4:'Lab 1'.BP132"/>
            <chart:data-point chart:repeated="129"/>
          </chart:series>
          <chart:series chart:style-name="ch11" chart:values-cell-range-address="'Lab 1'.CA4:'Lab 1'.CA132" loext:label-string="&quot;Block Size 16&quot;" chart:class="chart:scatter">
            <chart:domain table:cell-range-address="'Lab 1'.BZ4:'Lab 1'.BZ132"/>
            <chart:data-point chart:repeated="129"/>
          </chart:series>
          <chart:series chart:style-name="ch12" chart:values-cell-range-address="'Lab 1'.CK5:'Lab 1'.CK132" loext:label-string="&quot;Block Size 32&quot;" chart:class="chart:scatter">
            <chart:domain table:cell-range-address="'Lab 1'.CJ5:'Lab 1'.CJ132"/>
            <chart:data-point chart:repeated="128"/>
          </chart:series>
          <chart:series chart:style-name="ch13" chart:values-cell-range-address="'Lab 1'.CU5:'Lab 1'.CU38" loext:label-string="&quot;Block Size 64&quot;" chart:class="chart:scatter">
            <chart:domain table:cell-range-address="'Lab 1'.CT5:'Lab 1'.CT38"/>
            <chart:data-point chart:repeated="3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No Blocks</text:p>
              </table:table-cell>
              <table:table-cell office:value-type="string">
                <text:p>Column BP</text:p>
              </table:table-cell>
              <table:table-cell office:value-type="string">
                <text:p>Block Size 8</text:p>
              </table:table-cell>
              <table:table-cell office:value-type="string">
                <text:p>Column BZ</text:p>
              </table:table-cell>
              <table:table-cell office:value-type="string">
                <text:p>Block Size 16</text:p>
              </table:table-cell>
              <table:table-cell office:value-type="string">
                <text:p>Column CJ</text:p>
              </table:table-cell>
              <table:table-cell office:value-type="string">
                <text:p>Block Size 32</text:p>
              </table:table-cell>
              <table:table-cell office:value-type="string">
                <text:p>Column CT</text:p>
              </table:table-cell>
              <table:table-cell office:value-type="string">
                <text:p>Block Size 6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'Lab 1'.X4:'Lab 1'.X38</svg:desc>
                </draw:g>
              </table:table-cell>
              <table:table-cell office:value-type="float" office:value="3.8046875">
                <text:p>3.8046875</text:p>
                <draw:g>
                  <svg:desc>'Lab 1'.U4:'Lab 1'.U38</svg:desc>
                </draw:g>
              </table:table-cell>
              <table:table-cell office:value-type="float" office:value="576">
                <text:p>576</text:p>
                <draw:g>
                  <svg:desc>'Lab 1'.BP4:'Lab 1'.BP132</svg:desc>
                </draw:g>
              </table:table-cell>
              <table:table-cell office:value-type="float" office:value="0.373480902777778">
                <text:p>0.373480902777778</text:p>
                <draw:g>
                  <svg:desc>'Lab 1'.BQ4:'Lab 1'.BQ132</svg:desc>
                </draw:g>
              </table:table-cell>
              <table:table-cell office:value-type="float" office:value="1024">
                <text:p>1024</text:p>
                <draw:g>
                  <svg:desc>'Lab 1'.BZ4:'Lab 1'.BZ132</svg:desc>
                </draw:g>
              </table:table-cell>
              <table:table-cell office:value-type="float" office:value="0.347442626953125">
                <text:p>0.347442626953125</text:p>
                <draw:g>
                  <svg:desc>'Lab 1'.CA4:'Lab 1'.CA132</svg:desc>
                </draw:g>
              </table:table-cell>
              <table:table-cell office:value-type="float" office:value="4096">
                <text:p>4096</text:p>
                <draw:g>
                  <svg:desc>'Lab 1'.CJ5:'Lab 1'.CJ132</svg:desc>
                </draw:g>
              </table:table-cell>
              <table:table-cell office:value-type="float" office:value="0.735042572021484">
                <text:p>0.735042572021484</text:p>
                <draw:g>
                  <svg:desc>'Lab 1'.CK5:'Lab 1'.CK132</svg:desc>
                </draw:g>
              </table:table-cell>
              <table:table-cell office:value-type="float" office:value="16384">
                <text:p>16384</text:p>
                <draw:g>
                  <svg:desc>'Lab 1'.CT5:'Lab 1'.CT38</svg:desc>
                </draw:g>
              </table:table-cell>
              <table:table-cell office:value-type="float" office:value="0.587788581848145">
                <text:p>0.587788581848145</text:p>
                <draw:g>
                  <svg:desc>'Lab 1'.CU5:'Lab 1'.CU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6">
                <text:p>196</text:p>
              </table:table-cell>
              <table:table-cell office:value-type="float" office:value="1.58309037900875">
                <text:p>1.58309037900875</text:p>
              </table:table-cell>
              <table:table-cell office:value-type="float" office:value="1600">
                <text:p>1600</text:p>
              </table:table-cell>
              <table:table-cell office:value-type="float" office:value="0.104390625">
                <text:p>0.104390625</text:p>
              </table:table-cell>
              <table:table-cell office:value-type="float" office:value="2304">
                <text:p>2304</text:p>
              </table:table-cell>
              <table:table-cell office:value-type="float" office:value="0.161214192708333">
                <text:p>0.161214192708333</text:p>
              </table:table-cell>
              <table:table-cell office:value-type="float" office:value="9216">
                <text:p>9216</text:p>
              </table:table-cell>
              <table:table-cell office:value-type="float" office:value="0.282948811848958">
                <text:p>0.282948811848958</text:p>
              </table:table-cell>
              <table:table-cell office:value-type="float" office:value="36864">
                <text:p>36864</text:p>
              </table:table-cell>
              <table:table-cell office:value-type="float" office:value="0.204128689236111">
                <text:p>0.204128689236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6">
                <text:p>576</text:p>
              </table:table-cell>
              <table:table-cell office:value-type="float" office:value="1.39236111111111">
                <text:p>1.39236111111111</text:p>
              </table:table-cell>
              <table:table-cell office:value-type="float" office:value="3136">
                <text:p>3136</text:p>
              </table:table-cell>
              <table:table-cell office:value-type="float" office:value="0.0548526330174927">
                <text:p>0.0548526330174927</text:p>
              </table:table-cell>
              <table:table-cell office:value-type="float" office:value="4096">
                <text:p>4096</text:p>
              </table:table-cell>
              <table:table-cell office:value-type="float" office:value="0.089263916015625">
                <text:p>0.089263916015625</text:p>
              </table:table-cell>
              <table:table-cell office:value-type="float" office:value="16384">
                <text:p>16384</text:p>
              </table:table-cell>
              <table:table-cell office:value-type="float" office:value="0.144344329833984">
                <text:p>0.144344329833984</text:p>
              </table:table-cell>
              <table:table-cell office:value-type="float" office:value="65536">
                <text:p>65536</text:p>
              </table:table-cell>
              <table:table-cell office:value-type="float" office:value="0.134865403175354">
                <text:p>0.1348654031753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44">
                <text:p>1444</text:p>
              </table:table-cell>
              <table:table-cell office:value-type="float" office:value="2.38314623122904">
                <text:p>2.38314623122904</text:p>
              </table:table-cell>
              <table:table-cell office:value-type="float" office:value="5184">
                <text:p>5184</text:p>
              </table:table-cell>
              <table:table-cell office:value-type="float" office:value="0.118521733539095">
                <text:p>0.118521733539095</text:p>
              </table:table-cell>
              <table:table-cell office:value-type="float" office:value="6400">
                <text:p>6400</text:p>
              </table:table-cell>
              <table:table-cell office:value-type="float" office:value="0.158671875">
                <text:p>0.158671875</text:p>
              </table:table-cell>
              <table:table-cell office:value-type="float" office:value="25600">
                <text:p>25600</text:p>
              </table:table-cell>
              <table:table-cell office:value-type="float" office:value="0.093131103515625">
                <text:p>0.093131103515625</text:p>
              </table:table-cell>
              <table:table-cell office:value-type="float" office:value="102400">
                <text:p>102400</text:p>
              </table:table-cell>
              <table:table-cell office:value-type="float" office:value="0.0756275939941406">
                <text:p>0.07562759399414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36">
                <text:p>3136</text:p>
              </table:table-cell>
              <table:table-cell office:value-type="float" office:value="1.96560677842566">
                <text:p>1.96560677842566</text:p>
              </table:table-cell>
              <table:table-cell office:value-type="float" office:value="7744">
                <text:p>7744</text:p>
              </table:table-cell>
              <table:table-cell office:value-type="float" office:value="0.0799533950037566">
                <text:p>0.0799533950037566</text:p>
              </table:table-cell>
              <table:table-cell office:value-type="float" office:value="9216">
                <text:p>9216</text:p>
              </table:table-cell>
              <table:table-cell office:value-type="float" office:value="0.04852294921875">
                <text:p>0.04852294921875</text:p>
              </table:table-cell>
              <table:table-cell office:value-type="float" office:value="36864">
                <text:p>36864</text:p>
              </table:table-cell>
              <table:table-cell office:value-type="float" office:value="0.0626555548773872">
                <text:p>0.0626555548773872</text:p>
              </table:table-cell>
              <table:table-cell office:value-type="float" office:value="147456">
                <text:p>147456</text:p>
              </table:table-cell>
              <table:table-cell office:value-type="float" office:value="0.0560690561930339">
                <text:p>0.05606905619303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84">
                <text:p>6084</text:p>
              </table:table-cell>
              <table:table-cell office:value-type="float" office:value="1.56131256427114">
                <text:p>1.56131256427114</text:p>
              </table:table-cell>
              <table:table-cell office:value-type="float" office:value="10816">
                <text:p>10816</text:p>
              </table:table-cell>
              <table:table-cell office:value-type="float" office:value="0.0558094134046427">
                <text:p>0.0558094134046427</text:p>
              </table:table-cell>
              <table:table-cell office:value-type="float" office:value="12544">
                <text:p>12544</text:p>
              </table:table-cell>
              <table:table-cell office:value-type="float" office:value="0.0654161636752915">
                <text:p>0.0654161636752915</text:p>
              </table:table-cell>
              <table:table-cell office:value-type="float" office:value="50176">
                <text:p>50176</text:p>
              </table:table-cell>
              <table:table-cell office:value-type="float" office:value="0.0492142657844388">
                <text:p>0.0492142657844388</text:p>
              </table:table-cell>
              <table:table-cell office:value-type="float" office:value="200704">
                <text:p>200704</text:p>
              </table:table-cell>
              <table:table-cell office:value-type="float" office:value="0.0395587554130888">
                <text:p>0.03955875541308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16">
                <text:p>10816</text:p>
              </table:table-cell>
              <table:table-cell office:value-type="float" office:value="1.45494210855712">
                <text:p>1.45494210855712</text:p>
              </table:table-cell>
              <table:table-cell office:value-type="float" office:value="14400">
                <text:p>14400</text:p>
              </table:table-cell>
              <table:table-cell office:value-type="float" office:value="0.0432083333333333">
                <text:p>0.0432083333333333</text:p>
              </table:table-cell>
              <table:table-cell office:value-type="float" office:value="16384">
                <text:p>16384</text:p>
              </table:table-cell>
              <table:table-cell office:value-type="float" office:value="0.0596523284912109">
                <text:p>0.0596523284912109</text:p>
              </table:table-cell>
              <table:table-cell office:value-type="float" office:value="65536">
                <text:p>65536</text:p>
              </table:table-cell>
              <table:table-cell office:value-type="float" office:value="0.031628429889679">
                <text:p>0.031628429889679</text:p>
              </table:table-cell>
              <table:table-cell office:value-type="float" office:value="262144">
                <text:p>262144</text:p>
              </table:table-cell>
              <table:table-cell office:value-type="float" office:value="0.0517664328217506">
                <text:p>0.05176643282175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956">
                <text:p>17956</text:p>
              </table:table-cell>
              <table:table-cell office:value-type="float" office:value="1.49656290833646">
                <text:p>1.49656290833646</text:p>
              </table:table-cell>
              <table:table-cell office:value-type="float" office:value="18496">
                <text:p>18496</text:p>
              </table:table-cell>
              <table:table-cell office:value-type="float" office:value="0.0707179930795848">
                <text:p>0.0707179930795848</text:p>
              </table:table-cell>
              <table:table-cell office:value-type="float" office:value="20736">
                <text:p>20736</text:p>
              </table:table-cell>
              <table:table-cell office:value-type="float" office:value="0.0330544302983539">
                <text:p>0.0330544302983539</text:p>
              </table:table-cell>
              <table:table-cell office:value-type="float" office:value="82944">
                <text:p>82944</text:p>
              </table:table-cell>
              <table:table-cell office:value-type="float" office:value="0.0204353489502958">
                <text:p>0.0204353489502958</text:p>
              </table:table-cell>
              <table:table-cell office:value-type="float" office:value="331776">
                <text:p>331776</text:p>
              </table:table-cell>
              <table:table-cell office:value-type="float" office:value="0.0231679751549238">
                <text:p>0.02316797515492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224">
                <text:p>28224</text:p>
              </table:table-cell>
              <table:table-cell office:value-type="float" office:value="1.54821884110787">
                <text:p>1.54821884110787</text:p>
              </table:table-cell>
              <table:table-cell office:value-type="float" office:value="23104">
                <text:p>23104</text:p>
              </table:table-cell>
              <table:table-cell office:value-type="float" office:value="0.0557977543191427">
                <text:p>0.0557977543191427</text:p>
              </table:table-cell>
              <table:table-cell office:value-type="float" office:value="25600">
                <text:p>25600</text:p>
              </table:table-cell>
              <table:table-cell office:value-type="float" office:value="0.027779296875">
                <text:p>0.027779296875</text:p>
              </table:table-cell>
              <table:table-cell office:value-type="float" office:value="102400">
                <text:p>102400</text:p>
              </table:table-cell>
              <table:table-cell office:value-type="float" office:value="0.0203248901367188">
                <text:p>0.0203248901367188</text:p>
              </table:table-cell>
              <table:table-cell office:value-type="float" office:value="409600">
                <text:p>409600</text:p>
              </table:table-cell>
              <table:table-cell office:value-type="float" office:value="0.0200597190856934">
                <text:p>0.02005971908569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436">
                <text:p>42436</text:p>
              </table:table-cell>
              <table:table-cell office:value-type="float" office:value="1.59650374704752">
                <text:p>1.59650374704752</text:p>
              </table:table-cell>
              <table:table-cell office:value-type="float" office:value="28224">
                <text:p>28224</text:p>
              </table:table-cell>
              <table:table-cell office:value-type="float" office:value="0.0454457452623907">
                <text:p>0.0454457452623907</text:p>
              </table:table-cell>
              <table:table-cell office:value-type="float" office:value="30976">
                <text:p>30976</text:p>
              </table:table-cell>
              <table:table-cell office:value-type="float" office:value="0.029176363812453">
                <text:p>0.029176363812453</text:p>
              </table:table-cell>
              <table:table-cell office:value-type="float" office:value="123904">
                <text:p>123904</text:p>
              </table:table-cell>
              <table:table-cell office:value-type="float" office:value="0.0155916851682828">
                <text:p>0.0155916851682828</text:p>
              </table:table-cell>
              <table:table-cell office:value-type="float" office:value="495616">
                <text:p>495616</text:p>
              </table:table-cell>
              <table:table-cell office:value-type="float" office:value="0.014563436529674">
                <text:p>0.0145634365296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504">
                <text:p>61504</text:p>
              </table:table-cell>
              <table:table-cell office:value-type="float" office:value="1.62516311553825">
                <text:p>1.62516311553825</text:p>
              </table:table-cell>
              <table:table-cell office:value-type="float" office:value="33856">
                <text:p>33856</text:p>
              </table:table-cell>
              <table:table-cell office:value-type="float" office:value="0.0382951836935974">
                <text:p>0.0382951836935974</text:p>
              </table:table-cell>
              <table:table-cell office:value-type="float" office:value="36864">
                <text:p>36864</text:p>
              </table:table-cell>
              <table:table-cell office:value-type="float" office:value="0.0114991929796007">
                <text:p>0.0114991929796007</text:p>
              </table:table-cell>
              <table:table-cell office:value-type="float" office:value="147456">
                <text:p>147456</text:p>
              </table:table-cell>
              <table:table-cell office:value-type="float" office:value="0.0136177804734972">
                <text:p>0.0136177804734972</text:p>
              </table:table-cell>
              <table:table-cell office:value-type="float" office:value="589824">
                <text:p>589824</text:p>
              </table:table-cell>
              <table:table-cell office:value-type="float" office:value="0.0135770440101624">
                <text:p>0.01357704401016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436">
                <text:p>86436</text:p>
              </table:table-cell>
              <table:table-cell office:value-type="float" office:value="1.63480746086208">
                <text:p>1.63480746086208</text:p>
              </table:table-cell>
              <table:table-cell office:value-type="float" office:value="40000">
                <text:p>40000</text:p>
              </table:table-cell>
              <table:table-cell office:value-type="float" office:value="0.056107125">
                <text:p>0.056107125</text:p>
              </table:table-cell>
              <table:table-cell office:value-type="float" office:value="43264">
                <text:p>43264</text:p>
              </table:table-cell>
              <table:table-cell office:value-type="float" office:value="0.0153038500654301">
                <text:p>0.0153038500654301</text:p>
              </table:table-cell>
              <table:table-cell office:value-type="float" office:value="173056">
                <text:p>173056</text:p>
              </table:table-cell>
              <table:table-cell office:value-type="float" office:value="0.0108042227771535">
                <text:p>0.0108042227771535</text:p>
              </table:table-cell>
              <table:table-cell office:value-type="float" office:value="692224">
                <text:p>692224</text:p>
              </table:table-cell>
              <table:table-cell office:value-type="float" office:value="0.0103515430532047">
                <text:p>0.01035154305320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8336">
                <text:p>118336</text:p>
              </table:table-cell>
              <table:table-cell office:value-type="float" office:value="1.64146582612223">
                <text:p>1.64146582612223</text:p>
              </table:table-cell>
              <table:table-cell office:value-type="float" office:value="46656">
                <text:p>46656</text:p>
              </table:table-cell>
              <table:table-cell office:value-type="float" office:value="0.0480574131229995">
                <text:p>0.0480574131229995</text:p>
              </table:table-cell>
              <table:table-cell office:value-type="float" office:value="50176">
                <text:p>50176</text:p>
              </table:table-cell>
              <table:table-cell office:value-type="float" office:value="0.0118343253177387">
                <text:p>0.0118343253177387</text:p>
              </table:table-cell>
              <table:table-cell office:value-type="float" office:value="200704">
                <text:p>200704</text:p>
              </table:table-cell>
              <table:table-cell office:value-type="float" office:value="0.00935579527918868">
                <text:p>0.00935579527918868</text:p>
              </table:table-cell>
              <table:table-cell office:value-type="float" office:value="802816">
                <text:p>802816</text:p>
              </table:table-cell>
              <table:table-cell office:value-type="float" office:value="0.00991079202546323">
                <text:p>0.009910792025463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8404">
                <text:p>158404</text:p>
              </table:table-cell>
              <table:table-cell office:value-type="float" office:value="1.657190620916">
                <text:p>1.657190620916</text:p>
              </table:table-cell>
              <table:table-cell office:value-type="float" office:value="53824">
                <text:p>53824</text:p>
              </table:table-cell>
              <table:table-cell office:value-type="float" office:value="0.0416364222856616">
                <text:p>0.0416364222856616</text:p>
              </table:table-cell>
              <table:table-cell office:value-type="float" office:value="57600">
                <text:p>57600</text:p>
              </table:table-cell>
              <table:table-cell office:value-type="float" office:value="0.0107749565972222">
                <text:p>0.0107749565972222</text:p>
              </table:table-cell>
              <table:table-cell office:value-type="float" office:value="230400">
                <text:p>230400</text:p>
              </table:table-cell>
              <table:table-cell office:value-type="float" office:value="0.00809836154513889">
                <text:p>0.00809836154513889</text:p>
              </table:table-cell>
              <table:table-cell office:value-type="float" office:value="921600">
                <text:p>921600</text:p>
              </table:table-cell>
              <table:table-cell office:value-type="float" office:value="0.00797777981228299">
                <text:p>0.007977779812282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7936">
                <text:p>207936</text:p>
              </table:table-cell>
              <table:table-cell office:value-type="float" office:value="1.66744731341087">
                <text:p>1.66744731341087</text:p>
              </table:table-cell>
              <table:table-cell office:value-type="float" office:value="61504">
                <text:p>61504</text:p>
              </table:table-cell>
              <table:table-cell office:value-type="float" office:value="0.0365816096933638">
                <text:p>0.0365816096933638</text:p>
              </table:table-cell>
              <table:table-cell office:value-type="float" office:value="65536">
                <text:p>65536</text:p>
              </table:table-cell>
              <table:table-cell office:value-type="float" office:value="0.00684839487075806">
                <text:p>0.00684839487075806</text:p>
              </table:table-cell>
              <table:table-cell office:value-type="float" office:value="262144">
                <text:p>262144</text:p>
              </table:table-cell>
              <table:table-cell office:value-type="float" office:value="0.0100582614541054">
                <text:p>0.0100582614541054</text:p>
              </table:table-cell>
              <table:table-cell office:value-type="float" office:value="1048576">
                <text:p>1048576</text:p>
              </table:table-cell>
              <table:table-cell office:value-type="float" office:value="0.0134635912254453">
                <text:p>0.01346359122544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8324">
                <text:p>268324</text:p>
              </table:table-cell>
              <table:table-cell office:value-type="float" office:value="1.66934697284946">
                <text:p>1.66934697284946</text:p>
              </table:table-cell>
              <table:table-cell office:value-type="float" office:value="69696">
                <text:p>69696</text:p>
              </table:table-cell>
              <table:table-cell office:value-type="float" office:value="0.0497579748935637">
                <text:p>0.0497579748935637</text:p>
              </table:table-cell>
              <table:table-cell office:value-type="float" office:value="73984">
                <text:p>73984</text:p>
              </table:table-cell>
              <table:table-cell office:value-type="float" office:value="0.0202886673430185">
                <text:p>0.0202886673430185</text:p>
              </table:table-cell>
              <table:table-cell office:value-type="float" office:value="295936">
                <text:p>295936</text:p>
              </table:table-cell>
              <table:table-cell office:value-type="float" office:value="0.00621515045383422">
                <text:p>0.00621515045383422</text:p>
              </table:table-cell>
              <table:table-cell office:value-type="float" office:value="1183744">
                <text:p>1183744</text:p>
              </table:table-cell>
              <table:table-cell office:value-type="float" office:value="0.00605059126208131">
                <text:p>0.006050591262081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1056">
                <text:p>341056</text:p>
              </table:table-cell>
              <table:table-cell office:value-type="float" office:value="1.70289525425624">
                <text:p>1.70289525425624</text:p>
              </table:table-cell>
              <table:table-cell office:value-type="float" office:value="78400">
                <text:p>78400</text:p>
              </table:table-cell>
              <table:table-cell office:value-type="float" office:value="0.0441681395772595">
                <text:p>0.0441681395772595</text:p>
              </table:table-cell>
              <table:table-cell office:value-type="float" office:value="82944">
                <text:p>82944</text:p>
              </table:table-cell>
              <table:table-cell office:value-type="float" office:value="0.0182034213847094">
                <text:p>0.0182034213847094</text:p>
              </table:table-cell>
              <table:table-cell office:value-type="float" office:value="331776">
                <text:p>331776</text:p>
              </table:table-cell>
              <table:table-cell office:value-type="float" office:value="0.00609868053546168">
                <text:p>0.00609868053546168</text:p>
              </table:table-cell>
              <table:table-cell office:value-type="float" office:value="1327104">
                <text:p>1327104</text:p>
              </table:table-cell>
              <table:table-cell office:value-type="float" office:value="0.00580480952321747">
                <text:p>0.005804809523217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7716">
                <text:p>427716</text:p>
              </table:table-cell>
              <table:table-cell office:value-type="float" office:value="1.68599137333776">
                <text:p>1.68599137333776</text:p>
              </table:table-cell>
              <table:table-cell office:value-type="float" office:value="87616">
                <text:p>87616</text:p>
              </table:table-cell>
              <table:table-cell office:value-type="float" office:value="0.0394678699311985">
                <text:p>0.0394678699311985</text:p>
              </table:table-cell>
              <table:table-cell office:value-type="float" office:value="92416">
                <text:p>92416</text:p>
              </table:table-cell>
              <table:table-cell office:value-type="float" office:value="0.0192295179577016">
                <text:p>0.0192295179577016</text:p>
              </table:table-cell>
              <table:table-cell office:value-type="float" office:value="369664">
                <text:p>369664</text:p>
              </table:table-cell>
              <table:table-cell office:value-type="float" office:value="0.00497362665470322">
                <text:p>0.00497362665470322</text:p>
              </table:table-cell>
              <table:table-cell office:value-type="float" office:value="1478656">
                <text:p>1478656</text:p>
              </table:table-cell>
              <table:table-cell office:value-type="float" office:value="0.00484393918317858">
                <text:p>0.004843939183178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9984">
                <text:p>529984</text:p>
              </table:table-cell>
              <table:table-cell office:value-type="float" office:value="1.68291279434022">
                <text:p>1.68291279434022</text:p>
              </table:table-cell>
              <table:table-cell office:value-type="float" office:value="97344">
                <text:p>97344</text:p>
              </table:table-cell>
              <table:table-cell office:value-type="float" office:value="0.03555313748546">
                <text:p>0.03555313748546</text:p>
              </table:table-cell>
              <table:table-cell office:value-type="float" office:value="102400">
                <text:p>102400</text:p>
              </table:table-cell>
              <table:table-cell office:value-type="float" office:value="0.0156609191894531">
                <text:p>0.0156609191894531</text:p>
              </table:table-cell>
              <table:table-cell office:value-type="float" office:value="409600">
                <text:p>409600</text:p>
              </table:table-cell>
              <table:table-cell office:value-type="float" office:value="0.00490673446655273">
                <text:p>0.00490673446655273</text:p>
              </table:table-cell>
              <table:table-cell office:value-type="float" office:value="1638400">
                <text:p>1638400</text:p>
              </table:table-cell>
              <table:table-cell office:value-type="float" office:value="0.00481041526794434">
                <text:p>0.004810415267944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9636">
                <text:p>649636</text:p>
              </table:table-cell>
              <table:table-cell office:value-type="float" office:value="1.68495830083247">
                <text:p>1.68495830083247</text:p>
              </table:table-cell>
              <table:table-cell office:value-type="float" office:value="107584">
                <text:p>107584</text:p>
              </table:table-cell>
              <table:table-cell office:value-type="float" office:value="0.0461130032482843">
                <text:p>0.0461130032482843</text:p>
              </table:table-cell>
              <table:table-cell office:value-type="float" office:value="112896">
                <text:p>112896</text:p>
              </table:table-cell>
              <table:table-cell office:value-type="float" office:value="0.0153260522959184">
                <text:p>0.0153260522959184</text:p>
              </table:table-cell>
              <table:table-cell office:value-type="float" office:value="451584">
                <text:p>451584</text:p>
              </table:table-cell>
              <table:table-cell office:value-type="float" office:value="0.00402372339839954">
                <text:p>0.00402372339839954</text:p>
              </table:table-cell>
              <table:table-cell office:value-type="float" office:value="1806336">
                <text:p>1806336</text:p>
              </table:table-cell>
              <table:table-cell office:value-type="float" office:value="0.00396204566275915">
                <text:p>0.003962045662759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88544">
                <text:p>788544</text:p>
              </table:table-cell>
              <table:table-cell office:value-type="float" office:value="1.81783592622937">
                <text:p>1.81783592622937</text:p>
              </table:table-cell>
              <table:table-cell office:value-type="float" office:value="118336">
                <text:p>118336</text:p>
              </table:table-cell>
              <table:table-cell office:value-type="float" office:value="0.0418817044018137">
                <text:p>0.0418817044018137</text:p>
              </table:table-cell>
              <table:table-cell office:value-type="float" office:value="123904">
                <text:p>123904</text:p>
              </table:table-cell>
              <table:table-cell office:value-type="float" office:value="0.0138992321034467">
                <text:p>0.0138992321034467</text:p>
              </table:table-cell>
              <table:table-cell office:value-type="float" office:value="495616">
                <text:p>495616</text:p>
              </table:table-cell>
              <table:table-cell office:value-type="float" office:value="0.00420817569357215">
                <text:p>0.00420817569357215</text:p>
              </table:table-cell>
              <table:table-cell office:value-type="float" office:value="1982464">
                <text:p>1982464</text:p>
              </table:table-cell>
              <table:table-cell office:value-type="float" office:value="0.00389696367695133">
                <text:p>0.003896963676951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48676">
                <text:p>948676</text:p>
              </table:table-cell>
              <table:table-cell office:value-type="float" office:value="1.72358872652718">
                <text:p>1.72358872652718</text:p>
              </table:table-cell>
              <table:table-cell office:value-type="float" office:value="129600">
                <text:p>129600</text:p>
              </table:table-cell>
              <table:table-cell office:value-type="float" office:value="0.0381962448559671">
                <text:p>0.0381962448559671</text:p>
              </table:table-cell>
              <table:table-cell office:value-type="float" office:value="135424">
                <text:p>135424</text:p>
              </table:table-cell>
              <table:table-cell office:value-type="float" office:value="0.0123933221649749">
                <text:p>0.0123933221649749</text:p>
              </table:table-cell>
              <table:table-cell office:value-type="float" office:value="541696">
                <text:p>541696</text:p>
              </table:table-cell>
              <table:table-cell office:value-type="float" office:value="0.00333776573544218">
                <text:p>0.00333776573544218</text:p>
              </table:table-cell>
              <table:table-cell office:value-type="float" office:value="2166784">
                <text:p>2166784</text:p>
              </table:table-cell>
              <table:table-cell office:value-type="float" office:value="0.00335745216934607">
                <text:p>0.003357452169346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32096">
                <text:p>1132096</text:p>
              </table:table-cell>
              <table:table-cell office:value-type="float" office:value="1.70007336531438">
                <text:p>1.70007336531438</text:p>
              </table:table-cell>
              <table:table-cell office:value-type="float" office:value="141376">
                <text:p>141376</text:p>
              </table:table-cell>
              <table:table-cell office:value-type="float" office:value="0.0350267853702937">
                <text:p>0.0350267853702937</text:p>
              </table:table-cell>
              <table:table-cell office:value-type="float" office:value="147456">
                <text:p>147456</text:p>
              </table:table-cell>
              <table:table-cell office:value-type="float" office:value="0.0115119086371528">
                <text:p>0.0115119086371528</text:p>
              </table:table-cell>
              <table:table-cell office:value-type="float" office:value="589824">
                <text:p>589824</text:p>
              </table:table-cell>
              <table:table-cell office:value-type="float" office:value="0.00355739725960626">
                <text:p>0.00355739725960626</text:p>
              </table:table-cell>
              <table:table-cell office:value-type="float" office:value="2359296">
                <text:p>2359296</text:p>
              </table:table-cell>
              <table:table-cell office:value-type="float" office:value="0.00564086768362257">
                <text:p>0.005640867683622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40964">
                <text:p>1340964</text:p>
              </table:table-cell>
              <table:table-cell office:value-type="float" office:value="1.75647857467156">
                <text:p>1.75647857467156</text:p>
              </table:table-cell>
              <table:table-cell office:value-type="float" office:value="153664">
                <text:p>153664</text:p>
              </table:table-cell>
              <table:table-cell office:value-type="float" office:value="0.0438075301054408">
                <text:p>0.0438075301054408</text:p>
              </table:table-cell>
              <table:table-cell office:value-type="float" office:value="160000">
                <text:p>160000</text:p>
              </table:table-cell>
              <table:table-cell office:value-type="float" office:value="0.0104034375">
                <text:p>0.0104034375</text:p>
              </table:table-cell>
              <table:table-cell office:value-type="float" office:value="640000">
                <text:p>640000</text:p>
              </table:table-cell>
              <table:table-cell office:value-type="float" office:value="0.002818640625">
                <text:p>0.002818640625</text:p>
              </table:table-cell>
              <table:table-cell office:value-type="float" office:value="2560000">
                <text:p>2560000</text:p>
              </table:table-cell>
              <table:table-cell office:value-type="float" office:value="0.00279877954101563">
                <text:p>0.002798779541015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77536">
                <text:p>1577536</text:p>
              </table:table-cell>
              <table:table-cell office:value-type="float" office:value="1.9804911383774">
                <text:p>1.9804911383774</text:p>
              </table:table-cell>
              <table:table-cell office:value-type="float" office:value="166464">
                <text:p>166464</text:p>
              </table:table-cell>
              <table:table-cell office:value-type="float" office:value="0.0404033657869145">
                <text:p>0.0404033657869145</text:p>
              </table:table-cell>
              <table:table-cell office:value-type="float" office:value="173056">
                <text:p>173056</text:p>
              </table:table-cell>
              <table:table-cell office:value-type="float" office:value="0.00955098794165339">
                <text:p>0.00955098794165339</text:p>
              </table:table-cell>
              <table:table-cell office:value-type="float" office:value="692224">
                <text:p>692224</text:p>
              </table:table-cell>
              <table:table-cell office:value-type="float" office:value="0.00274857706409397">
                <text:p>0.00274857706409397</text:p>
              </table:table-cell>
              <table:table-cell office:value-type="float" office:value="2768896">
                <text:p>2768896</text:p>
              </table:table-cell>
              <table:table-cell office:value-type="float" office:value="0.00278447788847974">
                <text:p>0.002784477888479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44164">
                <text:p>1844164</text:p>
              </table:table-cell>
              <table:table-cell office:value-type="float" office:value="2.43390840946968">
                <text:p>2.43390840946968</text:p>
              </table:table-cell>
              <table:table-cell office:value-type="float" office:value="179776">
                <text:p>179776</text:p>
              </table:table-cell>
              <table:table-cell office:value-type="float" office:value="0.0373981515571579">
                <text:p>0.0373981515571579</text:p>
              </table:table-cell>
              <table:table-cell office:value-type="float" office:value="186624">
                <text:p>186624</text:p>
              </table:table-cell>
              <table:table-cell office:value-type="float" office:value="0.00937796198654931">
                <text:p>0.00937796198654931</text:p>
              </table:table-cell>
              <table:table-cell office:value-type="float" office:value="746496">
                <text:p>746496</text:p>
              </table:table-cell>
              <table:table-cell office:value-type="float" office:value="0.00240121384143757">
                <text:p>0.00240121384143757</text:p>
              </table:table-cell>
              <table:table-cell office:value-type="float" office:value="2985984">
                <text:p>2985984</text:p>
              </table:table-cell>
              <table:table-cell office:value-type="float" office:value="0.00239658864455477">
                <text:p>0.002396588644554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43296">
                <text:p>2143296</text:p>
              </table:table-cell>
              <table:table-cell office:value-type="float" office:value="2.24412344759808">
                <text:p>2.24412344759808</text:p>
              </table:table-cell>
              <table:table-cell office:value-type="float" office:value="193600">
                <text:p>193600</text:p>
              </table:table-cell>
              <table:table-cell office:value-type="float" office:value="0.0347130329639369">
                <text:p>0.0347130329639369</text:p>
              </table:table-cell>
              <table:table-cell office:value-type="float" office:value="200704">
                <text:p>200704</text:p>
              </table:table-cell>
              <table:table-cell office:value-type="float" office:value="0.00831648490171738">
                <text:p>0.00831648490171738</text:p>
              </table:table-cell>
              <table:table-cell office:value-type="float" office:value="802816">
                <text:p>802816</text:p>
              </table:table-cell>
              <table:table-cell office:value-type="float" office:value="0.00240960691135062">
                <text:p>0.00240960691135062</text:p>
              </table:table-cell>
              <table:table-cell office:value-type="float" office:value="3211264">
                <text:p>3211264</text:p>
              </table:table-cell>
              <table:table-cell office:value-type="float" office:value="0.00246779233999225">
                <text:p>0.002467792339992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77476">
                <text:p>2477476</text:p>
              </table:table-cell>
              <table:table-cell office:value-type="float" office:value="2.84229580392947">
                <text:p>2.84229580392947</text:p>
              </table:table-cell>
              <table:table-cell office:value-type="float" office:value="207936">
                <text:p>207936</text:p>
              </table:table-cell>
              <table:table-cell office:value-type="float" office:value="0.0421451160073545">
                <text:p>0.0421451160073545</text:p>
              </table:table-cell>
              <table:table-cell office:value-type="float" office:value="215296">
                <text:p>215296</text:p>
              </table:table-cell>
              <table:table-cell office:value-type="float" office:value="0.00769993444470356">
                <text:p>0.00769993444470356</text:p>
              </table:table-cell>
              <table:table-cell office:value-type="float" office:value="861184">
                <text:p>861184</text:p>
              </table:table-cell>
              <table:table-cell office:value-type="float" office:value="0.00209698142725396">
                <text:p>0.00209698142725396</text:p>
              </table:table-cell>
              <table:table-cell office:value-type="float" office:value="3444736">
                <text:p>3444736</text:p>
              </table:table-cell>
              <table:table-cell office:value-type="float" office:value="0.00211055348478534">
                <text:p>0.002110553484785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49344">
                <text:p>2849344</text:p>
              </table:table-cell>
              <table:table-cell office:value-type="float" office:value="2.39489781229831">
                <text:p>2.39489781229831</text:p>
              </table:table-cell>
              <table:table-cell office:value-type="float" office:value="222784">
                <text:p>222784</text:p>
              </table:table-cell>
              <table:table-cell office:value-type="float" office:value="0.0392922676642938">
                <text:p>0.0392922676642938</text:p>
              </table:table-cell>
              <table:table-cell office:value-type="float" office:value="230400">
                <text:p>230400</text:p>
              </table:table-cell>
              <table:table-cell office:value-type="float" office:value="0.00715511067708333">
                <text:p>0.00715511067708333</text:p>
              </table:table-cell>
              <table:table-cell office:value-type="float" office:value="921600">
                <text:p>921600</text:p>
              </table:table-cell>
              <table:table-cell office:value-type="float" office:value="0.00205092027452257">
                <text:p>0.00205092027452257</text:p>
              </table:table-cell>
              <table:table-cell office:value-type="float" office:value="3686400">
                <text:p>3686400</text:p>
              </table:table-cell>
              <table:table-cell office:value-type="float" office:value="0.00208750025431315">
                <text:p>0.002087500254313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61636">
                <text:p>3261636</text:p>
              </table:table-cell>
              <table:table-cell office:value-type="float" office:value="2.83684174564486">
                <text:p>2.83684174564486</text:p>
              </table:table-cell>
              <table:table-cell office:value-type="float" office:value="238144">
                <text:p>238144</text:p>
              </table:table-cell>
              <table:table-cell office:value-type="float" office:value="0.0367522760027271">
                <text:p>0.0367522760027271</text:p>
              </table:table-cell>
              <table:table-cell office:value-type="float" office:value="246016">
                <text:p>246016</text:p>
              </table:table-cell>
              <table:table-cell office:value-type="float" office:value="0.0067937162754691">
                <text:p>0.0067937162754691</text:p>
              </table:table-cell>
              <table:table-cell office:value-type="float" office:value="984064">
                <text:p>984064</text:p>
              </table:table-cell>
              <table:table-cell office:value-type="float" office:value="0.00185395285888828">
                <text:p>0.00185395285888828</text:p>
              </table:table-cell>
              <table:table-cell office:value-type="float" office:value="3936256">
                <text:p>3936256</text:p>
              </table:table-cell>
              <table:table-cell office:value-type="float" office:value="0.00184478137449197">
                <text:p>0.001844781374491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17184">
                <text:p>3717184</text:p>
              </table:table-cell>
              <table:table-cell office:value-type="float" office:value="2.55820386204457">
                <text:p>2.55820386204457</text:p>
              </table:table-cell>
              <table:table-cell office:value-type="float" office:value="254016">
                <text:p>254016</text:p>
              </table:table-cell>
              <table:table-cell office:value-type="float" office:value="0.0344459226040504">
                <text:p>0.0344459226040504</text:p>
              </table:table-cell>
              <table:table-cell office:value-type="float" office:value="262144">
                <text:p>262144</text:p>
              </table:table-cell>
              <table:table-cell office:value-type="float" office:value="0.00705206394195557">
                <text:p>0.00705206394195557</text:p>
              </table:table-cell>
              <table:table-cell office:value-type="float" office:value="1048576">
                <text:p>1048576</text:p>
              </table:table-cell>
              <table:table-cell office:value-type="float" office:value="0.00252250581979752">
                <text:p>0.00252250581979752</text:p>
              </table:table-cell>
              <table:table-cell office:value-type="float" office:value="4194304">
                <text:p>4194304</text:p>
              </table:table-cell>
              <table:table-cell office:value-type="float" office:value="0.00358328281436116">
                <text:p>0.003583282814361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18916">
                <text:p>4218916</text:p>
              </table:table-cell>
              <table:table-cell office:value-type="float" office:value="2.81190710489736">
                <text:p>2.81190710489736</text:p>
              </table:table-cell>
              <table:table-cell office:value-type="float" office:value="270400">
                <text:p>270400</text:p>
              </table:table-cell>
              <table:table-cell office:value-type="float" office:value="0.0409429335457442">
                <text:p>0.0409429335457442</text:p>
              </table:table-cell>
              <table:table-cell office:value-type="float" office:value="278784">
                <text:p>278784</text:p>
              </table:table-cell>
              <table:table-cell office:value-type="float" office:value="0.0127410060705192">
                <text:p>0.0127410060705192</text:p>
              </table:table-cell>
              <table:table-cell office:value-type="float" office:value="1115136">
                <text:p>1115136</text:p>
              </table:table-cell>
              <table:table-cell office:value-type="float" office:value="0.00610834585524668">
                <text:p>0.00610834585524668</text:p>
              </table:table-cell>
              <table:table-cell office:value-type="float" office:value="4460544">
                <text:p>4460544</text:p>
              </table:table-cell>
              <table:table-cell office:value-type="float" office:value="0.00161623618411484">
                <text:p>0.001616236184114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69856">
                <text:p>4769856</text:p>
              </table:table-cell>
              <table:table-cell office:value-type="float" office:value="2.69160563803138">
                <text:p>2.69160563803138</text:p>
              </table:table-cell>
              <table:table-cell office:value-type="float" office:value="287296">
                <text:p>287296</text:p>
              </table:table-cell>
              <table:table-cell office:value-type="float" office:value="0.0385223763187294">
                <text:p>0.0385223763187294</text:p>
              </table:table-cell>
              <table:table-cell office:value-type="float" office:value="295936">
                <text:p>295936</text:p>
              </table:table-cell>
              <table:table-cell office:value-type="float" office:value="0.0114459180065165">
                <text:p>0.0114459180065165</text:p>
              </table:table-cell>
              <table:table-cell office:value-type="float" office:value="1183744">
                <text:p>1183744</text:p>
              </table:table-cell>
              <table:table-cell office:value-type="float" office:value="0.00574974884648151">
                <text:p>0.00574974884648151</text:p>
              </table:table-cell>
              <table:table-cell office:value-type="float" office:value="4734976">
                <text:p>4734976</text:p>
              </table:table-cell>
              <table:table-cell office:value-type="float" office:value="0.00163570674257222">
                <text:p>0.001635706742572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73124">
                <text:p>5373124</text:p>
              </table:table-cell>
              <table:table-cell office:value-type="float" office:value="2.92371583852451">
                <text:p>2.92371583852451</text:p>
              </table:table-cell>
              <table:table-cell office:value-type="float" office:value="304704">
                <text:p>304704</text:p>
              </table:table-cell>
              <table:table-cell office:value-type="float" office:value="0.0363075455124517">
                <text:p>0.0363075455124517</text:p>
              </table:table-cell>
              <table:table-cell office:value-type="float" office:value="313600">
                <text:p>313600</text:p>
              </table:table-cell>
              <table:table-cell office:value-type="float" office:value="0.0108106664540816">
                <text:p>0.0108106664540816</text:p>
              </table:table-cell>
              <table:table-cell office:value-type="float" office:value="1254400">
                <text:p>1254400</text:p>
              </table:table-cell>
              <table:table-cell office:value-type="float" office:value="0.00550441730821793">
                <text:p>0.00550441730821793</text:p>
              </table:table-cell>
              <table:table-cell office:value-type="float" office:value="5017600">
                <text:p>5017600</text:p>
              </table:table-cell>
              <table:table-cell office:value-type="float" office:value="0.00143864044990206">
                <text:p>0.001438640449902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031936">
                <text:p>6031936</text:p>
              </table:table-cell>
              <table:table-cell office:value-type="float" office:value="2.85078254570924">
                <text:p>2.85078254570924</text:p>
              </table:table-cell>
              <table:table-cell office:value-type="float" office:value="322624">
                <text:p>322624</text:p>
              </table:table-cell>
              <table:table-cell office:value-type="float" office:value="0.0343083775104006">
                <text:p>0.0343083775104006</text:p>
              </table:table-cell>
              <table:table-cell office:value-type="float" office:value="331776">
                <text:p>331776</text:p>
              </table:table-cell>
              <table:table-cell office:value-type="float" office:value="0.0102619438014403">
                <text:p>0.0102619438014403</text:p>
              </table:table-cell>
              <table:table-cell office:value-type="float" office:value="1327104">
                <text:p>1327104</text:p>
              </table:table-cell>
              <table:table-cell office:value-type="float" office:value="0.00516487639627339">
                <text:p>0.00516487639627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056">
                <text:p>341056</text:p>
              </table:table-cell>
              <table:table-cell office:value-type="float" office:value="0.0400322117992273">
                <text:p>0.0400322117992273</text:p>
              </table:table-cell>
              <table:table-cell office:value-type="float" office:value="350464">
                <text:p>350464</text:p>
              </table:table-cell>
              <table:table-cell office:value-type="float" office:value="0.00973263784351371">
                <text:p>0.00973263784351371</text:p>
              </table:table-cell>
              <table:table-cell office:value-type="float" office:value="1401856">
                <text:p>1401856</text:p>
              </table:table-cell>
              <table:table-cell office:value-type="float" office:value="0.00501602091817581">
                <text:p>0.00501602091817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0">
                <text:p>360000</text:p>
              </table:table-cell>
              <table:table-cell office:value-type="float" office:value="0.0379371666666667">
                <text:p>0.0379371666666667</text:p>
              </table:table-cell>
              <table:table-cell office:value-type="float" office:value="369664">
                <text:p>369664</text:p>
              </table:table-cell>
              <table:table-cell office:value-type="float" office:value="0.00953396459174306">
                <text:p>0.00953396459174306</text:p>
              </table:table-cell>
              <table:table-cell office:value-type="float" office:value="1478656">
                <text:p>1478656</text:p>
              </table:table-cell>
              <table:table-cell office:value-type="float" office:value="0.00472306961880462">
                <text:p>0.00472306961880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9456">
                <text:p>379456</text:p>
              </table:table-cell>
              <table:table-cell office:value-type="float" office:value="0.0361940993997148">
                <text:p>0.0361940993997148</text:p>
              </table:table-cell>
              <table:table-cell office:value-type="float" office:value="389376">
                <text:p>389376</text:p>
              </table:table-cell>
              <table:table-cell office:value-type="float" office:value="0.00905050151247914">
                <text:p>0.00905050151247914</text:p>
              </table:table-cell>
              <table:table-cell office:value-type="float" office:value="1557504">
                <text:p>1557504</text:p>
              </table:table-cell>
              <table:table-cell office:value-type="float" office:value="0.00449131918515384">
                <text:p>0.00449131918515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424">
                <text:p>399424</text:p>
              </table:table-cell>
              <table:table-cell office:value-type="float" office:value="0.0338010112726884">
                <text:p>0.0338010112726884</text:p>
              </table:table-cell>
              <table:table-cell office:value-type="float" office:value="409600">
                <text:p>409600</text:p>
              </table:table-cell>
              <table:table-cell office:value-type="float" office:value="0.00873855972290039">
                <text:p>0.00873855972290039</text:p>
              </table:table-cell>
              <table:table-cell office:value-type="float" office:value="1638400">
                <text:p>1638400</text:p>
              </table:table-cell>
              <table:table-cell office:value-type="float" office:value="0.00455184602737427">
                <text:p>0.00455184602737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04">
                <text:p>419904</text:p>
              </table:table-cell>
              <table:table-cell office:value-type="float" office:value="0.0387979664311278">
                <text:p>0.0387979664311278</text:p>
              </table:table-cell>
              <table:table-cell office:value-type="float" office:value="430336">
                <text:p>430336</text:p>
              </table:table-cell>
              <table:table-cell office:value-type="float" office:value="0.00790931884422019">
                <text:p>0.00790931884422019</text:p>
              </table:table-cell>
              <table:table-cell office:value-type="float" office:value="1721344">
                <text:p>1721344</text:p>
              </table:table-cell>
              <table:table-cell office:value-type="float" office:value="0.00391889167460525">
                <text:p>0.00391889167460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896">
                <text:p>440896</text:p>
              </table:table-cell>
              <table:table-cell office:value-type="float" office:value="0.0373167873810527">
                <text:p>0.0373167873810527</text:p>
              </table:table-cell>
              <table:table-cell office:value-type="float" office:value="451584">
                <text:p>451584</text:p>
              </table:table-cell>
              <table:table-cell office:value-type="float" office:value="0.00772917228182196">
                <text:p>0.00772917228182196</text:p>
              </table:table-cell>
              <table:table-cell office:value-type="float" office:value="1806336">
                <text:p>1806336</text:p>
              </table:table-cell>
              <table:table-cell office:value-type="float" office:value="0.00387291001547568">
                <text:p>0.00387291001547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400">
                <text:p>462400</text:p>
              </table:table-cell>
              <table:table-cell office:value-type="float" office:value="0.0352313568593527">
                <text:p>0.0352313568593527</text:p>
              </table:table-cell>
              <table:table-cell office:value-type="float" office:value="473344">
                <text:p>473344</text:p>
              </table:table-cell>
              <table:table-cell office:value-type="float" office:value="0.00737955549020055">
                <text:p>0.00737955549020055</text:p>
              </table:table-cell>
              <table:table-cell office:value-type="float" office:value="1893376">
                <text:p>1893376</text:p>
              </table:table-cell>
              <table:table-cell office:value-type="float" office:value="0.00365674451166151">
                <text:p>0.00365674451166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416">
                <text:p>484416</text:p>
              </table:table-cell>
              <table:table-cell office:value-type="float" office:value="0.0336070240710749">
                <text:p>0.0336070240710749</text:p>
              </table:table-cell>
              <table:table-cell office:value-type="float" office:value="495616">
                <text:p>495616</text:p>
              </table:table-cell>
              <table:table-cell office:value-type="float" office:value="0.00674945192172239">
                <text:p>0.00674945192172239</text:p>
              </table:table-cell>
              <table:table-cell office:value-type="float" office:value="1982464">
                <text:p>1982464</text:p>
              </table:table-cell>
              <table:table-cell office:value-type="float" office:value="0.0035666369746987">
                <text:p>0.0035666369746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6944">
                <text:p>506944</text:p>
              </table:table-cell>
              <table:table-cell office:value-type="float" office:value="0.0381505472226438">
                <text:p>0.0381505472226438</text:p>
              </table:table-cell>
              <table:table-cell office:value-type="float" office:value="518400">
                <text:p>518400</text:p>
              </table:table-cell>
              <table:table-cell office:value-type="float" office:value="0.00645347061471193">
                <text:p>0.00645347061471193</text:p>
              </table:table-cell>
              <table:table-cell office:value-type="float" office:value="2073600">
                <text:p>2073600</text:p>
              </table:table-cell>
              <table:table-cell office:value-type="float" office:value="0.00327444219393004">
                <text:p>0.00327444219393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984">
                <text:p>529984</text:p>
              </table:table-cell>
              <table:table-cell office:value-type="float" office:value="0.036474807844085">
                <text:p>0.036474807844085</text:p>
              </table:table-cell>
              <table:table-cell office:value-type="float" office:value="541696">
                <text:p>541696</text:p>
              </table:table-cell>
              <table:table-cell office:value-type="float" office:value="0.00617272508774374">
                <text:p>0.00617272508774374</text:p>
              </table:table-cell>
              <table:table-cell office:value-type="float" office:value="2166784">
                <text:p>2166784</text:p>
              </table:table-cell>
              <table:table-cell office:value-type="float" office:value="0.00317115341616684">
                <text:p>0.00317115341616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3536">
                <text:p>553536</text:p>
              </table:table-cell>
              <table:table-cell office:value-type="float" office:value="0.0349333866212391">
                <text:p>0.0349333866212391</text:p>
              </table:table-cell>
              <table:table-cell office:value-type="float" office:value="565504">
                <text:p>565504</text:p>
              </table:table-cell>
              <table:table-cell office:value-type="float" office:value="0.00592510200277756">
                <text:p>0.00592510200277756</text:p>
              </table:table-cell>
              <table:table-cell office:value-type="float" office:value="2262016">
                <text:p>2262016</text:p>
              </table:table-cell>
              <table:table-cell office:value-type="float" office:value="0.00300017542485543">
                <text:p>0.00300017542485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7600">
                <text:p>577600</text:p>
              </table:table-cell>
              <table:table-cell office:value-type="float" office:value="0.033469727274384">
                <text:p>0.033469727274384</text:p>
              </table:table-cell>
              <table:table-cell office:value-type="float" office:value="589824">
                <text:p>589824</text:p>
              </table:table-cell>
              <table:table-cell office:value-type="float" office:value="0.00578073660532634">
                <text:p>0.00578073660532634</text:p>
              </table:table-cell>
              <table:table-cell office:value-type="float" office:value="2359296">
                <text:p>2359296</text:p>
              </table:table-cell>
              <table:table-cell office:value-type="float" office:value="0.00422411329216427">
                <text:p>0.00422411329216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2176">
                <text:p>602176</text:p>
              </table:table-cell>
              <table:table-cell office:value-type="float" office:value="0.0379943270857963">
                <text:p>0.0379943270857963</text:p>
              </table:table-cell>
              <table:table-cell office:value-type="float" office:value="614656">
                <text:p>614656</text:p>
              </table:table-cell>
              <table:table-cell office:value-type="float" office:value="0.00945292312833088">
                <text:p>0.00945292312833088</text:p>
              </table:table-cell>
              <table:table-cell office:value-type="float" office:value="2458624">
                <text:p>2458624</text:p>
              </table:table-cell>
              <table:table-cell office:value-type="float" office:value="0.00278214276957106">
                <text:p>0.00278214276957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7264">
                <text:p>627264</text:p>
              </table:table-cell>
              <table:table-cell office:value-type="float" office:value="0.0361163599764093">
                <text:p>0.0361163599764093</text:p>
              </table:table-cell>
              <table:table-cell office:value-type="float" office:value="640000">
                <text:p>640000</text:p>
              </table:table-cell>
              <table:table-cell office:value-type="float" office:value="0.009080935546875">
                <text:p>0.009080935546875</text:p>
              </table:table-cell>
              <table:table-cell office:value-type="float" office:value="2560000">
                <text:p>2560000</text:p>
              </table:table-cell>
              <table:table-cell office:value-type="float" office:value="0.00269078540039063">
                <text:p>0.00269078540039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2864">
                <text:p>652864</text:p>
              </table:table-cell>
              <table:table-cell office:value-type="float" office:value="0.0346879838543542">
                <text:p>0.0346879838543542</text:p>
              </table:table-cell>
              <table:table-cell office:value-type="float" office:value="665856">
                <text:p>665856</text:p>
              </table:table-cell>
              <table:table-cell office:value-type="float" office:value="0.00872150792716885">
                <text:p>0.00872150792716885</text:p>
              </table:table-cell>
              <table:table-cell office:value-type="float" office:value="2663424">
                <text:p>2663424</text:p>
              </table:table-cell>
              <table:table-cell office:value-type="float" office:value="0.0025806440374142">
                <text:p>0.0025806440374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8976">
                <text:p>678976</text:p>
              </table:table-cell>
              <table:table-cell office:value-type="float" office:value="0.0336839246988269">
                <text:p>0.0336839246988269</text:p>
              </table:table-cell>
              <table:table-cell office:value-type="float" office:value="692224">
                <text:p>692224</text:p>
              </table:table-cell>
              <table:table-cell office:value-type="float" office:value="0.00837756483783817">
                <text:p>0.00837756483783817</text:p>
              </table:table-cell>
              <table:table-cell office:value-type="float" office:value="2768896">
                <text:p>2768896</text:p>
              </table:table-cell>
              <table:table-cell office:value-type="float" office:value="0.00251695075575525">
                <text:p>0.0025169507557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5600">
                <text:p>705600</text:p>
              </table:table-cell>
              <table:table-cell office:value-type="float" office:value="0.0371999362244898">
                <text:p>0.0371999362244898</text:p>
              </table:table-cell>
              <table:table-cell office:value-type="float" office:value="719104">
                <text:p>719104</text:p>
              </table:table-cell>
              <table:table-cell office:value-type="float" office:value="0.00807003681625604">
                <text:p>0.00807003681625604</text:p>
              </table:table-cell>
              <table:table-cell office:value-type="float" office:value="2876416">
                <text:p>2876416</text:p>
              </table:table-cell>
              <table:table-cell office:value-type="float" office:value="0.00241476617147408">
                <text:p>0.00241476617147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2736">
                <text:p>732736</text:p>
              </table:table-cell>
              <table:table-cell office:value-type="float" office:value="0.0358263715666511">
                <text:p>0.0358263715666511</text:p>
              </table:table-cell>
              <table:table-cell office:value-type="float" office:value="746496">
                <text:p>746496</text:p>
              </table:table-cell>
              <table:table-cell office:value-type="float" office:value="0.00777938231119494">
                <text:p>0.00777938231119494</text:p>
              </table:table-cell>
              <table:table-cell office:value-type="float" office:value="2985984">
                <text:p>2985984</text:p>
              </table:table-cell>
              <table:table-cell office:value-type="float" office:value="0.00230420971221994">
                <text:p>0.0023042097122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0384">
                <text:p>760384</text:p>
              </table:table-cell>
              <table:table-cell office:value-type="float" office:value="0.0345159545534309">
                <text:p>0.0345159545534309</text:p>
              </table:table-cell>
              <table:table-cell office:value-type="float" office:value="774400">
                <text:p>774400</text:p>
              </table:table-cell>
              <table:table-cell office:value-type="float" office:value="0.00752864534419609">
                <text:p>0.00752864534419609</text:p>
              </table:table-cell>
              <table:table-cell office:value-type="float" office:value="3097600">
                <text:p>3097600</text:p>
              </table:table-cell>
              <table:table-cell office:value-type="float" office:value="0.00221029899247511">
                <text:p>0.00221029899247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8544">
                <text:p>788544</text:p>
              </table:table-cell>
              <table:table-cell office:value-type="float" office:value="0.0335387889715866">
                <text:p>0.0335387889715866</text:p>
              </table:table-cell>
              <table:table-cell office:value-type="float" office:value="802816">
                <text:p>802816</text:p>
              </table:table-cell>
              <table:table-cell office:value-type="float" office:value="0.00720617861511408">
                <text:p>0.00720617861511408</text:p>
              </table:table-cell>
              <table:table-cell office:value-type="float" office:value="3211264">
                <text:p>3211264</text:p>
              </table:table-cell>
              <table:table-cell office:value-type="float" office:value="0.00237290991291013">
                <text:p>0.0023729099129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7216">
                <text:p>817216</text:p>
              </table:table-cell>
              <table:table-cell office:value-type="float" office:value="0.0368452267816067">
                <text:p>0.0368452267816067</text:p>
              </table:table-cell>
              <table:table-cell office:value-type="float" office:value="831744">
                <text:p>831744</text:p>
              </table:table-cell>
              <table:table-cell office:value-type="float" office:value="0.00721586604709344">
                <text:p>0.00721586604709344</text:p>
              </table:table-cell>
              <table:table-cell office:value-type="float" office:value="3326976">
                <text:p>3326976</text:p>
              </table:table-cell>
              <table:table-cell office:value-type="float" office:value="0.00206274327449944">
                <text:p>0.00206274327449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6400">
                <text:p>846400</text:p>
              </table:table-cell>
              <table:table-cell office:value-type="float" office:value="0.0355761216302293">
                <text:p>0.0355761216302293</text:p>
              </table:table-cell>
              <table:table-cell office:value-type="float" office:value="861184">
                <text:p>861184</text:p>
              </table:table-cell>
              <table:table-cell office:value-type="float" office:value="0.00672223202450708">
                <text:p>0.00672223202450708</text:p>
              </table:table-cell>
              <table:table-cell office:value-type="float" office:value="3444736">
                <text:p>3444736</text:p>
              </table:table-cell>
              <table:table-cell office:value-type="float" office:value="0.00201293217690552">
                <text:p>0.002012932176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6096">
                <text:p>876096</text:p>
              </table:table-cell>
              <table:table-cell office:value-type="float" office:value="0.0343757953407752">
                <text:p>0.0343757953407752</text:p>
              </table:table-cell>
              <table:table-cell office:value-type="float" office:value="891136">
                <text:p>891136</text:p>
              </table:table-cell>
              <table:table-cell office:value-type="float" office:value="0.00655986515136345">
                <text:p>0.00655986515136345</text:p>
              </table:table-cell>
              <table:table-cell office:value-type="float" office:value="3564544">
                <text:p>3564544</text:p>
              </table:table-cell>
              <table:table-cell office:value-type="float" office:value="0.00192675223377991">
                <text:p>0.00192675223377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6304">
                <text:p>906304</text:p>
              </table:table-cell>
              <table:table-cell office:value-type="float" office:value="0.0332276683071894">
                <text:p>0.0332276683071894</text:p>
              </table:table-cell>
              <table:table-cell office:value-type="float" office:value="921600">
                <text:p>921600</text:p>
              </table:table-cell>
              <table:table-cell office:value-type="float" office:value="0.00627173868815104">
                <text:p>0.00627173868815104</text:p>
              </table:table-cell>
              <table:table-cell office:value-type="float" office:value="3686400">
                <text:p>3686400</text:p>
              </table:table-cell>
              <table:table-cell office:value-type="float" office:value="0.00192599487304688">
                <text:p>0.00192599487304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7024">
                <text:p>937024</text:p>
              </table:table-cell>
              <table:table-cell office:value-type="float" office:value="0.0367353128998945">
                <text:p>0.0367353128998945</text:p>
              </table:table-cell>
              <table:table-cell office:value-type="float" office:value="952576">
                <text:p>952576</text:p>
              </table:table-cell>
              <table:table-cell office:value-type="float" office:value="0.00608030096337909">
                <text:p>0.00608030096337909</text:p>
              </table:table-cell>
              <table:table-cell office:value-type="float" office:value="3810304">
                <text:p>3810304</text:p>
              </table:table-cell>
              <table:table-cell office:value-type="float" office:value="0.00180683272705094">
                <text:p>0.0018068327270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8256">
                <text:p>968256</text:p>
              </table:table-cell>
              <table:table-cell office:value-type="float" office:value="0.0353659462313131">
                <text:p>0.0353659462313131</text:p>
              </table:table-cell>
              <table:table-cell office:value-type="float" office:value="984064">
                <text:p>984064</text:p>
              </table:table-cell>
              <table:table-cell office:value-type="float" office:value="0.00589689530257408">
                <text:p>0.00589689530257408</text:p>
              </table:table-cell>
              <table:table-cell office:value-type="float" office:value="3936256">
                <text:p>3936256</text:p>
              </table:table-cell>
              <table:table-cell office:value-type="float" office:value="0.00175347103620719">
                <text:p>0.00175347103620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0.034250529">
                <text:p>0.034250529</text:p>
              </table:table-cell>
              <table:table-cell office:value-type="float" office:value="1016064">
                <text:p>1016064</text:p>
              </table:table-cell>
              <table:table-cell office:value-type="float" office:value="0.00568867955168178">
                <text:p>0.00568867955168178</text:p>
              </table:table-cell>
              <table:table-cell office:value-type="float" office:value="4064256">
                <text:p>4064256</text:p>
              </table:table-cell>
              <table:table-cell office:value-type="float" office:value="0.00170612956502459">
                <text:p>0.00170612956502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2256">
                <text:p>1032256</text:p>
              </table:table-cell>
              <table:table-cell office:value-type="float" office:value="0.0331807369138853">
                <text:p>0.0331807369138853</text:p>
              </table:table-cell>
              <table:table-cell office:value-type="float" office:value="1048576">
                <text:p>1048576</text:p>
              </table:table-cell>
              <table:table-cell office:value-type="float" office:value="0.00691138207912445">
                <text:p>0.00691138207912445</text:p>
              </table:table-cell>
              <table:table-cell office:value-type="float" office:value="4194304">
                <text:p>4194304</text:p>
              </table:table-cell>
              <table:table-cell office:value-type="float" office:value="0.00300037872511894">
                <text:p>0.00300037872511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5024">
                <text:p>1065024</text:p>
              </table:table-cell>
              <table:table-cell office:value-type="float" office:value="0.036363221381276">
                <text:p>0.036363221381276</text:p>
              </table:table-cell>
              <table:table-cell office:value-type="float" office:value="1081600">
                <text:p>1081600</text:p>
              </table:table-cell>
              <table:table-cell office:value-type="float" office:value="0.00829750440942194">
                <text:p>0.00829750440942194</text:p>
              </table:table-cell>
              <table:table-cell office:value-type="float" office:value="4326400">
                <text:p>4326400</text:p>
              </table:table-cell>
              <table:table-cell office:value-type="float" office:value="0.00344715538945152">
                <text:p>0.00344715538945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8304">
                <text:p>1098304</text:p>
              </table:table-cell>
              <table:table-cell office:value-type="float" office:value="0.0351995471518947">
                <text:p>0.0351995471518947</text:p>
              </table:table-cell>
              <table:table-cell office:value-type="float" office:value="1115136">
                <text:p>1115136</text:p>
              </table:table-cell>
              <table:table-cell office:value-type="float" office:value="0.00813973790885351">
                <text:p>0.00813973790885351</text:p>
              </table:table-cell>
              <table:table-cell office:value-type="float" office:value="4460544">
                <text:p>4460544</text:p>
              </table:table-cell>
              <table:table-cell office:value-type="float" office:value="0.00336832036477654">
                <text:p>0.00336832036477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2096">
                <text:p>1132096</text:p>
              </table:table-cell>
              <table:table-cell office:value-type="float" office:value="0.0341504338403035">
                <text:p>0.0341504338403035</text:p>
              </table:table-cell>
              <table:table-cell office:value-type="float" office:value="1149184">
                <text:p>1149184</text:p>
              </table:table-cell>
              <table:table-cell office:value-type="float" office:value="0.00791634071615358">
                <text:p>0.00791634071615358</text:p>
              </table:table-cell>
              <table:table-cell office:value-type="float" office:value="4596736">
                <text:p>4596736</text:p>
              </table:table-cell>
              <table:table-cell office:value-type="float" office:value="0.00325758432300594">
                <text:p>0.00325758432300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6400">
                <text:p>1166400</text:p>
              </table:table-cell>
              <table:table-cell office:value-type="float" office:value="0.0331451831847279">
                <text:p>0.0331451831847279</text:p>
              </table:table-cell>
              <table:table-cell office:value-type="float" office:value="1183744">
                <text:p>1183744</text:p>
              </table:table-cell>
              <table:table-cell office:value-type="float" office:value="0.00758803150402949">
                <text:p>0.00758803150402949</text:p>
              </table:table-cell>
              <table:table-cell office:value-type="float" office:value="4734976">
                <text:p>4734976</text:p>
              </table:table-cell>
              <table:table-cell office:value-type="float" office:value="0.00320656528158438">
                <text:p>0.00320656528158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1216">
                <text:p>1201216</text:p>
              </table:table-cell>
              <table:table-cell office:value-type="float" office:value="0.0362347761628314">
                <text:p>0.0362347761628314</text:p>
              </table:table-cell>
              <table:table-cell office:value-type="float" office:value="1218816">
                <text:p>1218816</text:p>
              </table:table-cell>
              <table:table-cell office:value-type="float" office:value="0.00769841699185753">
                <text:p>0.00769841699185753</text:p>
              </table:table-cell>
              <table:table-cell office:value-type="float" office:value="4875264">
                <text:p>4875264</text:p>
              </table:table-cell>
              <table:table-cell office:value-type="float" office:value="0.00307033735261177">
                <text:p>0.0030703373526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6544">
                <text:p>1236544</text:p>
              </table:table-cell>
              <table:table-cell office:value-type="float" office:value="0.0350360983177901">
                <text:p>0.0350360983177901</text:p>
              </table:table-cell>
              <table:table-cell office:value-type="float" office:value="1254400">
                <text:p>1254400</text:p>
              </table:table-cell>
              <table:table-cell office:value-type="float" office:value="0.00730025809151786">
                <text:p>0.00730025809151786</text:p>
              </table:table-cell>
              <table:table-cell office:value-type="float" office:value="5017600">
                <text:p>5017600</text:p>
              </table:table-cell>
              <table:table-cell office:value-type="float" office:value="0.00301893486712486">
                <text:p>0.00301893486712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2384">
                <text:p>1272384</text:p>
              </table:table-cell>
              <table:table-cell office:value-type="float" office:value="0.0341811935102958">
                <text:p>0.0341811935102958</text:p>
              </table:table-cell>
              <table:table-cell office:value-type="float" office:value="1290496">
                <text:p>1290496</text:p>
              </table:table-cell>
              <table:table-cell office:value-type="float" office:value="0.00696185398351476">
                <text:p>0.0069618539835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8736">
                <text:p>1308736</text:p>
              </table:table-cell>
              <table:table-cell office:value-type="float" office:value="0.03322383707895">
                <text:p>0.03322383707895</text:p>
              </table:table-cell>
              <table:table-cell office:value-type="float" office:value="1327104">
                <text:p>1327104</text:p>
              </table:table-cell>
              <table:table-cell office:value-type="float" office:value="0.00691453910168306">
                <text:p>0.00691453910168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5600">
                <text:p>1345600</text:p>
              </table:table-cell>
              <table:table-cell office:value-type="float" office:value="0.0358742933545861">
                <text:p>0.0358742933545861</text:p>
              </table:table-cell>
              <table:table-cell office:value-type="float" office:value="1364224">
                <text:p>1364224</text:p>
              </table:table-cell>
              <table:table-cell office:value-type="float" office:value="0.00659291899418117">
                <text:p>0.00659291899418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2976">
                <text:p>1382976</text:p>
              </table:table-cell>
              <table:table-cell office:value-type="float" office:value="0.0349051831790609">
                <text:p>0.0349051831790609</text:p>
              </table:table-cell>
              <table:table-cell office:value-type="float" office:value="1401856">
                <text:p>1401856</text:p>
              </table:table-cell>
              <table:table-cell office:value-type="float" office:value="0.00641414267363545">
                <text:p>0.00641414267363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0864">
                <text:p>1420864</text:p>
              </table:table-cell>
              <table:table-cell office:value-type="float" office:value="0.0340755807308774">
                <text:p>0.0340755807308774</text:p>
              </table:table-cell>
              <table:table-cell office:value-type="float" office:value="1440000">
                <text:p>1440000</text:p>
              </table:table-cell>
              <table:table-cell office:value-type="float" office:value="0.00624238715277778">
                <text:p>0.006242387152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9264">
                <text:p>1459264</text:p>
              </table:table-cell>
              <table:table-cell office:value-type="float" office:value="0.0330850344206903">
                <text:p>0.0330850344206903</text:p>
              </table:table-cell>
              <table:table-cell office:value-type="float" office:value="1478656">
                <text:p>1478656</text:p>
              </table:table-cell>
              <table:table-cell office:value-type="float" office:value="0.00608863891743939">
                <text:p>0.00608863891743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8176">
                <text:p>1498176</text:p>
              </table:table-cell>
              <table:table-cell office:value-type="float" office:value="0.0357869172181346">
                <text:p>0.0357869172181346</text:p>
              </table:table-cell>
              <table:table-cell office:value-type="float" office:value="1517824">
                <text:p>1517824</text:p>
              </table:table-cell>
              <table:table-cell office:value-type="float" office:value="0.00590922902975387">
                <text:p>0.00590922902975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7600">
                <text:p>1537600</text:p>
              </table:table-cell>
              <table:table-cell office:value-type="float" office:value="0.0347737587484475">
                <text:p>0.0347737587484475</text:p>
              </table:table-cell>
              <table:table-cell office:value-type="float" office:value="1557504">
                <text:p>1557504</text:p>
              </table:table-cell>
              <table:table-cell office:value-type="float" office:value="0.00577233052667305">
                <text:p>0.00577233052667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7536">
                <text:p>1577536</text:p>
              </table:table-cell>
              <table:table-cell office:value-type="float" office:value="0.0339851814055324">
                <text:p>0.0339851814055324</text:p>
              </table:table-cell>
              <table:table-cell office:value-type="float" office:value="1597696">
                <text:p>1597696</text:p>
              </table:table-cell>
              <table:table-cell office:value-type="float" office:value="0.00563622088513155">
                <text:p>0.00563622088513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7984">
                <text:p>1617984</text:p>
              </table:table-cell>
              <table:table-cell office:value-type="float" office:value="0.0331138061257503">
                <text:p>0.0331138061257503</text:p>
              </table:table-cell>
              <table:table-cell office:value-type="float" office:value="1638400">
                <text:p>1638400</text:p>
              </table:table-cell>
              <table:table-cell office:value-type="float" office:value="0.00568548488616943">
                <text:p>0.00568548488616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8944">
                <text:p>1658944</text:p>
              </table:table-cell>
              <table:table-cell office:value-type="float" office:value="0.0356099004820787">
                <text:p>0.0356099004820787</text:p>
              </table:table-cell>
              <table:table-cell office:value-type="float" office:value="1679616">
                <text:p>1679616</text:p>
              </table:table-cell>
              <table:table-cell office:value-type="float" office:value="0.00766387145104066">
                <text:p>0.00766387145104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0416">
                <text:p>1700416</text:p>
              </table:table-cell>
              <table:table-cell office:value-type="float" office:value="0.0346700206432343">
                <text:p>0.0346700206432343</text:p>
              </table:table-cell>
              <table:table-cell office:value-type="float" office:value="1721344">
                <text:p>1721344</text:p>
              </table:table-cell>
              <table:table-cell office:value-type="float" office:value="0.00755212356824866">
                <text:p>0.00755212356824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2400">
                <text:p>1742400</text:p>
              </table:table-cell>
              <table:table-cell office:value-type="float" office:value="0.0341180059896486">
                <text:p>0.0341180059896486</text:p>
              </table:table-cell>
              <table:table-cell office:value-type="float" office:value="1763584">
                <text:p>1763584</text:p>
              </table:table-cell>
              <table:table-cell office:value-type="float" office:value="0.00731035391156366">
                <text:p>0.00731035391156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4896">
                <text:p>1784896</text:p>
              </table:table-cell>
              <table:table-cell office:value-type="float" office:value="0.0330240445549433">
                <text:p>0.0330240445549433</text:p>
              </table:table-cell>
              <table:table-cell office:value-type="float" office:value="1806336">
                <text:p>1806336</text:p>
              </table:table-cell>
              <table:table-cell office:value-type="float" office:value="0.00714110215968363">
                <text:p>0.00714110215968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7904">
                <text:p>1827904</text:p>
              </table:table-cell>
              <table:table-cell office:value-type="float" office:value="0.0354894779637282">
                <text:p>0.0354894779637282</text:p>
              </table:table-cell>
              <table:table-cell office:value-type="float" office:value="1849600">
                <text:p>1849600</text:p>
              </table:table-cell>
              <table:table-cell office:value-type="float" office:value="0.00696369723819459">
                <text:p>0.00696369723819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1424">
                <text:p>1871424</text:p>
              </table:table-cell>
              <table:table-cell office:value-type="float" office:value="0.0345613645572907">
                <text:p>0.0345613645572907</text:p>
              </table:table-cell>
              <table:table-cell office:value-type="float" office:value="1893376">
                <text:p>1893376</text:p>
              </table:table-cell>
              <table:table-cell office:value-type="float" office:value="0.00680662401261642">
                <text:p>0.00680662401261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5456">
                <text:p>1915456</text:p>
              </table:table-cell>
              <table:table-cell office:value-type="float" office:value="0.0338329592523597">
                <text:p>0.0338329592523597</text:p>
              </table:table-cell>
              <table:table-cell office:value-type="float" office:value="1937664">
                <text:p>1937664</text:p>
              </table:table-cell>
              <table:table-cell office:value-type="float" office:value="0.00665456019420185">
                <text:p>0.00665456019420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0000">
                <text:p>1960000</text:p>
              </table:table-cell>
              <table:table-cell office:value-type="float" office:value="0.033346236516035">
                <text:p>0.033346236516035</text:p>
              </table:table-cell>
              <table:table-cell office:value-type="float" office:value="1982464">
                <text:p>1982464</text:p>
              </table:table-cell>
              <table:table-cell office:value-type="float" office:value="0.0065132616875675">
                <text:p>0.0065132616875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5056">
                <text:p>2005056</text:p>
              </table:table-cell>
              <table:table-cell office:value-type="float" office:value="0.0353603949385445">
                <text:p>0.0353603949385445</text:p>
              </table:table-cell>
              <table:table-cell office:value-type="float" office:value="2027776">
                <text:p>2027776</text:p>
              </table:table-cell>
              <table:table-cell office:value-type="float" office:value="0.0064343701554829">
                <text:p>0.0064343701554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0624">
                <text:p>2050624</text:p>
              </table:table-cell>
              <table:table-cell office:value-type="float" office:value="0.0345326766947647">
                <text:p>0.0345326766947647</text:p>
              </table:table-cell>
              <table:table-cell office:value-type="float" office:value="2073600">
                <text:p>2073600</text:p>
              </table:table-cell>
              <table:table-cell office:value-type="float" office:value="0.00628458960262346">
                <text:p>0.00628458960262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6704">
                <text:p>2096704</text:p>
              </table:table-cell>
              <table:table-cell office:value-type="float" office:value="0.0338017592563276">
                <text:p>0.0338017592563276</text:p>
              </table:table-cell>
              <table:table-cell office:value-type="float" office:value="2119936">
                <text:p>2119936</text:p>
              </table:table-cell>
              <table:table-cell office:value-type="float" office:value="0.00608672804325173">
                <text:p>0.00608672804325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3296">
                <text:p>2143296</text:p>
              </table:table-cell>
              <table:table-cell office:value-type="float" office:value="0.0330179010486193">
                <text:p>0.0330179010486193</text:p>
              </table:table-cell>
              <table:table-cell office:value-type="float" office:value="2166784">
                <text:p>2166784</text:p>
              </table:table-cell>
              <table:table-cell office:value-type="float" office:value="0.00595002947616295">
                <text:p>0.00595002947616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0400">
                <text:p>2190400</text:p>
              </table:table-cell>
              <table:table-cell office:value-type="float" office:value="0.0351547647103824">
                <text:p>0.0351547647103824</text:p>
              </table:table-cell>
              <table:table-cell office:value-type="float" office:value="2214144">
                <text:p>2214144</text:p>
              </table:table-cell>
              <table:table-cell office:value-type="float" office:value="0.00581904047270055">
                <text:p>0.00581904047270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8016">
                <text:p>2238016</text:p>
              </table:table-cell>
              <table:table-cell office:value-type="float" office:value="0.0344701509424199">
                <text:p>0.0344701509424199</text:p>
              </table:table-cell>
              <table:table-cell office:value-type="float" office:value="2262016">
                <text:p>2262016</text:p>
              </table:table-cell>
              <table:table-cell office:value-type="float" office:value="0.0057043915105027">
                <text:p>0.0057043915105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6144">
                <text:p>2286144</text:p>
              </table:table-cell>
              <table:table-cell office:value-type="float" office:value="0.0337417702624684">
                <text:p>0.0337417702624684</text:p>
              </table:table-cell>
              <table:table-cell office:value-type="float" office:value="2310400">
                <text:p>2310400</text:p>
              </table:table-cell>
              <table:table-cell office:value-type="float" office:value="0.0055875073466431">
                <text:p>0.0055875073466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4784">
                <text:p>2334784</text:p>
              </table:table-cell>
              <table:table-cell office:value-type="float" office:value="0.0329931587738565">
                <text:p>0.0329931587738565</text:p>
              </table:table-cell>
              <table:table-cell office:value-type="float" office:value="2359296">
                <text:p>2359296</text:p>
              </table:table-cell>
              <table:table-cell office:value-type="float" office:value="0.00647528221209844">
                <text:p>0.00647528221209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3936">
                <text:p>2383936</text:p>
              </table:table-cell>
              <table:table-cell office:value-type="float" office:value="0.0350853879049262">
                <text:p>0.0350853879049262</text:p>
              </table:table-cell>
              <table:table-cell office:value-type="float" office:value="2408704">
                <text:p>2408704</text:p>
              </table:table-cell>
              <table:table-cell office:value-type="float" office:value="0.00731787336697056">
                <text:p>0.00731787336697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3600">
                <text:p>2433600</text:p>
              </table:table-cell>
              <table:table-cell office:value-type="float" office:value="0.0343330196163961">
                <text:p>0.0343330196163961</text:p>
              </table:table-cell>
              <table:table-cell office:value-type="float" office:value="2458624">
                <text:p>2458624</text:p>
              </table:table-cell>
              <table:table-cell office:value-type="float" office:value="0.00711418028448234">
                <text:p>0.00711418028448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3776">
                <text:p>2483776</text:p>
              </table:table-cell>
              <table:table-cell office:value-type="float" office:value="0.0338262038114426">
                <text:p>0.0338262038114426</text:p>
              </table:table-cell>
              <table:table-cell office:value-type="float" office:value="2509056">
                <text:p>2509056</text:p>
              </table:table-cell>
              <table:table-cell office:value-type="float" office:value="0.00696634692308763">
                <text:p>0.00696634692308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4464">
                <text:p>2534464</text:p>
              </table:table-cell>
              <table:table-cell office:value-type="float" office:value="0.0329959258371413">
                <text:p>0.0329959258371413</text:p>
              </table:table-cell>
              <table:table-cell office:value-type="float" office:value="2560000">
                <text:p>2560000</text:p>
              </table:table-cell>
              <table:table-cell office:value-type="float" office:value="0.0068606396484375">
                <text:p>0.006860639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5664">
                <text:p>2585664</text:p>
              </table:table-cell>
              <table:table-cell office:value-type="float" office:value="0.0359939126580656">
                <text:p>0.0359939126580656</text:p>
              </table:table-cell>
              <table:table-cell office:value-type="float" office:value="2611456">
                <text:p>2611456</text:p>
              </table:table-cell>
              <table:table-cell office:value-type="float" office:value="0.00679843589663057">
                <text:p>0.00679843589663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7376">
                <text:p>2637376</text:p>
              </table:table-cell>
              <table:table-cell office:value-type="float" office:value="0.0343772716731166">
                <text:p>0.0343772716731166</text:p>
              </table:table-cell>
              <table:table-cell office:value-type="float" office:value="2663424">
                <text:p>2663424</text:p>
              </table:table-cell>
              <table:table-cell office:value-type="float" office:value="0.00662582538602234">
                <text:p>0.00662582538602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9600">
                <text:p>2689600</text:p>
              </table:table-cell>
              <table:table-cell office:value-type="float" office:value="0.0336800476269932">
                <text:p>0.0336800476269932</text:p>
              </table:table-cell>
              <table:table-cell office:value-type="float" office:value="2715904">
                <text:p>2715904</text:p>
              </table:table-cell>
              <table:table-cell office:value-type="float" office:value="0.00644062423106652">
                <text:p>0.0064406242310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2336">
                <text:p>2742336</text:p>
              </table:table-cell>
              <table:table-cell office:value-type="float" office:value="0.033005128537828">
                <text:p>0.033005128537828</text:p>
              </table:table-cell>
              <table:table-cell office:value-type="float" office:value="2768896">
                <text:p>2768896</text:p>
              </table:table-cell>
              <table:table-cell office:value-type="float" office:value="0.00631100707125761">
                <text:p>0.00631100707125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5584">
                <text:p>2795584</text:p>
              </table:table-cell>
              <table:table-cell office:value-type="float" office:value="0.0348868555434085">
                <text:p>0.0348868555434085</text:p>
              </table:table-cell>
              <table:table-cell office:value-type="float" office:value="2822400">
                <text:p>2822400</text:p>
              </table:table-cell>
              <table:table-cell office:value-type="float" office:value="0.00619679047214124">
                <text:p>0.00619679047214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9344">
                <text:p>2849344</text:p>
              </table:table-cell>
              <table:table-cell office:value-type="float" office:value="0.034204854908451">
                <text:p>0.034204854908451</text:p>
              </table:table-cell>
              <table:table-cell office:value-type="float" office:value="2876416">
                <text:p>2876416</text:p>
              </table:table-cell>
              <table:table-cell office:value-type="float" office:value="0.00607579199483099">
                <text:p>0.00607579199483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3616">
                <text:p>2903616</text:p>
              </table:table-cell>
              <table:table-cell office:value-type="float" office:value="0.0338084562999678">
                <text:p>0.0338084562999678</text:p>
              </table:table-cell>
              <table:table-cell office:value-type="float" office:value="2930944">
                <text:p>2930944</text:p>
              </table:table-cell>
              <table:table-cell office:value-type="float" office:value="0.00607150383413837">
                <text:p>0.00607150383413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8400">
                <text:p>2958400</text:p>
              </table:table-cell>
              <table:table-cell office:value-type="float" office:value="0.033037197786044">
                <text:p>0.033037197786044</text:p>
              </table:table-cell>
              <table:table-cell office:value-type="float" office:value="2985984">
                <text:p>2985984</text:p>
              </table:table-cell>
              <table:table-cell office:value-type="float" office:value="0.00585772376692053">
                <text:p>0.00585772376692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3696">
                <text:p>3013696</text:p>
              </table:table-cell>
              <table:table-cell office:value-type="float" office:value="0.0347895823700913">
                <text:p>0.0347895823700913</text:p>
              </table:table-cell>
              <table:table-cell office:value-type="float" office:value="3041536">
                <text:p>3041536</text:p>
              </table:table-cell>
              <table:table-cell office:value-type="float" office:value="0.0057449698716327">
                <text:p>0.0057449698716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69504">
                <text:p>3069504</text:p>
              </table:table-cell>
              <table:table-cell office:value-type="float" office:value="0.0343570389525965">
                <text:p>0.0343570389525965</text:p>
              </table:table-cell>
              <table:table-cell office:value-type="float" office:value="3097600">
                <text:p>3097600</text:p>
              </table:table-cell>
              <table:table-cell office:value-type="float" office:value="0.0056484380502794">
                <text:p>0.0056484380502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25824">
                <text:p>3125824</text:p>
              </table:table-cell>
              <table:table-cell office:value-type="float" office:value="0.0335624279060686">
                <text:p>0.0335624279060686</text:p>
              </table:table-cell>
              <table:table-cell office:value-type="float" office:value="3154176">
                <text:p>3154176</text:p>
              </table:table-cell>
              <table:table-cell office:value-type="float" office:value="0.00558747462994404">
                <text:p>0.00558747462994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2656">
                <text:p>3182656</text:p>
              </table:table-cell>
              <table:table-cell office:value-type="float" office:value="0.0329681751423996">
                <text:p>0.0329681751423996</text:p>
              </table:table-cell>
              <table:table-cell office:value-type="float" office:value="3211264">
                <text:p>3211264</text:p>
              </table:table-cell>
              <table:table-cell office:value-type="float" office:value="0.00560584603523722">
                <text:p>0.00560584603523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0000">
                <text:p>3240000</text:p>
              </table:table-cell>
              <table:table-cell office:value-type="float" office:value="0.0347299387860082">
                <text:p>0.0347299387860082</text:p>
              </table:table-cell>
              <table:table-cell office:value-type="float" office:value="3268864">
                <text:p>3268864</text:p>
              </table:table-cell>
              <table:table-cell office:value-type="float" office:value="0.00696708201505807">
                <text:p>0.00696708201505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7856">
                <text:p>3297856</text:p>
              </table:table-cell>
              <table:table-cell office:value-type="float" office:value="0.0342034904263097">
                <text:p>0.0342034904263097</text:p>
              </table:table-cell>
              <table:table-cell office:value-type="float" office:value="3326976">
                <text:p>3326976</text:p>
              </table:table-cell>
              <table:table-cell office:value-type="float" office:value="0.00752332084593843">
                <text:p>0.00752332084593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56224">
                <text:p>3356224</text:p>
              </table:table-cell>
              <table:table-cell office:value-type="float" office:value="0.0335239122101577">
                <text:p>0.0335239122101577</text:p>
              </table:table-cell>
              <table:table-cell office:value-type="float" office:value="3385600">
                <text:p>3385600</text:p>
              </table:table-cell>
              <table:table-cell office:value-type="float" office:value="0.00696731409113791">
                <text:p>0.00696731409113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5104">
                <text:p>3415104</text:p>
              </table:table-cell>
              <table:table-cell office:value-type="float" office:value="0.032905981494553">
                <text:p>0.032905981494553</text:p>
              </table:table-cell>
              <table:table-cell office:value-type="float" office:value="3444736">
                <text:p>3444736</text:p>
              </table:table-cell>
              <table:table-cell office:value-type="float" office:value="0.00677996394603845">
                <text:p>0.00677996394603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4496">
                <text:p>3474496</text:p>
              </table:table-cell>
              <table:table-cell office:value-type="float" office:value="0.0346343728146088">
                <text:p>0.0346343728146088</text:p>
              </table:table-cell>
              <table:table-cell office:value-type="float" office:value="3504384">
                <text:p>3504384</text:p>
              </table:table-cell>
              <table:table-cell office:value-type="float" office:value="0.00659750264020943">
                <text:p>0.00659750264020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34400">
                <text:p>3534400</text:p>
              </table:table-cell>
              <table:table-cell office:value-type="float" office:value="0.0340213416102405">
                <text:p>0.0340213416102405</text:p>
              </table:table-cell>
              <table:table-cell office:value-type="float" office:value="3564544">
                <text:p>3564544</text:p>
              </table:table-cell>
              <table:table-cell office:value-type="float" office:value="0.00650153599531423">
                <text:p>0.00650153599531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4816">
                <text:p>3594816</text:p>
              </table:table-cell>
              <table:table-cell office:value-type="float" office:value="0.0335004765336064">
                <text:p>0.0335004765336064</text:p>
              </table:table-cell>
              <table:table-cell office:value-type="float" office:value="3625216">
                <text:p>3625216</text:p>
              </table:table-cell>
              <table:table-cell office:value-type="float" office:value="0.00639202016693974">
                <text:p>0.00639202016693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5744">
                <text:p>3655744</text:p>
              </table:table-cell>
              <table:table-cell office:value-type="float" office:value="0.0328923701243942">
                <text:p>0.0328923701243942</text:p>
              </table:table-cell>
              <table:table-cell office:value-type="float" office:value="3686400">
                <text:p>3686400</text:p>
              </table:table-cell>
              <table:table-cell office:value-type="float" office:value="0.00631020397610135">
                <text:p>0.00631020397610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17184">
                <text:p>3717184</text:p>
              </table:table-cell>
              <table:table-cell office:value-type="float" office:value="0.0345568210345961">
                <text:p>0.0345568210345961</text:p>
              </table:table-cell>
              <table:table-cell office:value-type="float" office:value="3748096">
                <text:p>3748096</text:p>
              </table:table-cell>
              <table:table-cell office:value-type="float" office:value="0.00618563197385491">
                <text:p>0.00618563197385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9136">
                <text:p>3779136</text:p>
              </table:table-cell>
              <table:table-cell office:value-type="float" office:value="0.0339891026303432">
                <text:p>0.0339891026303432</text:p>
              </table:table-cell>
              <table:table-cell office:value-type="float" office:value="3810304">
                <text:p>3810304</text:p>
              </table:table-cell>
              <table:table-cell office:value-type="float" office:value="0.00609290403032426">
                <text:p>0.00609290403032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1600">
                <text:p>3841600</text:p>
              </table:table-cell>
              <table:table-cell office:value-type="float" office:value="0.0334141801035283">
                <text:p>0.0334141801035283</text:p>
              </table:table-cell>
              <table:table-cell office:value-type="float" office:value="3873024">
                <text:p>3873024</text:p>
              </table:table-cell>
              <table:table-cell office:value-type="float" office:value="0.0059860359697254">
                <text:p>0.0059860359697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4576">
                <text:p>3904576</text:p>
              </table:table-cell>
              <table:table-cell office:value-type="float" office:value="0.0330048044157619">
                <text:p>0.0330048044157619</text:p>
              </table:table-cell>
              <table:table-cell office:value-type="float" office:value="3936256">
                <text:p>3936256</text:p>
              </table:table-cell>
              <table:table-cell office:value-type="float" office:value="0.00583462716589473">
                <text:p>0.00583462716589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8064">
                <text:p>3968064</text:p>
              </table:table-cell>
              <table:table-cell office:value-type="float" office:value="0.0344909191733791">
                <text:p>0.0344909191733791</text:p>
              </table:table-cell>
              <table:table-cell office:value-type="float" office:value="4000000">
                <text:p>4000000</text:p>
              </table:table-cell>
              <table:table-cell office:value-type="float" office:value="0.005692254">
                <text:p>0.00569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2064">
                <text:p>4032064</text:p>
              </table:table-cell>
              <table:table-cell office:value-type="float" office:value="0.0339515152217118">
                <text:p>0.0339515152217118</text:p>
              </table:table-cell>
              <table:table-cell office:value-type="float" office:value="4064256">
                <text:p>4064256</text:p>
              </table:table-cell>
              <table:table-cell office:value-type="float" office:value="0.00564627700090039">
                <text:p>0.00564627700090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6576">
                <text:p>4096576</text:p>
              </table:table-cell>
              <table:table-cell office:value-type="float" office:value="0.0334110005680942">
                <text:p>0.0334110005680942</text:p>
              </table:table-cell>
              <table:table-cell office:value-type="float" office:value="4129024">
                <text:p>4129024</text:p>
              </table:table-cell>
              <table:table-cell office:value-type="float" office:value="0.00553653639064783">
                <text:p>0.00553653639064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1600">
                <text:p>4161600</text:p>
              </table:table-cell>
              <table:table-cell office:value-type="float" office:value="0.0328847350142479">
                <text:p>0.0328847350142479</text:p>
              </table:table-cell>
              <table:table-cell office:value-type="float" office:value="4194304">
                <text:p>4194304</text:p>
              </table:table-cell>
              <table:table-cell office:value-type="float" office:value="0.00808825576677918">
                <text:p>0.00808825576677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7136">
                <text:p>4227136</text:p>
              </table:table-cell>
              <table:table-cell office:value-type="float" office:value="0.0344202451477776">
                <text:p>0.0344202451477776</text:p>
              </table:table-cell>
              <table:table-cell office:value-type="float" office:value="4260096">
                <text:p>4260096</text:p>
              </table:table-cell>
              <table:table-cell office:value-type="float" office:value="0.00675132454706993">
                <text:p>0.00675132454706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3184">
                <text:p>4293184</text:p>
              </table:table-cell>
              <table:table-cell office:value-type="float" office:value="0.0340668190757425">
                <text:p>0.0340668190757425</text:p>
              </table:table-cell>
              <table:table-cell office:value-type="float" office:value="4326400">
                <text:p>4326400</text:p>
              </table:table-cell>
              <table:table-cell office:value-type="float" office:value="0.00664863141233074">
                <text:p>0.0066486314123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MacOSX_X86_64 LibreOffice_project/dd47e4b30cb7dab30588d6c79c651f218165e3c5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00080" draw:fill-color="#80008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scatter" chart:style-name="ch1">
        <chart:title svg:x="3.914cm" svg:y="0.315cm" chart:style-name="ch2">
          <text:p>Performance Comparison with Blocking</text:p>
        </chart:title>
        <chart:legend chart:legend-position="end" svg:x="12.755cm" svg:y="3.215cm" style:legend-expansion="high" chart:style-name="ch3"/>
        <chart:plot-area chart:style-name="ch4" table:cell-range-address="'Lab 1'.DG4:'Lab 1'.DJ35 'Lab 1'.DH3:'Lab 1'.DJ3 'Lab 1'.DK3:'Lab 1'.DL35" chart:data-source-has-labels="row" svg:x="1.295cm" svg:y="1.284cm" svg:width="11.141cm" svg:height="6.596cm">
          <chart:coordinate-region svg:x="2.137cm" svg:y="1.482cm" svg:width="9.608cm" svg:height="5.754cm"/>
          <chart:axis chart:dimension="x" chart:name="primary-x" chart:style-name="ch5">
            <chart:title svg:x="6.148cm" svg:y="8.061cm" chart:style-name="ch6">
              <text:p>Elements</text:p>
            </chart:title>
          </chart:axis>
          <chart:axis chart:dimension="y" chart:name="primary-y" chart:style-name="ch7">
            <chart:title svg:x="0.451cm" svg:y="7.11cm" chart:style-name="ch8">
              <text:p>Cycles per Innermost Loop Iteration</text:p>
            </chart:title>
            <chart:grid chart:style-name="ch9" chart:class="major"/>
          </chart:axis>
          <chart:series chart:style-name="ch10" chart:values-cell-range-address="'Lab 1'.DH4:'Lab 1'.DH35" chart:label-cell-address="'Lab 1'.DH3:'Lab 1'.DH3" chart:class="chart:scatter">
            <chart:domain table:cell-range-address="'Lab 1'.DG4:'Lab 1'.DG35"/>
            <chart:data-point chart:repeated="32"/>
          </chart:series>
          <chart:series chart:style-name="ch11" chart:values-cell-range-address="'Lab 1'.DL4:'Lab 1'.DL35" chart:label-cell-address="'Lab 1'.DL3:'Lab 1'.DL3" chart:class="chart:scatter">
            <chart:data-point chart:repeated="32"/>
          </chart:series>
          <chart:series chart:style-name="ch12" chart:values-cell-range-address="'Lab 1'.DK4:'Lab 1'.DK35" chart:label-cell-address="'Lab 1'.DK3:'Lab 1'.DK3" chart:class="chart:scatter">
            <chart:data-point chart:repeated="32"/>
          </chart:series>
          <chart:series chart:style-name="ch13" chart:values-cell-range-address="'Lab 1'.DI4:'Lab 1'.DI35" chart:label-cell-address="'Lab 1'.DI3:'Lab 1'.DI3" chart:class="chart:scatter">
            <chart:data-point chart:repeated="32"/>
          </chart:series>
          <chart:series chart:style-name="ch14" chart:values-cell-range-address="'Lab 1'.DJ4:'Lab 1'.DJ35" chart:label-cell-address="'Lab 1'.DJ3:'Lab 1'.DJ3" chart:class="chart:scatter">
            <chart:data-point chart:repeated="3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G</text:p>
              </table:table-cell>
              <table:table-cell office:value-type="string">
                <text:p>Bsize = 8</text:p>
                <draw:g>
                  <svg:desc>'Lab 1'.DH3:'Lab 1'.DH3</svg:desc>
                </draw:g>
              </table:table-cell>
              <table:table-cell office:value-type="string">
                <text:p>No Blocking</text:p>
                <draw:g>
                  <svg:desc>'Lab 1'.DL3:'Lab 1'.DL3</svg:desc>
                </draw:g>
              </table:table-cell>
              <table:table-cell office:value-type="string">
                <text:p>Bsize = 32</text:p>
                <draw:g>
                  <svg:desc>'Lab 1'.DK3:'Lab 1'.DK3</svg:desc>
                </draw:g>
              </table:table-cell>
              <table:table-cell office:value-type="string">
                <text:p>Bsize = 16</text:p>
                <draw:g>
                  <svg:desc>'Lab 1'.DI3:'Lab 1'.DI3</svg:desc>
                </draw:g>
              </table:table-cell>
              <table:table-cell office:value-type="string">
                <text:p>Bsize = 64</text:p>
                <draw:g>
                  <svg:desc>'Lab 1'.DJ3:'Lab 1'.D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96">
                <text:p>4096</text:p>
                <draw:g>
                  <svg:desc>'Lab 1'.DG4:'Lab 1'.DG35</svg:desc>
                </draw:g>
              </table:table-cell>
              <table:table-cell office:value-type="float" office:value="1.81146240234375">
                <text:p>1.81146240234375</text:p>
                <draw:g>
                  <svg:desc>'Lab 1'.DH4:'Lab 1'.DH35</svg:desc>
                </draw:g>
              </table:table-cell>
              <table:table-cell office:value-type="float" office:value="2.30415344238281">
                <text:p>2.30415344238281</text:p>
                <draw:g>
                  <svg:desc>'Lab 1'.DL4:'Lab 1'.DL35</svg:desc>
                </draw:g>
              </table:table-cell>
              <table:table-cell office:value-type="float" office:value="1.95617294311523">
                <text:p>1.95617294311523</text:p>
                <draw:g>
                  <svg:desc>'Lab 1'.DK4:'Lab 1'.DK35</svg:desc>
                </draw:g>
              </table:table-cell>
              <table:table-cell office:value-type="float" office:value="2.41390228271484">
                <text:p>2.41390228271484</text:p>
                <draw:g>
                  <svg:desc>'Lab 1'.DI4:'Lab 1'.DI35</svg:desc>
                </draw:g>
              </table:table-cell>
              <table:table-cell office:value-type="float" office:value="1.79726028442383">
                <text:p>1.79726028442383</text:p>
                <draw:g>
                  <svg:desc>'Lab 1'.DJ4:'Lab 1'.DJ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384">
                <text:p>16384</text:p>
              </table:table-cell>
              <table:table-cell office:value-type="float" office:value="1.74645709991455">
                <text:p>1.74645709991455</text:p>
              </table:table-cell>
              <table:table-cell office:value-type="float" office:value="2.25627851486206">
                <text:p>2.25627851486206</text:p>
              </table:table-cell>
              <table:table-cell office:value-type="float" office:value="1.64419269561768">
                <text:p>1.64419269561768</text:p>
              </table:table-cell>
              <table:table-cell office:value-type="float" office:value="2.08355283737183">
                <text:p>2.08355283737183</text:p>
              </table:table-cell>
              <table:table-cell office:value-type="float" office:value="1.99429035186768">
                <text:p>1.994290351867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864">
                <text:p>36864</text:p>
              </table:table-cell>
              <table:table-cell office:value-type="float" office:value="1.73917812771267">
                <text:p>1.73917812771267</text:p>
              </table:table-cell>
              <table:table-cell office:value-type="float" office:value="2.46225823296441">
                <text:p>2.46225823296441</text:p>
              </table:table-cell>
              <table:table-cell office:value-type="float" office:value="1.59241019354926">
                <text:p>1.59241019354926</text:p>
              </table:table-cell>
              <table:table-cell office:value-type="float" office:value="2.04624133639865">
                <text:p>2.04624133639865</text:p>
              </table:table-cell>
              <table:table-cell office:value-type="float" office:value="1.75996653238932">
                <text:p>1.759966532389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536">
                <text:p>65536</text:p>
              </table:table-cell>
              <table:table-cell office:value-type="float" office:value="1.73284810781479">
                <text:p>1.73284810781479</text:p>
              </table:table-cell>
              <table:table-cell office:value-type="float" office:value="3.32518762350082">
                <text:p>3.32518762350082</text:p>
              </table:table-cell>
              <table:table-cell office:value-type="float" office:value="1.7322741150856">
                <text:p>1.7322741150856</text:p>
              </table:table-cell>
              <table:table-cell office:value-type="float" office:value="2.04383271932602">
                <text:p>2.04383271932602</text:p>
              </table:table-cell>
              <table:table-cell office:value-type="float" office:value="1.96989476680756">
                <text:p>1.969894766807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400">
                <text:p>102400</text:p>
              </table:table-cell>
              <table:table-cell office:value-type="float" office:value="1.73132894897461">
                <text:p>1.73132894897461</text:p>
              </table:table-cell>
              <table:table-cell office:value-type="float" office:value="2.55817218017578">
                <text:p>2.55817218017578</text:p>
              </table:table-cell>
              <table:table-cell office:value-type="float" office:value="1.63240145874023">
                <text:p>1.63240145874023</text:p>
              </table:table-cell>
              <table:table-cell office:value-type="float" office:value="2.03035427856445">
                <text:p>2.03035427856445</text:p>
              </table:table-cell>
              <table:table-cell office:value-type="float" office:value="1.85693673706055">
                <text:p>1.856936737060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456">
                <text:p>147456</text:p>
              </table:table-cell>
              <table:table-cell office:value-type="float" office:value="1.7285016907586">
                <text:p>1.7285016907586</text:p>
              </table:table-cell>
              <table:table-cell office:value-type="float" office:value="2.93597518073188">
                <text:p>2.93597518073188</text:p>
              </table:table-cell>
              <table:table-cell office:value-type="float" office:value="1.69823445214166">
                <text:p>1.69823445214166</text:p>
              </table:table-cell>
              <table:table-cell office:value-type="float" office:value="2.03238773345947">
                <text:p>2.03238773345947</text:p>
              </table:table-cell>
              <table:table-cell office:value-type="float" office:value="2.01415385140313">
                <text:p>2.014153851403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704">
                <text:p>200704</text:p>
              </table:table-cell>
              <table:table-cell office:value-type="float" office:value="1.70375998583201">
                <text:p>1.70375998583201</text:p>
              </table:table-cell>
              <table:table-cell office:value-type="float" office:value="2.59143678092401">
                <text:p>2.59143678092401</text:p>
              </table:table-cell>
              <table:table-cell office:value-type="float" office:value="1.58953180118483">
                <text:p>1.58953180118483</text:p>
              </table:table-cell>
              <table:table-cell office:value-type="float" office:value="2.03119610488936">
                <text:p>2.03119610488936</text:p>
              </table:table-cell>
              <table:table-cell office:value-type="float" office:value="1.9534711365102">
                <text:p>1.9534711365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2144">
                <text:p>262144</text:p>
              </table:table-cell>
              <table:table-cell office:value-type="float" office:value="1.69492766261101">
                <text:p>1.69492766261101</text:p>
              </table:table-cell>
              <table:table-cell office:value-type="float" office:value="3.62265383452177">
                <text:p>3.62265383452177</text:p>
              </table:table-cell>
              <table:table-cell office:value-type="float" office:value="2.24569087475538">
                <text:p>2.24569087475538</text:p>
              </table:table-cell>
              <table:table-cell office:value-type="float" office:value="2.03060498088598">
                <text:p>2.03060498088598</text:p>
              </table:table-cell>
              <table:table-cell office:value-type="float" office:value="3.20078556239605">
                <text:p>3.200785562396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1776">
                <text:p>331776</text:p>
              </table:table-cell>
              <table:table-cell office:value-type="float" office:value="1.69288731013796">
                <text:p>1.69288731013796</text:p>
              </table:table-cell>
              <table:table-cell office:value-type="float" office:value="2.71209584930797">
                <text:p>2.71209584930797</text:p>
              </table:table-cell>
              <table:table-cell office:value-type="float" office:value="1.58632645783601">
                <text:p>1.58632645783601</text:p>
              </table:table-cell>
              <table:table-cell office:value-type="float" office:value="2.03070139001917">
                <text:p>2.03070139001917</text:p>
              </table:table-cell>
              <table:table-cell office:value-type="float" office:value="1.84146261018981">
                <text:p>1.841462610189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9600">
                <text:p>409600</text:p>
              </table:table-cell>
              <table:table-cell office:value-type="float" office:value="1.69313152313232">
                <text:p>1.69313152313232</text:p>
              </table:table-cell>
              <table:table-cell office:value-type="float" office:value="3.19911022567749">
                <text:p>3.19911022567749</text:p>
              </table:table-cell>
              <table:table-cell office:value-type="float" office:value="1.63875829696655">
                <text:p>1.63875829696655</text:p>
              </table:table-cell>
              <table:table-cell office:value-type="float" office:value="2.02935487747192">
                <text:p>2.02935487747192</text:p>
              </table:table-cell>
              <table:table-cell office:value-type="float" office:value="1.92074941635132">
                <text:p>1.920749416351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5616">
                <text:p>495616</text:p>
              </table:table-cell>
              <table:table-cell office:value-type="float" office:value="1.69113044251543">
                <text:p>1.69113044251543</text:p>
              </table:table-cell>
              <table:table-cell office:value-type="float" office:value="2.74448955945732">
                <text:p>2.74448955945732</text:p>
              </table:table-cell>
              <table:table-cell office:value-type="float" office:value="1.67011650194359">
                <text:p>1.67011650194359</text:p>
              </table:table-cell>
              <table:table-cell office:value-type="float" office:value="2.02993597006278">
                <text:p>2.02993597006278</text:p>
              </table:table-cell>
              <table:table-cell office:value-type="float" office:value="1.74959184172277">
                <text:p>1.749591841722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9824">
                <text:p>589824</text:p>
              </table:table-cell>
              <table:table-cell office:value-type="float" office:value="1.69380527734756">
                <text:p>1.69380527734756</text:p>
              </table:table-cell>
              <table:table-cell office:value-type="float" office:value="3.21876129176882">
                <text:p>3.21876129176882</text:p>
              </table:table-cell>
              <table:table-cell office:value-type="float" office:value="1.75134718418121">
                <text:p>1.75134718418121</text:p>
              </table:table-cell>
              <table:table-cell office:value-type="float" office:value="2.03130448526806">
                <text:p>2.03130448526806</text:p>
              </table:table-cell>
              <table:table-cell office:value-type="float" office:value="1.89261537128025">
                <text:p>1.89261537128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2224">
                <text:p>692224</text:p>
              </table:table-cell>
              <table:table-cell office:value-type="float" office:value="1.75718999766305">
                <text:p>1.75718999766305</text:p>
              </table:table-cell>
              <table:table-cell office:value-type="float" office:value="3.01780043833355">
                <text:p>3.01780043833355</text:p>
              </table:table-cell>
              <table:table-cell office:value-type="float" office:value="1.62287838067257">
                <text:p>1.62287838067257</text:p>
              </table:table-cell>
              <table:table-cell office:value-type="float" office:value="2.04973837913683">
                <text:p>2.04973837913683</text:p>
              </table:table-cell>
              <table:table-cell office:value-type="float" office:value="1.732590805144">
                <text:p>1.7325908051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2816">
                <text:p>802816</text:p>
              </table:table-cell>
              <table:table-cell office:value-type="float" office:value="1.73024896699555">
                <text:p>1.73024896699555</text:p>
              </table:table-cell>
              <table:table-cell office:value-type="float" office:value="3.1554448528123">
                <text:p>3.1554448528123</text:p>
              </table:table-cell>
              <table:table-cell office:value-type="float" office:value="1.59379039630946">
                <text:p>1.59379039630946</text:p>
              </table:table-cell>
              <table:table-cell office:value-type="float" office:value="2.03341665073317">
                <text:p>2.03341665073317</text:p>
              </table:table-cell>
              <table:table-cell office:value-type="float" office:value="1.83583578215396">
                <text:p>1.835835782153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1600">
                <text:p>921600</text:p>
              </table:table-cell>
              <table:table-cell office:value-type="float" office:value="1.69470457288954">
                <text:p>1.69470457288954</text:p>
              </table:table-cell>
              <table:table-cell office:value-type="float" office:value="3.23954879421658">
                <text:p>3.23954879421658</text:p>
              </table:table-cell>
              <table:table-cell office:value-type="float" office:value="1.62619918823242">
                <text:p>1.62619918823242</text:p>
              </table:table-cell>
              <table:table-cell office:value-type="float" office:value="2.03342468600803">
                <text:p>2.03342468600803</text:p>
              </table:table-cell>
              <table:table-cell office:value-type="float" office:value="1.74141373019748">
                <text:p>1.741413730197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48576">
                <text:p>1048576</text:p>
              </table:table-cell>
              <table:table-cell office:value-type="float" office:value="1.72583058848977">
                <text:p>1.72583058848977</text:p>
              </table:table-cell>
              <table:table-cell office:value-type="float" office:value="3.59016884118319">
                <text:p>3.59016884118319</text:p>
              </table:table-cell>
              <table:table-cell office:value-type="float" office:value="2.22321946453303">
                <text:p>2.22321946453303</text:p>
              </table:table-cell>
              <table:table-cell office:value-type="float" office:value="2.05426590889692">
                <text:p>2.05426590889692</text:p>
              </table:table-cell>
              <table:table-cell office:value-type="float" office:value="3.65494900010526">
                <text:p>3.654949000105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83744">
                <text:p>1183744</text:p>
              </table:table-cell>
              <table:table-cell office:value-type="float" office:value="1.69968276098598">
                <text:p>1.69968276098598</text:p>
              </table:table-cell>
              <table:table-cell office:value-type="float" office:value="3.14314857248422">
                <text:p>3.14314857248422</text:p>
              </table:table-cell>
              <table:table-cell office:value-type="float" office:value="1.59400098037021">
                <text:p>1.59400098037021</text:p>
              </table:table-cell>
              <table:table-cell office:value-type="float" office:value="2.03357453737389">
                <text:p>2.03357453737389</text:p>
              </table:table-cell>
              <table:table-cell office:value-type="float" office:value="1.73216363482531">
                <text:p>1.732163634825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27104">
                <text:p>1327104</text:p>
              </table:table-cell>
              <table:table-cell office:value-type="float" office:value="1.69497677131935">
                <text:p>1.69497677131935</text:p>
              </table:table-cell>
              <table:table-cell office:value-type="float" office:value="3.2990647088353">
                <text:p>3.2990647088353</text:p>
              </table:table-cell>
              <table:table-cell office:value-type="float" office:value="1.60458951918677">
                <text:p>1.60458951918677</text:p>
              </table:table-cell>
              <table:table-cell office:value-type="float" office:value="2.03160488458327">
                <text:p>2.03160488458327</text:p>
              </table:table-cell>
              <table:table-cell office:value-type="float" office:value="1.83838695753749">
                <text:p>1.838386957537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78656">
                <text:p>1478656</text:p>
              </table:table-cell>
              <table:table-cell office:value-type="float" office:value="1.70334559561717">
                <text:p>1.70334559561717</text:p>
              </table:table-cell>
              <table:table-cell office:value-type="float" office:value="3.47682292163502">
                <text:p>3.47682292163502</text:p>
              </table:table-cell>
              <table:table-cell office:value-type="float" office:value="1.59118569420385">
                <text:p>1.59118569420385</text:p>
              </table:table-cell>
              <table:table-cell office:value-type="float" office:value="2.03675069167986">
                <text:p>2.03675069167986</text:p>
              </table:table-cell>
              <table:table-cell office:value-type="float" office:value="1.72866263628041">
                <text:p>1.728662636280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38400">
                <text:p>1638400</text:p>
              </table:table-cell>
              <table:table-cell office:value-type="float" office:value="1.69690284776688">
                <text:p>1.69690284776688</text:p>
              </table:table-cell>
              <table:table-cell office:value-type="float" office:value="3.8556918797493">
                <text:p>3.8556918797493</text:p>
              </table:table-cell>
              <table:table-cell office:value-type="float" office:value="1.69017826795578">
                <text:p>1.69017826795578</text:p>
              </table:table-cell>
              <table:table-cell office:value-type="float" office:value="2.03896739244461">
                <text:p>2.03896739244461</text:p>
              </table:table-cell>
              <table:table-cell office:value-type="float" office:value="1.88351011657715">
                <text:p>1.883510116577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06336">
                <text:p>1806336</text:p>
              </table:table-cell>
              <table:table-cell office:value-type="float" office:value="1.69538386709141">
                <text:p>1.69538386709141</text:p>
              </table:table-cell>
              <table:table-cell office:value-type="float" office:value="4.23613059238821">
                <text:p>4.23613059238821</text:p>
              </table:table-cell>
              <table:table-cell office:value-type="float" office:value="1.58559721425753">
                <text:p>1.58559721425753</text:p>
              </table:table-cell>
              <table:table-cell office:value-type="float" office:value="2.06192455779861">
                <text:p>2.06192455779861</text:p>
              </table:table-cell>
              <table:table-cell office:value-type="float" office:value="1.73151539813982">
                <text:p>1.731515398139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2464">
                <text:p>1982464</text:p>
              </table:table-cell>
              <table:table-cell office:value-type="float" office:value="1.70038480493558">
                <text:p>1.70038480493558</text:p>
              </table:table-cell>
              <table:table-cell office:value-type="float" office:value="4.37047218900261">
                <text:p>4.37047218900261</text:p>
              </table:table-cell>
              <table:table-cell office:value-type="float" office:value="1.60417541715993">
                <text:p>1.60417541715993</text:p>
              </table:table-cell>
              <table:table-cell office:value-type="float" office:value="2.03674829033064">
                <text:p>2.03674829033064</text:p>
              </table:table-cell>
              <table:table-cell office:value-type="float" office:value="1.87177682334906">
                <text:p>1.871776823349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66784">
                <text:p>2166784</text:p>
              </table:table-cell>
              <table:table-cell office:value-type="float" office:value="1.71423829888282">
                <text:p>1.71423829888282</text:p>
              </table:table-cell>
              <table:table-cell office:value-type="float" office:value="4.55858240184782">
                <text:p>4.55858240184782</text:p>
              </table:table-cell>
              <table:table-cell office:value-type="float" office:value="1.61304692845028">
                <text:p>1.61304692845028</text:p>
              </table:table-cell>
              <table:table-cell office:value-type="float" office:value="2.0397646961916">
                <text:p>2.0397646961916</text:p>
              </table:table-cell>
              <table:table-cell office:value-type="float" office:value="1.73355600296388">
                <text:p>1.733556002963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59296">
                <text:p>2359296</text:p>
              </table:table-cell>
              <table:table-cell office:value-type="float" office:value="1.73115626557006">
                <text:p>1.73115626557006</text:p>
              </table:table-cell>
              <table:table-cell office:value-type="float" office:value="5.15920252601306">
                <text:p>5.15920252601306</text:p>
              </table:table-cell>
              <table:table-cell office:value-type="float" office:value="2.20556209953847">
                <text:p>2.20556209953847</text:p>
              </table:table-cell>
              <table:table-cell office:value-type="float" office:value="2.03911893704423">
                <text:p>2.03911893704423</text:p>
              </table:table-cell>
              <table:table-cell office:value-type="float" office:value="2.88884752243757">
                <text:p>2.888847522437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60000">
                <text:p>2560000</text:p>
              </table:table-cell>
              <table:table-cell office:value-type="float" office:value="1.70332955419922">
                <text:p>1.70332955419922</text:p>
              </table:table-cell>
              <table:table-cell office:value-type="float" office:value="4.66350974194336">
                <text:p>4.66350974194336</text:p>
              </table:table-cell>
              <table:table-cell office:value-type="float" office:value="1.59772104418945">
                <text:p>1.59772104418945</text:p>
              </table:table-cell>
              <table:table-cell office:value-type="float" office:value="2.03981873510742">
                <text:p>2.03981873510742</text:p>
              </table:table-cell>
              <table:table-cell office:value-type="float" office:value="1.73268867626953">
                <text:p>1.732688676269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68896">
                <text:p>2768896</text:p>
              </table:table-cell>
              <table:table-cell office:value-type="float" office:value="1.69625121677904">
                <text:p>1.69625121677904</text:p>
              </table:table-cell>
              <table:table-cell office:value-type="float" office:value="4.7917496306168">
                <text:p>4.7917496306168</text:p>
              </table:table-cell>
              <table:table-cell office:value-type="float" office:value="1.59862577171829">
                <text:p>1.59862577171829</text:p>
              </table:table-cell>
              <table:table-cell office:value-type="float" office:value="2.05723187160535">
                <text:p>2.05723187160535</text:p>
              </table:table-cell>
              <table:table-cell office:value-type="float" office:value="1.85842961596531">
                <text:p>1.858429615965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85984">
                <text:p>2985984</text:p>
              </table:table-cell>
              <table:table-cell office:value-type="float" office:value="1.70889235538529">
                <text:p>1.70889235538529</text:p>
              </table:table-cell>
              <table:table-cell office:value-type="float" office:value="4.76466443294833">
                <text:p>4.76466443294833</text:p>
              </table:table-cell>
              <table:table-cell office:value-type="float" office:value="1.6061146838911">
                <text:p>1.6061146838911</text:p>
              </table:table-cell>
              <table:table-cell office:value-type="float" office:value="2.03553098746324">
                <text:p>2.03553098746324</text:p>
              </table:table-cell>
              <table:table-cell office:value-type="float" office:value="1.73602707555719">
                <text:p>1.736027075557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11264">
                <text:p>3211264</text:p>
              </table:table-cell>
              <table:table-cell office:value-type="float" office:value="1.70675901664589">
                <text:p>1.70675901664589</text:p>
              </table:table-cell>
              <table:table-cell office:value-type="float" office:value="4.99680619145969">
                <text:p>4.99680619145969</text:p>
              </table:table-cell>
              <table:table-cell office:value-type="float" office:value="1.70208602101045">
                <text:p>1.70208602101045</text:p>
              </table:table-cell>
              <table:table-cell office:value-type="float" office:value="2.05234665495314">
                <text:p>2.05234665495314</text:p>
              </table:table-cell>
              <table:table-cell office:value-type="float" office:value="1.87449956287796">
                <text:p>1.874499562877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44736">
                <text:p>3444736</text:p>
              </table:table-cell>
              <table:table-cell office:value-type="float" office:value="1.69850856548423">
                <text:p>1.69850856548423</text:p>
              </table:table-cell>
              <table:table-cell office:value-type="float" office:value="4.79829631985136">
                <text:p>4.79829631985136</text:p>
              </table:table-cell>
              <table:table-cell office:value-type="float" office:value="1.58671944192906">
                <text:p>1.58671944192906</text:p>
              </table:table-cell>
              <table:table-cell office:value-type="float" office:value="2.0374874815866">
                <text:p>2.0374874815866</text:p>
              </table:table-cell>
              <table:table-cell office:value-type="float" office:value="1.75290682246517">
                <text:p>1.752906822465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86400">
                <text:p>3686400</text:p>
              </table:table-cell>
              <table:table-cell office:value-type="float" office:value="1.71080186886258">
                <text:p>1.71080186886258</text:p>
              </table:table-cell>
              <table:table-cell office:value-type="float" office:value="4.90730870310466">
                <text:p>4.90730870310466</text:p>
              </table:table-cell>
              <table:table-cell office:value-type="float" office:value="1.61547058614095">
                <text:p>1.61547058614095</text:p>
              </table:table-cell>
              <table:table-cell office:value-type="float" office:value="2.03666532601251">
                <text:p>2.03666532601251</text:p>
              </table:table-cell>
              <table:table-cell office:value-type="float" office:value="1.84288009855482">
                <text:p>1.842880098554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36256">
                <text:p>3936256</text:p>
              </table:table-cell>
              <table:table-cell office:value-type="float" office:value="1.70677989959589">
                <text:p>1.70677989959589</text:p>
              </table:table-cell>
              <table:table-cell office:value-type="float" office:value="4.86554955381356">
                <text:p>4.86554955381356</text:p>
              </table:table-cell>
              <table:table-cell office:value-type="float" office:value="1.59039386747859">
                <text:p>1.59039386747859</text:p>
              </table:table-cell>
              <table:table-cell office:value-type="float" office:value="2.04472341214473">
                <text:p>2.04472341214473</text:p>
              </table:table-cell>
              <table:table-cell office:value-type="float" office:value="1.74629353508561">
                <text:p>1.746293535085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94304">
                <text:p>4194304</text:p>
              </table:table-cell>
              <table:table-cell office:value-type="float" office:value="3.94359074754175">
                <text:p>3.94359074754175</text:p>
              </table:table-cell>
              <table:table-cell office:value-type="float" office:value="17.2302130832104">
                <text:p>17.2302130832104</text:p>
              </table:table-cell>
              <table:table-cell office:value-type="float" office:value="3.54085858189501">
                <text:p>3.54085858189501</text:p>
              </table:table-cell>
              <table:table-cell office:value-type="float" office:value="2.56700399704278">
                <text:p>2.56700399704278</text:p>
              </table:table-cell>
              <table:table-cell office:value-type="float" office:value="3.75212774821557">
                <text:p>3.7521277482155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MacOSX_X86_64 LibreOffice_project/dd47e4b30cb7dab30588d6c79c651f218165e3c5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6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e86ae" draw:fill-color="#8e86ae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3.752cm" svg:height="18.985cm" xlink:href=".." xlink:type="simple" chart:class="chart:scatter" chart:style-name="ch1">
        <chart:title svg:x="13.672cm" svg:y="0.514cm" chart:style-name="ch2">
          <text:p>Speedup of Matrix Transposed</text:p>
        </chart:title>
        <chart:legend chart:legend-position="end" svg:x="28.726cm" svg:y="6.472cm" style:legend-expansion="high" chart:style-name="ch3"/>
        <chart:plot-area chart:style-name="ch4" table:cell-range-address="'Lab 1'.DB39:'Lab 1'.DN70" chart:data-source-has-labels="row" svg:x="1.651cm" svg:y="1.682cm" svg:width="26.4cm" svg:height="15.978cm">
          <chart:coordinate-region svg:x="3.674cm" svg:y="1.88cm" svg:width="23.589cm" svg:height="15.136cm"/>
          <chart:axis chart:dimension="x" chart:name="primary-x" chart:style-name="ch5">
            <chart:title svg:x="14.134cm" svg:y="18.04cm" chart:style-name="ch6">
              <text:p>Elements</text:p>
            </chart:title>
          </chart:axis>
          <chart:axis chart:dimension="y" chart:name="primary-y" chart:style-name="ch7">
            <chart:title svg:x="0.451cm" svg:y="10.979cm" chart:style-name="ch8">
              <text:p>Number of Cycles</text:p>
            </chart:title>
            <chart:grid chart:style-name="ch9" chart:class="major"/>
          </chart:axis>
          <chart:series chart:style-name="ch10" chart:values-cell-range-address="'Lab 1'.DC40:'Lab 1'.DC70" chart:label-cell-address="'Lab 1'.DC39:'Lab 1'.DC39" chart:class="chart:scatter">
            <chart:domain table:cell-range-address="'Lab 1'.DB40:'Lab 1'.DB70"/>
            <chart:data-point chart:repeated="31"/>
          </chart:series>
          <chart:series chart:style-name="ch11" chart:values-cell-range-address="'Lab 1'.DD40:'Lab 1'.DD70" chart:label-cell-address="'Lab 1'.DD39:'Lab 1'.DD39" chart:class="chart:scatter">
            <chart:data-point chart:repeated="31"/>
          </chart:series>
          <chart:series chart:style-name="ch12" chart:values-cell-range-address="'Lab 1'.DE40:'Lab 1'.DE70" chart:label-cell-address="'Lab 1'.DE39:'Lab 1'.DE39" chart:class="chart:scatter">
            <chart:data-point chart:repeated="31"/>
          </chart:series>
          <chart:series chart:style-name="ch13" chart:values-cell-range-address="'Lab 1'.DF40:'Lab 1'.DF70" chart:label-cell-address="'Lab 1'.DF39:'Lab 1'.DF39" chart:class="chart:scatter">
            <chart:data-point chart:repeated="31"/>
          </chart:series>
          <chart:series chart:style-name="ch14" chart:values-cell-range-address="'Lab 1'.DG40:'Lab 1'.DG70" chart:label-cell-address="'Lab 1'.DG39:'Lab 1'.DG39" chart:class="chart:scatter">
            <chart:data-point chart:repeated="31"/>
          </chart:series>
          <chart:series chart:style-name="ch15" chart:values-cell-range-address="'Lab 1'.DH40:'Lab 1'.DH70" chart:label-cell-address="'Lab 1'.DH39:'Lab 1'.DH39" chart:class="chart:scatter">
            <chart:data-point chart:repeated="31"/>
          </chart:series>
          <chart:series chart:style-name="ch16" chart:values-cell-range-address="'Lab 1'.DI40:'Lab 1'.DI70" chart:label-cell-address="'Lab 1'.DI39:'Lab 1'.DI39" chart:class="chart:scatter">
            <chart:data-point chart:repeated="31"/>
          </chart:series>
          <chart:series chart:style-name="ch17" chart:values-cell-range-address="'Lab 1'.DJ40:'Lab 1'.DJ70" chart:label-cell-address="'Lab 1'.DJ39:'Lab 1'.DJ39" chart:class="chart:scatter">
            <chart:data-point chart:repeated="31"/>
          </chart:series>
          <chart:series chart:style-name="ch18" chart:values-cell-range-address="'Lab 1'.DK40:'Lab 1'.DK70" chart:label-cell-address="'Lab 1'.DK39:'Lab 1'.DK39" chart:class="chart:scatter">
            <chart:data-point chart:repeated="31"/>
          </chart:series>
          <chart:series chart:style-name="ch19" chart:values-cell-range-address="'Lab 1'.DL40:'Lab 1'.DL70" chart:label-cell-address="'Lab 1'.DL39:'Lab 1'.DL39" chart:class="chart:scatter">
            <chart:data-point chart:repeated="31"/>
          </chart:series>
          <chart:series chart:style-name="ch20" chart:values-cell-range-address="'Lab 1'.DM40:'Lab 1'.DM70" chart:label-cell-address="'Lab 1'.DM39:'Lab 1'.DM39" chart:class="chart:scatter">
            <chart:data-point chart:repeated="31"/>
          </chart:series>
          <chart:series chart:style-name="ch21" chart:values-cell-range-address="'Lab 1'.DN40:'Lab 1'.DN70" chart:label-cell-address="'Lab 1'.DN39:'Lab 1'.DN39" chart:class="chart:scatter">
            <chart:data-point chart:repeated="3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B</text:p>
              </table:table-cell>
              <table:table-cell office:value-type="string">
                <text:p> transpose2D</text:p>
                <draw:g>
                  <svg:desc>'Lab 1'.DC39:'Lab 1'.DC39</svg:desc>
                </draw:g>
              </table:table-cell>
              <table:table-cell office:value-type="string">
                <text:p> transpose2D_rev</text:p>
                <draw:g>
                  <svg:desc>'Lab 1'.DD39:'Lab 1'.DD39</svg:desc>
                </draw:g>
              </table:table-cell>
              <table:table-cell office:value-type="string">
                <text:p> b_transpose2D 4</text:p>
                <draw:g>
                  <svg:desc>'Lab 1'.DE39:'Lab 1'.DE39</svg:desc>
                </draw:g>
              </table:table-cell>
              <table:table-cell office:value-type="string">
                <text:p> b_transpose2D_rev 4</text:p>
                <draw:g>
                  <svg:desc>'Lab 1'.DF39:'Lab 1'.DF39</svg:desc>
                </draw:g>
              </table:table-cell>
              <table:table-cell office:value-type="string">
                <text:p> b_transpose2D 8</text:p>
                <draw:g>
                  <svg:desc>'Lab 1'.DG39:'Lab 1'.DG39</svg:desc>
                </draw:g>
              </table:table-cell>
              <table:table-cell office:value-type="string">
                <text:p> b_transpose2D_rev 8</text:p>
                <draw:g>
                  <svg:desc>'Lab 1'.DH39:'Lab 1'.DH39</svg:desc>
                </draw:g>
              </table:table-cell>
              <table:table-cell office:value-type="string">
                <text:p> b_transpose2D 16</text:p>
                <draw:g>
                  <svg:desc>'Lab 1'.DI39:'Lab 1'.DI39</svg:desc>
                </draw:g>
              </table:table-cell>
              <table:table-cell office:value-type="string">
                <text:p> b_transpose2D_rev 16</text:p>
                <draw:g>
                  <svg:desc>'Lab 1'.DJ39:'Lab 1'.DJ39</svg:desc>
                </draw:g>
              </table:table-cell>
              <table:table-cell office:value-type="string">
                <text:p> b_transpose2D 32</text:p>
                <draw:g>
                  <svg:desc>'Lab 1'.DK39:'Lab 1'.DK39</svg:desc>
                </draw:g>
              </table:table-cell>
              <table:table-cell office:value-type="string">
                <text:p> b_transpose2D_rev 32</text:p>
                <draw:g>
                  <svg:desc>'Lab 1'.DL39:'Lab 1'.DL39</svg:desc>
                </draw:g>
              </table:table-cell>
              <table:table-cell office:value-type="string">
                <text:p> b_transpose2D 64</text:p>
                <draw:g>
                  <svg:desc>'Lab 1'.DM39:'Lab 1'.DM39</svg:desc>
                </draw:g>
              </table:table-cell>
              <table:table-cell office:value-type="string">
                <text:p> b_transpose2D_rev 64</text:p>
                <draw:g>
                  <svg:desc>'Lab 1'.DN39:'Lab 1'.DN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96">
                <text:p>4096</text:p>
                <draw:g>
                  <svg:desc>'Lab 1'.DB40:'Lab 1'.DB70</svg:desc>
                </draw:g>
              </table:table-cell>
              <table:table-cell office:value-type="float" office:value="18270">
                <text:p>18270</text:p>
                <draw:g>
                  <svg:desc>'Lab 1'.DC40:'Lab 1'.DC70</svg:desc>
                </draw:g>
              </table:table-cell>
              <table:table-cell office:value-type="float" office:value="15069">
                <text:p>15069</text:p>
                <draw:g>
                  <svg:desc>'Lab 1'.DD40:'Lab 1'.DD70</svg:desc>
                </draw:g>
              </table:table-cell>
              <table:table-cell office:value-type="float" office:value="21402">
                <text:p>21402</text:p>
                <draw:g>
                  <svg:desc>'Lab 1'.DE40:'Lab 1'.DE70</svg:desc>
                </draw:g>
              </table:table-cell>
              <table:table-cell office:value-type="float" office:value="16158">
                <text:p>16158</text:p>
                <draw:g>
                  <svg:desc>'Lab 1'.DF40:'Lab 1'.DF70</svg:desc>
                </draw:g>
              </table:table-cell>
              <table:table-cell office:value-type="float" office:value="20082">
                <text:p>20082</text:p>
                <draw:g>
                  <svg:desc>'Lab 1'.DG40:'Lab 1'.DG70</svg:desc>
                </draw:g>
              </table:table-cell>
              <table:table-cell office:value-type="float" office:value="15789">
                <text:p>15789</text:p>
                <draw:g>
                  <svg:desc>'Lab 1'.DH40:'Lab 1'.DH70</svg:desc>
                </draw:g>
              </table:table-cell>
              <table:table-cell office:value-type="float" office:value="19095">
                <text:p>19095</text:p>
                <draw:g>
                  <svg:desc>'Lab 1'.DI40:'Lab 1'.DI70</svg:desc>
                </draw:g>
              </table:table-cell>
              <table:table-cell office:value-type="float" office:value="15447">
                <text:p>15447</text:p>
                <draw:g>
                  <svg:desc>'Lab 1'.DJ40:'Lab 1'.DJ70</svg:desc>
                </draw:g>
              </table:table-cell>
              <table:table-cell office:value-type="float" office:value="18732">
                <text:p>18732</text:p>
                <draw:g>
                  <svg:desc>'Lab 1'.DK40:'Lab 1'.DK70</svg:desc>
                </draw:g>
              </table:table-cell>
              <table:table-cell office:value-type="float" office:value="15639">
                <text:p>15639</text:p>
                <draw:g>
                  <svg:desc>'Lab 1'.DL40:'Lab 1'.DL70</svg:desc>
                </draw:g>
              </table:table-cell>
              <table:table-cell office:value-type="float" office:value="18435">
                <text:p>18435</text:p>
                <draw:g>
                  <svg:desc>'Lab 1'.DM40:'Lab 1'.DM70</svg:desc>
                </draw:g>
              </table:table-cell>
              <table:table-cell office:value-type="float" office:value="14349">
                <text:p>14349</text:p>
                <draw:g>
                  <svg:desc>'Lab 1'.DN40:'Lab 1'.DN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384">
                <text:p>16384</text:p>
              </table:table-cell>
              <table:table-cell office:value-type="float" office:value="100656">
                <text:p>100656</text:p>
              </table:table-cell>
              <table:table-cell office:value-type="float" office:value="98298">
                <text:p>98298</text:p>
              </table:table-cell>
              <table:table-cell office:value-type="float" office:value="63651">
                <text:p>63651</text:p>
              </table:table-cell>
              <table:table-cell office:value-type="float" office:value="55539">
                <text:p>55539</text:p>
              </table:table-cell>
              <table:table-cell office:value-type="float" office:value="58818">
                <text:p>58818</text:p>
              </table:table-cell>
              <table:table-cell office:value-type="float" office:value="52998">
                <text:p>52998</text:p>
              </table:table-cell>
              <table:table-cell office:value-type="float" office:value="55155">
                <text:p>55155</text:p>
              </table:table-cell>
              <table:table-cell office:value-type="float" office:value="52446">
                <text:p>52446</text:p>
              </table:table-cell>
              <table:table-cell office:value-type="float" office:value="67728">
                <text:p>67728</text:p>
              </table:table-cell>
              <table:table-cell office:value-type="float" office:value="58935">
                <text:p>58935</text:p>
              </table:table-cell>
              <table:table-cell office:value-type="float" office:value="107892">
                <text:p>107892</text:p>
              </table:table-cell>
              <table:table-cell office:value-type="float" office:value="102393">
                <text:p>1023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864">
                <text:p>36864</text:p>
              </table:table-cell>
              <table:table-cell office:value-type="float" office:value="272550">
                <text:p>272550</text:p>
              </table:table-cell>
              <table:table-cell office:value-type="float" office:value="181743">
                <text:p>181743</text:p>
              </table:table-cell>
              <table:table-cell office:value-type="float" office:value="135570">
                <text:p>135570</text:p>
              </table:table-cell>
              <table:table-cell office:value-type="float" office:value="119244">
                <text:p>119244</text:p>
              </table:table-cell>
              <table:table-cell office:value-type="float" office:value="122391">
                <text:p>122391</text:p>
              </table:table-cell>
              <table:table-cell office:value-type="float" office:value="112656">
                <text:p>112656</text:p>
              </table:table-cell>
              <table:table-cell office:value-type="float" office:value="203607">
                <text:p>203607</text:p>
              </table:table-cell>
              <table:table-cell office:value-type="float" office:value="108975">
                <text:p>108975</text:p>
              </table:table-cell>
              <table:table-cell office:value-type="float" office:value="142260">
                <text:p>142260</text:p>
              </table:table-cell>
              <table:table-cell office:value-type="float" office:value="123633">
                <text:p>123633</text:p>
              </table:table-cell>
              <table:table-cell office:value-type="float" office:value="139032">
                <text:p>139032</text:p>
              </table:table-cell>
              <table:table-cell office:value-type="float" office:value="125088">
                <text:p>1250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536">
                <text:p>65536</text:p>
              </table:table-cell>
              <table:table-cell office:value-type="float" office:value="579747">
                <text:p>579747</text:p>
              </table:table-cell>
              <table:table-cell office:value-type="float" office:value="571707">
                <text:p>571707</text:p>
              </table:table-cell>
              <table:table-cell office:value-type="float" office:value="311232">
                <text:p>311232</text:p>
              </table:table-cell>
              <table:table-cell office:value-type="float" office:value="285984">
                <text:p>285984</text:p>
              </table:table-cell>
              <table:table-cell office:value-type="float" office:value="217836">
                <text:p>217836</text:p>
              </table:table-cell>
              <table:table-cell office:value-type="float" office:value="189909">
                <text:p>189909</text:p>
              </table:table-cell>
              <table:table-cell office:value-type="float" office:value="221094">
                <text:p>221094</text:p>
              </table:table-cell>
              <table:table-cell office:value-type="float" office:value="208290">
                <text:p>208290</text:p>
              </table:table-cell>
              <table:table-cell office:value-type="float" office:value="422112">
                <text:p>422112</text:p>
              </table:table-cell>
              <table:table-cell office:value-type="float" office:value="402630">
                <text:p>402630</text:p>
              </table:table-cell>
              <table:table-cell office:value-type="float" office:value="403986">
                <text:p>403986</text:p>
              </table:table-cell>
              <table:table-cell office:value-type="float" office:value="386349">
                <text:p>3863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400">
                <text:p>102400</text:p>
              </table:table-cell>
              <table:table-cell office:value-type="float" office:value="526446">
                <text:p>526446</text:p>
              </table:table-cell>
              <table:table-cell office:value-type="float" office:value="516618">
                <text:p>516618</text:p>
              </table:table-cell>
              <table:table-cell office:value-type="float" office:value="348786">
                <text:p>348786</text:p>
              </table:table-cell>
              <table:table-cell office:value-type="float" office:value="324762">
                <text:p>324762</text:p>
              </table:table-cell>
              <table:table-cell office:value-type="float" office:value="303717">
                <text:p>303717</text:p>
              </table:table-cell>
              <table:table-cell office:value-type="float" office:value="302265">
                <text:p>302265</text:p>
              </table:table-cell>
              <table:table-cell office:value-type="float" office:value="304398">
                <text:p>304398</text:p>
              </table:table-cell>
              <table:table-cell office:value-type="float" office:value="297150">
                <text:p>297150</text:p>
              </table:table-cell>
              <table:table-cell office:value-type="float" office:value="339807">
                <text:p>339807</text:p>
              </table:table-cell>
              <table:table-cell office:value-type="float" office:value="333492">
                <text:p>333492</text:p>
              </table:table-cell>
              <table:table-cell office:value-type="float" office:value="343644">
                <text:p>343644</text:p>
              </table:table-cell>
              <table:table-cell office:value-type="float" office:value="329457">
                <text:p>3294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456">
                <text:p>147456</text:p>
              </table:table-cell>
              <table:table-cell office:value-type="float" office:value="1078284">
                <text:p>1078284</text:p>
              </table:table-cell>
              <table:table-cell office:value-type="float" office:value="1061928">
                <text:p>1061928</text:p>
              </table:table-cell>
              <table:table-cell office:value-type="float" office:value="647667">
                <text:p>647667</text:p>
              </table:table-cell>
              <table:table-cell office:value-type="float" office:value="520881">
                <text:p>520881</text:p>
              </table:table-cell>
              <table:table-cell office:value-type="float" office:value="426255">
                <text:p>426255</text:p>
              </table:table-cell>
              <table:table-cell office:value-type="float" office:value="428706">
                <text:p>428706</text:p>
              </table:table-cell>
              <table:table-cell office:value-type="float" office:value="423927">
                <text:p>423927</text:p>
              </table:table-cell>
              <table:table-cell office:value-type="float" office:value="418677">
                <text:p>418677</text:p>
              </table:table-cell>
              <table:table-cell office:value-type="float" office:value="516867">
                <text:p>516867</text:p>
              </table:table-cell>
              <table:table-cell office:value-type="float" office:value="507363">
                <text:p>507363</text:p>
              </table:table-cell>
              <table:table-cell office:value-type="float" office:value="895986">
                <text:p>895986</text:p>
              </table:table-cell>
              <table:table-cell office:value-type="float" office:value="878856">
                <text:p>8788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704">
                <text:p>200704</text:p>
              </table:table-cell>
              <table:table-cell office:value-type="float" office:value="1060914">
                <text:p>1060914</text:p>
              </table:table-cell>
              <table:table-cell office:value-type="float" office:value="1044492">
                <text:p>1044492</text:p>
              </table:table-cell>
              <table:table-cell office:value-type="float" office:value="724065">
                <text:p>724065</text:p>
              </table:table-cell>
              <table:table-cell office:value-type="float" office:value="615456">
                <text:p>615456</text:p>
              </table:table-cell>
              <table:table-cell office:value-type="float" office:value="578367">
                <text:p>578367</text:p>
              </table:table-cell>
              <table:table-cell office:value-type="float" office:value="571551">
                <text:p>571551</text:p>
              </table:table-cell>
              <table:table-cell office:value-type="float" office:value="579525">
                <text:p>579525</text:p>
              </table:table-cell>
              <table:table-cell office:value-type="float" office:value="569952">
                <text:p>569952</text:p>
              </table:table-cell>
              <table:table-cell office:value-type="float" office:value="639021">
                <text:p>639021</text:p>
              </table:table-cell>
              <table:table-cell office:value-type="float" office:value="641553">
                <text:p>641553</text:p>
              </table:table-cell>
              <table:table-cell office:value-type="float" office:value="691674">
                <text:p>691674</text:p>
              </table:table-cell>
              <table:table-cell office:value-type="float" office:value="657297">
                <text:p>6572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2144">
                <text:p>262144</text:p>
              </table:table-cell>
              <table:table-cell office:value-type="float" office:value="2050035">
                <text:p>2050035</text:p>
              </table:table-cell>
              <table:table-cell office:value-type="float" office:value="2032863">
                <text:p>2032863</text:p>
              </table:table-cell>
              <table:table-cell office:value-type="float" office:value="1447953">
                <text:p>1447953</text:p>
              </table:table-cell>
              <table:table-cell office:value-type="float" office:value="1376670">
                <text:p>1376670</text:p>
              </table:table-cell>
              <table:table-cell office:value-type="float" office:value="1464843">
                <text:p>1464843</text:p>
              </table:table-cell>
              <table:table-cell office:value-type="float" office:value="1480614">
                <text:p>1480614</text:p>
              </table:table-cell>
              <table:table-cell office:value-type="float" office:value="1886082">
                <text:p>1886082</text:p>
              </table:table-cell>
              <table:table-cell office:value-type="float" office:value="1868670">
                <text:p>1868670</text:p>
              </table:table-cell>
              <table:table-cell office:value-type="float" office:value="1534062">
                <text:p>1534062</text:p>
              </table:table-cell>
              <table:table-cell office:value-type="float" office:value="1519878">
                <text:p>1519878</text:p>
              </table:table-cell>
              <table:table-cell office:value-type="float" office:value="1827393">
                <text:p>1827393</text:p>
              </table:table-cell>
              <table:table-cell office:value-type="float" office:value="1787679">
                <text:p>17876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1776">
                <text:p>331776</text:p>
              </table:table-cell>
              <table:table-cell office:value-type="float" office:value="1959813">
                <text:p>1959813</text:p>
              </table:table-cell>
              <table:table-cell office:value-type="float" office:value="1945920">
                <text:p>1945920</text:p>
              </table:table-cell>
              <table:table-cell office:value-type="float" office:value="1177167">
                <text:p>1177167</text:p>
              </table:table-cell>
              <table:table-cell office:value-type="float" office:value="1054833">
                <text:p>1054833</text:p>
              </table:table-cell>
              <table:table-cell office:value-type="float" office:value="926457">
                <text:p>926457</text:p>
              </table:table-cell>
              <table:table-cell office:value-type="float" office:value="932262">
                <text:p>932262</text:p>
              </table:table-cell>
              <table:table-cell office:value-type="float" office:value="938577">
                <text:p>938577</text:p>
              </table:table-cell>
              <table:table-cell office:value-type="float" office:value="940341">
                <text:p>940341</text:p>
              </table:table-cell>
              <table:table-cell office:value-type="float" office:value="1034265">
                <text:p>1034265</text:p>
              </table:table-cell>
              <table:table-cell office:value-type="float" office:value="1077831">
                <text:p>1077831</text:p>
              </table:table-cell>
              <table:table-cell office:value-type="float" office:value="1151379">
                <text:p>1151379</text:p>
              </table:table-cell>
              <table:table-cell office:value-type="float" office:value="1106835">
                <text:p>11068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9600">
                <text:p>409600</text:p>
              </table:table-cell>
              <table:table-cell office:value-type="float" office:value="2999208">
                <text:p>2999208</text:p>
              </table:table-cell>
              <table:table-cell office:value-type="float" office:value="2989332">
                <text:p>2989332</text:p>
              </table:table-cell>
              <table:table-cell office:value-type="float" office:value="1468761">
                <text:p>1468761</text:p>
              </table:table-cell>
              <table:table-cell office:value-type="float" office:value="1461399">
                <text:p>1461399</text:p>
              </table:table-cell>
              <table:table-cell office:value-type="float" office:value="1153368">
                <text:p>1153368</text:p>
              </table:table-cell>
              <table:table-cell office:value-type="float" office:value="1154118">
                <text:p>1154118</text:p>
              </table:table-cell>
              <table:table-cell office:value-type="float" office:value="1146780">
                <text:p>1146780</text:p>
              </table:table-cell>
              <table:table-cell office:value-type="float" office:value="1139022">
                <text:p>1139022</text:p>
              </table:table-cell>
              <table:table-cell office:value-type="float" office:value="1370022">
                <text:p>1370022</text:p>
              </table:table-cell>
              <table:table-cell office:value-type="float" office:value="1363590">
                <text:p>1363590</text:p>
              </table:table-cell>
              <table:table-cell office:value-type="float" office:value="2512062">
                <text:p>2512062</text:p>
              </table:table-cell>
              <table:table-cell office:value-type="float" office:value="2448783">
                <text:p>24487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5616">
                <text:p>495616</text:p>
              </table:table-cell>
              <table:table-cell office:value-type="float" office:value="3419556">
                <text:p>3419556</text:p>
              </table:table-cell>
              <table:table-cell office:value-type="float" office:value="3416307">
                <text:p>3416307</text:p>
              </table:table-cell>
              <table:table-cell office:value-type="float" office:value="1668984">
                <text:p>1668984</text:p>
              </table:table-cell>
              <table:table-cell office:value-type="float" office:value="1592223">
                <text:p>1592223</text:p>
              </table:table-cell>
              <table:table-cell office:value-type="float" office:value="1471236">
                <text:p>1471236</text:p>
              </table:table-cell>
              <table:table-cell office:value-type="float" office:value="1418628">
                <text:p>1418628</text:p>
              </table:table-cell>
              <table:table-cell office:value-type="float" office:value="1399227">
                <text:p>1399227</text:p>
              </table:table-cell>
              <table:table-cell office:value-type="float" office:value="1385490">
                <text:p>1385490</text:p>
              </table:table-cell>
              <table:table-cell office:value-type="float" office:value="1546611">
                <text:p>1546611</text:p>
              </table:table-cell>
              <table:table-cell office:value-type="float" office:value="1536177">
                <text:p>1536177</text:p>
              </table:table-cell>
              <table:table-cell office:value-type="float" office:value="1666350">
                <text:p>1666350</text:p>
              </table:table-cell>
              <table:table-cell office:value-type="float" office:value="1621443">
                <text:p>16214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9824">
                <text:p>589824</text:p>
              </table:table-cell>
              <table:table-cell office:value-type="float" office:value="4395954">
                <text:p>4395954</text:p>
              </table:table-cell>
              <table:table-cell office:value-type="float" office:value="4426638">
                <text:p>4426638</text:p>
              </table:table-cell>
              <table:table-cell office:value-type="float" office:value="2623299">
                <text:p>2623299</text:p>
              </table:table-cell>
              <table:table-cell office:value-type="float" office:value="2589174">
                <text:p>2589174</text:p>
              </table:table-cell>
              <table:table-cell office:value-type="float" office:value="1791897">
                <text:p>1791897</text:p>
              </table:table-cell>
              <table:table-cell office:value-type="float" office:value="1666503">
                <text:p>1666503</text:p>
              </table:table-cell>
              <table:table-cell office:value-type="float" office:value="1805151">
                <text:p>1805151</text:p>
              </table:table-cell>
              <table:table-cell office:value-type="float" office:value="1787916">
                <text:p>1787916</text:p>
              </table:table-cell>
              <table:table-cell office:value-type="float" office:value="3485814">
                <text:p>3485814</text:p>
              </table:table-cell>
              <table:table-cell office:value-type="float" office:value="3468864">
                <text:p>3468864</text:p>
              </table:table-cell>
              <table:table-cell office:value-type="float" office:value="3364902">
                <text:p>3364902</text:p>
              </table:table-cell>
              <table:table-cell office:value-type="float" office:value="3281502">
                <text:p>32815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2224">
                <text:p>692224</text:p>
              </table:table-cell>
              <table:table-cell office:value-type="float" office:value="5026212">
                <text:p>5026212</text:p>
              </table:table-cell>
              <table:table-cell office:value-type="float" office:value="5034990">
                <text:p>5034990</text:p>
              </table:table-cell>
              <table:table-cell office:value-type="float" office:value="2394879">
                <text:p>2394879</text:p>
              </table:table-cell>
              <table:table-cell office:value-type="float" office:value="2367663">
                <text:p>2367663</text:p>
              </table:table-cell>
              <table:table-cell office:value-type="float" office:value="2087055">
                <text:p>2087055</text:p>
              </table:table-cell>
              <table:table-cell office:value-type="float" office:value="2095086">
                <text:p>2095086</text:p>
              </table:table-cell>
              <table:table-cell office:value-type="float" office:value="1963911">
                <text:p>1963911</text:p>
              </table:table-cell>
              <table:table-cell office:value-type="float" office:value="1935828">
                <text:p>1935828</text:p>
              </table:table-cell>
              <table:table-cell office:value-type="float" office:value="2136363">
                <text:p>2136363</text:p>
              </table:table-cell>
              <table:table-cell office:value-type="float" office:value="2126646">
                <text:p>2126646</text:p>
              </table:table-cell>
              <table:table-cell office:value-type="float" office:value="2345883">
                <text:p>2345883</text:p>
              </table:table-cell>
              <table:table-cell office:value-type="float" office:value="2279883">
                <text:p>22798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2816">
                <text:p>802816</text:p>
              </table:table-cell>
              <table:table-cell office:value-type="float" office:value="5857824">
                <text:p>5857824</text:p>
              </table:table-cell>
              <table:table-cell office:value-type="float" office:value="5904414">
                <text:p>5904414</text:p>
              </table:table-cell>
              <table:table-cell office:value-type="float" office:value="2991894">
                <text:p>2991894</text:p>
              </table:table-cell>
              <table:table-cell office:value-type="float" office:value="3076653">
                <text:p>3076653</text:p>
              </table:table-cell>
              <table:table-cell office:value-type="float" office:value="2413977">
                <text:p>2413977</text:p>
              </table:table-cell>
              <table:table-cell office:value-type="float" office:value="2416968">
                <text:p>2416968</text:p>
              </table:table-cell>
              <table:table-cell office:value-type="float" office:value="2241387">
                <text:p>2241387</text:p>
              </table:table-cell>
              <table:table-cell office:value-type="float" office:value="2230773">
                <text:p>2230773</text:p>
              </table:table-cell>
              <table:table-cell office:value-type="float" office:value="2688240">
                <text:p>2688240</text:p>
              </table:table-cell>
              <table:table-cell office:value-type="float" office:value="2682606">
                <text:p>2682606</text:p>
              </table:table-cell>
              <table:table-cell office:value-type="float" office:value="4941579">
                <text:p>4941579</text:p>
              </table:table-cell>
              <table:table-cell office:value-type="float" office:value="5013591">
                <text:p>50135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1600">
                <text:p>921600</text:p>
              </table:table-cell>
              <table:table-cell office:value-type="float" office:value="6974763">
                <text:p>6974763</text:p>
              </table:table-cell>
              <table:table-cell office:value-type="float" office:value="7078647">
                <text:p>7078647</text:p>
              </table:table-cell>
              <table:table-cell office:value-type="float" office:value="3234840">
                <text:p>3234840</text:p>
              </table:table-cell>
              <table:table-cell office:value-type="float" office:value="3500286">
                <text:p>3500286</text:p>
              </table:table-cell>
              <table:table-cell office:value-type="float" office:value="3076374">
                <text:p>3076374</text:p>
              </table:table-cell>
              <table:table-cell office:value-type="float" office:value="3045321">
                <text:p>3045321</text:p>
              </table:table-cell>
              <table:table-cell office:value-type="float" office:value="2686056">
                <text:p>2686056</text:p>
              </table:table-cell>
              <table:table-cell office:value-type="float" office:value="2679894">
                <text:p>2679894</text:p>
              </table:table-cell>
              <table:table-cell office:value-type="float" office:value="3130731">
                <text:p>3130731</text:p>
              </table:table-cell>
              <table:table-cell office:value-type="float" office:value="3095085">
                <text:p>3095085</text:p>
              </table:table-cell>
              <table:table-cell office:value-type="float" office:value="3355089">
                <text:p>3355089</text:p>
              </table:table-cell>
              <table:table-cell office:value-type="float" office:value="3334146">
                <text:p>33341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48576">
                <text:p>1048576</text:p>
              </table:table-cell>
              <table:table-cell office:value-type="float" office:value="8397426">
                <text:p>8397426</text:p>
              </table:table-cell>
              <table:table-cell office:value-type="float" office:value="8456484">
                <text:p>8456484</text:p>
              </table:table-cell>
              <table:table-cell office:value-type="float" office:value="5683506">
                <text:p>5683506</text:p>
              </table:table-cell>
              <table:table-cell office:value-type="float" office:value="5842062">
                <text:p>5842062</text:p>
              </table:table-cell>
              <table:table-cell office:value-type="float" office:value="6254484">
                <text:p>6254484</text:p>
              </table:table-cell>
              <table:table-cell office:value-type="float" office:value="5988267">
                <text:p>5988267</text:p>
              </table:table-cell>
              <table:table-cell office:value-type="float" office:value="7566708">
                <text:p>7566708</text:p>
              </table:table-cell>
              <table:table-cell office:value-type="float" office:value="7549881">
                <text:p>7549881</text:p>
              </table:table-cell>
              <table:table-cell office:value-type="float" office:value="6408474">
                <text:p>6408474</text:p>
              </table:table-cell>
              <table:table-cell office:value-type="float" office:value="6417756">
                <text:p>6417756</text:p>
              </table:table-cell>
              <table:table-cell office:value-type="float" office:value="8266527">
                <text:p>8266527</text:p>
              </table:table-cell>
              <table:table-cell office:value-type="float" office:value="8128056">
                <text:p>81280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83744">
                <text:p>1183744</text:p>
              </table:table-cell>
              <table:table-cell office:value-type="float" office:value="9081018">
                <text:p>9081018</text:p>
              </table:table-cell>
              <table:table-cell office:value-type="float" office:value="9082311">
                <text:p>9082311</text:p>
              </table:table-cell>
              <table:table-cell office:value-type="float" office:value="4502145">
                <text:p>4502145</text:p>
              </table:table-cell>
              <table:table-cell office:value-type="float" office:value="5033979">
                <text:p>5033979</text:p>
              </table:table-cell>
              <table:table-cell office:value-type="float" office:value="4619544">
                <text:p>4619544</text:p>
              </table:table-cell>
              <table:table-cell office:value-type="float" office:value="4504662">
                <text:p>4504662</text:p>
              </table:table-cell>
              <table:table-cell office:value-type="float" office:value="3791688">
                <text:p>3791688</text:p>
              </table:table-cell>
              <table:table-cell office:value-type="float" office:value="3752439">
                <text:p>3752439</text:p>
              </table:table-cell>
              <table:table-cell office:value-type="float" office:value="4652604">
                <text:p>4652604</text:p>
              </table:table-cell>
              <table:table-cell office:value-type="float" office:value="4714572">
                <text:p>4714572</text:p>
              </table:table-cell>
              <table:table-cell office:value-type="float" office:value="4806990">
                <text:p>4806990</text:p>
              </table:table-cell>
              <table:table-cell office:value-type="float" office:value="4801356">
                <text:p>48013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27104">
                <text:p>1327104</text:p>
              </table:table-cell>
              <table:table-cell office:value-type="float" office:value="10260987">
                <text:p>10260987</text:p>
              </table:table-cell>
              <table:table-cell office:value-type="float" office:value="10276542">
                <text:p>10276542</text:p>
              </table:table-cell>
              <table:table-cell office:value-type="float" office:value="5402718">
                <text:p>5402718</text:p>
              </table:table-cell>
              <table:table-cell office:value-type="float" office:value="6373857">
                <text:p>6373857</text:p>
              </table:table-cell>
              <table:table-cell office:value-type="float" office:value="4526916">
                <text:p>4526916</text:p>
              </table:table-cell>
              <table:table-cell office:value-type="float" office:value="4936116">
                <text:p>4936116</text:p>
              </table:table-cell>
              <table:table-cell office:value-type="float" office:value="4342614">
                <text:p>4342614</text:p>
              </table:table-cell>
              <table:table-cell office:value-type="float" office:value="4302606">
                <text:p>4302606</text:p>
              </table:table-cell>
              <table:table-cell office:value-type="float" office:value="5468529">
                <text:p>5468529</text:p>
              </table:table-cell>
              <table:table-cell office:value-type="float" office:value="5485527">
                <text:p>5485527</text:p>
              </table:table-cell>
              <table:table-cell office:value-type="float" office:value="8598777">
                <text:p>8598777</text:p>
              </table:table-cell>
              <table:table-cell office:value-type="float" office:value="8456955">
                <text:p>84569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78656">
                <text:p>1478656</text:p>
              </table:table-cell>
              <table:table-cell office:value-type="float" office:value="11650239">
                <text:p>11650239</text:p>
              </table:table-cell>
              <table:table-cell office:value-type="float" office:value="11621676">
                <text:p>11621676</text:p>
              </table:table-cell>
              <table:table-cell office:value-type="float" office:value="6949284">
                <text:p>6949284</text:p>
              </table:table-cell>
              <table:table-cell office:value-type="float" office:value="6362067">
                <text:p>6362067</text:p>
              </table:table-cell>
              <table:table-cell office:value-type="float" office:value="6111297">
                <text:p>6111297</text:p>
              </table:table-cell>
              <table:table-cell office:value-type="float" office:value="6881220">
                <text:p>6881220</text:p>
              </table:table-cell>
              <table:table-cell office:value-type="float" office:value="5115099">
                <text:p>5115099</text:p>
              </table:table-cell>
              <table:table-cell office:value-type="float" office:value="5125281">
                <text:p>5125281</text:p>
              </table:table-cell>
              <table:table-cell office:value-type="float" office:value="6210372">
                <text:p>6210372</text:p>
              </table:table-cell>
              <table:table-cell office:value-type="float" office:value="6278739">
                <text:p>6278739</text:p>
              </table:table-cell>
              <table:table-cell office:value-type="float" office:value="6556143">
                <text:p>6556143</text:p>
              </table:table-cell>
              <table:table-cell office:value-type="float" office:value="6476553">
                <text:p>64765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38400">
                <text:p>1638400</text:p>
              </table:table-cell>
              <table:table-cell office:value-type="float" office:value="13640505">
                <text:p>13640505</text:p>
              </table:table-cell>
              <table:table-cell office:value-type="float" office:value="13625781">
                <text:p>13625781</text:p>
              </table:table-cell>
              <table:table-cell office:value-type="float" office:value="8106324">
                <text:p>8106324</text:p>
              </table:table-cell>
              <table:table-cell office:value-type="float" office:value="8045760">
                <text:p>8045760</text:p>
              </table:table-cell>
              <table:table-cell office:value-type="float" office:value="5859762">
                <text:p>5859762</text:p>
              </table:table-cell>
              <table:table-cell office:value-type="float" office:value="5678184">
                <text:p>5678184</text:p>
              </table:table-cell>
              <table:table-cell office:value-type="float" office:value="6152760">
                <text:p>6152760</text:p>
              </table:table-cell>
              <table:table-cell office:value-type="float" office:value="6101442">
                <text:p>6101442</text:p>
              </table:table-cell>
              <table:table-cell office:value-type="float" office:value="10550163">
                <text:p>10550163</text:p>
              </table:table-cell>
              <table:table-cell office:value-type="float" office:value="10508700">
                <text:p>10508700</text:p>
              </table:table-cell>
              <table:table-cell office:value-type="float" office:value="10313922">
                <text:p>10313922</text:p>
              </table:table-cell>
              <table:table-cell office:value-type="float" office:value="10161126">
                <text:p>101611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06336">
                <text:p>1806336</text:p>
              </table:table-cell>
              <table:table-cell office:value-type="float" office:value="14939343">
                <text:p>14939343</text:p>
              </table:table-cell>
              <table:table-cell office:value-type="float" office:value="14747958">
                <text:p>14747958</text:p>
              </table:table-cell>
              <table:table-cell office:value-type="float" office:value="8597616">
                <text:p>8597616</text:p>
              </table:table-cell>
              <table:table-cell office:value-type="float" office:value="8115717">
                <text:p>8115717</text:p>
              </table:table-cell>
              <table:table-cell office:value-type="float" office:value="8591850">
                <text:p>8591850</text:p>
              </table:table-cell>
              <table:table-cell office:value-type="float" office:value="7744011">
                <text:p>7744011</text:p>
              </table:table-cell>
              <table:table-cell office:value-type="float" office:value="6664959">
                <text:p>6664959</text:p>
              </table:table-cell>
              <table:table-cell office:value-type="float" office:value="6377124">
                <text:p>6377124</text:p>
              </table:table-cell>
              <table:table-cell office:value-type="float" office:value="7993710">
                <text:p>7993710</text:p>
              </table:table-cell>
              <table:table-cell office:value-type="float" office:value="8076057">
                <text:p>8076057</text:p>
              </table:table-cell>
              <table:table-cell office:value-type="float" office:value="8636841">
                <text:p>8636841</text:p>
              </table:table-cell>
              <table:table-cell office:value-type="float" office:value="8614614">
                <text:p>86146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2464">
                <text:p>1982464</text:p>
              </table:table-cell>
              <table:table-cell office:value-type="float" office:value="16619538">
                <text:p>16619538</text:p>
              </table:table-cell>
              <table:table-cell office:value-type="float" office:value="16557039">
                <text:p>16557039</text:p>
              </table:table-cell>
              <table:table-cell office:value-type="float" office:value="9028407">
                <text:p>9028407</text:p>
              </table:table-cell>
              <table:table-cell office:value-type="float" office:value="8704713">
                <text:p>8704713</text:p>
              </table:table-cell>
              <table:table-cell office:value-type="float" office:value="7594275">
                <text:p>7594275</text:p>
              </table:table-cell>
              <table:table-cell office:value-type="float" office:value="6994455">
                <text:p>6994455</text:p>
              </table:table-cell>
              <table:table-cell office:value-type="float" office:value="7045047">
                <text:p>7045047</text:p>
              </table:table-cell>
              <table:table-cell office:value-type="float" office:value="6971448">
                <text:p>6971448</text:p>
              </table:table-cell>
              <table:table-cell office:value-type="float" office:value="8732772">
                <text:p>8732772</text:p>
              </table:table-cell>
              <table:table-cell office:value-type="float" office:value="8737149">
                <text:p>8737149</text:p>
              </table:table-cell>
              <table:table-cell office:value-type="float" office:value="13568361">
                <text:p>13568361</text:p>
              </table:table-cell>
              <table:table-cell office:value-type="float" office:value="13369002">
                <text:p>133690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66784">
                <text:p>2166784</text:p>
              </table:table-cell>
              <table:table-cell office:value-type="float" office:value="18223923">
                <text:p>18223923</text:p>
              </table:table-cell>
              <table:table-cell office:value-type="float" office:value="18330471">
                <text:p>18330471</text:p>
              </table:table-cell>
              <table:table-cell office:value-type="float" office:value="10862316">
                <text:p>10862316</text:p>
              </table:table-cell>
              <table:table-cell office:value-type="float" office:value="10869411">
                <text:p>10869411</text:p>
              </table:table-cell>
              <table:table-cell office:value-type="float" office:value="9406392">
                <text:p>9406392</text:p>
              </table:table-cell>
              <table:table-cell office:value-type="float" office:value="8985381">
                <text:p>8985381</text:p>
              </table:table-cell>
              <table:table-cell office:value-type="float" office:value="8055333">
                <text:p>8055333</text:p>
              </table:table-cell>
              <table:table-cell office:value-type="float" office:value="8162931">
                <text:p>8162931</text:p>
              </table:table-cell>
              <table:table-cell office:value-type="float" office:value="9779373">
                <text:p>9779373</text:p>
              </table:table-cell>
              <table:table-cell office:value-type="float" office:value="9812931">
                <text:p>9812931</text:p>
              </table:table-cell>
              <table:table-cell office:value-type="float" office:value="10588707">
                <text:p>10588707</text:p>
              </table:table-cell>
              <table:table-cell office:value-type="float" office:value="10535805">
                <text:p>105358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59296">
                <text:p>2359296</text:p>
              </table:table-cell>
              <table:table-cell office:value-type="float" office:value="21976776">
                <text:p>21976776</text:p>
              </table:table-cell>
              <table:table-cell office:value-type="float" office:value="21885930">
                <text:p>21885930</text:p>
              </table:table-cell>
              <table:table-cell office:value-type="float" office:value="14362590">
                <text:p>14362590</text:p>
              </table:table-cell>
              <table:table-cell office:value-type="float" office:value="15885879">
                <text:p>15885879</text:p>
              </table:table-cell>
              <table:table-cell office:value-type="float" office:value="14313435">
                <text:p>14313435</text:p>
              </table:table-cell>
              <table:table-cell office:value-type="float" office:value="13967268">
                <text:p>13967268</text:p>
              </table:table-cell>
              <table:table-cell office:value-type="float" office:value="17931567">
                <text:p>17931567</text:p>
              </table:table-cell>
              <table:table-cell office:value-type="float" office:value="18088749">
                <text:p>18088749</text:p>
              </table:table-cell>
              <table:table-cell office:value-type="float" office:value="15396510">
                <text:p>15396510</text:p>
              </table:table-cell>
              <table:table-cell office:value-type="float" office:value="15379140">
                <text:p>15379140</text:p>
              </table:table-cell>
              <table:table-cell office:value-type="float" office:value="16255086">
                <text:p>16255086</text:p>
              </table:table-cell>
              <table:table-cell office:value-type="float" office:value="16168119">
                <text:p>161681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60000">
                <text:p>2560000</text:p>
              </table:table-cell>
              <table:table-cell office:value-type="float" office:value="21941331">
                <text:p>21941331</text:p>
              </table:table-cell>
              <table:table-cell office:value-type="float" office:value="22114785">
                <text:p>22114785</text:p>
              </table:table-cell>
              <table:table-cell office:value-type="float" office:value="12273138">
                <text:p>12273138</text:p>
              </table:table-cell>
              <table:table-cell office:value-type="float" office:value="13978692">
                <text:p>13978692</text:p>
              </table:table-cell>
              <table:table-cell office:value-type="float" office:value="11391618">
                <text:p>11391618</text:p>
              </table:table-cell>
              <table:table-cell office:value-type="float" office:value="10780149">
                <text:p>10780149</text:p>
              </table:table-cell>
              <table:table-cell office:value-type="float" office:value="9809274">
                <text:p>9809274</text:p>
              </table:table-cell>
              <table:table-cell office:value-type="float" office:value="9649371">
                <text:p>9649371</text:p>
              </table:table-cell>
              <table:table-cell office:value-type="float" office:value="11832981">
                <text:p>11832981</text:p>
              </table:table-cell>
              <table:table-cell office:value-type="float" office:value="12048303">
                <text:p>12048303</text:p>
              </table:table-cell>
              <table:table-cell office:value-type="float" office:value="12708600">
                <text:p>12708600</text:p>
              </table:table-cell>
              <table:table-cell office:value-type="float" office:value="12706281">
                <text:p>127062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68896">
                <text:p>2768896</text:p>
              </table:table-cell>
              <table:table-cell office:value-type="float" office:value="24368022">
                <text:p>24368022</text:p>
              </table:table-cell>
              <table:table-cell office:value-type="float" office:value="24205194">
                <text:p>24205194</text:p>
              </table:table-cell>
              <table:table-cell office:value-type="float" office:value="12553065">
                <text:p>12553065</text:p>
              </table:table-cell>
              <table:table-cell office:value-type="float" office:value="12596241">
                <text:p>12596241</text:p>
              </table:table-cell>
              <table:table-cell office:value-type="float" office:value="10747845">
                <text:p>10747845</text:p>
              </table:table-cell>
              <table:table-cell office:value-type="float" office:value="10496475">
                <text:p>10496475</text:p>
              </table:table-cell>
              <table:table-cell office:value-type="float" office:value="10236645">
                <text:p>10236645</text:p>
              </table:table-cell>
              <table:table-cell office:value-type="float" office:value="10123041">
                <text:p>10123041</text:p>
              </table:table-cell>
              <table:table-cell office:value-type="float" office:value="12473598">
                <text:p>12473598</text:p>
              </table:table-cell>
              <table:table-cell office:value-type="float" office:value="12848409">
                <text:p>12848409</text:p>
              </table:table-cell>
              <table:table-cell office:value-type="float" office:value="19231356">
                <text:p>19231356</text:p>
              </table:table-cell>
              <table:table-cell office:value-type="float" office:value="19055136">
                <text:p>190551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85984">
                <text:p>2985984</text:p>
              </table:table-cell>
              <table:table-cell office:value-type="float" office:value="26083623">
                <text:p>26083623</text:p>
              </table:table-cell>
              <table:table-cell office:value-type="float" office:value="26193306">
                <text:p>26193306</text:p>
              </table:table-cell>
              <table:table-cell office:value-type="float" office:value="15717912">
                <text:p>15717912</text:p>
              </table:table-cell>
              <table:table-cell office:value-type="float" office:value="15863367">
                <text:p>15863367</text:p>
              </table:table-cell>
              <table:table-cell office:value-type="float" office:value="14539833">
                <text:p>14539833</text:p>
              </table:table-cell>
              <table:table-cell office:value-type="float" office:value="13146579">
                <text:p>13146579</text:p>
              </table:table-cell>
              <table:table-cell office:value-type="float" office:value="11479797">
                <text:p>11479797</text:p>
              </table:table-cell>
              <table:table-cell office:value-type="float" office:value="11614986">
                <text:p>11614986</text:p>
              </table:table-cell>
              <table:table-cell office:value-type="float" office:value="14160717">
                <text:p>14160717</text:p>
              </table:table-cell>
              <table:table-cell office:value-type="float" office:value="14013258">
                <text:p>14013258</text:p>
              </table:table-cell>
              <table:table-cell office:value-type="float" office:value="14407158">
                <text:p>14407158</text:p>
              </table:table-cell>
              <table:table-cell office:value-type="float" office:value="14496111">
                <text:p>14496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11264">
                <text:p>3211264</text:p>
              </table:table-cell>
              <table:table-cell office:value-type="float" office:value="30389664">
                <text:p>30389664</text:p>
              </table:table-cell>
              <table:table-cell office:value-type="float" office:value="30189198">
                <text:p>30189198</text:p>
              </table:table-cell>
              <table:table-cell office:value-type="float" office:value="18002382">
                <text:p>18002382</text:p>
              </table:table-cell>
              <table:table-cell office:value-type="float" office:value="18099672">
                <text:p>18099672</text:p>
              </table:table-cell>
              <table:table-cell office:value-type="float" office:value="12136995">
                <text:p>12136995</text:p>
              </table:table-cell>
              <table:table-cell office:value-type="float" office:value="12268071">
                <text:p>12268071</text:p>
              </table:table-cell>
              <table:table-cell office:value-type="float" office:value="12900801">
                <text:p>12900801</text:p>
              </table:table-cell>
              <table:table-cell office:value-type="float" office:value="12819603">
                <text:p>12819603</text:p>
              </table:table-cell>
              <table:table-cell office:value-type="float" office:value="21286932">
                <text:p>21286932</text:p>
              </table:table-cell>
              <table:table-cell office:value-type="float" office:value="21008967">
                <text:p>21008967</text:p>
              </table:table-cell>
              <table:table-cell office:value-type="float" office:value="20784789">
                <text:p>20784789</text:p>
              </table:table-cell>
              <table:table-cell office:value-type="float" office:value="20889825">
                <text:p>208898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44736">
                <text:p>3444736</text:p>
              </table:table-cell>
              <table:table-cell office:value-type="float" office:value="30235065">
                <text:p>30235065</text:p>
              </table:table-cell>
              <table:table-cell office:value-type="float" office:value="30333912">
                <text:p>30333912</text:p>
              </table:table-cell>
              <table:table-cell office:value-type="float" office:value="17667426">
                <text:p>17667426</text:p>
              </table:table-cell>
              <table:table-cell office:value-type="float" office:value="17882034">
                <text:p>17882034</text:p>
              </table:table-cell>
              <table:table-cell office:value-type="float" office:value="15627798">
                <text:p>15627798</text:p>
              </table:table-cell>
              <table:table-cell office:value-type="float" office:value="14568987">
                <text:p>14568987</text:p>
              </table:table-cell>
              <table:table-cell office:value-type="float" office:value="13155633">
                <text:p>13155633</text:p>
              </table:table-cell>
              <table:table-cell office:value-type="float" office:value="12990801">
                <text:p>12990801</text:p>
              </table:table-cell>
              <table:table-cell office:value-type="float" office:value="16345029">
                <text:p>16345029</text:p>
              </table:table-cell>
              <table:table-cell office:value-type="float" office:value="16336977">
                <text:p>16336977</text:p>
              </table:table-cell>
              <table:table-cell office:value-type="float" office:value="17519466">
                <text:p>17519466</text:p>
              </table:table-cell>
              <table:table-cell office:value-type="float" office:value="17633229">
                <text:p>176332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86400">
                <text:p>3686400</text:p>
              </table:table-cell>
              <table:table-cell office:value-type="float" office:value="33440244">
                <text:p>33440244</text:p>
              </table:table-cell>
              <table:table-cell office:value-type="float" office:value="33384747">
                <text:p>33384747</text:p>
              </table:table-cell>
              <table:table-cell office:value-type="float" office:value="17522583">
                <text:p>17522583</text:p>
              </table:table-cell>
              <table:table-cell office:value-type="float" office:value="16967949">
                <text:p>16967949</text:p>
              </table:table-cell>
              <table:table-cell office:value-type="float" office:value="16112013">
                <text:p>16112013</text:p>
              </table:table-cell>
              <table:table-cell office:value-type="float" office:value="14004891">
                <text:p>14004891</text:p>
              </table:table-cell>
              <table:table-cell office:value-type="float" office:value="13946583">
                <text:p>13946583</text:p>
              </table:table-cell>
              <table:table-cell office:value-type="float" office:value="13672779">
                <text:p>13672779</text:p>
              </table:table-cell>
              <table:table-cell office:value-type="float" office:value="16688445">
                <text:p>16688445</text:p>
              </table:table-cell>
              <table:table-cell office:value-type="float" office:value="16559214">
                <text:p>16559214</text:p>
              </table:table-cell>
              <table:table-cell office:value-type="float" office:value="25915467">
                <text:p>25915467</text:p>
              </table:table-cell>
              <table:table-cell office:value-type="float" office:value="25794912">
                <text:p>257949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36256">
                <text:p>3936256</text:p>
              </table:table-cell>
              <table:table-cell office:value-type="float" office:value="34921122">
                <text:p>34921122</text:p>
              </table:table-cell>
              <table:table-cell office:value-type="float" office:value="34993170">
                <text:p>34993170</text:p>
              </table:table-cell>
              <table:table-cell office:value-type="float" office:value="23055630">
                <text:p>23055630</text:p>
              </table:table-cell>
              <table:table-cell office:value-type="float" office:value="20133135">
                <text:p>20133135</text:p>
              </table:table-cell>
              <table:table-cell office:value-type="float" office:value="17713368">
                <text:p>17713368</text:p>
              </table:table-cell>
              <table:table-cell office:value-type="float" office:value="17823237">
                <text:p>17823237</text:p>
              </table:table-cell>
              <table:table-cell office:value-type="float" office:value="15391380">
                <text:p>15391380</text:p>
              </table:table-cell>
              <table:table-cell office:value-type="float" office:value="15125673">
                <text:p>15125673</text:p>
              </table:table-cell>
              <table:table-cell office:value-type="float" office:value="18643986">
                <text:p>18643986</text:p>
              </table:table-cell>
              <table:table-cell office:value-type="float" office:value="18690735">
                <text:p>18690735</text:p>
              </table:table-cell>
              <table:table-cell office:value-type="float" office:value="20418939">
                <text:p>20418939</text:p>
              </table:table-cell>
              <table:table-cell office:value-type="float" office:value="20506959">
                <text:p>2050695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MacOSX_X86_64 LibreOffice_project/dd47e4b30cb7dab30588d6c79c651f218165e3c5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88cm" svg:y="0.315cm" chart:style-name="ch2">
          <text:p>Combine performance for square matrix</text:p>
        </chart:title>
        <chart:legend chart:legend-position="end" svg:x="12.234cm" svg:y="3.955cm" style:legend-expansion="high" chart:style-name="ch3"/>
        <chart:plot-area chart:style-name="ch4" table:cell-range-address="'Lab 1'.B106:'Lab 1'.D184" chart:data-source-has-labels="row" svg:x="1.296cm" svg:y="1.284cm" svg:width="10.618cm" svg:height="6.59cm">
          <chart:coordinate-region svg:x="3.713cm" svg:y="1.482cm" svg:width="8.062cm" svg:height="4.471cm"/>
          <chart:axis chart:dimension="x" chart:name="primary-x" chart:style-name="ch5">
            <chart:title svg:x="5.169cm" svg:y="8.055cm" chart:style-name="ch6">
              <text:p>number of elements</text:p>
            </chart:title>
          </chart:axis>
          <chart:axis chart:dimension="y" chart:name="primary-y" chart:style-name="ch7">
            <chart:title svg:x="0.451cm" svg:y="5.818cm" chart:style-name="ch8">
              <text:p>number of cycles</text:p>
            </chart:title>
            <chart:grid chart:style-name="ch9" chart:class="major"/>
          </chart:axis>
          <chart:series chart:style-name="ch10" chart:values-cell-range-address="'Lab 1'.B106:'Lab 1'.B184" loext:label-string="&quot;combine2d&quot;" chart:class="chart:scatter">
            <chart:domain table:cell-range-address="'Lab 1'.D106:'Lab 1'.D184"/>
            <chart:data-point chart:repeated="79"/>
          </chart:series>
          <chart:series chart:style-name="ch11" chart:values-cell-range-address="'Lab 1'.C106:'Lab 1'.C184" loext:label-string="&quot;combine2d_rev&quot;" chart:class="chart:scatter">
            <chart:data-point chart:repeated="7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mbine2d</text:p>
              </table:table-cell>
              <table:table-cell office:value-type="string">
                <text:p>combine2d_re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'Lab 1'.D106:'Lab 1'.D184</svg:desc>
                </draw:g>
              </table:table-cell>
              <table:table-cell office:value-type="float" office:value="30450">
                <text:p>30450</text:p>
                <draw:g>
                  <svg:desc>'Lab 1'.B106:'Lab 1'.B184</svg:desc>
                </draw:g>
              </table:table-cell>
              <table:table-cell office:value-type="float" office:value="34644">
                <text:p>34644</text:p>
                <draw:g>
                  <svg:desc>'Lab 1'.C106:'Lab 1'.C1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376">
                <text:p>15376</text:p>
              </table:table-cell>
              <table:table-cell office:value-type="float" office:value="41466">
                <text:p>41466</text:p>
              </table:table-cell>
              <table:table-cell office:value-type="float" office:value="45600">
                <text:p>45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336">
                <text:p>24336</text:p>
              </table:table-cell>
              <table:table-cell office:value-type="float" office:value="64590">
                <text:p>64590</text:p>
              </table:table-cell>
              <table:table-cell office:value-type="float" office:value="72009">
                <text:p>72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416">
                <text:p>38416</text:p>
              </table:table-cell>
              <table:table-cell office:value-type="float" office:value="103965">
                <text:p>103965</text:p>
              </table:table-cell>
              <table:table-cell office:value-type="float" office:value="113889">
                <text:p>113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536">
                <text:p>59536</text:p>
              </table:table-cell>
              <table:table-cell office:value-type="float" office:value="157278">
                <text:p>157278</text:p>
              </table:table-cell>
              <table:table-cell office:value-type="float" office:value="181338">
                <text:p>1813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000">
                <text:p>90000</text:p>
              </table:table-cell>
              <table:table-cell office:value-type="float" office:value="237921">
                <text:p>237921</text:p>
              </table:table-cell>
              <table:table-cell office:value-type="float" office:value="267975">
                <text:p>2679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2496">
                <text:p>132496</text:p>
              </table:table-cell>
              <table:table-cell office:value-type="float" office:value="348528">
                <text:p>348528</text:p>
              </table:table-cell>
              <table:table-cell office:value-type="float" office:value="402063">
                <text:p>4020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0096">
                <text:p>190096</text:p>
              </table:table-cell>
              <table:table-cell office:value-type="float" office:value="498981">
                <text:p>498981</text:p>
              </table:table-cell>
              <table:table-cell office:value-type="float" office:value="570123">
                <text:p>5701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6256">
                <text:p>266256</text:p>
              </table:table-cell>
              <table:table-cell office:value-type="float" office:value="895533">
                <text:p>895533</text:p>
              </table:table-cell>
              <table:table-cell office:value-type="float" office:value="784236">
                <text:p>7842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4816">
                <text:p>364816</text:p>
              </table:table-cell>
              <table:table-cell office:value-type="float" office:value="952404">
                <text:p>952404</text:p>
              </table:table-cell>
              <table:table-cell office:value-type="float" office:value="1011627">
                <text:p>10116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0000">
                <text:p>490000</text:p>
              </table:table-cell>
              <table:table-cell office:value-type="float" office:value="1278252">
                <text:p>1278252</text:p>
              </table:table-cell>
              <table:table-cell office:value-type="float" office:value="1390617">
                <text:p>13906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6416">
                <text:p>646416</text:p>
              </table:table-cell>
              <table:table-cell office:value-type="float" office:value="1686762">
                <text:p>1686762</text:p>
              </table:table-cell>
              <table:table-cell office:value-type="float" office:value="1879242">
                <text:p>18792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9056">
                <text:p>839056</text:p>
              </table:table-cell>
              <table:table-cell office:value-type="float" office:value="2185743">
                <text:p>2185743</text:p>
              </table:table-cell>
              <table:table-cell office:value-type="float" office:value="2590065">
                <text:p>25900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73296">
                <text:p>1073296</text:p>
              </table:table-cell>
              <table:table-cell office:value-type="float" office:value="2806191">
                <text:p>2806191</text:p>
              </table:table-cell>
              <table:table-cell office:value-type="float" office:value="3093033">
                <text:p>30930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4896">
                <text:p>1354896</text:p>
              </table:table-cell>
              <table:table-cell office:value-type="float" office:value="3546648">
                <text:p>3546648</text:p>
              </table:table-cell>
              <table:table-cell office:value-type="float" office:value="3967893">
                <text:p>39678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90000">
                <text:p>1690000</text:p>
              </table:table-cell>
              <table:table-cell office:value-type="float" office:value="4459221">
                <text:p>4459221</text:p>
              </table:table-cell>
              <table:table-cell office:value-type="float" office:value="5190510">
                <text:p>51905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85136">
                <text:p>2085136</text:p>
              </table:table-cell>
              <table:table-cell office:value-type="float" office:value="5738856">
                <text:p>5738856</text:p>
              </table:table-cell>
              <table:table-cell office:value-type="float" office:value="7070703">
                <text:p>70707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47216">
                <text:p>2547216</text:p>
              </table:table-cell>
              <table:table-cell office:value-type="float" office:value="6812457">
                <text:p>6812457</text:p>
              </table:table-cell>
              <table:table-cell office:value-type="float" office:value="9145299">
                <text:p>91452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83536">
                <text:p>3083536</text:p>
              </table:table-cell>
              <table:table-cell office:value-type="float" office:value="8280936">
                <text:p>8280936</text:p>
              </table:table-cell>
              <table:table-cell office:value-type="float" office:value="11593695">
                <text:p>115936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01776">
                <text:p>3701776</text:p>
              </table:table-cell>
              <table:table-cell office:value-type="float" office:value="9958416">
                <text:p>9958416</text:p>
              </table:table-cell>
              <table:table-cell office:value-type="float" office:value="14359320">
                <text:p>143593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10000">
                <text:p>4410000</text:p>
              </table:table-cell>
              <table:table-cell office:value-type="float" office:value="11885061">
                <text:p>11885061</text:p>
              </table:table-cell>
              <table:table-cell office:value-type="float" office:value="17513958">
                <text:p>175139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16656">
                <text:p>5216656</text:p>
              </table:table-cell>
              <table:table-cell office:value-type="float" office:value="14083134">
                <text:p>14083134</text:p>
              </table:table-cell>
              <table:table-cell office:value-type="float" office:value="20930343">
                <text:p>209303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30576">
                <text:p>6130576</text:p>
              </table:table-cell>
              <table:table-cell office:value-type="float" office:value="16566522">
                <text:p>16566522</text:p>
              </table:table-cell>
              <table:table-cell office:value-type="float" office:value="24761616">
                <text:p>247616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60976">
                <text:p>7160976</text:p>
              </table:table-cell>
              <table:table-cell office:value-type="float" office:value="19359831">
                <text:p>19359831</text:p>
              </table:table-cell>
              <table:table-cell office:value-type="float" office:value="28991007">
                <text:p>289910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317456">
                <text:p>8317456</text:p>
              </table:table-cell>
              <table:table-cell office:value-type="float" office:value="22509537">
                <text:p>22509537</text:p>
              </table:table-cell>
              <table:table-cell office:value-type="float" office:value="33564732">
                <text:p>335647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10000">
                <text:p>9610000</text:p>
              </table:table-cell>
              <table:table-cell office:value-type="float" office:value="26008002">
                <text:p>26008002</text:p>
              </table:table-cell>
              <table:table-cell office:value-type="float" office:value="38486901">
                <text:p>384869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048976">
                <text:p>11048976</text:p>
              </table:table-cell>
              <table:table-cell office:value-type="float" office:value="30093573">
                <text:p>30093573</text:p>
              </table:table-cell>
              <table:table-cell office:value-type="float" office:value="44240286">
                <text:p>442402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645136">
                <text:p>12645136</text:p>
              </table:table-cell>
              <table:table-cell office:value-type="float" office:value="34262685">
                <text:p>34262685</text:p>
              </table:table-cell>
              <table:table-cell office:value-type="float" office:value="48079422">
                <text:p>480794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409616">
                <text:p>14409616</text:p>
              </table:table-cell>
              <table:table-cell office:value-type="float" office:value="39132564">
                <text:p>39132564</text:p>
              </table:table-cell>
              <table:table-cell office:value-type="float" office:value="54135720">
                <text:p>541357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353936">
                <text:p>16353936</text:p>
              </table:table-cell>
              <table:table-cell office:value-type="float" office:value="44330508">
                <text:p>44330508</text:p>
              </table:table-cell>
              <table:table-cell office:value-type="float" office:value="62728872">
                <text:p>627288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490000">
                <text:p>18490000</text:p>
              </table:table-cell>
              <table:table-cell office:value-type="float" office:value="50378565">
                <text:p>50378565</text:p>
              </table:table-cell>
              <table:table-cell office:value-type="float" office:value="70198959">
                <text:p>701989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830096">
                <text:p>20830096</text:p>
              </table:table-cell>
              <table:table-cell office:value-type="float" office:value="56809281">
                <text:p>56809281</text:p>
              </table:table-cell>
              <table:table-cell office:value-type="float" office:value="83454945">
                <text:p>834549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386896">
                <text:p>23386896</text:p>
              </table:table-cell>
              <table:table-cell office:value-type="float" office:value="63833310">
                <text:p>63833310</text:p>
              </table:table-cell>
              <table:table-cell office:value-type="float" office:value="94379325">
                <text:p>943793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173456">
                <text:p>26173456</text:p>
              </table:table-cell>
              <table:table-cell office:value-type="float" office:value="71253939">
                <text:p>71253939</text:p>
              </table:table-cell>
              <table:table-cell office:value-type="float" office:value="107029653">
                <text:p>1070296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203216">
                <text:p>29203216</text:p>
              </table:table-cell>
              <table:table-cell office:value-type="float" office:value="79340952">
                <text:p>79340952</text:p>
              </table:table-cell>
              <table:table-cell office:value-type="float" office:value="121329564">
                <text:p>1213295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490000">
                <text:p>32490000</text:p>
              </table:table-cell>
              <table:table-cell office:value-type="float" office:value="88292154">
                <text:p>88292154</text:p>
              </table:table-cell>
              <table:table-cell office:value-type="float" office:value="138094992">
                <text:p>1380949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48016">
                <text:p>36048016</text:p>
              </table:table-cell>
              <table:table-cell office:value-type="float" office:value="97995543">
                <text:p>97995543</text:p>
              </table:table-cell>
              <table:table-cell office:value-type="float" office:value="158001678">
                <text:p>1580016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891856">
                <text:p>39891856</text:p>
              </table:table-cell>
              <table:table-cell office:value-type="float" office:value="108542541">
                <text:p>108542541</text:p>
              </table:table-cell>
              <table:table-cell office:value-type="float" office:value="176708874">
                <text:p>1767088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036496">
                <text:p>44036496</text:p>
              </table:table-cell>
              <table:table-cell office:value-type="float" office:value="119633244">
                <text:p>119633244</text:p>
              </table:table-cell>
              <table:table-cell office:value-type="float" office:value="195959115">
                <text:p>1959591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497296">
                <text:p>48497296</text:p>
              </table:table-cell>
              <table:table-cell office:value-type="float" office:value="131917761">
                <text:p>131917761</text:p>
              </table:table-cell>
              <table:table-cell office:value-type="float" office:value="218847498">
                <text:p>2188474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290000">
                <text:p>53290000</text:p>
              </table:table-cell>
              <table:table-cell office:value-type="float" office:value="145413990">
                <text:p>145413990</text:p>
              </table:table-cell>
              <table:table-cell office:value-type="float" office:value="237973104">
                <text:p>2379731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430736">
                <text:p>58430736</text:p>
              </table:table-cell>
              <table:table-cell office:value-type="float" office:value="159482610">
                <text:p>159482610</text:p>
              </table:table-cell>
              <table:table-cell office:value-type="float" office:value="273764616">
                <text:p>2737646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3936016">
                <text:p>63936016</text:p>
              </table:table-cell>
              <table:table-cell office:value-type="float" office:value="174726000">
                <text:p>174726000</text:p>
              </table:table-cell>
              <table:table-cell office:value-type="float" office:value="287667339">
                <text:p>2876673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9822736">
                <text:p>69822736</text:p>
              </table:table-cell>
              <table:table-cell office:value-type="float" office:value="190572552">
                <text:p>190572552</text:p>
              </table:table-cell>
              <table:table-cell office:value-type="float" office:value="321958965">
                <text:p>3219589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6108176">
                <text:p>76108176</text:p>
              </table:table-cell>
              <table:table-cell office:value-type="float" office:value="207692283">
                <text:p>207692283</text:p>
              </table:table-cell>
              <table:table-cell office:value-type="float" office:value="353613474">
                <text:p>3536134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2810000">
                <text:p>82810000</text:p>
              </table:table-cell>
              <table:table-cell office:value-type="float" office:value="225851025">
                <text:p>225851025</text:p>
              </table:table-cell>
              <table:table-cell office:value-type="float" office:value="370926906">
                <text:p>3709269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9946256">
                <text:p>89946256</text:p>
              </table:table-cell>
              <table:table-cell office:value-type="float" office:value="245463246">
                <text:p>245463246</text:p>
              </table:table-cell>
              <table:table-cell office:value-type="float" office:value="401958420">
                <text:p>4019584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7535376">
                <text:p>97535376</text:p>
              </table:table-cell>
              <table:table-cell office:value-type="float" office:value="269329755">
                <text:p>269329755</text:p>
              </table:table-cell>
              <table:table-cell office:value-type="float" office:value="439033644">
                <text:p>4390336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5596176">
                <text:p>105596176</text:p>
              </table:table-cell>
              <table:table-cell office:value-type="float" office:value="288447825">
                <text:p>288447825</text:p>
              </table:table-cell>
              <table:table-cell office:value-type="float" office:value="478809834">
                <text:p>4788098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4147856">
                <text:p>114147856</text:p>
              </table:table-cell>
              <table:table-cell office:value-type="float" office:value="311790471">
                <text:p>311790471</text:p>
              </table:table-cell>
              <table:table-cell office:value-type="float" office:value="513137967">
                <text:p>5131379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3210000">
                <text:p>123210000</text:p>
              </table:table-cell>
              <table:table-cell office:value-type="float" office:value="343764198">
                <text:p>343764198</text:p>
              </table:table-cell>
              <table:table-cell office:value-type="float" office:value="552663195">
                <text:p>5526631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2802576">
                <text:p>132802576</text:p>
              </table:table-cell>
              <table:table-cell office:value-type="float" office:value="364877961">
                <text:p>364877961</text:p>
              </table:table-cell>
              <table:table-cell office:value-type="float" office:value="607395531">
                <text:p>6073955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2945936">
                <text:p>142945936</text:p>
              </table:table-cell>
              <table:table-cell office:value-type="float" office:value="392468214">
                <text:p>392468214</text:p>
              </table:table-cell>
              <table:table-cell office:value-type="float" office:value="649553394">
                <text:p>6495533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3660816">
                <text:p>153660816</text:p>
              </table:table-cell>
              <table:table-cell office:value-type="float" office:value="420066027">
                <text:p>420066027</text:p>
              </table:table-cell>
              <table:table-cell office:value-type="float" office:value="709599747">
                <text:p>7095997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4968336">
                <text:p>164968336</text:p>
              </table:table-cell>
              <table:table-cell office:value-type="float" office:value="449635479">
                <text:p>449635479</text:p>
              </table:table-cell>
              <table:table-cell office:value-type="float" office:value="745160448">
                <text:p>7451604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6890000">
                <text:p>176890000</text:p>
              </table:table-cell>
              <table:table-cell office:value-type="float" office:value="482844030">
                <text:p>482844030</text:p>
              </table:table-cell>
              <table:table-cell office:value-type="float" office:value="797557380">
                <text:p>7975573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9447696">
                <text:p>189447696</text:p>
              </table:table-cell>
              <table:table-cell office:value-type="float" office:value="517135995">
                <text:p>517135995</text:p>
              </table:table-cell>
              <table:table-cell office:value-type="float" office:value="854568558">
                <text:p>8545685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2663696">
                <text:p>202663696</text:p>
              </table:table-cell>
              <table:table-cell office:value-type="float" office:value="551253867">
                <text:p>551253867</text:p>
              </table:table-cell>
              <table:table-cell office:value-type="float" office:value="913326072">
                <text:p>9133260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6560656">
                <text:p>216560656</text:p>
              </table:table-cell>
              <table:table-cell office:value-type="float" office:value="589856037">
                <text:p>589856037</text:p>
              </table:table-cell>
              <table:table-cell office:value-type="float" office:value="979612662">
                <text:p>9796126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1161616">
                <text:p>231161616</text:p>
              </table:table-cell>
              <table:table-cell office:value-type="float" office:value="631357884">
                <text:p>631357884</text:p>
              </table:table-cell>
              <table:table-cell office:value-type="float" office:value="1049728755">
                <text:p>10497287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6490000">
                <text:p>246490000</text:p>
              </table:table-cell>
              <table:table-cell office:value-type="float" office:value="671817345">
                <text:p>671817345</text:p>
              </table:table-cell>
              <table:table-cell office:value-type="float" office:value="1118776176">
                <text:p>11187761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2569616">
                <text:p>262569616</text:p>
              </table:table-cell>
              <table:table-cell office:value-type="float" office:value="716841348">
                <text:p>716841348</text:p>
              </table:table-cell>
              <table:table-cell office:value-type="float" office:value="1197465207">
                <text:p>11974652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9424656">
                <text:p>279424656</text:p>
              </table:table-cell>
              <table:table-cell office:value-type="float" office:value="762513924">
                <text:p>762513924</text:p>
              </table:table-cell>
              <table:table-cell office:value-type="float" office:value="1285042548">
                <text:p>12850425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7079696">
                <text:p>297079696</text:p>
              </table:table-cell>
              <table:table-cell office:value-type="float" office:value="809382501">
                <text:p>809382501</text:p>
              </table:table-cell>
              <table:table-cell office:value-type="float" office:value="1358720604">
                <text:p>13587206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5559696">
                <text:p>315559696</text:p>
              </table:table-cell>
              <table:table-cell office:value-type="float" office:value="858880356">
                <text:p>858880356</text:p>
              </table:table-cell>
              <table:table-cell office:value-type="float" office:value="1432562787">
                <text:p>14325627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4890000">
                <text:p>334890000</text:p>
              </table:table-cell>
              <table:table-cell office:value-type="float" office:value="912336228">
                <text:p>912336228</text:p>
              </table:table-cell>
              <table:table-cell office:value-type="float" office:value="1517847588">
                <text:p>15178475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5096336">
                <text:p>355096336</text:p>
              </table:table-cell>
              <table:table-cell office:value-type="float" office:value="968997138">
                <text:p>968997138</text:p>
              </table:table-cell>
              <table:table-cell office:value-type="float" office:value="1658297523">
                <text:p>16582975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6204816">
                <text:p>376204816</text:p>
              </table:table-cell>
              <table:table-cell office:value-type="float" office:value="1026708906">
                <text:p>1026708906</text:p>
              </table:table-cell>
              <table:table-cell office:value-type="float" office:value="1735152372">
                <text:p>17351523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8241936">
                <text:p>398241936</text:p>
              </table:table-cell>
              <table:table-cell office:value-type="float" office:value="1086680901">
                <text:p>1086680901</text:p>
              </table:table-cell>
              <table:table-cell office:value-type="float" office:value="1836162690">
                <text:p>183616269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1234576">
                <text:p>421234576</text:p>
              </table:table-cell>
              <table:table-cell office:value-type="float" office:value="1147438536">
                <text:p>1147438536</text:p>
              </table:table-cell>
              <table:table-cell office:value-type="float" office:value="1976682882">
                <text:p>19766828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5210000">
                <text:p>445210000</text:p>
              </table:table-cell>
              <table:table-cell office:value-type="float" office:value="1211373510">
                <text:p>1211373510</text:p>
              </table:table-cell>
              <table:table-cell office:value-type="float" office:value="2071151736">
                <text:p>20711517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70195856">
                <text:p>470195856</text:p>
              </table:table-cell>
              <table:table-cell office:value-type="float" office:value="1292868195">
                <text:p>1292868195</text:p>
              </table:table-cell>
              <table:table-cell office:value-type="float" office:value="2237285781">
                <text:p>22372857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6220176">
                <text:p>496220176</text:p>
              </table:table-cell>
              <table:table-cell office:value-type="float" office:value="1355929338">
                <text:p>1355929338</text:p>
              </table:table-cell>
              <table:table-cell office:value-type="float" office:value="2276510025">
                <text:p>22765100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3311376">
                <text:p>523311376</text:p>
              </table:table-cell>
              <table:table-cell office:value-type="float" office:value="1428778677">
                <text:p>1428778677</text:p>
              </table:table-cell>
              <table:table-cell office:value-type="float" office:value="2649725568">
                <text:p>26497255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51498256">
                <text:p>551498256</text:p>
              </table:table-cell>
              <table:table-cell office:value-type="float" office:value="1560335139">
                <text:p>1560335139</text:p>
              </table:table-cell>
              <table:table-cell office:value-type="float" office:value="2811333864">
                <text:p>28113338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80810000">
                <text:p>580810000</text:p>
              </table:table-cell>
              <table:table-cell office:value-type="float" office:value="1599748200">
                <text:p>1599748200</text:p>
              </table:table-cell>
              <table:table-cell office:value-type="float" office:value="2943114231">
                <text:p>29431142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11276176">
                <text:p>611276176</text:p>
              </table:table-cell>
              <table:table-cell office:value-type="float" office:value="1666044699">
                <text:p>1666044699</text:p>
              </table:table-cell>
              <table:table-cell office:value-type="float" office:value="3275343252">
                <text:p>32753432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42926736">
                <text:p>642926736</text:p>
              </table:table-cell>
              <table:table-cell office:value-type="float" office:value="1754070822">
                <text:p>1754070822</text:p>
              </table:table-cell>
              <table:table-cell office:value-type="float" office:value="3336702987">
                <text:p>33367029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75792016">
                <text:p>675792016</text:p>
              </table:table-cell>
              <table:table-cell office:value-type="float" office:value="1844892438">
                <text:p>1844892438</text:p>
              </table:table-cell>
              <table:table-cell office:value-type="float" office:value="3658606890">
                <text:p>36586068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MacOSX_X86_64 LibreOffice_project/dd47e4b30cb7dab30588d6c79c651f218165e3c5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7cm" svg:y="0.315cm" chart:style-name="ch2">
          <text:p>Speedup of combine2d over combine2d_rev</text:p>
        </chart:title>
        <chart:legend chart:legend-position="end" svg:x="12.136cm" svg:y="4.005cm" style:legend-expansion="high" chart:style-name="ch3"/>
        <chart:plot-area chart:style-name="ch4" table:cell-range-address="'Lab 1'.D106:'Lab 1'.E184" chart:data-source-has-labels="row" svg:x="1.296cm" svg:y="1.284cm" svg:width="10.52cm" svg:height="6.59cm">
          <chart:coordinate-region svg:x="2.133cm" svg:y="1.482cm" svg:width="9.544cm" svg:height="4.471cm"/>
          <chart:axis chart:dimension="x" chart:name="primary-x" chart:style-name="ch5">
            <chart:title svg:x="5.839cm" svg:y="8.055cm" chart:style-name="ch6">
              <text:p>Elements</text:p>
            </chart:title>
          </chart:axis>
          <chart:axis chart:dimension="y" chart:name="primary-y" chart:style-name="ch7">
            <chart:title svg:x="0.451cm" svg:y="5.01cm" chart:style-name="ch8">
              <text:p>Ratio</text:p>
            </chart:title>
            <chart:grid chart:style-name="ch9" chart:class="major"/>
          </chart:axis>
          <chart:series chart:style-name="ch10" chart:values-cell-range-address="'Lab 1'.E106:'Lab 1'.E184" loext:label-string="&quot;combine2d over combine2d_rev&quot;" chart:class="chart:scatter">
            <chart:domain table:cell-range-address="'Lab 1'.D106:'Lab 1'.D184"/>
            <chart:data-point chart:repeated="7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mbine2d over combine2d_re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'Lab 1'.D106:'Lab 1'.D184</svg:desc>
                </draw:g>
              </table:table-cell>
              <table:table-cell office:value-type="float" office:value="1.13773399014778">
                <text:p>1.13773399014778</text:p>
                <draw:g>
                  <svg:desc>'Lab 1'.E106:'Lab 1'.E1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376">
                <text:p>15376</text:p>
              </table:table-cell>
              <table:table-cell office:value-type="float" office:value="1.09969613659384">
                <text:p>1.099696136593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336">
                <text:p>24336</text:p>
              </table:table-cell>
              <table:table-cell office:value-type="float" office:value="1.11486298188574">
                <text:p>1.114862981885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416">
                <text:p>38416</text:p>
              </table:table-cell>
              <table:table-cell office:value-type="float" office:value="1.09545520126966">
                <text:p>1.095455201269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536">
                <text:p>59536</text:p>
              </table:table-cell>
              <table:table-cell office:value-type="float" office:value="1.15297753023309">
                <text:p>1.152977530233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000">
                <text:p>90000</text:p>
              </table:table-cell>
              <table:table-cell office:value-type="float" office:value="1.12631924042014">
                <text:p>1.126319240420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2496">
                <text:p>132496</text:p>
              </table:table-cell>
              <table:table-cell office:value-type="float" office:value="1.15360315383556">
                <text:p>1.15360315383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0096">
                <text:p>190096</text:p>
              </table:table-cell>
              <table:table-cell office:value-type="float" office:value="1.14257456696748">
                <text:p>1.142574566967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6256">
                <text:p>266256</text:p>
              </table:table-cell>
              <table:table-cell office:value-type="float" office:value="0.875719822720101">
                <text:p>0.8757198227201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4816">
                <text:p>364816</text:p>
              </table:table-cell>
              <table:table-cell office:value-type="float" office:value="1.06218264517999">
                <text:p>1.06218264517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0000">
                <text:p>490000</text:p>
              </table:table-cell>
              <table:table-cell office:value-type="float" office:value="1.0879052017912">
                <text:p>1.08790520179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6416">
                <text:p>646416</text:p>
              </table:table-cell>
              <table:table-cell office:value-type="float" office:value="1.11411212725921">
                <text:p>1.114112127259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9056">
                <text:p>839056</text:p>
              </table:table-cell>
              <table:table-cell office:value-type="float" office:value="1.18498149141962">
                <text:p>1.184981491419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73296">
                <text:p>1073296</text:p>
              </table:table-cell>
              <table:table-cell office:value-type="float" office:value="1.10221756109973">
                <text:p>1.102217561099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4896">
                <text:p>1354896</text:p>
              </table:table-cell>
              <table:table-cell office:value-type="float" office:value="1.1187727115857">
                <text:p>1.11877271158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90000">
                <text:p>1690000</text:p>
              </table:table-cell>
              <table:table-cell office:value-type="float" office:value="1.16399478743036">
                <text:p>1.163994787430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85136">
                <text:p>2085136</text:p>
              </table:table-cell>
              <table:table-cell office:value-type="float" office:value="1.23207534742116">
                <text:p>1.232075347421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47216">
                <text:p>2547216</text:p>
              </table:table-cell>
              <table:table-cell office:value-type="float" office:value="1.34243768437731">
                <text:p>1.342437684377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83536">
                <text:p>3083536</text:p>
              </table:table-cell>
              <table:table-cell office:value-type="float" office:value="1.40004644402517">
                <text:p>1.400046444025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01776">
                <text:p>3701776</text:p>
              </table:table-cell>
              <table:table-cell office:value-type="float" office:value="1.44192811386871">
                <text:p>1.441928113868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10000">
                <text:p>4410000</text:p>
              </table:table-cell>
              <table:table-cell office:value-type="float" office:value="1.47361111566865">
                <text:p>1.473611115668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16656">
                <text:p>5216656</text:p>
              </table:table-cell>
              <table:table-cell office:value-type="float" office:value="1.48619923661878">
                <text:p>1.486199236618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30576">
                <text:p>6130576</text:p>
              </table:table-cell>
              <table:table-cell office:value-type="float" office:value="1.49467800181595">
                <text:p>1.494678001815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60976">
                <text:p>7160976</text:p>
              </table:table-cell>
              <table:table-cell office:value-type="float" office:value="1.49748244186636">
                <text:p>1.497482441866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317456">
                <text:p>8317456</text:p>
              </table:table-cell>
              <table:table-cell office:value-type="float" office:value="1.49113382474282">
                <text:p>1.491133824742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10000">
                <text:p>9610000</text:p>
              </table:table-cell>
              <table:table-cell office:value-type="float" office:value="1.47980998309674">
                <text:p>1.479809983096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048976">
                <text:p>11048976</text:p>
              </table:table-cell>
              <table:table-cell office:value-type="float" office:value="1.47009083966201">
                <text:p>1.470090839662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645136">
                <text:p>12645136</text:p>
              </table:table-cell>
              <table:table-cell office:value-type="float" office:value="1.40325902654739">
                <text:p>1.403259026547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409616">
                <text:p>14409616</text:p>
              </table:table-cell>
              <table:table-cell office:value-type="float" office:value="1.38339312496876">
                <text:p>1.383393124968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353936">
                <text:p>16353936</text:p>
              </table:table-cell>
              <table:table-cell office:value-type="float" office:value="1.41502714112818">
                <text:p>1.415027141128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490000">
                <text:p>18490000</text:p>
              </table:table-cell>
              <table:table-cell office:value-type="float" office:value="1.39342911017811">
                <text:p>1.393429110178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830096">
                <text:p>20830096</text:p>
              </table:table-cell>
              <table:table-cell office:value-type="float" office:value="1.46903716313537">
                <text:p>1.469037163135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386896">
                <text:p>23386896</text:p>
              </table:table-cell>
              <table:table-cell office:value-type="float" office:value="1.47852782504934">
                <text:p>1.478527825049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173456">
                <text:p>26173456</text:p>
              </table:table-cell>
              <table:table-cell office:value-type="float" office:value="1.502087526698">
                <text:p>1.5020875266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203216">
                <text:p>29203216</text:p>
              </table:table-cell>
              <table:table-cell office:value-type="float" office:value="1.52921739582858">
                <text:p>1.529217395828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490000">
                <text:p>32490000</text:p>
              </table:table-cell>
              <table:table-cell office:value-type="float" office:value="1.56406867137934">
                <text:p>1.564068671379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48016">
                <text:p>36048016</text:p>
              </table:table-cell>
              <table:table-cell office:value-type="float" office:value="1.61233534876173">
                <text:p>1.612335348761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891856">
                <text:p>39891856</text:p>
              </table:table-cell>
              <table:table-cell office:value-type="float" office:value="1.62801489970647">
                <text:p>1.628014899706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036496">
                <text:p>44036496</text:p>
              </table:table-cell>
              <table:table-cell office:value-type="float" office:value="1.63799884085731">
                <text:p>1.637998840857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497296">
                <text:p>48497296</text:p>
              </table:table-cell>
              <table:table-cell office:value-type="float" office:value="1.65896916640361">
                <text:p>1.658969166403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290000">
                <text:p>53290000</text:p>
              </table:table-cell>
              <table:table-cell office:value-type="float" office:value="1.63652138284631">
                <text:p>1.636521382846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430736">
                <text:p>58430736</text:p>
              </table:table-cell>
              <table:table-cell office:value-type="float" office:value="1.71657973242349">
                <text:p>1.716579732423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3936016">
                <text:p>63936016</text:p>
              </table:table-cell>
              <table:table-cell office:value-type="float" office:value="1.64639114384808">
                <text:p>1.646391143848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9822736">
                <text:p>69822736</text:p>
              </table:table-cell>
              <table:table-cell office:value-type="float" office:value="1.689429887049">
                <text:p>1.6894298870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6108176">
                <text:p>76108176</text:p>
              </table:table-cell>
              <table:table-cell office:value-type="float" office:value="1.70258359575161">
                <text:p>1.702583595751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2810000">
                <text:p>82810000</text:p>
              </table:table-cell>
              <table:table-cell office:value-type="float" office:value="1.6423521035603">
                <text:p>1.64235210356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9946256">
                <text:p>89946256</text:p>
              </table:table-cell>
              <table:table-cell office:value-type="float" office:value="1.63755033207701">
                <text:p>1.637550332077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7535376">
                <text:p>97535376</text:p>
              </table:table-cell>
              <table:table-cell office:value-type="float" office:value="1.6300970681832">
                <text:p>1.63009706818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5596176">
                <text:p>105596176</text:p>
              </table:table-cell>
              <table:table-cell office:value-type="float" office:value="1.65995300536588">
                <text:p>1.659953005365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4147856">
                <text:p>114147856</text:p>
              </table:table-cell>
              <table:table-cell office:value-type="float" office:value="1.64577822200346">
                <text:p>1.645778222003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3210000">
                <text:p>123210000</text:p>
              </table:table-cell>
              <table:table-cell office:value-type="float" office:value="1.60768107387378">
                <text:p>1.607681073873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2802576">
                <text:p>132802576</text:p>
              </table:table-cell>
              <table:table-cell office:value-type="float" office:value="1.66465392794716">
                <text:p>1.664653927947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2945936">
                <text:p>142945936</text:p>
              </table:table-cell>
              <table:table-cell office:value-type="float" office:value="1.65504713714217">
                <text:p>1.655047137142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3660816">
                <text:p>153660816</text:p>
              </table:table-cell>
              <table:table-cell office:value-type="float" office:value="1.68925764377513">
                <text:p>1.689257643775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4968336">
                <text:p>164968336</text:p>
              </table:table-cell>
              <table:table-cell office:value-type="float" office:value="1.65725456019897">
                <text:p>1.657254560198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6890000">
                <text:p>176890000</text:p>
              </table:table-cell>
              <table:table-cell office:value-type="float" office:value="1.65179091061766">
                <text:p>1.651790910617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9447696">
                <text:p>189447696</text:p>
              </table:table-cell>
              <table:table-cell office:value-type="float" office:value="1.65250256463003">
                <text:p>1.652502564630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2663696">
                <text:p>202663696</text:p>
              </table:table-cell>
              <table:table-cell office:value-type="float" office:value="1.65681571899068">
                <text:p>1.656815718990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6560656">
                <text:p>216560656</text:p>
              </table:table-cell>
              <table:table-cell office:value-type="float" office:value="1.66076567933813">
                <text:p>1.660765679338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1161616">
                <text:p>231161616</text:p>
              </table:table-cell>
              <table:table-cell office:value-type="float" office:value="1.66265248538498">
                <text:p>1.662652485384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6490000">
                <text:p>246490000</text:p>
              </table:table-cell>
              <table:table-cell office:value-type="float" office:value="1.6652981414167">
                <text:p>1.66529814141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2569616">
                <text:p>262569616</text:p>
              </table:table-cell>
              <table:table-cell office:value-type="float" office:value="1.67047452039555">
                <text:p>1.670474520395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9424656">
                <text:p>279424656</text:p>
              </table:table-cell>
              <table:table-cell office:value-type="float" office:value="1.6852709275903">
                <text:p>1.68527092759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7079696">
                <text:p>297079696</text:p>
              </table:table-cell>
              <table:table-cell office:value-type="float" office:value="1.67871260167015">
                <text:p>1.678712601670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5559696">
                <text:p>315559696</text:p>
              </table:table-cell>
              <table:table-cell office:value-type="float" office:value="1.66794219589766">
                <text:p>1.667942195897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4890000">
                <text:p>334890000</text:p>
              </table:table-cell>
              <table:table-cell office:value-type="float" office:value="1.66369321026239">
                <text:p>1.663693210262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5096336">
                <text:p>355096336</text:p>
              </table:table-cell>
              <table:table-cell office:value-type="float" office:value="1.71135440752974">
                <text:p>1.711354407529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6204816">
                <text:p>376204816</text:p>
              </table:table-cell>
              <table:table-cell office:value-type="float" office:value="1.69001394831575">
                <text:p>1.690013948315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8241936">
                <text:p>398241936</text:p>
              </table:table-cell>
              <table:table-cell office:value-type="float" office:value="1.68969813338056">
                <text:p>1.689698133380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1234576">
                <text:p>421234576</text:p>
              </table:table-cell>
              <table:table-cell office:value-type="float" office:value="1.72269173466212">
                <text:p>1.722691734662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5210000">
                <text:p>445210000</text:p>
              </table:table-cell>
              <table:table-cell office:value-type="float" office:value="1.70975485174676">
                <text:p>1.709754851746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70195856">
                <text:p>470195856</text:p>
              </table:table-cell>
              <table:table-cell office:value-type="float" office:value="1.7304824959361">
                <text:p>1.73048249593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6220176">
                <text:p>496220176</text:p>
              </table:table-cell>
              <table:table-cell office:value-type="float" office:value="1.6789296913937">
                <text:p>1.67892969139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3311376">
                <text:p>523311376</text:p>
              </table:table-cell>
              <table:table-cell office:value-type="float" office:value="1.85453885241598">
                <text:p>1.854538852415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51498256">
                <text:p>551498256</text:p>
              </table:table-cell>
              <table:table-cell office:value-type="float" office:value="1.80175001750057">
                <text:p>1.801750017500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80810000">
                <text:p>580810000</text:p>
              </table:table-cell>
              <table:table-cell office:value-type="float" office:value="1.83973592281585">
                <text:p>1.839735922815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11276176">
                <text:p>611276176</text:p>
              </table:table-cell>
              <table:table-cell office:value-type="float" office:value="1.96593960172013">
                <text:p>1.965939601720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42926736">
                <text:p>642926736</text:p>
              </table:table-cell>
              <table:table-cell office:value-type="float" office:value="1.90226240876379">
                <text:p>1.902262408763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75792016">
                <text:p>675792016</text:p>
              </table:table-cell>
              <table:table-cell office:value-type="float" office:value="1.98310037736737">
                <text:p>1.983100377367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MacOSX_X86_64 LibreOffice_project/dd47e4b30cb7dab30588d6c79c651f218165e3c5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906cm" svg:y="0.315cm" chart:style-name="ch2">
          <text:p>Ratioo of number of cycles to number of elements</text:p>
        </chart:title>
        <chart:legend chart:legend-position="end" svg:x="10.127cm" svg:y="3.167cm" style:legend-expansion="high" chart:style-name="ch3"/>
        <chart:plot-area chart:style-name="ch4" table:cell-range-address="'Lab 1'.D106:'Lab 1'.D184 'Lab 1'.F105:'Lab 1'.G184" chart:data-source-has-labels="row" svg:x="1.296cm" svg:y="1.284cm" svg:width="8.511cm" svg:height="6.59cm">
          <chart:coordinate-region svg:x="2.133cm" svg:y="1.482cm" svg:width="7.535cm" svg:height="4.471cm"/>
          <chart:axis chart:dimension="x" chart:name="primary-x" chart:style-name="ch5">
            <chart:title svg:x="4.834cm" svg:y="8.055cm" chart:style-name="ch6">
              <text:p>Elements</text:p>
            </chart:title>
          </chart:axis>
          <chart:axis chart:dimension="y" chart:name="primary-y" chart:style-name="ch7">
            <chart:title svg:x="0.451cm" svg:y="5.01cm" chart:style-name="ch8">
              <text:p>Ratio</text:p>
            </chart:title>
            <chart:grid chart:style-name="ch9" chart:class="major"/>
          </chart:axis>
          <chart:series chart:style-name="ch10" chart:values-cell-range-address="'Lab 1'.F106:'Lab 1'.F184" chart:label-cell-address="'Lab 1'.F105:'Lab 1'.F105" chart:class="chart:scatter">
            <chart:domain table:cell-range-address="'Lab 1'.D106:'Lab 1'.D184"/>
            <chart:data-point chart:repeated="79"/>
          </chart:series>
          <chart:series chart:style-name="ch11" chart:values-cell-range-address="'Lab 1'.G106:'Lab 1'.G184" chart:label-cell-address="'Lab 1'.G105:'Lab 1'.G105" chart:class="chart:scatter">
            <chart:data-point chart:repeated="7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Ratio of number of cycles to number of elements for combine2d</text:p>
                <draw:g>
                  <svg:desc>'Lab 1'.F105:'Lab 1'.F105</svg:desc>
                </draw:g>
              </table:table-cell>
              <table:table-cell office:value-type="string">
                <text:p>Ratio of number of cycles to number of elements for combined2d_rev</text:p>
                <draw:g>
                  <svg:desc>'Lab 1'.G105:'Lab 1'.G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'Lab 1'.D106:'Lab 1'.D184</svg:desc>
                </draw:g>
              </table:table-cell>
              <table:table-cell office:value-type="float" office:value="3.045">
                <text:p>3.045</text:p>
                <draw:g>
                  <svg:desc>'Lab 1'.F106:'Lab 1'.F184</svg:desc>
                </draw:g>
              </table:table-cell>
              <table:table-cell office:value-type="float" office:value="3.4644">
                <text:p>3.4644</text:p>
                <draw:g>
                  <svg:desc>'Lab 1'.G106:'Lab 1'.G1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376">
                <text:p>15376</text:p>
              </table:table-cell>
              <table:table-cell office:value-type="float" office:value="2.69680020811655">
                <text:p>2.69680020811655</text:p>
              </table:table-cell>
              <table:table-cell office:value-type="float" office:value="2.96566077003122">
                <text:p>2.965660770031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336">
                <text:p>24336</text:p>
              </table:table-cell>
              <table:table-cell office:value-type="float" office:value="2.65409270216963">
                <text:p>2.65409270216963</text:p>
              </table:table-cell>
              <table:table-cell office:value-type="float" office:value="2.95894970414201">
                <text:p>2.958949704142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416">
                <text:p>38416</text:p>
              </table:table-cell>
              <table:table-cell office:value-type="float" office:value="2.70629425239484">
                <text:p>2.70629425239484</text:p>
              </table:table-cell>
              <table:table-cell office:value-type="float" office:value="2.9646241149521">
                <text:p>2.96462411495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536">
                <text:p>59536</text:p>
              </table:table-cell>
              <table:table-cell office:value-type="float" office:value="2.64172937382424">
                <text:p>2.64172937382424</text:p>
              </table:table-cell>
              <table:table-cell office:value-type="float" office:value="3.04585460897608">
                <text:p>3.045854608976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000">
                <text:p>90000</text:p>
              </table:table-cell>
              <table:table-cell office:value-type="float" office:value="2.64356666666667">
                <text:p>2.64356666666667</text:p>
              </table:table-cell>
              <table:table-cell office:value-type="float" office:value="2.9775">
                <text:p>2.9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2496">
                <text:p>132496</text:p>
              </table:table-cell>
              <table:table-cell office:value-type="float" office:value="2.63047941069919">
                <text:p>2.63047941069919</text:p>
              </table:table-cell>
              <table:table-cell office:value-type="float" office:value="3.03452934428209">
                <text:p>3.034529344282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0096">
                <text:p>190096</text:p>
              </table:table-cell>
              <table:table-cell office:value-type="float" office:value="2.62488952950088">
                <text:p>2.62488952950088</text:p>
              </table:table-cell>
              <table:table-cell office:value-type="float" office:value="2.99913201750694">
                <text:p>2.999132017506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6256">
                <text:p>266256</text:p>
              </table:table-cell>
              <table:table-cell office:value-type="float" office:value="3.36342842978186">
                <text:p>3.36342842978186</text:p>
              </table:table-cell>
              <table:table-cell office:value-type="float" office:value="2.94542094826032">
                <text:p>2.945420948260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4816">
                <text:p>364816</text:p>
              </table:table-cell>
              <table:table-cell office:value-type="float" office:value="2.61064207710188">
                <text:p>2.61064207710188</text:p>
              </table:table-cell>
              <table:table-cell office:value-type="float" office:value="2.77297870707425">
                <text:p>2.772978707074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0000">
                <text:p>490000</text:p>
              </table:table-cell>
              <table:table-cell office:value-type="float" office:value="2.60867755102041">
                <text:p>2.60867755102041</text:p>
              </table:table-cell>
              <table:table-cell office:value-type="float" office:value="2.83799387755102">
                <text:p>2.837993877551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6416">
                <text:p>646416</text:p>
              </table:table-cell>
              <table:table-cell office:value-type="float" office:value="2.60940632657608">
                <text:p>2.60940632657608</text:p>
              </table:table-cell>
              <table:table-cell office:value-type="float" office:value="2.90717123338531">
                <text:p>2.907171233385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9056">
                <text:p>839056</text:p>
              </table:table-cell>
              <table:table-cell office:value-type="float" office:value="2.605002526649">
                <text:p>2.605002526649</text:p>
              </table:table-cell>
              <table:table-cell office:value-type="float" office:value="3.08687977918041">
                <text:p>3.086879779180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73296">
                <text:p>1073296</text:p>
              </table:table-cell>
              <table:table-cell office:value-type="float" office:value="2.61455460562603">
                <text:p>2.61455460562603</text:p>
              </table:table-cell>
              <table:table-cell office:value-type="float" office:value="2.88180800077518">
                <text:p>2.881808000775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4896">
                <text:p>1354896</text:p>
              </table:table-cell>
              <table:table-cell office:value-type="float" office:value="2.61765331066001">
                <text:p>2.61765331066001</text:p>
              </table:table-cell>
              <table:table-cell office:value-type="float" office:value="2.92855909235838">
                <text:p>2.928559092358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90000">
                <text:p>1690000</text:p>
              </table:table-cell>
              <table:table-cell office:value-type="float" office:value="2.63859230769231">
                <text:p>2.63859230769231</text:p>
              </table:table-cell>
              <table:table-cell office:value-type="float" office:value="3.07130769230769">
                <text:p>3.071307692307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85136">
                <text:p>2085136</text:p>
              </table:table-cell>
              <table:table-cell office:value-type="float" office:value="2.75226939633674">
                <text:p>2.75226939633674</text:p>
              </table:table-cell>
              <table:table-cell office:value-type="float" office:value="3.39100327268821">
                <text:p>3.391003272688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47216">
                <text:p>2547216</text:p>
              </table:table-cell>
              <table:table-cell office:value-type="float" office:value="2.67447165846948">
                <text:p>2.67447165846948</text:p>
              </table:table-cell>
              <table:table-cell office:value-type="float" office:value="3.59031154012852">
                <text:p>3.590311540128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83536">
                <text:p>3083536</text:p>
              </table:table-cell>
              <table:table-cell office:value-type="float" office:value="2.68553245365061">
                <text:p>2.68553245365061</text:p>
              </table:table-cell>
              <table:table-cell office:value-type="float" office:value="3.75987016204773">
                <text:p>3.759870162047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01776">
                <text:p>3701776</text:p>
              </table:table-cell>
              <table:table-cell office:value-type="float" office:value="2.69017250098331">
                <text:p>2.69017250098331</text:p>
              </table:table-cell>
              <table:table-cell office:value-type="float" office:value="3.87903536032434">
                <text:p>3.879035360324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10000">
                <text:p>4410000</text:p>
              </table:table-cell>
              <table:table-cell office:value-type="float" office:value="2.69502517006803">
                <text:p>2.69502517006803</text:p>
              </table:table-cell>
              <table:table-cell office:value-type="float" office:value="3.97141904761905">
                <text:p>3.971419047619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16656">
                <text:p>5216656</text:p>
              </table:table-cell>
              <table:table-cell office:value-type="float" office:value="2.69964782036615">
                <text:p>2.69964782036615</text:p>
              </table:table-cell>
              <table:table-cell office:value-type="float" office:value="4.01221452976773">
                <text:p>4.012214529767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30576">
                <text:p>6130576</text:p>
              </table:table-cell>
              <table:table-cell office:value-type="float" office:value="2.70227821986058">
                <text:p>2.70227821986058</text:p>
              </table:table-cell>
              <table:table-cell office:value-type="float" office:value="4.03903581001198">
                <text:p>4.039035810011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60976">
                <text:p>7160976</text:p>
              </table:table-cell>
              <table:table-cell office:value-type="float" office:value="2.70351848686548">
                <text:p>2.70351848686548</text:p>
              </table:table-cell>
              <table:table-cell office:value-type="float" office:value="4.04847146534215">
                <text:p>4.048471465342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317456">
                <text:p>8317456</text:p>
              </table:table-cell>
              <table:table-cell office:value-type="float" office:value="2.70630070059884">
                <text:p>2.70630070059884</text:p>
              </table:table-cell>
              <table:table-cell office:value-type="float" office:value="4.03545651458811">
                <text:p>4.035456514588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10000">
                <text:p>9610000</text:p>
              </table:table-cell>
              <table:table-cell office:value-type="float" office:value="2.70634776274714">
                <text:p>2.70634776274714</text:p>
              </table:table-cell>
              <table:table-cell office:value-type="float" office:value="4.00488043704475">
                <text:p>4.004880437044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048976">
                <text:p>11048976</text:p>
              </table:table-cell>
              <table:table-cell office:value-type="float" office:value="2.72365267152359">
                <text:p>2.72365267152359</text:p>
              </table:table-cell>
              <table:table-cell office:value-type="float" office:value="4.00401684282779">
                <text:p>4.004016842827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645136">
                <text:p>12645136</text:p>
              </table:table-cell>
              <table:table-cell office:value-type="float" office:value="2.70955448798653">
                <text:p>2.70955448798653</text:p>
              </table:table-cell>
              <table:table-cell office:value-type="float" office:value="3.8022067931891">
                <text:p>3.80220679318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409616">
                <text:p>14409616</text:p>
              </table:table-cell>
              <table:table-cell office:value-type="float" office:value="2.71572566541676">
                <text:p>2.71572566541676</text:p>
              </table:table-cell>
              <table:table-cell office:value-type="float" office:value="3.75691621483876">
                <text:p>3.756916214838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353936">
                <text:p>16353936</text:p>
              </table:table-cell>
              <table:table-cell office:value-type="float" office:value="2.71069349910627">
                <text:p>2.71069349910627</text:p>
              </table:table-cell>
              <table:table-cell office:value-type="float" office:value="3.83570487251509">
                <text:p>3.835704872515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490000">
                <text:p>18490000</text:p>
              </table:table-cell>
              <table:table-cell office:value-type="float" office:value="2.72463845321796">
                <text:p>2.72463845321796</text:p>
              </table:table-cell>
              <table:table-cell office:value-type="float" office:value="3.79659053542455">
                <text:p>3.796590535424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830096">
                <text:p>20830096</text:p>
              </table:table-cell>
              <table:table-cell office:value-type="float" office:value="2.72726928382855">
                <text:p>2.72726928382855</text:p>
              </table:table-cell>
              <table:table-cell office:value-type="float" office:value="4.00645993182173">
                <text:p>4.006459931821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386896">
                <text:p>23386896</text:p>
              </table:table-cell>
              <table:table-cell office:value-type="float" office:value="2.72944772149327">
                <text:p>2.72944772149327</text:p>
              </table:table-cell>
              <table:table-cell office:value-type="float" office:value="4.03556440324531">
                <text:p>4.035564403245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173456">
                <text:p>26173456</text:p>
              </table:table-cell>
              <table:table-cell office:value-type="float" office:value="2.72237411062567">
                <text:p>2.72237411062567</text:p>
              </table:table-cell>
              <table:table-cell office:value-type="float" office:value="4.08924419457637">
                <text:p>4.089244194576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203216">
                <text:p>29203216</text:p>
              </table:table-cell>
              <table:table-cell office:value-type="float" office:value="2.71685666400577">
                <text:p>2.71685666400577</text:p>
              </table:table-cell>
              <table:table-cell office:value-type="float" office:value="4.15466447257042">
                <text:p>4.154664472570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490000">
                <text:p>32490000</text:p>
              </table:table-cell>
              <table:table-cell office:value-type="float" office:value="2.71751782086796">
                <text:p>2.71751782086796</text:p>
              </table:table-cell>
              <table:table-cell office:value-type="float" office:value="4.25038448753463">
                <text:p>4.250384487534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48016">
                <text:p>36048016</text:p>
              </table:table-cell>
              <table:table-cell office:value-type="float" office:value="2.71847257835216">
                <text:p>2.71847257835216</text:p>
              </table:table-cell>
              <table:table-cell office:value-type="float" office:value="4.38308943271663">
                <text:p>4.383089432716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891856">
                <text:p>39891856</text:p>
              </table:table-cell>
              <table:table-cell office:value-type="float" office:value="2.7209198037815">
                <text:p>2.7209198037815</text:p>
              </table:table-cell>
              <table:table-cell office:value-type="float" office:value="4.42969798146268">
                <text:p>4.429697981462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036496">
                <text:p>44036496</text:p>
              </table:table-cell>
              <table:table-cell office:value-type="float" office:value="2.71668399774587">
                <text:p>2.71668399774587</text:p>
              </table:table-cell>
              <table:table-cell office:value-type="float" office:value="4.44992523928334">
                <text:p>4.449925239283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497296">
                <text:p>48497296</text:p>
              </table:table-cell>
              <table:table-cell office:value-type="float" office:value="2.72010548794308">
                <text:p>2.72010548794308</text:p>
              </table:table-cell>
              <table:table-cell office:value-type="float" office:value="4.5125711338628">
                <text:p>4.51257113386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290000">
                <text:p>53290000</text:p>
              </table:table-cell>
              <table:table-cell office:value-type="float" office:value="2.72872940514168">
                <text:p>2.72872940514168</text:p>
              </table:table-cell>
              <table:table-cell office:value-type="float" office:value="4.46562401951586">
                <text:p>4.465624019515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430736">
                <text:p>58430736</text:p>
              </table:table-cell>
              <table:table-cell office:value-type="float" office:value="2.7294301067849">
                <text:p>2.7294301067849</text:p>
              </table:table-cell>
              <table:table-cell office:value-type="float" office:value="4.68528440237344">
                <text:p>4.685284402373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3936016">
                <text:p>63936016</text:p>
              </table:table-cell>
              <table:table-cell office:value-type="float" office:value="2.73282589268621">
                <text:p>2.73282589268621</text:p>
              </table:table-cell>
              <table:table-cell office:value-type="float" office:value="4.49930034739731">
                <text:p>4.499300347397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9822736">
                <text:p>69822736</text:p>
              </table:table-cell>
              <table:table-cell office:value-type="float" office:value="2.72937674627932">
                <text:p>2.72937674627932</text:p>
              </table:table-cell>
              <table:table-cell office:value-type="float" office:value="4.61109064818085">
                <text:p>4.611090648180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6108176">
                <text:p>76108176</text:p>
              </table:table-cell>
              <table:table-cell office:value-type="float" office:value="2.7289089545386">
                <text:p>2.7289089545386</text:p>
              </table:table-cell>
              <table:table-cell office:value-type="float" office:value="4.64619562029709">
                <text:p>4.646195620297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2810000">
                <text:p>82810000</text:p>
              </table:table-cell>
              <table:table-cell office:value-type="float" office:value="2.72733999516967">
                <text:p>2.72733999516967</text:p>
              </table:table-cell>
              <table:table-cell office:value-type="float" office:value="4.47925257819104">
                <text:p>4.47925257819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9946256">
                <text:p>89946256</text:p>
              </table:table-cell>
              <table:table-cell office:value-type="float" office:value="2.72899903693601">
                <text:p>2.72899903693601</text:p>
              </table:table-cell>
              <table:table-cell office:value-type="float" office:value="4.4688732791724">
                <text:p>4.46887327917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7535376">
                <text:p>97535376</text:p>
              </table:table-cell>
              <table:table-cell office:value-type="float" office:value="2.76135455714038">
                <text:p>2.76135455714038</text:p>
              </table:table-cell>
              <table:table-cell office:value-type="float" office:value="4.50127596780885">
                <text:p>4.501275967808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5596176">
                <text:p>105596176</text:p>
              </table:table-cell>
              <table:table-cell office:value-type="float" office:value="2.73161241179794">
                <text:p>2.73161241179794</text:p>
              </table:table-cell>
              <table:table-cell office:value-type="float" office:value="4.53434823245872">
                <text:p>4.534348232458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4147856">
                <text:p>114147856</text:p>
              </table:table-cell>
              <table:table-cell office:value-type="float" office:value="2.73146147396759">
                <text:p>2.73146147396759</text:p>
              </table:table-cell>
              <table:table-cell office:value-type="float" office:value="4.49537980809732">
                <text:p>4.495379808097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3210000">
                <text:p>123210000</text:p>
              </table:table-cell>
              <table:table-cell office:value-type="float" office:value="2.79006734842951">
                <text:p>2.79006734842951</text:p>
              </table:table-cell>
              <table:table-cell office:value-type="float" office:value="4.48553847090334">
                <text:p>4.485538470903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2802576">
                <text:p>132802576</text:p>
              </table:table-cell>
              <table:table-cell office:value-type="float" office:value="2.74752171222944">
                <text:p>2.74752171222944</text:p>
              </table:table-cell>
              <table:table-cell office:value-type="float" office:value="4.57367281038284">
                <text:p>4.573672810382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2945936">
                <text:p>142945936</text:p>
              </table:table-cell>
              <table:table-cell office:value-type="float" office:value="2.74557098286446">
                <text:p>2.74557098286446</text:p>
              </table:table-cell>
              <table:table-cell office:value-type="float" office:value="4.54404939501043">
                <text:p>4.544049395010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3660816">
                <text:p>153660816</text:p>
              </table:table-cell>
              <table:table-cell office:value-type="float" office:value="2.73372248003681">
                <text:p>2.73372248003681</text:p>
              </table:table-cell>
              <table:table-cell office:value-type="float" office:value="4.61796159536209">
                <text:p>4.617961595362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4968336">
                <text:p>164968336</text:p>
              </table:table-cell>
              <table:table-cell office:value-type="float" office:value="2.72558655741063">
                <text:p>2.72558655741063</text:p>
              </table:table-cell>
              <table:table-cell office:value-type="float" office:value="4.51699075148579">
                <text:p>4.516990751485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6890000">
                <text:p>176890000</text:p>
              </table:table-cell>
              <table:table-cell office:value-type="float" office:value="2.72962875233196">
                <text:p>2.72962875233196</text:p>
              </table:table-cell>
              <table:table-cell office:value-type="float" office:value="4.50877596246255">
                <text:p>4.508775962462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9447696">
                <text:p>189447696</text:p>
              </table:table-cell>
              <table:table-cell office:value-type="float" office:value="2.72970326860032">
                <text:p>2.72970326860032</text:p>
              </table:table-cell>
              <table:table-cell office:value-type="float" office:value="4.51084165204099">
                <text:p>4.510841652040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2663696">
                <text:p>202663696</text:p>
              </table:table-cell>
              <table:table-cell office:value-type="float" office:value="2.72004250332038">
                <text:p>2.72004250332038</text:p>
              </table:table-cell>
              <table:table-cell office:value-type="float" office:value="4.50660917582397">
                <text:p>4.506609175823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6560656">
                <text:p>216560656</text:p>
              </table:table-cell>
              <table:table-cell office:value-type="float" office:value="2.72374515248975">
                <text:p>2.72374515248975</text:p>
              </table:table-cell>
              <table:table-cell office:value-type="float" office:value="4.52350246851857">
                <text:p>4.523502468518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1161616">
                <text:p>231161616</text:p>
              </table:table-cell>
              <table:table-cell office:value-type="float" office:value="2.7312401380686">
                <text:p>2.7312401380686</text:p>
              </table:table-cell>
              <table:table-cell office:value-type="float" office:value="4.54110320374296">
                <text:p>4.541103203742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6490000">
                <text:p>246490000</text:p>
              </table:table-cell>
              <table:table-cell office:value-type="float" office:value="2.72553590409347">
                <text:p>2.72553590409347</text:p>
              </table:table-cell>
              <table:table-cell office:value-type="float" office:value="4.53882987545134">
                <text:p>4.538829875451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2569616">
                <text:p>262569616</text:p>
              </table:table-cell>
              <table:table-cell office:value-type="float" office:value="2.73010014989701">
                <text:p>2.73010014989701</text:p>
              </table:table-cell>
              <table:table-cell office:value-type="float" office:value="4.56056273853103">
                <text:p>4.560562738531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9424656">
                <text:p>279424656</text:p>
              </table:table-cell>
              <table:table-cell office:value-type="float" office:value="2.72887129903096">
                <text:p>2.72887129903096</text:p>
              </table:table-cell>
              <table:table-cell office:value-type="float" office:value="4.59888746539246">
                <text:p>4.598887465392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7079696">
                <text:p>297079696</text:p>
              </table:table-cell>
              <table:table-cell office:value-type="float" office:value="2.72446253277437">
                <text:p>2.72446253277437</text:p>
              </table:table-cell>
              <table:table-cell office:value-type="float" office:value="4.5735895865465">
                <text:p>4.57358958654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5559696">
                <text:p>315559696</text:p>
              </table:table-cell>
              <table:table-cell office:value-type="float" office:value="2.72176823240443">
                <text:p>2.72176823240443</text:p>
              </table:table-cell>
              <table:table-cell office:value-type="float" office:value="4.53975208228113">
                <text:p>4.539752082281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4890000">
                <text:p>334890000</text:p>
              </table:table-cell>
              <table:table-cell office:value-type="float" office:value="2.72428626713249">
                <text:p>2.72428626713249</text:p>
              </table:table-cell>
              <table:table-cell office:value-type="float" office:value="4.5323765654394">
                <text:p>4.53237656543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5096336">
                <text:p>355096336</text:p>
              </table:table-cell>
              <table:table-cell office:value-type="float" office:value="2.72882888321326">
                <text:p>2.72882888321326</text:p>
              </table:table-cell>
              <table:table-cell office:value-type="float" office:value="4.66999333668146">
                <text:p>4.669993336681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6204816">
                <text:p>376204816</text:p>
              </table:table-cell>
              <table:table-cell office:value-type="float" office:value="2.72912217583094">
                <text:p>2.72912217583094</text:p>
              </table:table-cell>
              <table:table-cell office:value-type="float" office:value="4.61225454381211">
                <text:p>4.612254543812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8241936">
                <text:p>398241936</text:p>
              </table:table-cell>
              <table:table-cell office:value-type="float" office:value="2.72869530495653">
                <text:p>2.72869530495653</text:p>
              </table:table-cell>
              <table:table-cell office:value-type="float" office:value="4.61067136334934">
                <text:p>4.610671363349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1234576">
                <text:p>421234576</text:p>
              </table:table-cell>
              <table:table-cell office:value-type="float" office:value="2.72398943813197">
                <text:p>2.72398943813197</text:p>
              </table:table-cell>
              <table:table-cell office:value-type="float" office:value="4.69259409037685">
                <text:p>4.692594090376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5210000">
                <text:p>445210000</text:p>
              </table:table-cell>
              <table:table-cell office:value-type="float" office:value="2.72090364097841">
                <text:p>2.72090364097841</text:p>
              </table:table-cell>
              <table:table-cell office:value-type="float" office:value="4.65207820129826">
                <text:p>4.652078201298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70195856">
                <text:p>470195856</text:p>
              </table:table-cell>
              <table:table-cell office:value-type="float" office:value="2.74963757868593">
                <text:p>2.74963757868593</text:p>
              </table:table-cell>
              <table:table-cell office:value-type="float" office:value="4.75819970008413">
                <text:p>4.758199700084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6220176">
                <text:p>496220176</text:p>
              </table:table-cell>
              <table:table-cell office:value-type="float" office:value="2.73251553157323">
                <text:p>2.73251553157323</text:p>
              </table:table-cell>
              <table:table-cell office:value-type="float" office:value="4.58770145815272">
                <text:p>4.587701458152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3311376">
                <text:p>523311376</text:p>
              </table:table-cell>
              <table:table-cell office:value-type="float" office:value="2.73026489108848">
                <text:p>2.73026489108848</text:p>
              </table:table-cell>
              <table:table-cell office:value-type="float" office:value="5.06338231791086">
                <text:p>5.063382317910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51498256">
                <text:p>551498256</text:p>
              </table:table-cell>
              <table:table-cell office:value-type="float" office:value="2.82926577196647">
                <text:p>2.82926577196647</text:p>
              </table:table-cell>
              <table:table-cell office:value-type="float" office:value="5.09762965415434">
                <text:p>5.097629654154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80810000">
                <text:p>580810000</text:p>
              </table:table-cell>
              <table:table-cell office:value-type="float" office:value="2.75433997348531">
                <text:p>2.75433997348531</text:p>
              </table:table-cell>
              <table:table-cell office:value-type="float" office:value="5.06725819286858">
                <text:p>5.067258192868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11276176">
                <text:p>611276176</text:p>
              </table:table-cell>
              <table:table-cell office:value-type="float" office:value="2.72551878252818">
                <text:p>2.72551878252818</text:p>
              </table:table-cell>
              <table:table-cell office:value-type="float" office:value="5.35820530980419">
                <text:p>5.358205309804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42926736">
                <text:p>642926736</text:p>
              </table:table-cell>
              <table:table-cell office:value-type="float" office:value="2.72825926156538">
                <text:p>2.72825926156538</text:p>
              </table:table-cell>
              <table:table-cell office:value-type="float" office:value="5.18986503463748">
                <text:p>5.189865034637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75792016">
                <text:p>675792016</text:p>
              </table:table-cell>
              <table:table-cell office:value-type="float" office:value="2.72997075182966">
                <text:p>2.72997075182966</text:p>
              </table:table-cell>
              <table:table-cell office:value-type="float" office:value="5.41380602815527">
                <text:p>5.413806028155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MacOSX_X86_64 LibreOffice_project/dd47e4b30cb7dab30588d6c79c651f218165e3c5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31cm" svg:y="0.315cm" chart:style-name="ch2">
          <text:p>Cycles per Element -- small</text:p>
        </chart:title>
        <chart:legend chart:legend-position="end" svg:x="12.234cm" svg:y="3.955cm" style:legend-expansion="high" chart:style-name="ch3"/>
        <chart:plot-area chart:style-name="ch4" table:cell-range-address="'Lab 1'.D188:'Lab 1'.F209" chart:data-source-has-labels="row" svg:x="1.296cm" svg:y="1.284cm" svg:width="10.618cm" svg:height="6.59cm">
          <chart:coordinate-region svg:x="2.237cm" svg:y="1.483cm" svg:width="9.281cm" svg:height="5.747cm"/>
          <chart:axis chart:dimension="x" chart:name="primary-x" chart:style-name="ch5">
            <chart:title svg:x="5.888cm" svg:y="8.055cm" chart:style-name="ch6">
              <text:p>Elements</text:p>
            </chart:title>
          </chart:axis>
          <chart:axis chart:dimension="y" chart:name="primary-y" chart:style-name="ch5">
            <chart:title svg:x="0.451cm" svg:y="5.119cm" chart:style-name="ch7">
              <text:p>Cycles</text:p>
            </chart:title>
            <chart:grid chart:style-name="ch8" chart:class="major"/>
          </chart:axis>
          <chart:series chart:style-name="ch9" chart:values-cell-range-address="'Lab 1'.E188:'Lab 1'.E209" loext:label-string="&quot;combine2d&quot;" chart:class="chart:scatter">
            <chart:domain table:cell-range-address="'Lab 1'.D188:'Lab 1'.D209"/>
            <chart:data-point chart:repeated="22"/>
          </chart:series>
          <chart:series chart:style-name="ch10" chart:values-cell-range-address="'Lab 1'.F188:'Lab 1'.F209" loext:label-string="&quot;combine2d_rev&quot;" chart:class="chart:scatte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mbine2d</text:p>
              </table:table-cell>
              <table:table-cell office:value-type="string">
                <text:p>combine2d_re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'Lab 1'.D188:'Lab 1'.D209</svg:desc>
                </draw:g>
              </table:table-cell>
              <table:table-cell office:value-type="float" office:value="2.9856">
                <text:p>2.9856</text:p>
                <draw:g>
                  <svg:desc>'Lab 1'.E188:'Lab 1'.E209</svg:desc>
                </draw:g>
              </table:table-cell>
              <table:table-cell office:value-type="float" office:value="2.814">
                <text:p>2.814</text:p>
                <draw:g>
                  <svg:desc>'Lab 1'.F188:'Lab 1'.F2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01">
                <text:p>2601</text:p>
              </table:table-cell>
              <table:table-cell office:value-type="float" office:value="2.8396770472895">
                <text:p>2.8396770472895</text:p>
              </table:table-cell>
              <table:table-cell office:value-type="float" office:value="2.77277970011534">
                <text:p>2.772779700115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4">
                <text:p>2704</text:p>
              </table:table-cell>
              <table:table-cell office:value-type="float" office:value="2.77921597633136">
                <text:p>2.77921597633136</text:p>
              </table:table-cell>
              <table:table-cell office:value-type="float" office:value="2.78254437869823">
                <text:p>2.782544378698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09">
                <text:p>2809</text:p>
              </table:table-cell>
              <table:table-cell office:value-type="float" office:value="2.76824492702029">
                <text:p>2.76824492702029</text:p>
              </table:table-cell>
              <table:table-cell office:value-type="float" office:value="2.77038091847633">
                <text:p>2.770380918476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16">
                <text:p>2916</text:p>
              </table:table-cell>
              <table:table-cell office:value-type="float" office:value="2.76337448559671">
                <text:p>2.76337448559671</text:p>
              </table:table-cell>
              <table:table-cell office:value-type="float" office:value="2.75720164609054">
                <text:p>2.757201646090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25">
                <text:p>3025</text:p>
              </table:table-cell>
              <table:table-cell office:value-type="float" office:value="2.81652892561984">
                <text:p>2.81652892561984</text:p>
              </table:table-cell>
              <table:table-cell office:value-type="float" office:value="2.76198347107438">
                <text:p>2.76198347107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36">
                <text:p>3136</text:p>
              </table:table-cell>
              <table:table-cell office:value-type="float" office:value="2.75892857142857">
                <text:p>2.75892857142857</text:p>
              </table:table-cell>
              <table:table-cell office:value-type="float" office:value="2.77136479591837">
                <text:p>2.771364795918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49">
                <text:p>3249</text:p>
              </table:table-cell>
              <table:table-cell office:value-type="float" office:value="2.75161588180979">
                <text:p>2.75161588180979</text:p>
              </table:table-cell>
              <table:table-cell office:value-type="float" office:value="2.76269621421976">
                <text:p>2.762696214219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64">
                <text:p>3364</text:p>
              </table:table-cell>
              <table:table-cell office:value-type="float" office:value="2.73781212841855">
                <text:p>2.73781212841855</text:p>
              </table:table-cell>
              <table:table-cell office:value-type="float" office:value="2.75297265160523">
                <text:p>2.752972651605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81">
                <text:p>3481</text:p>
              </table:table-cell>
              <table:table-cell office:value-type="float" office:value="2.78971559896581">
                <text:p>2.78971559896581</text:p>
              </table:table-cell>
              <table:table-cell office:value-type="float" office:value="2.74145360528584">
                <text:p>2.741453605285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00">
                <text:p>3600</text:p>
              </table:table-cell>
              <table:table-cell office:value-type="float" office:value="2.73666666666667">
                <text:p>2.73666666666667</text:p>
              </table:table-cell>
              <table:table-cell office:value-type="float" office:value="2.74416666666667">
                <text:p>2.7441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21">
                <text:p>3721</text:p>
              </table:table-cell>
              <table:table-cell office:value-type="float" office:value="2.73474872346144">
                <text:p>2.73474872346144</text:p>
              </table:table-cell>
              <table:table-cell office:value-type="float" office:value="2.72829884439667">
                <text:p>2.72829884439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44">
                <text:p>3844</text:p>
              </table:table-cell>
              <table:table-cell office:value-type="float" office:value="2.73387096774194">
                <text:p>2.73387096774194</text:p>
              </table:table-cell>
              <table:table-cell office:value-type="float" office:value="2.71982310093652">
                <text:p>2.719823100936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69">
                <text:p>3969</text:p>
              </table:table-cell>
              <table:table-cell office:value-type="float" office:value="2.77702191987906">
                <text:p>2.77702191987906</text:p>
              </table:table-cell>
              <table:table-cell office:value-type="float" office:value="2.72335600907029">
                <text:p>2.723356009070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96">
                <text:p>4096</text:p>
              </table:table-cell>
              <table:table-cell office:value-type="float" office:value="2.732666015625">
                <text:p>2.732666015625</text:p>
              </table:table-cell>
              <table:table-cell office:value-type="float" office:value="2.736328125">
                <text:p>2.736328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25">
                <text:p>4225</text:p>
              </table:table-cell>
              <table:table-cell office:value-type="float" office:value="2.72662721893491">
                <text:p>2.72662721893491</text:p>
              </table:table-cell>
              <table:table-cell office:value-type="float" office:value="2.73514792899408">
                <text:p>2.735147928994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56">
                <text:p>4356</text:p>
              </table:table-cell>
              <table:table-cell office:value-type="float" office:value="2.71487603305785">
                <text:p>2.71487603305785</text:p>
              </table:table-cell>
              <table:table-cell office:value-type="float" office:value="2.72796143250689">
                <text:p>2.727961432506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89">
                <text:p>4489</text:p>
              </table:table-cell>
              <table:table-cell office:value-type="float" office:value="2.74604588995322">
                <text:p>2.74604588995322</text:p>
              </table:table-cell>
              <table:table-cell office:value-type="float" office:value="2.71530407663177">
                <text:p>2.715304076631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24">
                <text:p>4624</text:p>
              </table:table-cell>
              <table:table-cell office:value-type="float" office:value="2.71583044982699">
                <text:p>2.71583044982699</text:p>
              </table:table-cell>
              <table:table-cell office:value-type="float" office:value="2.72166955017301">
                <text:p>2.721669550173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61">
                <text:p>4761</text:p>
              </table:table-cell>
              <table:table-cell office:value-type="float" office:value="2.71266540642722">
                <text:p>2.71266540642722</text:p>
              </table:table-cell>
              <table:table-cell office:value-type="float" office:value="2.705734089477">
                <text:p>2.7057340894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00">
                <text:p>4900</text:p>
              </table:table-cell>
              <table:table-cell office:value-type="float" office:value="2.70918367346939">
                <text:p>2.70918367346939</text:p>
              </table:table-cell>
              <table:table-cell office:value-type="float" office:value="2.70367346938776">
                <text:p>2.703673469387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41">
                <text:p>5041</text:p>
              </table:table-cell>
              <table:table-cell office:value-type="float" office:value="2.74350327316009">
                <text:p>2.74350327316009</text:p>
              </table:table-cell>
              <table:table-cell office:value-type="float" office:value="2.70422535211268">
                <text:p>2.7042253521126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MacOSX_X86_64 LibreOffice_project/dd47e4b30cb7dab30588d6c79c651f218165e3c5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5cm" svg:y="0.315cm" chart:style-name="ch2">
          <text:p>Cycles per Element -- large</text:p>
        </chart:title>
        <chart:legend chart:legend-position="end" svg:x="12.234cm" svg:y="3.955cm" style:legend-expansion="high" chart:style-name="ch3"/>
        <chart:plot-area chart:style-name="ch4" table:cell-range-address="'Lab 1'.J188:'Lab 1'.L209" chart:data-source-has-labels="row" svg:x="1.296cm" svg:y="1.284cm" svg:width="10.618cm" svg:height="6.59cm">
          <chart:coordinate-region svg:x="2.084cm" svg:y="1.482cm" svg:width="8.942cm" svg:height="5.748cm"/>
          <chart:axis chart:dimension="x" chart:name="primary-x" chart:style-name="ch5">
            <chart:title svg:x="5.888cm" svg:y="8.055cm" chart:style-name="ch6">
              <text:p>Elements</text:p>
            </chart:title>
          </chart:axis>
          <chart:axis chart:dimension="y" chart:name="primary-y" chart:style-name="ch7">
            <chart:title svg:x="0.451cm" svg:y="5.119cm" chart:style-name="ch8">
              <text:p>Cycles</text:p>
            </chart:title>
            <chart:grid chart:style-name="ch9" chart:class="major"/>
          </chart:axis>
          <chart:series chart:style-name="ch10" chart:values-cell-range-address="'Lab 1'.K188:'Lab 1'.K209" loext:label-string="&quot;combine2d&quot;" chart:class="chart:scatter">
            <chart:domain table:cell-range-address="'Lab 1'.J188:'Lab 1'.J209"/>
            <chart:data-point chart:repeated="22"/>
          </chart:series>
          <chart:series chart:style-name="ch11" chart:values-cell-range-address="'Lab 1'.L188:'Lab 1'.L209" loext:label-string="&quot;combine2d_rev&quot;" chart:class="chart:scatter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mbine2d</text:p>
              </table:table-cell>
              <table:table-cell office:value-type="string">
                <text:p>combine2d_re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0">
                <text:p>100000000</text:p>
                <draw:g>
                  <svg:desc>'Lab 1'.J188:'Lab 1'.J209</svg:desc>
                </draw:g>
              </table:table-cell>
              <table:table-cell office:value-type="float" office:value="2.73421362">
                <text:p>2.73421362</text:p>
                <draw:g>
                  <svg:desc>'Lab 1'.K188:'Lab 1'.K209</svg:desc>
                </draw:g>
              </table:table-cell>
              <table:table-cell office:value-type="float" office:value="4.84331907">
                <text:p>4.84331907</text:p>
                <draw:g>
                  <svg:desc>'Lab 1'.L188:'Lab 1'.L2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20001">
                <text:p>100020001</text:p>
              </table:table-cell>
              <table:table-cell office:value-type="float" office:value="2.73364601346085">
                <text:p>2.73364601346085</text:p>
              </table:table-cell>
              <table:table-cell office:value-type="float" office:value="4.53236807106211">
                <text:p>4.532368071062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40004">
                <text:p>100040004</text:p>
              </table:table-cell>
              <table:table-cell office:value-type="float" office:value="2.74259083396278">
                <text:p>2.74259083396278</text:p>
              </table:table-cell>
              <table:table-cell office:value-type="float" office:value="4.33012074849577">
                <text:p>4.33012074849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60009">
                <text:p>100060009</text:p>
              </table:table-cell>
              <table:table-cell office:value-type="float" office:value="2.74621471401227">
                <text:p>2.74621471401227</text:p>
              </table:table-cell>
              <table:table-cell office:value-type="float" office:value="4.57719984814313">
                <text:p>4.577199848143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80016">
                <text:p>100080016</text:p>
              </table:table-cell>
              <table:table-cell office:value-type="float" office:value="2.75601733516909">
                <text:p>2.75601733516909</text:p>
              </table:table-cell>
              <table:table-cell office:value-type="float" office:value="4.25338100465532">
                <text:p>4.253381004655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100025">
                <text:p>100100025</text:p>
              </table:table-cell>
              <table:table-cell office:value-type="float" office:value="2.73662053530956">
                <text:p>2.73662053530956</text:p>
              </table:table-cell>
              <table:table-cell office:value-type="float" office:value="4.58438106284189">
                <text:p>4.584381062841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120036">
                <text:p>100120036</text:p>
              </table:table-cell>
              <table:table-cell office:value-type="float" office:value="2.73414768848066">
                <text:p>2.73414768848066</text:p>
              </table:table-cell>
              <table:table-cell office:value-type="float" office:value="4.3177388290192">
                <text:p>4.3177388290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140049">
                <text:p>100140049</text:p>
              </table:table-cell>
              <table:table-cell office:value-type="float" office:value="2.73376211349767">
                <text:p>2.73376211349767</text:p>
              </table:table-cell>
              <table:table-cell office:value-type="float" office:value="4.57400414293786">
                <text:p>4.574004142937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160064">
                <text:p>100160064</text:p>
              </table:table-cell>
              <table:table-cell office:value-type="float" office:value="2.73790778528257">
                <text:p>2.73790778528257</text:p>
              </table:table-cell>
              <table:table-cell office:value-type="float" office:value="4.30128526076022">
                <text:p>4.30128526076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180081">
                <text:p>100180081</text:p>
              </table:table-cell>
              <table:table-cell office:value-type="float" office:value="2.73585560387">
                <text:p>2.73585560387</text:p>
              </table:table-cell>
              <table:table-cell office:value-type="float" office:value="4.65121025406238">
                <text:p>4.65121025406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200100">
                <text:p>100200100</text:p>
              </table:table-cell>
              <table:table-cell office:value-type="float" office:value="2.74467327876918">
                <text:p>2.74467327876918</text:p>
              </table:table-cell>
              <table:table-cell office:value-type="float" office:value="4.31533156154535">
                <text:p>4.315331561545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220121">
                <text:p>100220121</text:p>
              </table:table-cell>
              <table:table-cell office:value-type="float" office:value="2.75636560047658">
                <text:p>2.75636560047658</text:p>
              </table:table-cell>
              <table:table-cell office:value-type="float" office:value="4.56177590326398">
                <text:p>4.561775903263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240144">
                <text:p>100240144</text:p>
              </table:table-cell>
              <table:table-cell office:value-type="float" office:value="2.73224472821986">
                <text:p>2.73224472821986</text:p>
              </table:table-cell>
              <table:table-cell office:value-type="float" office:value="4.32413016086649">
                <text:p>4.324130160866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260169">
                <text:p>100260169</text:p>
              </table:table-cell>
              <table:table-cell office:value-type="float" office:value="2.73102187769103">
                <text:p>2.73102187769103</text:p>
              </table:table-cell>
              <table:table-cell office:value-type="float" office:value="4.55961732919082">
                <text:p>4.559617329190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280196">
                <text:p>100280196</text:p>
              </table:table-cell>
              <table:table-cell office:value-type="float" office:value="2.72849421833998">
                <text:p>2.72849421833998</text:p>
              </table:table-cell>
              <table:table-cell office:value-type="float" office:value="4.30115340021872">
                <text:p>4.301153400218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300225">
                <text:p>100300225</text:p>
              </table:table-cell>
              <table:table-cell office:value-type="float" office:value="2.73345990001518">
                <text:p>2.73345990001518</text:p>
              </table:table-cell>
              <table:table-cell office:value-type="float" office:value="4.64399780758219">
                <text:p>4.643997807582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320256">
                <text:p>100320256</text:p>
              </table:table-cell>
              <table:table-cell office:value-type="float" office:value="2.7586028289242">
                <text:p>2.7586028289242</text:p>
              </table:table-cell>
              <table:table-cell office:value-type="float" office:value="5.49010752125672">
                <text:p>5.490107521256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340289">
                <text:p>100340289</text:p>
              </table:table-cell>
              <table:table-cell office:value-type="float" office:value="2.73087135517419">
                <text:p>2.73087135517419</text:p>
              </table:table-cell>
              <table:table-cell office:value-type="float" office:value="4.57673987763779">
                <text:p>4.576739877637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360324">
                <text:p>100360324</text:p>
              </table:table-cell>
              <table:table-cell office:value-type="float" office:value="2.73115937728539">
                <text:p>2.73115937728539</text:p>
              </table:table-cell>
              <table:table-cell office:value-type="float" office:value="4.32433565080958">
                <text:p>4.324335650809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380361">
                <text:p>100380361</text:p>
              </table:table-cell>
              <table:table-cell office:value-type="float" office:value="2.82964872979487">
                <text:p>2.82964872979487</text:p>
              </table:table-cell>
              <table:table-cell office:value-type="float" office:value="4.57823467082371">
                <text:p>4.578234670823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400400">
                <text:p>100400400</text:p>
              </table:table-cell>
              <table:table-cell office:value-type="float" office:value="2.82298328492715">
                <text:p>2.82298328492715</text:p>
              </table:table-cell>
              <table:table-cell office:value-type="float" office:value="4.30965586790491">
                <text:p>4.309655867904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420441">
                <text:p>100420441</text:p>
              </table:table-cell>
              <table:table-cell office:value-type="float" office:value="2.75383790636809">
                <text:p>2.75383790636809</text:p>
              </table:table-cell>
              <table:table-cell office:value-type="float" office:value="4.58589556482828">
                <text:p>4.585895564828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MacOSX_X86_64 LibreOffice_project/dd47e4b30cb7dab30588d6c79c651f218165e3c5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77cm" svg:y="3.955cm" style:legend-expansion="high" chart:style-name="ch2"/>
        <chart:plot-area chart:style-name="ch3" table:cell-range-address="'Lab 1'.A233:'Lab 1'.C331 'Lab 1'.B232:'Lab 1'.C232" chart:data-source-has-labels="row" svg:x="0.32cm" svg:y="0.18cm" svg:width="11.437cm" svg:height="8.64cm">
          <chart:coordinate-region svg:x="1.555cm" svg:y="0.378cm" svg:width="9.905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Lab 1'.B233:'Lab 1'.B331" chart:label-cell-address="'Lab 1'.B232:'Lab 1'.B232" chart:class="chart:scatter">
            <chart:domain table:cell-range-address="'Lab 1'.A233:'Lab 1'.A331"/>
            <chart:data-point chart:repeated="99"/>
          </chart:series>
          <chart:series chart:style-name="ch8" chart:values-cell-range-address="'Lab 1'.C233:'Lab 1'.C331" chart:label-cell-address="'Lab 1'.C232:'Lab 1'.C232" chart:class="chart:scatter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combine2D</text:p>
                <draw:g>
                  <svg:desc>'Lab 1'.B232:'Lab 1'.B232</svg:desc>
                </draw:g>
              </table:table-cell>
              <table:table-cell office:value-type="string">
                <text:p> combine2D_rev</text:p>
                <draw:g>
                  <svg:desc>'Lab 1'.C232:'Lab 1'.C2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Lab 1'.A233:'Lab 1'.A331</svg:desc>
                </draw:g>
              </table:table-cell>
              <table:table-cell office:value-type="float" office:value="1002">
                <text:p>1002</text:p>
                <draw:g>
                  <svg:desc>'Lab 1'.B233:'Lab 1'.B331</svg:desc>
                </draw:g>
              </table:table-cell>
              <table:table-cell office:value-type="float" office:value="729">
                <text:p>729</text:p>
                <draw:g>
                  <svg:desc>'Lab 1'.C233:'Lab 1'.C3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723">
                <text:p>723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792">
                <text:p>792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861">
                <text:p>861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894">
                <text:p>894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972">
                <text:p>972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053">
                <text:p>1053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161">
                <text:p>1161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254">
                <text:p>1254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347">
                <text:p>1347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446">
                <text:p>1446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1548">
                <text:p>1548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1635">
                <text:p>1635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1749">
                <text:p>1749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1866">
                <text:p>1866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2022">
                <text:p>2022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2151">
                <text:p>2151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2286">
                <text:p>2286</text:p>
              </table:table-cell>
              <table:table-cell office:value-type="float" office:value="2277">
                <text:p>22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2424">
                <text:p>2424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2571">
                <text:p>2571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2691">
                <text:p>2691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2847">
                <text:p>2847</text:p>
              </table:table-cell>
              <table:table-cell office:value-type="float" office:value="2847">
                <text:p>28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3009">
                <text:p>3009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3207">
                <text:p>3207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3375">
                <text:p>3375</text:p>
              </table:table-cell>
              <table:table-cell office:value-type="float" office:value="3378">
                <text:p>33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3555">
                <text:p>3555</text:p>
              </table:table-cell>
              <table:table-cell office:value-type="float" office:value="3555">
                <text:p>35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3735">
                <text:p>3735</text:p>
              </table:table-cell>
              <table:table-cell office:value-type="float" office:value="3726">
                <text:p>37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">
                <text:p>37</text:p>
              </table:table-cell>
              <table:table-cell office:value-type="float" office:value="3927">
                <text:p>3927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">
                <text:p>38</text:p>
              </table:table-cell>
              <table:table-cell office:value-type="float" office:value="4092">
                <text:p>409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4287">
                <text:p>4287</text:p>
              </table:table-cell>
              <table:table-cell office:value-type="float" office:value="4284">
                <text:p>42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4488">
                <text:p>4488</text:p>
              </table:table-cell>
              <table:table-cell office:value-type="float" office:value="4485">
                <text:p>44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4734">
                <text:p>4734</text:p>
              </table:table-cell>
              <table:table-cell office:value-type="float" office:value="4848">
                <text:p>48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4944">
                <text:p>4944</text:p>
              </table:table-cell>
              <table:table-cell office:value-type="float" office:value="4926">
                <text:p>49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">
                <text:p>43</text:p>
              </table:table-cell>
              <table:table-cell office:value-type="float" office:value="5163">
                <text:p>5163</text:p>
              </table:table-cell>
              <table:table-cell office:value-type="float" office:value="5142">
                <text:p>51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">
                <text:p>44</text:p>
              </table:table-cell>
              <table:table-cell office:value-type="float" office:value="5409">
                <text:p>5409</text:p>
              </table:table-cell>
              <table:table-cell office:value-type="float" office:value="5346">
                <text:p>53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5607">
                <text:p>5607</text:p>
              </table:table-cell>
              <table:table-cell office:value-type="float" office:value="5724">
                <text:p>57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">
                <text:p>46</text:p>
              </table:table-cell>
              <table:table-cell office:value-type="float" office:value="5799">
                <text:p>5799</text:p>
              </table:table-cell>
              <table:table-cell office:value-type="float" office:value="5793">
                <text:p>57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">
                <text:p>47</text:p>
              </table:table-cell>
              <table:table-cell office:value-type="float" office:value="6042">
                <text:p>6042</text:p>
              </table:table-cell>
              <table:table-cell office:value-type="float" office:value="6033">
                <text:p>60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">
                <text:p>48</text:p>
              </table:table-cell>
              <table:table-cell office:value-type="float" office:value="6279">
                <text:p>6279</text:p>
              </table:table-cell>
              <table:table-cell office:value-type="float" office:value="6279">
                <text:p>62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6558">
                <text:p>6558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6807">
                <text:p>6807</text:p>
              </table:table-cell>
              <table:table-cell office:value-type="float" office:value="6816">
                <text:p>68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">
                <text:p>51</text:p>
              </table:table-cell>
              <table:table-cell office:value-type="float" office:value="7050">
                <text:p>7050</text:p>
              </table:table-cell>
              <table:table-cell office:value-type="float" office:value="7080">
                <text:p>70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">
                <text:p>52</text:p>
              </table:table-cell>
              <table:table-cell office:value-type="float" office:value="7326">
                <text:p>7326</text:p>
              </table:table-cell>
              <table:table-cell office:value-type="float" office:value="7338">
                <text:p>73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">
                <text:p>53</text:p>
              </table:table-cell>
              <table:table-cell office:value-type="float" office:value="7614">
                <text:p>7614</text:p>
              </table:table-cell>
              <table:table-cell office:value-type="float" office:value="7761">
                <text:p>77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">
                <text:p>54</text:p>
              </table:table-cell>
              <table:table-cell office:value-type="float" office:value="7878">
                <text:p>7878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">
                <text:p>55</text:p>
              </table:table-cell>
              <table:table-cell office:value-type="float" office:value="8166">
                <text:p>8166</text:p>
              </table:table-cell>
              <table:table-cell office:value-type="float" office:value="8136">
                <text:p>81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">
                <text:p>56</text:p>
              </table:table-cell>
              <table:table-cell office:value-type="float" office:value="8451">
                <text:p>8451</text:p>
              </table:table-cell>
              <table:table-cell office:value-type="float" office:value="8409">
                <text:p>84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8769">
                <text:p>8769</text:p>
              </table:table-cell>
              <table:table-cell office:value-type="float" office:value="8853">
                <text:p>88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">
                <text:p>58</text:p>
              </table:table-cell>
              <table:table-cell office:value-type="float" office:value="9054">
                <text:p>9054</text:p>
              </table:table-cell>
              <table:table-cell office:value-type="float" office:value="9018">
                <text:p>90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">
                <text:p>59</text:p>
              </table:table-cell>
              <table:table-cell office:value-type="float" office:value="9327">
                <text:p>9327</text:p>
              </table:table-cell>
              <table:table-cell office:value-type="float" office:value="9330">
                <text:p>933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9624">
                <text:p>9624</text:p>
              </table:table-cell>
              <table:table-cell office:value-type="float" office:value="9624">
                <text:p>96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">
                <text:p>61</text:p>
              </table:table-cell>
              <table:table-cell office:value-type="float" office:value="9951">
                <text:p>9951</text:p>
              </table:table-cell>
              <table:table-cell office:value-type="float" office:value="10098">
                <text:p>100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">
                <text:p>62</text:p>
              </table:table-cell>
              <table:table-cell office:value-type="float" office:value="10260">
                <text:p>10260</text:p>
              </table:table-cell>
              <table:table-cell office:value-type="float" office:value="10284">
                <text:p>102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">
                <text:p>63</text:p>
              </table:table-cell>
              <table:table-cell office:value-type="float" office:value="10590">
                <text:p>10590</text:p>
              </table:table-cell>
              <table:table-cell office:value-type="float" office:value="10605">
                <text:p>106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">
                <text:p>64</text:p>
              </table:table-cell>
              <table:table-cell office:value-type="float" office:value="10923">
                <text:p>10923</text:p>
              </table:table-cell>
              <table:table-cell office:value-type="float" office:value="10911">
                <text:p>109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11304">
                <text:p>11304</text:p>
              </table:table-cell>
              <table:table-cell office:value-type="float" office:value="11406">
                <text:p>114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">
                <text:p>66</text:p>
              </table:table-cell>
              <table:table-cell office:value-type="float" office:value="11625">
                <text:p>11625</text:p>
              </table:table-cell>
              <table:table-cell office:value-type="float" office:value="11589">
                <text:p>115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">
                <text:p>67</text:p>
              </table:table-cell>
              <table:table-cell office:value-type="float" office:value="11928">
                <text:p>11928</text:p>
              </table:table-cell>
              <table:table-cell office:value-type="float" office:value="11949">
                <text:p>119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">
                <text:p>68</text:p>
              </table:table-cell>
              <table:table-cell office:value-type="float" office:value="12291">
                <text:p>12291</text:p>
              </table:table-cell>
              <table:table-cell office:value-type="float" office:value="12291">
                <text:p>122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">
                <text:p>69</text:p>
              </table:table-cell>
              <table:table-cell office:value-type="float" office:value="12648">
                <text:p>12648</text:p>
              </table:table-cell>
              <table:table-cell office:value-type="float" office:value="12828">
                <text:p>128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">
                <text:p>70</text:p>
              </table:table-cell>
              <table:table-cell office:value-type="float" office:value="12996">
                <text:p>12996</text:p>
              </table:table-cell>
              <table:table-cell office:value-type="float" office:value="13044">
                <text:p>130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">
                <text:p>71</text:p>
              </table:table-cell>
              <table:table-cell office:value-type="float" office:value="13380">
                <text:p>13380</text:p>
              </table:table-cell>
              <table:table-cell office:value-type="float" office:value="13398">
                <text:p>133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">
                <text:p>72</text:p>
              </table:table-cell>
              <table:table-cell office:value-type="float" office:value="13755">
                <text:p>13755</text:p>
              </table:table-cell>
              <table:table-cell office:value-type="float" office:value="13740">
                <text:p>1374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">
                <text:p>73</text:p>
              </table:table-cell>
              <table:table-cell office:value-type="float" office:value="14166">
                <text:p>14166</text:p>
              </table:table-cell>
              <table:table-cell office:value-type="float" office:value="14256">
                <text:p>142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">
                <text:p>74</text:p>
              </table:table-cell>
              <table:table-cell office:value-type="float" office:value="14532">
                <text:p>14532</text:p>
              </table:table-cell>
              <table:table-cell office:value-type="float" office:value="14487">
                <text:p>144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">
                <text:p>75</text:p>
              </table:table-cell>
              <table:table-cell office:value-type="float" office:value="14838">
                <text:p>14838</text:p>
              </table:table-cell>
              <table:table-cell office:value-type="float" office:value="14871">
                <text:p>148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15213">
                <text:p>15213</text:p>
              </table:table-cell>
              <table:table-cell office:value-type="float" office:value="15273">
                <text:p>152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">
                <text:p>77</text:p>
              </table:table-cell>
              <table:table-cell office:value-type="float" office:value="15654">
                <text:p>15654</text:p>
              </table:table-cell>
              <table:table-cell office:value-type="float" office:value="15825">
                <text:p>158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16062">
                <text:p>16062</text:p>
              </table:table-cell>
              <table:table-cell office:value-type="float" office:value="16050">
                <text:p>160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">
                <text:p>79</text:p>
              </table:table-cell>
              <table:table-cell office:value-type="float" office:value="16473">
                <text:p>16473</text:p>
              </table:table-cell>
              <table:table-cell office:value-type="float" office:value="16443">
                <text:p>164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16851">
                <text:p>16851</text:p>
              </table:table-cell>
              <table:table-cell office:value-type="float" office:value="16827">
                <text:p>168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1">
                <text:p>81</text:p>
              </table:table-cell>
              <table:table-cell office:value-type="float" office:value="17259">
                <text:p>17259</text:p>
              </table:table-cell>
              <table:table-cell office:value-type="float" office:value="17409">
                <text:p>174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">
                <text:p>82</text:p>
              </table:table-cell>
              <table:table-cell office:value-type="float" office:value="17673">
                <text:p>17673</text:p>
              </table:table-cell>
              <table:table-cell office:value-type="float" office:value="17736">
                <text:p>177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18105">
                <text:p>18105</text:p>
              </table:table-cell>
              <table:table-cell office:value-type="float" office:value="18162">
                <text:p>181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">
                <text:p>84</text:p>
              </table:table-cell>
              <table:table-cell office:value-type="float" office:value="18555">
                <text:p>18555</text:p>
              </table:table-cell>
              <table:table-cell office:value-type="float" office:value="18600">
                <text:p>186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">
                <text:p>85</text:p>
              </table:table-cell>
              <table:table-cell office:value-type="float" office:value="19002">
                <text:p>19002</text:p>
              </table:table-cell>
              <table:table-cell office:value-type="float" office:value="19077">
                <text:p>190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">
                <text:p>86</text:p>
              </table:table-cell>
              <table:table-cell office:value-type="float" office:value="19371">
                <text:p>19371</text:p>
              </table:table-cell>
              <table:table-cell office:value-type="float" office:value="19407">
                <text:p>194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">
                <text:p>87</text:p>
              </table:table-cell>
              <table:table-cell office:value-type="float" office:value="19797">
                <text:p>19797</text:p>
              </table:table-cell>
              <table:table-cell office:value-type="float" office:value="19911">
                <text:p>199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">
                <text:p>88</text:p>
              </table:table-cell>
              <table:table-cell office:value-type="float" office:value="20310">
                <text:p>20310</text:p>
              </table:table-cell>
              <table:table-cell office:value-type="float" office:value="20325">
                <text:p>203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">
                <text:p>89</text:p>
              </table:table-cell>
              <table:table-cell office:value-type="float" office:value="20802">
                <text:p>20802</text:p>
              </table:table-cell>
              <table:table-cell office:value-type="float" office:value="20925">
                <text:p>209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">
                <text:p>90</text:p>
              </table:table-cell>
              <table:table-cell office:value-type="float" office:value="21216">
                <text:p>21216</text:p>
              </table:table-cell>
              <table:table-cell office:value-type="float" office:value="21270">
                <text:p>2127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1">
                <text:p>91</text:p>
              </table:table-cell>
              <table:table-cell office:value-type="float" office:value="21621">
                <text:p>21621</text:p>
              </table:table-cell>
              <table:table-cell office:value-type="float" office:value="21714">
                <text:p>217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2">
                <text:p>92</text:p>
              </table:table-cell>
              <table:table-cell office:value-type="float" office:value="22140">
                <text:p>22140</text:p>
              </table:table-cell>
              <table:table-cell office:value-type="float" office:value="22194">
                <text:p>221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3">
                <text:p>93</text:p>
              </table:table-cell>
              <table:table-cell office:value-type="float" office:value="22659">
                <text:p>22659</text:p>
              </table:table-cell>
              <table:table-cell office:value-type="float" office:value="22842">
                <text:p>228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4">
                <text:p>94</text:p>
              </table:table-cell>
              <table:table-cell office:value-type="float" office:value="23097">
                <text:p>23097</text:p>
              </table:table-cell>
              <table:table-cell office:value-type="float" office:value="23055">
                <text:p>230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5">
                <text:p>95</text:p>
              </table:table-cell>
              <table:table-cell office:value-type="float" office:value="23520">
                <text:p>23520</text:p>
              </table:table-cell>
              <table:table-cell office:value-type="float" office:value="23562">
                <text:p>235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6">
                <text:p>96</text:p>
              </table:table-cell>
              <table:table-cell office:value-type="float" office:value="24039">
                <text:p>24039</text:p>
              </table:table-cell>
              <table:table-cell office:value-type="float" office:value="24153">
                <text:p>241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7">
                <text:p>97</text:p>
              </table:table-cell>
              <table:table-cell office:value-type="float" office:value="24690">
                <text:p>24690</text:p>
              </table:table-cell>
              <table:table-cell office:value-type="float" office:value="24774">
                <text:p>247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8">
                <text:p>98</text:p>
              </table:table-cell>
              <table:table-cell office:value-type="float" office:value="25077">
                <text:p>25077</text:p>
              </table:table-cell>
              <table:table-cell office:value-type="float" office:value="25074">
                <text:p>250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9">
                <text:p>99</text:p>
              </table:table-cell>
              <table:table-cell office:value-type="float" office:value="25509">
                <text:p>25509</text:p>
              </table:table-cell>
              <table:table-cell office:value-type="float" office:value="25674">
                <text:p>256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26052">
                <text:p>26052</text:p>
              </table:table-cell>
              <table:table-cell office:value-type="float" office:value="26178">
                <text:p>261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1">
                <text:p>101</text:p>
              </table:table-cell>
              <table:table-cell office:value-type="float" office:value="26721">
                <text:p>26721</text:p>
              </table:table-cell>
              <table:table-cell office:value-type="float" office:value="26709">
                <text:p>267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2">
                <text:p>102</text:p>
              </table:table-cell>
              <table:table-cell office:value-type="float" office:value="27075">
                <text:p>27075</text:p>
              </table:table-cell>
              <table:table-cell office:value-type="float" office:value="27150">
                <text:p>271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3">
                <text:p>103</text:p>
              </table:table-cell>
              <table:table-cell office:value-type="float" office:value="27579">
                <text:p>27579</text:p>
              </table:table-cell>
              <table:table-cell office:value-type="float" office:value="27753">
                <text:p>277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4">
                <text:p>104</text:p>
              </table:table-cell>
              <table:table-cell office:value-type="float" office:value="28260">
                <text:p>28260</text:p>
              </table:table-cell>
              <table:table-cell office:value-type="float" office:value="28200">
                <text:p>282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5">
                <text:p>105</text:p>
              </table:table-cell>
              <table:table-cell office:value-type="float" office:value="28722">
                <text:p>28722</text:p>
              </table:table-cell>
              <table:table-cell office:value-type="float" office:value="28851">
                <text:p>288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6">
                <text:p>106</text:p>
              </table:table-cell>
              <table:table-cell office:value-type="float" office:value="29196">
                <text:p>29196</text:p>
              </table:table-cell>
              <table:table-cell office:value-type="float" office:value="29295">
                <text:p>292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7">
                <text:p>107</text:p>
              </table:table-cell>
              <table:table-cell office:value-type="float" office:value="30636">
                <text:p>30636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8">
                <text:p>108</text:p>
              </table:table-cell>
              <table:table-cell office:value-type="float" office:value="30522">
                <text:p>30522</text:p>
              </table:table-cell>
              <table:table-cell office:value-type="float" office:value="30348">
                <text:p>3034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MacOSX_X86_64 LibreOffice_project/dd47e4b30cb7dab30588d6c79c651f218165e3c5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56cm" svg:height="11.603cm" xlink:href=".." xlink:type="simple" chart:class="chart:scatter" chart:style-name="ch1">
        <chart:title svg:x="6.329cm" svg:y="0.367cm" chart:style-name="ch2">
          <text:p>Matrix Multiply Performance</text:p>
        </chart:title>
        <chart:legend chart:legend-position="end" svg:x="16.777cm" svg:y="5.008cm" style:legend-expansion="high" chart:style-name="ch3"/>
        <chart:plot-area chart:style-name="ch4" table:cell-range-address="'Lab 1'.U4:'Lab 1'.X38" chart:data-source-has-labels="row" svg:x="1.345cm" svg:y="1.388cm" svg:width="15.063cm" svg:height="9.037cm">
          <chart:coordinate-region svg:x="2.088cm" svg:y="1.586cm" svg:width="13.531cm" svg:height="8.195cm"/>
          <chart:axis chart:dimension="x" chart:name="primary-x" chart:style-name="ch5">
            <chart:title svg:x="8.159cm" svg:y="10.658cm" chart:style-name="ch6">
              <text:p>Elements</text:p>
            </chart:title>
          </chart:axis>
          <chart:axis chart:dimension="y" chart:name="primary-y" chart:style-name="ch7">
            <chart:title svg:x="0.451cm" svg:y="8.05cm" chart:style-name="ch8">
              <text:p>Cycles per inner loop iteratoin</text:p>
            </chart:title>
            <chart:grid chart:style-name="ch9" chart:class="major"/>
          </chart:axis>
          <chart:series chart:style-name="ch10" chart:values-cell-range-address="'Lab 1'.U4:'Lab 1'.U38" loext:label-string="&quot;ijk&quot;" chart:class="chart:scatter">
            <chart:domain table:cell-range-address="'Lab 1'.X4:'Lab 1'.X38"/>
            <chart:data-point chart:repeated="35"/>
          </chart:series>
          <chart:series chart:style-name="ch11" chart:values-cell-range-address="'Lab 1'.V4:'Lab 1'.V38" loext:label-string="&quot;kij&quot;" chart:class="chart:scatter">
            <chart:data-point chart:repeated="35"/>
          </chart:series>
          <chart:series chart:style-name="ch12" chart:values-cell-range-address="'Lab 1'.W4:'Lab 1'.W38" loext:label-string="&quot;jki&quot;" chart:class="chart:scatter">
            <chart:data-point chart:repeated="3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ijk</text:p>
              </table:table-cell>
              <table:table-cell office:value-type="string">
                <text:p>kij</text:p>
              </table:table-cell>
              <table:table-cell office:value-type="string">
                <text:p>jk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'Lab 1'.X4:'Lab 1'.X38</svg:desc>
                </draw:g>
              </table:table-cell>
              <table:table-cell office:value-type="float" office:value="3.8046875">
                <text:p>3.8046875</text:p>
                <draw:g>
                  <svg:desc>'Lab 1'.U4:'Lab 1'.U38</svg:desc>
                </draw:g>
              </table:table-cell>
              <table:table-cell office:value-type="float" office:value="2.9375">
                <text:p>2.9375</text:p>
                <draw:g>
                  <svg:desc>'Lab 1'.V4:'Lab 1'.V38</svg:desc>
                </draw:g>
              </table:table-cell>
              <table:table-cell office:value-type="float" office:value="2.4765625">
                <text:p>2.4765625</text:p>
                <draw:g>
                  <svg:desc>'Lab 1'.W4:'Lab 1'.W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6">
                <text:p>196</text:p>
              </table:table-cell>
              <table:table-cell office:value-type="float" office:value="1.58309037900875">
                <text:p>1.58309037900875</text:p>
              </table:table-cell>
              <table:table-cell office:value-type="float" office:value="1.10714285714286">
                <text:p>1.10714285714286</text:p>
              </table:table-cell>
              <table:table-cell office:value-type="float" office:value="1.14723032069971">
                <text:p>1.14723032069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6">
                <text:p>576</text:p>
              </table:table-cell>
              <table:table-cell office:value-type="float" office:value="1.39236111111111">
                <text:p>1.39236111111111</text:p>
              </table:table-cell>
              <table:table-cell office:value-type="float" office:value="0.941984953703704">
                <text:p>0.941984953703704</text:p>
              </table:table-cell>
              <table:table-cell office:value-type="float" office:value="1.0396412037037">
                <text:p>1.0396412037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44">
                <text:p>1444</text:p>
              </table:table-cell>
              <table:table-cell office:value-type="float" office:value="2.38314623122904">
                <text:p>2.38314623122904</text:p>
              </table:table-cell>
              <table:table-cell office:value-type="float" office:value="0.905890071438985">
                <text:p>0.905890071438985</text:p>
              </table:table-cell>
              <table:table-cell office:value-type="float" office:value="0.951159061087622">
                <text:p>0.9511590610876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36">
                <text:p>3136</text:p>
              </table:table-cell>
              <table:table-cell office:value-type="float" office:value="1.96560677842566">
                <text:p>1.96560677842566</text:p>
              </table:table-cell>
              <table:table-cell office:value-type="float" office:value="1.21234967201166">
                <text:p>1.21234967201166</text:p>
              </table:table-cell>
              <table:table-cell office:value-type="float" office:value="1.06202168367347">
                <text:p>1.062021683673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84">
                <text:p>6084</text:p>
              </table:table-cell>
              <table:table-cell office:value-type="float" office:value="1.56131256427114">
                <text:p>1.56131256427114</text:p>
              </table:table-cell>
              <table:table-cell office:value-type="float" office:value="1.14939142601864">
                <text:p>1.14939142601864</text:p>
              </table:table-cell>
              <table:table-cell office:value-type="float" office:value="1.15877290581433">
                <text:p>1.158772905814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16">
                <text:p>10816</text:p>
              </table:table-cell>
              <table:table-cell office:value-type="float" office:value="1.45494210855712">
                <text:p>1.45494210855712</text:p>
              </table:table-cell>
              <table:table-cell office:value-type="float" office:value="1.02776157828858">
                <text:p>1.02776157828858</text:p>
              </table:table-cell>
              <table:table-cell office:value-type="float" office:value="1.03171583409194">
                <text:p>1.031715834091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956">
                <text:p>17956</text:p>
              </table:table-cell>
              <table:table-cell office:value-type="float" office:value="1.49656290833646">
                <text:p>1.49656290833646</text:p>
              </table:table-cell>
              <table:table-cell office:value-type="float" office:value="0.97496949425295">
                <text:p>0.97496949425295</text:p>
              </table:table-cell>
              <table:table-cell office:value-type="float" office:value="1.02427991475015">
                <text:p>1.02427991475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224">
                <text:p>28224</text:p>
              </table:table-cell>
              <table:table-cell office:value-type="float" office:value="1.54821884110787">
                <text:p>1.54821884110787</text:p>
              </table:table-cell>
              <table:table-cell office:value-type="float" office:value="0.955696266601879">
                <text:p>0.955696266601879</text:p>
              </table:table-cell>
              <table:table-cell office:value-type="float" office:value="1.19256534459022">
                <text:p>1.19256534459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436">
                <text:p>42436</text:p>
              </table:table-cell>
              <table:table-cell office:value-type="float" office:value="1.59650374704752">
                <text:p>1.59650374704752</text:p>
              </table:table-cell>
              <table:table-cell office:value-type="float" office:value="0.942556100471573">
                <text:p>0.942556100471573</text:p>
              </table:table-cell>
              <table:table-cell office:value-type="float" office:value="1.26615179271675">
                <text:p>1.266151792716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504">
                <text:p>61504</text:p>
              </table:table-cell>
              <table:table-cell office:value-type="float" office:value="1.62516311553825">
                <text:p>1.62516311553825</text:p>
              </table:table-cell>
              <table:table-cell office:value-type="float" office:value="0.935742574309355">
                <text:p>0.935742574309355</text:p>
              </table:table-cell>
              <table:table-cell office:value-type="float" office:value="1.29687526224363">
                <text:p>1.296875262243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436">
                <text:p>86436</text:p>
              </table:table-cell>
              <table:table-cell office:value-type="float" office:value="1.63480746086208">
                <text:p>1.63480746086208</text:p>
              </table:table-cell>
              <table:table-cell office:value-type="float" office:value="0.91789772968746">
                <text:p>0.91789772968746</text:p>
              </table:table-cell>
              <table:table-cell office:value-type="float" office:value="1.51396888988369">
                <text:p>1.513968889883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8336">
                <text:p>118336</text:p>
              </table:table-cell>
              <table:table-cell office:value-type="float" office:value="1.64146582612223">
                <text:p>1.64146582612223</text:p>
              </table:table-cell>
              <table:table-cell office:value-type="float" office:value="0.910441798756713">
                <text:p>0.910441798756713</text:p>
              </table:table-cell>
              <table:table-cell office:value-type="float" office:value="1.85347885052574">
                <text:p>1.853478850525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8404">
                <text:p>158404</text:p>
              </table:table-cell>
              <table:table-cell office:value-type="float" office:value="1.657190620916">
                <text:p>1.657190620916</text:p>
              </table:table-cell>
              <table:table-cell office:value-type="float" office:value="0.901300364350476">
                <text:p>0.901300364350476</text:p>
              </table:table-cell>
              <table:table-cell office:value-type="float" office:value="1.80117282328412">
                <text:p>1.801172823284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7936">
                <text:p>207936</text:p>
              </table:table-cell>
              <table:table-cell office:value-type="float" office:value="1.66744731341087">
                <text:p>1.66744731341087</text:p>
              </table:table-cell>
              <table:table-cell office:value-type="float" office:value="0.895231364205181">
                <text:p>0.895231364205181</text:p>
              </table:table-cell>
              <table:table-cell office:value-type="float" office:value="1.84870159104286">
                <text:p>1.848701591042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8324">
                <text:p>268324</text:p>
              </table:table-cell>
              <table:table-cell office:value-type="float" office:value="1.66934697284946">
                <text:p>1.66934697284946</text:p>
              </table:table-cell>
              <table:table-cell office:value-type="float" office:value="0.888589568342404">
                <text:p>0.888589568342404</text:p>
              </table:table-cell>
              <table:table-cell office:value-type="float" office:value="1.82027033070548">
                <text:p>1.82027033070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1056">
                <text:p>341056</text:p>
              </table:table-cell>
              <table:table-cell office:value-type="float" office:value="1.70289525425624">
                <text:p>1.70289525425624</text:p>
              </table:table-cell>
              <table:table-cell office:value-type="float" office:value="0.88457624040209">
                <text:p>0.88457624040209</text:p>
              </table:table-cell>
              <table:table-cell office:value-type="float" office:value="1.84086395967271">
                <text:p>1.840863959672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7716">
                <text:p>427716</text:p>
              </table:table-cell>
              <table:table-cell office:value-type="float" office:value="1.68599137333776">
                <text:p>1.68599137333776</text:p>
              </table:table-cell>
              <table:table-cell office:value-type="float" office:value="0.883594262711063">
                <text:p>0.883594262711063</text:p>
              </table:table-cell>
              <table:table-cell office:value-type="float" office:value="1.9065544878546">
                <text:p>1.90655448785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9984">
                <text:p>529984</text:p>
              </table:table-cell>
              <table:table-cell office:value-type="float" office:value="1.68291279434022">
                <text:p>1.68291279434022</text:p>
              </table:table-cell>
              <table:table-cell office:value-type="float" office:value="0.882237876598556">
                <text:p>0.882237876598556</text:p>
              </table:table-cell>
              <table:table-cell office:value-type="float" office:value="1.83797844902803">
                <text:p>1.837978449028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9636">
                <text:p>649636</text:p>
              </table:table-cell>
              <table:table-cell office:value-type="float" office:value="1.68495830083247">
                <text:p>1.68495830083247</text:p>
              </table:table-cell>
              <table:table-cell office:value-type="float" office:value="0.885493616451936">
                <text:p>0.885493616451936</text:p>
              </table:table-cell>
              <table:table-cell office:value-type="float" office:value="1.81560087086447">
                <text:p>1.815600870864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88544">
                <text:p>788544</text:p>
              </table:table-cell>
              <table:table-cell office:value-type="float" office:value="1.81783592622937">
                <text:p>1.81783592622937</text:p>
              </table:table-cell>
              <table:table-cell office:value-type="float" office:value="0.880614447308887">
                <text:p>0.880614447308887</text:p>
              </table:table-cell>
              <table:table-cell office:value-type="float" office:value="1.82442299517377">
                <text:p>1.824422995173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48676">
                <text:p>948676</text:p>
              </table:table-cell>
              <table:table-cell office:value-type="float" office:value="1.72358872652718">
                <text:p>1.72358872652718</text:p>
              </table:table-cell>
              <table:table-cell office:value-type="float" office:value="0.88078830807649">
                <text:p>0.88078830807649</text:p>
              </table:table-cell>
              <table:table-cell office:value-type="float" office:value="1.8373971612251">
                <text:p>1.83739716122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32096">
                <text:p>1132096</text:p>
              </table:table-cell>
              <table:table-cell office:value-type="float" office:value="1.70007336531438">
                <text:p>1.70007336531438</text:p>
              </table:table-cell>
              <table:table-cell office:value-type="float" office:value="0.880397012347209">
                <text:p>0.880397012347209</text:p>
              </table:table-cell>
              <table:table-cell office:value-type="float" office:value="1.86171709925926">
                <text:p>1.861717099259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40964">
                <text:p>1340964</text:p>
              </table:table-cell>
              <table:table-cell office:value-type="float" office:value="1.75647857467156">
                <text:p>1.75647857467156</text:p>
              </table:table-cell>
              <table:table-cell office:value-type="float" office:value="0.903733304763162">
                <text:p>0.903733304763162</text:p>
              </table:table-cell>
              <table:table-cell office:value-type="float" office:value="2.20583627876935">
                <text:p>2.205836278769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77536">
                <text:p>1577536</text:p>
              </table:table-cell>
              <table:table-cell office:value-type="float" office:value="1.9804911383774">
                <text:p>1.9804911383774</text:p>
              </table:table-cell>
              <table:table-cell office:value-type="float" office:value="1.12034508891783">
                <text:p>1.12034508891783</text:p>
              </table:table-cell>
              <table:table-cell office:value-type="float" office:value="2.20377345240069">
                <text:p>2.203773452400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44164">
                <text:p>1844164</text:p>
              </table:table-cell>
              <table:table-cell office:value-type="float" office:value="2.43390840946968">
                <text:p>2.43390840946968</text:p>
              </table:table-cell>
              <table:table-cell office:value-type="float" office:value="1.13559271876245">
                <text:p>1.13559271876245</text:p>
              </table:table-cell>
              <table:table-cell office:value-type="float" office:value="2.87609873134672">
                <text:p>2.876098731346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43296">
                <text:p>2143296</text:p>
              </table:table-cell>
              <table:table-cell office:value-type="float" office:value="2.24412344759808">
                <text:p>2.24412344759808</text:p>
              </table:table-cell>
              <table:table-cell office:value-type="float" office:value="1.14116659600281">
                <text:p>1.14116659600281</text:p>
              </table:table-cell>
              <table:table-cell office:value-type="float" office:value="2.55538318175024">
                <text:p>2.555383181750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77476">
                <text:p>2477476</text:p>
              </table:table-cell>
              <table:table-cell office:value-type="float" office:value="2.84229580392947">
                <text:p>2.84229580392947</text:p>
              </table:table-cell>
              <table:table-cell office:value-type="float" office:value="1.1594360463629">
                <text:p>1.1594360463629</text:p>
              </table:table-cell>
              <table:table-cell office:value-type="float" office:value="4.12707495243299">
                <text:p>4.127074952432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49344">
                <text:p>2849344</text:p>
              </table:table-cell>
              <table:table-cell office:value-type="float" office:value="2.39489781229831">
                <text:p>2.39489781229831</text:p>
              </table:table-cell>
              <table:table-cell office:value-type="float" office:value="1.19194878320907">
                <text:p>1.19194878320907</text:p>
              </table:table-cell>
              <table:table-cell office:value-type="float" office:value="2.91100790898933">
                <text:p>2.911007908989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61636">
                <text:p>3261636</text:p>
              </table:table-cell>
              <table:table-cell office:value-type="float" office:value="2.83684174564486">
                <text:p>2.83684174564486</text:p>
              </table:table-cell>
              <table:table-cell office:value-type="float" office:value="1.24467350884509">
                <text:p>1.24467350884509</text:p>
              </table:table-cell>
              <table:table-cell office:value-type="float" office:value="3.91588805523813">
                <text:p>3.915888055238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17184">
                <text:p>3717184</text:p>
              </table:table-cell>
              <table:table-cell office:value-type="float" office:value="2.55820386204457">
                <text:p>2.55820386204457</text:p>
              </table:table-cell>
              <table:table-cell office:value-type="float" office:value="1.22422562331528">
                <text:p>1.22422562331528</text:p>
              </table:table-cell>
              <table:table-cell office:value-type="float" office:value="3.19905334878137">
                <text:p>3.199053348781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18916">
                <text:p>4218916</text:p>
              </table:table-cell>
              <table:table-cell office:value-type="float" office:value="2.81190710489736">
                <text:p>2.81190710489736</text:p>
              </table:table-cell>
              <table:table-cell office:value-type="float" office:value="1.2336299962156">
                <text:p>1.2336299962156</text:p>
              </table:table-cell>
              <table:table-cell office:value-type="float" office:value="3.82760330329314">
                <text:p>3.827603303293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69856">
                <text:p>4769856</text:p>
              </table:table-cell>
              <table:table-cell office:value-type="float" office:value="2.69160563803138">
                <text:p>2.69160563803138</text:p>
              </table:table-cell>
              <table:table-cell office:value-type="float" office:value="1.22346474155161">
                <text:p>1.22346474155161</text:p>
              </table:table-cell>
              <table:table-cell office:value-type="float" office:value="3.56772007891334">
                <text:p>3.567720078913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73124">
                <text:p>5373124</text:p>
              </table:table-cell>
              <table:table-cell office:value-type="float" office:value="2.92371583852451">
                <text:p>2.92371583852451</text:p>
              </table:table-cell>
              <table:table-cell office:value-type="float" office:value="1.23264485149239">
                <text:p>1.23264485149239</text:p>
              </table:table-cell>
              <table:table-cell office:value-type="float" office:value="4.56575512816953">
                <text:p>4.565755128169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031936">
                <text:p>6031936</text:p>
              </table:table-cell>
              <table:table-cell office:value-type="float" office:value="2.85078254570924">
                <text:p>2.85078254570924</text:p>
              </table:table-cell>
              <table:table-cell office:value-type="float" office:value="1.23358420196109">
                <text:p>1.23358420196109</text:p>
              </table:table-cell>
              <table:table-cell office:value-type="float" office:value="4.16459843742175">
                <text:p>4.164598437421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MacOSX_X86_64 LibreOffice_project/dd47e4b30cb7dab30588d6c79c651f218165e3c5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206cm" svg:y="3.116cm" style:legend-expansion="high" chart:style-name="ch2"/>
        <chart:plot-area chart:style-name="ch3" table:cell-range-address="'Lab 1'.W41:'Lab 1'.X75 'Lab 1'.U40:'Lab 1'.V75 'Lab 1'.W40:'Lab 1'.W40" chart:data-source-has-labels="row" svg:x="0.32cm" svg:y="0.18cm" svg:width="9.566cm" svg:height="8.64cm">
          <chart:coordinate-region svg:x="1.063cm" svg:y="0.378cm" svg:width="8.685cm" svg:height="6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Lab 1'.U41:'Lab 1'.U75" chart:label-cell-address="'Lab 1'.U40:'Lab 1'.U40" chart:class="chart:scatter">
            <chart:domain table:cell-range-address="'Lab 1'.X41:'Lab 1'.X75"/>
            <chart:data-point chart:repeated="35"/>
          </chart:series>
          <chart:series chart:style-name="ch8" chart:values-cell-range-address="'Lab 1'.V41:'Lab 1'.V75" chart:label-cell-address="'Lab 1'.V40:'Lab 1'.V40" chart:class="chart:scatter">
            <chart:data-point chart:repeated="35"/>
          </chart:series>
          <chart:series chart:style-name="ch9" chart:values-cell-range-address="'Lab 1'.W41:'Lab 1'.W75" chart:label-cell-address="'Lab 1'.W40:'Lab 1'.W40" chart:class="chart:scatter"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ijk cycles per innermost loop iteration</text:p>
                <draw:g>
                  <svg:desc>'Lab 1'.U40:'Lab 1'.U40</svg:desc>
                </draw:g>
              </table:table-cell>
              <table:table-cell office:value-type="string">
                <text:p>kij cycles per innermost loop iteration</text:p>
                <draw:g>
                  <svg:desc>'Lab 1'.V40:'Lab 1'.V40</svg:desc>
                </draw:g>
              </table:table-cell>
              <table:table-cell office:value-type="string">
                <text:p>jki cycles per innermost loop iteration</text:p>
                <draw:g>
                  <svg:desc>'Lab 1'.W40:'Lab 1'.W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'Lab 1'.X41:'Lab 1'.X75</svg:desc>
                </draw:g>
              </table:table-cell>
              <table:table-cell office:value-type="float" office:value="4.4140625">
                <text:p>4.4140625</text:p>
                <draw:g>
                  <svg:desc>'Lab 1'.U41:'Lab 1'.U75</svg:desc>
                </draw:g>
              </table:table-cell>
              <table:table-cell office:value-type="float" office:value="2.5703125">
                <text:p>2.5703125</text:p>
                <draw:g>
                  <svg:desc>'Lab 1'.V41:'Lab 1'.V75</svg:desc>
                </draw:g>
              </table:table-cell>
              <table:table-cell office:value-type="float" office:value="2.4296875">
                <text:p>2.4296875</text:p>
                <draw:g>
                  <svg:desc>'Lab 1'.W41:'Lab 1'.W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1">
                <text:p>121</text:p>
              </table:table-cell>
              <table:table-cell office:value-type="float" office:value="1.79714500375657">
                <text:p>1.79714500375657</text:p>
              </table:table-cell>
              <table:table-cell office:value-type="float" office:value="1.44102178812923">
                <text:p>1.44102178812923</text:p>
              </table:table-cell>
              <table:table-cell office:value-type="float" office:value="1.40045078888054">
                <text:p>1.400450788880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1.474609375">
                <text:p>1.474609375</text:p>
              </table:table-cell>
              <table:table-cell office:value-type="float" office:value="1.07958984375">
                <text:p>1.07958984375</text:p>
              </table:table-cell>
              <table:table-cell office:value-type="float" office:value="1.07421875">
                <text:p>1.0742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9">
                <text:p>529</text:p>
              </table:table-cell>
              <table:table-cell office:value-type="float" office:value="1.39689323580176">
                <text:p>1.39689323580176</text:p>
              </table:table-cell>
              <table:table-cell office:value-type="float" office:value="0.98150735596285">
                <text:p>0.98150735596285</text:p>
              </table:table-cell>
              <table:table-cell office:value-type="float" office:value="1.00254787540067">
                <text:p>1.002547875400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4">
                <text:p>1024</text:p>
              </table:table-cell>
              <table:table-cell office:value-type="float" office:value="2.5694580078125">
                <text:p>2.5694580078125</text:p>
              </table:table-cell>
              <table:table-cell office:value-type="float" office:value="1.16168212890625">
                <text:p>1.16168212890625</text:p>
              </table:table-cell>
              <table:table-cell office:value-type="float" office:value="0.94635009765625">
                <text:p>0.9463500976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49">
                <text:p>1849</text:p>
              </table:table-cell>
              <table:table-cell office:value-type="float" office:value="1.69089514130831">
                <text:p>1.69089514130831</text:p>
              </table:table-cell>
              <table:table-cell office:value-type="float" office:value="1.6722804281384">
                <text:p>1.6722804281384</text:p>
              </table:table-cell>
              <table:table-cell office:value-type="float" office:value="1.66405473731873">
                <text:p>1.664054737318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36">
                <text:p>3136</text:p>
              </table:table-cell>
              <table:table-cell office:value-type="float" office:value="1.67926612609329">
                <text:p>1.67926612609329</text:p>
              </table:table-cell>
              <table:table-cell office:value-type="float" office:value="1.47524143586006">
                <text:p>1.47524143586006</text:p>
              </table:table-cell>
              <table:table-cell office:value-type="float" office:value="1.92120307944606">
                <text:p>1.921203079446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41">
                <text:p>5041</text:p>
              </table:table-cell>
              <table:table-cell office:value-type="float" office:value="1.46290558267279">
                <text:p>1.46290558267279</text:p>
              </table:table-cell>
              <table:table-cell office:value-type="float" office:value="1.12991777285415">
                <text:p>1.12991777285415</text:p>
              </table:table-cell>
              <table:table-cell office:value-type="float" office:value="1.22924414170003">
                <text:p>1.22924414170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44">
                <text:p>7744</text:p>
              </table:table-cell>
              <table:table-cell office:value-type="float" office:value="1.49751420454545">
                <text:p>1.49751420454545</text:p>
              </table:table-cell>
              <table:table-cell office:value-type="float" office:value="1.04613542449286">
                <text:p>1.04613542449286</text:p>
              </table:table-cell>
              <table:table-cell office:value-type="float" office:value="1.09710156836965">
                <text:p>1.097101568369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449">
                <text:p>11449</text:p>
              </table:table-cell>
              <table:table-cell office:value-type="float" office:value="1.44287016863898">
                <text:p>1.44287016863898</text:p>
              </table:table-cell>
              <table:table-cell office:value-type="float" office:value="1.02391018111201">
                <text:p>1.02391018111201</text:p>
              </table:table-cell>
              <table:table-cell office:value-type="float" office:value="1.16584479075428">
                <text:p>1.165844790754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384">
                <text:p>16384</text:p>
              </table:table-cell>
              <table:table-cell office:value-type="float" office:value="1.56177997589111">
                <text:p>1.56177997589111</text:p>
              </table:table-cell>
              <table:table-cell office:value-type="float" office:value="0.987289428710938">
                <text:p>0.987289428710938</text:p>
              </table:table-cell>
              <table:table-cell office:value-type="float" office:value="4.74487495422363">
                <text:p>4.744874954223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801">
                <text:p>22801</text:p>
              </table:table-cell>
              <table:table-cell office:value-type="float" office:value="1.51236599068648">
                <text:p>1.51236599068648</text:p>
              </table:table-cell>
              <table:table-cell office:value-type="float" office:value="0.9625574107793">
                <text:p>0.9625574107793</text:p>
              </table:table-cell>
              <table:table-cell office:value-type="float" office:value="1.06748251717785">
                <text:p>1.067482517177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976">
                <text:p>30976</text:p>
              </table:table-cell>
              <table:table-cell office:value-type="float" office:value="1.53096605583208">
                <text:p>1.53096605583208</text:p>
              </table:table-cell>
              <table:table-cell office:value-type="float" office:value="0.950796951305409">
                <text:p>0.950796951305409</text:p>
              </table:table-cell>
              <table:table-cell office:value-type="float" office:value="1.69066153855184">
                <text:p>1.690661538551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209">
                <text:p>41209</text:p>
              </table:table-cell>
              <table:table-cell office:value-type="float" office:value="1.61900091890109">
                <text:p>1.61900091890109</text:p>
              </table:table-cell>
              <table:table-cell office:value-type="float" office:value="0.969609560874777">
                <text:p>0.969609560874777</text:p>
              </table:table-cell>
              <table:table-cell office:value-type="float" office:value="1.17572982227925">
                <text:p>1.175729822279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824">
                <text:p>53824</text:p>
              </table:table-cell>
              <table:table-cell office:value-type="float" office:value="1.61693652235639">
                <text:p>1.61693652235639</text:p>
              </table:table-cell>
              <table:table-cell office:value-type="float" office:value="0.965570576130633">
                <text:p>0.965570576130633</text:p>
              </table:table-cell>
              <table:table-cell office:value-type="float" office:value="1.12151065798106">
                <text:p>1.121510657981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169">
                <text:p>69169</text:p>
              </table:table-cell>
              <table:table-cell office:value-type="float" office:value="1.65633355059661">
                <text:p>1.65633355059661</text:p>
              </table:table-cell>
              <table:table-cell office:value-type="float" office:value="0.957253482914251">
                <text:p>0.957253482914251</text:p>
              </table:table-cell>
              <table:table-cell office:value-type="float" office:value="1.23269314420123">
                <text:p>1.232693144201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7616">
                <text:p>87616</text:p>
              </table:table-cell>
              <table:table-cell office:value-type="float" office:value="1.65011141985667">
                <text:p>1.65011141985667</text:p>
              </table:table-cell>
              <table:table-cell office:value-type="float" office:value="0.92137203744102">
                <text:p>0.92137203744102</text:p>
              </table:table-cell>
              <table:table-cell office:value-type="float" office:value="1.64162722346159">
                <text:p>1.641627223461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9561">
                <text:p>109561</text:p>
              </table:table-cell>
              <table:table-cell office:value-type="float" office:value="1.66518512456097">
                <text:p>1.66518512456097</text:p>
              </table:table-cell>
              <table:table-cell office:value-type="float" office:value="0.917269693542956">
                <text:p>0.917269693542956</text:p>
              </table:table-cell>
              <table:table-cell office:value-type="float" office:value="1.64638154506818">
                <text:p>1.646381545068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5424">
                <text:p>135424</text:p>
              </table:table-cell>
              <table:table-cell office:value-type="float" office:value="1.69528003353076">
                <text:p>1.69528003353076</text:p>
              </table:table-cell>
              <table:table-cell office:value-type="float" office:value="0.90944495741555">
                <text:p>0.90944495741555</text:p>
              </table:table-cell>
              <table:table-cell office:value-type="float" office:value="2.30264488151866">
                <text:p>2.302644881518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5649">
                <text:p>165649</text:p>
              </table:table-cell>
              <table:table-cell office:value-type="float" office:value="1.67332927978631">
                <text:p>1.67332927978631</text:p>
              </table:table-cell>
              <table:table-cell office:value-type="float" office:value="0.907595666115186">
                <text:p>0.907595666115186</text:p>
              </table:table-cell>
              <table:table-cell office:value-type="float" office:value="1.81898793937502">
                <text:p>1.818987939375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704">
                <text:p>200704</text:p>
              </table:table-cell>
              <table:table-cell office:value-type="float" office:value="1.74654802150003">
                <text:p>1.74654802150003</text:p>
              </table:table-cell>
              <table:table-cell office:value-type="float" office:value="0.901135236111744">
                <text:p>0.901135236111744</text:p>
              </table:table-cell>
              <table:table-cell office:value-type="float" office:value="3.50048114120439">
                <text:p>3.500481141204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1081">
                <text:p>241081</text:p>
              </table:table-cell>
              <table:table-cell office:value-type="float" office:value="1.68017493102246">
                <text:p>1.68017493102246</text:p>
              </table:table-cell>
              <table:table-cell office:value-type="float" office:value="0.898673034747742">
                <text:p>0.898673034747742</text:p>
              </table:table-cell>
              <table:table-cell office:value-type="float" office:value="1.82182966435185">
                <text:p>1.821829664351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7296">
                <text:p>287296</text:p>
              </table:table-cell>
              <table:table-cell office:value-type="float" office:value="1.6953264618861">
                <text:p>1.6953264618861</text:p>
              </table:table-cell>
              <table:table-cell office:value-type="float" office:value="0.892289126945469">
                <text:p>0.892289126945469</text:p>
              </table:table-cell>
              <table:table-cell office:value-type="float" office:value="1.98409130746219">
                <text:p>1.984091307462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9889">
                <text:p>339889</text:p>
              </table:table-cell>
              <table:table-cell office:value-type="float" office:value="1.68716070644131">
                <text:p>1.68716070644131</text:p>
              </table:table-cell>
              <table:table-cell office:value-type="float" office:value="0.898839777108748">
                <text:p>0.898839777108748</text:p>
              </table:table-cell>
              <table:table-cell office:value-type="float" office:value="1.93130390712209">
                <text:p>1.931303907122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9424">
                <text:p>399424</text:p>
              </table:table-cell>
              <table:table-cell office:value-type="float" office:value="1.71647349398323">
                <text:p>1.71647349398323</text:p>
              </table:table-cell>
              <table:table-cell office:value-type="float" office:value="0.913774632939788">
                <text:p>0.913774632939788</text:p>
              </table:table-cell>
              <table:table-cell office:value-type="float" office:value="1.92910976141086">
                <text:p>1.929109761410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6489">
                <text:p>466489</text:p>
              </table:table-cell>
              <table:table-cell office:value-type="float" office:value="1.71688478249251">
                <text:p>1.71688478249251</text:p>
              </table:table-cell>
              <table:table-cell office:value-type="float" office:value="0.8897483696996">
                <text:p>0.8897483696996</text:p>
              </table:table-cell>
              <table:table-cell office:value-type="float" office:value="2.37788767187846">
                <text:p>2.377887671878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1696">
                <text:p>541696</text:p>
              </table:table-cell>
              <table:table-cell office:value-type="float" office:value="1.75821651491034">
                <text:p>1.75821651491034</text:p>
              </table:table-cell>
              <table:table-cell office:value-type="float" office:value="0.885443633433737">
                <text:p>0.885443633433737</text:p>
              </table:table-cell>
              <table:table-cell office:value-type="float" office:value="3.15056253876713">
                <text:p>3.150562538767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5681">
                <text:p>625681</text:p>
              </table:table-cell>
              <table:table-cell office:value-type="float" office:value="1.69788919813452">
                <text:p>1.69788919813452</text:p>
              </table:table-cell>
              <table:table-cell office:value-type="float" office:value="0.885337257131456">
                <text:p>0.885337257131456</text:p>
              </table:table-cell>
              <table:table-cell office:value-type="float" office:value="1.84523092311184">
                <text:p>1.845230923111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19104">
                <text:p>719104</text:p>
              </table:table-cell>
              <table:table-cell office:value-type="float" office:value="1.75889906902489">
                <text:p>1.75889906902489</text:p>
              </table:table-cell>
              <table:table-cell office:value-type="float" office:value="0.884772728966278">
                <text:p>0.884772728966278</text:p>
              </table:table-cell>
              <table:table-cell office:value-type="float" office:value="2.38531745821425">
                <text:p>2.385317458214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22649">
                <text:p>822649</text:p>
              </table:table-cell>
              <table:table-cell office:value-type="float" office:value="1.69901740892726">
                <text:p>1.69901740892726</text:p>
              </table:table-cell>
              <table:table-cell office:value-type="float" office:value="0.897656760786422">
                <text:p>0.897656760786422</text:p>
              </table:table-cell>
              <table:table-cell office:value-type="float" office:value="1.82565751841099">
                <text:p>1.825657518410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7024">
                <text:p>937024</text:p>
              </table:table-cell>
              <table:table-cell office:value-type="float" office:value="1.7180904055978">
                <text:p>1.7180904055978</text:p>
              </table:table-cell>
              <table:table-cell office:value-type="float" office:value="0.883341557600896">
                <text:p>0.883341557600896</text:p>
              </table:table-cell>
              <table:table-cell office:value-type="float" office:value="1.8422370202395">
                <text:p>1.84223702023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62961">
                <text:p>1062961</text:p>
              </table:table-cell>
              <table:table-cell office:value-type="float" office:value="1.77396809305057">
                <text:p>1.77396809305057</text:p>
              </table:table-cell>
              <table:table-cell office:value-type="float" office:value="0.887546622311483">
                <text:p>0.887546622311483</text:p>
              </table:table-cell>
              <table:table-cell office:value-type="float" office:value="1.84205727734772">
                <text:p>1.842057277347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01216">
                <text:p>1201216</text:p>
              </table:table-cell>
              <table:table-cell office:value-type="float" office:value="1.93442114150362">
                <text:p>1.93442114150362</text:p>
              </table:table-cell>
              <table:table-cell office:value-type="float" office:value="0.895167419520968">
                <text:p>0.895167419520968</text:p>
              </table:table-cell>
              <table:table-cell office:value-type="float" office:value="1.8716793442499">
                <text:p>1.87167934424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52569">
                <text:p>1352569</text:p>
              </table:table-cell>
              <table:table-cell office:value-type="float" office:value="1.88591920928646">
                <text:p>1.88591920928646</text:p>
              </table:table-cell>
              <table:table-cell office:value-type="float" office:value="0.926974226003745">
                <text:p>0.926974226003745</text:p>
              </table:table-cell>
              <table:table-cell office:value-type="float" office:value="2.01006811249775">
                <text:p>2.010068112497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17824">
                <text:p>1517824</text:p>
              </table:table-cell>
              <table:table-cell office:value-type="float" office:value="2.0009557513504">
                <text:p>2.0009557513504</text:p>
              </table:table-cell>
              <table:table-cell office:value-type="float" office:value="0.99877811877441">
                <text:p>0.99877811877441</text:p>
              </table:table-cell>
              <table:table-cell office:value-type="float" office:value="3.26550856751114">
                <text:p>3.2655085675111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MacOSX_X86_64 LibreOffice_project/dd47e4b30cb7dab30588d6c79c651f218165e3c5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